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11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24h_confirm</text:p>
          </table:table-cell>
          <table:table-cell table:style-name="ce1" office:value-type="string" calcext:value-type="string">
            <text:p>24h_recup</text:p>
          </table:table-cell>
          <table:table-cell table:style-name="ce1" office:value-type="string" calcext:value-type="string">
            <text:p>total_confir</text:p>
          </table:table-cell>
          <table:table-cell table:style-name="ce1" office:value-type="string" calcext:value-type="string">
            <text:p>Recovered Population</text:p>
          </table:table-cell>
          <table:table-cell table:style-name="ce1" office:value-type="string" calcext:value-type="string">
            <text:p>Accumulative Deaths</text:p>
          </table:table-cell>
          <table:table-cell table:style-name="ce1" office:value-type="string" calcext:value-type="string">
            <text:p>24h_obito</text:p>
          </table:table-cell>
          <table:table-cell table:style-name="ce1" office:value-type="string" calcext:value-type="string">
            <text:p>24h_obito_media7d</text:p>
          </table:table-cell>
          <table:table-cell table:style-name="ce1" office:value-type="string" calcext:value-type="string">
            <text:p>24h_confirm_media7d</text:p>
          </table:table-cell>
          <table:table-cell table:style-name="ce1" office:value-type="string" calcext:value-type="string">
            <text:p>Hospitalized Population</text:p>
          </table:table-cell>
          <table:table-cell table:style-name="ce1" office:value-type="string" calcext:value-type="string">
            <text:p>Uti</text:p>
          </table:table-cell>
          <table:table-cell table:style-name="ce1" office:value-type="string" calcext:value-type="string">
            <text:p>24h_obitos_novo</text:p>
          </table:table-cell>
          <table:table-cell table:style-name="ce1" office:value-type="string" calcext:value-type="string">
            <text:p>total_obitos_novo</text:p>
          </table:table-cell>
          <table:table-cell table:style-name="ce1" office:value-type="string" calcext:value-type="string">
            <text:p>int_extra1</text:p>
          </table:table-cell>
          <table:table-cell table:style-name="ce1" office:value-type="string" calcext:value-type="string">
            <text:p>int_extra2</text:p>
          </table:table-cell>
          <table:table-cell table:style-name="ce1" office:value-type="string" calcext:value-type="string">
            <text:p>int_extra3</text:p>
          </table:table-cell>
          <table:table-cell table:style-name="ce1" office:value-type="string" calcext:value-type="string">
            <text:p>int_extra4</text:p>
          </table:table-cell>
          <table:table-cell table:style-name="ce11" office:value-type="string" calcext:value-type="string">
            <text:p>Measured Current Infected</text:p>
          </table:table-cell>
          <table:table-cell table:style-name="ce11" office:value-type="string" calcext:value-type="string">
            <text:p>Measured Unhospitalized Infected</text:p>
          </table:table-cell>
          <table:table-cell table:style-name="ce13" office:value-type="string" calcext:value-type="string">
            <text:p>Hospitalization Likelihood</text:p>
          </table:table-cell>
          <table:table-cell table:style-name="ce13" office:value-type="string" calcext:value-type="string">
            <text:p>Death likelihood</text:p>
          </table:table-cell>
          <table:table-cell table:style-name="ce13" office:value-type="string" calcext:value-type="string">
            <text:p>Susceptible Population</text:p>
          </table:table-cell>
          <table:table-cell table:style-name="ce13" office:value-type="string" calcext:value-type="string">
            <text:p>True Unhospitalized Infected</text:p>
          </table:table-cell>
          <table:table-cell table:style-name="ce13" office:value-type="string" calcext:value-type="string">
            <text:p>True Current Infected</text:p>
          </table:table-cell>
          <table:table-cell table:style-name="ce13" office:value-type="string" calcext:value-type="string">
            <text:p>True Infection Rate</text:p>
          </table:table-cell>
          <table:table-cell table:style-name="ce13" office:value-type="string" calcext:value-type="string">
            <text:p>Measured Infection Rate</text:p>
          </table:table-cell>
          <table:table-cell table:style-name="ce13" office:value-type="string" calcext:value-type="string">
            <text:p>Hospitalization Rate</text:p>
          </table:table-cell>
          <table:table-cell table:style-name="ce16" office:value-type="string" calcext:value-type="string">
            <text:p>Rain</text:p>
          </table:table-cell>
          <table:table-cell table:style-name="ce16" office:value-type="string" calcext:value-type="string">
            <text:p>Pressure</text:p>
          </table:table-cell>
          <table:table-cell table:style-name="ce16" office:value-type="string" calcext:value-type="string">
            <text:p>Solar Radiation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Relative Humidity</text:p>
          </table:table-cell>
          <table:table-cell table:style-name="ce16" office:value-type="string" calcext:value-type="string">
            <text:p>Wind Direction</text:p>
          </table:table-cell>
          <table:table-cell table:style-name="ce16" office:value-type="string" calcext:value-type="string">
            <text:p>Wind Speed</text:p>
          </table:table-cell>
          <table:table-cell table:style-name="ce16" office:value-type="string" calcext:value-type="string">
            <text:p>SO2</text:p>
          </table:table-cell>
          <table:table-cell table:style-name="ce16" office:value-type="string" calcext:value-type="string">
            <text:p>NO2</text:p>
          </table:table-cell>
          <table:table-cell table:style-name="ce16" office:value-type="string" calcext:value-type="string">
            <text:p>HCNM</text:p>
          </table:table-cell>
          <table:table-cell table:style-name="ce16" office:value-type="string" calcext:value-type="string">
            <text:p>HCT</text:p>
          </table:table-cell>
          <table:table-cell table:style-name="ce16" office:value-type="string" calcext:value-type="string">
            <text:p>CH4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x</text:p>
          </table:table-cell>
          <table:table-cell table:style-name="ce16" office:value-type="string" calcext:value-type="string">
            <text:p>O3</text:p>
          </table:table-cell>
          <table:table-cell table:style-name="ce16" office:value-type="string" calcext:value-type="string">
            <text:p>PM10</text:p>
          </table:table-cell>
          <table:table-cell table:style-name="ce16" office:value-type="string" calcext:value-type="string">
            <text:p>PM2.5</text:p>
          </table:table-cell>
          <table:table-cell table:style-name="ce16" office:value-type="string" calcext:value-type="string">
            <text:p>Rio de Janeiro Unemployment Rate</text:p>
          </table:table-cell>
          <table:table-cell table:style-name="ce16" office:value-type="string" calcext:value-type="string">
            <text:p>Brazil Workforce</text:p>
          </table:table-cell>
          <table:table-cell table:style-name="ce16" office:value-type="string" calcext:value-type="string">
            <text:p>Brazil Employed</text:p>
          </table:table-cell>
          <table:table-cell table:style-name="ce16" office:value-type="string" calcext:value-type="string">
            <text:p>Brazil Employment Rate</text:p>
          </table:table-cell>
          <table:table-cell table:style-name="ce16" office:value-type="string" calcext:value-type="string">
            <text:p>Rio de JaneiroEmployment Rate</text:p>
          </table:table-cell>
          <table:table-cell table:style-name="ce16" office:value-type="string" calcext:value-type="string">
            <text:p>Closure Policy</text:p>
          </table:table-cell>
          <table:table-cell table:style-name="ce16" office:value-type="string" calcext:value-type="string">
            <text:p>Brazil Unemployment Rate</text:p>
          </table:table-cell>
          <table:table-cell table:style-name="ce13" office:value-type="string" calcext:value-type="string">
            <text:p>Ventilators</text:p>
          </table:table-cell>
          <table:table-cell table:style-name="ce13" office:value-type="string" calcext:value-type="string">
            <text:p>Closure Policy Num</text:p>
          </table:table-cell>
          <table:table-cell table:style-name="ce16" office:value-type="string" calcext:value-type="string">
            <text:p>retail_and_recreation_mob</text:p>
          </table:table-cell>
          <table:table-cell table:style-name="ce16" office:value-type="string" calcext:value-type="string">
            <text:p>grocery_and_pharmacy_mob</text:p>
          </table:table-cell>
          <table:table-cell table:style-name="ce16" office:value-type="string" calcext:value-type="string">
            <text:p>parks_percent_mob</text:p>
          </table:table-cell>
          <table:table-cell table:style-name="ce16" office:value-type="string" calcext:value-type="string">
            <text:p>transit_stations_mob</text:p>
          </table:table-cell>
          <table:table-cell table:style-name="ce16" office:value-type="string" calcext:value-type="string">
            <text:p>workplaces_mob</text:p>
          </table:table-cell>
          <table:table-cell table:style-name="ce16" office:value-type="string" calcext:value-type="string">
            <text:p>residential_mob</text:p>
          </table:table-cell>
          <table:table-cell table:style-name="ce14" table:number-columns-repeated="963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Confirmado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2]" office:value-type="float" office:value="13" calcext:value-type="float">
            <text:p>13</text:p>
          </table:table-cell>
          <table:table-cell/>
          <table:table-cell table:formula="of:=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[.E2]-[.F2]-[.G2]" office:value-type="float" office:value="12" calcext:value-type="float">
            <text:p>12</text:p>
          </table:table-cell>
          <table:table-cell table:formula="of:=MAX([.S2]-[.K2];0)" office:value-type="float" office:value="12" calcext:value-type="float">
            <text:p>12</text:p>
          </table:table-cell>
          <table:table-cell table:number-columns-repeated="2"/>
          <table:table-cell table:formula="of:=6718903-[.Y2]-[.F2]-[.G2]" office:value-type="float" office:value="6718223.15159864" calcext:value-type="float">
            <text:p>6718223.15159864</text:p>
          </table:table-cell>
          <table:table-cell table:formula="of:=NORMINV(RAND();MAX([.T9];1);MAX(0.25*[.T9];1))" office:value-type="float" office:value="678.848401358399" calcext:value-type="float">
            <text:p>678.848401358399</text:p>
          </table:table-cell>
          <table:table-cell table:formula="of:=[.X2]+[.K2]" office:value-type="float" office:value="678.848401358399" calcext:value-type="float">
            <text:p>678.848401358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29743055556" calcext:value-type="float">
            <text:p>1014.29743055556</text:p>
          </table:table-cell>
          <table:table-cell office:value-type="float" office:value="170.978333333333" calcext:value-type="float">
            <text:p>170.978333333333</text:p>
          </table:table-cell>
          <table:table-cell office:value-type="float" office:value="25.54375" calcext:value-type="float">
            <text:p>25.54375</text:p>
          </table:table-cell>
          <table:table-cell office:value-type="float" office:value="73.0727083333334" calcext:value-type="float">
            <text:p>73.0727083333334</text:p>
          </table:table-cell>
          <table:table-cell office:value-type="float" office:value="196.80875" calcext:value-type="float">
            <text:p>196.80875</text:p>
          </table:table-cell>
          <table:table-cell office:value-type="float" office:value="5.23583333333333" calcext:value-type="float">
            <text:p>5.23583333333333</text:p>
          </table:table-cell>
          <table:table-cell office:value-type="float" office:value="2.76" calcext:value-type="float">
            <text:p>2.76</text:p>
          </table:table-cell>
          <table:table-cell office:value-type="float" office:value="20.5429166666667" calcext:value-type="float">
            <text:p>20.5429166666667</text:p>
          </table:table-cell>
          <table:table-cell office:value-type="float" office:value="0.105625" calcext:value-type="float">
            <text:p>0.105625</text:p>
          </table:table-cell>
          <table:table-cell office:value-type="float" office:value="2.12666666666667" calcext:value-type="float">
            <text:p>2.12666666666667</text:p>
          </table:table-cell>
          <table:table-cell office:value-type="float" office:value="2.02333333333333" calcext:value-type="float">
            <text:p>2.02333333333333</text:p>
          </table:table-cell>
          <table:table-cell office:value-type="float" office:value="0.180666666666667" calcext:value-type="float">
            <text:p>0.180666666666667</text:p>
          </table:table-cell>
          <table:table-cell office:value-type="float" office:value="19.62625" calcext:value-type="float">
            <text:p>19.62625</text:p>
          </table:table-cell>
          <table:table-cell office:value-type="float" office:value="40.1702083333333" calcext:value-type="float">
            <text:p>40.1702083333333</text:p>
          </table:table-cell>
          <table:table-cell office:value-type="float" office:value="28.2534730538922" calcext:value-type="float">
            <text:p>28.2534730538922</text:p>
          </table:table-cell>
          <table:table-cell office:value-type="float" office:value="38.13625" calcext:value-type="float">
            <text:p>38.13625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Confirmad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C3]+[.E2]" office:value-type="float" office:value="42" calcext:value-type="float">
            <text:p>42</text:p>
          </table:table-cell>
          <table:table-cell/>
          <table:table-cell table:formula="of:=[.G2]+[.H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[.E3]-[.F3]-[.G3]" office:value-type="float" office:value="40" calcext:value-type="float">
            <text:p>40</text:p>
          </table:table-cell>
          <table:table-cell table:formula="of:=MAX([.S3]-[.K3];0)" office:value-type="float" office:value="40" calcext:value-type="float">
            <text:p>40</text:p>
          </table:table-cell>
          <table:table-cell table:number-columns-repeated="2"/>
          <table:table-cell table:formula="of:=6718903-[.Y3]-[.F3]-[.G3]" office:value-type="float" office:value="6718370.48261289" calcext:value-type="float">
            <text:p>6718370.48261289</text:p>
          </table:table-cell>
          <table:table-cell table:formula="of:=NORMINV(RAND();MAX([.T10];1);MAX(0.25*[.T10];1))" office:value-type="float" office:value="530.517387108977" calcext:value-type="float">
            <text:p>530.517387108977</text:p>
          </table:table-cell>
          <table:table-cell table:formula="of:=[.X3]+[.K3]" office:value-type="float" office:value="530.517387108977" calcext:value-type="float">
            <text:p>530.517387108977</text:p>
          </table:table-cell>
          <table:table-cell table:formula="of:=[.X3]-[.X2]" office:value-type="float" office:value="-148.331014249422" calcext:value-type="float">
            <text:p>-148.331014249422</text:p>
          </table:table-cell>
          <table:table-cell table:formula="of:=[.S3]-[.S2]" office:value-type="float" office:value="28" calcext:value-type="float">
            <text:p>28</text:p>
          </table:table-cell>
          <table:table-cell table:formula="of:=[.K3]-[.K2]" office:value-type="float" office:value="0" calcext:value-type="float">
            <text:p>0</text:p>
          </table:table-cell>
          <table:table-cell office:value-type="float" office:value="0.001666666666667" calcext:value-type="float">
            <text:p>0.001666666666667</text:p>
          </table:table-cell>
          <table:table-cell office:value-type="float" office:value="1014.495" calcext:value-type="float">
            <text:p>1014.495</text:p>
          </table:table-cell>
          <table:table-cell office:value-type="float" office:value="201.2425" calcext:value-type="float">
            <text:p>201.2425</text:p>
          </table:table-cell>
          <table:table-cell office:value-type="float" office:value="26.49875" calcext:value-type="float">
            <text:p>26.49875</text:p>
          </table:table-cell>
          <table:table-cell office:value-type="float" office:value="74.4013194444445" calcext:value-type="float">
            <text:p>74.4013194444445</text:p>
          </table:table-cell>
          <table:table-cell office:value-type="float" office:value="167.392118644068" calcext:value-type="float">
            <text:p>167.392118644068</text:p>
          </table:table-cell>
          <table:table-cell office:value-type="float" office:value="5.31991525423729" calcext:value-type="float">
            <text:p>5.31991525423729</text:p>
          </table:table-cell>
          <table:table-cell office:value-type="float" office:value="2.84574468085106" calcext:value-type="float">
            <text:p>2.84574468085106</text:p>
          </table:table-cell>
          <table:table-cell office:value-type="float" office:value="17.1370833333333" calcext:value-type="float">
            <text:p>17.1370833333333</text:p>
          </table:table-cell>
          <table:table-cell office:value-type="float" office:value="0.071875" calcext:value-type="float">
            <text:p>0.071875</text:p>
          </table:table-cell>
          <table:table-cell office:value-type="float" office:value="2.02770833333333" calcext:value-type="float">
            <text:p>2.02770833333333</text:p>
          </table:table-cell>
          <table:table-cell office:value-type="float" office:value="1.955" calcext:value-type="float">
            <text:p>1.955</text:p>
          </table:table-cell>
          <table:table-cell office:value-type="float" office:value="0.174083333333333" calcext:value-type="float">
            <text:p>0.174083333333333</text:p>
          </table:table-cell>
          <table:table-cell office:value-type="float" office:value="7.35291666666667" calcext:value-type="float">
            <text:p>7.35291666666667</text:p>
          </table:table-cell>
          <table:table-cell office:value-type="float" office:value="24.49125" calcext:value-type="float">
            <text:p>24.49125</text:p>
          </table:table-cell>
          <table:table-cell office:value-type="float" office:value="32.0213095238095" calcext:value-type="float">
            <text:p>32.0213095238095</text:p>
          </table:table-cell>
          <table:table-cell office:value-type="float" office:value="27.3614583333333" calcext:value-type="float">
            <text:p>27.361458333333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Confirmado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C4]+[.E3]" office:value-type="float" office:value="135" calcext:value-type="float">
            <text:p>135</text:p>
          </table:table-cell>
          <table:table-cell/>
          <table:table-cell table:formula="of:=[.G3]+[.H4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3"/>
          <table:table-cell table:formula="of:=[.E4]-[.F4]-[.G4]" office:value-type="float" office:value="128" calcext:value-type="float">
            <text:p>128</text:p>
          </table:table-cell>
          <table:table-cell table:formula="of:=MAX([.S4]-[.K4];0)" office:value-type="float" office:value="128" calcext:value-type="float">
            <text:p>128</text:p>
          </table:table-cell>
          <table:table-cell table:number-columns-repeated="2"/>
          <table:table-cell table:formula="of:=6718903-[.Y4]-[.F4]-[.G4]" office:value-type="float" office:value="6717756.02630265" calcext:value-type="float">
            <text:p>6717756.02630265</text:p>
          </table:table-cell>
          <table:table-cell table:formula="of:=NORMINV(RAND();MAX([.T11];1);MAX(0.25*[.T11];1))" office:value-type="float" office:value="1139.97369734639" calcext:value-type="float">
            <text:p>1139.97369734639</text:p>
          </table:table-cell>
          <table:table-cell table:formula="of:=[.X4]+[.K4]" office:value-type="float" office:value="1139.97369734639" calcext:value-type="float">
            <text:p>1139.97369734639</text:p>
          </table:table-cell>
          <table:table-cell table:formula="of:=[.X4]-[.X3]" office:value-type="float" office:value="609.456310237412" calcext:value-type="float">
            <text:p>609.456310237412</text:p>
          </table:table-cell>
          <table:table-cell table:formula="of:=[.S4]-[.S3]" office:value-type="float" office:value="88" calcext:value-type="float">
            <text:p>88</text:p>
          </table:table-cell>
          <table:table-cell table:formula="of:=[.K4]-[.K3]" office:value-type="float" office:value="0" calcext:value-type="float">
            <text:p>0</text:p>
          </table:table-cell>
          <table:table-cell office:value-type="float" office:value="0.036974789915966" calcext:value-type="float">
            <text:p>0.036974789915966</text:p>
          </table:table-cell>
          <table:table-cell office:value-type="float" office:value="1015.97713286713" calcext:value-type="float">
            <text:p>1015.97713286713</text:p>
          </table:table-cell>
          <table:table-cell office:value-type="float" office:value="167.210504201681" calcext:value-type="float">
            <text:p>167.210504201681</text:p>
          </table:table-cell>
          <table:table-cell office:value-type="float" office:value="27.3810179640719" calcext:value-type="float">
            <text:p>27.3810179640719</text:p>
          </table:table-cell>
          <table:table-cell office:value-type="float" office:value="73.292937062937" calcext:value-type="float">
            <text:p>73.292937062937</text:p>
          </table:table-cell>
          <table:table-cell office:value-type="float" office:value="183.967899159664" calcext:value-type="float">
            <text:p>183.967899159664</text:p>
          </table:table-cell>
          <table:table-cell office:value-type="float" office:value="5.18403361344538" calcext:value-type="float">
            <text:p>5.18403361344538</text:p>
          </table:table-cell>
          <table:table-cell office:value-type="float" office:value="2.8089156626506" calcext:value-type="float">
            <text:p>2.8089156626506</text:p>
          </table:table-cell>
          <table:table-cell office:value-type="float" office:value="23.7345833333333" calcext:value-type="float">
            <text:p>23.7345833333333</text:p>
          </table:table-cell>
          <table:table-cell office:value-type="float" office:value="0.073333333333333" calcext:value-type="float">
            <text:p>0.073333333333333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215982905982906" calcext:value-type="float">
            <text:p>0.215982905982906</text:p>
          </table:table-cell>
          <table:table-cell office:value-type="float" office:value="10.8635416666667" calcext:value-type="float">
            <text:p>10.8635416666667</text:p>
          </table:table-cell>
          <table:table-cell office:value-type="float" office:value="34.5945833333333" calcext:value-type="float">
            <text:p>34.5945833333333</text:p>
          </table:table-cell>
          <table:table-cell office:value-type="float" office:value="32.6703246753247" calcext:value-type="float">
            <text:p>32.6703246753247</text:p>
          </table:table-cell>
          <table:table-cell office:value-type="float" office:value="25.2855944055944" calcext:value-type="float">
            <text:p>25.2855944055944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Confirmado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C5]+[.E4]" office:value-type="float" office:value="184" calcext:value-type="float">
            <text:p>184</text:p>
          </table:table-cell>
          <table:table-cell/>
          <table:table-cell table:formula="of:=[.G4]+[.H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  <table:table-cell table:formula="of:=[.E5]-[.F5]-[.G5]" office:value-type="float" office:value="175" calcext:value-type="float">
            <text:p>175</text:p>
          </table:table-cell>
          <table:table-cell table:formula="of:=MAX([.S5]-[.K5];0)" office:value-type="float" office:value="175" calcext:value-type="float">
            <text:p>175</text:p>
          </table:table-cell>
          <table:table-cell table:number-columns-repeated="2"/>
          <table:table-cell table:formula="of:=6718903-[.Y5]-[.F5]-[.G5]" office:value-type="float" office:value="6717831.49492898" calcext:value-type="float">
            <text:p>6717831.49492898</text:p>
          </table:table-cell>
          <table:table-cell table:formula="of:=NORMINV(RAND();MAX([.T12];1);MAX(0.25*[.T12];1))" office:value-type="float" office:value="1062.50507102323" calcext:value-type="float">
            <text:p>1062.50507102323</text:p>
          </table:table-cell>
          <table:table-cell table:formula="of:=[.X5]+[.K5]" office:value-type="float" office:value="1062.50507102323" calcext:value-type="float">
            <text:p>1062.50507102323</text:p>
          </table:table-cell>
          <table:table-cell table:formula="of:=[.X5]-[.X4]" office:value-type="float" office:value="-77.4686263231629" calcext:value-type="float">
            <text:p>-77.4686263231629</text:p>
          </table:table-cell>
          <table:table-cell table:formula="of:=[.S5]-[.S4]" office:value-type="float" office:value="47" calcext:value-type="float">
            <text:p>47</text:p>
          </table:table-cell>
          <table:table-cell table:formula="of:=[.K5]-[.K4]" office:value-type="float" office:value="0" calcext:value-type="float">
            <text:p>0</text:p>
          </table:table-cell>
          <table:table-cell office:value-type="float" office:value="0.004237288135593" calcext:value-type="float">
            <text:p>0.004237288135593</text:p>
          </table:table-cell>
          <table:table-cell office:value-type="float" office:value="1015.83676056338" calcext:value-type="float">
            <text:p>1015.83676056338</text:p>
          </table:table-cell>
          <table:table-cell office:value-type="float" office:value="185.379333333333" calcext:value-type="float">
            <text:p>185.379333333333</text:p>
          </table:table-cell>
          <table:table-cell office:value-type="float" office:value="27.530843373494" calcext:value-type="float">
            <text:p>27.530843373494</text:p>
          </table:table-cell>
          <table:table-cell office:value-type="float" office:value="73.3948611111111" calcext:value-type="float">
            <text:p>73.3948611111111</text:p>
          </table:table-cell>
          <table:table-cell office:value-type="float" office:value="173.451694915254" calcext:value-type="float">
            <text:p>173.451694915254</text:p>
          </table:table-cell>
          <table:table-cell office:value-type="float" office:value="4.94576271186441" calcext:value-type="float">
            <text:p>4.94576271186441</text:p>
          </table:table-cell>
          <table:table-cell office:value-type="float" office:value="4.92684782608696" calcext:value-type="float">
            <text:p>4.92684782608696</text:p>
          </table:table-cell>
          <table:table-cell office:value-type="float" office:value="23.4485416666667" calcext:value-type="float">
            <text:p>23.4485416666667</text:p>
          </table:table-cell>
          <table:table-cell office:value-type="float" office:value="0.069375" calcext:value-type="float">
            <text:p>0.069375</text:p>
          </table:table-cell>
          <table:table-cell office:value-type="float" office:value="2.03645833333333" calcext:value-type="float">
            <text:p>2.03645833333333</text:p>
          </table:table-cell>
          <table:table-cell office:value-type="float" office:value="1.96708333333333" calcext:value-type="float">
            <text:p>1.96708333333333</text:p>
          </table:table-cell>
          <table:table-cell office:value-type="float" office:value="0.228333333333333" calcext:value-type="float">
            <text:p>0.228333333333333</text:p>
          </table:table-cell>
          <table:table-cell office:value-type="float" office:value="13.2070833333333" calcext:value-type="float">
            <text:p>13.2070833333333</text:p>
          </table:table-cell>
          <table:table-cell office:value-type="float" office:value="36.6570833333333" calcext:value-type="float">
            <text:p>36.6570833333333</text:p>
          </table:table-cell>
          <table:table-cell office:value-type="float" office:value="30.9894630872483" calcext:value-type="float">
            <text:p>30.9894630872483</text:p>
          </table:table-cell>
          <table:table-cell office:value-type="float" office:value="31.7879432624113" calcext:value-type="float">
            <text:p>31.7879432624113</text:p>
          </table:table-cell>
          <table:table-cell office:value-type="float" office:value="15.625" calcext:value-type="float">
            <text:p>15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Confirmado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C6]+[.E5]" office:value-type="float" office:value="242" calcext:value-type="float">
            <text:p>242</text:p>
          </table:table-cell>
          <table:table-cell/>
          <table:table-cell table:formula="of:=[.G5]+[.H6]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/>
          <table:table-cell table:formula="of:=[.E6]-[.F6]-[.G6]" office:value-type="float" office:value="227" calcext:value-type="float">
            <text:p>227</text:p>
          </table:table-cell>
          <table:table-cell table:formula="of:=MAX([.S6]-[.K6];0)" office:value-type="float" office:value="227" calcext:value-type="float">
            <text:p>227</text:p>
          </table:table-cell>
          <table:table-cell table:number-columns-repeated="2"/>
          <table:table-cell table:formula="of:=6718903-[.Y6]-[.F6]-[.G6]" office:value-type="float" office:value="6717394.86800564" calcext:value-type="float">
            <text:p>6717394.86800564</text:p>
          </table:table-cell>
          <table:table-cell table:formula="of:=NORMINV(RAND();MAX([.T13];1);MAX(0.25*[.T13];1))" office:value-type="float" office:value="1493.13199436182" calcext:value-type="float">
            <text:p>1493.13199436182</text:p>
          </table:table-cell>
          <table:table-cell table:formula="of:=[.X6]+[.K6]" office:value-type="float" office:value="1493.13199436182" calcext:value-type="float">
            <text:p>1493.13199436182</text:p>
          </table:table-cell>
          <table:table-cell table:formula="of:=[.X6]-[.X5]" office:value-type="float" office:value="430.626923338589" calcext:value-type="float">
            <text:p>430.626923338589</text:p>
          </table:table-cell>
          <table:table-cell table:formula="of:=[.S6]-[.S5]" office:value-type="float" office:value="52" calcext:value-type="float">
            <text:p>52</text:p>
          </table:table-cell>
          <table:table-cell table:formula="of:=[.K6]-[.K5]" office:value-type="float" office:value="0" calcext:value-type="float">
            <text:p>0</text:p>
          </table:table-cell>
          <table:table-cell office:value-type="float" office:value="0.036666666666667" calcext:value-type="float">
            <text:p>0.036666666666667</text:p>
          </table:table-cell>
          <table:table-cell office:value-type="float" office:value="1015.18513888889" calcext:value-type="float">
            <text:p>1015.18513888889</text:p>
          </table:table-cell>
          <table:table-cell office:value-type="float" office:value="189.9985" calcext:value-type="float">
            <text:p>189.9985</text:p>
          </table:table-cell>
          <table:table-cell office:value-type="float" office:value="27.2922023809524" calcext:value-type="float">
            <text:p>27.2922023809524</text:p>
          </table:table-cell>
          <table:table-cell office:value-type="float" office:value="68.3490277777778" calcext:value-type="float">
            <text:p>68.3490277777778</text:p>
          </table:table-cell>
          <table:table-cell office:value-type="float" office:value="163.080438596491" calcext:value-type="float">
            <text:p>163.080438596491</text:p>
          </table:table-cell>
          <table:table-cell office:value-type="float" office:value="4.97754385964912" calcext:value-type="float">
            <text:p>4.97754385964912</text:p>
          </table:table-cell>
          <table:table-cell office:value-type="float" office:value="3.23021276595745" calcext:value-type="float">
            <text:p>3.23021276595745</text:p>
          </table:table-cell>
          <table:table-cell office:value-type="float" office:value="18.433125" calcext:value-type="float">
            <text:p>18.433125</text:p>
          </table:table-cell>
          <table:table-cell office:value-type="float" office:value="0.061454545454546" calcext:value-type="float">
            <text:p>0.061454545454546</text:p>
          </table:table-cell>
          <table:table-cell office:value-type="float" office:value="1.98109090909091" calcext:value-type="float">
            <text:p>1.98109090909091</text:p>
          </table:table-cell>
          <table:table-cell office:value-type="float" office:value="1.91927272727273" calcext:value-type="float">
            <text:p>1.91927272727273</text:p>
          </table:table-cell>
          <table:table-cell office:value-type="float" office:value="0.209661016949153" calcext:value-type="float">
            <text:p>0.209661016949153</text:p>
          </table:table-cell>
          <table:table-cell office:value-type="float" office:value="8.32041666666667" calcext:value-type="float">
            <text:p>8.32041666666667</text:p>
          </table:table-cell>
          <table:table-cell office:value-type="float" office:value="26.75375" calcext:value-type="float">
            <text:p>26.75375</text:p>
          </table:table-cell>
          <table:table-cell office:value-type="float" office:value="27.1615243902439" calcext:value-type="float">
            <text:p>27.1615243902439</text:p>
          </table:table-cell>
          <table:table-cell office:value-type="float" office:value="30.2256028368794" calcext:value-type="float">
            <text:p>30.2256028368794</text:p>
          </table:table-cell>
          <table:table-cell office:value-type="float" office:value="13.9166666666667" calcext:value-type="float">
            <text:p>13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Confirmado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C7]+[.E6]" office:value-type="float" office:value="327" calcext:value-type="float">
            <text:p>327</text:p>
          </table:table-cell>
          <table:table-cell/>
          <table:table-cell table:formula="of:=[.G6]+[.H7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3"/>
          <table:table-cell table:formula="of:=[.E7]-[.F7]-[.G7]" office:value-type="float" office:value="305" calcext:value-type="float">
            <text:p>305</text:p>
          </table:table-cell>
          <table:table-cell table:formula="of:=MAX([.S7]-[.K7];0)" office:value-type="float" office:value="305" calcext:value-type="float">
            <text:p>305</text:p>
          </table:table-cell>
          <table:table-cell table:number-columns-repeated="2"/>
          <table:table-cell table:formula="of:=6718903-[.Y7]-[.F7]-[.G7]" office:value-type="float" office:value="6717287.88422843" calcext:value-type="float">
            <text:p>6717287.88422843</text:p>
          </table:table-cell>
          <table:table-cell table:formula="of:=NORMINV(RAND();MAX([.T14];1);MAX(0.25*[.T14];1))" office:value-type="float" office:value="1593.11577157184" calcext:value-type="float">
            <text:p>1593.11577157184</text:p>
          </table:table-cell>
          <table:table-cell table:formula="of:=[.X7]+[.K7]" office:value-type="float" office:value="1593.11577157184" calcext:value-type="float">
            <text:p>1593.11577157184</text:p>
          </table:table-cell>
          <table:table-cell table:formula="of:=[.X7]-[.X6]" office:value-type="float" office:value="99.9837772100213" calcext:value-type="float">
            <text:p>99.9837772100213</text:p>
          </table:table-cell>
          <table:table-cell table:formula="of:=[.S7]-[.S6]" office:value-type="float" office:value="78" calcext:value-type="float">
            <text:p>78</text:p>
          </table:table-cell>
          <table:table-cell table:formula="of:=[.K7]-[.K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91559440559" calcext:value-type="float">
            <text:p>1015.91559440559</text:p>
          </table:table-cell>
          <table:table-cell office:value-type="float" office:value="192.991008403361" calcext:value-type="float">
            <text:p>192.991008403361</text:p>
          </table:table-cell>
          <table:table-cell office:value-type="float" office:value="27.0162275449102" calcext:value-type="float">
            <text:p>27.0162275449102</text:p>
          </table:table-cell>
          <table:table-cell office:value-type="float" office:value="71.136013986014" calcext:value-type="float">
            <text:p>71.136013986014</text:p>
          </table:table-cell>
          <table:table-cell office:value-type="float" office:value="163.824196428571" calcext:value-type="float">
            <text:p>163.824196428571</text:p>
          </table:table-cell>
          <table:table-cell office:value-type="float" office:value="4.53776785714286" calcext:value-type="float">
            <text:p>4.53776785714286</text:p>
          </table:table-cell>
          <table:table-cell office:value-type="float" office:value="4.69163043478261" calcext:value-type="float">
            <text:p>4.69163043478261</text:p>
          </table:table-cell>
          <table:table-cell office:value-type="float" office:value="20.1245833333333" calcext:value-type="float">
            <text:p>20.1245833333333</text:p>
          </table:table-cell>
          <table:table-cell office:value-type="float" office:value="0.196478873239436" calcext:value-type="float">
            <text:p>0.196478873239436</text:p>
          </table:table-cell>
          <table:table-cell office:value-type="float" office:value="2.24211267605634" calcext:value-type="float">
            <text:p>2.24211267605634</text:p>
          </table:table-cell>
          <table:table-cell office:value-type="float" office:value="2.0456338028169" calcext:value-type="float">
            <text:p>2.0456338028169</text:p>
          </table:table-cell>
          <table:table-cell office:value-type="float" office:value="0.218067226890756" calcext:value-type="float">
            <text:p>0.218067226890756</text:p>
          </table:table-cell>
          <table:table-cell office:value-type="float" office:value="9.50833333333333" calcext:value-type="float">
            <text:p>9.50833333333333</text:p>
          </table:table-cell>
          <table:table-cell office:value-type="float" office:value="29.6304166666666" calcext:value-type="float">
            <text:p>29.6304166666666</text:p>
          </table:table-cell>
          <table:table-cell office:value-type="float" office:value="29.2397005988024" calcext:value-type="float">
            <text:p>29.2397005988024</text:p>
          </table:table-cell>
          <table:table-cell office:value-type="float" office:value="28.7805555555556" calcext:value-type="float">
            <text:p>28.7805555555556</text:p>
          </table:table-cell>
          <table:table-cell office:value-type="float" office:value="12.5833333333333" calcext:value-type="float">
            <text:p>12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Confirmado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C8]+[.E7]" office:value-type="float" office:value="449" calcext:value-type="float">
            <text:p>449</text:p>
          </table:table-cell>
          <table:table-cell/>
          <table:table-cell table:formula="of:=[.G7]+[.H8]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/>
          <table:table-cell table:formula="of:=[.E8]-[.F8]-[.G8]" office:value-type="float" office:value="420" calcext:value-type="float">
            <text:p>420</text:p>
          </table:table-cell>
          <table:table-cell table:formula="of:=MAX([.S8]-[.K8];0)" office:value-type="float" office:value="420" calcext:value-type="float">
            <text:p>420</text:p>
          </table:table-cell>
          <table:table-cell table:number-columns-repeated="2"/>
          <table:table-cell table:formula="of:=6718903-[.Y8]-[.F8]-[.G8]" office:value-type="float" office:value="6717446.75472002" calcext:value-type="float">
            <text:p>6717446.75472002</text:p>
          </table:table-cell>
          <table:table-cell table:formula="of:=NORMINV(RAND();MAX([.T15];1);MAX(0.25*[.T15];1))" office:value-type="float" office:value="1427.24527998194" calcext:value-type="float">
            <text:p>1427.24527998194</text:p>
          </table:table-cell>
          <table:table-cell table:formula="of:=[.X8]+[.K8]" office:value-type="float" office:value="1427.24527998194" calcext:value-type="float">
            <text:p>1427.24527998194</text:p>
          </table:table-cell>
          <table:table-cell table:formula="of:=[.X8]-[.X7]" office:value-type="float" office:value="-165.870491589896" calcext:value-type="float">
            <text:p>-165.870491589896</text:p>
          </table:table-cell>
          <table:table-cell table:formula="of:=[.S8]-[.S7]" office:value-type="float" office:value="115" calcext:value-type="float">
            <text:p>115</text:p>
          </table:table-cell>
          <table:table-cell table:formula="of:=[.K8]-[.K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35619354839" calcext:value-type="float">
            <text:p>1015.35619354839</text:p>
          </table:table-cell>
          <table:table-cell office:value-type="float" office:value="169.932595419847" calcext:value-type="float">
            <text:p>169.932595419847</text:p>
          </table:table-cell>
          <table:table-cell office:value-type="float" office:value="28.4338202247191" calcext:value-type="float">
            <text:p>28.4338202247191</text:p>
          </table:table-cell>
          <table:table-cell office:value-type="float" office:value="74.1274025974026" calcext:value-type="float">
            <text:p>74.1274025974026</text:p>
          </table:table-cell>
          <table:table-cell office:value-type="float" office:value="131.030934579439" calcext:value-type="float">
            <text:p>131.030934579439</text:p>
          </table:table-cell>
          <table:table-cell office:value-type="float" office:value="1.27971962616822" calcext:value-type="float">
            <text:p>1.27971962616822</text:p>
          </table:table-cell>
          <table:table-cell office:value-type="float" office:value="4.63053191489362" calcext:value-type="float">
            <text:p>4.63053191489362</text:p>
          </table:table-cell>
          <table:table-cell office:value-type="float" office:value="23.8643181818182" calcext:value-type="float">
            <text:p>23.8643181818182</text:p>
          </table:table-cell>
          <table:table-cell office:value-type="float" office:value="0.063194444444445" calcext:value-type="float">
            <text:p>0.063194444444445</text:p>
          </table:table-cell>
          <table:table-cell office:value-type="float" office:value="2.04597222222222" calcext:value-type="float">
            <text:p>2.04597222222222</text:p>
          </table:table-cell>
          <table:table-cell office:value-type="float" office:value="1.98277777777778" calcext:value-type="float">
            <text:p>1.98277777777778</text:p>
          </table:table-cell>
          <table:table-cell office:value-type="float" office:value="0.227457627118644" calcext:value-type="float">
            <text:p>0.227457627118644</text:p>
          </table:table-cell>
          <table:table-cell office:value-type="float" office:value="8.61568181818182" calcext:value-type="float">
            <text:p>8.61568181818182</text:p>
          </table:table-cell>
          <table:table-cell office:value-type="float" office:value="32.4806818181818" calcext:value-type="float">
            <text:p>32.4806818181818</text:p>
          </table:table-cell>
          <table:table-cell office:value-type="float" office:value="26.2385185185185" calcext:value-type="float">
            <text:p>26.2385185185185</text:p>
          </table:table-cell>
          <table:table-cell office:value-type="float" office:value="32.3593670886076" calcext:value-type="float">
            <text:p>32.3593670886076</text:p>
          </table:table-cell>
          <table:table-cell office:value-type="float" office:value="15.1739130434783" calcext:value-type="float">
            <text:p>15.173913043478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Confirmado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C9]+[.E8]" office:value-type="float" office:value="670" calcext:value-type="float">
            <text:p>670</text:p>
          </table:table-cell>
          <table:table-cell/>
          <table:table-cell table:formula="of:=[.G8]+[.H9]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3"/>
          <table:table-cell table:formula="of:=[.E9]-[.F9]-[.G9]" office:value-type="float" office:value="632" calcext:value-type="float">
            <text:p>632</text:p>
          </table:table-cell>
          <table:table-cell table:formula="of:=MAX([.S9]-[.K9];0)" office:value-type="float" office:value="632" calcext:value-type="float">
            <text:p>632</text:p>
          </table:table-cell>
          <table:table-cell table:number-columns-repeated="2"/>
          <table:table-cell table:formula="of:=6718903-[.Y9]-[.F9]-[.G9]" office:value-type="float" office:value="6717039.92477769" calcext:value-type="float">
            <text:p>6717039.92477769</text:p>
          </table:table-cell>
          <table:table-cell table:formula="of:=NORMINV(RAND();MAX([.T16];1);MAX(0.25*[.T16];1))" office:value-type="float" office:value="1825.07522231128" calcext:value-type="float">
            <text:p>1825.07522231128</text:p>
          </table:table-cell>
          <table:table-cell table:formula="of:=[.X9]+[.K9]" office:value-type="float" office:value="1825.07522231128" calcext:value-type="float">
            <text:p>1825.07522231128</text:p>
          </table:table-cell>
          <table:table-cell table:formula="of:=[.X9]-[.X8]" office:value-type="float" office:value="397.829942329341" calcext:value-type="float">
            <text:p>397.829942329341</text:p>
          </table:table-cell>
          <table:table-cell table:formula="of:=[.S9]-[.S8]" office:value-type="float" office:value="212" calcext:value-type="float">
            <text:p>212</text:p>
          </table:table-cell>
          <table:table-cell table:formula="of:=[.K9]-[.K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74529761905" calcext:value-type="float">
            <text:p>1015.74529761905</text:p>
          </table:table-cell>
          <table:table-cell office:value-type="float" office:value="165.453888888889" calcext:value-type="float">
            <text:p>165.453888888889</text:p>
          </table:table-cell>
          <table:table-cell office:value-type="float" office:value="28.4954143646409" calcext:value-type="float">
            <text:p>28.4954143646409</text:p>
          </table:table-cell>
          <table:table-cell office:value-type="float" office:value="77.4591082802548" calcext:value-type="float">
            <text:p>77.4591082802548</text:p>
          </table:table-cell>
          <table:table-cell office:value-type="float" office:value="129.1485" calcext:value-type="float">
            <text:p>129.1485</text:p>
          </table:table-cell>
          <table:table-cell office:value-type="float" office:value="1.26825" calcext:value-type="float">
            <text:p>1.26825</text:p>
          </table:table-cell>
          <table:table-cell office:value-type="float" office:value="2.20521739130435" calcext:value-type="float">
            <text:p>2.20521739130435</text:p>
          </table:table-cell>
          <table:table-cell office:value-type="float" office:value="20.2822916666667" calcext:value-type="float">
            <text:p>20.2822916666667</text:p>
          </table:table-cell>
          <table:table-cell office:value-type="float" office:value="0.066805555555556" calcext:value-type="float">
            <text:p>0.066805555555556</text:p>
          </table:table-cell>
          <table:table-cell office:value-type="float" office:value="2.06611111111111" calcext:value-type="float">
            <text:p>2.06611111111111</text:p>
          </table:table-cell>
          <table:table-cell office:value-type="float" office:value="1.99902777777778" calcext:value-type="float">
            <text:p>1.99902777777778</text:p>
          </table:table-cell>
          <table:table-cell office:value-type="float" office:value="0.209166666666667" calcext:value-type="float">
            <text:p>0.209166666666667</text:p>
          </table:table-cell>
          <table:table-cell office:value-type="float" office:value="6.99270833333333" calcext:value-type="float">
            <text:p>6.99270833333333</text:p>
          </table:table-cell>
          <table:table-cell office:value-type="float" office:value="27.2741666666667" calcext:value-type="float">
            <text:p>27.2741666666667</text:p>
          </table:table-cell>
          <table:table-cell office:value-type="float" office:value="27.3266666666667" calcext:value-type="float">
            <text:p>27.3266666666667</text:p>
          </table:table-cell>
          <table:table-cell office:value-type="float" office:value="28.5918848167539" calcext:value-type="float">
            <text:p>28.5918848167539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Confirmado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C10]+[.E9]" office:value-type="float" office:value="857" calcext:value-type="float">
            <text:p>857</text:p>
          </table:table-cell>
          <table:table-cell/>
          <table:table-cell table:formula="of:=[.G9]+[.H10]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3"/>
          <table:table-cell table:formula="of:=[.E10]-[.F10]-[.G10]" office:value-type="float" office:value="810" calcext:value-type="float">
            <text:p>810</text:p>
          </table:table-cell>
          <table:table-cell table:formula="of:=MAX([.S10]-[.K10];0)" office:value-type="float" office:value="810" calcext:value-type="float">
            <text:p>810</text:p>
          </table:table-cell>
          <table:table-cell table:number-columns-repeated="2"/>
          <table:table-cell table:formula="of:=6718903-[.Y10]-[.F10]-[.G10]" office:value-type="float" office:value="6716197.9315472" calcext:value-type="float">
            <text:p>6716197.9315472</text:p>
          </table:table-cell>
          <table:table-cell table:formula="of:=NORMINV(RAND();MAX([.T17];1);MAX(0.25*[.T17];1))" office:value-type="float" office:value="2658.06845280411" calcext:value-type="float">
            <text:p>2658.06845280411</text:p>
          </table:table-cell>
          <table:table-cell table:formula="of:=[.X10]+[.K10]" office:value-type="float" office:value="2658.06845280411" calcext:value-type="float">
            <text:p>2658.06845280411</text:p>
          </table:table-cell>
          <table:table-cell table:formula="of:=[.X10]-[.X9]" office:value-type="float" office:value="832.993230492827" calcext:value-type="float">
            <text:p>832.993230492827</text:p>
          </table:table-cell>
          <table:table-cell table:formula="of:=[.S10]-[.S9]" office:value-type="float" office:value="178" calcext:value-type="float">
            <text:p>178</text:p>
          </table:table-cell>
          <table:table-cell table:formula="of:=[.K10]-[.K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3.30470238095" calcext:value-type="float">
            <text:p>1013.30470238095</text:p>
          </table:table-cell>
          <table:table-cell office:value-type="float" office:value="192.532222222222" calcext:value-type="float">
            <text:p>192.532222222222</text:p>
          </table:table-cell>
          <table:table-cell office:value-type="float" office:value="30.1765104166667" calcext:value-type="float">
            <text:p>30.1765104166667</text:p>
          </table:table-cell>
          <table:table-cell office:value-type="float" office:value="70.0991666666667" calcext:value-type="float">
            <text:p>70.0991666666667</text:p>
          </table:table-cell>
          <table:table-cell office:value-type="float" office:value="141.517166666667" calcext:value-type="float">
            <text:p>141.517166666667</text:p>
          </table:table-cell>
          <table:table-cell office:value-type="float" office:value="1.03341666666667" calcext:value-type="float">
            <text:p>1.03341666666667</text:p>
          </table:table-cell>
          <table:table-cell office:value-type="float" office:value="6.89308510638298" calcext:value-type="float">
            <text:p>6.89308510638298</text:p>
          </table:table-cell>
          <table:table-cell office:value-type="float" office:value="24.944375" calcext:value-type="float">
            <text:p>24.944375</text:p>
          </table:table-cell>
          <table:table-cell office:value-type="float" office:value="0.075972222222222" calcext:value-type="float">
            <text:p>0.075972222222222</text:p>
          </table:table-cell>
          <table:table-cell office:value-type="float" office:value="2.13527777777778" calcext:value-type="float">
            <text:p>2.13527777777778</text:p>
          </table:table-cell>
          <table:table-cell office:value-type="float" office:value="2.05861111111111" calcext:value-type="float">
            <text:p>2.05861111111111</text:p>
          </table:table-cell>
          <table:table-cell office:value-type="float" office:value="0.228888888888889" calcext:value-type="float">
            <text:p>0.228888888888889</text:p>
          </table:table-cell>
          <table:table-cell office:value-type="float" office:value="7.62854166666667" calcext:value-type="float">
            <text:p>7.62854166666667</text:p>
          </table:table-cell>
          <table:table-cell office:value-type="float" office:value="32.57125" calcext:value-type="float">
            <text:p>32.57125</text:p>
          </table:table-cell>
          <table:table-cell office:value-type="float" office:value="29.9931413612566" calcext:value-type="float">
            <text:p>29.9931413612566</text:p>
          </table:table-cell>
          <table:table-cell office:value-type="float" office:value="27.0910416666667" calcext:value-type="float">
            <text:p>27.0910416666667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Confirmado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C11]+[.E10]" office:value-type="float" office:value="1010" calcext:value-type="float">
            <text:p>1010</text:p>
          </table:table-cell>
          <table:table-cell/>
          <table:table-cell table:formula="of:=[.G10]+[.H11]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table:number-columns-repeated="3"/>
          <table:table-cell table:formula="of:=[.E11]-[.F11]-[.G11]" office:value-type="float" office:value="955" calcext:value-type="float">
            <text:p>955</text:p>
          </table:table-cell>
          <table:table-cell table:formula="of:=MAX([.S11]-[.K11];0)" office:value-type="float" office:value="955" calcext:value-type="float">
            <text:p>955</text:p>
          </table:table-cell>
          <table:table-cell table:number-columns-repeated="2"/>
          <table:table-cell table:formula="of:=6718903-[.Y11]-[.F11]-[.G11]" office:value-type="float" office:value="6716041.0518572" calcext:value-type="float">
            <text:p>6716041.0518572</text:p>
          </table:table-cell>
          <table:table-cell table:formula="of:=NORMINV(RAND();MAX([.T18];1);MAX(0.25*[.T18];1))" office:value-type="float" office:value="2806.94814280027" calcext:value-type="float">
            <text:p>2806.94814280027</text:p>
          </table:table-cell>
          <table:table-cell table:formula="of:=[.X11]+[.K11]" office:value-type="float" office:value="2806.94814280027" calcext:value-type="float">
            <text:p>2806.94814280027</text:p>
          </table:table-cell>
          <table:table-cell table:formula="of:=[.X11]-[.X10]" office:value-type="float" office:value="148.879689996163" calcext:value-type="float">
            <text:p>148.879689996163</text:p>
          </table:table-cell>
          <table:table-cell table:formula="of:=[.S11]-[.S10]" office:value-type="float" office:value="145" calcext:value-type="float">
            <text:p>145</text:p>
          </table:table-cell>
          <table:table-cell table:formula="of:=[.K11]-[.K10]" office:value-type="float" office:value="0" calcext:value-type="float">
            <text:p>0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011.74761904762" calcext:value-type="float">
            <text:p>1011.74761904762</text:p>
          </table:table-cell>
          <table:table-cell office:value-type="float" office:value="187.408541666667" calcext:value-type="float">
            <text:p>187.408541666667</text:p>
          </table:table-cell>
          <table:table-cell office:value-type="float" office:value="30.6428645833333" calcext:value-type="float">
            <text:p>30.6428645833333</text:p>
          </table:table-cell>
          <table:table-cell office:value-type="float" office:value="61.7118452380953" calcext:value-type="float">
            <text:p>61.7118452380953</text:p>
          </table:table-cell>
          <table:table-cell office:value-type="float" office:value="192.1025" calcext:value-type="float">
            <text:p>192.1025</text:p>
          </table:table-cell>
          <table:table-cell office:value-type="float" office:value="1.41033333333333" calcext:value-type="float">
            <text:p>1.41033333333333</text:p>
          </table:table-cell>
          <table:table-cell office:value-type="float" office:value="7.18755319148936" calcext:value-type="float">
            <text:p>7.18755319148936</text:p>
          </table:table-cell>
          <table:table-cell office:value-type="float" office:value="33.06375" calcext:value-type="float">
            <text:p>33.063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4513888888889" calcext:value-type="float">
            <text:p>2.14513888888889</text:p>
          </table:table-cell>
          <table:table-cell office:value-type="float" office:value="0.272957746478873" calcext:value-type="float">
            <text:p>0.272957746478873</text:p>
          </table:table-cell>
          <table:table-cell office:value-type="float" office:value="11.3775" calcext:value-type="float">
            <text:p>11.3775</text:p>
          </table:table-cell>
          <table:table-cell office:value-type="float" office:value="44.4427083333333" calcext:value-type="float">
            <text:p>44.4427083333333</text:p>
          </table:table-cell>
          <table:table-cell office:value-type="float" office:value="40.9555208333333" calcext:value-type="float">
            <text:p>40.9555208333333</text:p>
          </table:table-cell>
          <table:table-cell office:value-type="float" office:value="38.5212631578947" calcext:value-type="float">
            <text:p>38.5212631578947</text:p>
          </table:table-cell>
          <table:table-cell office:value-type="float" office:value="24.5" calcext:value-type="float">
            <text:p>24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Confirmado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C12]+[.E11]" office:value-type="float" office:value="1157" calcext:value-type="float">
            <text:p>1157</text:p>
          </table:table-cell>
          <table:table-cell/>
          <table:table-cell table:formula="of:=[.G11]+[.H12]"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 table:number-columns-repeated="3"/>
          <table:table-cell table:formula="of:=[.E12]-[.F12]-[.G12]" office:value-type="float" office:value="1087" calcext:value-type="float">
            <text:p>1087</text:p>
          </table:table-cell>
          <table:table-cell table:formula="of:=MAX([.S12]-[.K12];0)" office:value-type="float" office:value="1087" calcext:value-type="float">
            <text:p>1087</text:p>
          </table:table-cell>
          <table:table-cell table:number-columns-repeated="2"/>
          <table:table-cell table:formula="of:=6718903-[.Y12]-[.F12]-[.G12]" office:value-type="float" office:value="6715648.88738673" calcext:value-type="float">
            <text:p>6715648.88738673</text:p>
          </table:table-cell>
          <table:table-cell table:formula="of:=NORMINV(RAND();MAX([.T19];1);MAX(0.25*[.T19];1))" office:value-type="float" office:value="3184.11261327214" calcext:value-type="float">
            <text:p>3184.11261327214</text:p>
          </table:table-cell>
          <table:table-cell table:formula="of:=[.X12]+[.K12]" office:value-type="float" office:value="3184.11261327214" calcext:value-type="float">
            <text:p>3184.11261327214</text:p>
          </table:table-cell>
          <table:table-cell table:formula="of:=[.X12]-[.X11]" office:value-type="float" office:value="377.164470471869" calcext:value-type="float">
            <text:p>377.164470471869</text:p>
          </table:table-cell>
          <table:table-cell table:formula="of:=[.S12]-[.S11]" office:value-type="float" office:value="132" calcext:value-type="float">
            <text:p>132</text:p>
          </table:table-cell>
          <table:table-cell table:formula="of:=[.K12]-[.K11]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1013.45107142857" calcext:value-type="float">
            <text:p>1013.45107142857</text:p>
          </table:table-cell>
          <table:table-cell office:value-type="float" office:value="90.7605555555556" calcext:value-type="float">
            <text:p>90.7605555555556</text:p>
          </table:table-cell>
          <table:table-cell office:value-type="float" office:value="27.8844791666667" calcext:value-type="float">
            <text:p>27.8844791666667</text:p>
          </table:table-cell>
          <table:table-cell office:value-type="float" office:value="77.1459523809524" calcext:value-type="float">
            <text:p>77.1459523809524</text:p>
          </table:table-cell>
          <table:table-cell office:value-type="float" office:value="185.932666666667" calcext:value-type="float">
            <text:p>185.932666666667</text:p>
          </table:table-cell>
          <table:table-cell office:value-type="float" office:value="1.31408333333333" calcext:value-type="float">
            <text:p>1.31408333333333</text:p>
          </table:table-cell>
          <table:table-cell office:value-type="float" office:value="4.2808064516129" calcext:value-type="float">
            <text:p>4.2808064516129</text:p>
          </table:table-cell>
          <table:table-cell office:value-type="float" office:value="28.2733333333333" calcext:value-type="float">
            <text:p>28.2733333333333</text:p>
          </table:table-cell>
          <table:table-cell office:value-type="float" office:value="0.062361111111111" calcext:value-type="float">
            <text:p>0.062361111111111</text:p>
          </table:table-cell>
          <table:table-cell office:value-type="float" office:value="2.11513888888889" calcext:value-type="float">
            <text:p>2.11513888888889</text:p>
          </table:table-cell>
          <table:table-cell office:value-type="float" office:value="2.05277777777778" calcext:value-type="float">
            <text:p>2.05277777777778</text:p>
          </table:table-cell>
          <table:table-cell office:value-type="float" office:value="0.200915492957747" calcext:value-type="float">
            <text:p>0.200915492957747</text:p>
          </table:table-cell>
          <table:table-cell office:value-type="float" office:value="8.17520833333333" calcext:value-type="float">
            <text:p>8.17520833333333</text:p>
          </table:table-cell>
          <table:table-cell office:value-type="float" office:value="36.4477083333333" calcext:value-type="float">
            <text:p>36.4477083333333</text:p>
          </table:table-cell>
          <table:table-cell office:value-type="float" office:value="43.6043085106383" calcext:value-type="float">
            <text:p>43.6043085106383</text:p>
          </table:table-cell>
          <table:table-cell office:value-type="float" office:value="33.5938829787234" calcext:value-type="float">
            <text:p>33.5938829787234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Confirmado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C13]+[.E12]" office:value-type="float" office:value="1332" calcext:value-type="float">
            <text:p>1332</text:p>
          </table:table-cell>
          <table:table-cell/>
          <table:table-cell table:formula="of:=[.G12]+[.H13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table:number-columns-repeated="3"/>
          <table:table-cell table:formula="of:=[.E13]-[.F13]-[.G13]" office:value-type="float" office:value="1252" calcext:value-type="float">
            <text:p>1252</text:p>
          </table:table-cell>
          <table:table-cell table:formula="of:=MAX([.S13]-[.K13];0)" office:value-type="float" office:value="1252" calcext:value-type="float">
            <text:p>1252</text:p>
          </table:table-cell>
          <table:table-cell table:number-columns-repeated="2"/>
          <table:table-cell table:formula="of:=6718903-[.Y13]-[.F13]-[.G13]" office:value-type="float" office:value="6714348.21879387" calcext:value-type="float">
            <text:p>6714348.21879387</text:p>
          </table:table-cell>
          <table:table-cell table:formula="of:=NORMINV(RAND();MAX([.T20];1);MAX(0.25*[.T20];1))" office:value-type="float" office:value="4474.78120613196" calcext:value-type="float">
            <text:p>4474.78120613196</text:p>
          </table:table-cell>
          <table:table-cell table:formula="of:=[.X13]+[.K13]" office:value-type="float" office:value="4474.78120613196" calcext:value-type="float">
            <text:p>4474.78120613196</text:p>
          </table:table-cell>
          <table:table-cell table:formula="of:=[.X13]-[.X12]" office:value-type="float" office:value="1290.66859285982" calcext:value-type="float">
            <text:p>1290.66859285982</text:p>
          </table:table-cell>
          <table:table-cell table:formula="of:=[.S13]-[.S12]" office:value-type="float" office:value="165" calcext:value-type="float">
            <text:p>165</text:p>
          </table:table-cell>
          <table:table-cell table:formula="of:=[.K13]-[.K12]" office:value-type="float" office:value="0" calcext:value-type="float">
            <text:p>0</text:p>
          </table:table-cell>
          <table:table-cell office:value-type="float" office:value="0.04031007751938" calcext:value-type="float">
            <text:p>0.04031007751938</text:p>
          </table:table-cell>
          <table:table-cell office:value-type="float" office:value="1013.26059523809" calcext:value-type="float">
            <text:p>1013.26059523809</text:p>
          </table:table-cell>
          <table:table-cell office:value-type="float" office:value="174.108472222222" calcext:value-type="float">
            <text:p>174.108472222222</text:p>
          </table:table-cell>
          <table:table-cell office:value-type="float" office:value="27.9966666666667" calcext:value-type="float">
            <text:p>27.9966666666667</text:p>
          </table:table-cell>
          <table:table-cell office:value-type="float" office:value="78.1714880952381" calcext:value-type="float">
            <text:p>78.1714880952381</text:p>
          </table:table-cell>
          <table:table-cell office:value-type="float" office:value="147.718" calcext:value-type="float">
            <text:p>147.718</text:p>
          </table:table-cell>
          <table:table-cell office:value-type="float" office:value="1.17283333333333" calcext:value-type="float">
            <text:p>1.17283333333333</text:p>
          </table:table-cell>
          <table:table-cell office:value-type="float" office:value="1.40914285714286" calcext:value-type="float">
            <text:p>1.40914285714286</text:p>
          </table:table-cell>
          <table:table-cell office:value-type="float" office:value="30.2825" calcext:value-type="float">
            <text:p>30.2825</text:p>
          </table:table-cell>
          <table:table-cell office:value-type="float" office:value="0.085277777777778" calcext:value-type="float">
            <text:p>0.085277777777778</text:p>
          </table:table-cell>
          <table:table-cell office:value-type="float" office:value="2.18805555555556" calcext:value-type="float">
            <text:p>2.18805555555556</text:p>
          </table:table-cell>
          <table:table-cell office:value-type="float" office:value="2.10263888888889" calcext:value-type="float">
            <text:p>2.10263888888889</text:p>
          </table:table-cell>
          <table:table-cell office:value-type="float" office:value="0.211597222222222" calcext:value-type="float">
            <text:p>0.211597222222222</text:p>
          </table:table-cell>
          <table:table-cell office:value-type="float" office:value="13.081875" calcext:value-type="float">
            <text:p>13.081875</text:p>
          </table:table-cell>
          <table:table-cell office:value-type="float" office:value="43.35125" calcext:value-type="float">
            <text:p>43.35125</text:p>
          </table:table-cell>
          <table:table-cell office:value-type="float" office:value="38.1631284916201" calcext:value-type="float">
            <text:p>38.1631284916201</text:p>
          </table:table-cell>
          <table:table-cell office:value-type="float" office:value="30.8932085561497" calcext:value-type="float">
            <text:p>30.8932085561497</text:p>
          </table:table-cell>
          <table:table-cell office:value-type="float" office:value="26.0833333333333" calcext:value-type="float">
            <text:p>2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Confirmado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C14]+[.E13]" office:value-type="float" office:value="1780" calcext:value-type="float">
            <text:p>1780</text:p>
          </table:table-cell>
          <table:table-cell/>
          <table:table-cell table:formula="of:=[.G13]+[.H14]"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table:number-columns-repeated="3"/>
          <table:table-cell table:formula="of:=[.E14]-[.F14]-[.G14]" office:value-type="float" office:value="1677" calcext:value-type="float">
            <text:p>1677</text:p>
          </table:table-cell>
          <table:table-cell table:formula="of:=MAX([.S14]-[.K14];0)" office:value-type="float" office:value="1677" calcext:value-type="float">
            <text:p>1677</text:p>
          </table:table-cell>
          <table:table-cell table:number-columns-repeated="2"/>
          <table:table-cell table:formula="of:=6718903-[.Y14]-[.F14]-[.G14]" office:value-type="float" office:value="6716078.32158354" calcext:value-type="float">
            <text:p>6716078.32158354</text:p>
          </table:table-cell>
          <table:table-cell table:formula="of:=NORMINV(RAND();MAX([.T21];1);MAX(0.25*[.T21];1))" office:value-type="float" office:value="2721.6784164584" calcext:value-type="float">
            <text:p>2721.6784164584</text:p>
          </table:table-cell>
          <table:table-cell table:formula="of:=[.X14]+[.K14]" office:value-type="float" office:value="2721.6784164584" calcext:value-type="float">
            <text:p>2721.6784164584</text:p>
          </table:table-cell>
          <table:table-cell table:formula="of:=[.X14]-[.X13]" office:value-type="float" office:value="-1753.10278967356" calcext:value-type="float">
            <text:p>-1753.10278967356</text:p>
          </table:table-cell>
          <table:table-cell table:formula="of:=[.S14]-[.S13]" office:value-type="float" office:value="425" calcext:value-type="float">
            <text:p>425</text:p>
          </table:table-cell>
          <table:table-cell table:formula="of:=[.K14]-[.K13]" office:value-type="float" office:value="0" calcext:value-type="float">
            <text:p>0</text:p>
          </table:table-cell>
          <table:table-cell office:value-type="float" office:value="0.029530201342282" calcext:value-type="float">
            <text:p>0.029530201342282</text:p>
          </table:table-cell>
          <table:table-cell office:value-type="float" office:value="1008.48408536585" calcext:value-type="float">
            <text:p>1008.48408536585</text:p>
          </table:table-cell>
          <table:table-cell office:value-type="float" office:value="161.628428571429" calcext:value-type="float">
            <text:p>161.628428571429</text:p>
          </table:table-cell>
          <table:table-cell office:value-type="float" office:value="29.5918085106383" calcext:value-type="float">
            <text:p>29.5918085106383</text:p>
          </table:table-cell>
          <table:table-cell office:value-type="float" office:value="72.0021341463415" calcext:value-type="float">
            <text:p>72.0021341463415</text:p>
          </table:table-cell>
          <table:table-cell office:value-type="float" office:value="167.864913793103" calcext:value-type="float">
            <text:p>167.864913793103</text:p>
          </table:table-cell>
          <table:table-cell office:value-type="float" office:value="1.24698275862069" calcext:value-type="float">
            <text:p>1.24698275862069</text:p>
          </table:table-cell>
          <table:table-cell office:value-type="float" office:value="9.33464788732394" calcext:value-type="float">
            <text:p>9.33464788732394</text:p>
          </table:table-cell>
          <table:table-cell office:value-type="float" office:value="28.0676595744681" calcext:value-type="float">
            <text:p>28.0676595744681</text:p>
          </table:table-cell>
          <table:table-cell office:value-type="float" office:value="0.086666666666667" calcext:value-type="float">
            <text:p>0.086666666666667</text:p>
          </table:table-cell>
          <table:table-cell office:value-type="float" office:value="2.19402777777778" calcext:value-type="float">
            <text:p>2.19402777777778</text:p>
          </table:table-cell>
          <table:table-cell office:value-type="float" office:value="2.10847222222222" calcext:value-type="float">
            <text:p>2.10847222222222</text:p>
          </table:table-cell>
          <table:table-cell office:value-type="float" office:value="0.238611111111111" calcext:value-type="float">
            <text:p>0.238611111111111</text:p>
          </table:table-cell>
          <table:table-cell office:value-type="float" office:value="11.8846808510638" calcext:value-type="float">
            <text:p>11.8846808510638</text:p>
          </table:table-cell>
          <table:table-cell office:value-type="float" office:value="39.9372340425532" calcext:value-type="float">
            <text:p>39.9372340425532</text:p>
          </table:table-cell>
          <table:table-cell office:value-type="float" office:value="45.3582681564246" calcext:value-type="float">
            <text:p>45.3582681564246</text:p>
          </table:table-cell>
          <table:table-cell office:value-type="float" office:value="38.882688172043" calcext:value-type="float">
            <text:p>38.882688172043</text:p>
          </table:table-cell>
          <table:table-cell office:value-type="float" office:value="22.4090909090909" calcext:value-type="float">
            <text:p>22.409090909090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Confirmado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C15]+[.E14]" office:value-type="float" office:value="2048" calcext:value-type="float">
            <text:p>2048</text:p>
          </table:table-cell>
          <table:table-cell/>
          <table:table-cell table:formula="of:=[.G14]+[.H15]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table:number-columns-repeated="3"/>
          <table:table-cell table:formula="of:=[.E15]-[.F15]-[.G15]" office:value-type="float" office:value="1915" calcext:value-type="float">
            <text:p>1915</text:p>
          </table:table-cell>
          <table:table-cell table:formula="of:=MAX([.S15]-[.K15];0)" office:value-type="float" office:value="1915" calcext:value-type="float">
            <text:p>1915</text:p>
          </table:table-cell>
          <table:table-cell table:number-columns-repeated="2"/>
          <table:table-cell table:formula="of:=6718903-[.Y15]-[.F15]-[.G15]" office:value-type="float" office:value="6713881.81164182" calcext:value-type="float">
            <text:p>6713881.81164182</text:p>
          </table:table-cell>
          <table:table-cell table:formula="of:=NORMINV(RAND();MAX([.T22];1);MAX(0.25*[.T22];1))" office:value-type="float" office:value="4888.1883581759" calcext:value-type="float">
            <text:p>4888.1883581759</text:p>
          </table:table-cell>
          <table:table-cell table:formula="of:=[.X15]+[.K15]" office:value-type="float" office:value="4888.1883581759" calcext:value-type="float">
            <text:p>4888.1883581759</text:p>
          </table:table-cell>
          <table:table-cell table:formula="of:=[.X15]-[.X14]" office:value-type="float" office:value="2166.5099417175" calcext:value-type="float">
            <text:p>2166.5099417175</text:p>
          </table:table-cell>
          <table:table-cell table:formula="of:=[.S15]-[.S14]" office:value-type="float" office:value="238" calcext:value-type="float">
            <text:p>238</text:p>
          </table:table-cell>
          <table:table-cell table:formula="of:=[.K15]-[.K14]" office:value-type="float" office:value="0" calcext:value-type="float">
            <text:p>0</text:p>
          </table:table-cell>
          <table:table-cell office:value-type="float" office:value="1.09636363636364" calcext:value-type="float">
            <text:p>1.09636363636364</text:p>
          </table:table-cell>
          <table:table-cell office:value-type="float" office:value="1006.67927272727" calcext:value-type="float">
            <text:p>1006.67927272727</text:p>
          </table:table-cell>
          <table:table-cell office:value-type="float" office:value="109.126524822695" calcext:value-type="float">
            <text:p>109.126524822695</text:p>
          </table:table-cell>
          <table:table-cell office:value-type="float" office:value="28.9385185185185" calcext:value-type="float">
            <text:p>28.9385185185185</text:p>
          </table:table-cell>
          <table:table-cell office:value-type="float" office:value="69.8583636363636" calcext:value-type="float">
            <text:p>69.8583636363636</text:p>
          </table:table-cell>
          <table:table-cell office:value-type="float" office:value="203.516153846154" calcext:value-type="float">
            <text:p>203.516153846154</text:p>
          </table:table-cell>
          <table:table-cell office:value-type="float" office:value="1.49700854700855" calcext:value-type="float">
            <text:p>1.49700854700855</text:p>
          </table:table-cell>
          <table:table-cell office:value-type="float" office:value="4.86149253731343" calcext:value-type="float">
            <text:p>4.86149253731343</text:p>
          </table:table-cell>
          <table:table-cell office:value-type="float" office:value="23.9866666666667" calcext:value-type="float">
            <text:p>23.9866666666667</text:p>
          </table:table-cell>
          <table:table-cell office:value-type="float" office:value="0.116944444444444" calcext:value-type="float">
            <text:p>0.116944444444444</text:p>
          </table:table-cell>
          <table:table-cell office:value-type="float" office:value="2.17138888888889" calcext:value-type="float">
            <text:p>2.17138888888889</text:p>
          </table:table-cell>
          <table:table-cell office:value-type="float" office:value="2.05416666666667" calcext:value-type="float">
            <text:p>2.05416666666667</text:p>
          </table:table-cell>
          <table:table-cell office:value-type="float" office:value="0.245902777777778" calcext:value-type="float">
            <text:p>0.245902777777778</text:p>
          </table:table-cell>
          <table:table-cell office:value-type="float" office:value="8.51104166666667" calcext:value-type="float">
            <text:p>8.51104166666667</text:p>
          </table:table-cell>
          <table:table-cell office:value-type="float" office:value="32.4970833333333" calcext:value-type="float">
            <text:p>32.4970833333333</text:p>
          </table:table-cell>
          <table:table-cell office:value-type="float" office:value="46.203202247191" calcext:value-type="float">
            <text:p>46.203202247191</text:p>
          </table:table-cell>
          <table:table-cell office:value-type="float" office:value="28.395" calcext:value-type="float">
            <text:p>28.395</text:p>
          </table:table-cell>
          <table:table-cell office:value-type="float" office:value="12.875" calcext:value-type="float">
            <text:p>12.8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-10" calcext:value-type="float">
            <text:p>-10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Confirmado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C16]+[.E15]" office:value-type="float" office:value="2306" calcext:value-type="float">
            <text:p>2306</text:p>
          </table:table-cell>
          <table:table-cell/>
          <table:table-cell table:formula="of:=[.G15]+[.H16]"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3"/>
          <table:table-cell table:formula="of:=[.E16]-[.F16]-[.G16]" office:value-type="float" office:value="2153" calcext:value-type="float">
            <text:p>2153</text:p>
          </table:table-cell>
          <table:table-cell table:formula="of:=MAX([.S16]-[.K16];0)" office:value-type="float" office:value="2153" calcext:value-type="float">
            <text:p>2153</text:p>
          </table:table-cell>
          <table:table-cell table:formula="of:=[.K16]/[.S2]" office:value-type="float" office:value="0" calcext:value-type="float">
            <text:p>0</text:p>
          </table:table-cell>
          <table:table-cell table:formula="of:=[.G16]/[.E2]" office:value-type="float" office:value="11.7692307692308" calcext:value-type="float">
            <text:p>11.7692307692308</text:p>
          </table:table-cell>
          <table:table-cell table:formula="of:=6718903-[.Y16]-[.F16]-[.G16]" office:value-type="float" office:value="6715947.80608109" calcext:value-type="float">
            <text:p>6715947.80608109</text:p>
          </table:table-cell>
          <table:table-cell table:formula="of:=NORMINV(RAND();MAX([.T23];1);MAX(0.25*[.T23];1))" office:value-type="float" office:value="2802.19391891411" calcext:value-type="float">
            <text:p>2802.19391891411</text:p>
          </table:table-cell>
          <table:table-cell table:formula="of:=[.X16]+[.K16]" office:value-type="float" office:value="2802.19391891411" calcext:value-type="float">
            <text:p>2802.19391891411</text:p>
          </table:table-cell>
          <table:table-cell table:formula="of:=[.X16]-[.X15]" office:value-type="float" office:value="-2085.99443926179" calcext:value-type="float">
            <text:p>-2085.99443926179</text:p>
          </table:table-cell>
          <table:table-cell table:formula="of:=[.S16]-[.S15]" office:value-type="float" office:value="238" calcext:value-type="float">
            <text:p>238</text:p>
          </table:table-cell>
          <table:table-cell table:formula="of:=[.K16]-[.K15]" office:value-type="float" office:value="0" calcext:value-type="float">
            <text:p>0</text:p>
          </table:table-cell>
          <table:table-cell office:value-type="float" office:value="0.889873417721519" calcext:value-type="float">
            <text:p>0.889873417721519</text:p>
          </table:table-cell>
          <table:table-cell office:value-type="float" office:value="1011.55012658228" calcext:value-type="float">
            <text:p>1011.55012658228</text:p>
          </table:table-cell>
          <table:table-cell office:value-type="float" office:value="46.0318656716418" calcext:value-type="float">
            <text:p>46.0318656716418</text:p>
          </table:table-cell>
          <table:table-cell office:value-type="float" office:value="24.1128021978022" calcext:value-type="float">
            <text:p>24.1128021978022</text:p>
          </table:table-cell>
          <table:table-cell office:value-type="float" office:value="96.1513291139241" calcext:value-type="float">
            <text:p>96.1513291139241</text:p>
          </table:table-cell>
          <table:table-cell office:value-type="float" office:value="213.754090909091" calcext:value-type="float">
            <text:p>213.754090909091</text:p>
          </table:table-cell>
          <table:table-cell office:value-type="float" office:value="0.983090909090909" calcext:value-type="float">
            <text:p>0.983090909090909</text:p>
          </table:table-cell>
          <table:table-cell office:value-type="float" office:value="2.92732394366197" calcext:value-type="float">
            <text:p>2.92732394366197</text:p>
          </table:table-cell>
          <table:table-cell office:value-type="float" office:value="27.1214583333333" calcext:value-type="float">
            <text:p>27.1214583333333</text:p>
          </table:table-cell>
          <table:table-cell office:value-type="float" office:value="0.077605633802817" calcext:value-type="float">
            <text:p>0.077605633802817</text:p>
          </table:table-cell>
          <table:table-cell office:value-type="float" office:value="2.08" calcext:value-type="float">
            <text:p>2.08</text:p>
          </table:table-cell>
          <table:table-cell office:value-type="float" office:value="2.00323943661972" calcext:value-type="float">
            <text:p>2.00323943661972</text:p>
          </table:table-cell>
          <table:table-cell office:value-type="float" office:value="0.248680555555556" calcext:value-type="float">
            <text:p>0.248680555555556</text:p>
          </table:table-cell>
          <table:table-cell office:value-type="float" office:value="8.299375" calcext:value-type="float">
            <text:p>8.299375</text:p>
          </table:table-cell>
          <table:table-cell office:value-type="float" office:value="35.4152083333333" calcext:value-type="float">
            <text:p>35.4152083333333</text:p>
          </table:table-cell>
          <table:table-cell office:value-type="float" office:value="29.1117989417989" calcext:value-type="float">
            <text:p>29.1117989417989</text:p>
          </table:table-cell>
          <table:table-cell office:value-type="float" office:value="17.2004069767442" calcext:value-type="float">
            <text:p>17.2004069767442</text:p>
          </table:table-cell>
          <table:table-cell office:value-type="float" office:value="9.95652173913044" calcext:value-type="float">
            <text:p>9.9565217391304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25" calcext:value-type="float">
            <text:p>-25</text:p>
          </table:table-cell>
          <table:table-cell office:value-type="float" office:value="-80" calcext:value-type="float">
            <text:p>-80</text:p>
          </table:table-cell>
          <table:table-cell office:value-type="float" office:value="-61" calcext:value-type="float">
            <text:p>-61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Confirmado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17]+[.E16]" office:value-type="float" office:value="2653" calcext:value-type="float">
            <text:p>2653</text:p>
          </table:table-cell>
          <table:table-cell/>
          <table:table-cell table:formula="of:=[.G16]+[.H17]" office:value-type="float" office:value="186" calcext:value-type="float">
            <text:p>186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table:formula="of:=[.E17]-[.F17]-[.G17]" office:value-type="float" office:value="2467" calcext:value-type="float">
            <text:p>2467</text:p>
          </table:table-cell>
          <table:table-cell table:formula="of:=MAX([.S17]-[.K17];0)" office:value-type="float" office:value="2467" calcext:value-type="float">
            <text:p>2467</text:p>
          </table:table-cell>
          <table:table-cell table:formula="of:=[.K17]/[.S3]" office:value-type="float" office:value="0" calcext:value-type="float">
            <text:p>0</text:p>
          </table:table-cell>
          <table:table-cell table:formula="of:=[.G17]/[.E3]" office:value-type="float" office:value="4.42857142857143" calcext:value-type="float">
            <text:p>4.42857142857143</text:p>
          </table:table-cell>
          <table:table-cell table:formula="of:=6718903-[.Y17]-[.F17]-[.G17]" office:value-type="float" office:value="6713372.18577613" calcext:value-type="float">
            <text:p>6713372.18577613</text:p>
          </table:table-cell>
          <table:table-cell table:formula="of:=NORMINV(RAND();MAX([.T24];1);MAX(0.25*[.T24];1))" office:value-type="float" office:value="5344.81422386857" calcext:value-type="float">
            <text:p>5344.81422386857</text:p>
          </table:table-cell>
          <table:table-cell table:formula="of:=[.X17]+[.K17]" office:value-type="float" office:value="5344.81422386857" calcext:value-type="float">
            <text:p>5344.81422386857</text:p>
          </table:table-cell>
          <table:table-cell table:formula="of:=[.X17]-[.X16]" office:value-type="float" office:value="2542.62030495447" calcext:value-type="float">
            <text:p>2542.62030495447</text:p>
          </table:table-cell>
          <table:table-cell table:formula="of:=[.S17]-[.S16]" office:value-type="float" office:value="314" calcext:value-type="float">
            <text:p>314</text:p>
          </table:table-cell>
          <table:table-cell table:formula="of:=[.K17]-[.K16]" office:value-type="float" office:value="0" calcext:value-type="float">
            <text:p>0</text:p>
          </table:table-cell>
          <table:table-cell office:value-type="float" office:value="0.05859872611465" calcext:value-type="float">
            <text:p>0.05859872611465</text:p>
          </table:table-cell>
          <table:table-cell office:value-type="float" office:value="1016.50585987261" calcext:value-type="float">
            <text:p>1016.50585987261</text:p>
          </table:table-cell>
          <table:table-cell office:value-type="float" office:value="108.798045112782" calcext:value-type="float">
            <text:p>108.798045112782</text:p>
          </table:table-cell>
          <table:table-cell office:value-type="float" office:value="25.0143452380952" calcext:value-type="float">
            <text:p>25.0143452380952</text:p>
          </table:table-cell>
          <table:table-cell office:value-type="float" office:value="83.4779470198676" calcext:value-type="float">
            <text:p>83.4779470198676</text:p>
          </table:table-cell>
          <table:table-cell office:value-type="float" office:value="174.587889908257" calcext:value-type="float">
            <text:p>174.587889908257</text:p>
          </table:table-cell>
          <table:table-cell office:value-type="float" office:value="1.02779816513761" calcext:value-type="float">
            <text:p>1.02779816513761</text:p>
          </table:table-cell>
          <table:table-cell office:value-type="float" office:value="4.06394366197183" calcext:value-type="float">
            <text:p>4.06394366197183</text:p>
          </table:table-cell>
          <table:table-cell office:value-type="float" office:value="13.45125" calcext:value-type="float">
            <text:p>13.45125</text:p>
          </table:table-cell>
          <table:table-cell office:value-type="float" office:value="0.058611111111111" calcext:value-type="float">
            <text:p>0.058611111111111</text:p>
          </table:table-cell>
          <table:table-cell office:value-type="float" office:value="2.02708333333333" calcext:value-type="float">
            <text:p>2.02708333333333</text:p>
          </table:table-cell>
          <table:table-cell office:value-type="float" office:value="1.97013888888889" calcext:value-type="float">
            <text:p>1.97013888888889</text:p>
          </table:table-cell>
          <table:table-cell office:value-type="float" office:value="0.112833333333333" calcext:value-type="float">
            <text:p>0.112833333333333</text:p>
          </table:table-cell>
          <table:table-cell office:value-type="float" office:value="4.65479166666667" calcext:value-type="float">
            <text:p>4.65479166666667</text:p>
          </table:table-cell>
          <table:table-cell office:value-type="float" office:value="18.0739583333333" calcext:value-type="float">
            <text:p>18.0739583333333</text:p>
          </table:table-cell>
          <table:table-cell office:value-type="float" office:value="32.5984126984127" calcext:value-type="float">
            <text:p>32.5984126984127</text:p>
          </table:table-cell>
          <table:table-cell office:value-type="float" office:value="19.6416574585635" calcext:value-type="float">
            <text:p>19.6416574585635</text:p>
          </table:table-cell>
          <table:table-cell office:value-type="float" office:value="10.9166666666667" calcext:value-type="float">
            <text:p>10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32" calcext:value-type="float">
            <text:p>-32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Confirmado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C18]+[.E17]" office:value-type="float" office:value="2920" calcext:value-type="float">
            <text:p>2920</text:p>
          </table:table-cell>
          <table:table-cell/>
          <table:table-cell table:formula="of:=[.G17]+[.H18]"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table:number-columns-repeated="3"/>
          <table:table-cell table:formula="of:=[.E18]-[.F18]-[.G18]" office:value-type="float" office:value="2715" calcext:value-type="float">
            <text:p>2715</text:p>
          </table:table-cell>
          <table:table-cell table:formula="of:=MAX([.S18]-[.K18];0)" office:value-type="float" office:value="2715" calcext:value-type="float">
            <text:p>2715</text:p>
          </table:table-cell>
          <table:table-cell table:formula="of:=[.K18]/[.S4]" office:value-type="float" office:value="0" calcext:value-type="float">
            <text:p>0</text:p>
          </table:table-cell>
          <table:table-cell table:formula="of:=[.G18]/[.E4]" office:value-type="float" office:value="1.51851851851852" calcext:value-type="float">
            <text:p>1.51851851851852</text:p>
          </table:table-cell>
          <table:table-cell table:formula="of:=6718903-[.Y18]-[.F18]-[.G18]" office:value-type="float" office:value="6713157.71824296" calcext:value-type="float">
            <text:p>6713157.71824296</text:p>
          </table:table-cell>
          <table:table-cell table:formula="of:=NORMINV(RAND();MAX([.T25];1);MAX(0.25*[.T25];1))" office:value-type="float" office:value="5540.281757039" calcext:value-type="float">
            <text:p>5540.281757039</text:p>
          </table:table-cell>
          <table:table-cell table:formula="of:=[.X18]+[.K18]" office:value-type="float" office:value="5540.281757039" calcext:value-type="float">
            <text:p>5540.281757039</text:p>
          </table:table-cell>
          <table:table-cell table:formula="of:=[.X18]-[.X17]" office:value-type="float" office:value="195.467533170428" calcext:value-type="float">
            <text:p>195.467533170428</text:p>
          </table:table-cell>
          <table:table-cell table:formula="of:=[.S18]-[.S17]" office:value-type="float" office:value="248" calcext:value-type="float">
            <text:p>248</text:p>
          </table:table-cell>
          <table:table-cell table:formula="of:=[.K18]-[.K17]" office:value-type="float" office:value="0" calcext:value-type="float">
            <text:p>0</text:p>
          </table:table-cell>
          <table:table-cell office:value-type="float" office:value="0.039880952380952" calcext:value-type="float">
            <text:p>0.039880952380952</text:p>
          </table:table-cell>
          <table:table-cell office:value-type="float" office:value="1018.95196428571" calcext:value-type="float">
            <text:p>1018.95196428571</text:p>
          </table:table-cell>
          <table:table-cell office:value-type="float" office:value="176.928680555555" calcext:value-type="float">
            <text:p>176.928680555555</text:p>
          </table:table-cell>
          <table:table-cell office:value-type="float" office:value="25.3677976190476" calcext:value-type="float">
            <text:p>25.3677976190476</text:p>
          </table:table-cell>
          <table:table-cell office:value-type="float" office:value="73.3343055555556" calcext:value-type="float">
            <text:p>73.3343055555556</text:p>
          </table:table-cell>
          <table:table-cell office:value-type="float" office:value="164.482166666667" calcext:value-type="float">
            <text:p>164.482166666667</text:p>
          </table:table-cell>
          <table:table-cell office:value-type="float" office:value="1.07433333333333" calcext:value-type="float">
            <text:p>1.07433333333333</text:p>
          </table:table-cell>
          <table:table-cell office:value-type="float" office:value="5.04845070422535" calcext:value-type="float">
            <text:p>5.04845070422535</text:p>
          </table:table-cell>
          <table:table-cell office:value-type="float" office:value="13.8127083333333" calcext:value-type="float">
            <text:p>13.8127083333333</text:p>
          </table:table-cell>
          <table:table-cell office:value-type="float" office:value="0.069583333333333" calcext:value-type="float">
            <text:p>0.069583333333333</text:p>
          </table:table-cell>
          <table:table-cell office:value-type="float" office:value="1.99013888888889" calcext:value-type="float">
            <text:p>1.99013888888889</text:p>
          </table:table-cell>
          <table:table-cell office:value-type="float" office:value="1.92111111111111" calcext:value-type="float">
            <text:p>1.92111111111111</text:p>
          </table:table-cell>
          <table:table-cell office:value-type="float" office:value="0.093543307086614" calcext:value-type="float">
            <text:p>0.093543307086614</text:p>
          </table:table-cell>
          <table:table-cell office:value-type="float" office:value="12.3397916666667" calcext:value-type="float">
            <text:p>12.3397916666667</text:p>
          </table:table-cell>
          <table:table-cell office:value-type="float" office:value="26.1247916666667" calcext:value-type="float">
            <text:p>26.1247916666667</text:p>
          </table:table-cell>
          <table:table-cell office:value-type="float" office:value="27.1500552486188" calcext:value-type="float">
            <text:p>27.1500552486188</text:p>
          </table:table-cell>
          <table:table-cell office:value-type="float" office:value="21.8578571428571" calcext:value-type="float">
            <text:p>21.857857142857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Confirmado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C19]+[.E18]" office:value-type="float" office:value="3321" calcext:value-type="float">
            <text:p>3321</text:p>
          </table:table-cell>
          <table:table-cell office:value-type="float" office:value="16" calcext:value-type="float">
            <text:p>16</text:p>
          </table:table-cell>
          <table:table-cell table:formula="of:=[.G18]+[.H19]" office:value-type="float" office:value="236" calcext:value-type="float">
            <text:p>23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E19]-[.F19]-[.G19]" office:value-type="float" office:value="3069" calcext:value-type="float">
            <text:p>3069</text:p>
          </table:table-cell>
          <table:table-cell table:formula="of:=MAX([.S19]-[.K19];0)" office:value-type="float" office:value="3045" calcext:value-type="float">
            <text:p>3045</text:p>
          </table:table-cell>
          <table:table-cell table:formula="of:=[.K19]/[.S5]" office:value-type="float" office:value="0.137142857142857" calcext:value-type="float">
            <text:p>0.137142857142857</text:p>
          </table:table-cell>
          <table:table-cell table:formula="of:=[.G19]/[.E5]" office:value-type="float" office:value="1.28260869565217" calcext:value-type="float">
            <text:p>1.28260869565217</text:p>
          </table:table-cell>
          <table:table-cell table:formula="of:=6718903-[.Y19]-[.F19]-[.G19]" office:value-type="float" office:value="6713867.3465958" calcext:value-type="float">
            <text:p>6713867.3465958</text:p>
          </table:table-cell>
          <table:table-cell table:formula="of:=NORMINV(RAND();MAX([.T26];1);MAX(0.25*[.T26];1))" office:value-type="float" office:value="4759.65340420304" calcext:value-type="float">
            <text:p>4759.65340420304</text:p>
          </table:table-cell>
          <table:table-cell table:formula="of:=[.X19]+[.K19]" office:value-type="float" office:value="4783.65340420304" calcext:value-type="float">
            <text:p>4783.65340420304</text:p>
          </table:table-cell>
          <table:table-cell table:formula="of:=[.X19]-[.X18]" office:value-type="float" office:value="-780.628352835965" calcext:value-type="float">
            <text:p>-780.628352835965</text:p>
          </table:table-cell>
          <table:table-cell table:formula="of:=[.S19]-[.S18]" office:value-type="float" office:value="354" calcext:value-type="float">
            <text:p>354</text:p>
          </table:table-cell>
          <table:table-cell table:formula="of:=[.K19]-[.K18]" office:value-type="float" office:value="24" calcext:value-type="float">
            <text:p>24</text:p>
          </table:table-cell>
          <table:table-cell office:value-type="float" office:value="0.002439024390244" calcext:value-type="float">
            <text:p>0.002439024390244</text:p>
          </table:table-cell>
          <table:table-cell office:value-type="float" office:value="1018.27012195122" calcext:value-type="float">
            <text:p>1018.27012195122</text:p>
          </table:table-cell>
          <table:table-cell office:value-type="float" office:value="125.888142857143" calcext:value-type="float">
            <text:p>125.888142857143</text:p>
          </table:table-cell>
          <table:table-cell office:value-type="float" office:value="24.601377245509" calcext:value-type="float">
            <text:p>24.601377245509</text:p>
          </table:table-cell>
          <table:table-cell office:value-type="float" office:value="72.4457718120806" calcext:value-type="float">
            <text:p>72.4457718120806</text:p>
          </table:table-cell>
          <table:table-cell office:value-type="float" office:value="165.222672413793" calcext:value-type="float">
            <text:p>165.222672413793</text:p>
          </table:table-cell>
          <table:table-cell office:value-type="float" office:value="1.07275862068966" calcext:value-type="float">
            <text:p>1.07275862068966</text:p>
          </table:table-cell>
          <table:table-cell office:value-type="float" office:value="4.52943661971831" calcext:value-type="float">
            <text:p>4.52943661971831</text:p>
          </table:table-cell>
          <table:table-cell office:value-type="float" office:value="14.5025531914894" calcext:value-type="float">
            <text:p>14.5025531914894</text:p>
          </table:table-cell>
          <table:table-cell office:value-type="float" office:value="0.055416666666667" calcext:value-type="float">
            <text:p>0.055416666666667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1.92722222222222" calcext:value-type="float">
            <text:p>1.92722222222222</text:p>
          </table:table-cell>
          <table:table-cell office:value-type="float" office:value="0.10612676056338" calcext:value-type="float">
            <text:p>0.10612676056338</text:p>
          </table:table-cell>
          <table:table-cell office:value-type="float" office:value="12.6517021276596" calcext:value-type="float">
            <text:p>12.6517021276596</text:p>
          </table:table-cell>
          <table:table-cell office:value-type="float" office:value="27.1553191489362" calcext:value-type="float">
            <text:p>27.1553191489362</text:p>
          </table:table-cell>
          <table:table-cell office:value-type="float" office:value="25.1875520833333" calcext:value-type="float">
            <text:p>25.1875520833333</text:p>
          </table:table-cell>
          <table:table-cell office:value-type="float" office:value="20.0448167539267" calcext:value-type="float">
            <text:p>20.0448167539267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25" calcext:value-type="float">
            <text:p>2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Confirmado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formula="of:=[.C20]+[.E19]"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table:formula="of:=[.G19]+[.H20]"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table:formula="of:=[.E20]-[.F20]-[.G20]" office:value-type="float" office:value="3353" calcext:value-type="float">
            <text:p>3353</text:p>
          </table:table-cell>
          <table:table-cell table:formula="of:=MAX([.S20]-[.K20];0)" office:value-type="float" office:value="3325" calcext:value-type="float">
            <text:p>3325</text:p>
          </table:table-cell>
          <table:table-cell table:formula="of:=[.K20]/[.S6]" office:value-type="float" office:value="0.123348017621145" calcext:value-type="float">
            <text:p>0.123348017621145</text:p>
          </table:table-cell>
          <table:table-cell table:formula="of:=[.G20]/[.E6]" office:value-type="float" office:value="1.06198347107438" calcext:value-type="float">
            <text:p>1.06198347107438</text:p>
          </table:table-cell>
          <table:table-cell table:formula="of:=6718903-[.Y20]-[.F20]-[.G20]" office:value-type="float" office:value="6711081.90429953" calcext:value-type="float">
            <text:p>6711081.90429953</text:p>
          </table:table-cell>
          <table:table-cell table:formula="of:=NORMINV(RAND();MAX([.T27];1);MAX(0.25*[.T27];1))" office:value-type="float" office:value="7516.09570046832" calcext:value-type="float">
            <text:p>7516.09570046832</text:p>
          </table:table-cell>
          <table:table-cell table:formula="of:=[.X20]+[.K20]" office:value-type="float" office:value="7544.09570046832" calcext:value-type="float">
            <text:p>7544.09570046832</text:p>
          </table:table-cell>
          <table:table-cell table:formula="of:=[.X20]-[.X19]" office:value-type="float" office:value="2756.44229626528" calcext:value-type="float">
            <text:p>2756.44229626528</text:p>
          </table:table-cell>
          <table:table-cell table:formula="of:=[.S20]-[.S19]" office:value-type="float" office:value="284" calcext:value-type="float">
            <text:p>284</text:p>
          </table:table-cell>
          <table:table-cell table:formula="of:=[.K20]-[.K19]" office:value-type="float" office:value="4" calcext:value-type="float">
            <text:p>4</text:p>
          </table:table-cell>
          <table:table-cell office:value-type="float" office:value="0.000649350649351" calcext:value-type="float">
            <text:p>0.000649350649351</text:p>
          </table:table-cell>
          <table:table-cell office:value-type="float" office:value="1016.6125974026" calcext:value-type="float">
            <text:p>1016.6125974026</text:p>
          </table:table-cell>
          <table:table-cell office:value-type="float" office:value="165.346846153846" calcext:value-type="float">
            <text:p>165.346846153846</text:p>
          </table:table-cell>
          <table:table-cell office:value-type="float" office:value="25.043202247191" calcext:value-type="float">
            <text:p>25.043202247191</text:p>
          </table:table-cell>
          <table:table-cell office:value-type="float" office:value="71.1911038961039" calcext:value-type="float">
            <text:p>71.1911038961039</text:p>
          </table:table-cell>
          <table:table-cell office:value-type="float" office:value="166.757547169811" calcext:value-type="float">
            <text:p>166.757547169811</text:p>
          </table:table-cell>
          <table:table-cell office:value-type="float" office:value="0.933396226415094" calcext:value-type="float">
            <text:p>0.933396226415094</text:p>
          </table:table-cell>
          <table:table-cell office:value-type="float" office:value="5.99" calcext:value-type="float">
            <text:p>5.99</text:p>
          </table:table-cell>
          <table:table-cell office:value-type="float" office:value="17.4083333333333" calcext:value-type="float">
            <text:p>17.4083333333333</text:p>
          </table:table-cell>
          <table:table-cell office:value-type="float" office:value="0.074861111111111" calcext:value-type="float">
            <text:p>0.074861111111111</text:p>
          </table:table-cell>
          <table:table-cell office:value-type="float" office:value="2.05236111111111" calcext:value-type="float">
            <text:p>2.05236111111111</text:p>
          </table:table-cell>
          <table:table-cell office:value-type="float" office:value="1.97861111111111" calcext:value-type="float">
            <text:p>1.97861111111111</text:p>
          </table:table-cell>
          <table:table-cell office:value-type="float" office:value="0.092986111111111" calcext:value-type="float">
            <text:p>0.092986111111111</text:p>
          </table:table-cell>
          <table:table-cell office:value-type="float" office:value="11.2177083333333" calcext:value-type="float">
            <text:p>11.2177083333333</text:p>
          </table:table-cell>
          <table:table-cell office:value-type="float" office:value="28.6179166666667" calcext:value-type="float">
            <text:p>28.6179166666667</text:p>
          </table:table-cell>
          <table:table-cell office:value-type="float" office:value="30.6967708333334" calcext:value-type="float">
            <text:p>30.6967708333334</text:p>
          </table:table-cell>
          <table:table-cell office:value-type="float" office:value="25.6006770833333" calcext:value-type="float">
            <text:p>25.6006770833333</text:p>
          </table:table-cell>
          <table:table-cell office:value-type="float" office:value="18.6086956521739" calcext:value-type="float">
            <text:p>18.608695652173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32" calcext:value-type="float">
            <text:p>-32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24" calcext:value-type="float">
            <text:p>2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Confirmado</text:p>
          </table:table-cell>
          <table:table-cell office:value-type="float" office:value="403" calcext:value-type="float">
            <text:p>403</text:p>
          </table:table-cell>
          <table:table-cell office:value-type="float" office:value="19" calcext:value-type="float">
            <text:p>19</text:p>
          </table:table-cell>
          <table:table-cell table:formula="of:=[.C21]+[.E20]" office:value-type="float" office:value="4033" calcext:value-type="float">
            <text:p>4033</text:p>
          </table:table-cell>
          <table:table-cell office:value-type="float" office:value="39" calcext:value-type="float">
            <text:p>39</text:p>
          </table:table-cell>
          <table:table-cell table:formula="of:=[.G20]+[.H21]"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3"/>
          <table:table-cell table:formula="of:=[.E21]-[.F21]-[.G21]" office:value-type="float" office:value="3703" calcext:value-type="float">
            <text:p>3703</text:p>
          </table:table-cell>
          <table:table-cell table:formula="of:=MAX([.S21]-[.K21];0)" office:value-type="float" office:value="3672" calcext:value-type="float">
            <text:p>3672</text:p>
          </table:table-cell>
          <table:table-cell table:formula="of:=[.K21]/[.S7]" office:value-type="float" office:value="0.101639344262295" calcext:value-type="float">
            <text:p>0.101639344262295</text:p>
          </table:table-cell>
          <table:table-cell table:formula="of:=[.G21]/[.E7]" office:value-type="float" office:value="0.889908256880734" calcext:value-type="float">
            <text:p>0.889908256880734</text:p>
          </table:table-cell>
          <table:table-cell table:formula="of:=6718903-[.Y21]-[.F21]-[.G21]" office:value-type="float" office:value="6711391.91048956" calcext:value-type="float">
            <text:p>6711391.91048956</text:p>
          </table:table-cell>
          <table:table-cell table:formula="of:=NORMINV(RAND();MAX([.T28];1);MAX(0.25*[.T28];1))" office:value-type="float" office:value="7150.08951043516" calcext:value-type="float">
            <text:p>7150.08951043516</text:p>
          </table:table-cell>
          <table:table-cell table:formula="of:=[.X21]+[.K21]" office:value-type="float" office:value="7181.08951043516" calcext:value-type="float">
            <text:p>7181.08951043516</text:p>
          </table:table-cell>
          <table:table-cell table:formula="of:=[.X21]-[.X20]" office:value-type="float" office:value="-366.006190033157" calcext:value-type="float">
            <text:p>-366.006190033157</text:p>
          </table:table-cell>
          <table:table-cell table:formula="of:=[.S21]-[.S20]" office:value-type="float" office:value="350" calcext:value-type="float">
            <text:p>350</text:p>
          </table:table-cell>
          <table:table-cell table:formula="of:=[.K21]-[.K20]" office:value-type="float" office:value="3" calcext:value-type="float">
            <text:p>3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16.01029761905" calcext:value-type="float">
            <text:p>1016.01029761905</text:p>
          </table:table-cell>
          <table:table-cell office:value-type="float" office:value="184.722013888889" calcext:value-type="float">
            <text:p>184.722013888889</text:p>
          </table:table-cell>
          <table:table-cell office:value-type="float" office:value="25.5691666666667" calcext:value-type="float">
            <text:p>25.5691666666667</text:p>
          </table:table-cell>
          <table:table-cell office:value-type="float" office:value="71.6019642857143" calcext:value-type="float">
            <text:p>71.6019642857143</text:p>
          </table:table-cell>
          <table:table-cell office:value-type="float" office:value="157.7235" calcext:value-type="float">
            <text:p>157.7235</text:p>
          </table:table-cell>
          <table:table-cell office:value-type="float" office:value="1.06491666666667" calcext:value-type="float">
            <text:p>1.06491666666667</text:p>
          </table:table-cell>
          <table:table-cell office:value-type="float" office:value="5.66242424242424" calcext:value-type="float">
            <text:p>5.66242424242424</text:p>
          </table:table-cell>
          <table:table-cell office:value-type="float" office:value="16.2720833333333" calcext:value-type="float">
            <text:p>16.2720833333333</text:p>
          </table:table-cell>
          <table:table-cell office:value-type="float" office:value="0.057638888888889" calcext:value-type="float">
            <text:p>0.057638888888889</text:p>
          </table:table-cell>
          <table:table-cell office:value-type="float" office:value="2.02" calcext:value-type="float">
            <text:p>2.02</text:p>
          </table:table-cell>
          <table:table-cell office:value-type="float" office:value="1.96208333333333" calcext:value-type="float">
            <text:p>1.96208333333333</text:p>
          </table:table-cell>
          <table:table-cell office:value-type="float" office:value="0.115277777777778" calcext:value-type="float">
            <text:p>0.115277777777778</text:p>
          </table:table-cell>
          <table:table-cell office:value-type="float" office:value="9.66" calcext:value-type="float">
            <text:p>9.66</text:p>
          </table:table-cell>
          <table:table-cell office:value-type="float" office:value="25.9183333333333" calcext:value-type="float">
            <text:p>25.9183333333333</text:p>
          </table:table-cell>
          <table:table-cell office:value-type="float" office:value="34.0190625" calcext:value-type="float">
            <text:p>34.0190625</text:p>
          </table:table-cell>
          <table:table-cell office:value-type="float" office:value="23.3988461538462" calcext:value-type="float">
            <text:p>23.3988461538462</text:p>
          </table:table-cell>
          <table:table-cell office:value-type="float" office:value="13.2916666666667" calcext:value-type="float">
            <text:p>13.29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33" calcext:value-type="float">
            <text:p>-33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25" calcext:value-type="float">
            <text:p>2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Confirmado</text:p>
          </table:table-cell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  <table:table-cell table:formula="of:=[.C22]+[.E21]" office:value-type="float" office:value="4454" calcext:value-type="float">
            <text:p>4454</text:p>
          </table:table-cell>
          <table:table-cell office:value-type="float" office:value="48" calcext:value-type="float">
            <text:p>48</text:p>
          </table:table-cell>
          <table:table-cell table:formula="of:=[.G21]+[.H22]"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table:number-columns-repeated="3"/>
          <table:table-cell table:formula="of:=[.E22]-[.F22]-[.G22]" office:value-type="float" office:value="4075" calcext:value-type="float">
            <text:p>4075</text:p>
          </table:table-cell>
          <table:table-cell table:formula="of:=MAX([.S22]-[.K22];0)" office:value-type="float" office:value="4049" calcext:value-type="float">
            <text:p>4049</text:p>
          </table:table-cell>
          <table:table-cell table:formula="of:=[.K22]/[.S8]" office:value-type="float" office:value="0.0619047619047619" calcext:value-type="float">
            <text:p>0.061904761904762</text:p>
          </table:table-cell>
          <table:table-cell table:formula="of:=[.G22]/[.E8]" office:value-type="float" office:value="0.737193763919822" calcext:value-type="float">
            <text:p>0.737193763919822</text:p>
          </table:table-cell>
          <table:table-cell table:formula="of:=6718903-[.Y22]-[.F22]-[.G22]" office:value-type="float" office:value="6710508.53932871" calcext:value-type="float">
            <text:p>6710508.53932871</text:p>
          </table:table-cell>
          <table:table-cell table:formula="of:=NORMINV(RAND();MAX([.T29];1);MAX(0.25*[.T29];1))" office:value-type="float" office:value="7989.4606712932" calcext:value-type="float">
            <text:p>7989.4606712932</text:p>
          </table:table-cell>
          <table:table-cell table:formula="of:=[.X22]+[.K22]" office:value-type="float" office:value="8015.4606712932" calcext:value-type="float">
            <text:p>8015.4606712932</text:p>
          </table:table-cell>
          <table:table-cell table:formula="of:=[.X22]-[.X21]" office:value-type="float" office:value="839.37116085804" calcext:value-type="float">
            <text:p>839.37116085804</text:p>
          </table:table-cell>
          <table:table-cell table:formula="of:=[.S22]-[.S21]" office:value-type="float" office:value="372" calcext:value-type="float">
            <text:p>372</text:p>
          </table:table-cell>
          <table:table-cell table:formula="of:=[.K22]-[.K21]" office:value-type="float" office:value="-5" calcext:value-type="float">
            <text:p>-5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5.66976190476" calcext:value-type="float">
            <text:p>1015.66976190476</text:p>
          </table:table-cell>
          <table:table-cell office:value-type="float" office:value="188.138611111111" calcext:value-type="float">
            <text:p>188.138611111111</text:p>
          </table:table-cell>
          <table:table-cell office:value-type="float" office:value="26.5803125" calcext:value-type="float">
            <text:p>26.5803125</text:p>
          </table:table-cell>
          <table:table-cell office:value-type="float" office:value="70.0902976190476" calcext:value-type="float">
            <text:p>70.0902976190476</text:p>
          </table:table-cell>
          <table:table-cell office:value-type="float" office:value="138.634416666667" calcext:value-type="float">
            <text:p>138.634416666667</text:p>
          </table:table-cell>
          <table:table-cell office:value-type="float" office:value="1.26375" calcext:value-type="float">
            <text:p>1.26375</text:p>
          </table:table-cell>
          <table:table-cell office:value-type="float" office:value="8.11113924050633" calcext:value-type="float">
            <text:p>8.1111392405063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.83791666666667" calcext:value-type="float">
            <text:p>1.83791666666667</text:p>
          </table:table-cell>
          <table:table-cell office:value-type="float" office:value="1.79527777777778" calcext:value-type="float">
            <text:p>1.79527777777778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7.40333333333333" calcext:value-type="float">
            <text:p>7.40333333333333</text:p>
          </table:table-cell>
          <table:table-cell office:value-type="float" office:value="19.725625" calcext:value-type="float">
            <text:p>19.725625</text:p>
          </table:table-cell>
          <table:table-cell office:value-type="float" office:value="31.8508854166666" calcext:value-type="float">
            <text:p>31.8508854166666</text:p>
          </table:table-cell>
          <table:table-cell office:value-type="float" office:value="21.3301587301587" calcext:value-type="float">
            <text:p>21.3301587301587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26" calcext:value-type="float">
            <text:p>-26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55" calcext:value-type="float">
            <text:p>-55</text:p>
          </table:table-cell>
          <table:table-cell office:value-type="float" office:value="24" calcext:value-type="float">
            <text:p>2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Confirmado</text:p>
          </table:table-cell>
          <table:table-cell office:value-type="float" office:value="398" calcext:value-type="float">
            <text:p>398</text:p>
          </table:table-cell>
          <table:table-cell office:value-type="float" office:value="15" calcext:value-type="float">
            <text:p>15</text:p>
          </table:table-cell>
          <table:table-cell table:formula="of:=[.C23]+[.E22]" office:value-type="float" office:value="4852" calcext:value-type="float">
            <text:p>4852</text:p>
          </table:table-cell>
          <table:table-cell office:value-type="float" office:value="63" calcext:value-type="float">
            <text:p>63</text:p>
          </table:table-cell>
          <table:table-cell table:formula="of:=[.G22]+[.H23]" office:value-type="float" office:value="367" calcext:value-type="float">
            <text:p>36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table:number-columns-repeated="3"/>
          <table:table-cell table:formula="of:=[.E23]-[.F23]-[.G23]" office:value-type="float" office:value="4422" calcext:value-type="float">
            <text:p>4422</text:p>
          </table:table-cell>
          <table:table-cell table:formula="of:=MAX([.S23]-[.K23];0)" office:value-type="float" office:value="4392" calcext:value-type="float">
            <text:p>4392</text:p>
          </table:table-cell>
          <table:table-cell table:formula="of:=[.K23]/[.S9]" office:value-type="float" office:value="0.0474683544303798" calcext:value-type="float">
            <text:p>0.04746835443038</text:p>
          </table:table-cell>
          <table:table-cell table:formula="of:=[.G23]/[.E9]" office:value-type="float" office:value="0.547761194029851" calcext:value-type="float">
            <text:p>0.547761194029851</text:p>
          </table:table-cell>
          <table:table-cell table:formula="of:=6718903-[.Y23]-[.F23]-[.G23]" office:value-type="float" office:value="6711910.31373048" calcext:value-type="float">
            <text:p>6711910.31373048</text:p>
          </table:table-cell>
          <table:table-cell table:formula="of:=NORMINV(RAND();MAX([.T30];1);MAX(0.25*[.T30];1))" office:value-type="float" office:value="6532.68626952104" calcext:value-type="float">
            <text:p>6532.68626952104</text:p>
          </table:table-cell>
          <table:table-cell table:formula="of:=[.X23]+[.K23]" office:value-type="float" office:value="6562.68626952104" calcext:value-type="float">
            <text:p>6562.68626952104</text:p>
          </table:table-cell>
          <table:table-cell table:formula="of:=[.X23]-[.X22]" office:value-type="float" office:value="-1456.77440177216" calcext:value-type="float">
            <text:p>-1456.77440177216</text:p>
          </table:table-cell>
          <table:table-cell table:formula="of:=[.S23]-[.S22]" office:value-type="float" office:value="347" calcext:value-type="float">
            <text:p>347</text:p>
          </table:table-cell>
          <table:table-cell table:formula="of:=[.K23]-[.K22]" office:value-type="float" office:value="4" calcext:value-type="float">
            <text:p>4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6.51672619048" calcext:value-type="float">
            <text:p>1016.51672619048</text:p>
          </table:table-cell>
          <table:table-cell office:value-type="float" office:value="180.446180555556" calcext:value-type="float">
            <text:p>180.446180555556</text:p>
          </table:table-cell>
          <table:table-cell office:value-type="float" office:value="27.2727604166667" calcext:value-type="float">
            <text:p>27.2727604166667</text:p>
          </table:table-cell>
          <table:table-cell office:value-type="float" office:value="70.0820238095238" calcext:value-type="float">
            <text:p>70.0820238095238</text:p>
          </table:table-cell>
          <table:table-cell office:value-type="float" office:value="126.116583333333" calcext:value-type="float">
            <text:p>126.116583333333</text:p>
          </table:table-cell>
          <table:table-cell office:value-type="float" office:value="1.30658333333333" calcext:value-type="float">
            <text:p>1.30658333333333</text:p>
          </table:table-cell>
          <table:table-cell office:value-type="float" office:value="2.8218085106383" calcext:value-type="float">
            <text:p>2.8218085106383</text:p>
          </table:table-cell>
          <table:table-cell office:value-type="float" office:value="13.59625" calcext:value-type="float">
            <text:p>13.59625</text:p>
          </table:table-cell>
          <table:table-cell office:value-type="float" office:value="0.045507246376812" calcext:value-type="float">
            <text:p>0.045507246376812</text:p>
          </table:table-cell>
          <table:table-cell office:value-type="float" office:value="1.71536231884058" calcext:value-type="float">
            <text:p>1.71536231884058</text:p>
          </table:table-cell>
          <table:table-cell office:value-type="float" office:value="1.67057971014493" calcext:value-type="float">
            <text:p>1.67057971014493</text:p>
          </table:table-cell>
          <table:table-cell office:value-type="float" office:value="0.125625" calcext:value-type="float">
            <text:p>0.125625</text:p>
          </table:table-cell>
          <table:table-cell office:value-type="float" office:value="4.713125" calcext:value-type="float">
            <text:p>4.713125</text:p>
          </table:table-cell>
          <table:table-cell office:value-type="float" office:value="18.2885416666667" calcext:value-type="float">
            <text:p>18.2885416666667</text:p>
          </table:table-cell>
          <table:table-cell office:value-type="float" office:value="37.2535416666667" calcext:value-type="float">
            <text:p>37.2535416666667</text:p>
          </table:table-cell>
          <table:table-cell office:value-type="float" office:value="23.1805376344086" calcext:value-type="float">
            <text:p>23.1805376344086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8" calcext:value-type="float">
            <text:p>-28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office:value-type="float" office:value="-44" calcext:value-type="float">
            <text:p>-44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Confirmado</text:p>
          </table:table-cell>
          <table:table-cell office:value-type="float" office:value="508" calcext:value-type="float">
            <text:p>508</text:p>
          </table:table-cell>
          <table:table-cell office:value-type="float" office:value="11" calcext:value-type="float">
            <text:p>11</text:p>
          </table:table-cell>
          <table:table-cell table:formula="of:=[.C24]+[.E23]" office:value-type="float" office:value="5360" calcext:value-type="float">
            <text:p>5360</text:p>
          </table:table-cell>
          <table:table-cell office:value-type="float" office:value="74" calcext:value-type="float">
            <text:p>74</text:p>
          </table:table-cell>
          <table:table-cell table:formula="of:=[.G23]+[.H24]" office:value-type="float" office:value="415" calcext:value-type="float">
            <text:p>41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3"/>
          <table:table-cell table:formula="of:=[.E24]-[.F24]-[.G24]" office:value-type="float" office:value="4871" calcext:value-type="float">
            <text:p>4871</text:p>
          </table:table-cell>
          <table:table-cell table:formula="of:=MAX([.S24]-[.K24];0)" office:value-type="float" office:value="4840" calcext:value-type="float">
            <text:p>4840</text:p>
          </table:table-cell>
          <table:table-cell table:formula="of:=[.K24]/[.S10]" office:value-type="float" office:value="0.0382716049382716" calcext:value-type="float">
            <text:p>0.038271604938272</text:p>
          </table:table-cell>
          <table:table-cell table:formula="of:=[.G24]/[.E10]" office:value-type="float" office:value="0.484247374562427" calcext:value-type="float">
            <text:p>0.484247374562427</text:p>
          </table:table-cell>
          <table:table-cell table:formula="of:=6718903-[.Y24]-[.F24]-[.G24]" office:value-type="float" office:value="6709364.09489515" calcext:value-type="float">
            <text:p>6709364.09489515</text:p>
          </table:table-cell>
          <table:table-cell table:formula="of:=NORMINV(RAND();MAX([.T31];1);MAX(0.25*[.T31];1))" office:value-type="float" office:value="9018.90510485002" calcext:value-type="float">
            <text:p>9018.90510485002</text:p>
          </table:table-cell>
          <table:table-cell table:formula="of:=[.X24]+[.K24]" office:value-type="float" office:value="9049.90510485002" calcext:value-type="float">
            <text:p>9049.90510485002</text:p>
          </table:table-cell>
          <table:table-cell table:formula="of:=[.X24]-[.X23]" office:value-type="float" office:value="2486.21883532898" calcext:value-type="float">
            <text:p>2486.21883532898</text:p>
          </table:table-cell>
          <table:table-cell table:formula="of:=[.S24]-[.S23]" office:value-type="float" office:value="449" calcext:value-type="float">
            <text:p>449</text:p>
          </table:table-cell>
          <table:table-cell table:formula="of:=[.K24]-[.K23]" office:value-type="float" office:value="1" calcext:value-type="float">
            <text:p>1</text:p>
          </table:table-cell>
          <table:table-cell office:value-type="float" office:value="0.155952380952381" calcext:value-type="float">
            <text:p>0.155952380952381</text:p>
          </table:table-cell>
          <table:table-cell office:value-type="float" office:value="1016.58029761905" calcext:value-type="float">
            <text:p>1016.58029761905</text:p>
          </table:table-cell>
          <table:table-cell office:value-type="float" office:value="164.930208333333" calcext:value-type="float">
            <text:p>164.930208333333</text:p>
          </table:table-cell>
          <table:table-cell office:value-type="float" office:value="27.6086979166667" calcext:value-type="float">
            <text:p>27.6086979166667</text:p>
          </table:table-cell>
          <table:table-cell office:value-type="float" office:value="76.1417261904762" calcext:value-type="float">
            <text:p>76.1417261904762</text:p>
          </table:table-cell>
          <table:table-cell office:value-type="float" office:value="140.399833333333" calcext:value-type="float">
            <text:p>140.399833333333</text:p>
          </table:table-cell>
          <table:table-cell office:value-type="float" office:value="1.20425" calcext:value-type="float">
            <text:p>1.20425</text:p>
          </table:table-cell>
          <table:table-cell office:value-type="float" office:value="3.41617021276596" calcext:value-type="float">
            <text:p>3.41617021276596</text:p>
          </table:table-cell>
          <table:table-cell office:value-type="float" office:value="9.90083333333333" calcext:value-type="float">
            <text:p>9.90083333333333</text:p>
          </table:table-cell>
          <table:table-cell office:value-type="float" office:value="0.04072463768116" calcext:value-type="float">
            <text:p>0.04072463768116</text:p>
          </table:table-cell>
          <table:table-cell office:value-type="float" office:value="1.71173913043478" calcext:value-type="float">
            <text:p>1.71173913043478</text:p>
          </table:table-cell>
          <table:table-cell office:value-type="float" office:value="1.67246376811594" calcext:value-type="float">
            <text:p>1.67246376811594</text:p>
          </table:table-cell>
          <table:table-cell office:value-type="float" office:value="0.157291666666667" calcext:value-type="float">
            <text:p>0.157291666666667</text:p>
          </table:table-cell>
          <table:table-cell office:value-type="float" office:value="4.32125" calcext:value-type="float">
            <text:p>4.32125</text:p>
          </table:table-cell>
          <table:table-cell office:value-type="float" office:value="14.1764583333333" calcext:value-type="float">
            <text:p>14.1764583333333</text:p>
          </table:table-cell>
          <table:table-cell office:value-type="float" office:value="34.22484375" calcext:value-type="float">
            <text:p>34.22484375</text:p>
          </table:table-cell>
          <table:table-cell office:value-type="float" office:value="24.9285561497326" calcext:value-type="float">
            <text:p>24.9285561497326</text:p>
          </table:table-cell>
          <table:table-cell office:value-type="float" office:value="12.5" calcext:value-type="float">
            <text:p>12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34" calcext:value-type="float">
            <text:p>-34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Confirmado</text:p>
          </table:table-cell>
          <table:table-cell office:value-type="float" office:value="352" calcext:value-type="float">
            <text:p>352</text:p>
          </table:table-cell>
          <table:table-cell office:value-type="float" office:value="15" calcext:value-type="float">
            <text:p>15</text:p>
          </table:table-cell>
          <table:table-cell table:formula="of:=[.C25]+[.E24]" office:value-type="float" office:value="5712" calcext:value-type="float">
            <text:p>5712</text:p>
          </table:table-cell>
          <table:table-cell office:value-type="float" office:value="89" calcext:value-type="float">
            <text:p>89</text:p>
          </table:table-cell>
          <table:table-cell table:formula="of:=[.G24]+[.H25]" office:value-type="float" office:value="462" calcext:value-type="float">
            <text:p>46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74" calcext:value-type="float">
            <text:p>2474</text:p>
          </table:table-cell>
          <table:table-cell table:number-columns-repeated="3"/>
          <table:table-cell table:formula="of:=[.E25]-[.F25]-[.G25]" office:value-type="float" office:value="5161" calcext:value-type="float">
            <text:p>5161</text:p>
          </table:table-cell>
          <table:table-cell table:formula="of:=MAX([.S25]-[.K25];0)" office:value-type="float" office:value="5123" calcext:value-type="float">
            <text:p>5123</text:p>
          </table:table-cell>
          <table:table-cell table:formula="of:=[.K25]/[.S11]" office:value-type="float" office:value="0.0397905759162304" calcext:value-type="float">
            <text:p>0.03979057591623</text:p>
          </table:table-cell>
          <table:table-cell table:formula="of:=[.G25]/[.E11]" office:value-type="float" office:value="0.457425742574257" calcext:value-type="float">
            <text:p>0.457425742574257</text:p>
          </table:table-cell>
          <table:table-cell table:formula="of:=6718903-[.Y25]-[.F25]-[.G25]" office:value-type="float" office:value="6709940.17364298" calcext:value-type="float">
            <text:p>6709940.17364298</text:p>
          </table:table-cell>
          <table:table-cell table:formula="of:=NORMINV(RAND();MAX([.T32];1);MAX(0.25*[.T32];1))" office:value-type="float" office:value="8373.82635702217" calcext:value-type="float">
            <text:p>8373.82635702217</text:p>
          </table:table-cell>
          <table:table-cell table:formula="of:=[.X25]+[.K25]" office:value-type="float" office:value="8411.82635702217" calcext:value-type="float">
            <text:p>8411.82635702217</text:p>
          </table:table-cell>
          <table:table-cell table:formula="of:=[.X25]-[.X24]" office:value-type="float" office:value="-645.078747827851" calcext:value-type="float">
            <text:p>-645.078747827851</text:p>
          </table:table-cell>
          <table:table-cell table:formula="of:=[.S25]-[.S24]" office:value-type="float" office:value="290" calcext:value-type="float">
            <text:p>290</text:p>
          </table:table-cell>
          <table:table-cell table:formula="of:=[.K25]-[.K24]" office:value-type="float" office:value="7" calcext:value-type="float">
            <text:p>7</text:p>
          </table:table-cell>
          <table:table-cell office:value-type="float" office:value="0.098802395209581" calcext:value-type="float">
            <text:p>0.098802395209581</text:p>
          </table:table-cell>
          <table:table-cell office:value-type="float" office:value="1015.38407185629" calcext:value-type="float">
            <text:p>1015.38407185629</text:p>
          </table:table-cell>
          <table:table-cell office:value-type="float" office:value="106.245664335664" calcext:value-type="float">
            <text:p>106.245664335664</text:p>
          </table:table-cell>
          <table:table-cell office:value-type="float" office:value="26.3841884816754" calcext:value-type="float">
            <text:p>26.3841884816754</text:p>
          </table:table-cell>
          <table:table-cell office:value-type="float" office:value="86.3619760479042" calcext:value-type="float">
            <text:p>86.3619760479042</text:p>
          </table:table-cell>
          <table:table-cell office:value-type="float" office:value="194.018067226891" calcext:value-type="float">
            <text:p>194.018067226891</text:p>
          </table:table-cell>
          <table:table-cell office:value-type="float" office:value="1.09033613445378" calcext:value-type="float">
            <text:p>1.09033613445378</text:p>
          </table:table-cell>
          <table:table-cell office:value-type="float" office:value="6.12193548387097" calcext:value-type="float">
            <text:p>6.12193548387097</text:p>
          </table:table-cell>
          <table:table-cell office:value-type="float" office:value="20.8125531914894" calcext:value-type="float">
            <text:p>20.8125531914894</text:p>
          </table:table-cell>
          <table:table-cell office:value-type="float" office:value="0.06169014084507" calcext:value-type="float">
            <text:p>0.06169014084507</text:p>
          </table:table-cell>
          <table:table-cell office:value-type="float" office:value="2.07535211267606" calcext:value-type="float">
            <text:p>2.07535211267606</text:p>
          </table:table-cell>
          <table:table-cell office:value-type="float" office:value="2.01408450704225" calcext:value-type="float">
            <text:p>2.01408450704225</text:p>
          </table:table-cell>
          <table:table-cell office:value-type="float" office:value="0.189861111111111" calcext:value-type="float">
            <text:p>0.189861111111111</text:p>
          </table:table-cell>
          <table:table-cell office:value-type="float" office:value="7.68382978723404" calcext:value-type="float">
            <text:p>7.68382978723404</text:p>
          </table:table-cell>
          <table:table-cell office:value-type="float" office:value="28.4802127659575" calcext:value-type="float">
            <text:p>28.4802127659575</text:p>
          </table:table-cell>
          <table:table-cell office:value-type="float" office:value="32.3924607329843" calcext:value-type="float">
            <text:p>32.3924607329843</text:p>
          </table:table-cell>
          <table:table-cell office:value-type="float" office:value="28.3495789473684" calcext:value-type="float">
            <text:p>28.3495789473684</text:p>
          </table:table-cell>
          <table:table-cell office:value-type="float" office:value="20.7391304347826" calcext:value-type="float">
            <text:p>20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Confirmado</text:p>
          </table:table-cell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table:formula="of:=[.C26]+[.E25]" office:value-type="float" office:value="6467" calcext:value-type="float">
            <text:p>6467</text:p>
          </table:table-cell>
          <table:table-cell office:value-type="float" office:value="94" calcext:value-type="float">
            <text:p>94</text:p>
          </table:table-cell>
          <table:table-cell table:formula="of:=[.G25]+[.H26]" office:value-type="float" office:value="532" calcext:value-type="float">
            <text:p>53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373" calcext:value-type="float">
            <text:p>2373</text:p>
          </table:table-cell>
          <table:table-cell table:number-columns-repeated="3"/>
          <table:table-cell table:formula="of:=[.E26]-[.F26]-[.G26]" office:value-type="float" office:value="5841" calcext:value-type="float">
            <text:p>5841</text:p>
          </table:table-cell>
          <table:table-cell table:formula="of:=MAX([.S26]-[.K26];0)" office:value-type="float" office:value="5793" calcext:value-type="float">
            <text:p>5793</text:p>
          </table:table-cell>
          <table:table-cell table:formula="of:=[.K26]/[.S12]" office:value-type="float" office:value="0.0441582336706532" calcext:value-type="float">
            <text:p>0.044158233670653</text:p>
          </table:table-cell>
          <table:table-cell table:formula="of:=[.G26]/[.E12]" office:value-type="float" office:value="0.45980985306828" calcext:value-type="float">
            <text:p>0.45980985306828</text:p>
          </table:table-cell>
          <table:table-cell table:formula="of:=6718903-[.Y26]-[.F26]-[.G26]" office:value-type="float" office:value="6713611.16440519" calcext:value-type="float">
            <text:p>6713611.16440519</text:p>
          </table:table-cell>
          <table:table-cell table:formula="of:=NORMINV(RAND();MAX([.T33];1);MAX(0.25*[.T33];1))" office:value-type="float" office:value="4617.83559481464" calcext:value-type="float">
            <text:p>4617.83559481464</text:p>
          </table:table-cell>
          <table:table-cell table:formula="of:=[.X26]+[.K26]" office:value-type="float" office:value="4665.83559481464" calcext:value-type="float">
            <text:p>4665.83559481464</text:p>
          </table:table-cell>
          <table:table-cell table:formula="of:=[.X26]-[.X25]" office:value-type="float" office:value="-3755.99076220753" calcext:value-type="float">
            <text:p>-3755.99076220753</text:p>
          </table:table-cell>
          <table:table-cell table:formula="of:=[.S26]-[.S25]" office:value-type="float" office:value="680" calcext:value-type="float">
            <text:p>680</text:p>
          </table:table-cell>
          <table:table-cell table:formula="of:=[.K26]-[.K25]" office:value-type="float" office:value="10" calcext:value-type="float">
            <text:p>10</text:p>
          </table:table-cell>
          <table:table-cell office:value-type="float" office:value="0.00952380952381" calcext:value-type="float">
            <text:p>0.00952380952381</text:p>
          </table:table-cell>
          <table:table-cell office:value-type="float" office:value="1013.88041666667" calcext:value-type="float">
            <text:p>1013.88041666667</text:p>
          </table:table-cell>
          <table:table-cell office:value-type="float" office:value="102.818472222222" calcext:value-type="float">
            <text:p>102.818472222222</text:p>
          </table:table-cell>
          <table:table-cell office:value-type="float" office:value="27.07828125" calcext:value-type="float">
            <text:p>27.07828125</text:p>
          </table:table-cell>
          <table:table-cell office:value-type="float" office:value="81.2133333333333" calcext:value-type="float">
            <text:p>81.2133333333333</text:p>
          </table:table-cell>
          <table:table-cell office:value-type="float" office:value="157.9085" calcext:value-type="float">
            <text:p>157.9085</text:p>
          </table:table-cell>
          <table:table-cell office:value-type="float" office:value="1.013" calcext:value-type="float">
            <text:p>1.013</text:p>
          </table:table-cell>
          <table:table-cell office:value-type="float" office:value="3.52531914893617" calcext:value-type="float">
            <text:p>3.52531914893617</text:p>
          </table:table-cell>
          <table:table-cell office:value-type="float" office:value="19.9802083333333" calcext:value-type="float">
            <text:p>19.9802083333333</text:p>
          </table:table-cell>
          <table:table-cell office:value-type="float" office:value="0.062916666666667" calcext:value-type="float">
            <text:p>0.062916666666667</text:p>
          </table:table-cell>
          <table:table-cell office:value-type="float" office:value="2.00222222222222" calcext:value-type="float">
            <text:p>2.00222222222222</text:p>
          </table:table-cell>
          <table:table-cell office:value-type="float" office:value="1.94083333333333" calcext:value-type="float">
            <text:p>1.94083333333333</text:p>
          </table:table-cell>
          <table:table-cell office:value-type="float" office:value="0.162167832167832" calcext:value-type="float">
            <text:p>0.162167832167832</text:p>
          </table:table-cell>
          <table:table-cell office:value-type="float" office:value="8.43875" calcext:value-type="float">
            <text:p>8.43875</text:p>
          </table:table-cell>
          <table:table-cell office:value-type="float" office:value="28.4264583333333" calcext:value-type="float">
            <text:p>28.4264583333333</text:p>
          </table:table-cell>
          <table:table-cell office:value-type="float" office:value="31.49390625" calcext:value-type="float">
            <text:p>31.49390625</text:p>
          </table:table-cell>
          <table:table-cell office:value-type="float" office:value="24.3297752808989" calcext:value-type="float">
            <text:p>24.3297752808989</text:p>
          </table:table-cell>
          <table:table-cell office:value-type="float" office:value="17.1304347826087" calcext:value-type="float">
            <text:p>17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28" calcext:value-type="float">
            <text:p>-28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55" calcext:value-type="float">
            <text:p>-55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Confirmado</text:p>
          </table:table-cell>
          <table:table-cell office:value-type="float" office:value="611" calcext:value-type="float">
            <text:p>611</text:p>
          </table:table-cell>
          <table:table-cell office:value-type="float" office:value="19" calcext:value-type="float">
            <text:p>19</text:p>
          </table:table-cell>
          <table:table-cell table:formula="of:=[.C27]+[.E26]" office:value-type="float" office:value="7078" calcext:value-type="float">
            <text:p>7078</text:p>
          </table:table-cell>
          <table:table-cell office:value-type="float" office:value="113" calcext:value-type="float">
            <text:p>113</text:p>
          </table:table-cell>
          <table:table-cell table:formula="of:=[.G26]+[.H27]" office:value-type="float" office:value="611" calcext:value-type="float">
            <text:p>61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table:number-columns-repeated="3"/>
          <table:table-cell table:formula="of:=[.E27]-[.F27]-[.G27]" office:value-type="float" office:value="6354" calcext:value-type="float">
            <text:p>6354</text:p>
          </table:table-cell>
          <table:table-cell table:formula="of:=MAX([.S27]-[.K27];0)" office:value-type="float" office:value="6302" calcext:value-type="float">
            <text:p>6302</text:p>
          </table:table-cell>
          <table:table-cell table:formula="of:=[.K27]/[.S13]" office:value-type="float" office:value="0.0415335463258786" calcext:value-type="float">
            <text:p>0.041533546325879</text:p>
          </table:table-cell>
          <table:table-cell table:formula="of:=[.G27]/[.E13]" office:value-type="float" office:value="0.458708708708709" calcext:value-type="float">
            <text:p>0.458708708708709</text:p>
          </table:table-cell>
          <table:table-cell table:formula="of:=6718903-[.Y27]-[.F27]-[.G27]" office:value-type="float" office:value="6710107.73815767" calcext:value-type="float">
            <text:p>6710107.73815767</text:p>
          </table:table-cell>
          <table:table-cell table:formula="of:=NORMINV(RAND();MAX([.T34];1);MAX(0.25*[.T34];1))" office:value-type="float" office:value="8019.26184232829" calcext:value-type="float">
            <text:p>8019.26184232829</text:p>
          </table:table-cell>
          <table:table-cell table:formula="of:=[.X27]+[.K27]" office:value-type="float" office:value="8071.26184232829" calcext:value-type="float">
            <text:p>8071.26184232829</text:p>
          </table:table-cell>
          <table:table-cell table:formula="of:=[.X27]-[.X26]" office:value-type="float" office:value="3401.42624751364" calcext:value-type="float">
            <text:p>3401.42624751364</text:p>
          </table:table-cell>
          <table:table-cell table:formula="of:=[.S27]-[.S26]" office:value-type="float" office:value="513" calcext:value-type="float">
            <text:p>513</text:p>
          </table:table-cell>
          <table:table-cell table:formula="of:=[.K27]-[.K26]" office:value-type="float" office:value="4" calcext:value-type="float">
            <text:p>4</text:p>
          </table:table-cell>
          <table:table-cell office:value-type="float" office:value="0.027976190476191" calcext:value-type="float">
            <text:p>0.027976190476191</text:p>
          </table:table-cell>
          <table:table-cell office:value-type="float" office:value="1014.87535714286" calcext:value-type="float">
            <text:p>1014.87535714286</text:p>
          </table:table-cell>
          <table:table-cell office:value-type="float" office:value="117.612222222222" calcext:value-type="float">
            <text:p>117.612222222222</text:p>
          </table:table-cell>
          <table:table-cell office:value-type="float" office:value="26.8355729166667" calcext:value-type="float">
            <text:p>26.8355729166667</text:p>
          </table:table-cell>
          <table:table-cell office:value-type="float" office:value="80.2917261904762" calcext:value-type="float">
            <text:p>80.2917261904762</text:p>
          </table:table-cell>
          <table:table-cell office:value-type="float" office:value="130.374666666667" calcext:value-type="float">
            <text:p>130.374666666667</text:p>
          </table:table-cell>
          <table:table-cell office:value-type="float" office:value="1.26258333333333" calcext:value-type="float">
            <text:p>1.26258333333333</text:p>
          </table:table-cell>
          <table:table-cell office:value-type="float" office:value="3.69574468085106" calcext:value-type="float">
            <text:p>3.69574468085106</text:p>
          </table:table-cell>
          <table:table-cell office:value-type="float" office:value="13.9935416666667" calcext:value-type="float">
            <text:p>13.9935416666667</text:p>
          </table:table-cell>
          <table:table-cell office:value-type="float" office:value="0.055" calcext:value-type="float">
            <text:p>0.055</text:p>
          </table:table-cell>
          <table:table-cell office:value-type="float" office:value="1.95" calcext:value-type="float">
            <text:p>1.95</text:p>
          </table:table-cell>
          <table:table-cell office:value-type="float" office:value="1.89486111111111" calcext:value-type="float">
            <text:p>1.89486111111111</text:p>
          </table:table-cell>
          <table:table-cell office:value-type="float" office:value="0.166830985915493" calcext:value-type="float">
            <text:p>0.166830985915493</text:p>
          </table:table-cell>
          <table:table-cell office:value-type="float" office:value="5.909375" calcext:value-type="float">
            <text:p>5.909375</text:p>
          </table:table-cell>
          <table:table-cell office:value-type="float" office:value="19.8935416666667" calcext:value-type="float">
            <text:p>19.8935416666667</text:p>
          </table:table-cell>
          <table:table-cell office:value-type="float" office:value="25.6020105820106" calcext:value-type="float">
            <text:p>25.6020105820106</text:p>
          </table:table-cell>
          <table:table-cell office:value-type="float" office:value="22.5890322580645" calcext:value-type="float">
            <text:p>22.589032258064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21" calcext:value-type="float">
            <text:p>-21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Confirmado</text:p>
          </table:table-cell>
          <table:table-cell office:value-type="float" office:value="582" calcext:value-type="float">
            <text:p>582</text:p>
          </table:table-cell>
          <table:table-cell office:value-type="float" office:value="23" calcext:value-type="float">
            <text:p>23</text:p>
          </table:table-cell>
          <table:table-cell table:formula="of:=[.C28]+[.E27]" office:value-type="float" office:value="7660" calcext:value-type="float">
            <text:p>7660</text:p>
          </table:table-cell>
          <table:table-cell office:value-type="float" office:value="136" calcext:value-type="float">
            <text:p>136</text:p>
          </table:table-cell>
          <table:table-cell table:formula="of:=[.G27]+[.H28]" office:value-type="float" office:value="683" calcext:value-type="float">
            <text:p>68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table:number-columns-repeated="3"/>
          <table:table-cell table:formula="of:=[.E28]-[.F28]-[.G28]" office:value-type="float" office:value="6841" calcext:value-type="float">
            <text:p>6841</text:p>
          </table:table-cell>
          <table:table-cell table:formula="of:=MAX([.S28]-[.K28];0)" office:value-type="float" office:value="6777" calcext:value-type="float">
            <text:p>6777</text:p>
          </table:table-cell>
          <table:table-cell table:formula="of:=[.K28]/[.S14]" office:value-type="float" office:value="0.0381633870005963" calcext:value-type="float">
            <text:p>0.038163387000596</text:p>
          </table:table-cell>
          <table:table-cell table:formula="of:=[.G28]/[.E14]" office:value-type="float" office:value="0.383707865168539" calcext:value-type="float">
            <text:p>0.383707865168539</text:p>
          </table:table-cell>
          <table:table-cell table:formula="of:=6718903-[.Y28]-[.F28]-[.G28]" office:value-type="float" office:value="6707287.66940357" calcext:value-type="float">
            <text:p>6707287.66940357</text:p>
          </table:table-cell>
          <table:table-cell table:formula="of:=NORMINV(RAND();MAX([.T35];1);MAX(0.25*[.T35];1))" office:value-type="float" office:value="10732.3305964347" calcext:value-type="float">
            <text:p>10732.3305964347</text:p>
          </table:table-cell>
          <table:table-cell table:formula="of:=[.X28]+[.K28]" office:value-type="float" office:value="10796.3305964347" calcext:value-type="float">
            <text:p>10796.3305964347</text:p>
          </table:table-cell>
          <table:table-cell table:formula="of:=[.X28]-[.X27]" office:value-type="float" office:value="2713.06875410638" calcext:value-type="float">
            <text:p>2713.06875410638</text:p>
          </table:table-cell>
          <table:table-cell table:formula="of:=[.S28]-[.S27]" office:value-type="float" office:value="487" calcext:value-type="float">
            <text:p>487</text:p>
          </table:table-cell>
          <table:table-cell table:formula="of:=[.K28]-[.K27]" office:value-type="float" office:value="12" calcext:value-type="float">
            <text:p>12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1.34583333333" calcext:value-type="float">
            <text:p>1011.34583333333</text:p>
          </table:table-cell>
          <table:table-cell office:value-type="float" office:value="176.289722222222" calcext:value-type="float">
            <text:p>176.289722222222</text:p>
          </table:table-cell>
          <table:table-cell office:value-type="float" office:value="28.7200520833333" calcext:value-type="float">
            <text:p>28.7200520833333</text:p>
          </table:table-cell>
          <table:table-cell office:value-type="float" office:value="75.1692857142857" calcext:value-type="float">
            <text:p>75.1692857142857</text:p>
          </table:table-cell>
          <table:table-cell office:value-type="float" office:value="125.144166666667" calcext:value-type="float">
            <text:p>125.144166666667</text:p>
          </table:table-cell>
          <table:table-cell office:value-type="float" office:value="1.137" calcext:value-type="float">
            <text:p>1.137</text:p>
          </table:table-cell>
          <table:table-cell office:value-type="float" office:value="5.05157303370787" calcext:value-type="float">
            <text:p>5.05157303370787</text:p>
          </table:table-cell>
          <table:table-cell office:value-type="float" office:value="22.0716666666667" calcext:value-type="float">
            <text:p>22.0716666666667</text:p>
          </table:table-cell>
          <table:table-cell office:value-type="float" office:value="0.064861111111111" calcext:value-type="float">
            <text:p>0.064861111111111</text:p>
          </table:table-cell>
          <table:table-cell office:value-type="float" office:value="2.05375" calcext:value-type="float">
            <text:p>2.05375</text:p>
          </table:table-cell>
          <table:table-cell office:value-type="float" office:value="1.99055555555556" calcext:value-type="float">
            <text:p>1.99055555555556</text:p>
          </table:table-cell>
          <table:table-cell office:value-type="float" office:value="0.220277777777778" calcext:value-type="float">
            <text:p>0.220277777777778</text:p>
          </table:table-cell>
          <table:table-cell office:value-type="float" office:value="6.54041666666667" calcext:value-type="float">
            <text:p>6.54041666666667</text:p>
          </table:table-cell>
          <table:table-cell office:value-type="float" office:value="28.5995833333333" calcext:value-type="float">
            <text:p>28.5995833333333</text:p>
          </table:table-cell>
          <table:table-cell office:value-type="float" office:value="31.2668229166667" calcext:value-type="float">
            <text:p>31.2668229166667</text:p>
          </table:table-cell>
          <table:table-cell office:value-type="float" office:value="24.7958115183246" calcext:value-type="float">
            <text:p>24.7958115183246</text:p>
          </table:table-cell>
          <table:table-cell office:value-type="float" office:value="13.5652173913043" calcext:value-type="float">
            <text:p>13.565217391304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24" calcext:value-type="float">
            <text:p>-2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Confirmado</text:p>
          </table:table-cell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table:formula="of:=[.C29]+[.E28]" office:value-type="float" office:value="8320" calcext:value-type="float">
            <text:p>8320</text:p>
          </table:table-cell>
          <table:table-cell office:value-type="float" office:value="154" calcext:value-type="float">
            <text:p>154</text:p>
          </table:table-cell>
          <table:table-cell table:formula="of:=[.G28]+[.H29]" office:value-type="float" office:value="756" calcext:value-type="float">
            <text:p>75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95" calcext:value-type="float">
            <text:p>2195</text:p>
          </table:table-cell>
          <table:table-cell table:number-columns-repeated="3"/>
          <table:table-cell table:formula="of:=[.E29]-[.F29]-[.G29]" office:value-type="float" office:value="7410" calcext:value-type="float">
            <text:p>7410</text:p>
          </table:table-cell>
          <table:table-cell table:formula="of:=MAX([.S29]-[.K29];0)" office:value-type="float" office:value="7336" calcext:value-type="float">
            <text:p>7336</text:p>
          </table:table-cell>
          <table:table-cell table:formula="of:=[.K29]/[.S15]" office:value-type="float" office:value="0.0386422976501305" calcext:value-type="float">
            <text:p>0.038642297650131</text:p>
          </table:table-cell>
          <table:table-cell table:formula="of:=[.G29]/[.E15]" office:value-type="float" office:value="0.369140625" calcext:value-type="float">
            <text:p>0.369140625</text:p>
          </table:table-cell>
          <table:table-cell table:formula="of:=6718903-[.Y29]-[.F29]-[.G29]" office:value-type="float" office:value="6704272.77090306" calcext:value-type="float">
            <text:p>6704272.77090306</text:p>
          </table:table-cell>
          <table:table-cell table:formula="of:=NORMINV(RAND();MAX([.T36];1);MAX(0.25*[.T36];1))" office:value-type="float" office:value="13646.2290969429" calcext:value-type="float">
            <text:p>13646.2290969429</text:p>
          </table:table-cell>
          <table:table-cell table:formula="of:=[.X29]+[.K29]" office:value-type="float" office:value="13720.2290969429" calcext:value-type="float">
            <text:p>13720.2290969429</text:p>
          </table:table-cell>
          <table:table-cell table:formula="of:=[.X29]-[.X28]" office:value-type="float" office:value="2913.8985005082" calcext:value-type="float">
            <text:p>2913.8985005082</text:p>
          </table:table-cell>
          <table:table-cell table:formula="of:=[.S29]-[.S28]" office:value-type="float" office:value="569" calcext:value-type="float">
            <text:p>569</text:p>
          </table:table-cell>
          <table:table-cell table:formula="of:=[.K29]-[.K28]" office:value-type="float" office:value="10" calcext:value-type="float">
            <text:p>10</text:p>
          </table:table-cell>
          <table:table-cell office:value-type="float" office:value="0.046385542168675" calcext:value-type="float">
            <text:p>0.046385542168675</text:p>
          </table:table-cell>
          <table:table-cell office:value-type="float" office:value="1005.87759036145" calcext:value-type="float">
            <text:p>1005.87759036145</text:p>
          </table:table-cell>
          <table:table-cell office:value-type="float" office:value="127.608888888889" calcext:value-type="float">
            <text:p>127.608888888889</text:p>
          </table:table-cell>
          <table:table-cell office:value-type="float" office:value="28.8045263157895" calcext:value-type="float">
            <text:p>28.8045263157895</text:p>
          </table:table-cell>
          <table:table-cell office:value-type="float" office:value="65.0127976190476" calcext:value-type="float">
            <text:p>65.0127976190476</text:p>
          </table:table-cell>
          <table:table-cell office:value-type="float" office:value="226.963916666667" calcext:value-type="float">
            <text:p>226.963916666667</text:p>
          </table:table-cell>
          <table:table-cell office:value-type="float" office:value="1.99916666666667" calcext:value-type="float">
            <text:p>1.99916666666667</text:p>
          </table:table-cell>
          <table:table-cell office:value-type="float" office:value="3.01272727272727" calcext:value-type="float">
            <text:p>3.01272727272727</text:p>
          </table:table-cell>
          <table:table-cell office:value-type="float" office:value="17.7989583333333" calcext:value-type="float">
            <text:p>17.7989583333333</text:p>
          </table:table-cell>
          <table:table-cell office:value-type="float" office:value="0.054027777777778" calcext:value-type="float">
            <text:p>0.054027777777778</text:p>
          </table:table-cell>
          <table:table-cell office:value-type="float" office:value="1.99402777777778" calcext:value-type="float">
            <text:p>1.99402777777778</text:p>
          </table:table-cell>
          <table:table-cell office:value-type="float" office:value="1.93916666666667" calcext:value-type="float">
            <text:p>1.93916666666667</text:p>
          </table:table-cell>
          <table:table-cell office:value-type="float" office:value="0.165664335664336" calcext:value-type="float">
            <text:p>0.165664335664336</text:p>
          </table:table-cell>
          <table:table-cell office:value-type="float" office:value="7.72291666666667" calcext:value-type="float">
            <text:p>7.72291666666667</text:p>
          </table:table-cell>
          <table:table-cell office:value-type="float" office:value="25.5125" calcext:value-type="float">
            <text:p>25.5125</text:p>
          </table:table-cell>
          <table:table-cell office:value-type="float" office:value="45.4450531914894" calcext:value-type="float">
            <text:p>45.4450531914894</text:p>
          </table:table-cell>
          <table:table-cell office:value-type="float" office:value="28.8901047120419" calcext:value-type="float">
            <text:p>28.8901047120419</text:p>
          </table:table-cell>
          <table:table-cell office:value-type="float" office:value="15.5833333333333" calcext:value-type="float">
            <text:p>15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9" calcext:value-type="float">
            <text:p>-19</text:p>
          </table:table-cell>
          <table:table-cell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Confirmado</text:p>
          </table:table-cell>
          <table:table-cell office:value-type="float" office:value="788" calcext:value-type="float">
            <text:p>788</text:p>
          </table:table-cell>
          <table:table-cell office:value-type="float" office:value="21" calcext:value-type="float">
            <text:p>21</text:p>
          </table:table-cell>
          <table:table-cell table:formula="of:=[.C30]+[.E29]" office:value-type="float" office:value="9108" calcext:value-type="float">
            <text:p>9108</text:p>
          </table:table-cell>
          <table:table-cell office:value-type="float" office:value="175" calcext:value-type="float">
            <text:p>175</text:p>
          </table:table-cell>
          <table:table-cell table:formula="of:=[.G29]+[.H30]" office:value-type="float" office:value="841" calcext:value-type="float">
            <text:p>84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table:number-columns-repeated="3"/>
          <table:table-cell table:formula="of:=[.E30]-[.F30]-[.G30]" office:value-type="float" office:value="8092" calcext:value-type="float">
            <text:p>8092</text:p>
          </table:table-cell>
          <table:table-cell table:formula="of:=MAX([.S30]-[.K30];0)" office:value-type="float" office:value="8020" calcext:value-type="float">
            <text:p>8020</text:p>
          </table:table-cell>
          <table:table-cell table:formula="of:=[.K30]/[.S16]" office:value-type="float" office:value="0.0334417092429169" calcext:value-type="float">
            <text:p>0.033441709242917</text:p>
          </table:table-cell>
          <table:table-cell table:formula="of:=[.G30]/[.E16]" office:value-type="float" office:value="0.36470078057242" calcext:value-type="float">
            <text:p>0.36470078057242</text:p>
          </table:table-cell>
          <table:table-cell table:formula="of:=6718903-[.Y30]-[.F30]-[.G30]" office:value-type="float" office:value="6705032.58651111" calcext:value-type="float">
            <text:p>6705032.58651111</text:p>
          </table:table-cell>
          <table:table-cell table:formula="of:=NORMINV(RAND();MAX([.T37];1);MAX(0.25*[.T37];1))" office:value-type="float" office:value="12782.4134888904" calcext:value-type="float">
            <text:p>12782.4134888904</text:p>
          </table:table-cell>
          <table:table-cell table:formula="of:=[.X30]+[.K30]" office:value-type="float" office:value="12854.4134888904" calcext:value-type="float">
            <text:p>12854.4134888904</text:p>
          </table:table-cell>
          <table:table-cell table:formula="of:=[.X30]-[.X29]" office:value-type="float" office:value="-863.815608052506" calcext:value-type="float">
            <text:p>-863.815608052506</text:p>
          </table:table-cell>
          <table:table-cell table:formula="of:=[.S30]-[.S29]" office:value-type="float" office:value="682" calcext:value-type="float">
            <text:p>682</text:p>
          </table:table-cell>
          <table:table-cell table:formula="of:=[.K30]-[.K29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12.32613095238" calcext:value-type="float">
            <text:p>1012.32613095238</text:p>
          </table:table-cell>
          <table:table-cell office:value-type="float" office:value="180.810277777778" calcext:value-type="float">
            <text:p>180.810277777778</text:p>
          </table:table-cell>
          <table:table-cell office:value-type="float" office:value="25.8105208333333" calcext:value-type="float">
            <text:p>25.8105208333333</text:p>
          </table:table-cell>
          <table:table-cell office:value-type="float" office:value="62.7489880952381" calcext:value-type="float">
            <text:p>62.7489880952381</text:p>
          </table:table-cell>
          <table:table-cell office:value-type="float" office:value="215.990333333333" calcext:value-type="float">
            <text:p>215.990333333333</text:p>
          </table:table-cell>
          <table:table-cell office:value-type="float" office:value="1.50033333333333" calcext:value-type="float">
            <text:p>1.50033333333333</text:p>
          </table:table-cell>
          <table:table-cell office:value-type="float" office:value="4.40265957446808" calcext:value-type="float">
            <text:p>4.40265957446808</text:p>
          </table:table-cell>
          <table:table-cell office:value-type="float" office:value="13.645625" calcext:value-type="float">
            <text:p>13.645625</text:p>
          </table:table-cell>
          <table:table-cell office:value-type="float" office:value="0.050833333333333" calcext:value-type="float">
            <text:p>0.050833333333333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1.87236111111111" calcext:value-type="float">
            <text:p>1.87236111111111</text:p>
          </table:table-cell>
          <table:table-cell office:value-type="float" office:value="0.122013888888889" calcext:value-type="float">
            <text:p>0.122013888888889</text:p>
          </table:table-cell>
          <table:table-cell office:value-type="float" office:value="8.041875" calcext:value-type="float">
            <text:p>8.041875</text:p>
          </table:table-cell>
          <table:table-cell office:value-type="float" office:value="21.6820833333333" calcext:value-type="float">
            <text:p>21.6820833333333</text:p>
          </table:table-cell>
          <table:table-cell office:value-type="float" office:value="42.4061458333334" calcext:value-type="float">
            <text:p>42.4061458333334</text:p>
          </table:table-cell>
          <table:table-cell office:value-type="float" office:value="31.0624083769634" calcext:value-type="float">
            <text:p>31.0624083769634</text:p>
          </table:table-cell>
          <table:table-cell office:value-type="float" office:value="14.4583333333333" calcext:value-type="float">
            <text:p>14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17" calcext:value-type="float">
            <text:p>-17</text:p>
          </table:table-cell>
          <table:table-cell office:value-type="float" office:value="-78" calcext:value-type="float">
            <text:p>-78</text:p>
          </table:table-cell>
          <table:table-cell office:value-type="float" office:value="-57" calcext:value-type="float">
            <text:p>-57</text:p>
          </table:table-cell>
          <table:table-cell office:value-type="float" office:value="-41" calcext:value-type="float">
            <text:p>-41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Confirmado</text:p>
          </table:table-cell>
          <table:table-cell office:value-type="float" office:value="656" calcext:value-type="float">
            <text:p>656</text:p>
          </table:table-cell>
          <table:table-cell office:value-type="float" office:value="29" calcext:value-type="float">
            <text:p>29</text:p>
          </table:table-cell>
          <table:table-cell table:formula="of:=[.C31]+[.E30]" office:value-type="float" office:value="9764" calcext:value-type="float">
            <text:p>9764</text:p>
          </table:table-cell>
          <table:table-cell office:value-type="float" office:value="204" calcext:value-type="float">
            <text:p>204</text:p>
          </table:table-cell>
          <table:table-cell table:formula="of:=[.G30]+[.H31]"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table:number-columns-repeated="3"/>
          <table:table-cell table:formula="of:=[.E31]-[.F31]-[.G31]" office:value-type="float" office:value="8646" calcext:value-type="float">
            <text:p>8646</text:p>
          </table:table-cell>
          <table:table-cell table:formula="of:=MAX([.S31]-[.K31];0)" office:value-type="float" office:value="8585" calcext:value-type="float">
            <text:p>8585</text:p>
          </table:table-cell>
          <table:table-cell table:formula="of:=[.K31]/[.S17]" office:value-type="float" office:value="0.0247263883259019" calcext:value-type="float">
            <text:p>0.024726388325902</text:p>
          </table:table-cell>
          <table:table-cell table:formula="of:=[.G31]/[.E17]" office:value-type="float" office:value="0.344515642668677" calcext:value-type="float">
            <text:p>0.344515642668677</text:p>
          </table:table-cell>
          <table:table-cell table:formula="of:=6718903-[.Y31]-[.F31]-[.G31]" office:value-type="float" office:value="6698540.4362902" calcext:value-type="float">
            <text:p>6698540.4362902</text:p>
          </table:table-cell>
          <table:table-cell table:formula="of:=NORMINV(RAND();MAX([.T38];1);MAX(0.25*[.T38];1))" office:value-type="float" office:value="19183.5637097985" calcext:value-type="float">
            <text:p>19183.5637097985</text:p>
          </table:table-cell>
          <table:table-cell table:formula="of:=[.X31]+[.K31]" office:value-type="float" office:value="19244.5637097985" calcext:value-type="float">
            <text:p>19244.5637097985</text:p>
          </table:table-cell>
          <table:table-cell table:formula="of:=[.X31]-[.X30]" office:value-type="float" office:value="6401.15022090811" calcext:value-type="float">
            <text:p>6401.15022090811</text:p>
          </table:table-cell>
          <table:table-cell table:formula="of:=[.S31]-[.S30]" office:value-type="float" office:value="554" calcext:value-type="float">
            <text:p>554</text:p>
          </table:table-cell>
          <table:table-cell table:formula="of:=[.K31]-[.K30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015.87916666667" calcext:value-type="float">
            <text:p>1015.87916666667</text:p>
          </table:table-cell>
          <table:table-cell office:value-type="float" office:value="130.860069444444" calcext:value-type="float">
            <text:p>130.860069444444</text:p>
          </table:table-cell>
          <table:table-cell office:value-type="float" office:value="26.1973958333333" calcext:value-type="float">
            <text:p>26.1973958333333</text:p>
          </table:table-cell>
          <table:table-cell office:value-type="float" office:value="69.1513095238095" calcext:value-type="float">
            <text:p>69.1513095238095</text:p>
          </table:table-cell>
          <table:table-cell office:value-type="float" office:value="183.022166666667" calcext:value-type="float">
            <text:p>183.022166666667</text:p>
          </table:table-cell>
          <table:table-cell office:value-type="float" office:value="1.083" calcext:value-type="float">
            <text:p>1.083</text:p>
          </table:table-cell>
          <table:table-cell office:value-type="float" office:value="4.7636170212766" calcext:value-type="float">
            <text:p>4.7636170212766</text:p>
          </table:table-cell>
          <table:table-cell office:value-type="float" office:value="10.7585416666667" calcext:value-type="float">
            <text:p>10.7585416666667</text:p>
          </table:table-cell>
          <table:table-cell office:value-type="float" office:value="0.046805555555556" calcext:value-type="float">
            <text:p>0.046805555555556</text:p>
          </table:table-cell>
          <table:table-cell office:value-type="float" office:value="1.89944444444444" calcext:value-type="float">
            <text:p>1.89944444444444</text:p>
          </table:table-cell>
          <table:table-cell office:value-type="float" office:value="1.8525" calcext:value-type="float">
            <text:p>1.85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63604166666667" calcext:value-type="float">
            <text:p>4.63604166666667</text:p>
          </table:table-cell>
          <table:table-cell office:value-type="float" office:value="15.3835416666667" calcext:value-type="float">
            <text:p>15.3835416666667</text:p>
          </table:table-cell>
          <table:table-cell office:value-type="float" office:value="42.5668229166667" calcext:value-type="float">
            <text:p>42.5668229166667</text:p>
          </table:table-cell>
          <table:table-cell office:value-type="float" office:value="37.9563586956522" calcext:value-type="float">
            <text:p>37.9563586956522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7" calcext:value-type="float">
            <text:p>-27</text:p>
          </table:table-cell>
          <table:table-cell office:value-type="float" office:value="-81" calcext:value-type="float">
            <text:p>-81</text:p>
          </table:table-cell>
          <table:table-cell office:value-type="float" office:value="-60" calcext:value-type="float">
            <text:p>-60</text:p>
          </table:table-cell>
          <table:table-cell office:value-type="float" office:value="-38" calcext:value-type="float">
            <text:p>-38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Confirmado</text:p>
          </table:table-cell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table:formula="of:=[.C32]+[.E31]" office:value-type="float" office:value="10373" calcext:value-type="float">
            <text:p>10373</text:p>
          </table:table-cell>
          <table:table-cell office:value-type="float" office:value="213" calcext:value-type="float">
            <text:p>213</text:p>
          </table:table-cell>
          <table:table-cell table:formula="of:=[.G31]+[.H32]" office:value-type="float" office:value="1002" calcext:value-type="float">
            <text:p>100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916" calcext:value-type="float">
            <text:p>2916</text:p>
          </table:table-cell>
          <table:table-cell table:number-columns-repeated="3"/>
          <table:table-cell table:formula="of:=[.E32]-[.F32]-[.G32]" office:value-type="float" office:value="9158" calcext:value-type="float">
            <text:p>9158</text:p>
          </table:table-cell>
          <table:table-cell table:formula="of:=MAX([.S32]-[.K32];0)" office:value-type="float" office:value="9084" calcext:value-type="float">
            <text:p>9084</text:p>
          </table:table-cell>
          <table:table-cell table:formula="of:=[.K32]/[.S18]" office:value-type="float" office:value="0.027255985267035" calcext:value-type="float">
            <text:p>0.027255985267035</text:p>
          </table:table-cell>
          <table:table-cell table:formula="of:=[.G32]/[.E18]" office:value-type="float" office:value="0.343150684931507" calcext:value-type="float">
            <text:p>0.343150684931507</text:p>
          </table:table-cell>
          <table:table-cell table:formula="of:=6718903-[.Y32]-[.F32]-[.G32]" office:value-type="float" office:value="6703570.03142395" calcext:value-type="float">
            <text:p>6703570.03142395</text:p>
          </table:table-cell>
          <table:table-cell table:formula="of:=NORMINV(RAND();MAX([.T39];1);MAX(0.25*[.T39];1))" office:value-type="float" office:value="14043.9685760453" calcext:value-type="float">
            <text:p>14043.9685760453</text:p>
          </table:table-cell>
          <table:table-cell table:formula="of:=[.X32]+[.K32]" office:value-type="float" office:value="14117.9685760453" calcext:value-type="float">
            <text:p>14117.9685760453</text:p>
          </table:table-cell>
          <table:table-cell table:formula="of:=[.X32]-[.X31]" office:value-type="float" office:value="-5139.59513375315" calcext:value-type="float">
            <text:p>-5139.59513375315</text:p>
          </table:table-cell>
          <table:table-cell table:formula="of:=[.S32]-[.S31]" office:value-type="float" office:value="512" calcext:value-type="float">
            <text:p>512</text:p>
          </table:table-cell>
          <table:table-cell table:formula="of:=[.K32]-[.K31]" office:value-type="float" office:value="13" calcext:value-type="float">
            <text:p>13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1013.76440476191" calcext:value-type="float">
            <text:p>1013.76440476191</text:p>
          </table:table-cell>
          <table:table-cell office:value-type="float" office:value="173.394583333333" calcext:value-type="float">
            <text:p>173.394583333333</text:p>
          </table:table-cell>
          <table:table-cell office:value-type="float" office:value="27.48453125" calcext:value-type="float">
            <text:p>27.48453125</text:p>
          </table:table-cell>
          <table:table-cell office:value-type="float" office:value="72.5833928571429" calcext:value-type="float">
            <text:p>72.5833928571429</text:p>
          </table:table-cell>
          <table:table-cell office:value-type="float" office:value="125.625666666667" calcext:value-type="float">
            <text:p>125.625666666667</text:p>
          </table:table-cell>
          <table:table-cell office:value-type="float" office:value="1.15666666666667" calcext:value-type="float">
            <text:p>1.15666666666667</text:p>
          </table:table-cell>
          <table:table-cell office:value-type="float" office:value="5.64648936170213" calcext:value-type="float">
            <text:p>5.64648936170213</text:p>
          </table:table-cell>
          <table:table-cell office:value-type="float" office:value="21.7977083333333" calcext:value-type="float">
            <text:p>21.797708333333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.03" calcext:value-type="float">
            <text:p>2.03</text:p>
          </table:table-cell>
          <table:table-cell office:value-type="float" office:value="1.96763888888889" calcext:value-type="float">
            <text:p>1.96763888888889</text:p>
          </table:table-cell>
          <table:table-cell office:value-type="float" office:value="0.191333333333333" calcext:value-type="float">
            <text:p>0.191333333333333</text:p>
          </table:table-cell>
          <table:table-cell office:value-type="float" office:value="5.87145833333333" calcext:value-type="float">
            <text:p>5.87145833333333</text:p>
          </table:table-cell>
          <table:table-cell office:value-type="float" office:value="27.659375" calcext:value-type="float">
            <text:p>27.659375</text:p>
          </table:table-cell>
          <table:table-cell office:value-type="float" office:value="41.9019251336899" calcext:value-type="float">
            <text:p>41.9019251336899</text:p>
          </table:table-cell>
          <table:table-cell office:value-type="float" office:value="43.4787931034483" calcext:value-type="float">
            <text:p>43.4787931034483</text:p>
          </table:table-cell>
          <table:table-cell office:value-type="float" office:value="15.75" calcext:value-type="float">
            <text:p>15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9" calcext:value-type="float">
            <text:p>-19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Confirmado</text:p>
          </table:table-cell>
          <table:table-cell office:value-type="float" office:value="626" calcext:value-type="float">
            <text:p>626</text:p>
          </table:table-cell>
          <table:table-cell office:value-type="float" office:value="19" calcext:value-type="float">
            <text:p>19</text:p>
          </table:table-cell>
          <table:table-cell table:formula="of:=[.C33]+[.E32]" office:value-type="float" office:value="10999" calcext:value-type="float">
            <text:p>10999</text:p>
          </table:table-cell>
          <table:table-cell office:value-type="float" office:value="232" calcext:value-type="float">
            <text:p>232</text:p>
          </table:table-cell>
          <table:table-cell table:formula="of:=[.G32]+[.H33]" office:value-type="float" office:value="1079" calcext:value-type="float">
            <text:p>107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26" calcext:value-type="float">
            <text:p>2826</text:p>
          </table:table-cell>
          <table:table-cell table:number-columns-repeated="3"/>
          <table:table-cell table:formula="of:=[.E33]-[.F33]-[.G33]" office:value-type="float" office:value="9688" calcext:value-type="float">
            <text:p>9688</text:p>
          </table:table-cell>
          <table:table-cell table:formula="of:=MAX([.S33]-[.K33];0)" office:value-type="float" office:value="9602" calcext:value-type="float">
            <text:p>9602</text:p>
          </table:table-cell>
          <table:table-cell table:formula="of:=[.K33]/[.S19]" office:value-type="float" office:value="0.0280221570544151" calcext:value-type="float">
            <text:p>0.028022157054415</text:p>
          </table:table-cell>
          <table:table-cell table:formula="of:=[.G33]/[.E19]" office:value-type="float" office:value="0.324902137910268" calcext:value-type="float">
            <text:p>0.324902137910268</text:p>
          </table:table-cell>
          <table:table-cell table:formula="of:=6718903-[.Y33]-[.F33]-[.G33]" office:value-type="float" office:value="6705644.18454985" calcext:value-type="float">
            <text:p>6705644.18454985</text:p>
          </table:table-cell>
          <table:table-cell table:formula="of:=NORMINV(RAND();MAX([.T40];1);MAX(0.25*[.T40];1))" office:value-type="float" office:value="11861.815450146" calcext:value-type="float">
            <text:p>11861.815450146</text:p>
          </table:table-cell>
          <table:table-cell table:formula="of:=[.X33]+[.K33]" office:value-type="float" office:value="11947.815450146" calcext:value-type="float">
            <text:p>11947.815450146</text:p>
          </table:table-cell>
          <table:table-cell table:formula="of:=[.X33]-[.X32]" office:value-type="float" office:value="-2182.15312589932" calcext:value-type="float">
            <text:p>-2182.15312589932</text:p>
          </table:table-cell>
          <table:table-cell table:formula="of:=[.S33]-[.S32]" office:value-type="float" office:value="530" calcext:value-type="float">
            <text:p>530</text:p>
          </table:table-cell>
          <table:table-cell table:formula="of:=[.K33]-[.K32]" office:value-type="float" office:value="12" calcext:value-type="float">
            <text:p>12</text:p>
          </table:table-cell>
          <table:table-cell office:value-type="float" office:value="0.088690476190476" calcext:value-type="float">
            <text:p>0.088690476190476</text:p>
          </table:table-cell>
          <table:table-cell office:value-type="float" office:value="1012.78291666667" calcext:value-type="float">
            <text:p>1012.78291666667</text:p>
          </table:table-cell>
          <table:table-cell office:value-type="float" office:value="75.0713194444444" calcext:value-type="float">
            <text:p>75.0713194444444</text:p>
          </table:table-cell>
          <table:table-cell office:value-type="float" office:value="26.07546875" calcext:value-type="float">
            <text:p>26.07546875</text:p>
          </table:table-cell>
          <table:table-cell office:value-type="float" office:value="87.1045833333334" calcext:value-type="float">
            <text:p>87.1045833333334</text:p>
          </table:table-cell>
          <table:table-cell office:value-type="float" office:value="213.719333333333" calcext:value-type="float">
            <text:p>213.719333333333</text:p>
          </table:table-cell>
          <table:table-cell office:value-type="float" office:value="1.56358333333333" calcext:value-type="float">
            <text:p>1.56358333333333</text:p>
          </table:table-cell>
          <table:table-cell office:value-type="float" office:value="5.40955056179775" calcext:value-type="float">
            <text:p>5.40955056179775</text:p>
          </table:table-cell>
          <table:table-cell office:value-type="float" office:value="22.7585416666667" calcext:value-type="float">
            <text:p>22.7585416666667</text:p>
          </table:table-cell>
          <table:table-cell office:value-type="float" office:value="0.067916666666667" calcext:value-type="float">
            <text:p>0.067916666666667</text:p>
          </table:table-cell>
          <table:table-cell office:value-type="float" office:value="2.02611111111111" calcext:value-type="float">
            <text:p>2.02611111111111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162083333333333" calcext:value-type="float">
            <text:p>0.162083333333333</text:p>
          </table:table-cell>
          <table:table-cell office:value-type="float" office:value="9.10875" calcext:value-type="float">
            <text:p>9.10875</text:p>
          </table:table-cell>
          <table:table-cell office:value-type="float" office:value="31.8470833333333" calcext:value-type="float">
            <text:p>31.8470833333333</text:p>
          </table:table-cell>
          <table:table-cell office:value-type="float" office:value="35.1868586387435" calcext:value-type="float">
            <text:p>35.1868586387435</text:p>
          </table:table-cell>
          <table:table-cell office:value-type="float" office:value="41.38390625" calcext:value-type="float">
            <text:p>41.38390625</text:p>
          </table:table-cell>
          <table:table-cell office:value-type="float" office:value="22.25" calcext:value-type="float">
            <text:p>22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8" calcext:value-type="float">
            <text:p>-18</text:p>
          </table:table-cell>
          <table:table-cell office:value-type="float" office:value="-75" calcext:value-type="float">
            <text:p>-75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Confirmado</text:p>
          </table:table-cell>
          <table:table-cell office:value-type="float" office:value="785" calcext:value-type="float">
            <text:p>785</text:p>
          </table:table-cell>
          <table:table-cell office:value-type="float" office:value="98" calcext:value-type="float">
            <text:p>98</text:p>
          </table:table-cell>
          <table:table-cell table:formula="of:=[.C34]+[.E33]" office:value-type="float" office:value="11784" calcext:value-type="float">
            <text:p>11784</text:p>
          </table:table-cell>
          <table:table-cell office:value-type="float" office:value="330" calcext:value-type="float">
            <text:p>330</text:p>
          </table:table-cell>
          <table:table-cell table:formula="of:=[.G33]+[.H34]" office:value-type="float" office:value="1168" calcext:value-type="float">
            <text:p>116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table:number-columns-repeated="3"/>
          <table:table-cell table:formula="of:=[.E34]-[.F34]-[.G34]" office:value-type="float" office:value="10286" calcext:value-type="float">
            <text:p>10286</text:p>
          </table:table-cell>
          <table:table-cell table:formula="of:=MAX([.S34]-[.K34];0)" office:value-type="float" office:value="10195" calcext:value-type="float">
            <text:p>10195</text:p>
          </table:table-cell>
          <table:table-cell table:formula="of:=[.K34]/[.S20]" office:value-type="float" office:value="0.0271398747390397" calcext:value-type="float">
            <text:p>0.02713987473904</text:p>
          </table:table-cell>
          <table:table-cell table:formula="of:=[.G34]/[.E20]" office:value-type="float" office:value="0.321763085399449" calcext:value-type="float">
            <text:p>0.321763085399449</text:p>
          </table:table-cell>
          <table:table-cell table:formula="of:=6718903-[.Y34]-[.F34]-[.G34]" office:value-type="float" office:value="6702843.95701928" calcext:value-type="float">
            <text:p>6702843.95701928</text:p>
          </table:table-cell>
          <table:table-cell table:formula="of:=NORMINV(RAND();MAX([.T41];1);MAX(0.25*[.T41];1))" office:value-type="float" office:value="14470.0429807216" calcext:value-type="float">
            <text:p>14470.0429807216</text:p>
          </table:table-cell>
          <table:table-cell table:formula="of:=[.X34]+[.K34]" office:value-type="float" office:value="14561.0429807216" calcext:value-type="float">
            <text:p>14561.0429807216</text:p>
          </table:table-cell>
          <table:table-cell table:formula="of:=[.X34]-[.X33]" office:value-type="float" office:value="2608.22753057562" calcext:value-type="float">
            <text:p>2608.22753057562</text:p>
          </table:table-cell>
          <table:table-cell table:formula="of:=[.S34]-[.S33]" office:value-type="float" office:value="598" calcext:value-type="float">
            <text:p>598</text:p>
          </table:table-cell>
          <table:table-cell table:formula="of:=[.K34]-[.K33]" office:value-type="float" office:value="5" calcext:value-type="float">
            <text:p>5</text:p>
          </table:table-cell>
          <table:table-cell office:value-type="float" office:value="0.328409090909091" calcext:value-type="float">
            <text:p>0.328409090909091</text:p>
          </table:table-cell>
          <table:table-cell office:value-type="float" office:value="1015.46632530121" calcext:value-type="float">
            <text:p>1015.46632530121</text:p>
          </table:table-cell>
          <table:table-cell office:value-type="float" office:value="43.7983802816901" calcext:value-type="float">
            <text:p>43.7983802816901</text:p>
          </table:table-cell>
          <table:table-cell office:value-type="float" office:value="22.7146073298429" calcext:value-type="float">
            <text:p>22.7146073298429</text:p>
          </table:table-cell>
          <table:table-cell office:value-type="float" office:value="93.8210365853659" calcext:value-type="float">
            <text:p>93.8210365853659</text:p>
          </table:table-cell>
          <table:table-cell office:value-type="float" office:value="213.575677966102" calcext:value-type="float">
            <text:p>213.575677966102</text:p>
          </table:table-cell>
          <table:table-cell office:value-type="float" office:value="1.10737288135593" calcext:value-type="float">
            <text:p>1.10737288135593</text:p>
          </table:table-cell>
          <table:table-cell office:value-type="float" office:value="2.79956989247312" calcext:value-type="float">
            <text:p>2.79956989247312</text:p>
          </table:table-cell>
          <table:table-cell office:value-type="float" office:value="17.46" calcext:value-type="float">
            <text:p>17.46</text:p>
          </table:table-cell>
          <table:table-cell office:value-type="float" office:value="0.03984375" calcext:value-type="float">
            <text:p>0.03984375</text:p>
          </table:table-cell>
          <table:table-cell office:value-type="float" office:value="1.86484375" calcext:value-type="float">
            <text:p>1.86484375</text:p>
          </table:table-cell>
          <table:table-cell office:value-type="float" office:value="1.82515625" calcext:value-type="float">
            <text:p>1.82515625</text:p>
          </table:table-cell>
          <table:table-cell office:value-type="float" office:value="0.142237762237762" calcext:value-type="float">
            <text:p>0.142237762237762</text:p>
          </table:table-cell>
          <table:table-cell office:value-type="float" office:value="7.98434782608696" calcext:value-type="float">
            <text:p>7.98434782608696</text:p>
          </table:table-cell>
          <table:table-cell office:value-type="float" office:value="25.4428260869565" calcext:value-type="float">
            <text:p>25.4428260869565</text:p>
          </table:table-cell>
          <table:table-cell office:value-type="float" office:value="37.0904891304348" calcext:value-type="float">
            <text:p>37.0904891304348</text:p>
          </table:table-cell>
          <table:table-cell office:value-type="float" office:value="22.168128342246" calcext:value-type="float">
            <text:p>22.168128342246</text:p>
          </table:table-cell>
          <table:table-cell office:value-type="float" office:value="10.25" calcext:value-type="float">
            <text:p>10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4" calcext:value-type="float">
            <text:p>-14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Confirmado</text:p>
          </table:table-cell>
          <table:table-cell office:value-type="float" office:value="1195" calcext:value-type="float">
            <text:p>1195</text:p>
          </table:table-cell>
          <table:table-cell office:value-type="float" office:value="51" calcext:value-type="float">
            <text:p>51</text:p>
          </table:table-cell>
          <table:table-cell table:formula="of:=[.C35]+[.E34]" office:value-type="float" office:value="12979" calcext:value-type="float">
            <text:p>12979</text:p>
          </table:table-cell>
          <table:table-cell office:value-type="float" office:value="381" calcext:value-type="float">
            <text:p>381</text:p>
          </table:table-cell>
          <table:table-cell table:formula="of:=[.G34]+[.H35]" office:value-type="float" office:value="1289" calcext:value-type="float">
            <text:p>1289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3"/>
          <table:table-cell table:formula="of:=[.E35]-[.F35]-[.G35]" office:value-type="float" office:value="11309" calcext:value-type="float">
            <text:p>11309</text:p>
          </table:table-cell>
          <table:table-cell table:formula="of:=MAX([.S35]-[.K35];0)" office:value-type="float" office:value="11231" calcext:value-type="float">
            <text:p>11231</text:p>
          </table:table-cell>
          <table:table-cell table:formula="of:=[.K35]/[.S21]" office:value-type="float" office:value="0.0210640021604105" calcext:value-type="float">
            <text:p>0.021064002160411</text:p>
          </table:table-cell>
          <table:table-cell table:formula="of:=[.G35]/[.E21]" office:value-type="float" office:value="0.319613191172824" calcext:value-type="float">
            <text:p>0.319613191172824</text:p>
          </table:table-cell>
          <table:table-cell table:formula="of:=6718903-[.Y35]-[.F35]-[.G35]" office:value-type="float" office:value="6702956.46563167" calcext:value-type="float">
            <text:p>6702956.46563167</text:p>
          </table:table-cell>
          <table:table-cell table:formula="of:=NORMINV(RAND();MAX([.T42];1);MAX(0.25*[.T42];1))" office:value-type="float" office:value="14198.5343683345" calcext:value-type="float">
            <text:p>14198.5343683345</text:p>
          </table:table-cell>
          <table:table-cell table:formula="of:=[.X35]+[.K35]" office:value-type="float" office:value="14276.5343683345" calcext:value-type="float">
            <text:p>14276.5343683345</text:p>
          </table:table-cell>
          <table:table-cell table:formula="of:=[.X35]-[.X34]" office:value-type="float" office:value="-271.50861238715" calcext:value-type="float">
            <text:p>-271.50861238715</text:p>
          </table:table-cell>
          <table:table-cell table:formula="of:=[.S35]-[.S34]" office:value-type="float" office:value="1023" calcext:value-type="float">
            <text:p>1023</text:p>
          </table:table-cell>
          <table:table-cell table:formula="of:=[.K35]-[.K34]" office:value-type="float" office:value="-13" calcext:value-type="float">
            <text:p>-13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1015.30369047619" calcext:value-type="float">
            <text:p>1015.30369047619</text:p>
          </table:table-cell>
          <table:table-cell office:value-type="float" office:value="70.5950694444445" calcext:value-type="float">
            <text:p>70.5950694444445</text:p>
          </table:table-cell>
          <table:table-cell office:value-type="float" office:value="23.1184375" calcext:value-type="float">
            <text:p>23.1184375</text:p>
          </table:table-cell>
          <table:table-cell office:value-type="float" office:value="79.1941666666667" calcext:value-type="float">
            <text:p>79.1941666666667</text:p>
          </table:table-cell>
          <table:table-cell office:value-type="float" office:value="225.748833333333" calcext:value-type="float">
            <text:p>225.748833333333</text:p>
          </table:table-cell>
          <table:table-cell office:value-type="float" office:value="1.24675" calcext:value-type="float">
            <text:p>1.24675</text:p>
          </table:table-cell>
          <table:table-cell office:value-type="float" office:value="1.95106382978723" calcext:value-type="float">
            <text:p>1.95106382978723</text:p>
          </table:table-cell>
          <table:table-cell office:value-type="float" office:value="22.00125" calcext:value-type="float">
            <text:p>22.00125</text:p>
          </table:table-cell>
          <table:table-cell office:value-type="float" office:value="0.056285714285714" calcext:value-type="float">
            <text:p>0.056285714285714</text:p>
          </table:table-cell>
          <table:table-cell office:value-type="float" office:value="1.89585714285714" calcext:value-type="float">
            <text:p>1.89585714285714</text:p>
          </table:table-cell>
          <table:table-cell office:value-type="float" office:value="1.84057142857143" calcext:value-type="float">
            <text:p>1.84057142857143</text:p>
          </table:table-cell>
          <table:table-cell office:value-type="float" office:value="0.144652777777778" calcext:value-type="float">
            <text:p>0.144652777777778</text:p>
          </table:table-cell>
          <table:table-cell office:value-type="float" office:value="10.011875" calcext:value-type="float">
            <text:p>10.011875</text:p>
          </table:table-cell>
          <table:table-cell office:value-type="float" office:value="32.01375" calcext:value-type="float">
            <text:p>32.01375</text:p>
          </table:table-cell>
          <table:table-cell office:value-type="float" office:value="36.2176063829787" calcext:value-type="float">
            <text:p>36.2176063829787</text:p>
          </table:table-cell>
          <table:table-cell office:value-type="float" office:value="25.2189361702128" calcext:value-type="float">
            <text:p>25.2189361702128</text:p>
          </table:table-cell>
          <table:table-cell office:value-type="float" office:value="16.1304347826087" calcext:value-type="float">
            <text:p>16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office:value-type="float" office:value="-74" calcext:value-type="float">
            <text:p>-74</text:p>
          </table:table-cell>
          <table:table-cell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Confirmado</text:p>
          </table:table-cell>
          <table:table-cell office:value-type="float" office:value="787" calcext:value-type="float">
            <text:p>787</text:p>
          </table:table-cell>
          <table:table-cell office:value-type="float" office:value="43" calcext:value-type="float">
            <text:p>43</text:p>
          </table:table-cell>
          <table:table-cell table:formula="of:=[.C36]+[.E35]" office:value-type="float" office:value="13766" calcext:value-type="float">
            <text:p>13766</text:p>
          </table:table-cell>
          <table:table-cell office:value-type="float" office:value="424" calcext:value-type="float">
            <text:p>424</text:p>
          </table:table-cell>
          <table:table-cell table:formula="of:=[.G35]+[.H36]" office:value-type="float" office:value="1401" calcext:value-type="float">
            <text:p>1401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table:number-columns-repeated="3"/>
          <table:table-cell table:formula="of:=[.E36]-[.F36]-[.G36]" office:value-type="float" office:value="11941" calcext:value-type="float">
            <text:p>11941</text:p>
          </table:table-cell>
          <table:table-cell table:formula="of:=MAX([.S36]-[.K36];0)" office:value-type="float" office:value="11829" calcext:value-type="float">
            <text:p>11829</text:p>
          </table:table-cell>
          <table:table-cell table:formula="of:=[.K36]/[.S22]" office:value-type="float" office:value="0.0274846625766871" calcext:value-type="float">
            <text:p>0.027484662576687</text:p>
          </table:table-cell>
          <table:table-cell table:formula="of:=[.G36]/[.E22]" office:value-type="float" office:value="0.314548720251459" calcext:value-type="float">
            <text:p>0.314548720251459</text:p>
          </table:table-cell>
          <table:table-cell table:formula="of:=6718903-[.Y36]-[.F36]-[.G36]" office:value-type="float" office:value="6705211.90166815" calcext:value-type="float">
            <text:p>6705211.90166815</text:p>
          </table:table-cell>
          <table:table-cell table:formula="of:=NORMINV(RAND();MAX([.T43];1);MAX(0.25*[.T43];1))" office:value-type="float" office:value="11754.0983318479" calcext:value-type="float">
            <text:p>11754.0983318479</text:p>
          </table:table-cell>
          <table:table-cell table:formula="of:=[.X36]+[.K36]" office:value-type="float" office:value="11866.0983318479" calcext:value-type="float">
            <text:p>11866.0983318479</text:p>
          </table:table-cell>
          <table:table-cell table:formula="of:=[.X36]-[.X35]" office:value-type="float" office:value="-2444.43603648656" calcext:value-type="float">
            <text:p>-2444.43603648656</text:p>
          </table:table-cell>
          <table:table-cell table:formula="of:=[.S36]-[.S35]" office:value-type="float" office:value="632" calcext:value-type="float">
            <text:p>632</text:p>
          </table:table-cell>
          <table:table-cell table:formula="of:=[.K36]-[.K3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15.20452380952" calcext:value-type="float">
            <text:p>1015.20452380952</text:p>
          </table:table-cell>
          <table:table-cell office:value-type="float" office:value="51.7988888888889" calcext:value-type="float">
            <text:p>51.7988888888889</text:p>
          </table:table-cell>
          <table:table-cell office:value-type="float" office:value="23.2413020833333" calcext:value-type="float">
            <text:p>23.2413020833333</text:p>
          </table:table-cell>
          <table:table-cell office:value-type="float" office:value="80.1827976190476" calcext:value-type="float">
            <text:p>80.1827976190476</text:p>
          </table:table-cell>
          <table:table-cell office:value-type="float" office:value="193.647" calcext:value-type="float">
            <text:p>193.647</text:p>
          </table:table-cell>
          <table:table-cell office:value-type="float" office:value="0.953083333333333" calcext:value-type="float">
            <text:p>0.953083333333333</text:p>
          </table:table-cell>
          <table:table-cell office:value-type="float" office:value="2.85542553191489" calcext:value-type="float">
            <text:p>2.85542553191489</text:p>
          </table:table-cell>
          <table:table-cell office:value-type="float" office:value="18.4402083333333" calcext:value-type="float">
            <text:p>18.4402083333333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2.04069444444444" calcext:value-type="float">
            <text:p>2.04069444444444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6.52458333333333" calcext:value-type="float">
            <text:p>6.52458333333333</text:p>
          </table:table-cell>
          <table:table-cell office:value-type="float" office:value="24.9566666666667" calcext:value-type="float">
            <text:p>24.9566666666667</text:p>
          </table:table-cell>
          <table:table-cell office:value-type="float" office:value="32.4313541666667" calcext:value-type="float">
            <text:p>32.4313541666667</text:p>
          </table:table-cell>
          <table:table-cell office:value-type="float" office:value="29.4901058201058" calcext:value-type="float">
            <text:p>29.4901058201058</text:p>
          </table:table-cell>
          <table:table-cell office:value-type="float" office:value="15.1304347826087" calcext:value-type="float">
            <text:p>15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32" calcext:value-type="float">
            <text:p>-3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28" calcext:value-type="float">
            <text:p>2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Confirmado</text:p>
          </table:table-cell>
          <table:table-cell office:value-type="float" office:value="899" calcext:value-type="float">
            <text:p>899</text:p>
          </table:table-cell>
          <table:table-cell office:value-type="float" office:value="72" calcext:value-type="float">
            <text:p>72</text:p>
          </table:table-cell>
          <table:table-cell table:formula="of:=[.C37]+[.E36]" office:value-type="float" office:value="14665" calcext:value-type="float">
            <text:p>14665</text:p>
          </table:table-cell>
          <table:table-cell office:value-type="float" office:value="496" calcext:value-type="float">
            <text:p>496</text:p>
          </table:table-cell>
          <table:table-cell table:formula="of:=[.G36]+[.H37]" office:value-type="float" office:value="1535" calcext:value-type="float">
            <text:p>1535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02" calcext:value-type="float">
            <text:p>1102</text:p>
          </table:table-cell>
          <table:table-cell table:number-columns-repeated="3"/>
          <table:table-cell table:formula="of:=[.E37]-[.F37]-[.G37]" office:value-type="float" office:value="12634" calcext:value-type="float">
            <text:p>12634</text:p>
          </table:table-cell>
          <table:table-cell table:formula="of:=MAX([.S37]-[.K37];0)" office:value-type="float" office:value="12479" calcext:value-type="float">
            <text:p>12479</text:p>
          </table:table-cell>
          <table:table-cell table:formula="of:=[.K37]/[.S23]" office:value-type="float" office:value="0.035052012663953" calcext:value-type="float">
            <text:p>0.035052012663953</text:p>
          </table:table-cell>
          <table:table-cell table:formula="of:=[.G37]/[.E23]" office:value-type="float" office:value="0.31636438582028" calcext:value-type="float">
            <text:p>0.31636438582028</text:p>
          </table:table-cell>
          <table:table-cell table:formula="of:=6718903-[.Y37]-[.F37]-[.G37]" office:value-type="float" office:value="6704263.28130673" calcext:value-type="float">
            <text:p>6704263.28130673</text:p>
          </table:table-cell>
          <table:table-cell table:formula="of:=NORMINV(RAND();MAX([.T44];1);MAX(0.25*[.T44];1))" office:value-type="float" office:value="12453.7186932715" calcext:value-type="float">
            <text:p>12453.7186932715</text:p>
          </table:table-cell>
          <table:table-cell table:formula="of:=[.X37]+[.K37]" office:value-type="float" office:value="12608.7186932715" calcext:value-type="float">
            <text:p>12608.7186932715</text:p>
          </table:table-cell>
          <table:table-cell table:formula="of:=[.X37]-[.X36]" office:value-type="float" office:value="699.620361423582" calcext:value-type="float">
            <text:p>699.620361423582</text:p>
          </table:table-cell>
          <table:table-cell table:formula="of:=[.S37]-[.S36]" office:value-type="float" office:value="693" calcext:value-type="float">
            <text:p>693</text:p>
          </table:table-cell>
          <table:table-cell table:formula="of:=[.K37]-[.K36]" office:value-type="float" office:value="43" calcext:value-type="float">
            <text:p>43</text:p>
          </table:table-cell>
          <table:table-cell office:value-type="float" office:value="0.051041666666667" calcext:value-type="float">
            <text:p>0.051041666666667</text:p>
          </table:table-cell>
          <table:table-cell office:value-type="float" office:value="1016.12970238095" calcext:value-type="float">
            <text:p>1016.12970238095</text:p>
          </table:table-cell>
          <table:table-cell office:value-type="float" office:value="32.8393055555556" calcext:value-type="float">
            <text:p>32.8393055555556</text:p>
          </table:table-cell>
          <table:table-cell office:value-type="float" office:value="22.6280729166667" calcext:value-type="float">
            <text:p>22.6280729166667</text:p>
          </table:table-cell>
          <table:table-cell office:value-type="float" office:value="89.3765476190476" calcext:value-type="float">
            <text:p>89.3765476190476</text:p>
          </table:table-cell>
          <table:table-cell office:value-type="float" office:value="199.789916666667" calcext:value-type="float">
            <text:p>199.789916666667</text:p>
          </table:table-cell>
          <table:table-cell office:value-type="float" office:value="0.766333333333333" calcext:value-type="float">
            <text:p>0.766333333333333</text:p>
          </table:table-cell>
          <table:table-cell office:value-type="float" office:value="6.50936170212766" calcext:value-type="float">
            <text:p>6.50936170212766</text:p>
          </table:table-cell>
          <table:table-cell office:value-type="float" office:value="25.2872916666667" calcext:value-type="float">
            <text:p>25.2872916666667</text:p>
          </table:table-cell>
          <table:table-cell office:value-type="float" office:value="0.074444444444444" calcext:value-type="float">
            <text:p>0.074444444444444</text:p>
          </table:table-cell>
          <table:table-cell office:value-type="float" office:value="2.05069444444445" calcext:value-type="float">
            <text:p>2.05069444444445</text:p>
          </table:table-cell>
          <table:table-cell office:value-type="float" office:value="1.97736111111111" calcext:value-type="float">
            <text:p>1.97736111111111</text:p>
          </table:table-cell>
          <table:table-cell office:value-type="float" office:value="0.195208333333333" calcext:value-type="float">
            <text:p>0.195208333333333</text:p>
          </table:table-cell>
          <table:table-cell office:value-type="float" office:value="9.28083333333333" calcext:value-type="float">
            <text:p>9.28083333333333</text:p>
          </table:table-cell>
          <table:table-cell office:value-type="float" office:value="34.5627083333333" calcext:value-type="float">
            <text:p>34.5627083333333</text:p>
          </table:table-cell>
          <table:table-cell office:value-type="float" office:value="21.0686458333333" calcext:value-type="float">
            <text:p>21.0686458333333</text:p>
          </table:table-cell>
          <table:table-cell office:value-type="float" office:value="32.60078125" calcext:value-type="float">
            <text:p>32.60078125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14" calcext:value-type="float">
            <text:p>-14</text:p>
          </table:table-cell>
          <table:table-cell office:value-type="float" office:value="-83" calcext:value-type="float">
            <text:p>-83</text:p>
          </table:table-cell>
          <table:table-cell office:value-type="float" office:value="-58" calcext:value-type="float">
            <text:p>-58</text:p>
          </table:table-cell>
          <table:table-cell office:value-type="float" office:value="-43" calcext:value-type="float">
            <text:p>-43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Confirmado</text:p>
          </table:table-cell>
          <table:table-cell office:value-type="float" office:value="1026" calcext:value-type="float">
            <text:p>1026</text:p>
          </table:table-cell>
          <table:table-cell office:value-type="float" office:value="75" calcext:value-type="float">
            <text:p>75</text:p>
          </table:table-cell>
          <table:table-cell table:formula="of:=[.C38]+[.E37]" office:value-type="float" office:value="15691" calcext:value-type="float">
            <text:p>15691</text:p>
          </table:table-cell>
          <table:table-cell office:value-type="float" office:value="571" calcext:value-type="float">
            <text:p>571</text:p>
          </table:table-cell>
          <table:table-cell table:formula="of:=[.G37]+[.H38]" office:value-type="float" office:value="1653" calcext:value-type="float">
            <text:p>1653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table:number-columns-repeated="3"/>
          <table:table-cell table:formula="of:=[.E38]-[.F38]-[.G38]" office:value-type="float" office:value="13467" calcext:value-type="float">
            <text:p>13467</text:p>
          </table:table-cell>
          <table:table-cell table:formula="of:=MAX([.S38]-[.K38];0)" office:value-type="float" office:value="13275" calcext:value-type="float">
            <text:p>13275</text:p>
          </table:table-cell>
          <table:table-cell table:formula="of:=[.K38]/[.S24]" office:value-type="float" office:value="0.0394169575035927" calcext:value-type="float">
            <text:p>0.039416957503593</text:p>
          </table:table-cell>
          <table:table-cell table:formula="of:=[.G38]/[.E24]" office:value-type="float" office:value="0.30839552238806" calcext:value-type="float">
            <text:p>0.30839552238806</text:p>
          </table:table-cell>
          <table:table-cell table:formula="of:=6718903-[.Y38]-[.F38]-[.G38]" office:value-type="float" office:value="6689444.62246555" calcext:value-type="float">
            <text:p>6689444.62246555</text:p>
          </table:table-cell>
          <table:table-cell table:formula="of:=NORMINV(RAND();MAX([.T45];1);MAX(0.25*[.T45];1))" office:value-type="float" office:value="27042.3775344527" calcext:value-type="float">
            <text:p>27042.3775344527</text:p>
          </table:table-cell>
          <table:table-cell table:formula="of:=[.X38]+[.K38]" office:value-type="float" office:value="27234.3775344527" calcext:value-type="float">
            <text:p>27234.3775344527</text:p>
          </table:table-cell>
          <table:table-cell table:formula="of:=[.X38]-[.X37]" office:value-type="float" office:value="14588.6588411813" calcext:value-type="float">
            <text:p>14588.6588411813</text:p>
          </table:table-cell>
          <table:table-cell table:formula="of:=[.S38]-[.S37]" office:value-type="float" office:value="833" calcext:value-type="float">
            <text:p>833</text:p>
          </table:table-cell>
          <table:table-cell table:formula="of:=[.K38]-[.K37]" office:value-type="float" office:value="37" calcext:value-type="float">
            <text:p>37</text:p>
          </table:table-cell>
          <table:table-cell office:value-type="float" office:value="0.010416666666667" calcext:value-type="float">
            <text:p>0.010416666666667</text:p>
          </table:table-cell>
          <table:table-cell office:value-type="float" office:value="1018.11386904762" calcext:value-type="float">
            <text:p>1018.11386904762</text:p>
          </table:table-cell>
          <table:table-cell office:value-type="float" office:value="76.0266666666666" calcext:value-type="float">
            <text:p>76.0266666666666</text:p>
          </table:table-cell>
          <table:table-cell office:value-type="float" office:value="23.1718229166667" calcext:value-type="float">
            <text:p>23.1718229166667</text:p>
          </table:table-cell>
          <table:table-cell office:value-type="float" office:value="83.5388095238095" calcext:value-type="float">
            <text:p>83.5388095238095</text:p>
          </table:table-cell>
          <table:table-cell office:value-type="float" office:value="172.061416666667" calcext:value-type="float">
            <text:p>172.061416666667</text:p>
          </table:table-cell>
          <table:table-cell office:value-type="float" office:value="0.710083333333334" calcext:value-type="float">
            <text:p>0.710083333333334</text:p>
          </table:table-cell>
          <table:table-cell office:value-type="float" office:value="4.78723404255319" calcext:value-type="float">
            <text:p>4.78723404255319</text:p>
          </table:table-cell>
          <table:table-cell office:value-type="float" office:value="23.016875" calcext:value-type="float">
            <text:p>23.01687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1.98930555555556" calcext:value-type="float">
            <text:p>1.98930555555556</text:p>
          </table:table-cell>
          <table:table-cell office:value-type="float" office:value="0.189513888888889" calcext:value-type="float">
            <text:p>0.189513888888889</text:p>
          </table:table-cell>
          <table:table-cell office:value-type="float" office:value="6.89625" calcext:value-type="float">
            <text:p>6.89625</text:p>
          </table:table-cell>
          <table:table-cell office:value-type="float" office:value="29.9075" calcext:value-type="float">
            <text:p>29.9075</text:p>
          </table:table-cell>
          <table:table-cell office:value-type="float" office:value="29.1746354166667" calcext:value-type="float">
            <text:p>29.1746354166667</text:p>
          </table:table-cell>
          <table:table-cell office:value-type="float" office:value="27.202380952381" calcext:value-type="float">
            <text:p>27.202380952381</text:p>
          </table:table-cell>
          <table:table-cell office:value-type="float" office:value="18.1666666666667" calcext:value-type="float">
            <text:p>18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6" calcext:value-type="float">
            <text:p>-26</text:p>
          </table:table-cell>
          <table:table-cell office:value-type="float" office:value="-85" calcext:value-type="float">
            <text:p>-85</text:p>
          </table:table-cell>
          <table:table-cell office:value-type="float" office:value="-59" calcext:value-type="float">
            <text:p>-59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Confirmado</text:p>
          </table:table-cell>
          <table:table-cell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table:formula="of:=[.C39]+[.E38]" office:value-type="float" office:value="16639" calcext:value-type="float">
            <text:p>16639</text:p>
          </table:table-cell>
          <table:table-cell office:value-type="float" office:value="598" calcext:value-type="float">
            <text:p>598</text:p>
          </table:table-cell>
          <table:table-cell table:formula="of:=[.G38]+[.H39]" office:value-type="float" office:value="1804" calcext:value-type="float">
            <text:p>1804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926" calcext:value-type="float">
            <text:p>3926</text:p>
          </table:table-cell>
          <table:table-cell table:number-columns-repeated="3"/>
          <table:table-cell table:formula="of:=[.E39]-[.F39]-[.G39]" office:value-type="float" office:value="14237" calcext:value-type="float">
            <text:p>14237</text:p>
          </table:table-cell>
          <table:table-cell table:formula="of:=MAX([.S39]-[.K39];0)" office:value-type="float" office:value="14067" calcext:value-type="float">
            <text:p>14067</text:p>
          </table:table-cell>
          <table:table-cell table:formula="of:=[.K39]/[.S25]" office:value-type="float" office:value="0.0329393528385972" calcext:value-type="float">
            <text:p>0.032939352838597</text:p>
          </table:table-cell>
          <table:table-cell table:formula="of:=[.G39]/[.E25]" office:value-type="float" office:value="0.315826330532213" calcext:value-type="float">
            <text:p>0.315826330532213</text:p>
          </table:table-cell>
          <table:table-cell table:formula="of:=6718903-[.Y39]-[.F39]-[.G39]" office:value-type="float" office:value="6699936.81573704" calcext:value-type="float">
            <text:p>6699936.81573704</text:p>
          </table:table-cell>
          <table:table-cell table:formula="of:=NORMINV(RAND();MAX([.T46];1);MAX(0.25*[.T46];1))" office:value-type="float" office:value="16394.1842629569" calcext:value-type="float">
            <text:p>16394.1842629569</text:p>
          </table:table-cell>
          <table:table-cell table:formula="of:=[.X39]+[.K39]" office:value-type="float" office:value="16564.1842629569" calcext:value-type="float">
            <text:p>16564.1842629569</text:p>
          </table:table-cell>
          <table:table-cell table:formula="of:=[.X39]-[.X38]" office:value-type="float" office:value="-10648.1932714958" calcext:value-type="float">
            <text:p>-10648.1932714958</text:p>
          </table:table-cell>
          <table:table-cell table:formula="of:=[.S39]-[.S38]" office:value-type="float" office:value="770" calcext:value-type="float">
            <text:p>770</text:p>
          </table:table-cell>
          <table:table-cell table:formula="of:=[.K39]-[.K38]" office:value-type="float" office:value="-22" calcext:value-type="float">
            <text:p>-22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16.95238095238" calcext:value-type="float">
            <text:p>1016.95238095238</text:p>
          </table:table-cell>
          <table:table-cell office:value-type="float" office:value="163.692638888889" calcext:value-type="float">
            <text:p>163.692638888889</text:p>
          </table:table-cell>
          <table:table-cell office:value-type="float" office:value="24.65984375" calcext:value-type="float">
            <text:p>24.65984375</text:p>
          </table:table-cell>
          <table:table-cell office:value-type="float" office:value="72.4769047619048" calcext:value-type="float">
            <text:p>72.4769047619048</text:p>
          </table:table-cell>
          <table:table-cell office:value-type="float" office:value="132.193833333333" calcext:value-type="float">
            <text:p>132.193833333333</text:p>
          </table:table-cell>
          <table:table-cell office:value-type="float" office:value="1.34891666666667" calcext:value-type="float">
            <text:p>1.34891666666667</text:p>
          </table:table-cell>
          <table:table-cell office:value-type="float" office:value="4.4668085106383" calcext:value-type="float">
            <text:p>4.4668085106383</text:p>
          </table:table-cell>
          <table:table-cell office:value-type="float" office:value="19.134" calcext:value-type="float">
            <text:p>19.134</text:p>
          </table:table-cell>
          <table:table-cell office:value-type="float" office:value="0.1" calcext:value-type="float">
            <text:p>0.1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0.157605633802817" calcext:value-type="float">
            <text:p>0.157605633802817</text:p>
          </table:table-cell>
          <table:table-cell office:value-type="float" office:value="13.4688888888889" calcext:value-type="float">
            <text:p>13.4688888888889</text:p>
          </table:table-cell>
          <table:table-cell office:value-type="float" office:value="32.5926666666667" calcext:value-type="float">
            <text:p>32.5926666666667</text:p>
          </table:table-cell>
          <table:table-cell office:value-type="float" office:value="35.4909895833333" calcext:value-type="float">
            <text:p>35.4909895833333</text:p>
          </table:table-cell>
          <table:table-cell office:value-type="float" office:value="24.88203125" calcext:value-type="float">
            <text:p>24.88203125</text:p>
          </table:table-cell>
          <table:table-cell office:value-type="float" office:value="14.8571428571429" calcext:value-type="float">
            <text:p>14.857142857142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26" calcext:value-type="float">
            <text:p>-26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Confirmado</text:p>
          </table:table-cell>
          <table:table-cell office:value-type="float" office:value="1182" calcext:value-type="float">
            <text:p>1182</text:p>
          </table:table-cell>
          <table:table-cell office:value-type="float" office:value="30" calcext:value-type="float">
            <text:p>30</text:p>
          </table:table-cell>
          <table:table-cell table:formula="of:=[.C40]+[.E39]" office:value-type="float" office:value="17821" calcext:value-type="float">
            <text:p>17821</text:p>
          </table:table-cell>
          <table:table-cell office:value-type="float" office:value="628" calcext:value-type="float">
            <text:p>628</text:p>
          </table:table-cell>
          <table:table-cell table:formula="of:=[.G39]+[.H40]" office:value-type="float" office:value="1970" calcext:value-type="float">
            <text:p>1970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599" calcext:value-type="float">
            <text:p>3599</text:p>
          </table:table-cell>
          <table:table-cell table:number-columns-repeated="3"/>
          <table:table-cell table:formula="of:=[.E40]-[.F40]-[.G40]" office:value-type="float" office:value="15223" calcext:value-type="float">
            <text:p>15223</text:p>
          </table:table-cell>
          <table:table-cell table:formula="of:=MAX([.S40]-[.K40];0)" office:value-type="float" office:value="15028" calcext:value-type="float">
            <text:p>15028</text:p>
          </table:table-cell>
          <table:table-cell table:formula="of:=[.K40]/[.S26]" office:value-type="float" office:value="0.0333846944016435" calcext:value-type="float">
            <text:p>0.033384694401644</text:p>
          </table:table-cell>
          <table:table-cell table:formula="of:=[.G40]/[.E26]" office:value-type="float" office:value="0.304623473016855" calcext:value-type="float">
            <text:p>0.304623473016855</text:p>
          </table:table-cell>
          <table:table-cell table:formula="of:=6718903-[.Y40]-[.F40]-[.G40]" office:value-type="float" office:value="6692930.14529952" calcext:value-type="float">
            <text:p>6692930.14529952</text:p>
          </table:table-cell>
          <table:table-cell table:formula="of:=NORMINV(RAND();MAX([.T47];1);MAX(0.25*[.T47];1))" office:value-type="float" office:value="23179.8547004834" calcext:value-type="float">
            <text:p>23179.8547004834</text:p>
          </table:table-cell>
          <table:table-cell table:formula="of:=[.X40]+[.K40]" office:value-type="float" office:value="23374.8547004834" calcext:value-type="float">
            <text:p>23374.8547004834</text:p>
          </table:table-cell>
          <table:table-cell table:formula="of:=[.X40]-[.X39]" office:value-type="float" office:value="6785.67043752645" calcext:value-type="float">
            <text:p>6785.67043752645</text:p>
          </table:table-cell>
          <table:table-cell table:formula="of:=[.S40]-[.S39]" office:value-type="float" office:value="986" calcext:value-type="float">
            <text:p>986</text:p>
          </table:table-cell>
          <table:table-cell table:formula="of:=[.K40]-[.K39]" office:value-type="float" office:value="25" calcext:value-type="float">
            <text:p>25</text:p>
          </table:table-cell>
          <table:table-cell office:value-type="float" office:value="0.045833333333333" calcext:value-type="float">
            <text:p>0.045833333333333</text:p>
          </table:table-cell>
          <table:table-cell office:value-type="float" office:value="1010.59273809524" calcext:value-type="float">
            <text:p>1010.59273809524</text:p>
          </table:table-cell>
          <table:table-cell office:value-type="float" office:value="155.365779220779" calcext:value-type="float">
            <text:p>155.365779220779</text:p>
          </table:table-cell>
          <table:table-cell office:value-type="float" office:value="26.9636979166667" calcext:value-type="float">
            <text:p>26.9636979166667</text:p>
          </table:table-cell>
          <table:table-cell office:value-type="float" office:value="63.270119047619" calcext:value-type="float">
            <text:p>63.270119047619</text:p>
          </table:table-cell>
          <table:table-cell office:value-type="float" office:value="135.553025210084" calcext:value-type="float">
            <text:p>135.553025210084</text:p>
          </table:table-cell>
          <table:table-cell office:value-type="float" office:value="1.24352941176471" calcext:value-type="float">
            <text:p>1.24352941176471</text:p>
          </table:table-cell>
          <table:table-cell office:value-type="float" office:value="5.93544444444445" calcext:value-type="float">
            <text:p>5.93544444444445</text:p>
          </table:table-cell>
          <table:table-cell office:value-type="float" office:value="21.933125" calcext:value-type="float">
            <text:p>21.933125</text:p>
          </table:table-cell>
          <table:table-cell office:value-type="float" office:value="0.063055555555556" calcext:value-type="float">
            <text:p>0.063055555555556</text:p>
          </table:table-cell>
          <table:table-cell office:value-type="float" office:value="2.00985915492958" calcext:value-type="float">
            <text:p>2.00985915492958</text:p>
          </table:table-cell>
          <table:table-cell office:value-type="float" office:value="1.94708333333333" calcext:value-type="float">
            <text:p>1.94708333333333</text:p>
          </table:table-cell>
          <table:table-cell office:value-type="float" office:value="0.177801418439717" calcext:value-type="float">
            <text:p>0.177801418439717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29.32625" calcext:value-type="float">
            <text:p>29.32625</text:p>
          </table:table-cell>
          <table:table-cell office:value-type="float" office:value="31.3936170212766" calcext:value-type="float">
            <text:p>31.3936170212766</text:p>
          </table:table-cell>
          <table:table-cell office:value-type="float" office:value="25.7286033519553" calcext:value-type="float">
            <text:p>25.7286033519553</text:p>
          </table:table-cell>
          <table:table-cell office:value-type="float" office:value="11.7083333333333" calcext:value-type="float">
            <text:p>1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30" calcext:value-type="float">
            <text:p>-30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Confirmado</text:p>
          </table:table-cell>
          <table:table-cell office:value-type="float" office:value="1072" calcext:value-type="float">
            <text:p>1072</text:p>
          </table:table-cell>
          <table:table-cell office:value-type="float" office:value="78" calcext:value-type="float">
            <text:p>78</text:p>
          </table:table-cell>
          <table:table-cell table:formula="of:=[.C41]+[.E40]" office:value-type="float" office:value="18893" calcext:value-type="float">
            <text:p>18893</text:p>
          </table:table-cell>
          <table:table-cell office:value-type="float" office:value="706" calcext:value-type="float">
            <text:p>706</text:p>
          </table:table-cell>
          <table:table-cell table:formula="of:=[.G40]+[.H41]" office:value-type="float" office:value="2101" calcext:value-type="float">
            <text:p>2101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27" calcext:value-type="float">
            <text:p>227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table:number-columns-repeated="3"/>
          <table:table-cell table:formula="of:=[.E41]-[.F41]-[.G41]" office:value-type="float" office:value="16086" calcext:value-type="float">
            <text:p>16086</text:p>
          </table:table-cell>
          <table:table-cell table:formula="of:=MAX([.S41]-[.K41];0)" office:value-type="float" office:value="15859" calcext:value-type="float">
            <text:p>15859</text:p>
          </table:table-cell>
          <table:table-cell table:formula="of:=[.K41]/[.S27]" office:value-type="float" office:value="0.0357255272269437" calcext:value-type="float">
            <text:p>0.035725527226944</text:p>
          </table:table-cell>
          <table:table-cell table:formula="of:=[.G41]/[.E27]" office:value-type="float" office:value="0.296835264198926" calcext:value-type="float">
            <text:p>0.296835264198926</text:p>
          </table:table-cell>
          <table:table-cell table:formula="of:=6718903-[.Y41]-[.F41]-[.G41]" office:value-type="float" office:value="6689077.3456704" calcext:value-type="float">
            <text:p>6689077.3456704</text:p>
          </table:table-cell>
          <table:table-cell table:formula="of:=NORMINV(RAND();MAX([.T48];1);MAX(0.25*[.T48];1))" office:value-type="float" office:value="26791.6543296025" calcext:value-type="float">
            <text:p>26791.6543296025</text:p>
          </table:table-cell>
          <table:table-cell table:formula="of:=[.X41]+[.K41]" office:value-type="float" office:value="27018.6543296025" calcext:value-type="float">
            <text:p>27018.6543296025</text:p>
          </table:table-cell>
          <table:table-cell table:formula="of:=[.X41]-[.X40]" office:value-type="float" office:value="3611.79962911914" calcext:value-type="float">
            <text:p>3611.79962911914</text:p>
          </table:table-cell>
          <table:table-cell table:formula="of:=[.S41]-[.S40]" office:value-type="float" office:value="863" calcext:value-type="float">
            <text:p>863</text:p>
          </table:table-cell>
          <table:table-cell table:formula="of:=[.K41]-[.K40]" office:value-type="float" office:value="32" calcext:value-type="float">
            <text:p>32</text:p>
          </table:table-cell>
          <table:table-cell office:value-type="float" office:value="0.015104166666667" calcext:value-type="float">
            <text:p>0.015104166666667</text:p>
          </table:table-cell>
          <table:table-cell office:value-type="float" office:value="1012.22340659341" calcext:value-type="float">
            <text:p>1012.22340659341</text:p>
          </table:table-cell>
          <table:table-cell office:value-type="float" office:value="130.161166666667" calcext:value-type="float">
            <text:p>130.161166666667</text:p>
          </table:table-cell>
          <table:table-cell office:value-type="float" office:value="27.5429166666667" calcext:value-type="float">
            <text:p>27.5429166666667</text:p>
          </table:table-cell>
          <table:table-cell office:value-type="float" office:value="67.9701190476191" calcext:value-type="float">
            <text:p>67.9701190476191</text:p>
          </table:table-cell>
          <table:table-cell office:value-type="float" office:value="183.171954887218" calcext:value-type="float">
            <text:p>183.171954887218</text:p>
          </table:table-cell>
          <table:table-cell office:value-type="float" office:value="1.18368421052632" calcext:value-type="float">
            <text:p>1.18368421052632</text:p>
          </table:table-cell>
          <table:table-cell office:value-type="float" office:value="5.00276595744681" calcext:value-type="float">
            <text:p>5.00276595744681</text:p>
          </table:table-cell>
          <table:table-cell office:value-type="float" office:value="22.9210416666667" calcext:value-type="float">
            <text:p>22.9210416666667</text:p>
          </table:table-cell>
          <table:table-cell office:value-type="float" office:value="0.058235294117647" calcext:value-type="float">
            <text:p>0.058235294117647</text:p>
          </table:table-cell>
          <table:table-cell office:value-type="float" office:value="2.03573529411765" calcext:value-type="float">
            <text:p>2.03573529411765</text:p>
          </table:table-cell>
          <table:table-cell office:value-type="float" office:value="1.97661764705882" calcext:value-type="float">
            <text:p>1.97661764705882</text:p>
          </table:table-cell>
          <table:table-cell office:value-type="float" office:value="0.189444444444445" calcext:value-type="float">
            <text:p>0.189444444444445</text:p>
          </table:table-cell>
          <table:table-cell office:value-type="float" office:value="10.4566666666667" calcext:value-type="float">
            <text:p>10.4566666666667</text:p>
          </table:table-cell>
          <table:table-cell office:value-type="float" office:value="33.3733333333333" calcext:value-type="float">
            <text:p>33.3733333333333</text:p>
          </table:table-cell>
          <table:table-cell office:value-type="float" office:value="46.40859375" calcext:value-type="float">
            <text:p>46.40859375</text:p>
          </table:table-cell>
          <table:table-cell office:value-type="float" office:value="31.6124607329843" calcext:value-type="float">
            <text:p>31.6124607329843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23" calcext:value-type="float">
            <text:p>-23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Confirmado</text:p>
          </table:table-cell>
          <table:table-cell office:value-type="float" office:value="1044" calcext:value-type="float">
            <text:p>1044</text:p>
          </table:table-cell>
          <table:table-cell office:value-type="float" office:value="39" calcext:value-type="float">
            <text:p>39</text:p>
          </table:table-cell>
          <table:table-cell table:formula="of:=[.C42]+[.E41]" office:value-type="float" office:value="19937" calcext:value-type="float">
            <text:p>19937</text:p>
          </table:table-cell>
          <table:table-cell office:value-type="float" office:value="745" calcext:value-type="float">
            <text:p>745</text:p>
          </table:table-cell>
          <table:table-cell table:formula="of:=[.G41]+[.H42]" office:value-type="float" office:value="2245" calcext:value-type="float">
            <text:p>2245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72" calcext:value-type="float">
            <text:p>4072</text:p>
          </table:table-cell>
          <table:table-cell table:number-columns-repeated="3"/>
          <table:table-cell table:formula="of:=[.E42]-[.F42]-[.G42]" office:value-type="float" office:value="16947" calcext:value-type="float">
            <text:p>16947</text:p>
          </table:table-cell>
          <table:table-cell table:formula="of:=MAX([.S42]-[.K42];0)" office:value-type="float" office:value="16709" calcext:value-type="float">
            <text:p>16709</text:p>
          </table:table-cell>
          <table:table-cell table:formula="of:=[.K42]/[.S28]" office:value-type="float" office:value="0.0347902353457097" calcext:value-type="float">
            <text:p>0.03479023534571</text:p>
          </table:table-cell>
          <table:table-cell table:formula="of:=[.G42]/[.E28]" office:value-type="float" office:value="0.293080939947781" calcext:value-type="float">
            <text:p>0.293080939947781</text:p>
          </table:table-cell>
          <table:table-cell table:formula="of:=6718903-[.Y42]-[.F42]-[.G42]" office:value-type="float" office:value="6686335.48052282" calcext:value-type="float">
            <text:p>6686335.48052282</text:p>
          </table:table-cell>
          <table:table-cell table:formula="of:=NORMINV(RAND();MAX([.T49];1);MAX(0.25*[.T49];1))" office:value-type="float" office:value="29339.5194771787" calcext:value-type="float">
            <text:p>29339.5194771787</text:p>
          </table:table-cell>
          <table:table-cell table:formula="of:=[.X42]+[.K42]" office:value-type="float" office:value="29577.5194771787" calcext:value-type="float">
            <text:p>29577.5194771787</text:p>
          </table:table-cell>
          <table:table-cell table:formula="of:=[.X42]-[.X41]" office:value-type="float" office:value="2547.86514757614" calcext:value-type="float">
            <text:p>2547.86514757614</text:p>
          </table:table-cell>
          <table:table-cell table:formula="of:=[.S42]-[.S41]" office:value-type="float" office:value="861" calcext:value-type="float">
            <text:p>861</text:p>
          </table:table-cell>
          <table:table-cell table:formula="of:=[.K42]-[.K41]" office:value-type="float" office:value="11" calcext:value-type="float">
            <text:p>11</text:p>
          </table:table-cell>
          <table:table-cell office:value-type="float" office:value="0.145054945054945" calcext:value-type="float">
            <text:p>0.145054945054945</text:p>
          </table:table-cell>
          <table:table-cell office:value-type="float" office:value="1017.73274725275" calcext:value-type="float">
            <text:p>1017.73274725275</text:p>
          </table:table-cell>
          <table:table-cell office:value-type="float" office:value="46.6115934065934" calcext:value-type="float">
            <text:p>46.6115934065934</text:p>
          </table:table-cell>
          <table:table-cell office:value-type="float" office:value="24.8936263736264" calcext:value-type="float">
            <text:p>24.8936263736264</text:p>
          </table:table-cell>
          <table:table-cell office:value-type="float" office:value="87.2076729559749" calcext:value-type="float">
            <text:p>87.2076729559749</text:p>
          </table:table-cell>
          <table:table-cell office:value-type="float" office:value="198.739777777778" calcext:value-type="float">
            <text:p>198.739777777778</text:p>
          </table:table-cell>
          <table:table-cell office:value-type="float" office:value="0.974740740740741" calcext:value-type="float">
            <text:p>0.974740740740741</text:p>
          </table:table-cell>
          <table:table-cell office:value-type="float" office:value="4.24893617021277" calcext:value-type="float">
            <text:p>4.24893617021277</text:p>
          </table:table-cell>
          <table:table-cell office:value-type="float" office:value="19.2891111111111" calcext:value-type="float">
            <text:p>19.289111111111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.99208333333333" calcext:value-type="float">
            <text:p>1.99208333333333</text:p>
          </table:table-cell>
          <table:table-cell office:value-type="float" office:value="1.93555555555556" calcext:value-type="float">
            <text:p>1.93555555555556</text:p>
          </table:table-cell>
          <table:table-cell office:value-type="float" office:value="0.165694444444445" calcext:value-type="float">
            <text:p>0.165694444444445</text:p>
          </table:table-cell>
          <table:table-cell office:value-type="float" office:value="8.012" calcext:value-type="float">
            <text:p>8.012</text:p>
          </table:table-cell>
          <table:table-cell office:value-type="float" office:value="27.2875555555556" calcext:value-type="float">
            <text:p>27.2875555555556</text:p>
          </table:table-cell>
          <table:table-cell office:value-type="float" office:value="42.8074863387978" calcext:value-type="float">
            <text:p>42.8074863387978</text:p>
          </table:table-cell>
          <table:table-cell office:value-type="float" office:value="31.2244198895028" calcext:value-type="float">
            <text:p>31.2244198895028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25" calcext:value-type="float">
            <text:p>-25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Confirmado</text:p>
          </table:table-cell>
          <table:table-cell office:value-type="float" office:value="1083" calcext:value-type="float">
            <text:p>1083</text:p>
          </table:table-cell>
          <table:table-cell office:value-type="float" office:value="29" calcext:value-type="float">
            <text:p>29</text:p>
          </table:table-cell>
          <table:table-cell table:formula="of:=[.C43]+[.E42]" office:value-type="float" office:value="21020" calcext:value-type="float">
            <text:p>21020</text:p>
          </table:table-cell>
          <table:table-cell office:value-type="float" office:value="774" calcext:value-type="float">
            <text:p>774</text:p>
          </table:table-cell>
          <table:table-cell table:formula="of:=[.G42]+[.H43]" office:value-type="float" office:value="2401" calcext:value-type="float">
            <text:p>2401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441" calcext:value-type="float">
            <text:p>3441</text:p>
          </table:table-cell>
          <table:table-cell table:number-columns-repeated="3"/>
          <table:table-cell table:formula="of:=[.E43]-[.F43]-[.G43]" office:value-type="float" office:value="17845" calcext:value-type="float">
            <text:p>17845</text:p>
          </table:table-cell>
          <table:table-cell table:formula="of:=MAX([.S43]-[.K43];0)" office:value-type="float" office:value="17539" calcext:value-type="float">
            <text:p>17539</text:p>
          </table:table-cell>
          <table:table-cell table:formula="of:=[.K43]/[.S29]" office:value-type="float" office:value="0.0412955465587045" calcext:value-type="float">
            <text:p>0.041295546558705</text:p>
          </table:table-cell>
          <table:table-cell table:formula="of:=[.G43]/[.E29]" office:value-type="float" office:value="0.288581730769231" calcext:value-type="float">
            <text:p>0.288581730769231</text:p>
          </table:table-cell>
          <table:table-cell table:formula="of:=6718903-[.Y43]-[.F43]-[.G43]" office:value-type="float" office:value="6695501.99256711" calcext:value-type="float">
            <text:p>6695501.99256711</text:p>
          </table:table-cell>
          <table:table-cell table:formula="of:=NORMINV(RAND();MAX([.T50];1);MAX(0.25*[.T50];1))" office:value-type="float" office:value="19920.0074328878" calcext:value-type="float">
            <text:p>19920.0074328878</text:p>
          </table:table-cell>
          <table:table-cell table:formula="of:=[.X43]+[.K43]" office:value-type="float" office:value="20226.0074328878" calcext:value-type="float">
            <text:p>20226.0074328878</text:p>
          </table:table-cell>
          <table:table-cell table:formula="of:=[.X43]-[.X42]" office:value-type="float" office:value="-9419.51204429084" calcext:value-type="float">
            <text:p>-9419.51204429084</text:p>
          </table:table-cell>
          <table:table-cell table:formula="of:=[.S43]-[.S42]" office:value-type="float" office:value="898" calcext:value-type="float">
            <text:p>898</text:p>
          </table:table-cell>
          <table:table-cell table:formula="of:=[.K43]-[.K42]" office:value-type="float" office:value="68" calcext:value-type="float">
            <text:p>68</text:p>
          </table:table-cell>
          <table:table-cell office:value-type="float" office:value="0.021621621621622" calcext:value-type="float">
            <text:p>0.021621621621622</text:p>
          </table:table-cell>
          <table:table-cell office:value-type="float" office:value="1021.22783783784" calcext:value-type="float">
            <text:p>1021.22783783784</text:p>
          </table:table-cell>
          <table:table-cell office:value-type="float" office:value="33.3866486486486" calcext:value-type="float">
            <text:p>33.3866486486486</text:p>
          </table:table-cell>
          <table:table-cell office:value-type="float" office:value="22.9345405405405" calcext:value-type="float">
            <text:p>22.9345405405405</text:p>
          </table:table-cell>
          <table:table-cell office:value-type="float" office:value="90.1857142857144" calcext:value-type="float">
            <text:p>90.1857142857144</text:p>
          </table:table-cell>
          <table:table-cell office:value-type="float" office:value="179.974306569343" calcext:value-type="float">
            <text:p>179.974306569343</text:p>
          </table:table-cell>
          <table:table-cell office:value-type="float" office:value="0.915255474452554" calcext:value-type="float">
            <text:p>0.915255474452554</text:p>
          </table:table-cell>
          <table:table-cell office:value-type="float" office:value="4.89164835164835" calcext:value-type="float">
            <text:p>4.89164835164835</text:p>
          </table:table-cell>
          <table:table-cell office:value-type="float" office:value="21.9629166666667" calcext:value-type="float">
            <text:p>21.9629166666667</text:p>
          </table:table-cell>
          <table:table-cell office:value-type="float" office:value="0.052898550724638" calcext:value-type="float">
            <text:p>0.052898550724638</text:p>
          </table:table-cell>
          <table:table-cell office:value-type="float" office:value="1.97536231884058" calcext:value-type="float">
            <text:p>1.97536231884058</text:p>
          </table:table-cell>
          <table:table-cell office:value-type="float" office:value="1.92289855072464" calcext:value-type="float">
            <text:p>1.92289855072464</text:p>
          </table:table-cell>
          <table:table-cell office:value-type="float" office:value="0.167986111111111" calcext:value-type="float">
            <text:p>0.167986111111111</text:p>
          </table:table-cell>
          <table:table-cell office:value-type="float" office:value="8.33770833333333" calcext:value-type="float">
            <text:p>8.33770833333333</text:p>
          </table:table-cell>
          <table:table-cell office:value-type="float" office:value="30.2802083333333" calcext:value-type="float">
            <text:p>30.2802083333333</text:p>
          </table:table-cell>
          <table:table-cell office:value-type="float" office:value="37.4872916666667" calcext:value-type="float">
            <text:p>37.4872916666667</text:p>
          </table:table-cell>
          <table:table-cell office:value-type="float" office:value="23.6354891304348" calcext:value-type="float">
            <text:p>23.6354891304348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19" calcext:value-type="float">
            <text:p>-19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Confirmado</text:p>
          </table:table-cell>
          <table:table-cell office:value-type="float" office:value="913" calcext:value-type="float">
            <text:p>913</text:p>
          </table:table-cell>
          <table:table-cell office:value-type="float" office:value="96" calcext:value-type="float">
            <text:p>96</text:p>
          </table:table-cell>
          <table:table-cell table:formula="of:=[.C44]+[.E43]" office:value-type="float" office:value="21933" calcext:value-type="float">
            <text:p>21933</text:p>
          </table:table-cell>
          <table:table-cell office:value-type="float" office:value="870" calcext:value-type="float">
            <text:p>870</text:p>
          </table:table-cell>
          <table:table-cell table:formula="of:=[.G43]+[.H44]" office:value-type="float" office:value="2560" calcext:value-type="float">
            <text:p>25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430" calcext:value-type="float">
            <text:p>1430</text:p>
          </table:table-cell>
          <table:table-cell table:number-columns-repeated="3"/>
          <table:table-cell table:formula="of:=[.E44]-[.F44]-[.G44]" office:value-type="float" office:value="18503" calcext:value-type="float">
            <text:p>18503</text:p>
          </table:table-cell>
          <table:table-cell table:formula="of:=MAX([.S44]-[.K44];0)" office:value-type="float" office:value="18232" calcext:value-type="float">
            <text:p>18232</text:p>
          </table:table-cell>
          <table:table-cell table:formula="of:=[.K44]/[.S30]" office:value-type="float" office:value="0.0334898665348492" calcext:value-type="float">
            <text:p>0.033489866534849</text:p>
          </table:table-cell>
          <table:table-cell table:formula="of:=[.G44]/[.E30]" office:value-type="float" office:value="0.281071585419411" calcext:value-type="float">
            <text:p>0.281071585419411</text:p>
          </table:table-cell>
          <table:table-cell table:formula="of:=6718903-[.Y44]-[.F44]-[.G44]" office:value-type="float" office:value="6701445.2522714" calcext:value-type="float">
            <text:p>6701445.2522714</text:p>
          </table:table-cell>
          <table:table-cell table:formula="of:=NORMINV(RAND();MAX([.T51];1);MAX(0.25*[.T51];1))" office:value-type="float" office:value="13756.7477286019" calcext:value-type="float">
            <text:p>13756.7477286019</text:p>
          </table:table-cell>
          <table:table-cell table:formula="of:=[.X44]+[.K44]" office:value-type="float" office:value="14027.7477286019" calcext:value-type="float">
            <text:p>14027.7477286019</text:p>
          </table:table-cell>
          <table:table-cell table:formula="of:=[.X44]-[.X43]" office:value-type="float" office:value="-6163.25970428599" calcext:value-type="float">
            <text:p>-6163.25970428599</text:p>
          </table:table-cell>
          <table:table-cell table:formula="of:=[.S44]-[.S43]" office:value-type="float" office:value="658" calcext:value-type="float">
            <text:p>658</text:p>
          </table:table-cell>
          <table:table-cell table:formula="of:=[.K44]-[.K43]" office:value-type="float" office:value="-35" calcext:value-type="float">
            <text:p>-35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21.34354166667" calcext:value-type="float">
            <text:p>1021.34354166667</text:p>
          </table:table-cell>
          <table:table-cell office:value-type="float" office:value="93.4165104166667" calcext:value-type="float">
            <text:p>93.4165104166667</text:p>
          </table:table-cell>
          <table:table-cell office:value-type="float" office:value="23.8896875" calcext:value-type="float">
            <text:p>23.8896875</text:p>
          </table:table-cell>
          <table:table-cell office:value-type="float" office:value="81.5394642857143" calcext:value-type="float">
            <text:p>81.5394642857143</text:p>
          </table:table-cell>
          <table:table-cell office:value-type="float" office:value="188.260486111111" calcext:value-type="float">
            <text:p>188.260486111111</text:p>
          </table:table-cell>
          <table:table-cell office:value-type="float" office:value="0.844375" calcext:value-type="float">
            <text:p>0.844375</text:p>
          </table:table-cell>
          <table:table-cell office:value-type="float" office:value="5.17297872340425" calcext:value-type="float">
            <text:p>5.17297872340425</text:p>
          </table:table-cell>
          <table:table-cell office:value-type="float" office:value="21.4977083333333" calcext:value-type="float">
            <text:p>21.4977083333333</text:p>
          </table:table-cell>
          <table:table-cell office:value-type="float" office:value="0.071142857142857" calcext:value-type="float">
            <text:p>0.071142857142857</text:p>
          </table:table-cell>
          <table:table-cell office:value-type="float" office:value="2.03314285714286" calcext:value-type="float">
            <text:p>2.03314285714286</text:p>
          </table:table-cell>
          <table:table-cell office:value-type="float" office:value="1.96214285714286" calcext:value-type="float">
            <text:p>1.96214285714286</text:p>
          </table:table-cell>
          <table:table-cell office:value-type="float" office:value="0.170277777777778" calcext:value-type="float">
            <text:p>0.170277777777778</text:p>
          </table:table-cell>
          <table:table-cell office:value-type="float" office:value="9.81833333333333" calcext:value-type="float">
            <text:p>9.81833333333333</text:p>
          </table:table-cell>
          <table:table-cell office:value-type="float" office:value="31.3129166666667" calcext:value-type="float">
            <text:p>31.3129166666667</text:p>
          </table:table-cell>
          <table:table-cell office:value-type="float" office:value="34.196875" calcext:value-type="float">
            <text:p>34.196875</text:p>
          </table:table-cell>
          <table:table-cell office:value-type="float" office:value="25.3335329341317" calcext:value-type="float">
            <text:p>25.3335329341317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9" calcext:value-type="float">
            <text:p>-19</text:p>
          </table:table-cell>
          <table:table-cell office:value-type="float" office:value="-80" calcext:value-type="float">
            <text:p>-80</text:p>
          </table:table-cell>
          <table:table-cell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Confirmado</text:p>
          </table:table-cell>
          <table:table-cell office:value-type="float" office:value="2187" calcext:value-type="float">
            <text:p>2187</text:p>
          </table:table-cell>
          <table:table-cell office:value-type="float" office:value="249" calcext:value-type="float">
            <text:p>249</text:p>
          </table:table-cell>
          <table:table-cell table:formula="of:=[.C45]+[.E44]" office:value-type="float" office:value="24120" calcext:value-type="float">
            <text:p>24120</text:p>
          </table:table-cell>
          <table:table-cell office:value-type="float" office:value="1119" calcext:value-type="float">
            <text:p>1119</text:p>
          </table:table-cell>
          <table:table-cell table:formula="of:=[.G44]+[.H45]" office:value-type="float" office:value="2793" calcext:value-type="float">
            <text:p>279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156" calcext:value-type="float">
            <text:p>1156</text:p>
          </table:table-cell>
          <table:table-cell table:number-columns-repeated="3"/>
          <table:table-cell table:formula="of:=[.E45]-[.F45]-[.G45]" office:value-type="float" office:value="20208" calcext:value-type="float">
            <text:p>20208</text:p>
          </table:table-cell>
          <table:table-cell table:formula="of:=MAX([.S45]-[.K45];0)" office:value-type="float" office:value="19899" calcext:value-type="float">
            <text:p>19899</text:p>
          </table:table-cell>
          <table:table-cell table:formula="of:=[.K45]/[.S31]" office:value-type="float" office:value="0.0357390700902151" calcext:value-type="float">
            <text:p>0.035739070090215</text:p>
          </table:table-cell>
          <table:table-cell table:formula="of:=[.G45]/[.E31]" office:value-type="float" office:value="0.286050798852929" calcext:value-type="float">
            <text:p>0.286050798852929</text:p>
          </table:table-cell>
          <table:table-cell table:formula="of:=6718903-[.Y45]-[.F45]-[.G45]" office:value-type="float" office:value="6686739.95017263" calcext:value-type="float">
            <text:p>6686739.95017263</text:p>
          </table:table-cell>
          <table:table-cell table:formula="of:=NORMINV(RAND();MAX([.T52];1);MAX(0.25*[.T52];1))" office:value-type="float" office:value="27942.049827372" calcext:value-type="float">
            <text:p>27942.049827372</text:p>
          </table:table-cell>
          <table:table-cell table:formula="of:=[.X45]+[.K45]" office:value-type="float" office:value="28251.049827372" calcext:value-type="float">
            <text:p>28251.049827372</text:p>
          </table:table-cell>
          <table:table-cell table:formula="of:=[.X45]-[.X44]" office:value-type="float" office:value="14185.3020987702" calcext:value-type="float">
            <text:p>14185.3020987702</text:p>
          </table:table-cell>
          <table:table-cell table:formula="of:=[.S45]-[.S44]" office:value-type="float" office:value="1705" calcext:value-type="float">
            <text:p>1705</text:p>
          </table:table-cell>
          <table:table-cell table:formula="of:=[.K45]-[.K44]" office:value-type="float" office:value="38" calcext:value-type="float">
            <text:p>3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0.73536458333" calcext:value-type="float">
            <text:p>1020.73536458333</text:p>
          </table:table-cell>
          <table:table-cell office:value-type="float" office:value="122.273541666667" calcext:value-type="float">
            <text:p>122.273541666667</text:p>
          </table:table-cell>
          <table:table-cell office:value-type="float" office:value="24.1433854166667" calcext:value-type="float">
            <text:p>24.1433854166667</text:p>
          </table:table-cell>
          <table:table-cell office:value-type="float" office:value="78.1464880952381" calcext:value-type="float">
            <text:p>78.1464880952381</text:p>
          </table:table-cell>
          <table:table-cell office:value-type="float" office:value="173.543888888889" calcext:value-type="float">
            <text:p>173.543888888889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4.84691489361702" calcext:value-type="float">
            <text:p>4.84691489361702</text:p>
          </table:table-cell>
          <table:table-cell office:value-type="float" office:value="21.9697916666667" calcext:value-type="float">
            <text:p>21.9697916666667</text:p>
          </table:table-cell>
          <table:table-cell office:value-type="float" office:value="0.100847457627119" calcext:value-type="float">
            <text:p>0.100847457627119</text:p>
          </table:table-cell>
          <table:table-cell office:value-type="float" office:value="2.1028813559322" calcext:value-type="float">
            <text:p>2.1028813559322</text:p>
          </table:table-cell>
          <table:table-cell office:value-type="float" office:value="2.00271186440678" calcext:value-type="float">
            <text:p>2.00271186440678</text:p>
          </table:table-cell>
          <table:table-cell office:value-type="float" office:value="0.16375" calcext:value-type="float">
            <text:p>0.16375</text:p>
          </table:table-cell>
          <table:table-cell office:value-type="float" office:value="8.94125" calcext:value-type="float">
            <text:p>8.94125</text:p>
          </table:table-cell>
          <table:table-cell office:value-type="float" office:value="30.9097916666667" calcext:value-type="float">
            <text:p>30.9097916666667</text:p>
          </table:table-cell>
          <table:table-cell office:value-type="float" office:value="36.4617708333333" calcext:value-type="float">
            <text:p>36.4617708333333</text:p>
          </table:table-cell>
          <table:table-cell office:value-type="float" office:value="22.7056886227545" calcext:value-type="float">
            <text:p>22.7056886227545</text:p>
          </table:table-cell>
          <table:table-cell office:value-type="float" office:value="6.45833333333333" calcext:value-type="float">
            <text:p>6.4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27" calcext:value-type="float">
            <text:p>-27</text:p>
          </table:table-cell>
          <table:table-cell office:value-type="float" office:value="-81" calcext:value-type="float">
            <text:p>-81</text:p>
          </table:table-cell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Confirmado</text:p>
          </table:table-cell>
          <table:table-cell office:value-type="float" office:value="1008" calcext:value-type="float">
            <text:p>1008</text:p>
          </table:table-cell>
          <table:table-cell office:value-type="float" office:value="228" calcext:value-type="float">
            <text:p>228</text:p>
          </table:table-cell>
          <table:table-cell table:formula="of:=[.C46]+[.E45]" office:value-type="float" office:value="25128" calcext:value-type="float">
            <text:p>25128</text:p>
          </table:table-cell>
          <table:table-cell office:value-type="float" office:value="1347" calcext:value-type="float">
            <text:p>1347</text:p>
          </table:table-cell>
          <table:table-cell table:formula="of:=[.G45]+[.H46]" office:value-type="float" office:value="2928" calcext:value-type="float">
            <text:p>292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930" calcext:value-type="float">
            <text:p>4930</text:p>
          </table:table-cell>
          <table:table-cell table:number-columns-repeated="3"/>
          <table:table-cell table:formula="of:=[.E46]-[.F46]-[.G46]" office:value-type="float" office:value="20853" calcext:value-type="float">
            <text:p>20853</text:p>
          </table:table-cell>
          <table:table-cell table:formula="of:=MAX([.S46]-[.K46];0)" office:value-type="float" office:value="20542" calcext:value-type="float">
            <text:p>20542</text:p>
          </table:table-cell>
          <table:table-cell table:formula="of:=[.K46]/[.S32]" office:value-type="float" office:value="0.0339593797772439" calcext:value-type="float">
            <text:p>0.033959379777244</text:p>
          </table:table-cell>
          <table:table-cell table:formula="of:=[.G46]/[.E32]" office:value-type="float" office:value="0.282271281210836" calcext:value-type="float">
            <text:p>0.282271281210836</text:p>
          </table:table-cell>
          <table:table-cell table:formula="of:=6718903-[.Y46]-[.F46]-[.G46]" office:value-type="float" office:value="6687814.37745453" calcext:value-type="float">
            <text:p>6687814.37745453</text:p>
          </table:table-cell>
          <table:table-cell table:formula="of:=NORMINV(RAND();MAX([.T53];1);MAX(0.25*[.T53];1))" office:value-type="float" office:value="26502.6225454683" calcext:value-type="float">
            <text:p>26502.6225454683</text:p>
          </table:table-cell>
          <table:table-cell table:formula="of:=[.X46]+[.K46]" office:value-type="float" office:value="26813.6225454683" calcext:value-type="float">
            <text:p>26813.6225454683</text:p>
          </table:table-cell>
          <table:table-cell table:formula="of:=[.X46]-[.X45]" office:value-type="float" office:value="-1439.42728190367" calcext:value-type="float">
            <text:p>-1439.42728190367</text:p>
          </table:table-cell>
          <table:table-cell table:formula="of:=[.S46]-[.S45]" office:value-type="float" office:value="645" calcext:value-type="float">
            <text:p>645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.04421052631579" calcext:value-type="float">
            <text:p>0.04421052631579</text:p>
          </table:table-cell>
          <table:table-cell office:value-type="float" office:value="1019.15523560209" calcext:value-type="float">
            <text:p>1019.15523560209</text:p>
          </table:table-cell>
          <table:table-cell office:value-type="float" office:value="157.347120418848" calcext:value-type="float">
            <text:p>157.347120418848</text:p>
          </table:table-cell>
          <table:table-cell office:value-type="float" office:value="24.2729842931937" calcext:value-type="float">
            <text:p>24.2729842931937</text:p>
          </table:table-cell>
          <table:table-cell office:value-type="float" office:value="76.5619161676647" calcext:value-type="float">
            <text:p>76.5619161676647</text:p>
          </table:table-cell>
          <table:table-cell office:value-type="float" office:value="187.443916083916" calcext:value-type="float">
            <text:p>187.443916083916</text:p>
          </table:table-cell>
          <table:table-cell office:value-type="float" office:value="0.9093006993007" calcext:value-type="float">
            <text:p>0.9093006993007</text:p>
          </table:table-cell>
          <table:table-cell office:value-type="float" office:value="4.95063157894737" calcext:value-type="float">
            <text:p>4.95063157894737</text:p>
          </table:table-cell>
          <table:table-cell office:value-type="float" office:value="24.8459574468085" calcext:value-type="float">
            <text:p>24.8459574468085</text:p>
          </table:table-cell>
          <table:table-cell office:value-type="float" office:value="0.079154929577465" calcext:value-type="float">
            <text:p>0.079154929577465</text:p>
          </table:table-cell>
          <table:table-cell office:value-type="float" office:value="2.05859154929577" calcext:value-type="float">
            <text:p>2.05859154929577</text:p>
          </table:table-cell>
          <table:table-cell office:value-type="float" office:value="1.97943661971831" calcext:value-type="float">
            <text:p>1.97943661971831</text:p>
          </table:table-cell>
          <table:table-cell office:value-type="float" office:value="0.149583333333334" calcext:value-type="float">
            <text:p>0.149583333333334</text:p>
          </table:table-cell>
          <table:table-cell office:value-type="float" office:value="11.4925531914894" calcext:value-type="float">
            <text:p>11.4925531914894</text:p>
          </table:table-cell>
          <table:table-cell office:value-type="float" office:value="36.3436170212766" calcext:value-type="float">
            <text:p>36.3436170212766</text:p>
          </table:table-cell>
          <table:table-cell office:value-type="float" office:value="33.6743455497382" calcext:value-type="float">
            <text:p>33.6743455497382</text:p>
          </table:table-cell>
          <table:table-cell office:value-type="float" office:value="20.0361363636364" calcext:value-type="float">
            <text:p>20.0361363636364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18" calcext:value-type="float">
            <text:p>-18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Confirmado</text:p>
          </table:table-cell>
          <table:table-cell office:value-type="float" office:value="1263" calcext:value-type="float">
            <text:p>1263</text:p>
          </table:table-cell>
          <table:table-cell office:value-type="float" office:value="12" calcext:value-type="float">
            <text:p>12</text:p>
          </table:table-cell>
          <table:table-cell table:formula="of:=[.C47]+[.E46]" office:value-type="float" office:value="26391" calcext:value-type="float">
            <text:p>26391</text:p>
          </table:table-cell>
          <table:table-cell office:value-type="float" office:value="1359" calcext:value-type="float">
            <text:p>1359</text:p>
          </table:table-cell>
          <table:table-cell table:formula="of:=[.G46]+[.H47]" office:value-type="float" office:value="3121" calcext:value-type="float">
            <text:p>3121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404" calcext:value-type="float">
            <text:p>1404</text:p>
          </table:table-cell>
          <table:table-cell table:number-columns-repeated="3"/>
          <table:table-cell table:formula="of:=[.E47]-[.F47]-[.G47]" office:value-type="float" office:value="21911" calcext:value-type="float">
            <text:p>21911</text:p>
          </table:table-cell>
          <table:table-cell table:formula="of:=MAX([.S47]-[.K47];0)" office:value-type="float" office:value="21573" calcext:value-type="float">
            <text:p>21573</text:p>
          </table:table-cell>
          <table:table-cell table:formula="of:=[.K47]/[.S33]" office:value-type="float" office:value="0.0348885218827415" calcext:value-type="float">
            <text:p>0.034888521882742</text:p>
          </table:table-cell>
          <table:table-cell table:formula="of:=[.G47]/[.E33]" office:value-type="float" office:value="0.283753068460769" calcext:value-type="float">
            <text:p>0.283753068460769</text:p>
          </table:table-cell>
          <table:table-cell table:formula="of:=6718903-[.Y47]-[.F47]-[.G47]" office:value-type="float" office:value="6688014.22344862" calcext:value-type="float">
            <text:p>6688014.22344862</text:p>
          </table:table-cell>
          <table:table-cell table:formula="of:=NORMINV(RAND();MAX([.T54];1);MAX(0.25*[.T54];1))" office:value-type="float" office:value="26070.7765513835" calcext:value-type="float">
            <text:p>26070.7765513835</text:p>
          </table:table-cell>
          <table:table-cell table:formula="of:=[.X47]+[.K47]" office:value-type="float" office:value="26408.7765513835" calcext:value-type="float">
            <text:p>26408.7765513835</text:p>
          </table:table-cell>
          <table:table-cell table:formula="of:=[.X47]-[.X46]" office:value-type="float" office:value="-431.845994084808" calcext:value-type="float">
            <text:p>-431.845994084808</text:p>
          </table:table-cell>
          <table:table-cell table:formula="of:=[.S47]-[.S46]" office:value-type="float" office:value="1058" calcext:value-type="float">
            <text:p>1058</text:p>
          </table:table-cell>
          <table:table-cell table:formula="of:=[.K47]-[.K4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17.45827225131" calcext:value-type="float">
            <text:p>1017.45827225131</text:p>
          </table:table-cell>
          <table:table-cell office:value-type="float" office:value="165.691256544503" calcext:value-type="float">
            <text:p>165.691256544503</text:p>
          </table:table-cell>
          <table:table-cell office:value-type="float" office:value="24.5570157068063" calcext:value-type="float">
            <text:p>24.5570157068063</text:p>
          </table:table-cell>
          <table:table-cell office:value-type="float" office:value="74.5302994011977" calcext:value-type="float">
            <text:p>74.5302994011977</text:p>
          </table:table-cell>
          <table:table-cell office:value-type="float" office:value="173.708881118881" calcext:value-type="float">
            <text:p>173.708881118881</text:p>
          </table:table-cell>
          <table:table-cell office:value-type="float" office:value="0.878601398601398" calcext:value-type="float">
            <text:p>0.878601398601398</text:p>
          </table:table-cell>
          <table:table-cell office:value-type="float" office:value="8.97012987012987" calcext:value-type="float">
            <text:p>8.97012987012987</text:p>
          </table:table-cell>
          <table:table-cell office:value-type="float" office:value="20.590625" calcext:value-type="float">
            <text:p>20.590625</text:p>
          </table:table-cell>
          <table:table-cell office:value-type="float" office:value="0.084929577464789" calcext:value-type="float">
            <text:p>0.084929577464789</text:p>
          </table:table-cell>
          <table:table-cell office:value-type="float" office:value="2.10845070422535" calcext:value-type="float">
            <text:p>2.10845070422535</text:p>
          </table:table-cell>
          <table:table-cell office:value-type="float" office:value="2.02366197183099" calcext:value-type="float">
            <text:p>2.02366197183099</text:p>
          </table:table-cell>
          <table:table-cell office:value-type="float" office:value="0.141748251748252" calcext:value-type="float">
            <text:p>0.141748251748252</text:p>
          </table:table-cell>
          <table:table-cell office:value-type="float" office:value="9.48916666666667" calcext:value-type="float">
            <text:p>9.48916666666667</text:p>
          </table:table-cell>
          <table:table-cell office:value-type="float" office:value="30.0795833333333" calcext:value-type="float">
            <text:p>30.0795833333333</text:p>
          </table:table-cell>
          <table:table-cell office:value-type="float" office:value="41.8994764397906" calcext:value-type="float">
            <text:p>41.8994764397906</text:p>
          </table:table-cell>
          <table:table-cell office:value-type="float" office:value="28.0519895287958" calcext:value-type="float">
            <text:p>28.0519895287958</text:p>
          </table:table-cell>
          <table:table-cell office:value-type="float" office:value="13.4782608695652" calcext:value-type="float">
            <text:p>13.4782608695652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44" calcext:value-type="float">
            <text:p>-44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27" calcext:value-type="float">
            <text:p>2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Confirmado</text:p>
          </table:table-cell>
          <table:table-cell office:value-type="float" office:value="1160" calcext:value-type="float">
            <text:p>1160</text:p>
          </table:table-cell>
          <table:table-cell office:value-type="float" office:value="221" calcext:value-type="float">
            <text:p>221</text:p>
          </table:table-cell>
          <table:table-cell table:formula="of:=[.C48]+[.E47]" office:value-type="float" office:value="27551" calcext:value-type="float">
            <text:p>27551</text:p>
          </table:table-cell>
          <table:table-cell office:value-type="float" office:value="1580" calcext:value-type="float">
            <text:p>1580</text:p>
          </table:table-cell>
          <table:table-cell table:formula="of:=[.G47]+[.H48]" office:value-type="float" office:value="3303" calcext:value-type="float">
            <text:p>3303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355" calcext:value-type="float">
            <text:p>2355</text:p>
          </table:table-cell>
          <table:table-cell table:number-columns-repeated="3"/>
          <table:table-cell table:formula="of:=[.E48]-[.F48]-[.G48]" office:value-type="float" office:value="22668" calcext:value-type="float">
            <text:p>22668</text:p>
          </table:table-cell>
          <table:table-cell table:formula="of:=MAX([.S48]-[.K48];0)" office:value-type="float" office:value="22323" calcext:value-type="float">
            <text:p>22323</text:p>
          </table:table-cell>
          <table:table-cell table:formula="of:=[.K48]/[.S34]" office:value-type="float" office:value="0.0335407349795839" calcext:value-type="float">
            <text:p>0.033540734979584</text:p>
          </table:table-cell>
          <table:table-cell table:formula="of:=[.G48]/[.E34]" office:value-type="float" office:value="0.280295315682281" calcext:value-type="float">
            <text:p>0.280295315682281</text:p>
          </table:table-cell>
          <table:table-cell table:formula="of:=6718903-[.Y48]-[.F48]-[.G48]" office:value-type="float" office:value="6683069.09333501" calcext:value-type="float">
            <text:p>6683069.09333501</text:p>
          </table:table-cell>
          <table:table-cell table:formula="of:=NORMINV(RAND();MAX([.T55];1);MAX(0.25*[.T55];1))" office:value-type="float" office:value="30605.9066649915" calcext:value-type="float">
            <text:p>30605.9066649915</text:p>
          </table:table-cell>
          <table:table-cell table:formula="of:=[.X48]+[.K48]" office:value-type="float" office:value="30950.9066649915" calcext:value-type="float">
            <text:p>30950.9066649915</text:p>
          </table:table-cell>
          <table:table-cell table:formula="of:=[.X48]-[.X47]" office:value-type="float" office:value="4535.13011360794" calcext:value-type="float">
            <text:p>4535.13011360794</text:p>
          </table:table-cell>
          <table:table-cell table:formula="of:=[.S48]-[.S47]" office:value-type="float" office:value="757" calcext:value-type="float">
            <text:p>757</text:p>
          </table:table-cell>
          <table:table-cell table:formula="of:=[.K48]-[.K47]" office:value-type="float" office:value="7" calcext:value-type="float">
            <text:p>7</text:p>
          </table:table-cell>
          <table:table-cell office:value-type="float" office:value="0.022395833333333" calcext:value-type="float">
            <text:p>0.022395833333333</text:p>
          </table:table-cell>
          <table:table-cell office:value-type="float" office:value="1016.40072916667" calcext:value-type="float">
            <text:p>1016.40072916667</text:p>
          </table:table-cell>
          <table:table-cell office:value-type="float" office:value="158.957135416667" calcext:value-type="float">
            <text:p>158.957135416667</text:p>
          </table:table-cell>
          <table:table-cell office:value-type="float" office:value="25.1669680851064" calcext:value-type="float">
            <text:p>25.1669680851064</text:p>
          </table:table-cell>
          <table:table-cell office:value-type="float" office:value="74.0092592592593" calcext:value-type="float">
            <text:p>74.0092592592593</text:p>
          </table:table-cell>
          <table:table-cell office:value-type="float" office:value="146.802152777778" calcext:value-type="float">
            <text:p>146.802152777778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3.4506097560976" calcext:value-type="float">
            <text:p>13.4506097560976</text:p>
          </table:table-cell>
          <table:table-cell office:value-type="float" office:value="24.30625" calcext:value-type="float">
            <text:p>24.30625</text:p>
          </table:table-cell>
          <table:table-cell office:value-type="float" office:value="0.0975" calcext:value-type="float">
            <text:p>0.0975</text:p>
          </table:table-cell>
          <table:table-cell office:value-type="float" office:value="2.12347222222222" calcext:value-type="float">
            <text:p>2.12347222222222</text:p>
          </table:table-cell>
          <table:table-cell office:value-type="float" office:value="2.02597222222222" calcext:value-type="float">
            <text:p>2.02597222222222</text:p>
          </table:table-cell>
          <table:table-cell office:value-type="float" office:value="0.161060606060606" calcext:value-type="float">
            <text:p>0.161060606060606</text:p>
          </table:table-cell>
          <table:table-cell office:value-type="float" office:value="10.7260416666667" calcext:value-type="float">
            <text:p>10.7260416666667</text:p>
          </table:table-cell>
          <table:table-cell office:value-type="float" office:value="35.0189583333333" calcext:value-type="float">
            <text:p>35.0189583333333</text:p>
          </table:table-cell>
          <table:table-cell office:value-type="float" office:value="39.7821505376344" calcext:value-type="float">
            <text:p>39.7821505376344</text:p>
          </table:table-cell>
          <table:table-cell office:value-type="float" office:value="28.9165680473373" calcext:value-type="float">
            <text:p>28.9165680473373</text:p>
          </table:table-cell>
          <table:table-cell office:value-type="float" office:value="9.79166666666667" calcext:value-type="float">
            <text:p>9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5" calcext:value-type="float">
            <text:p>-15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Confirmado</text:p>
          </table:table-cell>
          <table:table-cell office:value-type="float" office:value="1280" calcext:value-type="float">
            <text:p>1280</text:p>
          </table:table-cell>
          <table:table-cell office:value-type="float" office:value="195" calcext:value-type="float">
            <text:p>195</text:p>
          </table:table-cell>
          <table:table-cell table:formula="of:=[.C49]+[.E48]" office:value-type="float" office:value="28831" calcext:value-type="float">
            <text:p>28831</text:p>
          </table:table-cell>
          <table:table-cell office:value-type="float" office:value="1775" calcext:value-type="float">
            <text:p>1775</text:p>
          </table:table-cell>
          <table:table-cell table:formula="of:=[.G48]+[.H49]" office:value-type="float" office:value="3507" calcext:value-type="float">
            <text:p>3507</text:p>
          </table:table-cell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table:number-columns-repeated="3"/>
          <table:table-cell table:formula="of:=[.E49]-[.F49]-[.G49]" office:value-type="float" office:value="23549" calcext:value-type="float">
            <text:p>23549</text:p>
          </table:table-cell>
          <table:table-cell table:formula="of:=MAX([.S49]-[.K49];0)" office:value-type="float" office:value="23154" calcext:value-type="float">
            <text:p>23154</text:p>
          </table:table-cell>
          <table:table-cell table:formula="of:=[.K49]/[.S35]" office:value-type="float" office:value="0.0349279335042886" calcext:value-type="float">
            <text:p>0.034927933504289</text:p>
          </table:table-cell>
          <table:table-cell table:formula="of:=[.G49]/[.E35]" office:value-type="float" office:value="0.270205716927344" calcext:value-type="float">
            <text:p>0.270205716927344</text:p>
          </table:table-cell>
          <table:table-cell table:formula="of:=6718903-[.Y49]-[.F49]-[.G49]" office:value-type="float" office:value="6681268.39688967" calcext:value-type="float">
            <text:p>6681268.39688967</text:p>
          </table:table-cell>
          <table:table-cell table:formula="of:=NORMINV(RAND();MAX([.T56];1);MAX(0.25*[.T56];1))" office:value-type="float" office:value="31957.6031103254" calcext:value-type="float">
            <text:p>31957.6031103254</text:p>
          </table:table-cell>
          <table:table-cell table:formula="of:=[.X49]+[.K49]" office:value-type="float" office:value="32352.6031103254" calcext:value-type="float">
            <text:p>32352.6031103254</text:p>
          </table:table-cell>
          <table:table-cell table:formula="of:=[.X49]-[.X48]" office:value-type="float" office:value="1351.69644533397" calcext:value-type="float">
            <text:p>1351.69644533397</text:p>
          </table:table-cell>
          <table:table-cell table:formula="of:=[.S49]-[.S48]" office:value-type="float" office:value="881" calcext:value-type="float">
            <text:p>881</text:p>
          </table:table-cell>
          <table:table-cell table:formula="of:=[.K49]-[.K48]" office:value-type="float" office:value="50" calcext:value-type="float">
            <text:p>50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6.72567708333" calcext:value-type="float">
            <text:p>1016.72567708333</text:p>
          </table:table-cell>
          <table:table-cell office:value-type="float" office:value="154.5990625" calcext:value-type="float">
            <text:p>154.5990625</text:p>
          </table:table-cell>
          <table:table-cell office:value-type="float" office:value="25.7790104166667" calcext:value-type="float">
            <text:p>25.7790104166667</text:p>
          </table:table-cell>
          <table:table-cell office:value-type="float" office:value="71.3472619047619" calcext:value-type="float">
            <text:p>71.3472619047619</text:p>
          </table:table-cell>
          <table:table-cell office:value-type="float" office:value="139.640277777778" calcext:value-type="float">
            <text:p>139.640277777778</text:p>
          </table:table-cell>
          <table:table-cell office:value-type="float" office:value="0.866805555555555" calcext:value-type="float">
            <text:p>0.866805555555555</text:p>
          </table:table-cell>
          <table:table-cell office:value-type="float" office:value="4.60884615384616" calcext:value-type="float">
            <text:p>4.60884615384616</text:p>
          </table:table-cell>
          <table:table-cell office:value-type="float" office:value="12.9566666666667" calcext:value-type="float">
            <text:p>12.95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1.97887323943662" calcext:value-type="float">
            <text:p>1.97887323943662</text:p>
          </table:table-cell>
          <table:table-cell office:value-type="float" office:value="1.91887323943662" calcext:value-type="float">
            <text:p>1.91887323943662</text:p>
          </table:table-cell>
          <table:table-cell office:value-type="float" office:value="0.123680555555556" calcext:value-type="float">
            <text:p>0.123680555555556</text:p>
          </table:table-cell>
          <table:table-cell office:value-type="float" office:value="5.50375" calcext:value-type="float">
            <text:p>5.50375</text:p>
          </table:table-cell>
          <table:table-cell office:value-type="float" office:value="18.416875" calcext:value-type="float">
            <text:p>18.416875</text:p>
          </table:table-cell>
          <table:table-cell office:value-type="float" office:value="43.1653125" calcext:value-type="float">
            <text:p>43.1653125</text:p>
          </table:table-cell>
          <table:table-cell office:value-type="float" office:value="21.7132142857143" calcext:value-type="float">
            <text:p>21.7132142857143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27" calcext:value-type="float">
            <text:p>2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Confirmado</text:p>
          </table:table-cell>
          <table:table-cell office:value-type="float" office:value="611" calcext:value-type="float">
            <text:p>611</text:p>
          </table:table-cell>
          <table:table-cell office:value-type="float" office:value="113" calcext:value-type="float">
            <text:p>113</text:p>
          </table:table-cell>
          <table:table-cell table:formula="of:=[.C50]+[.E49]" office:value-type="float" office:value="29442" calcext:value-type="float">
            <text:p>29442</text:p>
          </table:table-cell>
          <table:table-cell office:value-type="float" office:value="1888" calcext:value-type="float">
            <text:p>1888</text:p>
          </table:table-cell>
          <table:table-cell table:formula="of:=[.G49]+[.H50]" office:value-type="float" office:value="3560" calcext:value-type="float">
            <text:p>356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378" calcext:value-type="float">
            <text:p>378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5470" calcext:value-type="float">
            <text:p>5470</text:p>
          </table:table-cell>
          <table:table-cell table:number-columns-repeated="3"/>
          <table:table-cell table:formula="of:=[.E50]-[.F50]-[.G50]" office:value-type="float" office:value="23994" calcext:value-type="float">
            <text:p>23994</text:p>
          </table:table-cell>
          <table:table-cell table:formula="of:=MAX([.S50]-[.K50];0)" office:value-type="float" office:value="23616" calcext:value-type="float">
            <text:p>23616</text:p>
          </table:table-cell>
          <table:table-cell table:formula="of:=[.K50]/[.S36]" office:value-type="float" office:value="0.0316556402311364" calcext:value-type="float">
            <text:p>0.031655640231137</text:p>
          </table:table-cell>
          <table:table-cell table:formula="of:=[.G50]/[.E36]" office:value-type="float" office:value="0.258608165044312" calcext:value-type="float">
            <text:p>0.258608165044312</text:p>
          </table:table-cell>
          <table:table-cell table:formula="of:=6718903-[.Y50]-[.F50]-[.G50]" office:value-type="float" office:value="6679908.21690901" calcext:value-type="float">
            <text:p>6679908.21690901</text:p>
          </table:table-cell>
          <table:table-cell table:formula="of:=NORMINV(RAND();MAX([.T57];1);MAX(0.25*[.T57];1))" office:value-type="float" office:value="33168.7830909855" calcext:value-type="float">
            <text:p>33168.7830909855</text:p>
          </table:table-cell>
          <table:table-cell table:formula="of:=[.X50]+[.K50]" office:value-type="float" office:value="33546.7830909855" calcext:value-type="float">
            <text:p>33546.7830909855</text:p>
          </table:table-cell>
          <table:table-cell table:formula="of:=[.X50]-[.X49]" office:value-type="float" office:value="1211.17998066002" calcext:value-type="float">
            <text:p>1211.17998066002</text:p>
          </table:table-cell>
          <table:table-cell table:formula="of:=[.S50]-[.S49]" office:value-type="float" office:value="445" calcext:value-type="float">
            <text:p>445</text:p>
          </table:table-cell>
          <table:table-cell table:formula="of:=[.K50]-[.K49]" office:value-type="float" office:value="-17" calcext:value-type="float">
            <text:p>-17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9.14880208333" calcext:value-type="float">
            <text:p>1019.14880208333</text:p>
          </table:table-cell>
          <table:table-cell office:value-type="float" office:value="151.71703125" calcext:value-type="float">
            <text:p>151.71703125</text:p>
          </table:table-cell>
          <table:table-cell office:value-type="float" office:value="25.3557291666667" calcext:value-type="float">
            <text:p>25.3557291666667</text:p>
          </table:table-cell>
          <table:table-cell office:value-type="float" office:value="70.5068452380952" calcext:value-type="float">
            <text:p>70.5068452380952</text:p>
          </table:table-cell>
          <table:table-cell office:value-type="float" office:value="124.295138888889" calcext:value-type="float">
            <text:p>124.295138888889</text:p>
          </table:table-cell>
          <table:table-cell office:value-type="float" office:value="1.06048611111111" calcext:value-type="float">
            <text:p>1.06048611111111</text:p>
          </table:table-cell>
          <table:table-cell office:value-type="float" office:value="4.03" calcext:value-type="float">
            <text:p>4.03</text:p>
          </table:table-cell>
          <table:table-cell office:value-type="float" office:value="16.9366666666667" calcext:value-type="float">
            <text:p>16.9366666666667</text:p>
          </table:table-cell>
          <table:table-cell office:value-type="float" office:value="0.058541666666667" calcext:value-type="float">
            <text:p>0.058541666666667</text:p>
          </table:table-cell>
          <table:table-cell office:value-type="float" office:value="1.93375" calcext:value-type="float">
            <text:p>1.93375</text:p>
          </table:table-cell>
          <table:table-cell office:value-type="float" office:value="1.875625" calcext:value-type="float">
            <text:p>1.875625</text:p>
          </table:table-cell>
          <table:table-cell office:value-type="float" office:value="0.152013888888889" calcext:value-type="float">
            <text:p>0.152013888888889</text:p>
          </table:table-cell>
          <table:table-cell office:value-type="float" office:value="7.26520833333333" calcext:value-type="float">
            <text:p>7.26520833333333</text:p>
          </table:table-cell>
          <table:table-cell office:value-type="float" office:value="24.1902083333333" calcext:value-type="float">
            <text:p>24.1902083333333</text:p>
          </table:table-cell>
          <table:table-cell office:value-type="float" office:value="41.7105759162304" calcext:value-type="float">
            <text:p>41.7105759162304</text:p>
          </table:table-cell>
          <table:table-cell office:value-type="float" office:value="19.6504191616766" calcext:value-type="float">
            <text:p>19.6504191616766</text:p>
          </table:table-cell>
          <table:table-cell office:value-type="float" office:value="3.125" calcext:value-type="float">
            <text:p>3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20" calcext:value-type="float">
            <text:p>-20</text:p>
          </table:table-cell>
          <table:table-cell office:value-type="float" office:value="-69" calcext:value-type="float">
            <text:p>-69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Confirmado</text:p>
          </table:table-cell>
          <table:table-cell office:value-type="float" office:value="1261" calcext:value-type="float">
            <text:p>1261</text:p>
          </table:table-cell>
          <table:table-cell office:value-type="float" office:value="76" calcext:value-type="float">
            <text:p>76</text:p>
          </table:table-cell>
          <table:table-cell table:formula="of:=[.C51]+[.E50]" office:value-type="float" office:value="30703" calcext:value-type="float">
            <text:p>30703</text:p>
          </table:table-cell>
          <table:table-cell office:value-type="float" office:value="1964" calcext:value-type="float">
            <text:p>1964</text:p>
          </table:table-cell>
          <table:table-cell table:formula="of:=[.G50]+[.H51]" office:value-type="float" office:value="3750" calcext:value-type="float">
            <text:p>3750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92" calcext:value-type="float">
            <text:p>39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formula="of:=[.E51]-[.F51]-[.G51]" office:value-type="float" office:value="24989" calcext:value-type="float">
            <text:p>24989</text:p>
          </table:table-cell>
          <table:table-cell table:formula="of:=MAX([.S51]-[.K51];0)" office:value-type="float" office:value="24597" calcext:value-type="float">
            <text:p>24597</text:p>
          </table:table-cell>
          <table:table-cell table:formula="of:=[.K51]/[.S37]" office:value-type="float" office:value="0.0310273864176033" calcext:value-type="float">
            <text:p>0.031027386417603</text:p>
          </table:table-cell>
          <table:table-cell table:formula="of:=[.G51]/[.E37]" office:value-type="float" office:value="0.255710876235936" calcext:value-type="float">
            <text:p>0.255710876235936</text:p>
          </table:table-cell>
          <table:table-cell table:formula="of:=6718903-[.Y51]-[.F51]-[.G51]" office:value-type="float" office:value="6675460.91040247" calcext:value-type="float">
            <text:p>6675460.91040247</text:p>
          </table:table-cell>
          <table:table-cell table:formula="of:=NORMINV(RAND();MAX([.T58];1);MAX(0.25*[.T58];1))" office:value-type="float" office:value="37336.08959753" calcext:value-type="float">
            <text:p>37336.08959753</text:p>
          </table:table-cell>
          <table:table-cell table:formula="of:=[.X51]+[.K51]" office:value-type="float" office:value="37728.08959753" calcext:value-type="float">
            <text:p>37728.08959753</text:p>
          </table:table-cell>
          <table:table-cell table:formula="of:=[.X51]-[.X50]" office:value-type="float" office:value="4167.3065065445" calcext:value-type="float">
            <text:p>4167.3065065445</text:p>
          </table:table-cell>
          <table:table-cell table:formula="of:=[.S51]-[.S50]" office:value-type="float" office:value="995" calcext:value-type="float">
            <text:p>995</text:p>
          </table:table-cell>
          <table:table-cell table:formula="of:=[.K51]-[.K50]" office:value-type="float" office:value="14" calcext:value-type="float">
            <text:p>14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9.679375" calcext:value-type="float">
            <text:p>1019.679375</text:p>
          </table:table-cell>
          <table:table-cell office:value-type="float" office:value="165.823802083333" calcext:value-type="float">
            <text:p>165.823802083333</text:p>
          </table:table-cell>
          <table:table-cell office:value-type="float" office:value="25.2719270833333" calcext:value-type="float">
            <text:p>25.2719270833333</text:p>
          </table:table-cell>
          <table:table-cell office:value-type="float" office:value="71.3282142857143" calcext:value-type="float">
            <text:p>71.3282142857143</text:p>
          </table:table-cell>
          <table:table-cell office:value-type="float" office:value="131.951180555556" calcext:value-type="float">
            <text:p>131.951180555556</text:p>
          </table:table-cell>
          <table:table-cell office:value-type="float" office:value="0.845138888888889" calcext:value-type="float">
            <text:p>0.845138888888889</text:p>
          </table:table-cell>
          <table:table-cell office:value-type="float" office:value="5.87844444444445" calcext:value-type="float">
            <text:p>5.87844444444445</text:p>
          </table:table-cell>
          <table:table-cell office:value-type="float" office:value="19.4777083333333" calcext:value-type="float">
            <text:p>19.477708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2.03791666666667" calcext:value-type="float">
            <text:p>2.03791666666667</text:p>
          </table:table-cell>
          <table:table-cell office:value-type="float" office:value="1.97208333333333" calcext:value-type="float">
            <text:p>1.97208333333333</text:p>
          </table:table-cell>
          <table:table-cell office:value-type="float" office:value="0.157361111111111" calcext:value-type="float">
            <text:p>0.157361111111111</text:p>
          </table:table-cell>
          <table:table-cell office:value-type="float" office:value="7.98375" calcext:value-type="float">
            <text:p>7.98375</text:p>
          </table:table-cell>
          <table:table-cell office:value-type="float" office:value="27.4614583333333" calcext:value-type="float">
            <text:p>27.4614583333333</text:p>
          </table:table-cell>
          <table:table-cell office:value-type="float" office:value="41.76421875" calcext:value-type="float">
            <text:p>41.76421875</text:p>
          </table:table-cell>
          <table:table-cell office:value-type="float" office:value="27.466582278481" calcext:value-type="float">
            <text:p>27.466582278481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22" calcext:value-type="float">
            <text:p>-22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Confirmado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 table:formula="of:=[.C52]+[.E51]" office:value-type="float" office:value="31668" calcext:value-type="float">
            <text:p>31668</text:p>
          </table:table-cell>
          <table:table-cell office:value-type="float" office:value="2394" calcext:value-type="float">
            <text:p>2394</text:p>
          </table:table-cell>
          <table:table-cell table:formula="of:=[.G51]+[.H52]" office:value-type="float" office:value="3939" calcext:value-type="float">
            <text:p>3939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397" calcext:value-type="float">
            <text:p>39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table:number-columns-repeated="3"/>
          <table:table-cell table:formula="of:=[.E52]-[.F52]-[.G52]" office:value-type="float" office:value="25335" calcext:value-type="float">
            <text:p>25335</text:p>
          </table:table-cell>
          <table:table-cell table:formula="of:=MAX([.S52]-[.K52];0)" office:value-type="float" office:value="24938" calcext:value-type="float">
            <text:p>24938</text:p>
          </table:table-cell>
          <table:table-cell table:formula="of:=[.K52]/[.S38]" office:value-type="float" office:value="0.0294794683299918" calcext:value-type="float">
            <text:p>0.029479468329992</text:p>
          </table:table-cell>
          <table:table-cell table:formula="of:=[.G52]/[.E38]" office:value-type="float" office:value="0.251035625517813" calcext:value-type="float">
            <text:p>0.251035625517813</text:p>
          </table:table-cell>
          <table:table-cell table:formula="of:=6718903-[.Y52]-[.F52]-[.G52]" office:value-type="float" office:value="6668971.69673044" calcext:value-type="float">
            <text:p>6668971.69673044</text:p>
          </table:table-cell>
          <table:table-cell table:formula="of:=NORMINV(RAND();MAX([.T59];1);MAX(0.25*[.T59];1))" office:value-type="float" office:value="43201.3032695567" calcext:value-type="float">
            <text:p>43201.3032695567</text:p>
          </table:table-cell>
          <table:table-cell table:formula="of:=[.X52]+[.K52]" office:value-type="float" office:value="43598.3032695567" calcext:value-type="float">
            <text:p>43598.3032695567</text:p>
          </table:table-cell>
          <table:table-cell table:formula="of:=[.X52]-[.X51]" office:value-type="float" office:value="5865.21367202672" calcext:value-type="float">
            <text:p>5865.21367202672</text:p>
          </table:table-cell>
          <table:table-cell table:formula="of:=[.S52]-[.S51]" office:value-type="float" office:value="346" calcext:value-type="float">
            <text:p>346</text:p>
          </table:table-cell>
          <table:table-cell table:formula="of:=[.K52]-[.K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.63916666667" calcext:value-type="float">
            <text:p>1019.63916666667</text:p>
          </table:table-cell>
          <table:table-cell office:value-type="float" office:value="164.749791666667" calcext:value-type="float">
            <text:p>164.749791666667</text:p>
          </table:table-cell>
          <table:table-cell office:value-type="float" office:value="26.1771875" calcext:value-type="float">
            <text:p>26.1771875</text:p>
          </table:table-cell>
          <table:table-cell office:value-type="float" office:value="74.8264285714286" calcext:value-type="float">
            <text:p>74.8264285714286</text:p>
          </table:table-cell>
          <table:table-cell office:value-type="float" office:value="159.636666666667" calcext:value-type="float">
            <text:p>159.636666666667</text:p>
          </table:table-cell>
          <table:table-cell office:value-type="float" office:value="0.841180555555555" calcext:value-type="float">
            <text:p>0.841180555555555</text:p>
          </table:table-cell>
          <table:table-cell office:value-type="float" office:value="10.9865555555556" calcext:value-type="float">
            <text:p>10.9865555555556</text:p>
          </table:table-cell>
          <table:table-cell office:value-type="float" office:value="18.2502083333333" calcext:value-type="float">
            <text:p>18.2502083333333</text:p>
          </table:table-cell>
          <table:table-cell office:value-type="float" office:value="0.082916666666667" calcext:value-type="float">
            <text:p>0.082916666666667</text:p>
          </table:table-cell>
          <table:table-cell office:value-type="float" office:value="2.073125" calcext:value-type="float">
            <text:p>2.073125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147569444444445" calcext:value-type="float">
            <text:p>0.147569444444445</text:p>
          </table:table-cell>
          <table:table-cell office:value-type="float" office:value="5.70229166666667" calcext:value-type="float">
            <text:p>5.70229166666667</text:p>
          </table:table-cell>
          <table:table-cell office:value-type="float" office:value="23.9520833333333" calcext:value-type="float">
            <text:p>23.9520833333333</text:p>
          </table:table-cell>
          <table:table-cell office:value-type="float" office:value="39.5648958333333" calcext:value-type="float">
            <text:p>39.5648958333333</text:p>
          </table:table-cell>
          <table:table-cell office:value-type="float" office:value="26.1462179487179" calcext:value-type="float">
            <text:p>26.1462179487179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9" calcext:value-type="float">
            <text:p>-29</text:p>
          </table:table-cell>
          <table:table-cell office:value-type="float" office:value="-78" calcext:value-type="float">
            <text:p>-78</text:p>
          </table:table-cell>
          <table:table-cell office:value-type="float" office:value="-63" calcext:value-type="float">
            <text:p>-63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string" calcext:value-type="string">
            <text:p>Confirmado</text:p>
          </table:table-cell>
          <table:table-cell office:value-type="float" office:value="1304" calcext:value-type="float">
            <text:p>1304</text:p>
          </table:table-cell>
          <table:table-cell office:value-type="float" office:value="111" calcext:value-type="float">
            <text:p>111</text:p>
          </table:table-cell>
          <table:table-cell table:formula="of:=[.C53]+[.E52]" office:value-type="float" office:value="32972" calcext:value-type="float">
            <text:p>32972</text:p>
          </table:table-cell>
          <table:table-cell office:value-type="float" office:value="2505" calcext:value-type="float">
            <text:p>2505</text:p>
          </table:table-cell>
          <table:table-cell table:formula="of:=[.G52]+[.H53]" office:value-type="float" office:value="4146" calcext:value-type="float">
            <text:p>4146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5552" calcext:value-type="float">
            <text:p>5552</text:p>
          </table:table-cell>
          <table:table-cell table:number-columns-repeated="3"/>
          <table:table-cell table:formula="of:=[.E53]-[.F53]-[.G53]" office:value-type="float" office:value="26321" calcext:value-type="float">
            <text:p>26321</text:p>
          </table:table-cell>
          <table:table-cell table:formula="of:=MAX([.S53]-[.K53];0)" office:value-type="float" office:value="25931" calcext:value-type="float">
            <text:p>25931</text:p>
          </table:table-cell>
          <table:table-cell table:formula="of:=[.K53]/[.S39]" office:value-type="float" office:value="0.0273934115333286" calcext:value-type="float">
            <text:p>0.027393411533329</text:p>
          </table:table-cell>
          <table:table-cell table:formula="of:=[.G53]/[.E39]" office:value-type="float" office:value="0.24917362822285" calcext:value-type="float">
            <text:p>0.24917362822285</text:p>
          </table:table-cell>
          <table:table-cell table:formula="of:=6718903-[.Y53]-[.F53]-[.G53]" office:value-type="float" office:value="6676490.71628498" calcext:value-type="float">
            <text:p>6676490.71628498</text:p>
          </table:table-cell>
          <table:table-cell table:formula="of:=NORMINV(RAND();MAX([.T60];1);MAX(0.25*[.T60];1))" office:value-type="float" office:value="35371.2837150203" calcext:value-type="float">
            <text:p>35371.2837150203</text:p>
          </table:table-cell>
          <table:table-cell table:formula="of:=[.X53]+[.K53]" office:value-type="float" office:value="35761.2837150203" calcext:value-type="float">
            <text:p>35761.2837150203</text:p>
          </table:table-cell>
          <table:table-cell table:formula="of:=[.X53]-[.X52]" office:value-type="float" office:value="-7830.01955453641" calcext:value-type="float">
            <text:p>-7830.01955453641</text:p>
          </table:table-cell>
          <table:table-cell table:formula="of:=[.S53]-[.S52]" office:value-type="float" office:value="986" calcext:value-type="float">
            <text:p>986</text:p>
          </table:table-cell>
          <table:table-cell table:formula="of:=[.K53]-[.K52]" office:value-type="float" office:value="-7" calcext:value-type="float">
            <text:p>-7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021.91260416667" calcext:value-type="float">
            <text:p>1021.91260416667</text:p>
          </table:table-cell>
          <table:table-cell office:value-type="float" office:value="144.8865625" calcext:value-type="float">
            <text:p>144.8865625</text:p>
          </table:table-cell>
          <table:table-cell office:value-type="float" office:value="25.81828125" calcext:value-type="float">
            <text:p>25.81828125</text:p>
          </table:table-cell>
          <table:table-cell office:value-type="float" office:value="73.4223214285715" calcext:value-type="float">
            <text:p>73.4223214285715</text:p>
          </table:table-cell>
          <table:table-cell office:value-type="float" office:value="157.197569444444" calcext:value-type="float">
            <text:p>157.197569444444</text:p>
          </table:table-cell>
          <table:table-cell office:value-type="float" office:value="0.903263888888889" calcext:value-type="float">
            <text:p>0.903263888888889</text:p>
          </table:table-cell>
          <table:table-cell office:value-type="float" office:value="5.91851063829787" calcext:value-type="float">
            <text:p>5.91851063829787</text:p>
          </table:table-cell>
          <table:table-cell office:value-type="float" office:value="15.3820833333333" calcext:value-type="float">
            <text:p>15.3820833333333</text:p>
          </table:table-cell>
          <table:table-cell office:value-type="float" office:value="0.055625" calcext:value-type="float">
            <text:p>0.055625</text:p>
          </table:table-cell>
          <table:table-cell office:value-type="float" office:value="1.93791666666667" calcext:value-type="float">
            <text:p>1.93791666666667</text:p>
          </table:table-cell>
          <table:table-cell office:value-type="float" office:value="1.88333333333333" calcext:value-type="float">
            <text:p>1.88333333333333</text:p>
          </table:table-cell>
          <table:table-cell office:value-type="float" office:value="0.124027777777778" calcext:value-type="float">
            <text:p>0.124027777777778</text:p>
          </table:table-cell>
          <table:table-cell office:value-type="float" office:value="7.74645833333333" calcext:value-type="float">
            <text:p>7.74645833333333</text:p>
          </table:table-cell>
          <table:table-cell office:value-type="float" office:value="23.1235416666667" calcext:value-type="float">
            <text:p>23.1235416666667</text:p>
          </table:table-cell>
          <table:table-cell office:value-type="float" office:value="41.77171875" calcext:value-type="float">
            <text:p>41.77171875</text:p>
          </table:table-cell>
          <table:table-cell office:value-type="float" office:value="23.5415568862275" calcext:value-type="float">
            <text:p>23.5415568862275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24" calcext:value-type="float">
            <text:p>-24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string" calcext:value-type="string">
            <text:p>Confirmado</text:p>
          </table:table-cell>
          <table:table-cell office:value-type="float" office:value="3611" calcext:value-type="float">
            <text:p>3611</text:p>
          </table:table-cell>
          <table:table-cell office:value-type="float" office:value="319" calcext:value-type="float">
            <text:p>319</text:p>
          </table:table-cell>
          <table:table-cell table:formula="of:=[.C54]+[.E53]" office:value-type="float" office:value="36583" calcext:value-type="float">
            <text:p>36583</text:p>
          </table:table-cell>
          <table:table-cell office:value-type="float" office:value="2824" calcext:value-type="float">
            <text:p>2824</text:p>
          </table:table-cell>
          <table:table-cell table:formula="of:=[.G53]+[.H54]" office:value-type="float" office:value="4361" calcext:value-type="float">
            <text:p>436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5372" calcext:value-type="float">
            <text:p>5372</text:p>
          </table:table-cell>
          <table:table-cell table:number-columns-repeated="3"/>
          <table:table-cell table:formula="of:=[.E54]-[.F54]-[.G54]" office:value-type="float" office:value="29398" calcext:value-type="float">
            <text:p>29398</text:p>
          </table:table-cell>
          <table:table-cell table:formula="of:=MAX([.S54]-[.K54];0)" office:value-type="float" office:value="28990" calcext:value-type="float">
            <text:p>28990</text:p>
          </table:table-cell>
          <table:table-cell table:formula="of:=[.K54]/[.S40]" office:value-type="float" office:value="0.0268015502857518" calcext:value-type="float">
            <text:p>0.026801550285752</text:p>
          </table:table-cell>
          <table:table-cell table:formula="of:=[.G54]/[.E40]" office:value-type="float" office:value="0.244711295662421" calcext:value-type="float">
            <text:p>0.244711295662421</text:p>
          </table:table-cell>
          <table:table-cell table:formula="of:=6718903-[.Y54]-[.F54]-[.G54]" office:value-type="float" office:value="6672492.12025141" calcext:value-type="float">
            <text:p>6672492.12025141</text:p>
          </table:table-cell>
          <table:table-cell table:formula="of:=NORMINV(RAND();MAX([.T61];1);MAX(0.25*[.T61];1))" office:value-type="float" office:value="38817.8797485858" calcext:value-type="float">
            <text:p>38817.8797485858</text:p>
          </table:table-cell>
          <table:table-cell table:formula="of:=[.X54]+[.K54]" office:value-type="float" office:value="39225.8797485858" calcext:value-type="float">
            <text:p>39225.8797485858</text:p>
          </table:table-cell>
          <table:table-cell table:formula="of:=[.X54]-[.X53]" office:value-type="float" office:value="3446.59603356549" calcext:value-type="float">
            <text:p>3446.59603356549</text:p>
          </table:table-cell>
          <table:table-cell table:formula="of:=[.S54]-[.S53]" office:value-type="float" office:value="3077" calcext:value-type="float">
            <text:p>3077</text:p>
          </table:table-cell>
          <table:table-cell table:formula="of:=[.K54]-[.K53]" office:value-type="float" office:value="18" calcext:value-type="float">
            <text:p>1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1.1203125" calcext:value-type="float">
            <text:p>1021.1203125</text:p>
          </table:table-cell>
          <table:table-cell office:value-type="float" office:value="139.0625" calcext:value-type="float">
            <text:p>139.0625</text:p>
          </table:table-cell>
          <table:table-cell office:value-type="float" office:value="25.4534375" calcext:value-type="float">
            <text:p>25.4534375</text:p>
          </table:table-cell>
          <table:table-cell office:value-type="float" office:value="71.3413095238095" calcext:value-type="float">
            <text:p>71.3413095238095</text:p>
          </table:table-cell>
          <table:table-cell office:value-type="float" office:value="142.290555555556" calcext:value-type="float">
            <text:p>142.290555555556</text:p>
          </table:table-cell>
          <table:table-cell office:value-type="float" office:value="0.875972222222222" calcext:value-type="float">
            <text:p>0.875972222222222</text:p>
          </table:table-cell>
          <table:table-cell office:value-type="float" office:value="6.1345652173913" calcext:value-type="float">
            <text:p>6.1345652173913</text:p>
          </table:table-cell>
          <table:table-cell office:value-type="float" office:value="20.836875" calcext:value-type="float">
            <text:p>20.836875</text:p>
          </table:table-cell>
          <table:table-cell office:value-type="float" office:value="0.068412698412699" calcext:value-type="float">
            <text:p>0.068412698412699</text:p>
          </table:table-cell>
          <table:table-cell office:value-type="float" office:value="1.99333333333333" calcext:value-type="float">
            <text:p>1.99333333333333</text:p>
          </table:table-cell>
          <table:table-cell office:value-type="float" office:value="1.92571428571429" calcext:value-type="float">
            <text:p>1.92571428571429</text:p>
          </table:table-cell>
          <table:table-cell office:value-type="float" office:value="0.147291666666667" calcext:value-type="float">
            <text:p>0.147291666666667</text:p>
          </table:table-cell>
          <table:table-cell office:value-type="float" office:value="8.82770833333334" calcext:value-type="float">
            <text:p>8.82770833333334</text:p>
          </table:table-cell>
          <table:table-cell office:value-type="float" office:value="29.666875" calcext:value-type="float">
            <text:p>29.666875</text:p>
          </table:table-cell>
          <table:table-cell office:value-type="float" office:value="35.9169270833333" calcext:value-type="float">
            <text:p>35.9169270833333</text:p>
          </table:table-cell>
          <table:table-cell office:value-type="float" office:value="28.6081547619048" calcext:value-type="float">
            <text:p>28.6081547619048</text:p>
          </table:table-cell>
          <table:table-cell office:value-type="float" office:value="6.69565217391304" calcext:value-type="float">
            <text:p>6.69565217391304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27" calcext:value-type="float">
            <text:p>-27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string" calcext:value-type="string">
            <text:p>Confirmado</text:p>
          </table:table-cell>
          <table:table-cell office:value-type="float" office:value="995" calcext:value-type="float">
            <text:p>995</text:p>
          </table:table-cell>
          <table:table-cell office:value-type="float" office:value="243" calcext:value-type="float">
            <text:p>243</text:p>
          </table:table-cell>
          <table:table-cell table:formula="of:=[.C55]+[.E54]" office:value-type="float" office:value="37578" calcext:value-type="float">
            <text:p>37578</text:p>
          </table:table-cell>
          <table:table-cell office:value-type="float" office:value="3067" calcext:value-type="float">
            <text:p>3067</text:p>
          </table:table-cell>
          <table:table-cell table:formula="of:=[.G54]+[.H55]" office:value-type="float" office:value="4523" calcext:value-type="float">
            <text:p>4523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428" calcext:value-type="float">
            <text:p>4428</text:p>
          </table:table-cell>
          <table:table-cell table:number-columns-repeated="3"/>
          <table:table-cell table:formula="of:=[.E55]-[.F55]-[.G55]" office:value-type="float" office:value="29988" calcext:value-type="float">
            <text:p>29988</text:p>
          </table:table-cell>
          <table:table-cell table:formula="of:=MAX([.S55]-[.K55];0)" office:value-type="float" office:value="29557" calcext:value-type="float">
            <text:p>29557</text:p>
          </table:table-cell>
          <table:table-cell table:formula="of:=[.K55]/[.S41]" office:value-type="float" office:value="0.0267934850180281" calcext:value-type="float">
            <text:p>0.026793485018028</text:p>
          </table:table-cell>
          <table:table-cell table:formula="of:=[.G55]/[.E41]" office:value-type="float" office:value="0.239400836288572" calcext:value-type="float">
            <text:p>0.239400836288572</text:p>
          </table:table-cell>
          <table:table-cell table:formula="of:=6718903-[.Y55]-[.F55]-[.G55]" office:value-type="float" office:value="6680296.07540035" calcext:value-type="float">
            <text:p>6680296.07540035</text:p>
          </table:table-cell>
          <table:table-cell table:formula="of:=NORMINV(RAND();MAX([.T62];1);MAX(0.25*[.T62];1))" office:value-type="float" office:value="30585.9245996466" calcext:value-type="float">
            <text:p>30585.9245996466</text:p>
          </table:table-cell>
          <table:table-cell table:formula="of:=[.X55]+[.K55]" office:value-type="float" office:value="31016.9245996466" calcext:value-type="float">
            <text:p>31016.9245996466</text:p>
          </table:table-cell>
          <table:table-cell table:formula="of:=[.X55]-[.X54]" office:value-type="float" office:value="-8231.95514893913" calcext:value-type="float">
            <text:p>-8231.95514893913</text:p>
          </table:table-cell>
          <table:table-cell table:formula="of:=[.S55]-[.S54]" office:value-type="float" office:value="590" calcext:value-type="float">
            <text:p>590</text:p>
          </table:table-cell>
          <table:table-cell table:formula="of:=[.K55]-[.K54]" office:value-type="float" office:value="23" calcext:value-type="float">
            <text:p>23</text:p>
          </table:table-cell>
          <table:table-cell office:value-type="float" office:value="0.00261780104712" calcext:value-type="float">
            <text:p>0.00261780104712</text:p>
          </table:table-cell>
          <table:table-cell office:value-type="float" office:value="1018.72979166667" calcext:value-type="float">
            <text:p>1018.72979166667</text:p>
          </table:table-cell>
          <table:table-cell office:value-type="float" office:value="160.316458333333" calcext:value-type="float">
            <text:p>160.316458333333</text:p>
          </table:table-cell>
          <table:table-cell office:value-type="float" office:value="25.8648691099476" calcext:value-type="float">
            <text:p>25.8648691099476</text:p>
          </table:table-cell>
          <table:table-cell office:value-type="float" office:value="72.9531736526946" calcext:value-type="float">
            <text:p>72.9531736526946</text:p>
          </table:table-cell>
          <table:table-cell office:value-type="float" office:value="150.592317880795" calcext:value-type="float">
            <text:p>150.592317880795</text:p>
          </table:table-cell>
          <table:table-cell office:value-type="float" office:value="0.839337748344371" calcext:value-type="float">
            <text:p>0.839337748344371</text:p>
          </table:table-cell>
          <table:table-cell office:value-type="float" office:value="8.72915789473684" calcext:value-type="float">
            <text:p>8.72915789473684</text:p>
          </table:table-cell>
          <table:table-cell office:value-type="float" office:value="26.2166666666667" calcext:value-type="float">
            <text:p>26.2166666666667</text:p>
          </table:table-cell>
          <table:table-cell office:value-type="float" office:value="0.077916666666667" calcext:value-type="float">
            <text:p>0.077916666666667</text:p>
          </table:table-cell>
          <table:table-cell office:value-type="float" office:value="2.02666666666667" calcext:value-type="float">
            <text:p>2.02666666666667</text:p>
          </table:table-cell>
          <table:table-cell office:value-type="float" office:value="1.94875" calcext:value-type="float">
            <text:p>1.94875</text:p>
          </table:table-cell>
          <table:table-cell office:value-type="float" office:value="0.164195804195804" calcext:value-type="float">
            <text:p>0.164195804195804</text:p>
          </table:table-cell>
          <table:table-cell office:value-type="float" office:value="11.7647916666667" calcext:value-type="float">
            <text:p>11.7647916666667</text:p>
          </table:table-cell>
          <table:table-cell office:value-type="float" office:value="37.979375" calcext:value-type="float">
            <text:p>37.979375</text:p>
          </table:table-cell>
          <table:table-cell office:value-type="float" office:value="31.8379581151833" calcext:value-type="float">
            <text:p>31.8379581151833</text:p>
          </table:table-cell>
          <table:table-cell office:value-type="float" office:value="32.1666285714286" calcext:value-type="float">
            <text:p>32.1666285714286</text:p>
          </table:table-cell>
          <table:table-cell office:value-type="float" office:value="9.25" calcext:value-type="float">
            <text:p>9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23" calcext:value-type="float">
            <text:p>-23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51" calcext:value-type="float">
            <text:p>-51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string" calcext:value-type="string">
            <text:p>Confirmado</text:p>
          </table:table-cell>
          <table:table-cell office:value-type="float" office:value="1572" calcext:value-type="float">
            <text:p>1572</text:p>
          </table:table-cell>
          <table:table-cell office:value-type="float" office:value="400" calcext:value-type="float">
            <text:p>400</text:p>
          </table:table-cell>
          <table:table-cell table:formula="of:=[.C56]+[.E55]" office:value-type="float" office:value="39150" calcext:value-type="float">
            <text:p>39150</text:p>
          </table:table-cell>
          <table:table-cell office:value-type="float" office:value="3467" calcext:value-type="float">
            <text:p>3467</text:p>
          </table:table-cell>
          <table:table-cell table:formula="of:=[.G55]+[.H56]" office:value-type="float" office:value="4767" calcext:value-type="float">
            <text:p>4767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4327" calcext:value-type="float">
            <text:p>4327</text:p>
          </table:table-cell>
          <table:table-cell table:number-columns-repeated="3"/>
          <table:table-cell table:formula="of:=[.E56]-[.F56]-[.G56]" office:value-type="float" office:value="30916" calcext:value-type="float">
            <text:p>30916</text:p>
          </table:table-cell>
          <table:table-cell table:formula="of:=MAX([.S56]-[.K56];0)" office:value-type="float" office:value="30473" calcext:value-type="float">
            <text:p>30473</text:p>
          </table:table-cell>
          <table:table-cell table:formula="of:=[.K56]/[.S42]" office:value-type="float" office:value="0.0261403198206172" calcext:value-type="float">
            <text:p>0.026140319820617</text:p>
          </table:table-cell>
          <table:table-cell table:formula="of:=[.G56]/[.E42]" office:value-type="float" office:value="0.239103175001254" calcext:value-type="float">
            <text:p>0.239103175001254</text:p>
          </table:table-cell>
          <table:table-cell table:formula="of:=6718903-[.Y56]-[.F56]-[.G56]" office:value-type="float" office:value="6681437.19881208" calcext:value-type="float">
            <text:p>6681437.19881208</text:p>
          </table:table-cell>
          <table:table-cell table:formula="of:=NORMINV(RAND();MAX([.T63];1);MAX(0.25*[.T63];1))" office:value-type="float" office:value="28788.8011879215" calcext:value-type="float">
            <text:p>28788.8011879215</text:p>
          </table:table-cell>
          <table:table-cell table:formula="of:=[.X56]+[.K56]" office:value-type="float" office:value="29231.8011879215" calcext:value-type="float">
            <text:p>29231.8011879215</text:p>
          </table:table-cell>
          <table:table-cell table:formula="of:=[.X56]-[.X55]" office:value-type="float" office:value="-1797.12341172508" calcext:value-type="float">
            <text:p>-1797.12341172508</text:p>
          </table:table-cell>
          <table:table-cell table:formula="of:=[.S56]-[.S55]" office:value-type="float" office:value="928" calcext:value-type="float">
            <text:p>928</text:p>
          </table:table-cell>
          <table:table-cell table:formula="of:=[.K56]-[.K55]" office:value-type="float" office:value="12" calcext:value-type="float">
            <text:p>12</text:p>
          </table:table-cell>
          <table:table-cell office:value-type="float" office:value="0.000523560209424" calcext:value-type="float">
            <text:p>0.000523560209424</text:p>
          </table:table-cell>
          <table:table-cell office:value-type="float" office:value="1016.04947643979" calcext:value-type="float">
            <text:p>1016.04947643979</text:p>
          </table:table-cell>
          <table:table-cell office:value-type="float" office:value="152.950994764398" calcext:value-type="float">
            <text:p>152.950994764398</text:p>
          </table:table-cell>
          <table:table-cell office:value-type="float" office:value="27.16328125" calcext:value-type="float">
            <text:p>27.16328125</text:p>
          </table:table-cell>
          <table:table-cell office:value-type="float" office:value="60.2612571428571" calcext:value-type="float">
            <text:p>60.2612571428571</text:p>
          </table:table-cell>
          <table:table-cell office:value-type="float" office:value="188.528857142857" calcext:value-type="float">
            <text:p>188.528857142857</text:p>
          </table:table-cell>
          <table:table-cell office:value-type="float" office:value="0.998285714285714" calcext:value-type="float">
            <text:p>0.998285714285714</text:p>
          </table:table-cell>
          <table:table-cell office:value-type="float" office:value="5.69484210526316" calcext:value-type="float">
            <text:p>5.69484210526316</text:p>
          </table:table-cell>
          <table:table-cell office:value-type="float" office:value="36.2583333333333" calcext:value-type="float">
            <text:p>36.2583333333333</text:p>
          </table:table-cell>
          <table:table-cell office:value-type="float" office:value="0.111388888888889" calcext:value-type="float">
            <text:p>0.111388888888889</text:p>
          </table:table-cell>
          <table:table-cell office:value-type="float" office:value="2.15861111111111" calcext:value-type="float">
            <text:p>2.15861111111111</text:p>
          </table:table-cell>
          <table:table-cell office:value-type="float" office:value="2.04736111111111" calcext:value-type="float">
            <text:p>2.04736111111111</text:p>
          </table:table-cell>
          <table:table-cell office:value-type="float" office:value="0.252152777777778" calcext:value-type="float">
            <text:p>0.252152777777778</text:p>
          </table:table-cell>
          <table:table-cell office:value-type="float" office:value="21.5229166666667" calcext:value-type="float">
            <text:p>21.5229166666667</text:p>
          </table:table-cell>
          <table:table-cell office:value-type="float" office:value="57.76875" calcext:value-type="float">
            <text:p>57.76875</text:p>
          </table:table-cell>
          <table:table-cell office:value-type="float" office:value="40.2011413043478" calcext:value-type="float">
            <text:p>40.2011413043478</text:p>
          </table:table-cell>
          <table:table-cell office:value-type="float" office:value="44.7603243243243" calcext:value-type="float">
            <text:p>44.7603243243243</text:p>
          </table:table-cell>
          <table:table-cell office:value-type="float" office:value="24.1578947368421" calcext:value-type="float">
            <text:p>24.1578947368421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4" calcext:value-type="float">
            <text:p>-14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string" calcext:value-type="string">
            <text:p>Confirmado</text:p>
          </table:table-cell>
          <table:table-cell office:value-type="float" office:value="2016" calcext:value-type="float">
            <text:p>2016</text:p>
          </table:table-cell>
          <table:table-cell office:value-type="float" office:value="249" calcext:value-type="float">
            <text:p>249</text:p>
          </table:table-cell>
          <table:table-cell table:formula="of:=[.C57]+[.E56]" office:value-type="float" office:value="41166" calcext:value-type="float">
            <text:p>41166</text:p>
          </table:table-cell>
          <table:table-cell office:value-type="float" office:value="3716" calcext:value-type="float">
            <text:p>3716</text:p>
          </table:table-cell>
          <table:table-cell table:formula="of:=[.G56]+[.H57]" office:value-type="float" office:value="5054" calcext:value-type="float">
            <text:p>5054</text:p>
          </table:table-cell>
          <table:table-cell office:value-type="float" office:value="287" calcext:value-type="float">
            <text:p>287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473" calcext:value-type="float">
            <text:p>47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table:number-columns-repeated="3"/>
          <table:table-cell table:formula="of:=[.E57]-[.F57]-[.G57]" office:value-type="float" office:value="32396" calcext:value-type="float">
            <text:p>32396</text:p>
          </table:table-cell>
          <table:table-cell table:formula="of:=MAX([.S57]-[.K57];0)" office:value-type="float" office:value="31923" calcext:value-type="float">
            <text:p>31923</text:p>
          </table:table-cell>
          <table:table-cell table:formula="of:=[.K57]/[.S43]" office:value-type="float" office:value="0.0265060240963855" calcext:value-type="float">
            <text:p>0.026506024096386</text:p>
          </table:table-cell>
          <table:table-cell table:formula="of:=[.G57]/[.E43]" office:value-type="float" office:value="0.240437678401522" calcext:value-type="float">
            <text:p>0.240437678401522</text:p>
          </table:table-cell>
          <table:table-cell table:formula="of:=6718903-[.Y57]-[.F57]-[.G57]" office:value-type="float" office:value="6688614.76779384" calcext:value-type="float">
            <text:p>6688614.76779384</text:p>
          </table:table-cell>
          <table:table-cell table:formula="of:=NORMINV(RAND();MAX([.T64];1);MAX(0.25*[.T64];1))" office:value-type="float" office:value="21045.2322061646" calcext:value-type="float">
            <text:p>21045.2322061646</text:p>
          </table:table-cell>
          <table:table-cell table:formula="of:=[.X57]+[.K57]" office:value-type="float" office:value="21518.2322061646" calcext:value-type="float">
            <text:p>21518.2322061646</text:p>
          </table:table-cell>
          <table:table-cell table:formula="of:=[.X57]-[.X56]" office:value-type="float" office:value="-7743.56898175691" calcext:value-type="float">
            <text:p>-7743.56898175691</text:p>
          </table:table-cell>
          <table:table-cell table:formula="of:=[.S57]-[.S56]" office:value-type="float" office:value="1480" calcext:value-type="float">
            <text:p>1480</text:p>
          </table:table-cell>
          <table:table-cell table:formula="of:=[.K57]-[.K56]" office:value-type="float" office:value="30" calcext:value-type="float">
            <text:p>3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7.25994791667" calcext:value-type="float">
            <text:p>1017.25994791667</text:p>
          </table:table-cell>
          <table:table-cell office:value-type="float" office:value="141.79296875" calcext:value-type="float">
            <text:p>141.79296875</text:p>
          </table:table-cell>
          <table:table-cell office:value-type="float" office:value="25.87296875" calcext:value-type="float">
            <text:p>25.87296875</text:p>
          </table:table-cell>
          <table:table-cell office:value-type="float" office:value="70.9833333333333" calcext:value-type="float">
            <text:p>70.9833333333333</text:p>
          </table:table-cell>
          <table:table-cell office:value-type="float" office:value="192.960238095238" calcext:value-type="float">
            <text:p>192.960238095238</text:p>
          </table:table-cell>
          <table:table-cell office:value-type="float" office:value="1.07357142857143" calcext:value-type="float">
            <text:p>1.07357142857143</text:p>
          </table:table-cell>
          <table:table-cell office:value-type="float" office:value="3.59568421052631" calcext:value-type="float">
            <text:p>3.59568421052631</text:p>
          </table:table-cell>
          <table:table-cell office:value-type="float" office:value="27.189375" calcext:value-type="float">
            <text:p>27.189375</text:p>
          </table:table-cell>
          <table:table-cell office:value-type="float" office:value="0.105972222222222" calcext:value-type="float">
            <text:p>0.105972222222222</text:p>
          </table:table-cell>
          <table:table-cell office:value-type="float" office:value="2.13861111111111" calcext:value-type="float">
            <text:p>2.13861111111111</text:p>
          </table:table-cell>
          <table:table-cell office:value-type="float" office:value="2.03277777777778" calcext:value-type="float">
            <text:p>2.03277777777778</text:p>
          </table:table-cell>
          <table:table-cell office:value-type="float" office:value="0.212916666666667" calcext:value-type="float">
            <text:p>0.212916666666667</text:p>
          </table:table-cell>
          <table:table-cell office:value-type="float" office:value="8.20854166666667" calcext:value-type="float">
            <text:p>8.20854166666667</text:p>
          </table:table-cell>
          <table:table-cell office:value-type="float" office:value="35.3989583333333" calcext:value-type="float">
            <text:p>35.3989583333333</text:p>
          </table:table-cell>
          <table:table-cell office:value-type="float" office:value="54.0640625" calcext:value-type="float">
            <text:p>54.0640625</text:p>
          </table:table-cell>
          <table:table-cell office:value-type="float" office:value="51.0522994652406" calcext:value-type="float">
            <text:p>51.0522994652406</text:p>
          </table:table-cell>
          <table:table-cell office:value-type="float" office:value="26.625" calcext:value-type="float">
            <text:p>26.6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34" calcext:value-type="float">
            <text:p>-34</text:p>
          </table:table-cell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string" calcext:value-type="string">
            <text:p>Confirmado</text:p>
          </table:table-cell>
          <table:table-cell office:value-type="float" office:value="1061" calcext:value-type="float">
            <text:p>1061</text:p>
          </table:table-cell>
          <table:table-cell office:value-type="float" office:value="311" calcext:value-type="float">
            <text:p>311</text:p>
          </table:table-cell>
          <table:table-cell table:formula="of:=[.C58]+[.E57]" office:value-type="float" office:value="42227" calcext:value-type="float">
            <text:p>42227</text:p>
          </table:table-cell>
          <table:table-cell office:value-type="float" office:value="4027" calcext:value-type="float">
            <text:p>4027</text:p>
          </table:table-cell>
          <table:table-cell table:formula="of:=[.G57]+[.H58]" office:value-type="float" office:value="5257" calcext:value-type="float">
            <text:p>5257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table:number-columns-repeated="3"/>
          <table:table-cell table:formula="of:=[.E58]-[.F58]-[.G58]" office:value-type="float" office:value="32943" calcext:value-type="float">
            <text:p>32943</text:p>
          </table:table-cell>
          <table:table-cell table:formula="of:=MAX([.S58]-[.K58];0)" office:value-type="float" office:value="32457" calcext:value-type="float">
            <text:p>32457</text:p>
          </table:table-cell>
          <table:table-cell table:formula="of:=[.K58]/[.S44]" office:value-type="float" office:value="0.0262660109171486" calcext:value-type="float">
            <text:p>0.026266010917149</text:p>
          </table:table-cell>
          <table:table-cell table:formula="of:=[.G58]/[.E44]" office:value-type="float" office:value="0.239684493685314" calcext:value-type="float">
            <text:p>0.239684493685314</text:p>
          </table:table-cell>
          <table:table-cell table:formula="of:=6718903-[.Y58]-[.F58]-[.G58]" office:value-type="float" office:value="6678897.09951579" calcext:value-type="float">
            <text:p>6678897.09951579</text:p>
          </table:table-cell>
          <table:table-cell table:formula="of:=NORMINV(RAND();MAX([.T65];1);MAX(0.25*[.T65];1))" office:value-type="float" office:value="30235.9004842077" calcext:value-type="float">
            <text:p>30235.9004842077</text:p>
          </table:table-cell>
          <table:table-cell table:formula="of:=[.X58]+[.K58]" office:value-type="float" office:value="30721.9004842077" calcext:value-type="float">
            <text:p>30721.9004842077</text:p>
          </table:table-cell>
          <table:table-cell table:formula="of:=[.X58]-[.X57]" office:value-type="float" office:value="9190.66827804307" calcext:value-type="float">
            <text:p>9190.66827804307</text:p>
          </table:table-cell>
          <table:table-cell table:formula="of:=[.S58]-[.S57]" office:value-type="float" office:value="547" calcext:value-type="float">
            <text:p>547</text:p>
          </table:table-cell>
          <table:table-cell table:formula="of:=[.K58]-[.K57]" office:value-type="float" office:value="13" calcext:value-type="float">
            <text:p>13</text:p>
          </table:table-cell>
          <table:table-cell office:value-type="float" office:value="0.903684210526316" calcext:value-type="float">
            <text:p>0.903684210526316</text:p>
          </table:table-cell>
          <table:table-cell office:value-type="float" office:value="1015.03405263158" calcext:value-type="float">
            <text:p>1015.03405263158</text:p>
          </table:table-cell>
          <table:table-cell office:value-type="float" office:value="136.268783068783" calcext:value-type="float">
            <text:p>136.268783068783</text:p>
          </table:table-cell>
          <table:table-cell office:value-type="float" office:value="25.1491534391534" calcext:value-type="float">
            <text:p>25.1491534391534</text:p>
          </table:table-cell>
          <table:table-cell office:value-type="float" office:value="82.7525748502994" calcext:value-type="float">
            <text:p>82.7525748502994</text:p>
          </table:table-cell>
          <table:table-cell office:value-type="float" office:value="189.419401197605" calcext:value-type="float">
            <text:p>189.419401197605</text:p>
          </table:table-cell>
          <table:table-cell office:value-type="float" office:value="1.21532934131737" calcext:value-type="float">
            <text:p>1.21532934131737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20.7822727272727" calcext:value-type="float">
            <text:p>20.7822727272727</text:p>
          </table:table-cell>
          <table:table-cell office:value-type="float" office:value="0.081090909090909" calcext:value-type="float">
            <text:p>0.081090909090909</text:p>
          </table:table-cell>
          <table:table-cell office:value-type="float" office:value="2.03727272727273" calcext:value-type="float">
            <text:p>2.03727272727273</text:p>
          </table:table-cell>
          <table:table-cell office:value-type="float" office:value="1.95490909090909" calcext:value-type="float">
            <text:p>1.95490909090909</text:p>
          </table:table-cell>
          <table:table-cell office:value-type="float" office:value="0.168391608391608" calcext:value-type="float">
            <text:p>0.168391608391608</text:p>
          </table:table-cell>
          <table:table-cell office:value-type="float" office:value="5.35431818181818" calcext:value-type="float">
            <text:p>5.35431818181818</text:p>
          </table:table-cell>
          <table:table-cell office:value-type="float" office:value="26.1318181818182" calcext:value-type="float">
            <text:p>26.1318181818182</text:p>
          </table:table-cell>
          <table:table-cell office:value-type="float" office:value="58.1115135135135" calcext:value-type="float">
            <text:p>58.1115135135135</text:p>
          </table:table-cell>
          <table:table-cell office:value-type="float" office:value="44.3695857988166" calcext:value-type="float">
            <text:p>44.3695857988166</text:p>
          </table:table-cell>
          <table:table-cell office:value-type="float" office:value="15.9166666666667" calcext:value-type="float">
            <text:p>1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20" calcext:value-type="float">
            <text:p>-20</text:p>
          </table:table-cell>
          <table:table-cell office:value-type="float" office:value="-79" calcext:value-type="float">
            <text:p>-79</text:p>
          </table:table-cell>
          <table:table-cell office:value-type="float" office:value="-59" calcext:value-type="float">
            <text:p>-59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string" calcext:value-type="string">
            <text:p>Confirmado</text:p>
          </table:table-cell>
          <table:table-cell office:value-type="float" office:value="823" calcext:value-type="float">
            <text:p>823</text:p>
          </table:table-cell>
          <table:table-cell office:value-type="float" office:value="153" calcext:value-type="float">
            <text:p>153</text:p>
          </table:table-cell>
          <table:table-cell table:formula="of:=[.C59]+[.E58]" office:value-type="float" office:value="43050" calcext:value-type="float">
            <text:p>43050</text:p>
          </table:table-cell>
          <table:table-cell office:value-type="float" office:value="4180" calcext:value-type="float">
            <text:p>4180</text:p>
          </table:table-cell>
          <table:table-cell table:formula="of:=[.G58]+[.H59]" office:value-type="float" office:value="5451" calcext:value-type="float">
            <text:p>5451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496" calcext:value-type="float">
            <text:p>496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3"/>
          <table:table-cell table:formula="of:=[.E59]-[.F59]-[.G59]" office:value-type="float" office:value="33419" calcext:value-type="float">
            <text:p>33419</text:p>
          </table:table-cell>
          <table:table-cell table:formula="of:=MAX([.S59]-[.K59];0)" office:value-type="float" office:value="32923" calcext:value-type="float">
            <text:p>32923</text:p>
          </table:table-cell>
          <table:table-cell table:formula="of:=[.K59]/[.S45]" office:value-type="float" office:value="0.0245447347585115" calcext:value-type="float">
            <text:p>0.024544734758512</text:p>
          </table:table-cell>
          <table:table-cell table:formula="of:=[.G59]/[.E45]" office:value-type="float" office:value="0.225995024875622" calcext:value-type="float">
            <text:p>0.225995024875622</text:p>
          </table:table-cell>
          <table:table-cell table:formula="of:=6718903-[.Y59]-[.F59]-[.G59]" office:value-type="float" office:value="6668978.78296631" calcext:value-type="float">
            <text:p>6668978.78296631</text:p>
          </table:table-cell>
          <table:table-cell table:formula="of:=NORMINV(RAND();MAX([.T66];1);MAX(0.25*[.T66];1))" office:value-type="float" office:value="39797.2170336882" calcext:value-type="float">
            <text:p>39797.2170336882</text:p>
          </table:table-cell>
          <table:table-cell table:formula="of:=[.X59]+[.K59]" office:value-type="float" office:value="40293.2170336882" calcext:value-type="float">
            <text:p>40293.2170336882</text:p>
          </table:table-cell>
          <table:table-cell table:formula="of:=[.X59]-[.X58]" office:value-type="float" office:value="9561.31654948047" calcext:value-type="float">
            <text:p>9561.31654948047</text:p>
          </table:table-cell>
          <table:table-cell table:formula="of:=[.S59]-[.S58]" office:value-type="float" office:value="476" calcext:value-type="float">
            <text:p>476</text:p>
          </table:table-cell>
          <table:table-cell table:formula="of:=[.K59]-[.K58]" office:value-type="float" office:value="10" calcext:value-type="float">
            <text:p>10</text:p>
          </table:table-cell>
          <table:table-cell office:value-type="float" office:value="0.123809523809524" calcext:value-type="float">
            <text:p>0.123809523809524</text:p>
          </table:table-cell>
          <table:table-cell office:value-type="float" office:value="1018.17523809524" calcext:value-type="float">
            <text:p>1018.17523809524</text:p>
          </table:table-cell>
          <table:table-cell office:value-type="float" office:value="61.5344642857143" calcext:value-type="float">
            <text:p>61.5344642857143</text:p>
          </table:table-cell>
          <table:table-cell office:value-type="float" office:value="21.9271621621622" calcext:value-type="float">
            <text:p>21.9271621621622</text:p>
          </table:table-cell>
          <table:table-cell office:value-type="float" office:value="85.2434394904459" calcext:value-type="float">
            <text:p>85.2434394904459</text:p>
          </table:table-cell>
          <table:table-cell office:value-type="float" office:value="206.002321428571" calcext:value-type="float">
            <text:p>206.002321428571</text:p>
          </table:table-cell>
          <table:table-cell office:value-type="float" office:value="0.951607142857143" calcext:value-type="float">
            <text:p>0.951607142857143</text:p>
          </table:table-cell>
          <table:table-cell office:value-type="float" office:value="4.41451612903226" calcext:value-type="float">
            <text:p>4.41451612903226</text:p>
          </table:table-cell>
          <table:table-cell office:value-type="float" office:value="29.7252173913043" calcext:value-type="float">
            <text:p>29.7252173913043</text:p>
          </table:table-cell>
          <table:table-cell office:value-type="float" office:value="0.068571428571429" calcext:value-type="float">
            <text:p>0.068571428571429</text:p>
          </table:table-cell>
          <table:table-cell office:value-type="float" office:value="1.93587301587302" calcext:value-type="float">
            <text:p>1.93587301587302</text:p>
          </table:table-cell>
          <table:table-cell office:value-type="float" office:value="1.86730158730159" calcext:value-type="float">
            <text:p>1.86730158730159</text:p>
          </table:table-cell>
          <table:table-cell office:value-type="float" office:value="0.113356643356643" calcext:value-type="float">
            <text:p>0.113356643356643</text:p>
          </table:table-cell>
          <table:table-cell office:value-type="float" office:value="9.12695652173913" calcext:value-type="float">
            <text:p>9.12695652173913</text:p>
          </table:table-cell>
          <table:table-cell office:value-type="float" office:value="38.8547826086957" calcext:value-type="float">
            <text:p>38.8547826086957</text:p>
          </table:table-cell>
          <table:table-cell office:value-type="float" office:value="32.6684523809524" calcext:value-type="float">
            <text:p>32.6684523809524</text:p>
          </table:table-cell>
          <table:table-cell office:value-type="float" office:value="20.6125" calcext:value-type="float">
            <text:p>20.6125</text:p>
          </table:table-cell>
          <table:table-cell office:value-type="float" office:value="4.125" calcext:value-type="float">
            <text:p>4.1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-87" calcext:value-type="float">
            <text:p>-87</text:p>
          </table:table-cell>
          <table:table-cell office:value-type="float" office:value="-64" calcext:value-type="float">
            <text:p>-64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string" calcext:value-type="string">
            <text:p>Confirmado</text:p>
          </table:table-cell>
          <table:table-cell office:value-type="float" office:value="1284" calcext:value-type="float">
            <text:p>1284</text:p>
          </table:table-cell>
          <table:table-cell office:value-type="float" office:value="44" calcext:value-type="float">
            <text:p>44</text:p>
          </table:table-cell>
          <table:table-cell table:formula="of:=[.C60]+[.E59]" office:value-type="float" office:value="44334" calcext:value-type="float">
            <text:p>44334</text:p>
          </table:table-cell>
          <table:table-cell office:value-type="float" office:value="4224" calcext:value-type="float">
            <text:p>4224</text:p>
          </table:table-cell>
          <table:table-cell table:formula="of:=[.G59]+[.H60]" office:value-type="float" office:value="5676" calcext:value-type="float">
            <text:p>5676</text:p>
          </table:table-cell>
          <table:table-cell office:value-type="float" office:value="225" calcext:value-type="float">
            <text:p>225</text:p>
          </table:table-cell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 office:value-type="float" office:value="527" calcext:value-type="float">
            <text:p>52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366" calcext:value-type="float">
            <text:p>4366</text:p>
          </table:table-cell>
          <table:table-cell table:number-columns-repeated="3"/>
          <table:table-cell table:formula="of:=[.E60]-[.F60]-[.G60]" office:value-type="float" office:value="34434" calcext:value-type="float">
            <text:p>34434</text:p>
          </table:table-cell>
          <table:table-cell table:formula="of:=MAX([.S60]-[.K60];0)" office:value-type="float" office:value="33907" calcext:value-type="float">
            <text:p>33907</text:p>
          </table:table-cell>
          <table:table-cell table:formula="of:=[.K60]/[.S46]" office:value-type="float" office:value="0.0252721430969165" calcext:value-type="float">
            <text:p>0.025272143096917</text:p>
          </table:table-cell>
          <table:table-cell table:formula="of:=[.G60]/[.E46]" office:value-type="float" office:value="0.225883476599809" calcext:value-type="float">
            <text:p>0.225883476599809</text:p>
          </table:table-cell>
          <table:table-cell table:formula="of:=6718903-[.Y60]-[.F60]-[.G60]" office:value-type="float" office:value="6679953.66387872" calcext:value-type="float">
            <text:p>6679953.66387872</text:p>
          </table:table-cell>
          <table:table-cell table:formula="of:=NORMINV(RAND();MAX([.T67];1);MAX(0.25*[.T67];1))" office:value-type="float" office:value="28522.3361212779" calcext:value-type="float">
            <text:p>28522.3361212779</text:p>
          </table:table-cell>
          <table:table-cell table:formula="of:=[.X60]+[.K60]" office:value-type="float" office:value="29049.3361212779" calcext:value-type="float">
            <text:p>29049.3361212779</text:p>
          </table:table-cell>
          <table:table-cell table:formula="of:=[.X60]-[.X59]" office:value-type="float" office:value="-11274.8809124103" calcext:value-type="float">
            <text:p>-11274.8809124103</text:p>
          </table:table-cell>
          <table:table-cell table:formula="of:=[.S60]-[.S59]" office:value-type="float" office:value="1015" calcext:value-type="float">
            <text:p>1015</text:p>
          </table:table-cell>
          <table:table-cell table:formula="of:=[.K60]-[.K59]" office:value-type="float" office:value="31" calcext:value-type="float">
            <text:p>31</text:p>
          </table:table-cell>
          <table:table-cell office:value-type="float" office:value="8.84971751412429" calcext:value-type="float">
            <text:p>8.84971751412429</text:p>
          </table:table-cell>
          <table:table-cell office:value-type="float" office:value="1016.79994350283" calcext:value-type="float">
            <text:p>1016.79994350283</text:p>
          </table:table-cell>
          <table:table-cell office:value-type="float" office:value="123.131073446328" calcext:value-type="float">
            <text:p>123.131073446328</text:p>
          </table:table-cell>
          <table:table-cell office:value-type="float" office:value="22.8152941176471" calcext:value-type="float">
            <text:p>22.8152941176471</text:p>
          </table:table-cell>
          <table:table-cell office:value-type="float" office:value="74.2421527777778" calcext:value-type="float">
            <text:p>74.2421527777778</text:p>
          </table:table-cell>
          <table:table-cell office:value-type="float" office:value="156.000892857143" calcext:value-type="float">
            <text:p>156.000892857143</text:p>
          </table:table-cell>
          <table:table-cell office:value-type="float" office:value="0.89202380952381" calcext:value-type="float">
            <text:p>0.89202380952381</text:p>
          </table:table-cell>
          <table:table-cell office:value-type="float" office:value="7.2631914893617" calcext:value-type="float">
            <text:p>7.2631914893617</text:p>
          </table:table-cell>
          <table:table-cell office:value-type="float" office:value="31.3095744680851" calcext:value-type="float">
            <text:p>31.3095744680851</text:p>
          </table:table-cell>
          <table:table-cell office:value-type="float" office:value="0.086805555555556" calcext:value-type="float">
            <text:p>0.086805555555556</text:p>
          </table:table-cell>
          <table:table-cell office:value-type="float" office:value="2.07527777777778" calcext:value-type="float">
            <text:p>2.075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0.127552447552447" calcext:value-type="float">
            <text:p>0.127552447552447</text:p>
          </table:table-cell>
          <table:table-cell office:value-type="float" office:value="12.558085106383" calcext:value-type="float">
            <text:p>12.558085106383</text:p>
          </table:table-cell>
          <table:table-cell office:value-type="float" office:value="43.8676595744681" calcext:value-type="float">
            <text:p>43.8676595744681</text:p>
          </table:table-cell>
          <table:table-cell office:value-type="float" office:value="31.4789265536723" calcext:value-type="float">
            <text:p>31.4789265536723</text:p>
          </table:table-cell>
          <table:table-cell office:value-type="float" office:value="22.9009770114942" calcext:value-type="float">
            <text:p>22.900977011494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office:value-type="float" office:value="-71" calcext:value-type="float">
            <text:p>-71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string" calcext:value-type="string">
            <text:p>Confirmado</text:p>
          </table:table-cell>
          <table:table-cell office:value-type="float" office:value="1606" calcext:value-type="float">
            <text:p>1606</text:p>
          </table:table-cell>
          <table:table-cell office:value-type="float" office:value="504" calcext:value-type="float">
            <text:p>504</text:p>
          </table:table-cell>
          <table:table-cell table:formula="of:=[.C61]+[.E60]" office:value-type="float" office:value="45940" calcext:value-type="float">
            <text:p>45940</text:p>
          </table:table-cell>
          <table:table-cell office:value-type="float" office:value="4728" calcext:value-type="float">
            <text:p>4728</text:p>
          </table:table-cell>
          <table:table-cell table:formula="of:=[.G60]+[.H61]" office:value-type="float" office:value="5869" calcext:value-type="float">
            <text:p>5869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601" calcext:value-type="float">
            <text:p>601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4074" calcext:value-type="float">
            <text:p>4074</text:p>
          </table:table-cell>
          <table:table-cell table:number-columns-repeated="3"/>
          <table:table-cell table:formula="of:=[.E61]-[.F61]-[.G61]" office:value-type="float" office:value="35343" calcext:value-type="float">
            <text:p>35343</text:p>
          </table:table-cell>
          <table:table-cell table:formula="of:=MAX([.S61]-[.K61];0)" office:value-type="float" office:value="34742" calcext:value-type="float">
            <text:p>34742</text:p>
          </table:table-cell>
          <table:table-cell table:formula="of:=[.K61]/[.S47]" office:value-type="float" office:value="0.027429145178221" calcext:value-type="float">
            <text:p>0.027429145178221</text:p>
          </table:table-cell>
          <table:table-cell table:formula="of:=[.G61]/[.E47]" office:value-type="float" office:value="0.222386419612747" calcext:value-type="float">
            <text:p>0.222386419612747</text:p>
          </table:table-cell>
          <table:table-cell table:formula="of:=6718903-[.Y61]-[.F61]-[.G61]" office:value-type="float" office:value="6675995.64204427" calcext:value-type="float">
            <text:p>6675995.64204427</text:p>
          </table:table-cell>
          <table:table-cell table:formula="of:=NORMINV(RAND();MAX([.T68];1);MAX(0.25*[.T68];1))" office:value-type="float" office:value="31709.357955734" calcext:value-type="float">
            <text:p>31709.357955734</text:p>
          </table:table-cell>
          <table:table-cell table:formula="of:=[.X61]+[.K61]" office:value-type="float" office:value="32310.357955734" calcext:value-type="float">
            <text:p>32310.357955734</text:p>
          </table:table-cell>
          <table:table-cell table:formula="of:=[.X61]-[.X60]" office:value-type="float" office:value="3187.02183445608" calcext:value-type="float">
            <text:p>3187.02183445608</text:p>
          </table:table-cell>
          <table:table-cell table:formula="of:=[.S61]-[.S60]" office:value-type="float" office:value="909" calcext:value-type="float">
            <text:p>909</text:p>
          </table:table-cell>
          <table:table-cell table:formula="of:=[.K61]-[.K60]" office:value-type="float" office:value="74" calcext:value-type="float">
            <text:p>74</text:p>
          </table:table-cell>
          <table:table-cell office:value-type="float" office:value="2.25833333333333" calcext:value-type="float">
            <text:p>2.25833333333333</text:p>
          </table:table-cell>
          <table:table-cell office:value-type="float" office:value="1012.88213541667" calcext:value-type="float">
            <text:p>1012.88213541667</text:p>
          </table:table-cell>
          <table:table-cell office:value-type="float" office:value="146.774114583333" calcext:value-type="float">
            <text:p>146.774114583333</text:p>
          </table:table-cell>
          <table:table-cell office:value-type="float" office:value="24.8289285714286" calcext:value-type="float">
            <text:p>24.8289285714286</text:p>
          </table:table-cell>
          <table:table-cell office:value-type="float" office:value="75.5411111111111" calcext:value-type="float">
            <text:p>75.5411111111111</text:p>
          </table:table-cell>
          <table:table-cell office:value-type="float" office:value="175.866607142857" calcext:value-type="float">
            <text:p>175.866607142857</text:p>
          </table:table-cell>
          <table:table-cell office:value-type="float" office:value="0.844940476190476" calcext:value-type="float">
            <text:p>0.844940476190476</text:p>
          </table:table-cell>
          <table:table-cell office:value-type="float" office:value="9.98642105263158" calcext:value-type="float">
            <text:p>9.98642105263158</text:p>
          </table:table-cell>
          <table:table-cell office:value-type="float" office:value="47.3179166666667" calcext:value-type="float">
            <text:p>47.3179166666667</text:p>
          </table:table-cell>
          <table:table-cell office:value-type="float" office:value="0.107916666666667" calcext:value-type="float">
            <text:p>0.107916666666667</text:p>
          </table:table-cell>
          <table:table-cell office:value-type="float" office:value="2.17791666666667" calcext:value-type="float">
            <text:p>2.17791666666667</text:p>
          </table:table-cell>
          <table:table-cell office:value-type="float" office:value="2.06930555555556" calcext:value-type="float">
            <text:p>2.06930555555556</text:p>
          </table:table-cell>
          <table:table-cell office:value-type="float" office:value="0.262569444444444" calcext:value-type="float">
            <text:p>0.262569444444444</text:p>
          </table:table-cell>
          <table:table-cell office:value-type="float" office:value="18.674375" calcext:value-type="float">
            <text:p>18.674375</text:p>
          </table:table-cell>
          <table:table-cell office:value-type="float" office:value="65.9925" calcext:value-type="float">
            <text:p>65.9925</text:p>
          </table:table-cell>
          <table:table-cell office:value-type="float" office:value="36.7149479166667" calcext:value-type="float">
            <text:p>36.7149479166667</text:p>
          </table:table-cell>
          <table:table-cell office:value-type="float" office:value="33.5027027027027" calcext:value-type="float">
            <text:p>33.5027027027027</text:p>
          </table:table-cell>
          <table:table-cell office:value-type="float" office:value="17.4166666666667" calcext:value-type="float">
            <text:p>17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7" calcext:value-type="float">
            <text:p>-17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string" calcext:value-type="string">
            <text:p>Confirmado</text:p>
          </table:table-cell>
          <table:table-cell office:value-type="float" office:value="935" calcext:value-type="float">
            <text:p>935</text:p>
          </table:table-cell>
          <table:table-cell office:value-type="float" office:value="409" calcext:value-type="float">
            <text:p>409</text:p>
          </table:table-cell>
          <table:table-cell table:formula="of:=[.C62]+[.E61]" office:value-type="float" office:value="46875" calcext:value-type="float">
            <text:p>46875</text:p>
          </table:table-cell>
          <table:table-cell office:value-type="float" office:value="5137" calcext:value-type="float">
            <text:p>5137</text:p>
          </table:table-cell>
          <table:table-cell table:formula="of:=[.G61]+[.H62]" office:value-type="float" office:value="6030" calcext:value-type="float">
            <text:p>6030</text:p>
          </table:table-cell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  <table:table-cell office:value-type="float" office:value="325" calcext:value-type="float">
            <text:p>325</text:p>
          </table:table-cell>
          <table:table-cell office:value-type="float" office:value="567" calcext:value-type="float">
            <text:p>567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4041" calcext:value-type="float">
            <text:p>4041</text:p>
          </table:table-cell>
          <table:table-cell table:number-columns-repeated="3"/>
          <table:table-cell table:formula="of:=[.E62]-[.F62]-[.G62]" office:value-type="float" office:value="35708" calcext:value-type="float">
            <text:p>35708</text:p>
          </table:table-cell>
          <table:table-cell table:formula="of:=MAX([.S62]-[.K62];0)" office:value-type="float" office:value="35141" calcext:value-type="float">
            <text:p>35141</text:p>
          </table:table-cell>
          <table:table-cell table:formula="of:=[.K62]/[.S48]" office:value-type="float" office:value="0.0250132345156167" calcext:value-type="float">
            <text:p>0.025013234515617</text:p>
          </table:table-cell>
          <table:table-cell table:formula="of:=[.G62]/[.E48]" office:value-type="float" office:value="0.218866828790244" calcext:value-type="float">
            <text:p>0.218866828790244</text:p>
          </table:table-cell>
          <table:table-cell table:formula="of:=6718903-[.Y62]-[.F62]-[.G62]" office:value-type="float" office:value="6665497.08807207" calcext:value-type="float">
            <text:p>6665497.08807207</text:p>
          </table:table-cell>
          <table:table-cell table:formula="of:=NORMINV(RAND();MAX([.T69];1);MAX(0.25*[.T69];1))" office:value-type="float" office:value="41671.9119279319" calcext:value-type="float">
            <text:p>41671.9119279319</text:p>
          </table:table-cell>
          <table:table-cell table:formula="of:=[.X62]+[.K62]" office:value-type="float" office:value="42238.9119279319" calcext:value-type="float">
            <text:p>42238.9119279319</text:p>
          </table:table-cell>
          <table:table-cell table:formula="of:=[.X62]-[.X61]" office:value-type="float" office:value="9962.55397219797" calcext:value-type="float">
            <text:p>9962.55397219797</text:p>
          </table:table-cell>
          <table:table-cell table:formula="of:=[.S62]-[.S61]" office:value-type="float" office:value="365" calcext:value-type="float">
            <text:p>365</text:p>
          </table:table-cell>
          <table:table-cell table:formula="of:=[.K62]-[.K61]" office:value-type="float" office:value="-34" calcext:value-type="float">
            <text:p>-34</text:p>
          </table:table-cell>
          <table:table-cell office:value-type="float" office:value="0.044791666666667" calcext:value-type="float">
            <text:p>0.044791666666667</text:p>
          </table:table-cell>
          <table:table-cell office:value-type="float" office:value="1012.01864583333" calcext:value-type="float">
            <text:p>1012.01864583333</text:p>
          </table:table-cell>
          <table:table-cell office:value-type="float" office:value="108.296927083333" calcext:value-type="float">
            <text:p>108.296927083333</text:p>
          </table:table-cell>
          <table:table-cell office:value-type="float" office:value="26.1301785714286" calcext:value-type="float">
            <text:p>26.1301785714286</text:p>
          </table:table-cell>
          <table:table-cell office:value-type="float" office:value="74.8847222222223" calcext:value-type="float">
            <text:p>74.8847222222223</text:p>
          </table:table-cell>
          <table:table-cell office:value-type="float" office:value="197.357106918239" calcext:value-type="float">
            <text:p>197.357106918239</text:p>
          </table:table-cell>
          <table:table-cell office:value-type="float" office:value="1.21981132075472" calcext:value-type="float">
            <text:p>1.21981132075472</text:p>
          </table:table-cell>
          <table:table-cell office:value-type="float" office:value="5.85011627906977" calcext:value-type="float">
            <text:p>5.85011627906977</text:p>
          </table:table-cell>
          <table:table-cell office:value-type="float" office:value="36.710625" calcext:value-type="float">
            <text:p>36.710625</text:p>
          </table:table-cell>
          <table:table-cell office:value-type="float" office:value="0.075555555555556" calcext:value-type="float">
            <text:p>0.075555555555556</text:p>
          </table:table-cell>
          <table:table-cell office:value-type="float" office:value="2.08569444444444" calcext:value-type="float">
            <text:p>2.08569444444444</text:p>
          </table:table-cell>
          <table:table-cell office:value-type="float" office:value="2.00986111111111" calcext:value-type="float">
            <text:p>2.00986111111111</text:p>
          </table:table-cell>
          <table:table-cell office:value-type="float" office:value="0.228028169014084" calcext:value-type="float">
            <text:p>0.228028169014084</text:p>
          </table:table-cell>
          <table:table-cell office:value-type="float" office:value="13.429375" calcext:value-type="float">
            <text:p>13.429375</text:p>
          </table:table-cell>
          <table:table-cell office:value-type="float" office:value="50.1385416666667" calcext:value-type="float">
            <text:p>50.1385416666667</text:p>
          </table:table-cell>
          <table:table-cell office:value-type="float" office:value="44.6161827956989" calcext:value-type="float">
            <text:p>44.6161827956989</text:p>
          </table:table-cell>
          <table:table-cell office:value-type="float" office:value="42.4980952380952" calcext:value-type="float">
            <text:p>42.4980952380952</text:p>
          </table:table-cell>
          <table:table-cell office:value-type="float" office:value="18.2083333333333" calcext:value-type="float">
            <text:p>18.2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3" calcext:value-type="float">
            <text:p>-13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string" calcext:value-type="string">
            <text:p>Confirmado</text:p>
          </table:table-cell>
          <table:table-cell office:value-type="float" office:value="893" calcext:value-type="float">
            <text:p>893</text:p>
          </table:table-cell>
          <table:table-cell office:value-type="float" office:value="592" calcext:value-type="float">
            <text:p>592</text:p>
          </table:table-cell>
          <table:table-cell table:formula="of:=[.C63]+[.E62]" office:value-type="float" office:value="47768" calcext:value-type="float">
            <text:p>47768</text:p>
          </table:table-cell>
          <table:table-cell office:value-type="float" office:value="5729" calcext:value-type="float">
            <text:p>5729</text:p>
          </table:table-cell>
          <table:table-cell table:formula="of:=[.G62]+[.H63]" office:value-type="float" office:value="6194" calcext:value-type="float">
            <text:p>6194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3625" calcext:value-type="float">
            <text:p>3625</text:p>
          </table:table-cell>
          <table:table-cell table:number-columns-repeated="3"/>
          <table:table-cell table:formula="of:=[.E63]-[.F63]-[.G63]" office:value-type="float" office:value="35845" calcext:value-type="float">
            <text:p>35845</text:p>
          </table:table-cell>
          <table:table-cell table:formula="of:=MAX([.S63]-[.K63];0)" office:value-type="float" office:value="35273" calcext:value-type="float">
            <text:p>35273</text:p>
          </table:table-cell>
          <table:table-cell table:formula="of:=[.K63]/[.S49]" office:value-type="float" office:value="0.024289778759183" calcext:value-type="float">
            <text:p>0.024289778759183</text:p>
          </table:table-cell>
          <table:table-cell table:formula="of:=[.G63]/[.E49]" office:value-type="float" office:value="0.214838194998439" calcext:value-type="float">
            <text:p>0.214838194998439</text:p>
          </table:table-cell>
          <table:table-cell table:formula="of:=6718903-[.Y63]-[.F63]-[.G63]" office:value-type="float" office:value="6661805.98821061" calcext:value-type="float">
            <text:p>6661805.98821061</text:p>
          </table:table-cell>
          <table:table-cell table:formula="of:=NORMINV(RAND();MAX([.T70];1);MAX(0.25*[.T70];1))" office:value-type="float" office:value="44602.0117893872" calcext:value-type="float">
            <text:p>44602.0117893872</text:p>
          </table:table-cell>
          <table:table-cell table:formula="of:=[.X63]+[.K63]" office:value-type="float" office:value="45174.0117893872" calcext:value-type="float">
            <text:p>45174.0117893872</text:p>
          </table:table-cell>
          <table:table-cell table:formula="of:=[.X63]-[.X62]" office:value-type="float" office:value="2930.09986145521" calcext:value-type="float">
            <text:p>2930.09986145521</text:p>
          </table:table-cell>
          <table:table-cell table:formula="of:=[.S63]-[.S62]" office:value-type="float" office:value="137" calcext:value-type="float">
            <text:p>137</text:p>
          </table:table-cell>
          <table:table-cell table:formula="of:=[.K63]-[.K62]" office:value-type="float" office:value="5" calcext:value-type="float">
            <text:p>5</text:p>
          </table:table-cell>
          <table:table-cell office:value-type="float" office:value="1.1042328042328" calcext:value-type="float">
            <text:p>1.1042328042328</text:p>
          </table:table-cell>
          <table:table-cell office:value-type="float" office:value="1018.60526041667" calcext:value-type="float">
            <text:p>1018.60526041667</text:p>
          </table:table-cell>
          <table:table-cell office:value-type="float" office:value="26.8833854166667" calcext:value-type="float">
            <text:p>26.8833854166667</text:p>
          </table:table-cell>
          <table:table-cell office:value-type="float" office:value="19.9949404761905" calcext:value-type="float">
            <text:p>19.9949404761905</text:p>
          </table:table-cell>
          <table:table-cell office:value-type="float" office:value="94.7611111111111" calcext:value-type="float">
            <text:p>94.7611111111111</text:p>
          </table:table-cell>
          <table:table-cell office:value-type="float" office:value="206.971856287425" calcext:value-type="float">
            <text:p>206.971856287425</text:p>
          </table:table-cell>
          <table:table-cell office:value-type="float" office:value="1.29407185628743" calcext:value-type="float">
            <text:p>1.29407185628743</text:p>
          </table:table-cell>
          <table:table-cell office:value-type="float" office:value="2.7225" calcext:value-type="float">
            <text:p>2.7225</text:p>
          </table:table-cell>
          <table:table-cell office:value-type="float" office:value="29.7129787234042" calcext:value-type="float">
            <text:p>29.7129787234042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1.92333333333333" calcext:value-type="float">
            <text:p>1.92333333333333</text:p>
          </table:table-cell>
          <table:table-cell office:value-type="float" office:value="1.86513888888889" calcext:value-type="float">
            <text:p>1.86513888888889</text:p>
          </table:table-cell>
          <table:table-cell office:value-type="float" office:value="0.129859154929578" calcext:value-type="float">
            <text:p>0.129859154929578</text:p>
          </table:table-cell>
          <table:table-cell office:value-type="float" office:value="12.6804255319149" calcext:value-type="float">
            <text:p>12.6804255319149</text:p>
          </table:table-cell>
          <table:table-cell office:value-type="float" office:value="42.3963829787234" calcext:value-type="float">
            <text:p>42.3963829787234</text:p>
          </table:table-cell>
          <table:table-cell office:value-type="float" office:value="40.257486631016" calcext:value-type="float">
            <text:p>40.257486631016</text:p>
          </table:table-cell>
          <table:table-cell office:value-type="float" office:value="13.0898958333333" calcext:value-type="float">
            <text:p>13.0898958333333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6" calcext:value-type="float">
            <text:p>-16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string" calcext:value-type="string">
            <text:p>Confirmado</text:p>
          </table:table-cell>
          <table:table-cell office:value-type="float" office:value="1056" calcext:value-type="float">
            <text:p>1056</text:p>
          </table:table-cell>
          <table:table-cell office:value-type="float" office:value="439" calcext:value-type="float">
            <text:p>439</text:p>
          </table:table-cell>
          <table:table-cell table:formula="of:=[.C64]+[.E63]" office:value-type="float" office:value="48824" calcext:value-type="float">
            <text:p>48824</text:p>
          </table:table-cell>
          <table:table-cell office:value-type="float" office:value="6168" calcext:value-type="float">
            <text:p>6168</text:p>
          </table:table-cell>
          <table:table-cell table:formula="of:=[.G63]+[.H64]" office:value-type="float" office:value="6371" calcext:value-type="float">
            <text:p>6371</text:p>
          </table:table-cell>
          <table:table-cell office:value-type="float" office:value="177" calcext:value-type="float">
            <text:p>177</text:p>
          </table:table-cell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615" calcext:value-type="float">
            <text:p>615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3195" calcext:value-type="float">
            <text:p>3195</text:p>
          </table:table-cell>
          <table:table-cell table:number-columns-repeated="3"/>
          <table:table-cell table:formula="of:=[.E64]-[.F64]-[.G64]" office:value-type="float" office:value="36285" calcext:value-type="float">
            <text:p>36285</text:p>
          </table:table-cell>
          <table:table-cell table:formula="of:=MAX([.S64]-[.K64];0)" office:value-type="float" office:value="35670" calcext:value-type="float">
            <text:p>35670</text:p>
          </table:table-cell>
          <table:table-cell table:formula="of:=[.K64]/[.S50]" office:value-type="float" office:value="0.025631407851963" calcext:value-type="float">
            <text:p>0.025631407851963</text:p>
          </table:table-cell>
          <table:table-cell table:formula="of:=[.G64]/[.E50]" office:value-type="float" office:value="0.216391549487127" calcext:value-type="float">
            <text:p>0.216391549487127</text:p>
          </table:table-cell>
          <table:table-cell table:formula="of:=6718903-[.Y64]-[.F64]-[.G64]" office:value-type="float" office:value="6680628.16442092" calcext:value-type="float">
            <text:p>6680628.16442092</text:p>
          </table:table-cell>
          <table:table-cell table:formula="of:=NORMINV(RAND();MAX([.T71];1);MAX(0.25*[.T71];1))" office:value-type="float" office:value="25120.8355790839" calcext:value-type="float">
            <text:p>25120.8355790839</text:p>
          </table:table-cell>
          <table:table-cell table:formula="of:=[.X64]+[.K64]" office:value-type="float" office:value="25735.8355790839" calcext:value-type="float">
            <text:p>25735.8355790839</text:p>
          </table:table-cell>
          <table:table-cell table:formula="of:=[.X64]-[.X63]" office:value-type="float" office:value="-19481.1762103033" calcext:value-type="float">
            <text:p>-19481.1762103033</text:p>
          </table:table-cell>
          <table:table-cell table:formula="of:=[.S64]-[.S63]" office:value-type="float" office:value="440" calcext:value-type="float">
            <text:p>440</text:p>
          </table:table-cell>
          <table:table-cell table:formula="of:=[.K64]-[.K63]" office:value-type="float" office:value="43" calcext:value-type="float">
            <text:p>43</text:p>
          </table:table-cell>
          <table:table-cell office:value-type="float" office:value="9.92526315789474" calcext:value-type="float">
            <text:p>9.92526315789474</text:p>
          </table:table-cell>
          <table:table-cell office:value-type="float" office:value="1022.95927083333" calcext:value-type="float">
            <text:p>1022.95927083333</text:p>
          </table:table-cell>
          <table:table-cell office:value-type="float" office:value="99.0275520833334" calcext:value-type="float">
            <text:p>99.0275520833334</text:p>
          </table:table-cell>
          <table:table-cell office:value-type="float" office:value="20.6627976190476" calcext:value-type="float">
            <text:p>20.6627976190476</text:p>
          </table:table-cell>
          <table:table-cell office:value-type="float" office:value="84.6644444444445" calcext:value-type="float">
            <text:p>84.6644444444445</text:p>
          </table:table-cell>
          <table:table-cell office:value-type="float" office:value="182.353652694611" calcext:value-type="float">
            <text:p>182.353652694611</text:p>
          </table:table-cell>
          <table:table-cell office:value-type="float" office:value="0.833293413173653" calcext:value-type="float">
            <text:p>0.833293413173653</text:p>
          </table:table-cell>
          <table:table-cell office:value-type="float" office:value="4.66690721649484" calcext:value-type="float">
            <text:p>4.66690721649484</text:p>
          </table:table-cell>
          <table:table-cell office:value-type="float" office:value="30.8463043478261" calcext:value-type="float">
            <text:p>30.8463043478261</text:p>
          </table:table-cell>
          <table:table-cell office:value-type="float" office:value="0.084027777777778" calcext:value-type="float">
            <text:p>0.0840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1.905" calcext:value-type="float">
            <text:p>1.905</text:p>
          </table:table-cell>
          <table:table-cell office:value-type="float" office:value="0.146180555555556" calcext:value-type="float">
            <text:p>0.146180555555556</text:p>
          </table:table-cell>
          <table:table-cell office:value-type="float" office:value="19.1982608695652" calcext:value-type="float">
            <text:p>19.1982608695652</text:p>
          </table:table-cell>
          <table:table-cell office:value-type="float" office:value="50.0454347826087" calcext:value-type="float">
            <text:p>50.0454347826087</text:p>
          </table:table-cell>
          <table:table-cell office:value-type="float" office:value="32.4559375" calcext:value-type="float">
            <text:p>32.4559375</text:p>
          </table:table-cell>
          <table:table-cell office:value-type="float" office:value="16.7294791666667" calcext:value-type="float">
            <text:p>16.7294791666667</text:p>
          </table:table-cell>
          <table:table-cell office:value-type="float" office:value="3.72222222222222" calcext:value-type="float">
            <text:p>3.722222222222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56" calcext:value-type="float">
            <text:p>-56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string" calcext:value-type="string">
            <text:p>Confirmado</text:p>
          </table:table-cell>
          <table:table-cell office:value-type="float" office:value="758" calcext:value-type="float">
            <text:p>758</text:p>
          </table:table-cell>
          <table:table-cell office:value-type="float" office:value="136" calcext:value-type="float">
            <text:p>136</text:p>
          </table:table-cell>
          <table:table-cell table:formula="of:=[.C65]+[.E64]" office:value-type="float" office:value="49582" calcext:value-type="float">
            <text:p>49582</text:p>
          </table:table-cell>
          <table:table-cell office:value-type="float" office:value="6304" calcext:value-type="float">
            <text:p>6304</text:p>
          </table:table-cell>
          <table:table-cell table:formula="of:=[.G64]+[.H65]" office:value-type="float" office:value="6521" calcext:value-type="float">
            <text:p>6521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 table:number-columns-repeated="3"/>
          <table:table-cell table:formula="of:=[.E65]-[.F65]-[.G65]" office:value-type="float" office:value="36757" calcext:value-type="float">
            <text:p>36757</text:p>
          </table:table-cell>
          <table:table-cell table:formula="of:=MAX([.S65]-[.K65];0)" office:value-type="float" office:value="36136" calcext:value-type="float">
            <text:p>36136</text:p>
          </table:table-cell>
          <table:table-cell table:formula="of:=[.K65]/[.S51]" office:value-type="float" office:value="0.0248509344111409" calcext:value-type="float">
            <text:p>0.024850934411141</text:p>
          </table:table-cell>
          <table:table-cell table:formula="of:=[.G65]/[.E51]" office:value-type="float" office:value="0.21238966876201" calcext:value-type="float">
            <text:p>0.21238966876201</text:p>
          </table:table-cell>
          <table:table-cell table:formula="of:=6718903-[.Y65]-[.F65]-[.G65]" office:value-type="float" office:value="6650650.85458371" calcext:value-type="float">
            <text:p>6650650.85458371</text:p>
          </table:table-cell>
          <table:table-cell table:formula="of:=NORMINV(RAND();MAX([.T72];1);MAX(0.25*[.T72];1))" office:value-type="float" office:value="54806.1454162881" calcext:value-type="float">
            <text:p>54806.1454162881</text:p>
          </table:table-cell>
          <table:table-cell table:formula="of:=[.X65]+[.K65]" office:value-type="float" office:value="55427.1454162881" calcext:value-type="float">
            <text:p>55427.1454162881</text:p>
          </table:table-cell>
          <table:table-cell table:formula="of:=[.X65]-[.X64]" office:value-type="float" office:value="29685.3098372042" calcext:value-type="float">
            <text:p>29685.3098372042</text:p>
          </table:table-cell>
          <table:table-cell table:formula="of:=[.S65]-[.S64]" office:value-type="float" office:value="472" calcext:value-type="float">
            <text:p>472</text:p>
          </table:table-cell>
          <table:table-cell table:formula="of:=[.K65]-[.K64]" office:value-type="float" office:value="6" calcext:value-type="float">
            <text:p>6</text:p>
          </table:table-cell>
          <table:table-cell office:value-type="float" office:value="0.003191489361702" calcext:value-type="float">
            <text:p>0.003191489361702</text:p>
          </table:table-cell>
          <table:table-cell office:value-type="float" office:value="1023.38234042553" calcext:value-type="float">
            <text:p>1023.38234042553</text:p>
          </table:table-cell>
          <table:table-cell office:value-type="float" office:value="158.822393617021" calcext:value-type="float">
            <text:p>158.822393617021</text:p>
          </table:table-cell>
          <table:table-cell office:value-type="float" office:value="21.665243902439" calcext:value-type="float">
            <text:p>21.665243902439</text:p>
          </table:table-cell>
          <table:table-cell office:value-type="float" office:value="74.5855" calcext:value-type="float">
            <text:p>74.5855</text:p>
          </table:table-cell>
          <table:table-cell office:value-type="float" office:value="152.856036585366" calcext:value-type="float">
            <text:p>152.856036585366</text:p>
          </table:table-cell>
          <table:table-cell office:value-type="float" office:value="0.95219512195122" calcext:value-type="float">
            <text:p>0.95219512195122</text:p>
          </table:table-cell>
          <table:table-cell office:value-type="float" office:value="4.85083333333333" calcext:value-type="float">
            <text:p>4.85083333333333</text:p>
          </table:table-cell>
          <table:table-cell office:value-type="float" office:value="24.8758333333333" calcext:value-type="float">
            <text:p>24.8758333333333</text:p>
          </table:table-cell>
          <table:table-cell office:value-type="float" office:value="0.150416666666667" calcext:value-type="float">
            <text:p>0.150416666666667</text:p>
          </table:table-cell>
          <table:table-cell office:value-type="float" office:value="2.22041666666667" calcext:value-type="float">
            <text:p>2.22041666666667</text:p>
          </table:table-cell>
          <table:table-cell office:value-type="float" office:value="2.07097222222222" calcext:value-type="float">
            <text:p>2.07097222222222</text:p>
          </table:table-cell>
          <table:table-cell office:value-type="float" office:value="0.139857142857143" calcext:value-type="float">
            <text:p>0.139857142857143</text:p>
          </table:table-cell>
          <table:table-cell office:value-type="float" office:value="37.2625" calcext:value-type="float">
            <text:p>37.2625</text:p>
          </table:table-cell>
          <table:table-cell office:value-type="float" office:value="62.138125" calcext:value-type="float">
            <text:p>62.138125</text:p>
          </table:table-cell>
          <table:table-cell office:value-type="float" office:value="38.3484042553191" calcext:value-type="float">
            <text:p>38.3484042553191</text:p>
          </table:table-cell>
          <table:table-cell office:value-type="float" office:value="22.6812234042553" calcext:value-type="float">
            <text:p>22.681223404255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string" calcext:value-type="string">
            <text:p>Confirmado</text:p>
          </table:table-cell>
          <table:table-cell office:value-type="float" office:value="1483" calcext:value-type="float">
            <text:p>1483</text:p>
          </table:table-cell>
          <table:table-cell office:value-type="float" office:value="892" calcext:value-type="float">
            <text:p>892</text:p>
          </table:table-cell>
          <table:table-cell table:formula="of:=[.C66]+[.E65]" office:value-type="float" office:value="51065" calcext:value-type="float">
            <text:p>51065</text:p>
          </table:table-cell>
          <table:table-cell office:value-type="float" office:value="7196" calcext:value-type="float">
            <text:p>7196</text:p>
          </table:table-cell>
          <table:table-cell table:formula="of:=[.G65]+[.H66]" office:value-type="float" office:value="6740" calcext:value-type="float">
            <text:p>6740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table:number-columns-repeated="3"/>
          <table:table-cell table:formula="of:=[.E66]-[.F66]-[.G66]" office:value-type="float" office:value="37129" calcext:value-type="float">
            <text:p>37129</text:p>
          </table:table-cell>
          <table:table-cell table:formula="of:=MAX([.S66]-[.K66];0)" office:value-type="float" office:value="36506" calcext:value-type="float">
            <text:p>36506</text:p>
          </table:table-cell>
          <table:table-cell table:formula="of:=[.K66]/[.S52]" office:value-type="float" office:value="0.0245904874679297" calcext:value-type="float">
            <text:p>0.02459048746793</text:p>
          </table:table-cell>
          <table:table-cell table:formula="of:=[.G66]/[.E52]" office:value-type="float" office:value="0.212833143867627" calcext:value-type="float">
            <text:p>0.212833143867627</text:p>
          </table:table-cell>
          <table:table-cell table:formula="of:=6718903-[.Y66]-[.F66]-[.G66]" office:value-type="float" office:value="6664310.50076142" calcext:value-type="float">
            <text:p>6664310.50076142</text:p>
          </table:table-cell>
          <table:table-cell table:formula="of:=NORMINV(RAND();MAX([.T73];1);MAX(0.25*[.T73];1))" office:value-type="float" office:value="40033.4992385771" calcext:value-type="float">
            <text:p>40033.4992385771</text:p>
          </table:table-cell>
          <table:table-cell table:formula="of:=[.X66]+[.K66]" office:value-type="float" office:value="40656.4992385771" calcext:value-type="float">
            <text:p>40656.4992385771</text:p>
          </table:table-cell>
          <table:table-cell table:formula="of:=[.X66]-[.X65]" office:value-type="float" office:value="-14772.6461777111" calcext:value-type="float">
            <text:p>-14772.6461777111</text:p>
          </table:table-cell>
          <table:table-cell table:formula="of:=[.S66]-[.S65]" office:value-type="float" office:value="372" calcext:value-type="float">
            <text:p>372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0.000561797752809" calcext:value-type="float">
            <text:p>0.000561797752809</text:p>
          </table:table-cell>
          <table:table-cell office:value-type="float" office:value="1020.86140449438" calcext:value-type="float">
            <text:p>1020.86140449438</text:p>
          </table:table-cell>
          <table:table-cell office:value-type="float" office:value="150.273202247191" calcext:value-type="float">
            <text:p>150.273202247191</text:p>
          </table:table-cell>
          <table:table-cell office:value-type="float" office:value="22.9248051948052" calcext:value-type="float">
            <text:p>22.9248051948052</text:p>
          </table:table-cell>
          <table:table-cell office:value-type="float" office:value="71.0109230769231" calcext:value-type="float">
            <text:p>71.0109230769231</text:p>
          </table:table-cell>
          <table:table-cell office:value-type="float" office:value="147.135197368421" calcext:value-type="float">
            <text:p>147.135197368421</text:p>
          </table:table-cell>
          <table:table-cell office:value-type="float" office:value="0.98453947368421" calcext:value-type="float">
            <text:p>0.98453947368421</text:p>
          </table:table-cell>
          <table:table-cell office:value-type="float" office:value="9.0758947368421" calcext:value-type="float">
            <text:p>9.0758947368421</text:p>
          </table:table-cell>
          <table:table-cell office:value-type="float" office:value="22.8587234042553" calcext:value-type="float">
            <text:p>22.8587234042553</text:p>
          </table:table-cell>
          <table:table-cell office:value-type="float" office:value="0.094027777777778" calcext:value-type="float">
            <text:p>0.094027777777778</text:p>
          </table:table-cell>
          <table:table-cell office:value-type="float" office:value="2.10694444444444" calcext:value-type="float">
            <text:p>2.10694444444444</text:p>
          </table:table-cell>
          <table:table-cell office:value-type="float" office:value="2.01402777777778" calcext:value-type="float">
            <text:p>2.01402777777778</text:p>
          </table:table-cell>
          <table:table-cell office:value-type="float" office:value="0.154692307692308" calcext:value-type="float">
            <text:p>0.154692307692308</text:p>
          </table:table-cell>
          <table:table-cell office:value-type="float" office:value="11.6874468085106" calcext:value-type="float">
            <text:p>11.6874468085106</text:p>
          </table:table-cell>
          <table:table-cell office:value-type="float" office:value="34.5457446808511" calcext:value-type="float">
            <text:p>34.5457446808511</text:p>
          </table:table-cell>
          <table:table-cell office:value-type="float" office:value="40.7905617977528" calcext:value-type="float">
            <text:p>40.7905617977528</text:p>
          </table:table-cell>
          <table:table-cell office:value-type="float" office:value="19.943595505618" calcext:value-type="float">
            <text:p>19.9435955056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13" calcext:value-type="float">
            <text:p>-13</text:p>
          </table:table-cell>
          <table:table-cell office:value-type="float" office:value="-81" calcext:value-type="float">
            <text:p>-81</text:p>
          </table:table-cell>
          <table:table-cell office:value-type="float" office:value="-56" calcext:value-type="float">
            <text:p>-56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string" calcext:value-type="string">
            <text:p>Confirmado</text:p>
          </table:table-cell>
          <table:table-cell office:value-type="float" office:value="914" calcext:value-type="float">
            <text:p>914</text:p>
          </table:table-cell>
          <table:table-cell office:value-type="float" office:value="121" calcext:value-type="float">
            <text:p>121</text:p>
          </table:table-cell>
          <table:table-cell table:formula="of:=[.C67]+[.E66]" office:value-type="float" office:value="51979" calcext:value-type="float">
            <text:p>51979</text:p>
          </table:table-cell>
          <table:table-cell office:value-type="float" office:value="7317" calcext:value-type="float">
            <text:p>7317</text:p>
          </table:table-cell>
          <table:table-cell table:formula="of:=[.G66]+[.H67]" office:value-type="float" office:value="6876" calcext:value-type="float">
            <text:p>6876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 table:number-columns-repeated="3"/>
          <table:table-cell table:formula="of:=[.E67]-[.F67]-[.G67]" office:value-type="float" office:value="37786" calcext:value-type="float">
            <text:p>37786</text:p>
          </table:table-cell>
          <table:table-cell table:formula="of:=MAX([.S67]-[.K67];0)" office:value-type="float" office:value="37190" calcext:value-type="float">
            <text:p>37190</text:p>
          </table:table-cell>
          <table:table-cell table:formula="of:=[.K67]/[.S53]" office:value-type="float" office:value="0.0226435165837164" calcext:value-type="float">
            <text:p>0.022643516583717</text:p>
          </table:table-cell>
          <table:table-cell table:formula="of:=[.G67]/[.E53]" office:value-type="float" office:value="0.208540579885964" calcext:value-type="float">
            <text:p>0.208540579885964</text:p>
          </table:table-cell>
          <table:table-cell table:number-columns-repeated="3"/>
          <table:table-cell table:formula="of:=[.X67]-[.X66]" office:value-type="float" office:value="-40033.4992385771" calcext:value-type="float">
            <text:p>-40033.4992385771</text:p>
          </table:table-cell>
          <table:table-cell table:formula="of:=[.S67]-[.S66]" office:value-type="float" office:value="657" calcext:value-type="float">
            <text:p>657</text:p>
          </table:table-cell>
          <table:table-cell table:formula="of:=[.K67]-[.K66]" office:value-type="float" office:value="-27" calcext:value-type="float">
            <text:p>-27</text:p>
          </table:table-cell>
          <table:table-cell office:value-type="float" office:value="0.023655913978495" calcext:value-type="float">
            <text:p>0.023655913978495</text:p>
          </table:table-cell>
          <table:table-cell office:value-type="float" office:value="1019.27360215054" calcext:value-type="float">
            <text:p>1019.27360215054</text:p>
          </table:table-cell>
          <table:table-cell office:value-type="float" office:value="153.667688172043" calcext:value-type="float">
            <text:p>153.667688172043</text:p>
          </table:table-cell>
          <table:table-cell office:value-type="float" office:value="23.4866666666667" calcext:value-type="float">
            <text:p>23.4866666666667</text:p>
          </table:table-cell>
          <table:table-cell office:value-type="float" office:value="64.3097887323943" calcext:value-type="float">
            <text:p>64.3097887323943</text:p>
          </table:table-cell>
          <table:table-cell office:value-type="float" office:value="174.959509202454" calcext:value-type="float">
            <text:p>174.959509202454</text:p>
          </table:table-cell>
          <table:table-cell office:value-type="float" office:value="0.854478527607362" calcext:value-type="float">
            <text:p>0.854478527607362</text:p>
          </table:table-cell>
          <table:table-cell office:value-type="float" office:value="10.8005504587156" calcext:value-type="float">
            <text:p>10.8005504587156</text:p>
          </table:table-cell>
          <table:table-cell office:value-type="float" office:value="34.5068085106383" calcext:value-type="float">
            <text:p>34.5068085106383</text:p>
          </table:table-cell>
          <table:table-cell office:value-type="float" office:value="0.131142857142857" calcext:value-type="float">
            <text:p>0.131142857142857</text:p>
          </table:table-cell>
          <table:table-cell office:value-type="float" office:value="2.15957142857143" calcext:value-type="float">
            <text:p>2.15957142857143</text:p>
          </table:table-cell>
          <table:table-cell office:value-type="float" office:value="2.02842857142857" calcext:value-type="float">
            <text:p>2.02842857142857</text:p>
          </table:table-cell>
          <table:table-cell office:value-type="float" office:value="0.179642857142857" calcext:value-type="float">
            <text:p>0.179642857142857</text:p>
          </table:table-cell>
          <table:table-cell office:value-type="float" office:value="31.7989361702128" calcext:value-type="float">
            <text:p>31.7989361702128</text:p>
          </table:table-cell>
          <table:table-cell office:value-type="float" office:value="66.3053191489362" calcext:value-type="float">
            <text:p>66.3053191489362</text:p>
          </table:table-cell>
          <table:table-cell office:value-type="float" office:value="34.7527027027027" calcext:value-type="float">
            <text:p>34.7527027027027</text:p>
          </table:table-cell>
          <table:table-cell office:value-type="float" office:value="23.588" calcext:value-type="float">
            <text:p>23.58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21" calcext:value-type="float">
            <text:p>-21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string" calcext:value-type="string">
            <text:p>Confirmado</text:p>
          </table:table-cell>
          <table:table-cell office:value-type="float" office:value="817" calcext:value-type="float">
            <text:p>817</text:p>
          </table:table-cell>
          <table:table-cell office:value-type="float" office:value="182" calcext:value-type="float">
            <text:p>182</text:p>
          </table:table-cell>
          <table:table-cell table:formula="of:=[.C68]+[.E67]" office:value-type="float" office:value="52796" calcext:value-type="float">
            <text:p>52796</text:p>
          </table:table-cell>
          <table:table-cell office:value-type="float" office:value="7499" calcext:value-type="float">
            <text:p>7499</text:p>
          </table:table-cell>
          <table:table-cell table:formula="of:=[.G67]+[.H68]" office:value-type="float" office:value="7024" calcext:value-type="float">
            <text:p>7024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table:number-columns-repeated="3"/>
          <table:table-cell table:formula="of:=[.E68]-[.F68]-[.G68]" office:value-type="float" office:value="38273" calcext:value-type="float">
            <text:p>38273</text:p>
          </table:table-cell>
          <table:table-cell table:formula="of:=MAX([.S68]-[.K68];0)" office:value-type="float" office:value="37673" calcext:value-type="float">
            <text:p>37673</text:p>
          </table:table-cell>
          <table:table-cell table:formula="of:=[.K68]/[.S54]" office:value-type="float" office:value="0.0204095516701816" calcext:value-type="float">
            <text:p>0.020409551670182</text:p>
          </table:table-cell>
          <table:table-cell table:formula="of:=[.G68]/[.E54]" office:value-type="float" office:value="0.192001749446464" calcext:value-type="float">
            <text:p>0.192001749446464</text:p>
          </table:table-cell>
          <table:table-cell table:formula="of:=6718903-[.Y68]-[.F68]-[.G68]" office:value-type="float" office:value="6657614.00876391" calcext:value-type="float">
            <text:p>6657614.00876391</text:p>
          </table:table-cell>
          <table:table-cell table:formula="of:=NORMINV(RAND();MAX([.T75];1);MAX(0.25*[.T75];1))" office:value-type="float" office:value="46165.9912360884" calcext:value-type="float">
            <text:p>46165.9912360884</text:p>
          </table:table-cell>
          <table:table-cell table:formula="of:=[.X68]+[.K68]" office:value-type="float" office:value="46765.9912360884" calcext:value-type="float">
            <text:p>46765.9912360884</text:p>
          </table:table-cell>
          <table:table-cell table:formula="of:=[.X68]-[.X67]" office:value-type="float" office:value="46165.9912360884" calcext:value-type="float">
            <text:p>46165.9912360884</text:p>
          </table:table-cell>
          <table:table-cell table:formula="of:=[.S68]-[.S67]" office:value-type="float" office:value="487" calcext:value-type="float">
            <text:p>487</text:p>
          </table:table-cell>
          <table:table-cell table:formula="of:=[.K68]-[.K67]" office:value-type="float" office:value="4" calcext:value-type="float">
            <text:p>4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6.60851190476" calcext:value-type="float">
            <text:p>1016.60851190476</text:p>
          </table:table-cell>
          <table:table-cell office:value-type="float" office:value="144.169880952381" calcext:value-type="float">
            <text:p>144.169880952381</text:p>
          </table:table-cell>
          <table:table-cell office:value-type="float" office:value="23.6325170068027" calcext:value-type="float">
            <text:p>23.6325170068027</text:p>
          </table:table-cell>
          <table:table-cell office:value-type="float" office:value="69.8863448275862" calcext:value-type="float">
            <text:p>69.8863448275862</text:p>
          </table:table-cell>
          <table:table-cell office:value-type="float" office:value="161.651845238095" calcext:value-type="float">
            <text:p>161.651845238095</text:p>
          </table:table-cell>
          <table:table-cell office:value-type="float" office:value="0.786488095238095" calcext:value-type="float">
            <text:p>0.786488095238095</text:p>
          </table:table-cell>
          <table:table-cell office:value-type="float" office:value="7.27650943396227" calcext:value-type="float">
            <text:p>7.27650943396227</text:p>
          </table:table-cell>
          <table:table-cell office:value-type="float" office:value="46.9052083333333" calcext:value-type="float">
            <text:p>46.9052083333333</text:p>
          </table:table-cell>
          <table:table-cell office:value-type="float" office:value="0.182222222222222" calcext:value-type="float">
            <text:p>0.182222222222222</text:p>
          </table:table-cell>
          <table:table-cell office:value-type="float" office:value="2.34819444444445" calcext:value-type="float">
            <text:p>2.34819444444445</text:p>
          </table:table-cell>
          <table:table-cell office:value-type="float" office:value="2.16527777777778" calcext:value-type="float">
            <text:p>2.16527777777778</text:p>
          </table:table-cell>
          <table:table-cell office:value-type="float" office:value="0.235069444444445" calcext:value-type="float">
            <text:p>0.235069444444445</text:p>
          </table:table-cell>
          <table:table-cell office:value-type="float" office:value="33.0783333333333" calcext:value-type="float">
            <text:p>33.0783333333333</text:p>
          </table:table-cell>
          <table:table-cell office:value-type="float" office:value="79.9827083333333" calcext:value-type="float">
            <text:p>79.9827083333333</text:p>
          </table:table-cell>
          <table:table-cell office:value-type="float" office:value="33.1575977653631" calcext:value-type="float">
            <text:p>33.1575977653631</text:p>
          </table:table-cell>
          <table:table-cell office:value-type="float" office:value="36.2553225806452" calcext:value-type="float">
            <text:p>36.255322580645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24" calcext:value-type="float">
            <text:p>-24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string" calcext:value-type="string">
            <text:p>Confirmado</text:p>
          </table:table-cell>
          <table:table-cell office:value-type="float" office:value="769" calcext:value-type="float">
            <text:p>769</text:p>
          </table:table-cell>
          <table:table-cell office:value-type="float" office:value="406" calcext:value-type="float">
            <text:p>406</text:p>
          </table:table-cell>
          <table:table-cell table:formula="of:=[.C69]+[.E68]" office:value-type="float" office:value="53565" calcext:value-type="float">
            <text:p>53565</text:p>
          </table:table-cell>
          <table:table-cell office:value-type="float" office:value="7905" calcext:value-type="float">
            <text:p>7905</text:p>
          </table:table-cell>
          <table:table-cell table:formula="of:=[.G68]+[.H69]" office:value-type="float" office:value="7173" calcext:value-type="float">
            <text:p>717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office:value-type="float" office:value="565" calcext:value-type="float">
            <text:p>56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849" calcext:value-type="float">
            <text:p>3849</text:p>
          </table:table-cell>
          <table:table-cell table:number-columns-repeated="3"/>
          <table:table-cell table:formula="of:=[.E69]-[.F69]-[.G69]" office:value-type="float" office:value="38487" calcext:value-type="float">
            <text:p>38487</text:p>
          </table:table-cell>
          <table:table-cell table:formula="of:=MAX([.S69]-[.K69];0)" office:value-type="float" office:value="37922" calcext:value-type="float">
            <text:p>37922</text:p>
          </table:table-cell>
          <table:table-cell table:formula="of:=[.K69]/[.S55]" office:value-type="float" office:value="0.0188408696812058" calcext:value-type="float">
            <text:p>0.018840869681206</text:p>
          </table:table-cell>
          <table:table-cell table:formula="of:=[.G69]/[.E55]" office:value-type="float" office:value="0.190882963436053" calcext:value-type="float">
            <text:p>0.190882963436053</text:p>
          </table:table-cell>
          <table:table-cell table:formula="of:=6718903-[.Y69]-[.F69]-[.G69]" office:value-type="float" office:value="6667042.90957305" calcext:value-type="float">
            <text:p>6667042.90957305</text:p>
          </table:table-cell>
          <table:table-cell table:formula="of:=NORMINV(RAND();MAX([.T76];1);MAX(0.25*[.T76];1))" office:value-type="float" office:value="36217.0904269461" calcext:value-type="float">
            <text:p>36217.0904269461</text:p>
          </table:table-cell>
          <table:table-cell table:formula="of:=[.X69]+[.K69]" office:value-type="float" office:value="36782.0904269461" calcext:value-type="float">
            <text:p>36782.0904269461</text:p>
          </table:table-cell>
          <table:table-cell table:formula="of:=[.X69]-[.X68]" office:value-type="float" office:value="-9948.90080914223" calcext:value-type="float">
            <text:p>-9948.90080914223</text:p>
          </table:table-cell>
          <table:table-cell table:formula="of:=[.S69]-[.S68]" office:value-type="float" office:value="214" calcext:value-type="float">
            <text:p>214</text:p>
          </table:table-cell>
          <table:table-cell table:formula="of:=[.K69]-[.K68]" office:value-type="float" office:value="-35" calcext:value-type="float">
            <text:p>-35</text:p>
          </table:table-cell>
          <table:table-cell office:value-type="float" office:value="0.024096385542169" calcext:value-type="float">
            <text:p>0.024096385542169</text:p>
          </table:table-cell>
          <table:table-cell office:value-type="float" office:value="1013.49090361446" calcext:value-type="float">
            <text:p>1013.49090361446</text:p>
          </table:table-cell>
          <table:table-cell office:value-type="float" office:value="115.014337349398" calcext:value-type="float">
            <text:p>115.014337349398</text:p>
          </table:table-cell>
          <table:table-cell office:value-type="float" office:value="25.0324647887324" calcext:value-type="float">
            <text:p>25.0324647887324</text:p>
          </table:table-cell>
          <table:table-cell office:value-type="float" office:value="72.0842168674699" calcext:value-type="float">
            <text:p>72.0842168674699</text:p>
          </table:table-cell>
          <table:table-cell office:value-type="float" office:value="180.14512195122" calcext:value-type="float">
            <text:p>180.14512195122</text:p>
          </table:table-cell>
          <table:table-cell office:value-type="float" office:value="0.734573170731708" calcext:value-type="float">
            <text:p>0.734573170731708</text:p>
          </table:table-cell>
          <table:table-cell office:value-type="float" office:value="7.12508620689655" calcext:value-type="float">
            <text:p>7.12508620689655</text:p>
          </table:table-cell>
          <table:table-cell office:value-type="float" office:value="49.9608333333333" calcext:value-type="float">
            <text:p>49.9608333333333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2.23763888888889" calcext:value-type="float">
            <text:p>2.23763888888889</text:p>
          </table:table-cell>
          <table:table-cell office:value-type="float" office:value="2.10097222222222" calcext:value-type="float">
            <text:p>2.10097222222222</text:p>
          </table:table-cell>
          <table:table-cell office:value-type="float" office:value="0.310571428571429" calcext:value-type="float">
            <text:p>0.310571428571429</text:p>
          </table:table-cell>
          <table:table-cell office:value-type="float" office:value="20.275" calcext:value-type="float">
            <text:p>20.275</text:p>
          </table:table-cell>
          <table:table-cell office:value-type="float" office:value="70.2341666666667" calcext:value-type="float">
            <text:p>70.2341666666667</text:p>
          </table:table-cell>
          <table:table-cell office:value-type="float" office:value="30.4214906832298" calcext:value-type="float">
            <text:p>30.4214906832298</text:p>
          </table:table-cell>
          <table:table-cell office:value-type="float" office:value="43.800985915493" calcext:value-type="float">
            <text:p>43.8009859154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22" calcext:value-type="float">
            <text:p>-22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string" calcext:value-type="string">
            <text:p>Confirmado</text:p>
          </table:table-cell>
          <table:table-cell office:value-type="float" office:value="702" calcext:value-type="float">
            <text:p>702</text:p>
          </table:table-cell>
          <table:table-cell office:value-type="float" office:value="266" calcext:value-type="float">
            <text:p>266</text:p>
          </table:table-cell>
          <table:table-cell table:formula="of:=[.C70]+[.E69]" office:value-type="float" office:value="54267" calcext:value-type="float">
            <text:p>54267</text:p>
          </table:table-cell>
          <table:table-cell office:value-type="float" office:value="8171" calcext:value-type="float">
            <text:p>8171</text:p>
          </table:table-cell>
          <table:table-cell table:formula="of:=[.G69]+[.H70]" office:value-type="float" office:value="7303" calcext:value-type="float">
            <text:p>7303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350" calcext:value-type="float">
            <text:p>350</text:p>
          </table:table-cell>
          <table:table-cell office:value-type="float" office:value="614" calcext:value-type="float">
            <text:p>61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table:number-columns-repeated="3"/>
          <table:table-cell table:formula="of:=[.E70]-[.F70]-[.G70]" office:value-type="float" office:value="38793" calcext:value-type="float">
            <text:p>38793</text:p>
          </table:table-cell>
          <table:table-cell table:formula="of:=MAX([.S70]-[.K70];0)" office:value-type="float" office:value="38179" calcext:value-type="float">
            <text:p>38179</text:p>
          </table:table-cell>
          <table:table-cell table:formula="of:=[.K70]/[.S56]" office:value-type="float" office:value="0.0198602665286583" calcext:value-type="float">
            <text:p>0.019860266528658</text:p>
          </table:table-cell>
          <table:table-cell table:formula="of:=[.G70]/[.E56]" office:value-type="float" office:value="0.186538952745849" calcext:value-type="float">
            <text:p>0.186538952745849</text:p>
          </table:table-cell>
          <table:table-cell table:formula="of:=6718903-[.Y70]-[.F70]-[.G70]" office:value-type="float" office:value="6679950.56071794" calcext:value-type="float">
            <text:p>6679950.56071794</text:p>
          </table:table-cell>
          <table:table-cell table:formula="of:=NORMINV(RAND();MAX([.T77];1);MAX(0.25*[.T77];1))" office:value-type="float" office:value="22864.4392820572" calcext:value-type="float">
            <text:p>22864.4392820572</text:p>
          </table:table-cell>
          <table:table-cell table:formula="of:=[.X70]+[.K70]" office:value-type="float" office:value="23478.4392820572" calcext:value-type="float">
            <text:p>23478.4392820572</text:p>
          </table:table-cell>
          <table:table-cell table:formula="of:=[.X70]-[.X69]" office:value-type="float" office:value="-13352.6511448889" calcext:value-type="float">
            <text:p>-13352.6511448889</text:p>
          </table:table-cell>
          <table:table-cell table:formula="of:=[.S70]-[.S69]" office:value-type="float" office:value="306" calcext:value-type="float">
            <text:p>306</text:p>
          </table:table-cell>
          <table:table-cell table:formula="of:=[.K70]-[.K69]" office:value-type="float" office:value="49" calcext:value-type="float">
            <text:p>49</text:p>
          </table:table-cell>
          <table:table-cell office:value-type="float" office:value="0.700595238095238" calcext:value-type="float">
            <text:p>0.700595238095238</text:p>
          </table:table-cell>
          <table:table-cell office:value-type="float" office:value="1014.55761904762" calcext:value-type="float">
            <text:p>1014.55761904762</text:p>
          </table:table-cell>
          <table:table-cell office:value-type="float" office:value="68.4106547619048" calcext:value-type="float">
            <text:p>68.4106547619048</text:p>
          </table:table-cell>
          <table:table-cell office:value-type="float" office:value="24.3654861111111" calcext:value-type="float">
            <text:p>24.3654861111111</text:p>
          </table:table-cell>
          <table:table-cell office:value-type="float" office:value="78.0654166666667" calcext:value-type="float">
            <text:p>78.0654166666667</text:p>
          </table:table-cell>
          <table:table-cell office:value-type="float" office:value="209.49903030303" calcext:value-type="float">
            <text:p>209.49903030303</text:p>
          </table:table-cell>
          <table:table-cell office:value-type="float" office:value="1.31793939393939" calcext:value-type="float">
            <text:p>1.31793939393939</text:p>
          </table:table-cell>
          <table:table-cell office:value-type="float" office:value="4.81268518518518" calcext:value-type="float">
            <text:p>4.81268518518518</text:p>
          </table:table-cell>
          <table:table-cell office:value-type="float" office:value="26.1345833333333" calcext:value-type="float">
            <text:p>26.1345833333333</text:p>
          </table:table-cell>
          <table:table-cell office:value-type="float" office:value="0.110138888888889" calcext:value-type="float">
            <text:p>0.110138888888889</text:p>
          </table:table-cell>
          <table:table-cell office:value-type="float" office:value="2.12722222222222" calcext:value-type="float">
            <text:p>2.12722222222222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0.195968992248062" calcext:value-type="float">
            <text:p>0.195968992248062</text:p>
          </table:table-cell>
          <table:table-cell office:value-type="float" office:value="17.9602083333333" calcext:value-type="float">
            <text:p>17.9602083333333</text:p>
          </table:table-cell>
          <table:table-cell office:value-type="float" office:value="44.0941666666667" calcext:value-type="float">
            <text:p>44.0941666666667</text:p>
          </table:table-cell>
          <table:table-cell office:value-type="float" office:value="33.2371428571428" calcext:value-type="float">
            <text:p>33.2371428571428</text:p>
          </table:table-cell>
          <table:table-cell office:value-type="float" office:value="30.8550617283951" calcext:value-type="float">
            <text:p>30.855061728395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25" calcext:value-type="float">
            <text:p>-25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string" calcext:value-type="string">
            <text:p>Confirmado</text:p>
          </table:table-cell>
          <table:table-cell office:value-type="float" office:value="1128" calcext:value-type="float">
            <text:p>1128</text:p>
          </table:table-cell>
          <table:table-cell office:value-type="float" office:value="334" calcext:value-type="float">
            <text:p>334</text:p>
          </table:table-cell>
          <table:table-cell table:formula="of:=[.C71]+[.E70]" office:value-type="float" office:value="55395" calcext:value-type="float">
            <text:p>55395</text:p>
          </table:table-cell>
          <table:table-cell office:value-type="float" office:value="8505" calcext:value-type="float">
            <text:p>8505</text:p>
          </table:table-cell>
          <table:table-cell table:formula="of:=[.G70]+[.H71]" office:value-type="float" office:value="7418" calcext:value-type="float">
            <text:p>7418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566" calcext:value-type="float">
            <text:p>2566</text:p>
          </table:table-cell>
          <table:table-cell table:number-columns-repeated="3"/>
          <table:table-cell table:formula="of:=[.E71]-[.F71]-[.G71]" office:value-type="float" office:value="39472" calcext:value-type="float">
            <text:p>39472</text:p>
          </table:table-cell>
          <table:table-cell table:formula="of:=MAX([.S71]-[.K71];0)" office:value-type="float" office:value="38848" calcext:value-type="float">
            <text:p>38848</text:p>
          </table:table-cell>
          <table:table-cell table:formula="of:=[.K71]/[.S57]" office:value-type="float" office:value="0.0192616372391653" calcext:value-type="float">
            <text:p>0.019261637239165</text:p>
          </table:table-cell>
          <table:table-cell table:formula="of:=[.G71]/[.E57]" office:value-type="float" office:value="0.180197250157897" calcext:value-type="float">
            <text:p>0.180197250157897</text:p>
          </table:table-cell>
          <table:table-cell table:formula="of:=6718903-[.Y71]-[.F71]-[.G71]" office:value-type="float" office:value="6648314.87025682" calcext:value-type="float">
            <text:p>6648314.87025682</text:p>
          </table:table-cell>
          <table:table-cell table:formula="of:=NORMINV(RAND();MAX([.T78];1);MAX(0.25*[.T78];1))" office:value-type="float" office:value="54041.1297431839" calcext:value-type="float">
            <text:p>54041.1297431839</text:p>
          </table:table-cell>
          <table:table-cell table:formula="of:=[.X71]+[.K71]" office:value-type="float" office:value="54665.1297431839" calcext:value-type="float">
            <text:p>54665.1297431839</text:p>
          </table:table-cell>
          <table:table-cell table:formula="of:=[.X71]-[.X70]" office:value-type="float" office:value="31176.6904611267" calcext:value-type="float">
            <text:p>31176.6904611267</text:p>
          </table:table-cell>
          <table:table-cell table:formula="of:=[.S71]-[.S70]" office:value-type="float" office:value="679" calcext:value-type="float">
            <text:p>679</text:p>
          </table:table-cell>
          <table:table-cell table:formula="of:=[.K71]-[.K70]"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019.41666666667" calcext:value-type="float">
            <text:p>1019.41666666667</text:p>
          </table:table-cell>
          <table:table-cell office:value-type="float" office:value="26.2189285714286" calcext:value-type="float">
            <text:p>26.2189285714286</text:p>
          </table:table-cell>
          <table:table-cell office:value-type="float" office:value="20.3309722222222" calcext:value-type="float">
            <text:p>20.3309722222222</text:p>
          </table:table-cell>
          <table:table-cell office:value-type="float" office:value="95.3203571428573" calcext:value-type="float">
            <text:p>95.3203571428573</text:p>
          </table:table-cell>
          <table:table-cell office:value-type="float" office:value="170.822060606061" calcext:value-type="float">
            <text:p>170.822060606061</text:p>
          </table:table-cell>
          <table:table-cell office:value-type="float" office:value="0.697757575757575" calcext:value-type="float">
            <text:p>0.697757575757575</text:p>
          </table:table-cell>
          <table:table-cell office:value-type="float" office:value="4.32473684210526" calcext:value-type="float">
            <text:p>4.32473684210526</text:p>
          </table:table-cell>
          <table:table-cell office:value-type="float" office:value="35.618125" calcext:value-type="float">
            <text:p>35.618125</text:p>
          </table:table-cell>
          <table:table-cell office:value-type="float" office:value="0.080142857142857" calcext:value-type="float">
            <text:p>0.080142857142857</text:p>
          </table:table-cell>
          <table:table-cell office:value-type="float" office:value="1.99442857142857" calcext:value-type="float">
            <text:p>1.99442857142857</text:p>
          </table:table-cell>
          <table:table-cell office:value-type="float" office:value="1.91342857142857" calcext:value-type="float">
            <text:p>1.91342857142857</text:p>
          </table:table-cell>
          <table:table-cell office:value-type="float" office:value="0.15192" calcext:value-type="float">
            <text:p>0.15192</text:p>
          </table:table-cell>
          <table:table-cell office:value-type="float" office:value="14.11125" calcext:value-type="float">
            <text:p>14.11125</text:p>
          </table:table-cell>
          <table:table-cell office:value-type="float" office:value="49.7302083333334" calcext:value-type="float">
            <text:p>49.7302083333334</text:p>
          </table:table-cell>
          <table:table-cell office:value-type="float" office:value="23.7511904761905" calcext:value-type="float">
            <text:p>23.7511904761905</text:p>
          </table:table-cell>
          <table:table-cell office:value-type="float" office:value="16.2255414012739" calcext:value-type="float">
            <text:p>16.22554140127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21" calcext:value-type="float">
            <text:p>-21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string" calcext:value-type="string">
            <text:p>Confirmado</text:p>
          </table:table-cell>
          <table:table-cell office:value-type="float" office:value="700" calcext:value-type="float">
            <text:p>700</text:p>
          </table:table-cell>
          <table:table-cell office:value-type="float" office:value="627" calcext:value-type="float">
            <text:p>627</text:p>
          </table:table-cell>
          <table:table-cell table:formula="of:=[.C72]+[.E71]" office:value-type="float" office:value="56095" calcext:value-type="float">
            <text:p>56095</text:p>
          </table:table-cell>
          <table:table-cell office:value-type="float" office:value="9132" calcext:value-type="float">
            <text:p>9132</text:p>
          </table:table-cell>
          <table:table-cell table:formula="of:=[.G71]+[.H72]" office:value-type="float" office:value="7534" calcext:value-type="float">
            <text:p>7534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office:value-type="float" office:value="635" calcext:value-type="float">
            <text:p>63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table:number-columns-repeated="3"/>
          <table:table-cell table:formula="of:=[.E72]-[.F72]-[.G72]" office:value-type="float" office:value="39429" calcext:value-type="float">
            <text:p>39429</text:p>
          </table:table-cell>
          <table:table-cell table:formula="of:=MAX([.S72]-[.K72];0)" office:value-type="float" office:value="38794" calcext:value-type="float">
            <text:p>38794</text:p>
          </table:table-cell>
          <table:table-cell table:formula="of:=[.K72]/[.S58]" office:value-type="float" office:value="0.0192757186655739" calcext:value-type="float">
            <text:p>0.019275718665574</text:p>
          </table:table-cell>
          <table:table-cell table:formula="of:=[.G72]/[.E58]" office:value-type="float" office:value="0.17841665285244" calcext:value-type="float">
            <text:p>0.17841665285244</text:p>
          </table:table-cell>
          <table:table-cell table:formula="of:=6718903-[.Y72]-[.F72]-[.G72]" office:value-type="float" office:value="6675081.90689043" calcext:value-type="float">
            <text:p>6675081.90689043</text:p>
          </table:table-cell>
          <table:table-cell table:formula="of:=NORMINV(RAND();MAX([.T79];1);MAX(0.25*[.T79];1))" office:value-type="float" office:value="26520.0931095731" calcext:value-type="float">
            <text:p>26520.0931095731</text:p>
          </table:table-cell>
          <table:table-cell table:formula="of:=[.X72]+[.K72]" office:value-type="float" office:value="27155.0931095731" calcext:value-type="float">
            <text:p>27155.0931095731</text:p>
          </table:table-cell>
          <table:table-cell table:formula="of:=[.X72]-[.X71]" office:value-type="float" office:value="-27521.0366336108" calcext:value-type="float">
            <text:p>-27521.0366336108</text:p>
          </table:table-cell>
          <table:table-cell table:formula="of:=[.S72]-[.S71]" office:value-type="float" office:value="-43" calcext:value-type="float">
            <text:p>-43</text:p>
          </table:table-cell>
          <table:table-cell table:formula="of:=[.K72]-[.K71]" office:value-type="float" office:value="11" calcext:value-type="float">
            <text:p>11</text:p>
          </table:table-cell>
          <table:table-cell office:value-type="float" office:value="0.00297619047619" calcext:value-type="float">
            <text:p>0.00297619047619</text:p>
          </table:table-cell>
          <table:table-cell office:value-type="float" office:value="1017.44464285714" calcext:value-type="float">
            <text:p>1017.44464285714</text:p>
          </table:table-cell>
          <table:table-cell office:value-type="float" office:value="114.506488095238" calcext:value-type="float">
            <text:p>114.506488095238</text:p>
          </table:table-cell>
          <table:table-cell office:value-type="float" office:value="23.1845138888889" calcext:value-type="float">
            <text:p>23.1845138888889</text:p>
          </table:table-cell>
          <table:table-cell office:value-type="float" office:value="83.9019047619048" calcext:value-type="float">
            <text:p>83.9019047619048</text:p>
          </table:table-cell>
          <table:table-cell office:value-type="float" office:value="168.430958083832" calcext:value-type="float">
            <text:p>168.430958083832</text:p>
          </table:table-cell>
          <table:table-cell office:value-type="float" office:value="0.733592814371257" calcext:value-type="float">
            <text:p>0.733592814371257</text:p>
          </table:table-cell>
          <table:table-cell office:value-type="float" office:value="7.32894736842105" calcext:value-type="float">
            <text:p>7.32894736842105</text:p>
          </table:table-cell>
          <table:table-cell office:value-type="float" office:value="33.6854166666667" calcext:value-type="float">
            <text:p>33.6854166666667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2.15041666666667" calcext:value-type="float">
            <text:p>2.15041666666667</text:p>
          </table:table-cell>
          <table:table-cell office:value-type="float" office:value="2.03180555555556" calcext:value-type="float">
            <text:p>2.03180555555556</text:p>
          </table:table-cell>
          <table:table-cell office:value-type="float" office:value="0.1615" calcext:value-type="float">
            <text:p>0.1615</text:p>
          </table:table-cell>
          <table:table-cell office:value-type="float" office:value="17.5283333333333" calcext:value-type="float">
            <text:p>17.5283333333333</text:p>
          </table:table-cell>
          <table:table-cell office:value-type="float" office:value="51.2097916666667" calcext:value-type="float">
            <text:p>51.2097916666667</text:p>
          </table:table-cell>
          <table:table-cell office:value-type="float" office:value="32.2314880952381" calcext:value-type="float">
            <text:p>32.2314880952381</text:p>
          </table:table-cell>
          <table:table-cell office:value-type="float" office:value="29.3117123287671" calcext:value-type="float">
            <text:p>29.311712328767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5" calcext:value-type="float">
            <text:p>-15</text:p>
          </table:table-cell>
          <table:table-cell office:value-type="float" office:value="-78" calcext:value-type="float">
            <text:p>-78</text:p>
          </table:table-cell>
          <table:table-cell office:value-type="float" office:value="-56" calcext:value-type="float">
            <text:p>-56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string" calcext:value-type="string">
            <text:p>Confirmado</text:p>
          </table:table-cell>
          <table:table-cell office:value-type="float" office:value="598" calcext:value-type="float">
            <text:p>598</text:p>
          </table:table-cell>
          <table:table-cell office:value-type="float" office:value="542" calcext:value-type="float">
            <text:p>542</text:p>
          </table:table-cell>
          <table:table-cell table:formula="of:=[.C73]+[.E72]" office:value-type="float" office:value="56693" calcext:value-type="float">
            <text:p>56693</text:p>
          </table:table-cell>
          <table:table-cell office:value-type="float" office:value="9674" calcext:value-type="float">
            <text:p>9674</text:p>
          </table:table-cell>
          <table:table-cell table:formula="of:=[.G72]+[.H73]" office:value-type="float" office:value="7644" calcext:value-type="float">
            <text:p>7644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602" calcext:value-type="float">
            <text:p>602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number-columns-repeated="3"/>
          <table:table-cell table:formula="of:=[.E73]-[.F73]-[.G73]" office:value-type="float" office:value="39375" calcext:value-type="float">
            <text:p>39375</text:p>
          </table:table-cell>
          <table:table-cell table:formula="of:=MAX([.S73]-[.K73];0)" office:value-type="float" office:value="38773" calcext:value-type="float">
            <text:p>38773</text:p>
          </table:table-cell>
          <table:table-cell table:formula="of:=[.K73]/[.S59]" office:value-type="float" office:value="0.0180137047787187" calcext:value-type="float">
            <text:p>0.018013704778719</text:p>
          </table:table-cell>
          <table:table-cell table:formula="of:=[.G73]/[.E59]" office:value-type="float" office:value="0.177560975609756" calcext:value-type="float">
            <text:p>0.177560975609756</text:p>
          </table:table-cell>
          <table:table-cell table:formula="of:=6718903-[.Y73]-[.F73]-[.G73]" office:value-type="float" office:value="6667890.89104764" calcext:value-type="float">
            <text:p>6667890.89104764</text:p>
          </table:table-cell>
          <table:table-cell table:formula="of:=NORMINV(RAND();MAX([.T80];1);MAX(0.25*[.T80];1))" office:value-type="float" office:value="33092.1089523642" calcext:value-type="float">
            <text:p>33092.1089523642</text:p>
          </table:table-cell>
          <table:table-cell table:formula="of:=[.X73]+[.K73]" office:value-type="float" office:value="33694.1089523642" calcext:value-type="float">
            <text:p>33694.1089523642</text:p>
          </table:table-cell>
          <table:table-cell table:formula="of:=[.X73]-[.X72]" office:value-type="float" office:value="6572.01584279112" calcext:value-type="float">
            <text:p>6572.01584279112</text:p>
          </table:table-cell>
          <table:table-cell table:formula="of:=[.S73]-[.S72]" office:value-type="float" office:value="-54" calcext:value-type="float">
            <text:p>-54</text:p>
          </table:table-cell>
          <table:table-cell table:formula="of:=[.K73]-[.K72]" office:value-type="float" office:value="-33" calcext:value-type="float">
            <text:p>-33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8.43952380952" calcext:value-type="float">
            <text:p>1018.43952380952</text:p>
          </table:table-cell>
          <table:table-cell office:value-type="float" office:value="130.63244047619" calcext:value-type="float">
            <text:p>130.63244047619</text:p>
          </table:table-cell>
          <table:table-cell office:value-type="float" office:value="24.0123611111111" calcext:value-type="float">
            <text:p>24.0123611111111</text:p>
          </table:table-cell>
          <table:table-cell office:value-type="float" office:value="83.4356547619048" calcext:value-type="float">
            <text:p>83.4356547619048</text:p>
          </table:table-cell>
          <table:table-cell office:value-type="float" office:value="171.232048192771" calcext:value-type="float">
            <text:p>171.232048192771</text:p>
          </table:table-cell>
          <table:table-cell office:value-type="float" office:value="0.767048192771084" calcext:value-type="float">
            <text:p>0.767048192771084</text:p>
          </table:table-cell>
          <table:table-cell office:value-type="float" office:value="5.571" calcext:value-type="float">
            <text:p>5.571</text:p>
          </table:table-cell>
          <table:table-cell office:value-type="float" office:value="23.1225" calcext:value-type="float">
            <text:p>23.1225</text:p>
          </table:table-cell>
          <table:table-cell office:value-type="float" office:value="0.100416666666667" calcext:value-type="float">
            <text:p>0.100416666666667</text:p>
          </table:table-cell>
          <table:table-cell office:value-type="float" office:value="2.08680555555556" calcext:value-type="float">
            <text:p>2.08680555555556</text:p>
          </table:table-cell>
          <table:table-cell office:value-type="float" office:value="1.98736111111111" calcext:value-type="float">
            <text:p>1.98736111111111</text:p>
          </table:table-cell>
          <table:table-cell office:value-type="float" office:value="0.197881355932203" calcext:value-type="float">
            <text:p>0.197881355932203</text:p>
          </table:table-cell>
          <table:table-cell office:value-type="float" office:value="6.53791666666667" calcext:value-type="float">
            <text:p>6.53791666666667</text:p>
          </table:table-cell>
          <table:table-cell office:value-type="float" office:value="29.6595833333333" calcext:value-type="float">
            <text:p>29.6595833333333</text:p>
          </table:table-cell>
          <table:table-cell office:value-type="float" office:value="48.0661309523809" calcext:value-type="float">
            <text:p>48.0661309523809</text:p>
          </table:table-cell>
          <table:table-cell office:value-type="float" office:value="32.733950617284" calcext:value-type="float">
            <text:p>32.73395061728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22" calcext:value-type="float">
            <text:p>-22</text:p>
          </table:table-cell>
          <table:table-cell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string" calcext:value-type="string">
            <text:p>Confirmado</text:p>
          </table:table-cell>
          <table:table-cell office:value-type="float" office:value="725" calcext:value-type="float">
            <text:p>725</text:p>
          </table:table-cell>
          <table:table-cell office:value-type="float" office:value="648" calcext:value-type="float">
            <text:p>648</text:p>
          </table:table-cell>
          <table:table-cell table:formula="of:=[.C74]+[.E73]" office:value-type="float" office:value="57418" calcext:value-type="float">
            <text:p>57418</text:p>
          </table:table-cell>
          <table:table-cell office:value-type="float" office:value="10322" calcext:value-type="float">
            <text:p>10322</text:p>
          </table:table-cell>
          <table:table-cell table:formula="of:=[.G73]+[.H74]" office:value-type="float" office:value="7748" calcext:value-type="float">
            <text:p>7748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table:number-columns-repeated="4"/>
          <table:table-cell office:value-type="float" office:value="2771" calcext:value-type="float">
            <text:p>2771</text:p>
          </table:table-cell>
          <table:table-cell table:number-columns-repeated="6"/>
          <table:table-cell table:formula="of:=[.G74]/[.E60]" office:value-type="float" office:value="0.174764289258808" calcext:value-type="float">
            <text:p>0.174764289258808</text:p>
          </table:table-cell>
          <table:table-cell table:formula="of:=6718903-[.Y74]-[.F74]-[.G74]" office:value-type="float" office:value="6665361.39936345" calcext:value-type="float">
            <text:p>6665361.39936345</text:p>
          </table:table-cell>
          <table:table-cell table:formula="of:=NORMINV(RAND();MAX([.T81];1);MAX(0.25*[.T81];1))" office:value-type="float" office:value="35471.6006365466" calcext:value-type="float">
            <text:p>35471.6006365466</text:p>
          </table:table-cell>
          <table:table-cell table:formula="of:=[.X74]+[.K74]" office:value-type="float" office:value="35471.6006365466" calcext:value-type="float">
            <text:p>35471.6006365466</text:p>
          </table:table-cell>
          <table:table-cell table:formula="of:=[.X74]-[.X73]" office:value-type="float" office:value="2379.49168418235" calcext:value-type="float">
            <text:p>2379.49168418235</text:p>
          </table:table-cell>
          <table:table-cell table:number-columns-repeated="2"/>
          <table:table-cell office:value-type="float" office:value="0.031547619047619" calcext:value-type="float">
            <text:p>0.031547619047619</text:p>
          </table:table-cell>
          <table:table-cell office:value-type="float" office:value="1020.78398809524" calcext:value-type="float">
            <text:p>1020.78398809524</text:p>
          </table:table-cell>
          <table:table-cell office:value-type="float" office:value="114.074404761905" calcext:value-type="float">
            <text:p>114.074404761905</text:p>
          </table:table-cell>
          <table:table-cell office:value-type="float" office:value="24.4054166666667" calcext:value-type="float">
            <text:p>24.4054166666667</text:p>
          </table:table-cell>
          <table:table-cell office:value-type="float" office:value="83.428630952381" calcext:value-type="float">
            <text:p>83.428630952381</text:p>
          </table:table-cell>
          <table:table-cell office:value-type="float" office:value="173.918060606061" calcext:value-type="float">
            <text:p>173.918060606061</text:p>
          </table:table-cell>
          <table:table-cell office:value-type="float" office:value="0.799272727272727" calcext:value-type="float">
            <text:p>0.799272727272727</text:p>
          </table:table-cell>
          <table:table-cell office:value-type="float" office:value="7.90491525423729" calcext:value-type="float">
            <text:p>7.90491525423729</text:p>
          </table:table-cell>
          <table:table-cell office:value-type="float" office:value="31.8285416666667" calcext:value-type="float">
            <text:p>31.8285416666667</text:p>
          </table:table-cell>
          <table:table-cell office:value-type="float" office:value="0.088055555555556" calcext:value-type="float">
            <text:p>0.088055555555556</text:p>
          </table:table-cell>
          <table:table-cell office:value-type="float" office:value="2.05833333333333" calcext:value-type="float">
            <text:p>2.05833333333333</text:p>
          </table:table-cell>
          <table:table-cell office:value-type="float" office:value="1.97027777777778" calcext:value-type="float">
            <text:p>1.97027777777778</text:p>
          </table:table-cell>
          <table:table-cell office:value-type="float" office:value="0.16965811965812" calcext:value-type="float">
            <text:p>0.16965811965812</text:p>
          </table:table-cell>
          <table:table-cell office:value-type="float" office:value="8.9925" calcext:value-type="float">
            <text:p>8.9925</text:p>
          </table:table-cell>
          <table:table-cell office:value-type="float" office:value="40.82125" calcext:value-type="float">
            <text:p>40.82125</text:p>
          </table:table-cell>
          <table:table-cell office:value-type="float" office:value="42.6151533742331" calcext:value-type="float">
            <text:p>42.6151533742331</text:p>
          </table:table-cell>
          <table:table-cell office:value-type="float" office:value="36.4681875" calcext:value-type="float">
            <text:p>36.46818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8" calcext:value-type="float">
            <text:p>-18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5" calcext:value-type="float">
            <text:p>-45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string" calcext:value-type="string">
            <text:p>Confirmado</text:p>
          </table:table-cell>
          <table:table-cell office:value-type="float" office:value="646" calcext:value-type="float">
            <text:p>646</text:p>
          </table:table-cell>
          <table:table-cell office:value-type="float" office:value="418" calcext:value-type="float">
            <text:p>418</text:p>
          </table:table-cell>
          <table:table-cell table:formula="of:=[.C75]+[.E74]" office:value-type="float" office:value="58064" calcext:value-type="float">
            <text:p>58064</text:p>
          </table:table-cell>
          <table:table-cell office:value-type="float" office:value="10740" calcext:value-type="float">
            <text:p>10740</text:p>
          </table:table-cell>
          <table:table-cell table:formula="of:=[.G74]+[.H75]" office:value-type="float" office:value="7848" calcext:value-type="float">
            <text:p>784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671" calcext:value-type="float">
            <text:p>67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576" calcext:value-type="float">
            <text:p>3576</text:p>
          </table:table-cell>
          <table:table-cell table:number-columns-repeated="3"/>
          <table:table-cell table:formula="of:=[.E75]-[.F75]-[.G75]" office:value-type="float" office:value="39476" calcext:value-type="float">
            <text:p>39476</text:p>
          </table:table-cell>
          <table:table-cell table:formula="of:=MAX([.S75]-[.K75];0)" office:value-type="float" office:value="38805" calcext:value-type="float">
            <text:p>38805</text:p>
          </table:table-cell>
          <table:table-cell table:formula="of:=[.K75]/[.S61]" office:value-type="float" office:value="0.0189853719265484" calcext:value-type="float">
            <text:p>0.018985371926548</text:p>
          </table:table-cell>
          <table:table-cell table:formula="of:=[.G75]/[.E61]" office:value-type="float" office:value="0.170831519373095" calcext:value-type="float">
            <text:p>0.170831519373095</text:p>
          </table:table-cell>
          <table:table-cell table:formula="of:=6718903-[.Y75]-[.F75]-[.G75]" office:value-type="float" office:value="6652560.48777394" calcext:value-type="float">
            <text:p>6652560.48777394</text:p>
          </table:table-cell>
          <table:table-cell table:formula="of:=NORMINV(RAND();MAX([.T82];1);MAX(0.25*[.T82];1))" office:value-type="float" office:value="47083.5122260629" calcext:value-type="float">
            <text:p>47083.5122260629</text:p>
          </table:table-cell>
          <table:table-cell table:formula="of:=[.X75]+[.K75]" office:value-type="float" office:value="47754.5122260629" calcext:value-type="float">
            <text:p>47754.5122260629</text:p>
          </table:table-cell>
          <table:table-cell table:formula="of:=[.X75]-[.X74]" office:value-type="float" office:value="11611.9115895163" calcext:value-type="float">
            <text:p>11611.9115895163</text:p>
          </table:table-cell>
          <table:table-cell table:number-columns-repeated="2"/>
          <table:table-cell office:value-type="float" office:value="0.001197604790419" calcext:value-type="float">
            <text:p>0.001197604790419</text:p>
          </table:table-cell>
          <table:table-cell office:value-type="float" office:value="1023.54580838323" calcext:value-type="float">
            <text:p>1023.54580838323</text:p>
          </table:table-cell>
          <table:table-cell office:value-type="float" office:value="125.314550898204" calcext:value-type="float">
            <text:p>125.314550898204</text:p>
          </table:table-cell>
          <table:table-cell office:value-type="float" office:value="24.1553846153846" calcext:value-type="float">
            <text:p>24.1553846153846</text:p>
          </table:table-cell>
          <table:table-cell office:value-type="float" office:value="81.5279640718564" calcext:value-type="float">
            <text:p>81.5279640718564</text:p>
          </table:table-cell>
          <table:table-cell office:value-type="float" office:value="147.507852760736" calcext:value-type="float">
            <text:p>147.507852760736</text:p>
          </table:table-cell>
          <table:table-cell office:value-type="float" office:value="1.03337423312883" calcext:value-type="float">
            <text:p>1.03337423312883</text:p>
          </table:table-cell>
          <table:table-cell office:value-type="float" office:value="4.52990384615385" calcext:value-type="float">
            <text:p>4.52990384615385</text:p>
          </table:table-cell>
          <table:table-cell office:value-type="float" office:value="19.8855813953488" calcext:value-type="float">
            <text:p>19.8855813953488</text:p>
          </table:table-cell>
          <table:table-cell office:value-type="float" office:value="0.071176470588235" calcext:value-type="float">
            <text:p>0.071176470588235</text:p>
          </table:table-cell>
          <table:table-cell office:value-type="float" office:value="1.98264705882353" calcext:value-type="float">
            <text:p>1.98264705882353</text:p>
          </table:table-cell>
          <table:table-cell office:value-type="float" office:value="1.91088235294118" calcext:value-type="float">
            <text:p>1.91088235294118</text:p>
          </table:table-cell>
          <table:table-cell office:value-type="float" office:value="0.125546218487395" calcext:value-type="float">
            <text:p>0.125546218487395</text:p>
          </table:table-cell>
          <table:table-cell office:value-type="float" office:value="7.81674418604651" calcext:value-type="float">
            <text:p>7.81674418604651</text:p>
          </table:table-cell>
          <table:table-cell office:value-type="float" office:value="27.6937209302325" calcext:value-type="float">
            <text:p>27.6937209302325</text:p>
          </table:table-cell>
          <table:table-cell office:value-type="float" office:value="43.9805389221557" calcext:value-type="float">
            <text:p>43.9805389221557</text:p>
          </table:table-cell>
          <table:table-cell office:value-type="float" office:value="24.499125" calcext:value-type="float">
            <text:p>24.49912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22" calcext:value-type="float">
            <text:p>-22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string" calcext:value-type="string">
            <text:p>Confirmado</text:p>
          </table:table-cell>
          <table:table-cell office:value-type="float" office:value="1000" calcext:value-type="float">
            <text:p>1000</text:p>
          </table:table-cell>
          <table:table-cell office:value-type="float" office:value="792" calcext:value-type="float">
            <text:p>792</text:p>
          </table:table-cell>
          <table:table-cell table:formula="of:=[.C76]+[.E75]" office:value-type="float" office:value="59064" calcext:value-type="float">
            <text:p>59064</text:p>
          </table:table-cell>
          <table:table-cell office:value-type="float" office:value="11532" calcext:value-type="float">
            <text:p>11532</text:p>
          </table:table-cell>
          <table:table-cell table:formula="of:=[.G75]+[.H76]" office:value-type="float" office:value="7972" calcext:value-type="float">
            <text:p>7972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531" calcext:value-type="float">
            <text:p>531</text:p>
          </table:table-cell>
          <table:table-cell office:value-type="float" office:value="697" calcext:value-type="float">
            <text:p>69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996" calcext:value-type="float">
            <text:p>2996</text:p>
          </table:table-cell>
          <table:table-cell table:number-columns-repeated="3"/>
          <table:table-cell table:formula="of:=[.E76]-[.F76]-[.G76]" office:value-type="float" office:value="39560" calcext:value-type="float">
            <text:p>39560</text:p>
          </table:table-cell>
          <table:table-cell table:formula="of:=MAX([.S76]-[.K76];0)" office:value-type="float" office:value="38863" calcext:value-type="float">
            <text:p>38863</text:p>
          </table:table-cell>
          <table:table-cell table:formula="of:=[.K76]/[.S62]" office:value-type="float" office:value="0.019519435420634" calcext:value-type="float">
            <text:p>0.019519435420634</text:p>
          </table:table-cell>
          <table:table-cell table:formula="of:=[.G76]/[.E62]" office:value-type="float" office:value="0.170069333333333" calcext:value-type="float">
            <text:p>0.170069333333333</text:p>
          </table:table-cell>
          <table:table-cell table:number-columns-repeated="3"/>
          <table:table-cell table:formula="of:=[.X76]-[.X75]" office:value-type="float" office:value="-47083.5122260629" calcext:value-type="float">
            <text:p>-47083.5122260629</text:p>
          </table:table-cell>
          <table:table-cell table:formula="of:=[.S76]-[.S75]" office:value-type="float" office:value="84" calcext:value-type="float">
            <text:p>84</text:p>
          </table:table-cell>
          <table:table-cell table:formula="of:=[.K76]-[.K75]" office:value-type="float" office:value="26" calcext:value-type="float">
            <text:p>26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23.07029761905" calcext:value-type="float">
            <text:p>1023.07029761905</text:p>
          </table:table-cell>
          <table:table-cell office:value-type="float" office:value="127.804404761905" calcext:value-type="float">
            <text:p>127.804404761905</text:p>
          </table:table-cell>
          <table:table-cell office:value-type="float" office:value="23.7895138888889" calcext:value-type="float">
            <text:p>23.7895138888889</text:p>
          </table:table-cell>
          <table:table-cell office:value-type="float" office:value="77.8414375" calcext:value-type="float">
            <text:p>77.8414375</text:p>
          </table:table-cell>
          <table:table-cell office:value-type="float" office:value="146.901736526946" calcext:value-type="float">
            <text:p>146.901736526946</text:p>
          </table:table-cell>
          <table:table-cell office:value-type="float" office:value="1.13802395209581" calcext:value-type="float">
            <text:p>1.13802395209581</text:p>
          </table:table-cell>
          <table:table-cell office:value-type="float" office:value="4.97771186440678" calcext:value-type="float">
            <text:p>4.97771186440678</text:p>
          </table:table-cell>
          <table:table-cell office:value-type="float" office:value="21.7091666666667" calcext:value-type="float">
            <text:p>21.7091666666667</text:p>
          </table:table-cell>
          <table:table-cell office:value-type="float" office:value="0.074027777777778" calcext:value-type="float">
            <text:p>0.074027777777778</text:p>
          </table:table-cell>
          <table:table-cell office:value-type="float" office:value="2.02569444444444" calcext:value-type="float">
            <text:p>2.02569444444444</text:p>
          </table:table-cell>
          <table:table-cell office:value-type="float" office:value="1.95236111111111" calcext:value-type="float">
            <text:p>1.95236111111111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13.5254166666667" calcext:value-type="float">
            <text:p>13.5254166666667</text:p>
          </table:table-cell>
          <table:table-cell office:value-type="float" office:value="35.23375" calcext:value-type="float">
            <text:p>35.23375</text:p>
          </table:table-cell>
          <table:table-cell office:value-type="float" office:value="42.9241875" calcext:value-type="float">
            <text:p>42.9241875</text:p>
          </table:table-cell>
          <table:table-cell office:value-type="float" office:value="30.1099375" calcext:value-type="float">
            <text:p>30.10993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6" calcext:value-type="float">
            <text:p>-16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string" calcext:value-type="string">
            <text:p>Confirmado</text:p>
          </table:table-cell>
          <table:table-cell office:value-type="float" office:value="692" calcext:value-type="float">
            <text:p>692</text:p>
          </table:table-cell>
          <table:table-cell office:value-type="float" office:value="2311" calcext:value-type="float">
            <text:p>2311</text:p>
          </table:table-cell>
          <table:table-cell table:formula="of:=[.C77]+[.E76]" office:value-type="float" office:value="59756" calcext:value-type="float">
            <text:p>59756</text:p>
          </table:table-cell>
          <table:table-cell office:value-type="float" office:value="13843" calcext:value-type="float">
            <text:p>13843</text:p>
          </table:table-cell>
          <table:table-cell table:formula="of:=[.G76]+[.H77]" office:value-type="float" office:value="8062" calcext:value-type="float">
            <text:p>8062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863" calcext:value-type="float">
            <text:p>863</text:p>
          </table:table-cell>
          <table:table-cell office:value-type="float" office:value="706" calcext:value-type="float">
            <text:p>706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086" calcext:value-type="float">
            <text:p>3086</text:p>
          </table:table-cell>
          <table:table-cell table:number-columns-repeated="3"/>
          <table:table-cell table:formula="of:=[.E77]-[.F77]-[.G77]" office:value-type="float" office:value="37851" calcext:value-type="float">
            <text:p>37851</text:p>
          </table:table-cell>
          <table:table-cell table:formula="of:=MAX([.S77]-[.K77];0)" office:value-type="float" office:value="37145" calcext:value-type="float">
            <text:p>37145</text:p>
          </table:table-cell>
          <table:table-cell table:formula="of:=[.K77]/[.S63]" office:value-type="float" office:value="0.0196959129585716" calcext:value-type="float">
            <text:p>0.019695912958572</text:p>
          </table:table-cell>
          <table:table-cell table:formula="of:=[.G77]/[.E63]" office:value-type="float" office:value="0.168774074694356" calcext:value-type="float">
            <text:p>0.168774074694356</text:p>
          </table:table-cell>
          <table:table-cell table:formula="of:=6718903-[.Y77]-[.F77]-[.G77]" office:value-type="float" office:value="6657748.48988566" calcext:value-type="float">
            <text:p>6657748.48988566</text:p>
          </table:table-cell>
          <table:table-cell table:formula="of:=NORMINV(RAND();MAX([.T84];1);MAX(0.25*[.T84];1))" office:value-type="float" office:value="38543.5101143424" calcext:value-type="float">
            <text:p>38543.5101143424</text:p>
          </table:table-cell>
          <table:table-cell table:formula="of:=[.X77]+[.K77]" office:value-type="float" office:value="39249.5101143424" calcext:value-type="float">
            <text:p>39249.5101143424</text:p>
          </table:table-cell>
          <table:table-cell table:formula="of:=[.X77]-[.X76]" office:value-type="float" office:value="38543.5101143424" calcext:value-type="float">
            <text:p>38543.5101143424</text:p>
          </table:table-cell>
          <table:table-cell table:formula="of:=[.S77]-[.S76]" office:value-type="float" office:value="-1709" calcext:value-type="float">
            <text:p>-1709</text:p>
          </table:table-cell>
          <table:table-cell table:formula="of:=[.K77]-[.K76]" office:value-type="float" office:value="9" calcext:value-type="float">
            <text:p>9</text:p>
          </table:table-cell>
          <table:table-cell office:value-type="float" office:value="0.027428571428572" calcext:value-type="float">
            <text:p>0.027428571428572</text:p>
          </table:table-cell>
          <table:table-cell office:value-type="float" office:value="1019.76928571429" calcext:value-type="float">
            <text:p>1019.76928571429</text:p>
          </table:table-cell>
          <table:table-cell office:value-type="float" office:value="128.134821428571" calcext:value-type="float">
            <text:p>128.134821428571</text:p>
          </table:table-cell>
          <table:table-cell office:value-type="float" office:value="24.5481595092024" calcext:value-type="float">
            <text:p>24.5481595092024</text:p>
          </table:table-cell>
          <table:table-cell office:value-type="float" office:value="72.1536309523809" calcext:value-type="float">
            <text:p>72.1536309523809</text:p>
          </table:table-cell>
          <table:table-cell office:value-type="float" office:value="148.992848484848" calcext:value-type="float">
            <text:p>148.992848484848</text:p>
          </table:table-cell>
          <table:table-cell office:value-type="float" office:value="0.852363636363636" calcext:value-type="float">
            <text:p>0.852363636363636</text:p>
          </table:table-cell>
          <table:table-cell office:value-type="float" office:value="6.5824778761062" calcext:value-type="float">
            <text:p>6.5824778761062</text:p>
          </table:table-cell>
          <table:table-cell office:value-type="float" office:value="28.55375" calcext:value-type="float">
            <text:p>28.55375</text:p>
          </table:table-cell>
          <table:table-cell office:value-type="float" office:value="0.094583333333333" calcext:value-type="float">
            <text:p>0.094583333333333</text:p>
          </table:table-cell>
          <table:table-cell office:value-type="float" office:value="2.14385714285714" calcext:value-type="float">
            <text:p>2.14385714285714</text:p>
          </table:table-cell>
          <table:table-cell office:value-type="float" office:value="2.04472222222222" calcext:value-type="float">
            <text:p>2.04472222222222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17.9791666666667" calcext:value-type="float">
            <text:p>17.9791666666667</text:p>
          </table:table-cell>
          <table:table-cell office:value-type="float" office:value="46.5335416666667" calcext:value-type="float">
            <text:p>46.5335416666667</text:p>
          </table:table-cell>
          <table:table-cell office:value-type="float" office:value="31.823935483871" calcext:value-type="float">
            <text:p>31.823935483871</text:p>
          </table:table-cell>
          <table:table-cell office:value-type="float" office:value="36.0564670658683" calcext:value-type="float">
            <text:p>36.056467065868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18" calcext:value-type="float">
            <text:p>-18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string" calcext:value-type="string">
            <text:p>Confirmado</text:p>
          </table:table-cell>
          <table:table-cell office:value-type="float" office:value="790" calcext:value-type="float">
            <text:p>790</text:p>
          </table:table-cell>
          <table:table-cell office:value-type="float" office:value="1347" calcext:value-type="float">
            <text:p>1347</text:p>
          </table:table-cell>
          <table:table-cell table:formula="of:=[.C78]+[.E77]" office:value-type="float" office:value="60546" calcext:value-type="float">
            <text:p>60546</text:p>
          </table:table-cell>
          <table:table-cell office:value-type="float" office:value="15190" calcext:value-type="float">
            <text:p>15190</text:p>
          </table:table-cell>
          <table:table-cell table:formula="of:=[.G77]+[.H78]" office:value-type="float" office:value="8151" calcext:value-type="float">
            <text:p>8151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068" calcext:value-type="float">
            <text:p>1068</text:p>
          </table:table-cell>
          <table:table-cell office:value-type="float" office:value="734" calcext:value-type="float">
            <text:p>73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895" calcext:value-type="float">
            <text:p>2895</text:p>
          </table:table-cell>
          <table:table-cell table:number-columns-repeated="3"/>
          <table:table-cell table:formula="of:=[.E78]-[.F78]-[.G78]" office:value-type="float" office:value="37205" calcext:value-type="float">
            <text:p>37205</text:p>
          </table:table-cell>
          <table:table-cell table:formula="of:=MAX([.S78]-[.K78];0)" office:value-type="float" office:value="36471" calcext:value-type="float">
            <text:p>36471</text:p>
          </table:table-cell>
          <table:table-cell table:formula="of:=[.K78]/[.S64]" office:value-type="float" office:value="0.020228744660328" calcext:value-type="float">
            <text:p>0.020228744660328</text:p>
          </table:table-cell>
          <table:table-cell table:formula="of:=[.G78]/[.E64]" office:value-type="float" office:value="0.166946583647387" calcext:value-type="float">
            <text:p>0.166946583647387</text:p>
          </table:table-cell>
          <table:table-cell table:number-columns-repeated="3"/>
          <table:table-cell table:formula="of:=[.X78]-[.X77]" office:value-type="float" office:value="-38543.5101143424" calcext:value-type="float">
            <text:p>-38543.5101143424</text:p>
          </table:table-cell>
          <table:table-cell table:formula="of:=[.S78]-[.S77]" office:value-type="float" office:value="-646" calcext:value-type="float">
            <text:p>-646</text:p>
          </table:table-cell>
          <table:table-cell table:formula="of:=[.K78]-[.K77]" office:value-type="float" office:value="28" calcext:value-type="float">
            <text:p>28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1015.81548022599" calcext:value-type="float">
            <text:p>1015.81548022599</text:p>
          </table:table-cell>
          <table:table-cell office:value-type="float" office:value="112.609345238095" calcext:value-type="float">
            <text:p>112.609345238095</text:p>
          </table:table-cell>
          <table:table-cell office:value-type="float" office:value="25.9925520833333" calcext:value-type="float">
            <text:p>25.9925520833333</text:p>
          </table:table-cell>
          <table:table-cell office:value-type="float" office:value="66.0160119047619" calcext:value-type="float">
            <text:p>66.0160119047619</text:p>
          </table:table-cell>
          <table:table-cell office:value-type="float" office:value="156.459337349398" calcext:value-type="float">
            <text:p>156.459337349398</text:p>
          </table:table-cell>
          <table:table-cell office:value-type="float" office:value="0.785361445783133" calcext:value-type="float">
            <text:p>0.785361445783133</text:p>
          </table:table-cell>
          <table:table-cell office:value-type="float" office:value="8.76703389830509" calcext:value-type="float">
            <text:p>8.76703389830509</text:p>
          </table:table-cell>
          <table:table-cell office:value-type="float" office:value="34.8479166666667" calcext:value-type="float">
            <text:p>34.8479166666667</text:p>
          </table:table-cell>
          <table:table-cell office:value-type="float" office:value="0.15231884057971" calcext:value-type="float">
            <text:p>0.15231884057971</text:p>
          </table:table-cell>
          <table:table-cell office:value-type="float" office:value="2.29724637681159" calcext:value-type="float">
            <text:p>2.29724637681159</text:p>
          </table:table-cell>
          <table:table-cell office:value-type="float" office:value="2.14536231884058" calcext:value-type="float">
            <text:p>2.14536231884058</text:p>
          </table:table-cell>
          <table:table-cell office:value-type="float" office:value="0.31990099009901" calcext:value-type="float">
            <text:p>0.31990099009901</text:p>
          </table:table-cell>
          <table:table-cell office:value-type="float" office:value="26.7714583333333" calcext:value-type="float">
            <text:p>26.7714583333333</text:p>
          </table:table-cell>
          <table:table-cell office:value-type="float" office:value="61.6172916666666" calcext:value-type="float">
            <text:p>61.6172916666666</text:p>
          </table:table-cell>
          <table:table-cell office:value-type="float" office:value="17.4676229508197" calcext:value-type="float">
            <text:p>17.4676229508197</text:p>
          </table:table-cell>
          <table:table-cell office:value-type="float" office:value="37.1113903743315" calcext:value-type="float">
            <text:p>37.111390374331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13" calcext:value-type="float">
            <text:p>-13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string" calcext:value-type="string">
            <text:p>Confirmado</text:p>
          </table:table-cell>
          <table:table-cell office:value-type="float" office:value="486" calcext:value-type="float">
            <text:p>486</text:p>
          </table:table-cell>
          <table:table-cell office:value-type="float" office:value="1183" calcext:value-type="float">
            <text:p>1183</text:p>
          </table:table-cell>
          <table:table-cell table:formula="of:=[.C79]+[.E78]" office:value-type="float" office:value="61032" calcext:value-type="float">
            <text:p>61032</text:p>
          </table:table-cell>
          <table:table-cell office:value-type="float" office:value="16373" calcext:value-type="float">
            <text:p>16373</text:p>
          </table:table-cell>
          <table:table-cell table:formula="of:=[.G78]+[.H79]" office:value-type="float" office:value="8218" calcext:value-type="float">
            <text:p>8218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1207" calcext:value-type="float">
            <text:p>1207</text:p>
          </table:table-cell>
          <table:table-cell office:value-type="float" office:value="773" calcext:value-type="float">
            <text:p>77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table:number-columns-repeated="3"/>
          <table:table-cell table:formula="of:=[.E79]-[.F79]-[.G79]" office:value-type="float" office:value="36441" calcext:value-type="float">
            <text:p>36441</text:p>
          </table:table-cell>
          <table:table-cell table:formula="of:=MAX([.S79]-[.K79];0)" office:value-type="float" office:value="35668" calcext:value-type="float">
            <text:p>35668</text:p>
          </table:table-cell>
          <table:table-cell table:formula="of:=[.K79]/[.S65]" office:value-type="float" office:value="0.0210300078896537" calcext:value-type="float">
            <text:p>0.021030007889654</text:p>
          </table:table-cell>
          <table:table-cell table:formula="of:=[.G79]/[.E65]" office:value-type="float" office:value="0.165745633496027" calcext:value-type="float">
            <text:p>0.165745633496027</text:p>
          </table:table-cell>
          <table:table-cell table:formula="of:=6718903-[.Y79]-[.F79]-[.G79]" office:value-type="float" office:value="6667412.42112691" calcext:value-type="float">
            <text:p>6667412.42112691</text:p>
          </table:table-cell>
          <table:table-cell table:formula="of:=NORMINV(RAND();MAX([.T86];1);MAX(0.25*[.T86];1))" office:value-type="float" office:value="26126.5788730867" calcext:value-type="float">
            <text:p>26126.5788730867</text:p>
          </table:table-cell>
          <table:table-cell table:formula="of:=[.X79]+[.K79]" office:value-type="float" office:value="26899.5788730868" calcext:value-type="float">
            <text:p>26899.5788730868</text:p>
          </table:table-cell>
          <table:table-cell table:formula="of:=[.X79]-[.X78]" office:value-type="float" office:value="26126.5788730867" calcext:value-type="float">
            <text:p>26126.5788730867</text:p>
          </table:table-cell>
          <table:table-cell table:formula="of:=[.S79]-[.S78]" office:value-type="float" office:value="-764" calcext:value-type="float">
            <text:p>-764</text:p>
          </table:table-cell>
          <table:table-cell table:formula="of:=[.K79]-[.K78]" office:value-type="float" office:value="39" calcext:value-type="float">
            <text:p>3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52135416667" calcext:value-type="float">
            <text:p>1012.52135416667</text:p>
          </table:table-cell>
          <table:table-cell office:value-type="float" office:value="78.4669642857143" calcext:value-type="float">
            <text:p>78.4669642857143</text:p>
          </table:table-cell>
          <table:table-cell office:value-type="float" office:value="28.1165445026178" calcext:value-type="float">
            <text:p>28.1165445026178</text:p>
          </table:table-cell>
          <table:table-cell office:value-type="float" office:value="57.8034131736527" calcext:value-type="float">
            <text:p>57.8034131736527</text:p>
          </table:table-cell>
          <table:table-cell office:value-type="float" office:value="193.18" calcext:value-type="float">
            <text:p>193.18</text:p>
          </table:table-cell>
          <table:table-cell office:value-type="float" office:value="0.995329341317365" calcext:value-type="float">
            <text:p>0.995329341317365</text:p>
          </table:table-cell>
          <table:table-cell office:value-type="float" office:value="3.55131578947368" calcext:value-type="float">
            <text:p>3.55131578947368</text:p>
          </table:table-cell>
          <table:table-cell office:value-type="float" office:value="28.74375" calcext:value-type="float">
            <text:p>28.74375</text:p>
          </table:table-cell>
          <table:table-cell office:value-type="float" office:value="0.15112676056338" calcext:value-type="float">
            <text:p>0.15112676056338</text:p>
          </table:table-cell>
          <table:table-cell office:value-type="float" office:value="2.26985915492958" calcext:value-type="float">
            <text:p>2.26985915492958</text:p>
          </table:table-cell>
          <table:table-cell office:value-type="float" office:value="2.11957746478873" calcext:value-type="float">
            <text:p>2.11957746478873</text:p>
          </table:table-cell>
          <table:table-cell office:value-type="float" office:value="0.318617021276596" calcext:value-type="float">
            <text:p>0.318617021276596</text:p>
          </table:table-cell>
          <table:table-cell office:value-type="float" office:value="36.3572916666667" calcext:value-type="float">
            <text:p>36.3572916666667</text:p>
          </table:table-cell>
          <table:table-cell office:value-type="float" office:value="65.1002083333333" calcext:value-type="float">
            <text:p>65.1002083333333</text:p>
          </table:table-cell>
          <table:table-cell office:value-type="float" office:value="21.2400847457627" calcext:value-type="float">
            <text:p>21.2400847457627</text:p>
          </table:table-cell>
          <table:table-cell office:value-type="float" office:value="38.0588481675393" calcext:value-type="float">
            <text:p>38.05884816753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4" calcext:value-type="float">
            <text:p>-14</text:p>
          </table:table-cell>
          <table:table-cell office:value-type="float" office:value="-74" calcext:value-type="float">
            <text:p>-74</text:p>
          </table:table-cell>
          <table:table-cell office:value-type="float" office:value="-53" calcext:value-type="float">
            <text:p>-53</text:p>
          </table:table-cell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string" calcext:value-type="string">
            <text:p>Confirmado</text:p>
          </table:table-cell>
          <table:table-cell office:value-type="float" office:value="320" calcext:value-type="float">
            <text:p>320</text:p>
          </table:table-cell>
          <table:table-cell office:value-type="float" office:value="823" calcext:value-type="float">
            <text:p>823</text:p>
          </table:table-cell>
          <table:table-cell table:formula="of:=[.C80]+[.E79]" office:value-type="float" office:value="61352" calcext:value-type="float">
            <text:p>61352</text:p>
          </table:table-cell>
          <table:table-cell office:value-type="float" office:value="17196" calcext:value-type="float">
            <text:p>17196</text:p>
          </table:table-cell>
          <table:table-cell table:formula="of:=[.G79]+[.H80]" office:value-type="float" office:value="8309" calcext:value-type="float">
            <text:p>8309</text:p>
          </table:table-cell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1250" calcext:value-type="float">
            <text:p>1250</text:p>
          </table:table-cell>
          <table:table-cell office:value-type="float" office:value="792" calcext:value-type="float">
            <text:p>79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3"/>
          <table:table-cell table:formula="of:=[.E80]-[.F80]-[.G80]" office:value-type="float" office:value="35847" calcext:value-type="float">
            <text:p>35847</text:p>
          </table:table-cell>
          <table:table-cell table:formula="of:=MAX([.S80]-[.K80];0)" office:value-type="float" office:value="35055" calcext:value-type="float">
            <text:p>35055</text:p>
          </table:table-cell>
          <table:table-cell table:formula="of:=[.K80]/[.S66]" office:value-type="float" office:value="0.0213310350399957" calcext:value-type="float">
            <text:p>0.021331035039996</text:p>
          </table:table-cell>
          <table:table-cell table:formula="of:=[.G80]/[.E66]" office:value-type="float" office:value="0.162714187799863" calcext:value-type="float">
            <text:p>0.162714187799863</text:p>
          </table:table-cell>
          <table:table-cell table:formula="of:=6718903-[.Y80]-[.F80]-[.G80]" office:value-type="float" office:value="6657551.000315" calcext:value-type="float">
            <text:p>6657551.000315</text:p>
          </table:table-cell>
          <table:table-cell table:formula="of:=NORMINV(RAND();MAX([.T87];1);MAX(0.25*[.T87];1))" office:value-type="float" office:value="35054.9996850031" calcext:value-type="float">
            <text:p>35054.9996850031</text:p>
          </table:table-cell>
          <table:table-cell table:formula="of:=[.X80]+[.K80]" office:value-type="float" office:value="35846.9996850031" calcext:value-type="float">
            <text:p>35846.9996850031</text:p>
          </table:table-cell>
          <table:table-cell table:formula="of:=[.X80]-[.X79]" office:value-type="float" office:value="8928.42081191636" calcext:value-type="float">
            <text:p>8928.42081191636</text:p>
          </table:table-cell>
          <table:table-cell table:formula="of:=[.S80]-[.S79]" office:value-type="float" office:value="-594" calcext:value-type="float">
            <text:p>-594</text:p>
          </table:table-cell>
          <table:table-cell table:formula="of:=[.K80]-[.K79]" office:value-type="float" office:value="19" calcext:value-type="float">
            <text:p>19</text:p>
          </table:table-cell>
          <table:table-cell office:value-type="float" office:value="0.47027027027027" calcext:value-type="float">
            <text:p>0.47027027027027</text:p>
          </table:table-cell>
          <table:table-cell office:value-type="float" office:value="1015.13951351351" calcext:value-type="float">
            <text:p>1015.13951351351</text:p>
          </table:table-cell>
          <table:table-cell office:value-type="float" office:value="13.1919875776398" calcext:value-type="float">
            <text:p>13.1919875776398</text:p>
          </table:table-cell>
          <table:table-cell office:value-type="float" office:value="22.6430810810811" calcext:value-type="float">
            <text:p>22.6430810810811</text:p>
          </table:table-cell>
          <table:table-cell office:value-type="float" office:value="86.8211801242236" calcext:value-type="float">
            <text:p>86.8211801242236</text:p>
          </table:table-cell>
          <table:table-cell office:value-type="float" office:value="204.764213836478" calcext:value-type="float">
            <text:p>204.764213836478</text:p>
          </table:table-cell>
          <table:table-cell office:value-type="float" office:value="0.959308176100629" calcext:value-type="float">
            <text:p>0.959308176100629</text:p>
          </table:table-cell>
          <table:table-cell office:value-type="float" office:value="1.33585106382979" calcext:value-type="float">
            <text:p>1.33585106382979</text:p>
          </table:table-cell>
          <table:table-cell office:value-type="float" office:value="19.3470833333333" calcext:value-type="float">
            <text:p>19.3470833333333</text:p>
          </table:table-cell>
          <table:table-cell office:value-type="float" office:value="0.057230769230769" calcext:value-type="float">
            <text:p>0.057230769230769</text:p>
          </table:table-cell>
          <table:table-cell office:value-type="float" office:value="1.98861538461539" calcext:value-type="float">
            <text:p>1.98861538461539</text:p>
          </table:table-cell>
          <table:table-cell office:value-type="float" office:value="1.93138461538462" calcext:value-type="float">
            <text:p>1.93138461538462</text:p>
          </table:table-cell>
          <table:table-cell office:value-type="float" office:value="0.179101123595506" calcext:value-type="float">
            <text:p>0.179101123595506</text:p>
          </table:table-cell>
          <table:table-cell office:value-type="float" office:value="4.92979166666667" calcext:value-type="float">
            <text:p>4.92979166666667</text:p>
          </table:table-cell>
          <table:table-cell office:value-type="float" office:value="24.2772916666667" calcext:value-type="float">
            <text:p>24.2772916666667</text:p>
          </table:table-cell>
          <table:table-cell office:value-type="float" office:value="27.2921666666667" calcext:value-type="float">
            <text:p>27.2921666666667</text:p>
          </table:table-cell>
          <table:table-cell office:value-type="float" office:value="23.702972972973" calcext:value-type="float">
            <text:p>23.70297297297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-88" calcext:value-type="float">
            <text:p>-88</text:p>
          </table:table-cell>
          <table:table-cell office:value-type="float" office:value="-63" calcext:value-type="float">
            <text:p>-63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string" calcext:value-type="string">
            <text:p>Confirmado</text:p>
          </table:table-cell>
          <table:table-cell office:value-type="float" office:value="771" calcext:value-type="float">
            <text:p>771</text:p>
          </table:table-cell>
          <table:table-cell office:value-type="float" office:value="715" calcext:value-type="float">
            <text:p>715</text:p>
          </table:table-cell>
          <table:table-cell table:formula="of:=[.C81]+[.E80]" office:value-type="float" office:value="62123" calcext:value-type="float">
            <text:p>62123</text:p>
          </table:table-cell>
          <table:table-cell office:value-type="float" office:value="17911" calcext:value-type="float">
            <text:p>17911</text:p>
          </table:table-cell>
          <table:table-cell table:formula="of:=[.G80]+[.H81]" office:value-type="float" office:value="8405" calcext:value-type="float">
            <text:p>8405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1265" calcext:value-type="float">
            <text:p>1265</text:p>
          </table:table-cell>
          <table:table-cell office:value-type="float" office:value="792" calcext:value-type="float">
            <text:p>79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925" calcext:value-type="float">
            <text:p>2925</text:p>
          </table:table-cell>
          <table:table-cell table:number-columns-repeated="3"/>
          <table:table-cell table:formula="of:=[.E81]-[.F81]-[.G81]" office:value-type="float" office:value="35807" calcext:value-type="float">
            <text:p>35807</text:p>
          </table:table-cell>
          <table:table-cell table:formula="of:=MAX([.S81]-[.K81];0)" office:value-type="float" office:value="35015" calcext:value-type="float">
            <text:p>35015</text:p>
          </table:table-cell>
          <table:table-cell table:formula="of:=[.K81]/[.S67]" office:value-type="float" office:value="0.0209601439686656" calcext:value-type="float">
            <text:p>0.020960143968666</text:p>
          </table:table-cell>
          <table:table-cell table:formula="of:=[.G81]/[.E67]" office:value-type="float" office:value="0.161699917274284" calcext:value-type="float">
            <text:p>0.161699917274284</text:p>
          </table:table-cell>
          <table:table-cell table:formula="of:=6718903-[.Y81]-[.F81]-[.G81]" office:value-type="float" office:value="6664119.06703282" calcext:value-type="float">
            <text:p>6664119.06703282</text:p>
          </table:table-cell>
          <table:table-cell table:formula="of:=NORMINV(RAND();MAX([.T88];1);MAX(0.25*[.T88];1))" office:value-type="float" office:value="27675.9329671836" calcext:value-type="float">
            <text:p>27675.9329671836</text:p>
          </table:table-cell>
          <table:table-cell table:formula="of:=[.X81]+[.K81]" office:value-type="float" office:value="28467.9329671836" calcext:value-type="float">
            <text:p>28467.9329671836</text:p>
          </table:table-cell>
          <table:table-cell table:formula="of:=[.X81]-[.X80]" office:value-type="float" office:value="-7379.06671781952" calcext:value-type="float">
            <text:p>-7379.06671781952</text:p>
          </table:table-cell>
          <table:table-cell table:formula="of:=[.S81]-[.S80]" office:value-type="float" office:value="-40" calcext:value-type="float">
            <text:p>-40</text:p>
          </table:table-cell>
          <table:table-cell table:formula="of:=[.K81]-[.K80]" office:value-type="float" office:value="0" calcext:value-type="float">
            <text:p>0</text:p>
          </table:table-cell>
          <table:table-cell office:value-type="float" office:value="0.038888888888889" calcext:value-type="float">
            <text:p>0.038888888888889</text:p>
          </table:table-cell>
          <table:table-cell office:value-type="float" office:value="1012.15754189944" calcext:value-type="float">
            <text:p>1012.15754189944</text:p>
          </table:table-cell>
          <table:table-cell office:value-type="float" office:value="126.628141025641" calcext:value-type="float">
            <text:p>126.628141025641</text:p>
          </table:table-cell>
          <table:table-cell office:value-type="float" office:value="22.4544444444444" calcext:value-type="float">
            <text:p>22.4544444444444</text:p>
          </table:table-cell>
          <table:table-cell office:value-type="float" office:value="81.0350641025642" calcext:value-type="float">
            <text:p>81.0350641025642</text:p>
          </table:table-cell>
          <table:table-cell office:value-type="float" office:value="167.3872" calcext:value-type="float">
            <text:p>167.3872</text:p>
          </table:table-cell>
          <table:table-cell office:value-type="float" office:value="0.839" calcext:value-type="float">
            <text:p>0.839</text:p>
          </table:table-cell>
          <table:table-cell office:value-type="float" office:value="6.47435185185185" calcext:value-type="float">
            <text:p>6.47435185185185</text:p>
          </table:table-cell>
          <table:table-cell office:value-type="float" office:value="32.4121951219512" calcext:value-type="float">
            <text:p>32.4121951219512</text:p>
          </table:table-cell>
          <table:table-cell office:value-type="float" office:value="0.109655172413793" calcext:value-type="float">
            <text:p>0.109655172413793</text:p>
          </table:table-cell>
          <table:table-cell office:value-type="float" office:value="2.15210526315789" calcext:value-type="float">
            <text:p>2.15210526315789</text:p>
          </table:table-cell>
          <table:table-cell office:value-type="float" office:value="2.04275862068966" calcext:value-type="float">
            <text:p>2.04275862068966</text:p>
          </table:table-cell>
          <table:table-cell office:value-type="float" office:value="0.183614457831325" calcext:value-type="float">
            <text:p>0.183614457831325</text:p>
          </table:table-cell>
          <table:table-cell office:value-type="float" office:value="15.420243902439" calcext:value-type="float">
            <text:p>15.420243902439</text:p>
          </table:table-cell>
          <table:table-cell office:value-type="float" office:value="47.8360975609756" calcext:value-type="float">
            <text:p>47.8360975609756</text:p>
          </table:table-cell>
          <table:table-cell office:value-type="float" office:value="33.138275862069" calcext:value-type="float">
            <text:p>33.138275862069</text:p>
          </table:table-cell>
          <table:table-cell office:value-type="float" office:value="26.208418079096" calcext:value-type="float">
            <text:p>26.208418079096</text:p>
          </table:table-cell>
          <table:table-cell office:value-type="float" office:value="26.4" calcext:value-type="float">
            <text:p>26.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16" calcext:value-type="float">
            <text:p>-16</text:p>
          </table:table-cell>
          <table:table-cell office:value-type="float" office:value="-69" calcext:value-type="float">
            <text:p>-69</text:p>
          </table:table-cell>
          <table:table-cell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string" calcext:value-type="string">
            <text:p>Confirmado</text:p>
          </table:table-cell>
          <table:table-cell office:value-type="float" office:value="574" calcext:value-type="float">
            <text:p>574</text:p>
          </table:table-cell>
          <table:table-cell office:value-type="float" office:value="677" calcext:value-type="float">
            <text:p>677</text:p>
          </table:table-cell>
          <table:table-cell table:formula="of:=[.C82]+[.E81]" office:value-type="float" office:value="62697" calcext:value-type="float">
            <text:p>62697</text:p>
          </table:table-cell>
          <table:table-cell office:value-type="float" office:value="18588" calcext:value-type="float">
            <text:p>18588</text:p>
          </table:table-cell>
          <table:table-cell table:formula="of:=[.G81]+[.H82]" office:value-type="float" office:value="8460" calcext:value-type="float">
            <text:p>8460</text:p>
          </table:table-cell>
          <table:table-cell office:value-type="float" office:value="55" calcext:value-type="float">
            <text:p>55</text:p>
          </table:table-cell>
          <table:table-cell office:value-type="float" office:value="124" calcext:value-type="float">
            <text:p>124</text:p>
          </table:table-cell>
          <table:table-cell office:value-type="float" office:value="1289" calcext:value-type="float">
            <text:p>1289</text:p>
          </table:table-cell>
          <table:table-cell office:value-type="float" office:value="783" calcext:value-type="float">
            <text:p>783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2395" calcext:value-type="float">
            <text:p>2395</text:p>
          </table:table-cell>
          <table:table-cell table:number-columns-repeated="3"/>
          <table:table-cell table:formula="of:=[.E82]-[.F82]-[.G82]" office:value-type="float" office:value="35649" calcext:value-type="float">
            <text:p>35649</text:p>
          </table:table-cell>
          <table:table-cell table:formula="of:=MAX([.S82]-[.K82];0)" office:value-type="float" office:value="34866" calcext:value-type="float">
            <text:p>34866</text:p>
          </table:table-cell>
          <table:table-cell table:formula="of:=[.K82]/[.S68]" office:value-type="float" office:value="0.0204582865205236" calcext:value-type="float">
            <text:p>0.020458286520524</text:p>
          </table:table-cell>
          <table:table-cell table:formula="of:=[.G82]/[.E68]" office:value-type="float" office:value="0.160239412076672" calcext:value-type="float">
            <text:p>0.160239412076672</text:p>
          </table:table-cell>
          <table:table-cell table:formula="of:=6718903-[.Y82]-[.F82]-[.G82]" office:value-type="float" office:value="6671605.52047033" calcext:value-type="float">
            <text:p>6671605.52047033</text:p>
          </table:table-cell>
          <table:table-cell table:formula="of:=NORMINV(RAND();MAX([.T89];1);MAX(0.25*[.T89];1))" office:value-type="float" office:value="19466.4795296689" calcext:value-type="float">
            <text:p>19466.4795296689</text:p>
          </table:table-cell>
          <table:table-cell table:formula="of:=[.X82]+[.K82]" office:value-type="float" office:value="20249.4795296689" calcext:value-type="float">
            <text:p>20249.4795296689</text:p>
          </table:table-cell>
          <table:table-cell table:formula="of:=[.X82]-[.X81]" office:value-type="float" office:value="-8209.45343751466" calcext:value-type="float">
            <text:p>-8209.45343751466</text:p>
          </table:table-cell>
          <table:table-cell table:formula="of:=[.S82]-[.S81]" office:value-type="float" office:value="-158" calcext:value-type="float">
            <text:p>-158</text:p>
          </table:table-cell>
          <table:table-cell table:formula="of:=[.K82]-[.K81]" office:value-type="float" office:value="-9" calcext:value-type="float">
            <text:p>-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73369791667" calcext:value-type="float">
            <text:p>1012.73369791667</text:p>
          </table:table-cell>
          <table:table-cell office:value-type="float" office:value="146.766703296703" calcext:value-type="float">
            <text:p>146.766703296703</text:p>
          </table:table-cell>
          <table:table-cell office:value-type="float" office:value="21.4452604166667" calcext:value-type="float">
            <text:p>21.4452604166667</text:p>
          </table:table-cell>
          <table:table-cell office:value-type="float" office:value="59.4008928571429" calcext:value-type="float">
            <text:p>59.4008928571429</text:p>
          </table:table-cell>
          <table:table-cell office:value-type="float" office:value="222.583532934132" calcext:value-type="float">
            <text:p>222.583532934132</text:p>
          </table:table-cell>
          <table:table-cell office:value-type="float" office:value="1.22335329341317" calcext:value-type="float">
            <text:p>1.22335329341317</text:p>
          </table:table-cell>
          <table:table-cell office:value-type="float" office:value="4.10557522123894" calcext:value-type="float">
            <text:p>4.10557522123894</text:p>
          </table:table-cell>
          <table:table-cell office:value-type="float" office:value="31.778085106383" calcext:value-type="float">
            <text:p>31.778085106383</text:p>
          </table:table-cell>
          <table:table-cell office:value-type="float" office:value="0.084782608695652" calcext:value-type="float">
            <text:p>0.084782608695652</text:p>
          </table:table-cell>
          <table:table-cell office:value-type="float" office:value="2.1968115942029" calcext:value-type="float">
            <text:p>2.1968115942029</text:p>
          </table:table-cell>
          <table:table-cell office:value-type="float" office:value="2.11202898550725" calcext:value-type="float">
            <text:p>2.112028985507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22.7078723404255" calcext:value-type="float">
            <text:p>22.7078723404255</text:p>
          </table:table-cell>
          <table:table-cell office:value-type="float" office:value="54.4857446808511" calcext:value-type="float">
            <text:p>54.4857446808511</text:p>
          </table:table-cell>
          <table:table-cell office:value-type="float" office:value="40.5533613445378" calcext:value-type="float">
            <text:p>40.5533613445378</text:p>
          </table:table-cell>
          <table:table-cell office:value-type="float" office:value="28.5727083333333" calcext:value-type="float">
            <text:p>28.5727083333333</text:p>
          </table:table-cell>
          <table:table-cell office:value-type="float" office:value="14.9583333333333" calcext:value-type="float">
            <text:p>14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9" calcext:value-type="float">
            <text:p>-19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string" calcext:value-type="string">
            <text:p>Confirmado</text:p>
          </table:table-cell>
          <table:table-cell office:value-type="float" office:value="706" calcext:value-type="float">
            <text:p>706</text:p>
          </table:table-cell>
          <table:table-cell office:value-type="float" office:value="604" calcext:value-type="float">
            <text:p>604</text:p>
          </table:table-cell>
          <table:table-cell table:formula="of:=[.C83]+[.E82]" office:value-type="float" office:value="63403" calcext:value-type="float">
            <text:p>63403</text:p>
          </table:table-cell>
          <table:table-cell office:value-type="float" office:value="19192" calcext:value-type="float">
            <text:p>19192</text:p>
          </table:table-cell>
          <table:table-cell table:formula="of:=[.G82]+[.H83]" office:value-type="float" office:value="8507" calcext:value-type="float">
            <text:p>8507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1251" calcext:value-type="float">
            <text:p>1251</text:p>
          </table:table-cell>
          <table:table-cell table:number-columns-repeated="4"/>
          <table:table-cell office:value-type="float" office:value="3340" calcext:value-type="float">
            <text:p>3340</text:p>
          </table:table-cell>
          <table:table-cell table:number-columns-repeated="6"/>
          <table:table-cell table:formula="of:=[.G83]/[.E69]" office:value-type="float" office:value="0.158816391300289" calcext:value-type="float">
            <text:p>0.158816391300289</text:p>
          </table:table-cell>
          <table:table-cell table:formula="of:=6718903-[.Y83]-[.F83]-[.G83]" office:value-type="float" office:value="6676732.50708856" calcext:value-type="float">
            <text:p>6676732.50708856</text:p>
          </table:table-cell>
          <table:table-cell table:formula="of:=NORMINV(RAND();MAX([.T90];1);MAX(0.25*[.T90];1))" office:value-type="float" office:value="14471.4929114395" calcext:value-type="float">
            <text:p>14471.4929114395</text:p>
          </table:table-cell>
          <table:table-cell table:formula="of:=[.X83]+[.K83]" office:value-type="float" office:value="14471.4929114395" calcext:value-type="float">
            <text:p>14471.4929114395</text:p>
          </table:table-cell>
          <table:table-cell table:formula="of:=[.X83]-[.X82]" office:value-type="float" office:value="-4994.98661822944" calcext:value-type="float">
            <text:p>-4994.986618229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6.57401041667" calcext:value-type="float">
            <text:p>1016.57401041667</text:p>
          </table:table-cell>
          <table:table-cell office:value-type="float" office:value="134.52953125" calcext:value-type="float">
            <text:p>134.52953125</text:p>
          </table:table-cell>
          <table:table-cell office:value-type="float" office:value="21.1130729166667" calcext:value-type="float">
            <text:p>21.1130729166667</text:p>
          </table:table-cell>
          <table:table-cell office:value-type="float" office:value="65.6974404761904" calcext:value-type="float">
            <text:p>65.6974404761904</text:p>
          </table:table-cell>
          <table:table-cell office:value-type="float" office:value="211.452754491018" calcext:value-type="float">
            <text:p>211.452754491018</text:p>
          </table:table-cell>
          <table:table-cell office:value-type="float" office:value="1.34323353293413" calcext:value-type="float">
            <text:p>1.34323353293413</text:p>
          </table:table-cell>
          <table:table-cell office:value-type="float" office:value="3.22772727272727" calcext:value-type="float">
            <text:p>3.22772727272727</text:p>
          </table:table-cell>
          <table:table-cell office:value-type="float" office:value="26.660625" calcext:value-type="float">
            <text:p>26.660625</text:p>
          </table:table-cell>
          <table:table-cell office:value-type="float" office:value="0.063333333333333" calcext:value-type="float">
            <text:p>0.063333333333333</text:p>
          </table:table-cell>
          <table:table-cell office:value-type="float" office:value="2.13875" calcext:value-type="float">
            <text:p>2.13875</text:p>
          </table:table-cell>
          <table:table-cell office:value-type="float" office:value="2.07513888888889" calcext:value-type="float">
            <text:p>2.07513888888889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16.1339583333333" calcext:value-type="float">
            <text:p>16.1339583333333</text:p>
          </table:table-cell>
          <table:table-cell office:value-type="float" office:value="42.7977083333333" calcext:value-type="float">
            <text:p>42.7977083333333</text:p>
          </table:table-cell>
          <table:table-cell office:value-type="float" office:value="41.7310218978102" calcext:value-type="float">
            <text:p>41.7310218978102</text:p>
          </table:table-cell>
          <table:table-cell office:value-type="float" office:value="35.9580729166667" calcext:value-type="float">
            <text:p>35.9580729166667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office:value-type="float" office:value="-69" calcext:value-type="float">
            <text:p>-69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string" calcext:value-type="string">
            <text:p>Confirmado</text:p>
          </table:table-cell>
          <table:table-cell office:value-type="float" office:value="568" calcext:value-type="float">
            <text:p>568</text:p>
          </table:table-cell>
          <table:table-cell office:value-type="float" office:value="374" calcext:value-type="float">
            <text:p>374</text:p>
          </table:table-cell>
          <table:table-cell table:formula="of:=[.C84]+[.E83]" office:value-type="float" office:value="63971" calcext:value-type="float">
            <text:p>63971</text:p>
          </table:table-cell>
          <table:table-cell office:value-type="float" office:value="19566" calcext:value-type="float">
            <text:p>19566</text:p>
          </table:table-cell>
          <table:table-cell table:formula="of:=[.G83]+[.H84]" office:value-type="float" office:value="8576" calcext:value-type="float">
            <text:p>8576</text:p>
          </table:table-cell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  <table:table-cell office:value-type="float" office:value="1098" calcext:value-type="float">
            <text:p>1098</text:p>
          </table:table-cell>
          <table:table-cell office:value-type="float" office:value="825" calcext:value-type="float">
            <text:p>82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804" calcext:value-type="float">
            <text:p>2804</text:p>
          </table:table-cell>
          <table:table-cell table:number-columns-repeated="3"/>
          <table:table-cell table:formula="of:=[.E84]-[.F84]-[.G84]" office:value-type="float" office:value="35829" calcext:value-type="float">
            <text:p>35829</text:p>
          </table:table-cell>
          <table:table-cell table:formula="of:=MAX([.S84]-[.K84];0)" office:value-type="float" office:value="35004" calcext:value-type="float">
            <text:p>35004</text:p>
          </table:table-cell>
          <table:table-cell table:formula="of:=[.K84]/[.S70]" office:value-type="float" office:value="0.021266723377929" calcext:value-type="float">
            <text:p>0.021266723377929</text:p>
          </table:table-cell>
          <table:table-cell table:formula="of:=[.G84]/[.E70]" office:value-type="float" office:value="0.1580334273131" calcext:value-type="float">
            <text:p>0.1580334273131</text:p>
          </table:table-cell>
          <table:table-cell table:formula="of:=6718903-[.Y84]-[.F84]-[.G84]" office:value-type="float" office:value="6665972.52783998" calcext:value-type="float">
            <text:p>6665972.52783998</text:p>
          </table:table-cell>
          <table:table-cell table:formula="of:=NORMINV(RAND();MAX([.T91];1);MAX(0.25*[.T91];1))" office:value-type="float" office:value="23963.4721600161" calcext:value-type="float">
            <text:p>23963.4721600161</text:p>
          </table:table-cell>
          <table:table-cell table:formula="of:=[.X84]+[.K84]" office:value-type="float" office:value="24788.4721600161" calcext:value-type="float">
            <text:p>24788.4721600161</text:p>
          </table:table-cell>
          <table:table-cell table:formula="of:=[.X84]-[.X83]" office:value-type="float" office:value="9491.9792485766" calcext:value-type="float">
            <text:p>9491.97924857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0.47453125" calcext:value-type="float">
            <text:p>1020.47453125</text:p>
          </table:table-cell>
          <table:table-cell office:value-type="float" office:value="80.6293229166667" calcext:value-type="float">
            <text:p>80.6293229166667</text:p>
          </table:table-cell>
          <table:table-cell office:value-type="float" office:value="21.2526041666667" calcext:value-type="float">
            <text:p>21.2526041666667</text:p>
          </table:table-cell>
          <table:table-cell office:value-type="float" office:value="69.6297023809524" calcext:value-type="float">
            <text:p>69.6297023809524</text:p>
          </table:table-cell>
          <table:table-cell office:value-type="float" office:value="197.145269461078" calcext:value-type="float">
            <text:p>197.145269461078</text:p>
          </table:table-cell>
          <table:table-cell office:value-type="float" office:value="0.835269461077845" calcext:value-type="float">
            <text:p>0.835269461077845</text:p>
          </table:table-cell>
          <table:table-cell office:value-type="float" office:value="4.08059829059829" calcext:value-type="float">
            <text:p>4.08059829059829</text:p>
          </table:table-cell>
          <table:table-cell office:value-type="float" office:value="32.2357446808511" calcext:value-type="float">
            <text:p>32.2357446808511</text:p>
          </table:table-cell>
          <table:table-cell office:value-type="float" office:value="0.091388888888889" calcext:value-type="float">
            <text:p>0.091388888888889</text:p>
          </table:table-cell>
          <table:table-cell office:value-type="float" office:value="2.18152777777778" calcext:value-type="float">
            <text:p>2.18152777777778</text:p>
          </table:table-cell>
          <table:table-cell office:value-type="float" office:value="2.08930555555556" calcext:value-type="float">
            <text:p>2.08930555555556</text:p>
          </table:table-cell>
          <table:table-cell office:value-type="float" office:value="0.2278125" calcext:value-type="float">
            <text:p>0.2278125</text:p>
          </table:table-cell>
          <table:table-cell office:value-type="float" office:value="19.4087234042553" calcext:value-type="float">
            <text:p>19.4087234042553</text:p>
          </table:table-cell>
          <table:table-cell office:value-type="float" office:value="51.643829787234" calcext:value-type="float">
            <text:p>51.643829787234</text:p>
          </table:table-cell>
          <table:table-cell office:value-type="float" office:value="36.9432142857143" calcext:value-type="float">
            <text:p>36.9432142857143</text:p>
          </table:table-cell>
          <table:table-cell office:value-type="float" office:value="34.5869791666667" calcext:value-type="float">
            <text:p>34.5869791666667</text:p>
          </table:table-cell>
          <table:table-cell office:value-type="float" office:value="15.875" calcext:value-type="float">
            <text:p>15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5" calcext:value-type="float">
            <text:p>-15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string" calcext:value-type="string">
            <text:p>Confirmado</text:p>
          </table:table-cell>
          <table:table-cell office:value-type="float" office:value="704" calcext:value-type="float">
            <text:p>704</text:p>
          </table:table-cell>
          <table:table-cell office:value-type="float" office:value="686" calcext:value-type="float">
            <text:p>686</text:p>
          </table:table-cell>
          <table:table-cell table:formula="of:=[.C85]+[.E84]" office:value-type="float" office:value="64675" calcext:value-type="float">
            <text:p>64675</text:p>
          </table:table-cell>
          <table:table-cell office:value-type="float" office:value="20252" calcext:value-type="float">
            <text:p>20252</text:p>
          </table:table-cell>
          <table:table-cell table:formula="of:=[.G84]+[.H85]" office:value-type="float" office:value="8630" calcext:value-type="float">
            <text:p>8630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1033" calcext:value-type="float">
            <text:p>1033</text:p>
          </table:table-cell>
          <table:table-cell table:number-columns-repeated="4"/>
          <table:table-cell office:value-type="float" office:value="2277" calcext:value-type="float">
            <text:p>2277</text:p>
          </table:table-cell>
          <table:table-cell table:number-columns-repeated="6"/>
          <table:table-cell table:formula="of:=[.G85]/[.E71]" office:value-type="float" office:value="0.155790233775612" calcext:value-type="float">
            <text:p>0.155790233775612</text:p>
          </table:table-cell>
          <table:table-cell table:formula="of:=6718903-[.Y85]-[.F85]-[.G85]" office:value-type="float" office:value="6655486.06061191" calcext:value-type="float">
            <text:p>6655486.06061191</text:p>
          </table:table-cell>
          <table:table-cell table:formula="of:=NORMINV(RAND();MAX([.T92];1);MAX(0.25*[.T92];1))" office:value-type="float" office:value="34534.9393880883" calcext:value-type="float">
            <text:p>34534.9393880883</text:p>
          </table:table-cell>
          <table:table-cell table:formula="of:=[.X85]+[.K85]" office:value-type="float" office:value="34534.9393880883" calcext:value-type="float">
            <text:p>34534.9393880883</text:p>
          </table:table-cell>
          <table:table-cell table:formula="of:=[.X85]-[.X84]" office:value-type="float" office:value="10571.4672280722" calcext:value-type="float">
            <text:p>10571.4672280722</text:p>
          </table:table-cell>
          <table:table-cell table:number-columns-repeated="2"/>
          <table:table-cell office:value-type="float" office:value="0.000520833333333" calcext:value-type="float">
            <text:p>0.000520833333333</text:p>
          </table:table-cell>
          <table:table-cell office:value-type="float" office:value="1020.49348958333" calcext:value-type="float">
            <text:p>1020.49348958333</text:p>
          </table:table-cell>
          <table:table-cell office:value-type="float" office:value="141.316145833333" calcext:value-type="float">
            <text:p>141.316145833333</text:p>
          </table:table-cell>
          <table:table-cell office:value-type="float" office:value="21.4807291666667" calcext:value-type="float">
            <text:p>21.4807291666667</text:p>
          </table:table-cell>
          <table:table-cell office:value-type="float" office:value="76.7004761904763" calcext:value-type="float">
            <text:p>76.7004761904763</text:p>
          </table:table-cell>
          <table:table-cell office:value-type="float" office:value="155.581878787879" calcext:value-type="float">
            <text:p>155.581878787879</text:p>
          </table:table-cell>
          <table:table-cell office:value-type="float" office:value="1.00218181818182" calcext:value-type="float">
            <text:p>1.00218181818182</text:p>
          </table:table-cell>
          <table:table-cell office:value-type="float" office:value="5.52481818181818" calcext:value-type="float">
            <text:p>5.52481818181818</text:p>
          </table:table-cell>
          <table:table-cell office:value-type="float" office:value="33.5516666666667" calcext:value-type="float">
            <text:p>33.5516666666667</text:p>
          </table:table-cell>
          <table:table-cell office:value-type="float" office:value="0.140416666666667" calcext:value-type="float">
            <text:p>0.140416666666667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2.23194444444444" calcext:value-type="float">
            <text:p>2.23194444444444</text:p>
          </table:table-cell>
          <table:table-cell office:value-type="float" office:value="0.247083333333333" calcext:value-type="float">
            <text:p>0.247083333333333</text:p>
          </table:table-cell>
          <table:table-cell office:value-type="float" office:value="31.686875" calcext:value-type="float">
            <text:p>31.686875</text:p>
          </table:table-cell>
          <table:table-cell office:value-type="float" office:value="65.24" calcext:value-type="float">
            <text:p>65.24</text:p>
          </table:table-cell>
          <table:table-cell office:value-type="float" office:value="35.0025" calcext:value-type="float">
            <text:p>35.0025</text:p>
          </table:table-cell>
          <table:table-cell office:value-type="float" office:value="43.5863020833333" calcext:value-type="float">
            <text:p>43.5863020833333</text:p>
          </table:table-cell>
          <table:table-cell office:value-type="float" office:value="28.5416666666667" calcext:value-type="float">
            <text:p>28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string" calcext:value-type="string">
            <text:p>Confirmado</text:p>
          </table:table-cell>
          <table:table-cell office:value-type="float" office:value="451" calcext:value-type="float">
            <text:p>451</text:p>
          </table:table-cell>
          <table:table-cell office:value-type="float" office:value="2039" calcext:value-type="float">
            <text:p>2039</text:p>
          </table:table-cell>
          <table:table-cell table:formula="of:=[.C86]+[.E85]" office:value-type="float" office:value="65126" calcext:value-type="float">
            <text:p>65126</text:p>
          </table:table-cell>
          <table:table-cell office:value-type="float" office:value="22291" calcext:value-type="float">
            <text:p>22291</text:p>
          </table:table-cell>
          <table:table-cell table:formula="of:=[.G85]+[.H86]" office:value-type="float" office:value="8696" calcext:value-type="float">
            <text:p>8696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745" calcext:value-type="float">
            <text:p>745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3"/>
          <table:table-cell table:formula="of:=[.E86]-[.F86]-[.G86]" office:value-type="float" office:value="34139" calcext:value-type="float">
            <text:p>34139</text:p>
          </table:table-cell>
          <table:table-cell table:formula="of:=MAX([.S86]-[.K86];0)" office:value-type="float" office:value="33394" calcext:value-type="float">
            <text:p>33394</text:p>
          </table:table-cell>
          <table:table-cell table:formula="of:=[.K86]/[.S72]" office:value-type="float" office:value="0.0188947221588171" calcext:value-type="float">
            <text:p>0.018894722158817</text:p>
          </table:table-cell>
          <table:table-cell table:formula="of:=[.G86]/[.E72]" office:value-type="float" office:value="0.155022729298511" calcext:value-type="float">
            <text:p>0.155022729298511</text:p>
          </table:table-cell>
          <table:table-cell table:formula="of:=6718903-[.Y86]-[.F86]-[.G86]" office:value-type="float" office:value="6663374.81077369" calcext:value-type="float">
            <text:p>6663374.81077369</text:p>
          </table:table-cell>
          <table:table-cell table:formula="of:=NORMINV(RAND();MAX([.T93];1);MAX(0.25*[.T93];1))" office:value-type="float" office:value="23796.189226305" calcext:value-type="float">
            <text:p>23796.189226305</text:p>
          </table:table-cell>
          <table:table-cell table:formula="of:=[.X86]+[.K86]" office:value-type="float" office:value="24541.189226305" calcext:value-type="float">
            <text:p>24541.189226305</text:p>
          </table:table-cell>
          <table:table-cell table:formula="of:=[.X86]-[.X85]" office:value-type="float" office:value="-10738.7501617834" calcext:value-type="float">
            <text:p>-10738.7501617834</text:p>
          </table:table-cell>
          <table:table-cell table:number-columns-repeated="2"/>
          <table:table-cell office:value-type="float" office:value="0.003645833333333" calcext:value-type="float">
            <text:p>0.003645833333333</text:p>
          </table:table-cell>
          <table:table-cell office:value-type="float" office:value="1017.46046875" calcext:value-type="float">
            <text:p>1017.46046875</text:p>
          </table:table-cell>
          <table:table-cell office:value-type="float" office:value="140.168645833333" calcext:value-type="float">
            <text:p>140.168645833333</text:p>
          </table:table-cell>
          <table:table-cell office:value-type="float" office:value="22.495" calcext:value-type="float">
            <text:p>22.495</text:p>
          </table:table-cell>
          <table:table-cell office:value-type="float" office:value="77.0459523809524" calcext:value-type="float">
            <text:p>77.0459523809524</text:p>
          </table:table-cell>
          <table:table-cell office:value-type="float" office:value="167.123614457831" calcext:value-type="float">
            <text:p>167.123614457831</text:p>
          </table:table-cell>
          <table:table-cell office:value-type="float" office:value="0.775060240963855" calcext:value-type="float">
            <text:p>0.775060240963855</text:p>
          </table:table-cell>
          <table:table-cell office:value-type="float" office:value="6.6331623931624" calcext:value-type="float">
            <text:p>6.6331623931624</text:p>
          </table:table-cell>
          <table:table-cell office:value-type="float" office:value="39.4733333333333" calcext:value-type="float">
            <text:p>39.4733333333333</text:p>
          </table:table-cell>
          <table:table-cell office:value-type="float" office:value="0.168055555555555" calcext:value-type="float">
            <text:p>0.168055555555555</text:p>
          </table:table-cell>
          <table:table-cell office:value-type="float" office:value="2.47013888888889" calcext:value-type="float">
            <text:p>2.47013888888889</text:p>
          </table:table-cell>
          <table:table-cell office:value-type="float" office:value="2.30263888888889" calcext:value-type="float">
            <text:p>2.30263888888889</text:p>
          </table:table-cell>
          <table:table-cell office:value-type="float" office:value="0.354583333333334" calcext:value-type="float">
            <text:p>0.354583333333334</text:p>
          </table:table-cell>
          <table:table-cell office:value-type="float" office:value="35.185625" calcext:value-type="float">
            <text:p>35.185625</text:p>
          </table:table-cell>
          <table:table-cell office:value-type="float" office:value="74.6595833333334" calcext:value-type="float">
            <text:p>74.6595833333334</text:p>
          </table:table-cell>
          <table:table-cell office:value-type="float" office:value="38.7314285714285" calcext:value-type="float">
            <text:p>38.7314285714285</text:p>
          </table:table-cell>
          <table:table-cell office:value-type="float" office:value="42.5799479166667" calcext:value-type="float">
            <text:p>42.5799479166667</text:p>
          </table:table-cell>
          <table:table-cell office:value-type="float" office:value="29.5833333333333" calcext:value-type="float">
            <text:p>29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48" calcext:value-type="float">
            <text:p>-48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string" calcext:value-type="string">
            <text:p>Confirmado</text:p>
          </table:table-cell>
          <table:table-cell office:value-type="float" office:value="254" calcext:value-type="float">
            <text:p>254</text:p>
          </table:table-cell>
          <table:table-cell office:value-type="float" office:value="1202" calcext:value-type="float">
            <text:p>1202</text:p>
          </table:table-cell>
          <table:table-cell table:formula="of:=[.C87]+[.E86]" office:value-type="float" office:value="65380" calcext:value-type="float">
            <text:p>65380</text:p>
          </table:table-cell>
          <table:table-cell office:value-type="float" office:value="23493" calcext:value-type="float">
            <text:p>23493</text:p>
          </table:table-cell>
          <table:table-cell table:formula="of:=[.G86]+[.H87]" office:value-type="float" office:value="8743" calcext:value-type="float">
            <text:p>8743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063" calcext:value-type="float">
            <text:p>1063</text:p>
          </table:table-cell>
          <table:table-cell office:value-type="float" office:value="743" calcext:value-type="float">
            <text:p>74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table:number-columns-repeated="3"/>
          <table:table-cell table:formula="of:=[.E87]-[.F87]-[.G87]" office:value-type="float" office:value="33144" calcext:value-type="float">
            <text:p>33144</text:p>
          </table:table-cell>
          <table:table-cell table:formula="of:=MAX([.S87]-[.K87];0)" office:value-type="float" office:value="32401" calcext:value-type="float">
            <text:p>32401</text:p>
          </table:table-cell>
          <table:table-cell table:formula="of:=[.K87]/[.S73]" office:value-type="float" office:value="0.0188698412698413" calcext:value-type="float">
            <text:p>0.018869841269841</text:p>
          </table:table-cell>
          <table:table-cell table:formula="of:=[.G87]/[.E73]" office:value-type="float" office:value="0.154216569946907" calcext:value-type="float">
            <text:p>0.154216569946907</text:p>
          </table:table-cell>
          <table:table-cell table:formula="of:=6718903-[.Y87]-[.F87]-[.G87]" office:value-type="float" office:value="6650894.55863519" calcext:value-type="float">
            <text:p>6650894.55863519</text:p>
          </table:table-cell>
          <table:table-cell table:formula="of:=NORMINV(RAND();MAX([.T94];1);MAX(0.25*[.T94];1))" office:value-type="float" office:value="35029.4413648073" calcext:value-type="float">
            <text:p>35029.4413648073</text:p>
          </table:table-cell>
          <table:table-cell table:formula="of:=[.X87]+[.K87]" office:value-type="float" office:value="35772.4413648073" calcext:value-type="float">
            <text:p>35772.4413648073</text:p>
          </table:table-cell>
          <table:table-cell table:formula="of:=[.X87]-[.X86]" office:value-type="float" office:value="11233.2521385023" calcext:value-type="float">
            <text:p>11233.2521385023</text:p>
          </table:table-cell>
          <table:table-cell table:formula="of:=[.S87]-[.S86]" office:value-type="float" office:value="-995" calcext:value-type="float">
            <text:p>-995</text:p>
          </table:table-cell>
          <table:table-cell table:formula="of:=[.K87]-[.K86]" office:value-type="float" office:value="-2" calcext:value-type="float">
            <text:p>-2</text:p>
          </table:table-cell>
          <table:table-cell office:value-type="float" office:value="0.005208333333333" calcext:value-type="float">
            <text:p>0.005208333333333</text:p>
          </table:table-cell>
          <table:table-cell office:value-type="float" office:value="1016.19708333333" calcext:value-type="float">
            <text:p>1016.19708333333</text:p>
          </table:table-cell>
          <table:table-cell office:value-type="float" office:value="137.817864583333" calcext:value-type="float">
            <text:p>137.817864583333</text:p>
          </table:table-cell>
          <table:table-cell office:value-type="float" office:value="23.6573958333333" calcext:value-type="float">
            <text:p>23.6573958333333</text:p>
          </table:table-cell>
          <table:table-cell office:value-type="float" office:value="63.3211046511629" calcext:value-type="float">
            <text:p>63.3211046511629</text:p>
          </table:table-cell>
          <table:table-cell office:value-type="float" office:value="188.543468208092" calcext:value-type="float">
            <text:p>188.543468208092</text:p>
          </table:table-cell>
          <table:table-cell office:value-type="float" office:value="0.957341040462427" calcext:value-type="float">
            <text:p>0.957341040462427</text:p>
          </table:table-cell>
          <table:table-cell office:value-type="float" office:value="4.8585593220339" calcext:value-type="float">
            <text:p>4.8585593220339</text:p>
          </table:table-cell>
          <table:table-cell office:value-type="float" office:value="37.005" calcext:value-type="float">
            <text:p>37.005</text:p>
          </table:table-cell>
          <table:table-cell office:value-type="float" office:value="0.191944444444444" calcext:value-type="float">
            <text:p>0.191944444444444</text:p>
          </table:table-cell>
          <table:table-cell office:value-type="float" office:value="2.52722222222222" calcext:value-type="float">
            <text:p>2.52722222222222</text:p>
          </table:table-cell>
          <table:table-cell office:value-type="float" office:value="2.33458333333333" calcext:value-type="float">
            <text:p>2.33458333333333</text:p>
          </table:table-cell>
          <table:table-cell office:value-type="float" office:value="0.350277777777778" calcext:value-type="float">
            <text:p>0.350277777777778</text:p>
          </table:table-cell>
          <table:table-cell office:value-type="float" office:value="41.4677083333333" calcext:value-type="float">
            <text:p>41.4677083333333</text:p>
          </table:table-cell>
          <table:table-cell office:value-type="float" office:value="78.4727083333333" calcext:value-type="float">
            <text:p>78.4727083333333</text:p>
          </table:table-cell>
          <table:table-cell office:value-type="float" office:value="58.2007142857143" calcext:value-type="float">
            <text:p>58.2007142857143</text:p>
          </table:table-cell>
          <table:table-cell office:value-type="float" office:value="52.1069270833333" calcext:value-type="float">
            <text:p>52.1069270833333</text:p>
          </table:table-cell>
          <table:table-cell office:value-type="float" office:value="45.25" calcext:value-type="float">
            <text:p>45.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15" calcext:value-type="float">
            <text:p>-15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31</text:p>
          </table:table-cell>
          <table:table-cell office:value-type="string" calcext:value-type="string">
            <text:p>Confirmado</text:p>
          </table:table-cell>
          <table:table-cell office:value-type="float" office:value="990" calcext:value-type="float">
            <text:p>990</text:p>
          </table:table-cell>
          <table:table-cell office:value-type="float" office:value="1298" calcext:value-type="float">
            <text:p>1298</text:p>
          </table:table-cell>
          <table:table-cell table:formula="of:=[.C88]+[.E87]" office:value-type="float" office:value="66370" calcext:value-type="float">
            <text:p>66370</text:p>
          </table:table-cell>
          <table:table-cell office:value-type="float" office:value="24791" calcext:value-type="float">
            <text:p>24791</text:p>
          </table:table-cell>
          <table:table-cell table:formula="of:=[.G87]+[.H88]" office:value-type="float" office:value="8823" calcext:value-type="float">
            <text:p>8823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1177" calcext:value-type="float">
            <text:p>1177</text:p>
          </table:table-cell>
          <table:table-cell office:value-type="float" office:value="712" calcext:value-type="float">
            <text:p>71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462" calcext:value-type="float">
            <text:p>2462</text:p>
          </table:table-cell>
          <table:table-cell table:number-columns-repeated="3"/>
          <table:table-cell table:formula="of:=[.E88]-[.F88]-[.G88]" office:value-type="float" office:value="32756" calcext:value-type="float">
            <text:p>32756</text:p>
          </table:table-cell>
          <table:table-cell table:formula="of:=MAX([.S88]-[.K88];0)" office:value-type="float" office:value="32044" calcext:value-type="float">
            <text:p>32044</text:p>
          </table:table-cell>
          <table:table-cell/>
          <table:table-cell table:formula="of:=[.G88]/[.E74]" office:value-type="float" office:value="0.153662614511129" calcext:value-type="float">
            <text:p>0.153662614511129</text:p>
          </table:table-cell>
          <table:table-cell table:formula="of:=6718903-[.Y88]-[.F88]-[.G88]" office:value-type="float" office:value="6656896.46610292" calcext:value-type="float">
            <text:p>6656896.46610292</text:p>
          </table:table-cell>
          <table:table-cell table:formula="of:=NORMINV(RAND();MAX([.T95];1);MAX(0.25*[.T95];1))" office:value-type="float" office:value="27680.5338970777" calcext:value-type="float">
            <text:p>27680.5338970777</text:p>
          </table:table-cell>
          <table:table-cell table:formula="of:=[.X88]+[.K88]" office:value-type="float" office:value="28392.5338970777" calcext:value-type="float">
            <text:p>28392.5338970777</text:p>
          </table:table-cell>
          <table:table-cell table:formula="of:=[.X88]-[.X87]" office:value-type="float" office:value="-7348.9074677296" calcext:value-type="float">
            <text:p>-7348.9074677296</text:p>
          </table:table-cell>
          <table:table-cell table:formula="of:=[.S88]-[.S87]" office:value-type="float" office:value="-388" calcext:value-type="float">
            <text:p>-388</text:p>
          </table:table-cell>
          <table:table-cell table:formula="of:=[.K88]-[.K87]"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015.03442708333" calcext:value-type="float">
            <text:p>1015.03442708333</text:p>
          </table:table-cell>
          <table:table-cell office:value-type="float" office:value="136.958177083333" calcext:value-type="float">
            <text:p>136.958177083333</text:p>
          </table:table-cell>
          <table:table-cell office:value-type="float" office:value="23.8471727748691" calcext:value-type="float">
            <text:p>23.8471727748691</text:p>
          </table:table-cell>
          <table:table-cell office:value-type="float" office:value="63.4302645502645" calcext:value-type="float">
            <text:p>63.4302645502645</text:p>
          </table:table-cell>
          <table:table-cell office:value-type="float" office:value="180.549457831325" calcext:value-type="float">
            <text:p>180.549457831325</text:p>
          </table:table-cell>
          <table:table-cell office:value-type="float" office:value="0.806084337349397" calcext:value-type="float">
            <text:p>0.806084337349397</text:p>
          </table:table-cell>
          <table:table-cell office:value-type="float" office:value="8.6009649122807" calcext:value-type="float">
            <text:p>8.6009649122807</text:p>
          </table:table-cell>
          <table:table-cell office:value-type="float" office:value="51.125" calcext:value-type="float">
            <text:p>51.125</text:p>
          </table:table-cell>
          <table:table-cell office:value-type="float" office:value="0.189444444444444" calcext:value-type="float">
            <text:p>0.189444444444444</text:p>
          </table:table-cell>
          <table:table-cell office:value-type="float" office:value="2.48069444444444" calcext:value-type="float">
            <text:p>2.48069444444444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0.443768115942029" calcext:value-type="float">
            <text:p>0.443768115942029</text:p>
          </table:table-cell>
          <table:table-cell office:value-type="float" office:value="39.8791666666667" calcext:value-type="float">
            <text:p>39.8791666666667</text:p>
          </table:table-cell>
          <table:table-cell office:value-type="float" office:value="91.0033333333333" calcext:value-type="float">
            <text:p>91.0033333333333</text:p>
          </table:table-cell>
          <table:table-cell office:value-type="float" office:value="48.778024691358" calcext:value-type="float">
            <text:p>48.778024691358</text:p>
          </table:table-cell>
          <table:table-cell office:value-type="float" office:value="63.9312169312169" calcext:value-type="float">
            <text:p>63.9312169312169</text:p>
          </table:table-cell>
          <table:table-cell office:value-type="float" office:value="38.5833333333333" calcext:value-type="float">
            <text:p>38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10" calcext:value-type="float">
            <text:p>-10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string" calcext:value-type="string">
            <text:p>Confirmado</text:p>
          </table:table-cell>
          <table:table-cell office:value-type="float" office:value="490" calcext:value-type="float">
            <text:p>490</text:p>
          </table:table-cell>
          <table:table-cell office:value-type="float" office:value="969" calcext:value-type="float">
            <text:p>969</text:p>
          </table:table-cell>
          <table:table-cell table:formula="of:=[.C89]+[.E88]" office:value-type="float" office:value="66860" calcext:value-type="float">
            <text:p>66860</text:p>
          </table:table-cell>
          <table:table-cell office:value-type="float" office:value="25760" calcext:value-type="float">
            <text:p>25760</text:p>
          </table:table-cell>
          <table:table-cell table:formula="of:=[.G88]+[.H89]" office:value-type="float" office:value="8872" calcext:value-type="float">
            <text:p>8872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table:number-columns-repeated="3"/>
          <table:table-cell table:formula="of:=[.E89]-[.F89]-[.G89]" office:value-type="float" office:value="32228" calcext:value-type="float">
            <text:p>32228</text:p>
          </table:table-cell>
          <table:table-cell table:formula="of:=MAX([.S89]-[.K89];0)" office:value-type="float" office:value="31577" calcext:value-type="float">
            <text:p>31577</text:p>
          </table:table-cell>
          <table:table-cell table:formula="of:=[.K89]/[.S75]" office:value-type="float" office:value="0.0164910325260918" calcext:value-type="float">
            <text:p>0.016491032526092</text:p>
          </table:table-cell>
          <table:table-cell table:formula="of:=[.G89]/[.E75]" office:value-type="float" office:value="0.152796913750344" calcext:value-type="float">
            <text:p>0.152796913750344</text:p>
          </table:table-cell>
          <table:table-cell table:formula="of:=6718903-[.Y89]-[.F89]-[.G89]" office:value-type="float" office:value="6645942.07043493" calcext:value-type="float">
            <text:p>6645942.07043493</text:p>
          </table:table-cell>
          <table:table-cell table:formula="of:=NORMINV(RAND();MAX([.T96];1);MAX(0.25*[.T96];1))" office:value-type="float" office:value="37677.9295650716" calcext:value-type="float">
            <text:p>37677.9295650716</text:p>
          </table:table-cell>
          <table:table-cell table:formula="of:=[.X89]+[.K89]" office:value-type="float" office:value="38328.9295650716" calcext:value-type="float">
            <text:p>38328.9295650716</text:p>
          </table:table-cell>
          <table:table-cell table:formula="of:=[.X89]-[.X88]" office:value-type="float" office:value="9997.39566799392" calcext:value-type="float">
            <text:p>9997.39566799392</text:p>
          </table:table-cell>
          <table:table-cell table:formula="of:=[.S89]-[.S88]" office:value-type="float" office:value="-528" calcext:value-type="float">
            <text:p>-528</text:p>
          </table:table-cell>
          <table:table-cell table:formula="of:=[.K89]-[.K88]"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1016.25089473684" calcext:value-type="float">
            <text:p>1016.25089473684</text:p>
          </table:table-cell>
          <table:table-cell office:value-type="float" office:value="127.090368421053" calcext:value-type="float">
            <text:p>127.090368421053</text:p>
          </table:table-cell>
          <table:table-cell office:value-type="float" office:value="22.7934736842105" calcext:value-type="float">
            <text:p>22.7934736842105</text:p>
          </table:table-cell>
          <table:table-cell office:value-type="float" office:value="79.2524193548387" calcext:value-type="float">
            <text:p>79.2524193548387</text:p>
          </table:table-cell>
          <table:table-cell office:value-type="float" office:value="194.886144578313" calcext:value-type="float">
            <text:p>194.886144578313</text:p>
          </table:table-cell>
          <table:table-cell office:value-type="float" office:value="0.969277108433735" calcext:value-type="float">
            <text:p>0.969277108433735</text:p>
          </table:table-cell>
          <table:table-cell office:value-type="float" office:value="3.05442477876106" calcext:value-type="float">
            <text:p>3.05442477876106</text:p>
          </table:table-cell>
          <table:table-cell office:value-type="float" office:value="44.958085106383" calcext:value-type="float">
            <text:p>44.958085106383</text:p>
          </table:table-cell>
          <table:table-cell office:value-type="float" office:value="0.143428571428571" calcext:value-type="float">
            <text:p>0.143428571428571</text:p>
          </table:table-cell>
          <table:table-cell office:value-type="float" office:value="2.45685714285714" calcext:value-type="float">
            <text:p>2.45685714285714</text:p>
          </table:table-cell>
          <table:table-cell office:value-type="float" office:value="2.31414285714286" calcext:value-type="float">
            <text:p>2.31414285714286</text:p>
          </table:table-cell>
          <table:table-cell office:value-type="float" office:value="0.292564102564103" calcext:value-type="float">
            <text:p>0.292564102564103</text:p>
          </table:table-cell>
          <table:table-cell office:value-type="float" office:value="29.2540425531915" calcext:value-type="float">
            <text:p>29.2540425531915</text:p>
          </table:table-cell>
          <table:table-cell office:value-type="float" office:value="74.2123404255319" calcext:value-type="float">
            <text:p>74.2123404255319</text:p>
          </table:table-cell>
          <table:table-cell office:value-type="float" office:value="45.170987654321" calcext:value-type="float">
            <text:p>45.170987654321</text:p>
          </table:table-cell>
          <table:table-cell office:value-type="float" office:value="58.765625" calcext:value-type="float">
            <text:p>58.765625</text:p>
          </table:table-cell>
          <table:table-cell office:value-type="float" office:value="40.5416666666667" calcext:value-type="float">
            <text:p>40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2" calcext:value-type="float">
            <text:p>-12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-42" calcext:value-type="float">
            <text:p>-42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string" calcext:value-type="string">
            <text:p>Confirmado</text:p>
          </table:table-cell>
          <table:table-cell office:value-type="float" office:value="564" calcext:value-type="float">
            <text:p>564</text:p>
          </table:table-cell>
          <table:table-cell office:value-type="float" office:value="1280" calcext:value-type="float">
            <text:p>1280</text:p>
          </table:table-cell>
          <table:table-cell table:formula="of:=[.C90]+[.E89]" office:value-type="float" office:value="67424" calcext:value-type="float">
            <text:p>67424</text:p>
          </table:table-cell>
          <table:table-cell office:value-type="float" office:value="27040" calcext:value-type="float">
            <text:p>27040</text:p>
          </table:table-cell>
          <table:table-cell table:formula="of:=[.G89]+[.H90]" office:value-type="float" office:value="8929" calcext:value-type="float">
            <text:p>8929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1380" calcext:value-type="float">
            <text:p>1380</text:p>
          </table:table-cell>
          <table:table-cell office:value-type="float" office:value="681" calcext:value-type="float">
            <text:p>68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number-columns-repeated="3"/>
          <table:table-cell table:formula="of:=[.E90]-[.F90]-[.G90]" office:value-type="float" office:value="31455" calcext:value-type="float">
            <text:p>31455</text:p>
          </table:table-cell>
          <table:table-cell table:formula="of:=MAX([.S90]-[.K90];0)" office:value-type="float" office:value="30774" calcext:value-type="float">
            <text:p>30774</text:p>
          </table:table-cell>
          <table:table-cell table:formula="of:=[.K90]/[.S76]" office:value-type="float" office:value="0.0172143579373104" calcext:value-type="float">
            <text:p>0.017214357937311</text:p>
          </table:table-cell>
          <table:table-cell table:formula="of:=[.G90]/[.E76]" office:value-type="float" office:value="0.151174996613843" calcext:value-type="float">
            <text:p>0.151174996613843</text:p>
          </table:table-cell>
          <table:table-cell table:formula="of:=6718903-[.Y90]-[.F90]-[.G90]" office:value-type="float" office:value="6651820.34119112" calcext:value-type="float">
            <text:p>6651820.34119112</text:p>
          </table:table-cell>
          <table:table-cell table:formula="of:=NORMINV(RAND();MAX([.T97];1);MAX(0.25*[.T97];1))" office:value-type="float" office:value="30432.6588088795" calcext:value-type="float">
            <text:p>30432.6588088795</text:p>
          </table:table-cell>
          <table:table-cell table:formula="of:=[.X90]+[.K90]" office:value-type="float" office:value="31113.6588088795" calcext:value-type="float">
            <text:p>31113.6588088795</text:p>
          </table:table-cell>
          <table:table-cell table:formula="of:=[.X90]-[.X89]" office:value-type="float" office:value="-7245.27075619218" calcext:value-type="float">
            <text:p>-7245.27075619218</text:p>
          </table:table-cell>
          <table:table-cell table:formula="of:=[.S90]-[.S89]" office:value-type="float" office:value="-773" calcext:value-type="float">
            <text:p>-773</text:p>
          </table:table-cell>
          <table:table-cell table:formula="of:=[.K90]-[.K8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9.17864583333" calcext:value-type="float">
            <text:p>1019.17864583333</text:p>
          </table:table-cell>
          <table:table-cell office:value-type="float" office:value="103.237447916667" calcext:value-type="float">
            <text:p>103.237447916667</text:p>
          </table:table-cell>
          <table:table-cell office:value-type="float" office:value="23.6611979166667" calcext:value-type="float">
            <text:p>23.6611979166667</text:p>
          </table:table-cell>
          <table:table-cell office:value-type="float" office:value="84.1097282608695" calcext:value-type="float">
            <text:p>84.1097282608695</text:p>
          </table:table-cell>
          <table:table-cell office:value-type="float" office:value="179.572108433735" calcext:value-type="float">
            <text:p>179.572108433735</text:p>
          </table:table-cell>
          <table:table-cell office:value-type="float" office:value="0.856385542168675" calcext:value-type="float">
            <text:p>0.856385542168675</text:p>
          </table:table-cell>
          <table:table-cell office:value-type="float" office:value="5.69660714285715" calcext:value-type="float">
            <text:p>5.69660714285715</text:p>
          </table:table-cell>
          <table:table-cell office:value-type="float" office:value="41.6752083333333" calcext:value-type="float">
            <text:p>41.67520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5291666666667" calcext:value-type="float">
            <text:p>2.25291666666667</text:p>
          </table:table-cell>
          <table:table-cell office:value-type="float" office:value="2.14555555555555" calcext:value-type="float">
            <text:p>2.14555555555555</text:p>
          </table:table-cell>
          <table:table-cell office:value-type="float" office:value="0.27" calcext:value-type="float">
            <text:p>0.27</text:p>
          </table:table-cell>
          <table:table-cell office:value-type="float" office:value="11.2045833333333" calcext:value-type="float">
            <text:p>11.2045833333333</text:p>
          </table:table-cell>
          <table:table-cell office:value-type="float" office:value="52.8729166666667" calcext:value-type="float">
            <text:p>52.8729166666667</text:p>
          </table:table-cell>
          <table:table-cell office:value-type="float" office:value="45.9432142857143" calcext:value-type="float">
            <text:p>45.9432142857143</text:p>
          </table:table-cell>
          <table:table-cell office:value-type="float" office:value="55.0833333333333" calcext:value-type="float">
            <text:p>55.0833333333333</text:p>
          </table:table-cell>
          <table:table-cell office:value-type="float" office:value="35.9166666666667" calcext:value-type="float">
            <text:p>3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office:value-type="float" office:value="-9" calcext:value-type="float">
            <text:p>-9</text:p>
          </table:table-cell>
          <table:table-cell office:value-type="float" office:value="-65" calcext:value-type="float">
            <text:p>-65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string" calcext:value-type="string">
            <text:p>Confirmado</text:p>
          </table:table-cell>
          <table:table-cell office:value-type="float" office:value="436" calcext:value-type="float">
            <text:p>436</text:p>
          </table:table-cell>
          <table:table-cell office:value-type="float" office:value="741" calcext:value-type="float">
            <text:p>741</text:p>
          </table:table-cell>
          <table:table-cell table:formula="of:=[.C91]+[.E90]" office:value-type="float" office:value="67860" calcext:value-type="float">
            <text:p>67860</text:p>
          </table:table-cell>
          <table:table-cell office:value-type="float" office:value="27781" calcext:value-type="float">
            <text:p>27781</text:p>
          </table:table-cell>
          <table:table-cell table:formula="of:=[.G90]+[.H91]" office:value-type="float" office:value="8978" calcext:value-type="float">
            <text:p>8978</text:p>
          </table:table-cell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278" calcext:value-type="float">
            <text:p>1278</text:p>
          </table:table-cell>
          <table:table-cell office:value-type="float" office:value="682" calcext:value-type="float">
            <text:p>68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3"/>
          <table:table-cell table:formula="of:=[.E91]-[.F91]-[.G91]" office:value-type="float" office:value="31101" calcext:value-type="float">
            <text:p>31101</text:p>
          </table:table-cell>
          <table:table-cell table:formula="of:=MAX([.S91]-[.K91];0)" office:value-type="float" office:value="30419" calcext:value-type="float">
            <text:p>30419</text:p>
          </table:table-cell>
          <table:table-cell table:formula="of:=[.K91]/[.S77]" office:value-type="float" office:value="0.018018018018018" calcext:value-type="float">
            <text:p>0.018018018018018</text:p>
          </table:table-cell>
          <table:table-cell table:formula="of:=[.G91]/[.E77]" office:value-type="float" office:value="0.150244326929513" calcext:value-type="float">
            <text:p>0.150244326929513</text:p>
          </table:table-cell>
          <table:table-cell table:formula="of:=6718903-[.Y91]-[.F91]-[.G91]" office:value-type="float" office:value="6657153.02377567" calcext:value-type="float">
            <text:p>6657153.02377567</text:p>
          </table:table-cell>
          <table:table-cell table:formula="of:=NORMINV(RAND();MAX([.T98];1);MAX(0.25*[.T98];1))" office:value-type="float" office:value="24308.976224335" calcext:value-type="float">
            <text:p>24308.976224335</text:p>
          </table:table-cell>
          <table:table-cell table:formula="of:=[.X91]+[.K91]" office:value-type="float" office:value="24990.976224335" calcext:value-type="float">
            <text:p>24990.976224335</text:p>
          </table:table-cell>
          <table:table-cell table:formula="of:=[.X91]-[.X90]" office:value-type="float" office:value="-6123.68258454441" calcext:value-type="float">
            <text:p>-6123.68258454441</text:p>
          </table:table-cell>
          <table:table-cell table:formula="of:=[.S91]-[.S90]" office:value-type="float" office:value="-354" calcext:value-type="float">
            <text:p>-354</text:p>
          </table:table-cell>
          <table:table-cell table:formula="of:=[.K91]-[.K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.50510416667" calcext:value-type="float">
            <text:p>1021.50510416667</text:p>
          </table:table-cell>
          <table:table-cell office:value-type="float" office:value="76.5471875" calcext:value-type="float">
            <text:p>76.5471875</text:p>
          </table:table-cell>
          <table:table-cell office:value-type="float" office:value="24.0849479166667" calcext:value-type="float">
            <text:p>24.0849479166667</text:p>
          </table:table-cell>
          <table:table-cell office:value-type="float" office:value="85.5593956043957" calcext:value-type="float">
            <text:p>85.5593956043957</text:p>
          </table:table-cell>
          <table:table-cell office:value-type="float" office:value="141.756347305389" calcext:value-type="float">
            <text:p>141.756347305389</text:p>
          </table:table-cell>
          <table:table-cell office:value-type="float" office:value="0.824251497005988" calcext:value-type="float">
            <text:p>0.824251497005988</text:p>
          </table:table-cell>
          <table:table-cell office:value-type="float" office:value="5.72559322033898" calcext:value-type="float">
            <text:p>5.72559322033898</text:p>
          </table:table-cell>
          <table:table-cell office:value-type="float" office:value="31.889375" calcext:value-type="float">
            <text:p>31.88937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14666666666667" calcext:value-type="float">
            <text:p>2.14666666666667</text:p>
          </table:table-cell>
          <table:table-cell office:value-type="float" office:value="2.06472222222222" calcext:value-type="float">
            <text:p>2.06472222222222</text:p>
          </table:table-cell>
          <table:table-cell office:value-type="float" office:value="0.232734375" calcext:value-type="float">
            <text:p>0.232734375</text:p>
          </table:table-cell>
          <table:table-cell office:value-type="float" office:value="6.75291666666667" calcext:value-type="float">
            <text:p>6.75291666666667</text:p>
          </table:table-cell>
          <table:table-cell office:value-type="float" office:value="38.6414583333333" calcext:value-type="float">
            <text:p>38.6414583333333</text:p>
          </table:table-cell>
          <table:table-cell office:value-type="float" office:value="50.8118404907975" calcext:value-type="float">
            <text:p>50.8118404907975</text:p>
          </table:table-cell>
          <table:table-cell office:value-type="float" office:value="39.8541666666667" calcext:value-type="float">
            <text:p>39.8541666666667</text:p>
          </table:table-cell>
          <table:table-cell office:value-type="float" office:value="16.1666666666667" calcext:value-type="float">
            <text:p>16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string" calcext:value-type="string">
            <text:p>Confirmado</text:p>
          </table:table-cell>
          <table:table-cell office:value-type="float" office:value="452" calcext:value-type="float">
            <text:p>452</text:p>
          </table:table-cell>
          <table:table-cell office:value-type="float" office:value="1244" calcext:value-type="float">
            <text:p>1244</text:p>
          </table:table-cell>
          <table:table-cell table:formula="of:=[.C92]+[.E91]" office:value-type="float" office:value="68312" calcext:value-type="float">
            <text:p>68312</text:p>
          </table:table-cell>
          <table:table-cell office:value-type="float" office:value="29025" calcext:value-type="float">
            <text:p>29025</text:p>
          </table:table-cell>
          <table:table-cell table:formula="of:=[.G91]+[.H92]" office:value-type="float" office:value="9042" calcext:value-type="float">
            <text:p>9042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1296" calcext:value-type="float">
            <text:p>1296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table:number-columns-repeated="3"/>
          <table:table-cell table:formula="of:=[.E92]-[.F92]-[.G92]" office:value-type="float" office:value="30245" calcext:value-type="float">
            <text:p>30245</text:p>
          </table:table-cell>
          <table:table-cell table:formula="of:=MAX([.S92]-[.K92];0)" office:value-type="float" office:value="29561" calcext:value-type="float">
            <text:p>29561</text:p>
          </table:table-cell>
          <table:table-cell table:formula="of:=[.K92]/[.S78]" office:value-type="float" office:value="0.0183846257223491" calcext:value-type="float">
            <text:p>0.018384625722349</text:p>
          </table:table-cell>
          <table:table-cell table:formula="of:=[.G92]/[.E78]" office:value-type="float" office:value="0.149340996927956" calcext:value-type="float">
            <text:p>0.149340996927956</text:p>
          </table:table-cell>
          <table:table-cell table:formula="of:=6718903-[.Y92]-[.F92]-[.G92]" office:value-type="float" office:value="6660591.20323565" calcext:value-type="float">
            <text:p>6660591.20323565</text:p>
          </table:table-cell>
          <table:table-cell table:formula="of:=NORMINV(RAND();MAX([.T99];1);MAX(0.25*[.T99];1))" office:value-type="float" office:value="19560.7967643467" calcext:value-type="float">
            <text:p>19560.7967643467</text:p>
          </table:table-cell>
          <table:table-cell table:formula="of:=[.X92]+[.K92]" office:value-type="float" office:value="20244.7967643467" calcext:value-type="float">
            <text:p>20244.7967643467</text:p>
          </table:table-cell>
          <table:table-cell table:formula="of:=[.X92]-[.X91]" office:value-type="float" office:value="-4748.17945998837" calcext:value-type="float">
            <text:p>-4748.17945998837</text:p>
          </table:table-cell>
          <table:table-cell table:formula="of:=[.S92]-[.S91]" office:value-type="float" office:value="-856" calcext:value-type="float">
            <text:p>-856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1.30041666667" calcext:value-type="float">
            <text:p>1021.30041666667</text:p>
          </table:table-cell>
          <table:table-cell office:value-type="float" office:value="77.64484375" calcext:value-type="float">
            <text:p>77.64484375</text:p>
          </table:table-cell>
          <table:table-cell office:value-type="float" office:value="24.2164583333333" calcext:value-type="float">
            <text:p>24.2164583333333</text:p>
          </table:table-cell>
          <table:table-cell office:value-type="float" office:value="84.6494505494505" calcext:value-type="float">
            <text:p>84.6494505494505</text:p>
          </table:table-cell>
          <table:table-cell office:value-type="float" office:value="129.400718562874" calcext:value-type="float">
            <text:p>129.400718562874</text:p>
          </table:table-cell>
          <table:table-cell office:value-type="float" office:value="1.16670658682635" calcext:value-type="float">
            <text:p>1.16670658682635</text:p>
          </table:table-cell>
          <table:table-cell office:value-type="float" office:value="3.74681818181818" calcext:value-type="float">
            <text:p>3.74681818181818</text:p>
          </table:table-cell>
          <table:table-cell office:value-type="float" office:value="23.6145833333333" calcext:value-type="float">
            <text:p>23.6145833333333</text:p>
          </table:table-cell>
          <table:table-cell office:value-type="float" office:value="0.059027777777778" calcext:value-type="float">
            <text:p>0.059027777777778</text:p>
          </table:table-cell>
          <table:table-cell office:value-type="float" office:value="2.11138888888889" calcext:value-type="float">
            <text:p>2.11138888888889</text:p>
          </table:table-cell>
          <table:table-cell office:value-type="float" office:value="2.05180555555556" calcext:value-type="float">
            <text:p>2.05180555555556</text:p>
          </table:table-cell>
          <table:table-cell office:value-type="float" office:value="0.202589928057554" calcext:value-type="float">
            <text:p>0.202589928057554</text:p>
          </table:table-cell>
          <table:table-cell office:value-type="float" office:value="5.78729166666667" calcext:value-type="float">
            <text:p>5.78729166666667</text:p>
          </table:table-cell>
          <table:table-cell office:value-type="float" office:value="29.401875" calcext:value-type="float">
            <text:p>29.401875</text:p>
          </table:table-cell>
          <table:table-cell office:value-type="float" office:value="36.9093820224719" calcext:value-type="float">
            <text:p>36.9093820224719</text:p>
          </table:table-cell>
          <table:table-cell office:value-type="float" office:value="25.390625" calcext:value-type="float">
            <text:p>25.390625</text:p>
          </table:table-cell>
          <table:table-cell office:value-type="float" office:value="8.79166666666667" calcext:value-type="float">
            <text:p>8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string" calcext:value-type="string">
            <text:p>Confirmado</text:p>
          </table:table-cell>
          <table:table-cell office:value-type="float" office:value="591" calcext:value-type="float">
            <text:p>591</text:p>
          </table:table-cell>
          <table:table-cell office:value-type="float" office:value="813" calcext:value-type="float">
            <text:p>813</text:p>
          </table:table-cell>
          <table:table-cell table:formula="of:=[.C93]+[.E92]" office:value-type="float" office:value="68903" calcext:value-type="float">
            <text:p>68903</text:p>
          </table:table-cell>
          <table:table-cell office:value-type="float" office:value="29838" calcext:value-type="float">
            <text:p>29838</text:p>
          </table:table-cell>
          <table:table-cell table:formula="of:=[.G92]+[.H93]" office:value-type="float" office:value="9095" calcext:value-type="float">
            <text:p>9095</text:p>
          </table:table-cell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office:value-type="float" office:value="1199" calcext:value-type="float">
            <text:p>1199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table:number-columns-repeated="3"/>
          <table:table-cell table:formula="of:=[.E93]-[.F93]-[.G93]" office:value-type="float" office:value="29970" calcext:value-type="float">
            <text:p>29970</text:p>
          </table:table-cell>
          <table:table-cell table:formula="of:=MAX([.S93]-[.K93];0)" office:value-type="float" office:value="29286" calcext:value-type="float">
            <text:p>29286</text:p>
          </table:table-cell>
          <table:table-cell table:formula="of:=[.K93]/[.S79]" office:value-type="float" office:value="0.0187700666831316" calcext:value-type="float">
            <text:p>0.018770066683132</text:p>
          </table:table-cell>
          <table:table-cell table:formula="of:=[.G93]/[.E79]" office:value-type="float" office:value="0.149020186131865" calcext:value-type="float">
            <text:p>0.149020186131865</text:p>
          </table:table-cell>
          <table:table-cell table:formula="of:=6718903-[.Y93]-[.F93]-[.G93]" office:value-type="float" office:value="6645213.98929791" calcext:value-type="float">
            <text:p>6645213.98929791</text:p>
          </table:table-cell>
          <table:table-cell table:formula="of:=NORMINV(RAND();MAX([.T100];1);MAX(0.25*[.T100];1))" office:value-type="float" office:value="34072.0107020889" calcext:value-type="float">
            <text:p>34072.0107020889</text:p>
          </table:table-cell>
          <table:table-cell table:formula="of:=[.X93]+[.K93]" office:value-type="float" office:value="34756.0107020889" calcext:value-type="float">
            <text:p>34756.0107020889</text:p>
          </table:table-cell>
          <table:table-cell table:formula="of:=[.X93]-[.X92]" office:value-type="float" office:value="14511.2139377422" calcext:value-type="float">
            <text:p>14511.2139377422</text:p>
          </table:table-cell>
          <table:table-cell table:formula="of:=[.S93]-[.S92]" office:value-type="float" office:value="-275" calcext:value-type="float">
            <text:p>-275</text:p>
          </table:table-cell>
          <table:table-cell table:formula="of:=[.K93]-[.K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7.73833333333" calcext:value-type="float">
            <text:p>1017.73833333333</text:p>
          </table:table-cell>
          <table:table-cell office:value-type="float" office:value="93.9531770833333" calcext:value-type="float">
            <text:p>93.9531770833333</text:p>
          </table:table-cell>
          <table:table-cell office:value-type="float" office:value="24.8996354166667" calcext:value-type="float">
            <text:p>24.8996354166667</text:p>
          </table:table-cell>
          <table:table-cell office:value-type="float" office:value="78.7835483870967" calcext:value-type="float">
            <text:p>78.7835483870967</text:p>
          </table:table-cell>
          <table:table-cell office:value-type="float" office:value="133.128928571429" calcext:value-type="float">
            <text:p>133.128928571429</text:p>
          </table:table-cell>
          <table:table-cell office:value-type="float" office:value="0.881428571428571" calcext:value-type="float">
            <text:p>0.881428571428571</text:p>
          </table:table-cell>
          <table:table-cell office:value-type="float" office:value="8.94485148514851" calcext:value-type="float">
            <text:p>8.94485148514851</text:p>
          </table:table-cell>
          <table:table-cell office:value-type="float" office:value="32.6929166666667" calcext:value-type="float">
            <text:p>32.6929166666667</text:p>
          </table:table-cell>
          <table:table-cell office:value-type="float" office:value="0.084861111111111" calcext:value-type="float">
            <text:p>0.084861111111111</text:p>
          </table:table-cell>
          <table:table-cell office:value-type="float" office:value="2.18458333333333" calcext:value-type="float">
            <text:p>2.18458333333333</text:p>
          </table:table-cell>
          <table:table-cell office:value-type="float" office:value="2.09958333333333" calcext:value-type="float">
            <text:p>2.09958333333333</text:p>
          </table:table-cell>
          <table:table-cell office:value-type="float" office:value="0.296458333333333" calcext:value-type="float">
            <text:p>0.296458333333333</text:p>
          </table:table-cell>
          <table:table-cell office:value-type="float" office:value="7.71375" calcext:value-type="float">
            <text:p>7.71375</text:p>
          </table:table-cell>
          <table:table-cell office:value-type="float" office:value="40.406875" calcext:value-type="float">
            <text:p>40.406875</text:p>
          </table:table-cell>
          <table:table-cell office:value-type="float" office:value="29.5593229166667" calcext:value-type="float">
            <text:p>29.5593229166667</text:p>
          </table:table-cell>
          <table:table-cell office:value-type="float" office:value="30.875" calcext:value-type="float">
            <text:p>30.875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string" calcext:value-type="string">
            <text:p>Confirmado</text:p>
          </table:table-cell>
          <table:table-cell office:value-type="float" office:value="296" calcext:value-type="float">
            <text:p>296</text:p>
          </table:table-cell>
          <table:table-cell office:value-type="float" office:value="407" calcext:value-type="float">
            <text:p>407</text:p>
          </table:table-cell>
          <table:table-cell table:formula="of:=[.C94]+[.E93]" office:value-type="float" office:value="69199" calcext:value-type="float">
            <text:p>69199</text:p>
          </table:table-cell>
          <table:table-cell office:value-type="float" office:value="30245" calcext:value-type="float">
            <text:p>30245</text:p>
          </table:table-cell>
          <table:table-cell table:formula="of:=[.G93]+[.H94]" office:value-type="float" office:value="9132" calcext:value-type="float">
            <text:p>9132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1091" calcext:value-type="float">
            <text:p>1091</text:p>
          </table:table-cell>
          <table:table-cell office:value-type="float" office:value="654" calcext:value-type="float">
            <text:p>65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table:number-columns-repeated="3"/>
          <table:table-cell table:formula="of:=[.E94]-[.F94]-[.G94]" office:value-type="float" office:value="29822" calcext:value-type="float">
            <text:p>29822</text:p>
          </table:table-cell>
          <table:table-cell table:formula="of:=MAX([.S94]-[.K94];0)" office:value-type="float" office:value="29168" calcext:value-type="float">
            <text:p>29168</text:p>
          </table:table-cell>
          <table:table-cell table:formula="of:=[.K94]/[.S80]" office:value-type="float" office:value="0.0182442045359444" calcext:value-type="float">
            <text:p>0.018244204535945</text:p>
          </table:table-cell>
          <table:table-cell table:formula="of:=[.G94]/[.E80]" office:value-type="float" office:value="0.148846003390273" calcext:value-type="float">
            <text:p>0.148846003390273</text:p>
          </table:table-cell>
          <table:table-cell table:formula="of:=6718903-[.Y94]-[.F94]-[.G94]" office:value-type="float" office:value="6652960.23247764" calcext:value-type="float">
            <text:p>6652960.23247764</text:p>
          </table:table-cell>
          <table:table-cell table:formula="of:=NORMINV(RAND();MAX([.T101];1);MAX(0.25*[.T101];1))" office:value-type="float" office:value="25911.7675223586" calcext:value-type="float">
            <text:p>25911.7675223586</text:p>
          </table:table-cell>
          <table:table-cell table:formula="of:=[.X94]+[.K94]" office:value-type="float" office:value="26565.7675223586" calcext:value-type="float">
            <text:p>26565.7675223586</text:p>
          </table:table-cell>
          <table:table-cell table:formula="of:=[.X94]-[.X93]" office:value-type="float" office:value="-8160.24317973028" calcext:value-type="float">
            <text:p>-8160.24317973028</text:p>
          </table:table-cell>
          <table:table-cell table:formula="of:=[.S94]-[.S93]" office:value-type="float" office:value="-148" calcext:value-type="float">
            <text:p>-148</text:p>
          </table:table-cell>
          <table:table-cell table:formula="of:=[.K94]-[.K9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017.84171875" calcext:value-type="float">
            <text:p>1017.84171875</text:p>
          </table:table-cell>
          <table:table-cell office:value-type="float" office:value="62.9322916666667" calcext:value-type="float">
            <text:p>62.9322916666667</text:p>
          </table:table-cell>
          <table:table-cell office:value-type="float" office:value="24.6184375" calcext:value-type="float">
            <text:p>24.6184375</text:p>
          </table:table-cell>
          <table:table-cell office:value-type="float" office:value="84.6340217391304" calcext:value-type="float">
            <text:p>84.6340217391304</text:p>
          </table:table-cell>
          <table:table-cell office:value-type="float" office:value="178.821987951807" calcext:value-type="float">
            <text:p>178.821987951807</text:p>
          </table:table-cell>
          <table:table-cell office:value-type="float" office:value="1.02060240963855" calcext:value-type="float">
            <text:p>1.02060240963855</text:p>
          </table:table-cell>
          <table:table-cell office:value-type="float" office:value="5.87966101694915" calcext:value-type="float">
            <text:p>5.87966101694915</text:p>
          </table:table-cell>
          <table:table-cell office:value-type="float" office:value="26.4691666666667" calcext:value-type="float">
            <text:p>26.4691666666667</text:p>
          </table:table-cell>
          <table:table-cell office:value-type="float" office:value="0.085138888888889" calcext:value-type="float">
            <text:p>0.085138888888889</text:p>
          </table:table-cell>
          <table:table-cell office:value-type="float" office:value="2.15944444444444" calcext:value-type="float">
            <text:p>2.15944444444444</text:p>
          </table:table-cell>
          <table:table-cell office:value-type="float" office:value="2.07486111111111" calcext:value-type="float">
            <text:p>2.07486111111111</text:p>
          </table:table-cell>
          <table:table-cell office:value-type="float" office:value="0.254861111111111" calcext:value-type="float">
            <text:p>0.254861111111111</text:p>
          </table:table-cell>
          <table:table-cell office:value-type="float" office:value="6.07666666666667" calcext:value-type="float">
            <text:p>6.07666666666667</text:p>
          </table:table-cell>
          <table:table-cell office:value-type="float" office:value="32.5475" calcext:value-type="float">
            <text:p>32.5475</text:p>
          </table:table-cell>
          <table:table-cell office:value-type="float" office:value="31.8655729166667" calcext:value-type="float">
            <text:p>31.8655729166667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office:value-type="float" office:value="-13" calcext:value-type="float">
            <text:p>-13</text:p>
          </table:table-cell>
          <table:table-cell office:value-type="float" office:value="-73" calcext:value-type="float">
            <text:p>-73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string" calcext:value-type="string">
            <text:p>Confirmado</text:p>
          </table:table-cell>
          <table:table-cell office:value-type="float" office:value="492" calcext:value-type="float">
            <text:p>492</text:p>
          </table:table-cell>
          <table:table-cell office:value-type="float" office:value="629" calcext:value-type="float">
            <text:p>629</text:p>
          </table:table-cell>
          <table:table-cell table:formula="of:=[.C95]+[.E94]" office:value-type="float" office:value="69691" calcext:value-type="float">
            <text:p>69691</text:p>
          </table:table-cell>
          <table:table-cell office:value-type="float" office:value="30874" calcext:value-type="float">
            <text:p>30874</text:p>
          </table:table-cell>
          <table:table-cell table:formula="of:=[.G94]+[.H95]" office:value-type="float" office:value="9159" calcext:value-type="float">
            <text:p>915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983" calcext:value-type="float">
            <text:p>983</text:p>
          </table:table-cell>
          <table:table-cell office:value-type="float" office:value="637" calcext:value-type="float">
            <text:p>637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table:number-columns-repeated="3"/>
          <table:table-cell table:formula="of:=[.E95]-[.F95]-[.G95]" office:value-type="float" office:value="29658" calcext:value-type="float">
            <text:p>29658</text:p>
          </table:table-cell>
          <table:table-cell table:formula="of:=MAX([.S95]-[.K95];0)" office:value-type="float" office:value="29021" calcext:value-type="float">
            <text:p>29021</text:p>
          </table:table-cell>
          <table:table-cell table:formula="of:=[.K95]/[.S81]" office:value-type="float" office:value="0.0177898176334236" calcext:value-type="float">
            <text:p>0.017789817633424</text:p>
          </table:table-cell>
          <table:table-cell table:formula="of:=[.G95]/[.E81]" office:value-type="float" office:value="0.147433317772806" calcext:value-type="float">
            <text:p>0.147433317772806</text:p>
          </table:table-cell>
          <table:table-cell table:formula="of:=6718903-[.Y95]-[.F95]-[.G95]" office:value-type="float" office:value="6647388.5270755" calcext:value-type="float">
            <text:p>6647388.5270755</text:p>
          </table:table-cell>
          <table:table-cell table:formula="of:=NORMINV(RAND();MAX([.T102];1);MAX(0.25*[.T102];1))" office:value-type="float" office:value="30844.4729244976" calcext:value-type="float">
            <text:p>30844.4729244976</text:p>
          </table:table-cell>
          <table:table-cell table:formula="of:=[.X95]+[.K95]" office:value-type="float" office:value="31481.4729244976" calcext:value-type="float">
            <text:p>31481.4729244976</text:p>
          </table:table-cell>
          <table:table-cell table:formula="of:=[.X95]-[.X94]" office:value-type="float" office:value="4932.70540213905" calcext:value-type="float">
            <text:p>4932.70540213905</text:p>
          </table:table-cell>
          <table:table-cell table:formula="of:=[.S95]-[.S94]" office:value-type="float" office:value="-164" calcext:value-type="float">
            <text:p>-164</text:p>
          </table:table-cell>
          <table:table-cell table:formula="of:=[.K95]-[.K94]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017.88291666667" calcext:value-type="float">
            <text:p>1017.88291666667</text:p>
          </table:table-cell>
          <table:table-cell office:value-type="float" office:value="115.986197916667" calcext:value-type="float">
            <text:p>115.986197916667</text:p>
          </table:table-cell>
          <table:table-cell office:value-type="float" office:value="24.6583854166667" calcext:value-type="float">
            <text:p>24.6583854166667</text:p>
          </table:table-cell>
          <table:table-cell office:value-type="float" office:value="85.9304469273744" calcext:value-type="float">
            <text:p>85.9304469273744</text:p>
          </table:table-cell>
          <table:table-cell office:value-type="float" office:value="183.659151515152" calcext:value-type="float">
            <text:p>183.659151515152</text:p>
          </table:table-cell>
          <table:table-cell office:value-type="float" office:value="0.848" calcext:value-type="float">
            <text:p>0.848</text:p>
          </table:table-cell>
          <table:table-cell office:value-type="float" office:value="6.21388888888889" calcext:value-type="float">
            <text:p>6.21388888888889</text:p>
          </table:table-cell>
          <table:table-cell office:value-type="float" office:value="37.5135416666667" calcext:value-type="float">
            <text:p>37.5135416666667</text:p>
          </table:table-cell>
          <table:table-cell office:value-type="float" office:value="0.089861111111111" calcext:value-type="float">
            <text:p>0.089861111111111</text:p>
          </table:table-cell>
          <table:table-cell office:value-type="float" office:value="2.21458333333333" calcext:value-type="float">
            <text:p>2.21458333333333</text:p>
          </table:table-cell>
          <table:table-cell office:value-type="float" office:value="2.12513888888889" calcext:value-type="float">
            <text:p>2.12513888888889</text:p>
          </table:table-cell>
          <table:table-cell office:value-type="float" office:value="0.273706293706294" calcext:value-type="float">
            <text:p>0.273706293706294</text:p>
          </table:table-cell>
          <table:table-cell office:value-type="float" office:value="10.43375" calcext:value-type="float">
            <text:p>10.43375</text:p>
          </table:table-cell>
          <table:table-cell office:value-type="float" office:value="47.946875" calcext:value-type="float">
            <text:p>47.946875</text:p>
          </table:table-cell>
          <table:table-cell office:value-type="float" office:value="36.7023529411764" calcext:value-type="float">
            <text:p>36.7023529411764</text:p>
          </table:table-cell>
          <table:table-cell office:value-type="float" office:value="37.8563829787234" calcext:value-type="float">
            <text:p>37.8563829787234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string" calcext:value-type="string">
            <text:p>Confirmado</text:p>
          </table:table-cell>
          <table:table-cell office:value-type="float" office:value="383" calcext:value-type="float">
            <text:p>383</text:p>
          </table:table-cell>
          <table:table-cell office:value-type="float" office:value="1012" calcext:value-type="float">
            <text:p>1012</text:p>
          </table:table-cell>
          <table:table-cell table:formula="of:=[.C96]+[.E95]" office:value-type="float" office:value="70074" calcext:value-type="float">
            <text:p>70074</text:p>
          </table:table-cell>
          <table:table-cell office:value-type="float" office:value="31886" calcext:value-type="float">
            <text:p>31886</text:p>
          </table:table-cell>
          <table:table-cell table:formula="of:=[.G95]+[.H96]" office:value-type="float" office:value="9207" calcext:value-type="float">
            <text:p>9207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957" calcext:value-type="float">
            <text:p>957</text:p>
          </table:table-cell>
          <table:table-cell office:value-type="float" office:value="631" calcext:value-type="float">
            <text:p>63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3"/>
          <table:table-cell table:formula="of:=[.E96]-[.F96]-[.G96]" office:value-type="float" office:value="28981" calcext:value-type="float">
            <text:p>28981</text:p>
          </table:table-cell>
          <table:table-cell table:formula="of:=MAX([.S96]-[.K96];0)" office:value-type="float" office:value="28350" calcext:value-type="float">
            <text:p>28350</text:p>
          </table:table-cell>
          <table:table-cell table:formula="of:=[.K96]/[.S82]" office:value-type="float" office:value="0.0177003562512272" calcext:value-type="float">
            <text:p>0.017700356251227</text:p>
          </table:table-cell>
          <table:table-cell table:formula="of:=[.G96]/[.E82]" office:value-type="float" office:value="0.146849131537394" calcext:value-type="float">
            <text:p>0.146849131537394</text:p>
          </table:table-cell>
          <table:table-cell table:formula="of:=6718903-[.Y96]-[.F96]-[.G96]" office:value-type="float" office:value="6657301.38329486" calcext:value-type="float">
            <text:p>6657301.38329486</text:p>
          </table:table-cell>
          <table:table-cell table:formula="of:=NORMINV(RAND();MAX([.T103];1);MAX(0.25*[.T103];1))" office:value-type="float" office:value="19877.616705144" calcext:value-type="float">
            <text:p>19877.616705144</text:p>
          </table:table-cell>
          <table:table-cell table:formula="of:=[.X96]+[.K96]" office:value-type="float" office:value="20508.6167051439" calcext:value-type="float">
            <text:p>20508.6167051439</text:p>
          </table:table-cell>
          <table:table-cell table:formula="of:=[.X96]-[.X95]" office:value-type="float" office:value="-10966.8562193537" calcext:value-type="float">
            <text:p>-10966.8562193537</text:p>
          </table:table-cell>
          <table:table-cell table:formula="of:=[.S96]-[.S95]" office:value-type="float" office:value="-677" calcext:value-type="float">
            <text:p>-677</text:p>
          </table:table-cell>
          <table:table-cell table:formula="of:=[.K96]-[.K95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4.90661458333" calcext:value-type="float">
            <text:p>1014.90661458333</text:p>
          </table:table-cell>
          <table:table-cell office:value-type="float" office:value="124.414947916667" calcext:value-type="float">
            <text:p>124.414947916667</text:p>
          </table:table-cell>
          <table:table-cell office:value-type="float" office:value="26.0789583333333" calcext:value-type="float">
            <text:p>26.0789583333333</text:p>
          </table:table-cell>
          <table:table-cell office:value-type="float" office:value="81.6117021276596" calcext:value-type="float">
            <text:p>81.6117021276596</text:p>
          </table:table-cell>
          <table:table-cell office:value-type="float" office:value="142.168630952381" calcext:value-type="float">
            <text:p>142.168630952381</text:p>
          </table:table-cell>
          <table:table-cell office:value-type="float" office:value="0.840654761904762" calcext:value-type="float">
            <text:p>0.840654761904762</text:p>
          </table:table-cell>
          <table:table-cell office:value-type="float" office:value="14.5290566037736" calcext:value-type="float">
            <text:p>14.5290566037736</text:p>
          </table:table-cell>
          <table:table-cell office:value-type="float" office:value="55.70875" calcext:value-type="float">
            <text:p>55.70875</text:p>
          </table:table-cell>
          <table:table-cell office:value-type="float" office:value="0.136527777777778" calcext:value-type="float">
            <text:p>0.136527777777778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2.21819444444444" calcext:value-type="float">
            <text:p>2.21819444444444</text:p>
          </table:table-cell>
          <table:table-cell office:value-type="float" office:value="0.367083333333334" calcext:value-type="float">
            <text:p>0.367083333333334</text:p>
          </table:table-cell>
          <table:table-cell office:value-type="float" office:value="13.38625" calcext:value-type="float">
            <text:p>13.38625</text:p>
          </table:table-cell>
          <table:table-cell office:value-type="float" office:value="69.0947916666667" calcext:value-type="float">
            <text:p>69.0947916666667</text:p>
          </table:table-cell>
          <table:table-cell office:value-type="float" office:value="44.9902617801047" calcext:value-type="float">
            <text:p>44.9902617801047</text:p>
          </table:table-cell>
          <table:table-cell office:value-type="float" office:value="55.8817204301075" calcext:value-type="float">
            <text:p>55.8817204301075</text:p>
          </table:table-cell>
          <table:table-cell office:value-type="float" office:value="34.875" calcext:value-type="float">
            <text:p>34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-10" calcext:value-type="float">
            <text:p>-1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string" calcext:value-type="string">
            <text:p>Confirmado</text:p>
          </table:table-cell>
          <table:table-cell office:value-type="float" office:value="905" calcext:value-type="float">
            <text:p>905</text:p>
          </table:table-cell>
          <table:table-cell office:value-type="float" office:value="937" calcext:value-type="float">
            <text:p>937</text:p>
          </table:table-cell>
          <table:table-cell table:formula="of:=[.C97]+[.E96]" office:value-type="float" office:value="70979" calcext:value-type="float">
            <text:p>70979</text:p>
          </table:table-cell>
          <table:table-cell office:value-type="float" office:value="32823" calcext:value-type="float">
            <text:p>32823</text:p>
          </table:table-cell>
          <table:table-cell table:formula="of:=[.G96]+[.H97]" office:value-type="float" office:value="9257" calcext:value-type="float">
            <text:p>9257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858" calcext:value-type="float">
            <text:p>858</text:p>
          </table:table-cell>
          <table:table-cell office:value-type="float" office:value="659" calcext:value-type="float">
            <text:p>65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number-columns-repeated="3"/>
          <table:table-cell table:formula="of:=[.E97]-[.F97]-[.G97]" office:value-type="float" office:value="28899" calcext:value-type="float">
            <text:p>28899</text:p>
          </table:table-cell>
          <table:table-cell table:formula="of:=MAX([.S97]-[.K97];0)" office:value-type="float" office:value="28240" calcext:value-type="float">
            <text:p>28240</text:p>
          </table:table-cell>
          <table:table-cell/>
          <table:table-cell table:formula="of:=[.G97]/[.E83]" office:value-type="float" office:value="0.146002555084144" calcext:value-type="float">
            <text:p>0.146002555084144</text:p>
          </table:table-cell>
          <table:table-cell table:formula="of:=6718903-[.Y97]-[.F97]-[.G97]" office:value-type="float" office:value="6640546.02649404" calcext:value-type="float">
            <text:p>6640546.02649404</text:p>
          </table:table-cell>
          <table:table-cell table:formula="of:=NORMINV(RAND();MAX([.T104];1);MAX(0.25*[.T104];1))" office:value-type="float" office:value="35617.9735059625" calcext:value-type="float">
            <text:p>35617.9735059625</text:p>
          </table:table-cell>
          <table:table-cell table:formula="of:=[.X97]+[.K97]" office:value-type="float" office:value="36276.9735059625" calcext:value-type="float">
            <text:p>36276.9735059625</text:p>
          </table:table-cell>
          <table:table-cell table:formula="of:=[.X97]-[.X96]" office:value-type="float" office:value="15740.3568008185" calcext:value-type="float">
            <text:p>15740.3568008185</text:p>
          </table:table-cell>
          <table:table-cell table:formula="of:=[.S97]-[.S96]" office:value-type="float" office:value="-82" calcext:value-type="float">
            <text:p>-82</text:p>
          </table:table-cell>
          <table:table-cell table:formula="of:=[.K97]-[.K9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4.01739583333" calcext:value-type="float">
            <text:p>1014.01739583333</text:p>
          </table:table-cell>
          <table:table-cell office:value-type="float" office:value="56.5400520833333" calcext:value-type="float">
            <text:p>56.5400520833333</text:p>
          </table:table-cell>
          <table:table-cell office:value-type="float" office:value="25.9893229166667" calcext:value-type="float">
            <text:p>25.9893229166667</text:p>
          </table:table-cell>
          <table:table-cell office:value-type="float" office:value="84.0290607734807" calcext:value-type="float">
            <text:p>84.0290607734807</text:p>
          </table:table-cell>
          <table:table-cell office:value-type="float" office:value="186.836144578313" calcext:value-type="float">
            <text:p>186.836144578313</text:p>
          </table:table-cell>
          <table:table-cell office:value-type="float" office:value="0.828132530120482" calcext:value-type="float">
            <text:p>0.828132530120482</text:p>
          </table:table-cell>
          <table:table-cell office:value-type="float" office:value="6.82875" calcext:value-type="float">
            <text:p>6.82875</text:p>
          </table:table-cell>
          <table:table-cell office:value-type="float" office:value="47.2175" calcext:value-type="float">
            <text:p>47.2175</text:p>
          </table:table-cell>
          <table:table-cell office:value-type="float" office:value="0.112361111111111" calcext:value-type="float">
            <text:p>0.112361111111111</text:p>
          </table:table-cell>
          <table:table-cell office:value-type="float" office:value="2.3725" calcext:value-type="float">
            <text:p>2.3725</text:p>
          </table:table-cell>
          <table:table-cell office:value-type="float" office:value="2.26027777777778" calcext:value-type="float">
            <text:p>2.26027777777778</text:p>
          </table:table-cell>
          <table:table-cell office:value-type="float" office:value="0.302708333333333" calcext:value-type="float">
            <text:p>0.302708333333333</text:p>
          </table:table-cell>
          <table:table-cell office:value-type="float" office:value="17.49" calcext:value-type="float">
            <text:p>17.49</text:p>
          </table:table-cell>
          <table:table-cell office:value-type="float" office:value="64.7075" calcext:value-type="float">
            <text:p>64.7075</text:p>
          </table:table-cell>
          <table:table-cell office:value-type="float" office:value="24.0956382978724" calcext:value-type="float">
            <text:p>24.0956382978724</text:p>
          </table:table-cell>
          <table:table-cell office:value-type="float" office:value="54.1966292134832" calcext:value-type="float">
            <text:p>54.1966292134832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string" calcext:value-type="string">
            <text:p>Confirmado</text:p>
          </table:table-cell>
          <table:table-cell office:value-type="float" office:value="265" calcext:value-type="float">
            <text:p>265</text:p>
          </table:table-cell>
          <table:table-cell office:value-type="float" office:value="886" calcext:value-type="float">
            <text:p>886</text:p>
          </table:table-cell>
          <table:table-cell table:formula="of:=[.C98]+[.E97]" office:value-type="float" office:value="71244" calcext:value-type="float">
            <text:p>71244</text:p>
          </table:table-cell>
          <table:table-cell office:value-type="float" office:value="33709" calcext:value-type="float">
            <text:p>33709</text:p>
          </table:table-cell>
          <table:table-cell table:formula="of:=[.G97]+[.H98]" office:value-type="float" office:value="9291" calcext:value-type="float">
            <text:p>9291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906" calcext:value-type="float">
            <text:p>906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table:number-columns-repeated="3"/>
          <table:table-cell table:formula="of:=[.E98]-[.F98]-[.G98]" office:value-type="float" office:value="28244" calcext:value-type="float">
            <text:p>28244</text:p>
          </table:table-cell>
          <table:table-cell table:formula="of:=MAX([.S98]-[.K98];0)" office:value-type="float" office:value="27570" calcext:value-type="float">
            <text:p>27570</text:p>
          </table:table-cell>
          <table:table-cell table:formula="of:=[.K98]/[.S84]" office:value-type="float" office:value="0.0188115772139887" calcext:value-type="float">
            <text:p>0.018811577213989</text:p>
          </table:table-cell>
          <table:table-cell table:formula="of:=[.G98]/[.E84]" office:value-type="float" office:value="0.14523768582639" calcext:value-type="float">
            <text:p>0.14523768582639</text:p>
          </table:table-cell>
          <table:table-cell table:formula="of:=6718903-[.Y98]-[.F98]-[.G98]" office:value-type="float" office:value="6644832.619276" calcext:value-type="float">
            <text:p>6644832.619276</text:p>
          </table:table-cell>
          <table:table-cell table:formula="of:=NORMINV(RAND();MAX([.T105];1);MAX(0.25*[.T105];1))" office:value-type="float" office:value="30396.3807239996" calcext:value-type="float">
            <text:p>30396.3807239996</text:p>
          </table:table-cell>
          <table:table-cell table:formula="of:=[.X98]+[.K98]" office:value-type="float" office:value="31070.3807239996" calcext:value-type="float">
            <text:p>31070.3807239996</text:p>
          </table:table-cell>
          <table:table-cell table:formula="of:=[.X98]-[.X97]" office:value-type="float" office:value="-5221.59278196288" calcext:value-type="float">
            <text:p>-5221.59278196288</text:p>
          </table:table-cell>
          <table:table-cell table:formula="of:=[.S98]-[.S97]" office:value-type="float" office:value="-655" calcext:value-type="float">
            <text:p>-655</text:p>
          </table:table-cell>
          <table:table-cell table:formula="of:=[.K98]-[.K9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.91161458333" calcext:value-type="float">
            <text:p>1013.91161458333</text:p>
          </table:table-cell>
          <table:table-cell office:value-type="float" office:value="114.98890625" calcext:value-type="float">
            <text:p>114.98890625</text:p>
          </table:table-cell>
          <table:table-cell office:value-type="float" office:value="26.9548958333333" calcext:value-type="float">
            <text:p>26.9548958333333</text:p>
          </table:table-cell>
          <table:table-cell office:value-type="float" office:value="79.2138461538461" calcext:value-type="float">
            <text:p>79.2138461538461</text:p>
          </table:table-cell>
          <table:table-cell office:value-type="float" office:value="168.619337349398" calcext:value-type="float">
            <text:p>168.619337349398</text:p>
          </table:table-cell>
          <table:table-cell office:value-type="float" office:value="0.774518072289156" calcext:value-type="float">
            <text:p>0.774518072289156</text:p>
          </table:table-cell>
          <table:table-cell office:value-type="float" office:value="9.10495412844037" calcext:value-type="float">
            <text:p>9.10495412844037</text:p>
          </table:table-cell>
          <table:table-cell office:value-type="float" office:value="52.65875" calcext:value-type="float">
            <text:p>52.65875</text:p>
          </table:table-cell>
          <table:table-cell office:value-type="float" office:value="0.173472222222222" calcext:value-type="float">
            <text:p>0.173472222222222</text:p>
          </table:table-cell>
          <table:table-cell office:value-type="float" office:value="2.52847222222222" calcext:value-type="float">
            <text:p>2.52847222222222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0.476736111111111" calcext:value-type="float">
            <text:p>0.476736111111111</text:p>
          </table:table-cell>
          <table:table-cell office:value-type="float" office:value="25.9245833333333" calcext:value-type="float">
            <text:p>25.9245833333333</text:p>
          </table:table-cell>
          <table:table-cell office:value-type="float" office:value="78.58375" calcext:value-type="float">
            <text:p>78.58375</text:p>
          </table:table-cell>
          <table:table-cell office:value-type="float" office:value="38.6795833333333" calcext:value-type="float">
            <text:p>38.6795833333333</text:p>
          </table:table-cell>
          <table:table-cell office:value-type="float" office:value="64.1197916666667" calcext:value-type="float">
            <text:p>64.1197916666667</text:p>
          </table:table-cell>
          <table:table-cell office:value-type="float" office:value="43.375" calcext:value-type="float">
            <text:p>43.3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office:value-type="float" office:value="-22" calcext:value-type="float">
            <text:p>-22</text:p>
          </table:table-cell>
          <table:table-cell office:value-type="float" office:value="-55" calcext:value-type="float">
            <text:p>-55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24" calcext:value-type="float">
            <text:p>2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string" calcext:value-type="string">
            <text:p>Confirmado</text:p>
          </table:table-cell>
          <table:table-cell office:value-type="float" office:value="339" calcext:value-type="float">
            <text:p>339</text:p>
          </table:table-cell>
          <table:table-cell office:value-type="float" office:value="478" calcext:value-type="float">
            <text:p>478</text:p>
          </table:table-cell>
          <table:table-cell table:formula="of:=[.C99]+[.E98]" office:value-type="float" office:value="71583" calcext:value-type="float">
            <text:p>71583</text:p>
          </table:table-cell>
          <table:table-cell office:value-type="float" office:value="34187" calcext:value-type="float">
            <text:p>34187</text:p>
          </table:table-cell>
          <table:table-cell table:formula="of:=[.G98]+[.H99]" office:value-type="float" office:value="9324" calcext:value-type="float">
            <text:p>932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780" calcext:value-type="float">
            <text:p>780</text:p>
          </table:table-cell>
          <table:table-cell office:value-type="float" office:value="635" calcext:value-type="float">
            <text:p>635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table:number-columns-repeated="3"/>
          <table:table-cell table:formula="of:=[.E99]-[.F99]-[.G99]" office:value-type="float" office:value="28072" calcext:value-type="float">
            <text:p>28072</text:p>
          </table:table-cell>
          <table:table-cell table:formula="of:=MAX([.S99]-[.K99];0)" office:value-type="float" office:value="27437" calcext:value-type="float">
            <text:p>27437</text:p>
          </table:table-cell>
          <table:table-cell/>
          <table:table-cell table:formula="of:=[.G99]/[.E85]" office:value-type="float" office:value="0.144166988790104" calcext:value-type="float">
            <text:p>0.144166988790104</text:p>
          </table:table-cell>
          <table:table-cell table:formula="of:=6718903-[.Y99]-[.F99]-[.G99]" office:value-type="float" office:value="6646477.26937588" calcext:value-type="float">
            <text:p>6646477.26937588</text:p>
          </table:table-cell>
          <table:table-cell table:formula="of:=NORMINV(RAND();MAX([.T106];1);MAX(0.25*[.T106];1))" office:value-type="float" office:value="28279.7306241237" calcext:value-type="float">
            <text:p>28279.7306241237</text:p>
          </table:table-cell>
          <table:table-cell table:formula="of:=[.X99]+[.K99]" office:value-type="float" office:value="28914.7306241237" calcext:value-type="float">
            <text:p>28914.7306241237</text:p>
          </table:table-cell>
          <table:table-cell table:formula="of:=[.X99]-[.X98]" office:value-type="float" office:value="-2116.65009987592" calcext:value-type="float">
            <text:p>-2116.65009987592</text:p>
          </table:table-cell>
          <table:table-cell table:formula="of:=[.S99]-[.S98]" office:value-type="float" office:value="-172" calcext:value-type="float">
            <text:p>-172</text:p>
          </table:table-cell>
          <table:table-cell table:formula="of:=[.K99]-[.K98]"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014.1478125" calcext:value-type="float">
            <text:p>1014.1478125</text:p>
          </table:table-cell>
          <table:table-cell office:value-type="float" office:value="116.117916666667" calcext:value-type="float">
            <text:p>116.117916666667</text:p>
          </table:table-cell>
          <table:table-cell office:value-type="float" office:value="27.3179166666667" calcext:value-type="float">
            <text:p>27.3179166666667</text:p>
          </table:table-cell>
          <table:table-cell office:value-type="float" office:value="75.94043715847" calcext:value-type="float">
            <text:p>75.94043715847</text:p>
          </table:table-cell>
          <table:table-cell office:value-type="float" office:value="154.040303030303" calcext:value-type="float">
            <text:p>154.040303030303</text:p>
          </table:table-cell>
          <table:table-cell office:value-type="float" office:value="0.649454545454545" calcext:value-type="float">
            <text:p>0.649454545454545</text:p>
          </table:table-cell>
          <table:table-cell office:value-type="float" office:value="9.26728813559322" calcext:value-type="float">
            <text:p>9.26728813559322</text:p>
          </table:table-cell>
          <table:table-cell office:value-type="float" office:value="68.485" calcext:value-type="float">
            <text:p>68.485</text:p>
          </table:table-cell>
          <table:table-cell office:value-type="float" office:value="0.226111111111111" calcext:value-type="float">
            <text:p>0.226111111111111</text:p>
          </table:table-cell>
          <table:table-cell office:value-type="float" office:value="2.68763888888889" calcext:value-type="float">
            <text:p>2.68763888888889</text:p>
          </table:table-cell>
          <table:table-cell office:value-type="float" office:value="2.46194444444444" calcext:value-type="float">
            <text:p>2.46194444444444</text:p>
          </table:table-cell>
          <table:table-cell office:value-type="float" office:value="0.503680555555556" calcext:value-type="float">
            <text:p>0.503680555555556</text:p>
          </table:table-cell>
          <table:table-cell office:value-type="float" office:value="42.5160416666667" calcext:value-type="float">
            <text:p>42.5160416666667</text:p>
          </table:table-cell>
          <table:table-cell office:value-type="float" office:value="111" calcext:value-type="float">
            <text:p>111</text:p>
          </table:table-cell>
          <table:table-cell office:value-type="float" office:value="45.5391666666667" calcext:value-type="float">
            <text:p>45.5391666666667</text:p>
          </table:table-cell>
          <table:table-cell office:value-type="float" office:value="72.2239583333333" calcext:value-type="float">
            <text:p>72.2239583333333</text:p>
          </table:table-cell>
          <table:table-cell office:value-type="float" office:value="55.5416666666667" calcext:value-type="float">
            <text:p>55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-39" calcext:value-type="float">
            <text:p>-39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string" calcext:value-type="string">
            <text:p>Confirmado</text:p>
          </table:table-cell>
          <table:table-cell office:value-type="float" office:value="335" calcext:value-type="float">
            <text:p>335</text:p>
          </table:table-cell>
          <table:table-cell office:value-type="float" office:value="316" calcext:value-type="float">
            <text:p>316</text:p>
          </table:table-cell>
          <table:table-cell table:formula="of:=[.C100]+[.E99]" office:value-type="float" office:value="71918" calcext:value-type="float">
            <text:p>71918</text:p>
          </table:table-cell>
          <table:table-cell office:value-type="float" office:value="34503" calcext:value-type="float">
            <text:p>34503</text:p>
          </table:table-cell>
          <table:table-cell table:formula="of:=[.G99]+[.H100]" office:value-type="float" office:value="9358" calcext:value-type="float">
            <text:p>9358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815" calcext:value-type="float">
            <text:p>815</text:p>
          </table:table-cell>
          <table:table-cell office:value-type="float" office:value="606" calcext:value-type="float">
            <text:p>60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3"/>
          <table:table-cell table:formula="of:=[.E100]-[.F100]-[.G100]" office:value-type="float" office:value="28057" calcext:value-type="float">
            <text:p>28057</text:p>
          </table:table-cell>
          <table:table-cell table:formula="of:=MAX([.S100]-[.K100];0)" office:value-type="float" office:value="27451" calcext:value-type="float">
            <text:p>27451</text:p>
          </table:table-cell>
          <table:table-cell table:formula="of:=[.K100]/[.S86]" office:value-type="float" office:value="0.0177509593133952" calcext:value-type="float">
            <text:p>0.017750959313395</text:p>
          </table:table-cell>
          <table:table-cell table:formula="of:=[.G100]/[.E86]" office:value-type="float" office:value="0.143690691889568" calcext:value-type="float">
            <text:p>0.143690691889568</text:p>
          </table:table-cell>
          <table:table-cell table:formula="of:=6718903-[.Y100]-[.F100]-[.G100]" office:value-type="float" office:value="6646329.05918461" calcext:value-type="float">
            <text:p>6646329.05918461</text:p>
          </table:table-cell>
          <table:table-cell table:formula="of:=NORMINV(RAND();MAX([.T107];1);MAX(0.25*[.T107];1))" office:value-type="float" office:value="28106.9408153907" calcext:value-type="float">
            <text:p>28106.9408153907</text:p>
          </table:table-cell>
          <table:table-cell table:formula="of:=[.X100]+[.K100]" office:value-type="float" office:value="28712.9408153907" calcext:value-type="float">
            <text:p>28712.9408153907</text:p>
          </table:table-cell>
          <table:table-cell table:formula="of:=[.X100]-[.X99]" office:value-type="float" office:value="-172.789808732989" calcext:value-type="float">
            <text:p>-172.789808732989</text:p>
          </table:table-cell>
          <table:table-cell table:formula="of:=[.S100]-[.S99]" office:value-type="float" office:value="-15" calcext:value-type="float">
            <text:p>-15</text:p>
          </table:table-cell>
          <table:table-cell table:formula="of:=[.K100]-[.K99]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1015.89958333333" calcext:value-type="float">
            <text:p>1015.89958333333</text:p>
          </table:table-cell>
          <table:table-cell office:value-type="float" office:value="128.250677083333" calcext:value-type="float">
            <text:p>128.250677083333</text:p>
          </table:table-cell>
          <table:table-cell office:value-type="float" office:value="27.7939583333333" calcext:value-type="float">
            <text:p>27.7939583333333</text:p>
          </table:table-cell>
          <table:table-cell office:value-type="float" office:value="71.1075806451613" calcext:value-type="float">
            <text:p>71.1075806451613</text:p>
          </table:table-cell>
          <table:table-cell office:value-type="float" office:value="170.22244047619" calcext:value-type="float">
            <text:p>170.22244047619</text:p>
          </table:table-cell>
          <table:table-cell office:value-type="float" office:value="0.817261904761905" calcext:value-type="float">
            <text:p>0.817261904761905</text:p>
          </table:table-cell>
          <table:table-cell office:value-type="float" office:value="9.66745762711864" calcext:value-type="float">
            <text:p>9.66745762711864</text:p>
          </table:table-cell>
          <table:table-cell office:value-type="float" office:value="54.7360416666667" calcext:value-type="float">
            <text:p>54.7360416666667</text:p>
          </table:table-cell>
          <table:table-cell office:value-type="float" office:value="0.170972222222222" calcext:value-type="float">
            <text:p>0.170972222222222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404513888888889" calcext:value-type="float">
            <text:p>0.404513888888889</text:p>
          </table:table-cell>
          <table:table-cell office:value-type="float" office:value="22.886875" calcext:value-type="float">
            <text:p>22.886875</text:p>
          </table:table-cell>
          <table:table-cell office:value-type="float" office:value="77.6220833333333" calcext:value-type="float">
            <text:p>77.6220833333333</text:p>
          </table:table-cell>
          <table:table-cell office:value-type="float" office:value="49.4783769633508" calcext:value-type="float">
            <text:p>49.4783769633508</text:p>
          </table:table-cell>
          <table:table-cell office:value-type="float" office:value="68.90625" calcext:value-type="float">
            <text:p>68.90625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-10" calcext:value-type="float">
            <text:p>-10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string" calcext:value-type="string">
            <text:p>Confirmado</text:p>
          </table:table-cell>
          <table:table-cell office:value-type="float" office:value="203" calcext:value-type="float">
            <text:p>203</text:p>
          </table:table-cell>
          <table:table-cell office:value-type="float" office:value="885" calcext:value-type="float">
            <text:p>885</text:p>
          </table:table-cell>
          <table:table-cell table:formula="of:=[.C101]+[.E100]" office:value-type="float" office:value="72121" calcext:value-type="float">
            <text:p>72121</text:p>
          </table:table-cell>
          <table:table-cell office:value-type="float" office:value="35388" calcext:value-type="float">
            <text:p>35388</text:p>
          </table:table-cell>
          <table:table-cell table:formula="of:=[.G100]+[.H101]" office:value-type="float" office:value="9402" calcext:value-type="float">
            <text:p>9402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office:value-type="float" office:value="603" calcext:value-type="float">
            <text:p>60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table:number-columns-repeated="3"/>
          <table:table-cell table:formula="of:=[.E101]-[.F101]-[.G101]" office:value-type="float" office:value="27331" calcext:value-type="float">
            <text:p>27331</text:p>
          </table:table-cell>
          <table:table-cell table:formula="of:=MAX([.S101]-[.K101];0)" office:value-type="float" office:value="26728" calcext:value-type="float">
            <text:p>26728</text:p>
          </table:table-cell>
          <table:table-cell table:formula="of:=[.K101]/[.S87]" office:value-type="float" office:value="0.0181933381607531" calcext:value-type="float">
            <text:p>0.018193338160753</text:p>
          </table:table-cell>
          <table:table-cell table:formula="of:=[.G101]/[.E87]" office:value-type="float" office:value="0.143805445090242" calcext:value-type="float">
            <text:p>0.143805445090242</text:p>
          </table:table-cell>
          <table:table-cell table:formula="of:=6718903-[.Y101]-[.F101]-[.G101]" office:value-type="float" office:value="6653014.3253139" calcext:value-type="float">
            <text:p>6653014.3253139</text:p>
          </table:table-cell>
          <table:table-cell table:formula="of:=NORMINV(RAND();MAX([.T108];1);MAX(0.25*[.T108];1))" office:value-type="float" office:value="20495.6746861027" calcext:value-type="float">
            <text:p>20495.6746861027</text:p>
          </table:table-cell>
          <table:table-cell table:formula="of:=[.X101]+[.K101]" office:value-type="float" office:value="21098.6746861027" calcext:value-type="float">
            <text:p>21098.6746861027</text:p>
          </table:table-cell>
          <table:table-cell table:formula="of:=[.X101]-[.X100]" office:value-type="float" office:value="-7611.266129288" calcext:value-type="float">
            <text:p>-7611.266129288</text:p>
          </table:table-cell>
          <table:table-cell table:formula="of:=[.S101]-[.S100]" office:value-type="float" office:value="-726" calcext:value-type="float">
            <text:p>-726</text:p>
          </table:table-cell>
          <table:table-cell table:formula="of:=[.K101]-[.K100]" office:value-type="float" office:value="-3" calcext:value-type="float">
            <text:p>-3</text:p>
          </table:table-cell>
          <table:table-cell office:value-type="float" office:value="0.088541666666667" calcext:value-type="float">
            <text:p>0.088541666666667</text:p>
          </table:table-cell>
          <table:table-cell office:value-type="float" office:value="1022.90385416667" calcext:value-type="float">
            <text:p>1022.90385416667</text:p>
          </table:table-cell>
          <table:table-cell office:value-type="float" office:value="31.63625" calcext:value-type="float">
            <text:p>31.63625</text:p>
          </table:table-cell>
          <table:table-cell office:value-type="float" office:value="23.6773958333333" calcext:value-type="float">
            <text:p>23.6773958333333</text:p>
          </table:table-cell>
          <table:table-cell office:value-type="float" office:value="86.6674054054054" calcext:value-type="float">
            <text:p>86.6674054054054</text:p>
          </table:table-cell>
          <table:table-cell office:value-type="float" office:value="202.320179640718" calcext:value-type="float">
            <text:p>202.320179640718</text:p>
          </table:table-cell>
          <table:table-cell office:value-type="float" office:value="1.28802395209581" calcext:value-type="float">
            <text:p>1.28802395209581</text:p>
          </table:table-cell>
          <table:table-cell office:value-type="float" office:value="2.73142857142857" calcext:value-type="float">
            <text:p>2.73142857142857</text:p>
          </table:table-cell>
          <table:table-cell office:value-type="float" office:value="26.1740425531915" calcext:value-type="float">
            <text:p>26.174042553191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09569444444444" calcext:value-type="float">
            <text:p>2.09569444444444</text:p>
          </table:table-cell>
          <table:table-cell office:value-type="float" office:value="2.01388888888889" calcext:value-type="float">
            <text:p>2.01388888888889</text:p>
          </table:table-cell>
          <table:table-cell office:value-type="float" office:value="0.173880597014925" calcext:value-type="float">
            <text:p>0.173880597014925</text:p>
          </table:table-cell>
          <table:table-cell office:value-type="float" office:value="9.71531914893617" calcext:value-type="float">
            <text:p>9.71531914893617</text:p>
          </table:table-cell>
          <table:table-cell office:value-type="float" office:value="35.8868085106383" calcext:value-type="float">
            <text:p>35.8868085106383</text:p>
          </table:table-cell>
          <table:table-cell office:value-type="float" office:value="50.6102617801047" calcext:value-type="float">
            <text:p>50.6102617801047</text:p>
          </table:table-cell>
          <table:table-cell office:value-type="float" office:value="49.5572916666667" calcext:value-type="float">
            <text:p>49.5572916666667</text:p>
          </table:table-cell>
          <table:table-cell office:value-type="float" office:value="22.5" calcext:value-type="float">
            <text:p>22.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string" calcext:value-type="string">
            <text:p>Confirmado</text:p>
          </table:table-cell>
          <table:table-cell office:value-type="float" office:value="627" calcext:value-type="float">
            <text:p>627</text:p>
          </table:table-cell>
          <table:table-cell office:value-type="float" office:value="365" calcext:value-type="float">
            <text:p>365</text:p>
          </table:table-cell>
          <table:table-cell table:formula="of:=[.C102]+[.E101]" office:value-type="float" office:value="72748" calcext:value-type="float">
            <text:p>72748</text:p>
          </table:table-cell>
          <table:table-cell office:value-type="float" office:value="35753" calcext:value-type="float">
            <text:p>35753</text:p>
          </table:table-cell>
          <table:table-cell table:formula="of:=[.G101]+[.H102]" office:value-type="float" office:value="9442" calcext:value-type="float">
            <text:p>944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785" calcext:value-type="float">
            <text:p>785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945" calcext:value-type="float">
            <text:p>194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E102]-[.F102]-[.G102]" office:value-type="float" office:value="27553" calcext:value-type="float">
            <text:p>27553</text:p>
          </table:table-cell>
          <table:table-cell table:formula="of:=MAX([.S102]-[.K102];0)" office:value-type="float" office:value="26973" calcext:value-type="float">
            <text:p>26973</text:p>
          </table:table-cell>
          <table:table-cell table:formula="of:=[.K102]/[.S88]" office:value-type="float" office:value="0.0177066796922701" calcext:value-type="float">
            <text:p>0.01770667969227</text:p>
          </table:table-cell>
          <table:table-cell table:formula="of:=[.G102]/[.E88]" office:value-type="float" office:value="0.142263070664457" calcext:value-type="float">
            <text:p>0.142263070664457</text:p>
          </table:table-cell>
          <table:table-cell table:formula="of:=6718903-[.Y102]-[.F102]-[.G102]" office:value-type="float" office:value="6655818.8155351" calcext:value-type="float">
            <text:p>6655818.8155351</text:p>
          </table:table-cell>
          <table:table-cell table:formula="of:=NORMINV(RAND();MAX([.T109];1);MAX(0.25*[.T109];1))" office:value-type="float" office:value="17309.1844648963" calcext:value-type="float">
            <text:p>17309.1844648963</text:p>
          </table:table-cell>
          <table:table-cell table:formula="of:=[.X102]+[.K102]" office:value-type="float" office:value="17889.1844648963" calcext:value-type="float">
            <text:p>17889.1844648963</text:p>
          </table:table-cell>
          <table:table-cell table:formula="of:=[.X102]-[.X101]" office:value-type="float" office:value="-3186.49022120638" calcext:value-type="float">
            <text:p>-3186.49022120638</text:p>
          </table:table-cell>
          <table:table-cell table:formula="of:=[.S102]-[.S101]" office:value-type="float" office:value="222" calcext:value-type="float">
            <text:p>222</text:p>
          </table:table-cell>
          <table:table-cell table:formula="of:=[.K102]-[.K101]" office:value-type="float" office:value="-23" calcext:value-type="float">
            <text:p>-23</text:p>
          </table:table-cell>
          <table:table-cell office:value-type="float" office:value="0.125" calcext:value-type="float">
            <text:p>0.125</text:p>
          </table:table-cell>
          <table:table-cell office:value-type="float" office:value="1026.64828125" calcext:value-type="float">
            <text:p>1026.64828125</text:p>
          </table:table-cell>
          <table:table-cell office:value-type="float" office:value="39.1166666666667" calcext:value-type="float">
            <text:p>39.1166666666667</text:p>
          </table:table-cell>
          <table:table-cell office:value-type="float" office:value="21.7906770833333" calcext:value-type="float">
            <text:p>21.7906770833333</text:p>
          </table:table-cell>
          <table:table-cell office:value-type="float" office:value="92.5724861878453" calcext:value-type="float">
            <text:p>92.5724861878453</text:p>
          </table:table-cell>
          <table:table-cell office:value-type="float" office:value="137.496047904192" calcext:value-type="float">
            <text:p>137.496047904192</text:p>
          </table:table-cell>
          <table:table-cell office:value-type="float" office:value="0.841736526946108" calcext:value-type="float">
            <text:p>0.841736526946108</text:p>
          </table:table-cell>
          <table:table-cell office:value-type="float" office:value="5.10242990654206" calcext:value-type="float">
            <text:p>5.10242990654206</text:p>
          </table:table-cell>
          <table:table-cell office:value-type="float" office:value="32.395625" calcext:value-type="float">
            <text:p>32.395625</text:p>
          </table:table-cell>
          <table:table-cell office:value-type="float" office:value="0.065915492957747" calcext:value-type="float">
            <text:p>0.065915492957747</text:p>
          </table:table-cell>
          <table:table-cell office:value-type="float" office:value="1.98478873239437" calcext:value-type="float">
            <text:p>1.98478873239437</text:p>
          </table:table-cell>
          <table:table-cell office:value-type="float" office:value="1.91915492957747" calcext:value-type="float">
            <text:p>1.91915492957747</text:p>
          </table:table-cell>
          <table:table-cell office:value-type="float" office:value="0.157906976744186" calcext:value-type="float">
            <text:p>0.157906976744186</text:p>
          </table:table-cell>
          <table:table-cell office:value-type="float" office:value="10.215625" calcext:value-type="float">
            <text:p>10.215625</text:p>
          </table:table-cell>
          <table:table-cell office:value-type="float" office:value="42.61125" calcext:value-type="float">
            <text:p>42.61125</text:p>
          </table:table-cell>
          <table:table-cell office:value-type="float" office:value="33.4959574468085" calcext:value-type="float">
            <text:p>33.4959574468085</text:p>
          </table:table-cell>
          <table:table-cell office:value-type="float" office:value="30.4585635359116" calcext:value-type="float">
            <text:p>30.4585635359116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-11" calcext:value-type="float">
            <text:p>-11</text:p>
          </table:table-cell>
          <table:table-cell office:value-type="float" office:value="-70" calcext:value-type="float">
            <text:p>-70</text:p>
          </table:table-cell>
          <table:table-cell office:value-type="float" office:value="-50" calcext:value-type="float">
            <text:p>-50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string" calcext:value-type="string">
            <text:p>Confirmado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table:formula="of:=[.C103]+[.E102]" office:value-type="float" office:value="73117" calcext:value-type="float">
            <text:p>73117</text:p>
          </table:table-cell>
          <table:table-cell office:value-type="float" office:value="37354" calcext:value-type="float">
            <text:p>37354</text:p>
          </table:table-cell>
          <table:table-cell table:formula="of:=[.G102]+[.H103]" office:value-type="float" office:value="9482" calcext:value-type="float">
            <text:p>9482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office:value-type="float" office:value="599" calcext:value-type="float">
            <text:p>599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03]-[.F103]-[.G103]" office:value-type="float" office:value="26281" calcext:value-type="float">
            <text:p>26281</text:p>
          </table:table-cell>
          <table:table-cell table:formula="of:=MAX([.S103]-[.K103];0)" office:value-type="float" office:value="25682" calcext:value-type="float">
            <text:p>25682</text:p>
          </table:table-cell>
          <table:table-cell table:formula="of:=[.K103]/[.S89]" office:value-type="float" office:value="0.0185863224525258" calcext:value-type="float">
            <text:p>0.018586322452526</text:p>
          </table:table-cell>
          <table:table-cell table:formula="of:=[.G103]/[.E89]" office:value-type="float" office:value="0.141818725695483" calcext:value-type="float">
            <text:p>0.141818725695483</text:p>
          </table:table-cell>
          <table:table-cell table:formula="of:=6718903-[.Y103]-[.F103]-[.G103]" office:value-type="float" office:value="6645341.73988278" calcext:value-type="float">
            <text:p>6645341.73988278</text:p>
          </table:table-cell>
          <table:table-cell table:formula="of:=NORMINV(RAND();MAX([.T110];1);MAX(0.25*[.T110];1))" office:value-type="float" office:value="26126.2601172154" calcext:value-type="float">
            <text:p>26126.2601172154</text:p>
          </table:table-cell>
          <table:table-cell table:formula="of:=[.X103]+[.K103]" office:value-type="float" office:value="26725.2601172154" calcext:value-type="float">
            <text:p>26725.2601172154</text:p>
          </table:table-cell>
          <table:table-cell table:formula="of:=[.X103]-[.X102]" office:value-type="float" office:value="8817.07565231913" calcext:value-type="float">
            <text:p>8817.07565231913</text:p>
          </table:table-cell>
          <table:table-cell table:formula="of:=[.S103]-[.S102]" office:value-type="float" office:value="-1272" calcext:value-type="float">
            <text:p>-1272</text:p>
          </table:table-cell>
          <table:table-cell table:formula="of:=[.K103]-[.K10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26.73663157895" calcext:value-type="float">
            <text:p>1026.73663157895</text:p>
          </table:table-cell>
          <table:table-cell office:value-type="float" office:value="90.3621465968586" calcext:value-type="float">
            <text:p>90.3621465968586</text:p>
          </table:table-cell>
          <table:table-cell office:value-type="float" office:value="22.8219473684211" calcext:value-type="float">
            <text:p>22.8219473684211</text:p>
          </table:table-cell>
          <table:table-cell office:value-type="float" office:value="79.842625698324" calcext:value-type="float">
            <text:p>79.842625698324</text:p>
          </table:table-cell>
          <table:table-cell office:value-type="float" office:value="143.571646341464" calcext:value-type="float">
            <text:p>143.571646341464</text:p>
          </table:table-cell>
          <table:table-cell office:value-type="float" office:value="1.30945121951219" calcext:value-type="float">
            <text:p>1.30945121951219</text:p>
          </table:table-cell>
          <table:table-cell office:value-type="float" office:value="5.58606382978724" calcext:value-type="float">
            <text:p>5.58606382978724</text:p>
          </table:table-cell>
          <table:table-cell office:value-type="float" office:value="20.4927659574468" calcext:value-type="float">
            <text:p>20.4927659574468</text:p>
          </table:table-cell>
          <table:table-cell office:value-type="float" office:value="0.051428571428572" calcext:value-type="float">
            <text:p>0.051428571428572</text:p>
          </table:table-cell>
          <table:table-cell office:value-type="float" office:value="1.92457142857143" calcext:value-type="float">
            <text:p>1.92457142857143</text:p>
          </table:table-cell>
          <table:table-cell office:value-type="float" office:value="1.87257142857143" calcext:value-type="float">
            <text:p>1.87257142857143</text:p>
          </table:table-cell>
          <table:table-cell office:value-type="float" office:value="0.13013986013986" calcext:value-type="float">
            <text:p>0.13013986013986</text:p>
          </table:table-cell>
          <table:table-cell office:value-type="float" office:value="5.66851063829787" calcext:value-type="float">
            <text:p>5.66851063829787</text:p>
          </table:table-cell>
          <table:table-cell office:value-type="float" office:value="26.16" calcext:value-type="float">
            <text:p>26.16</text:p>
          </table:table-cell>
          <table:table-cell office:value-type="float" office:value="43.4431182795699" calcext:value-type="float">
            <text:p>43.4431182795699</text:p>
          </table:table-cell>
          <table:table-cell office:value-type="float" office:value="26.9341317365269" calcext:value-type="float">
            <text:p>26.9341317365269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-12" calcext:value-type="float">
            <text:p>-12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string" calcext:value-type="string">
            <text:p>Confirmado</text:p>
          </table:table-cell>
          <table:table-cell office:value-type="float" office:value="288" calcext:value-type="float">
            <text:p>288</text:p>
          </table:table-cell>
          <table:table-cell office:value-type="float" office:value="856" calcext:value-type="float">
            <text:p>856</text:p>
          </table:table-cell>
          <table:table-cell table:formula="of:=[.C104]+[.E103]" office:value-type="float" office:value="73405" calcext:value-type="float">
            <text:p>73405</text:p>
          </table:table-cell>
          <table:table-cell office:value-type="float" office:value="38210" calcext:value-type="float">
            <text:p>38210</text:p>
          </table:table-cell>
          <table:table-cell table:formula="of:=[.G103]+[.H104]" office:value-type="float" office:value="9518" calcext:value-type="float">
            <text:p>9518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003" calcext:value-type="float">
            <text:p>1003</text:p>
          </table:table-cell>
          <table:table-cell office:value-type="float" office:value="592" calcext:value-type="float">
            <text:p>592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04]-[.F104]-[.G104]" office:value-type="float" office:value="25677" calcext:value-type="float">
            <text:p>25677</text:p>
          </table:table-cell>
          <table:table-cell table:formula="of:=MAX([.S104]-[.K104];0)" office:value-type="float" office:value="25085" calcext:value-type="float">
            <text:p>25085</text:p>
          </table:table-cell>
          <table:table-cell table:formula="of:=[.K104]/[.S90]" office:value-type="float" office:value="0.0188205372754729" calcext:value-type="float">
            <text:p>0.018820537275473</text:p>
          </table:table-cell>
          <table:table-cell table:formula="of:=[.G104]/[.E90]" office:value-type="float" office:value="0.141166350261035" calcext:value-type="float">
            <text:p>0.141166350261035</text:p>
          </table:table-cell>
          <table:table-cell table:formula="of:=6718903-[.Y104]-[.F104]-[.G104]" office:value-type="float" office:value="6648218.82881126" calcext:value-type="float">
            <text:p>6648218.82881126</text:p>
          </table:table-cell>
          <table:table-cell table:formula="of:=NORMINV(RAND();MAX([.T111];1);MAX(0.25*[.T111];1))" office:value-type="float" office:value="22364.1711887446" calcext:value-type="float">
            <text:p>22364.1711887446</text:p>
          </table:table-cell>
          <table:table-cell table:formula="of:=[.X104]+[.K104]" office:value-type="float" office:value="22956.1711887446" calcext:value-type="float">
            <text:p>22956.1711887446</text:p>
          </table:table-cell>
          <table:table-cell table:formula="of:=[.X104]-[.X103]" office:value-type="float" office:value="-3762.08892847086" calcext:value-type="float">
            <text:p>-3762.08892847086</text:p>
          </table:table-cell>
          <table:table-cell table:formula="of:=[.S104]-[.S103]" office:value-type="float" office:value="-604" calcext:value-type="float">
            <text:p>-604</text:p>
          </table:table-cell>
          <table:table-cell table:formula="of:=[.K104]-[.K103]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024.78520833333" calcext:value-type="float">
            <text:p>1024.78520833333</text:p>
          </table:table-cell>
          <table:table-cell office:value-type="float" office:value="121.624583333333" calcext:value-type="float">
            <text:p>121.624583333333</text:p>
          </table:table-cell>
          <table:table-cell office:value-type="float" office:value="23.2965625" calcext:value-type="float">
            <text:p>23.2965625</text:p>
          </table:table-cell>
          <table:table-cell office:value-type="float" office:value="72.4701081081081" calcext:value-type="float">
            <text:p>72.4701081081081</text:p>
          </table:table-cell>
          <table:table-cell office:value-type="float" office:value="124.512987804878" calcext:value-type="float">
            <text:p>124.512987804878</text:p>
          </table:table-cell>
          <table:table-cell office:value-type="float" office:value="1.42384146341464" calcext:value-type="float">
            <text:p>1.42384146341464</text:p>
          </table:table-cell>
          <table:table-cell office:value-type="float" office:value="5.23627659574468" calcext:value-type="float">
            <text:p>5.23627659574468</text:p>
          </table:table-cell>
          <table:table-cell office:value-type="float" office:value="22.5779545454545" calcext:value-type="float">
            <text:p>22.5779545454545</text:p>
          </table:table-cell>
          <table:table-cell office:value-type="float" office:value="0.040281690140845" calcext:value-type="float">
            <text:p>0.040281690140845</text:p>
          </table:table-cell>
          <table:table-cell office:value-type="float" office:value="1.93450704225352" calcext:value-type="float">
            <text:p>1.93450704225352</text:p>
          </table:table-cell>
          <table:table-cell office:value-type="float" office:value="1.89338028169014" calcext:value-type="float">
            <text:p>1.89338028169014</text:p>
          </table:table-cell>
          <table:table-cell office:value-type="float" office:value="0.145281690140845" calcext:value-type="float">
            <text:p>0.145281690140845</text:p>
          </table:table-cell>
          <table:table-cell office:value-type="float" office:value="6.19386363636364" calcext:value-type="float">
            <text:p>6.19386363636364</text:p>
          </table:table-cell>
          <table:table-cell office:value-type="float" office:value="28.7720454545455" calcext:value-type="float">
            <text:p>28.7720454545455</text:p>
          </table:table-cell>
          <table:table-cell office:value-type="float" office:value="41.6740314136126" calcext:value-type="float">
            <text:p>41.6740314136126</text:p>
          </table:table-cell>
          <table:table-cell office:value-type="float" office:value="26.5416666666667" calcext:value-type="float">
            <text:p>26.5416666666667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-8" calcext:value-type="float">
            <text:p>-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string" calcext:value-type="string">
            <text:p>Confirmado</text:p>
          </table:table-cell>
          <table:table-cell office:value-type="float" office:value="300" calcext:value-type="float">
            <text:p>300</text:p>
          </table:table-cell>
          <table:table-cell office:value-type="float" office:value="1340" calcext:value-type="float">
            <text:p>1340</text:p>
          </table:table-cell>
          <table:table-cell table:formula="of:=[.C105]+[.E104]" office:value-type="float" office:value="73705" calcext:value-type="float">
            <text:p>73705</text:p>
          </table:table-cell>
          <table:table-cell office:value-type="float" office:value="39550" calcext:value-type="float">
            <text:p>39550</text:p>
          </table:table-cell>
          <table:table-cell table:formula="of:=[.G104]+[.H105]" office:value-type="float" office:value="9538" calcext:value-type="float">
            <text:p>9538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888" calcext:value-type="float">
            <text:p>888</text:p>
          </table:table-cell>
          <table:table-cell office:value-type="float" office:value="584" calcext:value-type="float">
            <text:p>58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05]-[.F105]-[.G105]" office:value-type="float" office:value="24617" calcext:value-type="float">
            <text:p>24617</text:p>
          </table:table-cell>
          <table:table-cell table:formula="of:=MAX([.S105]-[.K105];0)" office:value-type="float" office:value="24033" calcext:value-type="float">
            <text:p>24033</text:p>
          </table:table-cell>
          <table:table-cell table:formula="of:=[.K105]/[.S91]" office:value-type="float" office:value="0.018777531269091" calcext:value-type="float">
            <text:p>0.018777531269091</text:p>
          </table:table-cell>
          <table:table-cell table:formula="of:=[.G105]/[.E91]" office:value-type="float" office:value="0.140554081933392" calcext:value-type="float">
            <text:p>0.140554081933392</text:p>
          </table:table-cell>
          <table:table-cell table:formula="of:=6718903-[.Y105]-[.F105]-[.G105]" office:value-type="float" office:value="6654921.90309598" calcext:value-type="float">
            <text:p>6654921.90309598</text:p>
          </table:table-cell>
          <table:table-cell table:formula="of:=NORMINV(RAND();MAX([.T112];1);MAX(0.25*[.T112];1))" office:value-type="float" office:value="14309.0969040161" calcext:value-type="float">
            <text:p>14309.0969040161</text:p>
          </table:table-cell>
          <table:table-cell table:formula="of:=[.X105]+[.K105]" office:value-type="float" office:value="14893.0969040161" calcext:value-type="float">
            <text:p>14893.0969040161</text:p>
          </table:table-cell>
          <table:table-cell table:formula="of:=[.X105]-[.X104]" office:value-type="float" office:value="-8055.0742847285" calcext:value-type="float">
            <text:p>-8055.0742847285</text:p>
          </table:table-cell>
          <table:table-cell table:formula="of:=[.S105]-[.S104]" office:value-type="float" office:value="-1060" calcext:value-type="float">
            <text:p>-1060</text:p>
          </table:table-cell>
          <table:table-cell table:formula="of:=[.K105]-[.K104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20.90119791667" calcext:value-type="float">
            <text:p>1020.90119791667</text:p>
          </table:table-cell>
          <table:table-cell office:value-type="float" office:value="135.7559375" calcext:value-type="float">
            <text:p>135.7559375</text:p>
          </table:table-cell>
          <table:table-cell office:value-type="float" office:value="22.8402604166667" calcext:value-type="float">
            <text:p>22.8402604166667</text:p>
          </table:table-cell>
          <table:table-cell office:value-type="float" office:value="70.6495161290323" calcext:value-type="float">
            <text:p>70.6495161290323</text:p>
          </table:table-cell>
          <table:table-cell office:value-type="float" office:value="146.533515151515" calcext:value-type="float">
            <text:p>146.533515151515</text:p>
          </table:table-cell>
          <table:table-cell office:value-type="float" office:value="0.847636363636363" calcext:value-type="float">
            <text:p>0.847636363636363</text:p>
          </table:table-cell>
          <table:table-cell office:value-type="float" office:value="9.08568421052632" calcext:value-type="float">
            <text:p>9.08568421052632</text:p>
          </table:table-cell>
          <table:table-cell office:value-type="float" office:value="40.4989583333333" calcext:value-type="float">
            <text:p>40.49895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0183098591549" calcext:value-type="float">
            <text:p>2.20183098591549</text:p>
          </table:table-cell>
          <table:table-cell office:value-type="float" office:value="2.09111111111111" calcext:value-type="float">
            <text:p>2.09111111111111</text:p>
          </table:table-cell>
          <table:table-cell office:value-type="float" office:value="0.210352112676056" calcext:value-type="float">
            <text:p>0.210352112676056</text:p>
          </table:table-cell>
          <table:table-cell office:value-type="float" office:value="26.6191666666667" calcext:value-type="float">
            <text:p>26.6191666666667</text:p>
          </table:table-cell>
          <table:table-cell office:value-type="float" office:value="67.1197916666667" calcext:value-type="float">
            <text:p>67.1197916666667</text:p>
          </table:table-cell>
          <table:table-cell office:value-type="float" office:value="28.4962365591398" calcext:value-type="float">
            <text:p>28.4962365591398</text:p>
          </table:table-cell>
          <table:table-cell office:value-type="float" office:value="32.6011904761905" calcext:value-type="float">
            <text:p>32.6011904761905</text:p>
          </table:table-cell>
          <table:table-cell office:value-type="float" office:value="10.7083333333333" calcext:value-type="float">
            <text:p>10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37" calcext:value-type="float">
            <text:p>-37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string" calcext:value-type="string">
            <text:p>Confirmado</text:p>
          </table:table-cell>
          <table:table-cell office:value-type="float" office:value="332" calcext:value-type="float">
            <text:p>332</text:p>
          </table:table-cell>
          <table:table-cell office:value-type="float" office:value="1816" calcext:value-type="float">
            <text:p>1816</text:p>
          </table:table-cell>
          <table:table-cell table:formula="of:=[.C106]+[.E105]" office:value-type="float" office:value="74037" calcext:value-type="float">
            <text:p>74037</text:p>
          </table:table-cell>
          <table:table-cell office:value-type="float" office:value="41366" calcext:value-type="float">
            <text:p>41366</text:p>
          </table:table-cell>
          <table:table-cell table:formula="of:=[.G105]+[.H106]" office:value-type="float" office:value="9561" calcext:value-type="float">
            <text:p>9561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178" calcext:value-type="float">
            <text:p>1178</text:p>
          </table:table-cell>
          <table:table-cell office:value-type="float" office:value="563" calcext:value-type="float">
            <text:p>56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E106]-[.F106]-[.G106]" office:value-type="float" office:value="23110" calcext:value-type="float">
            <text:p>23110</text:p>
          </table:table-cell>
          <table:table-cell table:formula="of:=MAX([.S106]-[.K106];0)" office:value-type="float" office:value="22547" calcext:value-type="float">
            <text:p>22547</text:p>
          </table:table-cell>
          <table:table-cell table:formula="of:=[.K106]/[.S92]" office:value-type="float" office:value="0.018614647049099" calcext:value-type="float">
            <text:p>0.018614647049099</text:p>
          </table:table-cell>
          <table:table-cell table:formula="of:=[.G106]/[.E92]" office:value-type="float" office:value="0.139960768239841" calcext:value-type="float">
            <text:p>0.139960768239841</text:p>
          </table:table-cell>
          <table:table-cell table:formula="of:=6718903-[.Y106]-[.F106]-[.G106]" office:value-type="float" office:value="6642635.69779241" calcext:value-type="float">
            <text:p>6642635.69779241</text:p>
          </table:table-cell>
          <table:table-cell table:formula="of:=NORMINV(RAND();MAX([.T113];1);MAX(0.25*[.T113];1))" office:value-type="float" office:value="24777.3022075949" calcext:value-type="float">
            <text:p>24777.3022075949</text:p>
          </table:table-cell>
          <table:table-cell table:formula="of:=[.X106]+[.K106]" office:value-type="float" office:value="25340.3022075949" calcext:value-type="float">
            <text:p>25340.3022075949</text:p>
          </table:table-cell>
          <table:table-cell table:formula="of:=[.X106]-[.X105]" office:value-type="float" office:value="10468.2053035788" calcext:value-type="float">
            <text:p>10468.2053035788</text:p>
          </table:table-cell>
          <table:table-cell table:formula="of:=[.S106]-[.S105]" office:value-type="float" office:value="-1507" calcext:value-type="float">
            <text:p>-1507</text:p>
          </table:table-cell>
          <table:table-cell table:formula="of:=[.K106]-[.K105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019.07769633508" calcext:value-type="float">
            <text:p>1019.07769633508</text:p>
          </table:table-cell>
          <table:table-cell office:value-type="float" office:value="110.359738219895" calcext:value-type="float">
            <text:p>110.359738219895</text:p>
          </table:table-cell>
          <table:table-cell office:value-type="float" office:value="24.0866492146597" calcext:value-type="float">
            <text:p>24.0866492146597</text:p>
          </table:table-cell>
          <table:table-cell office:value-type="float" office:value="67.3584656084656" calcext:value-type="float">
            <text:p>67.3584656084656</text:p>
          </table:table-cell>
          <table:table-cell office:value-type="float" office:value="165.809393939394" calcext:value-type="float">
            <text:p>165.809393939394</text:p>
          </table:table-cell>
          <table:table-cell office:value-type="float" office:value="0.948424242424242" calcext:value-type="float">
            <text:p>0.948424242424242</text:p>
          </table:table-cell>
          <table:table-cell office:value-type="float" office:value="18.5894382022472" calcext:value-type="float">
            <text:p>18.5894382022472</text:p>
          </table:table-cell>
          <table:table-cell office:value-type="float" office:value="53.0316666666667" calcext:value-type="float">
            <text:p>53.0316666666667</text:p>
          </table:table-cell>
          <table:table-cell office:value-type="float" office:value="0.225074626865672" calcext:value-type="float">
            <text:p>0.225074626865672</text:p>
          </table:table-cell>
          <table:table-cell office:value-type="float" office:value="2.45671641791045" calcext:value-type="float">
            <text:p>2.45671641791045</text:p>
          </table:table-cell>
          <table:table-cell office:value-type="float" office:value="2.2310447761194" calcext:value-type="float">
            <text:p>2.231044776119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51.9757142857143" calcext:value-type="float">
            <text:p>51.9757142857143</text:p>
          </table:table-cell>
          <table:table-cell office:value-type="float" office:value="105.004523809524" calcext:value-type="float">
            <text:p>105.004523809524</text:p>
          </table:table-cell>
          <table:table-cell office:value-type="float" office:value="27.2741884816754" calcext:value-type="float">
            <text:p>27.2741884816754</text:p>
          </table:table-cell>
          <table:table-cell office:value-type="float" office:value="57.2095808383234" calcext:value-type="float">
            <text:p>57.2095808383234</text:p>
          </table:table-cell>
          <table:table-cell office:value-type="float" office:value="34" calcext:value-type="float">
            <text:p>3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string" calcext:value-type="string">
            <text:p>Confirmado</text:p>
          </table:table-cell>
          <table:table-cell office:value-type="float" office:value="421" calcext:value-type="float">
            <text:p>421</text:p>
          </table:table-cell>
          <table:table-cell office:value-type="float" office:value="1135" calcext:value-type="float">
            <text:p>1135</text:p>
          </table:table-cell>
          <table:table-cell table:formula="of:=[.C107]+[.E106]" office:value-type="float" office:value="74458" calcext:value-type="float">
            <text:p>74458</text:p>
          </table:table-cell>
          <table:table-cell office:value-type="float" office:value="42501" calcext:value-type="float">
            <text:p>42501</text:p>
          </table:table-cell>
          <table:table-cell table:formula="of:=[.G106]+[.H107]" office:value-type="float" office:value="9607" calcext:value-type="float">
            <text:p>9607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office:value-type="float" office:value="591" calcext:value-type="float">
            <text:p>59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E107]-[.F107]-[.G107]" office:value-type="float" office:value="22350" calcext:value-type="float">
            <text:p>22350</text:p>
          </table:table-cell>
          <table:table-cell table:formula="of:=MAX([.S107]-[.K107];0)" office:value-type="float" office:value="21759" calcext:value-type="float">
            <text:p>21759</text:p>
          </table:table-cell>
          <table:table-cell table:formula="of:=[.K107]/[.S93]" office:value-type="float" office:value="0.0197197197197197" calcext:value-type="float">
            <text:p>0.01971971971972</text:p>
          </table:table-cell>
          <table:table-cell table:formula="of:=[.G107]/[.E93]" office:value-type="float" office:value="0.139427891383539" calcext:value-type="float">
            <text:p>0.139427891383539</text:p>
          </table:table-cell>
          <table:table-cell table:formula="of:=6718903-[.Y107]-[.F107]-[.G107]" office:value-type="float" office:value="6649862.45823954" calcext:value-type="float">
            <text:p>6649862.45823954</text:p>
          </table:table-cell>
          <table:table-cell table:formula="of:=NORMINV(RAND();MAX([.T114];1);MAX(0.25*[.T114];1))" office:value-type="float" office:value="16341.5417604562" calcext:value-type="float">
            <text:p>16341.5417604562</text:p>
          </table:table-cell>
          <table:table-cell table:formula="of:=[.X107]+[.K107]" office:value-type="float" office:value="16932.5417604562" calcext:value-type="float">
            <text:p>16932.5417604562</text:p>
          </table:table-cell>
          <table:table-cell table:formula="of:=[.X107]-[.X106]" office:value-type="float" office:value="-8435.76044713874" calcext:value-type="float">
            <text:p>-8435.76044713874</text:p>
          </table:table-cell>
          <table:table-cell table:formula="of:=[.S107]-[.S106]" office:value-type="float" office:value="-760" calcext:value-type="float">
            <text:p>-760</text:p>
          </table:table-cell>
          <table:table-cell table:formula="of:=[.K107]-[.K10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9.061875" calcext:value-type="float">
            <text:p>1019.061875</text:p>
          </table:table-cell>
          <table:table-cell office:value-type="float" office:value="129.0215625" calcext:value-type="float">
            <text:p>129.0215625</text:p>
          </table:table-cell>
          <table:table-cell office:value-type="float" office:value="25.6322916666667" calcext:value-type="float">
            <text:p>25.6322916666667</text:p>
          </table:table-cell>
          <table:table-cell office:value-type="float" office:value="74.8397297297297" calcext:value-type="float">
            <text:p>74.8397297297297</text:p>
          </table:table-cell>
          <table:table-cell office:value-type="float" office:value="177.450421686747" calcext:value-type="float">
            <text:p>177.450421686747</text:p>
          </table:table-cell>
          <table:table-cell office:value-type="float" office:value="0.726686746987952" calcext:value-type="float">
            <text:p>0.726686746987952</text:p>
          </table:table-cell>
          <table:table-cell office:value-type="float" office:value="12.0885263157895" calcext:value-type="float">
            <text:p>12.0885263157895</text:p>
          </table:table-cell>
          <table:table-cell office:value-type="float" office:value="62.869375" calcext:value-type="float">
            <text:p>62.869375</text:p>
          </table:table-cell>
          <table:table-cell office:value-type="float" office:value="0.271388888888889" calcext:value-type="float">
            <text:p>0.271388888888889</text:p>
          </table:table-cell>
          <table:table-cell office:value-type="float" office:value="2.69763888888889" calcext:value-type="float">
            <text:p>2.69763888888889</text:p>
          </table:table-cell>
          <table:table-cell office:value-type="float" office:value="2.42583333333333" calcext:value-type="float">
            <text:p>2.42583333333333</text:p>
          </table:table-cell>
          <table:table-cell office:value-type="float" office:value="0.449861111111111" calcext:value-type="float">
            <text:p>0.449861111111111</text:p>
          </table:table-cell>
          <table:table-cell office:value-type="float" office:value="60.1489583333333" calcext:value-type="float">
            <text:p>60.1489583333333</text:p>
          </table:table-cell>
          <table:table-cell office:value-type="float" office:value="123.021041666667" calcext:value-type="float">
            <text:p>123.021041666667</text:p>
          </table:table-cell>
          <table:table-cell office:value-type="float" office:value="29.5545555555555" calcext:value-type="float">
            <text:p>29.5545555555555</text:p>
          </table:table-cell>
          <table:table-cell office:value-type="float" office:value="63.9642857142857" calcext:value-type="float">
            <text:p>63.9642857142857</text:p>
          </table:table-cell>
          <table:table-cell office:value-type="float" office:value="56.3333333333333" calcext:value-type="float">
            <text:p>56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string" calcext:value-type="string">
            <text:p>Confirmado</text:p>
          </table:table-cell>
          <table:table-cell office:value-type="float" office:value="164" calcext:value-type="float">
            <text:p>164</text:p>
          </table:table-cell>
          <table:table-cell office:value-type="float" office:value="601" calcext:value-type="float">
            <text:p>601</text:p>
          </table:table-cell>
          <table:table-cell table:formula="of:=[.C108]+[.E107]" office:value-type="float" office:value="74622" calcext:value-type="float">
            <text:p>74622</text:p>
          </table:table-cell>
          <table:table-cell office:value-type="float" office:value="43102" calcext:value-type="float">
            <text:p>43102</text:p>
          </table:table-cell>
          <table:table-cell table:formula="of:=[.G107]+[.H108]" office:value-type="float" office:value="9622" calcext:value-type="float">
            <text:p>9622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237" calcext:value-type="float">
            <text:p>1237</text:p>
          </table:table-cell>
          <table:table-cell office:value-type="float" office:value="571" calcext:value-type="float">
            <text:p>57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08]-[.F108]-[.G108]" office:value-type="float" office:value="21898" calcext:value-type="float">
            <text:p>21898</text:p>
          </table:table-cell>
          <table:table-cell table:formula="of:=MAX([.S108]-[.K108];0)" office:value-type="float" office:value="21327" calcext:value-type="float">
            <text:p>21327</text:p>
          </table:table-cell>
          <table:table-cell table:formula="of:=[.K108]/[.S94]" office:value-type="float" office:value="0.0191469385017772" calcext:value-type="float">
            <text:p>0.019146938501777</text:p>
          </table:table-cell>
          <table:table-cell table:formula="of:=[.G108]/[.E94]" office:value-type="float" office:value="0.139048252142372" calcext:value-type="float">
            <text:p>0.139048252142372</text:p>
          </table:table-cell>
          <table:table-cell table:formula="of:=6718903-[.Y108]-[.F108]-[.G108]" office:value-type="float" office:value="6643834.61648546" calcext:value-type="float">
            <text:p>6643834.61648546</text:p>
          </table:table-cell>
          <table:table-cell table:formula="of:=NORMINV(RAND();MAX([.T115];1);MAX(0.25*[.T115];1))" office:value-type="float" office:value="21773.3835145352" calcext:value-type="float">
            <text:p>21773.3835145352</text:p>
          </table:table-cell>
          <table:table-cell table:formula="of:=[.X108]+[.K108]" office:value-type="float" office:value="22344.3835145352" calcext:value-type="float">
            <text:p>22344.3835145352</text:p>
          </table:table-cell>
          <table:table-cell table:formula="of:=[.X108]-[.X107]" office:value-type="float" office:value="5431.84175407909" calcext:value-type="float">
            <text:p>5431.84175407909</text:p>
          </table:table-cell>
          <table:table-cell table:formula="of:=[.S108]-[.S107]" office:value-type="float" office:value="-452" calcext:value-type="float">
            <text:p>-452</text:p>
          </table:table-cell>
          <table:table-cell table:formula="of:=[.K108]-[.K107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17.84347826087" calcext:value-type="float">
            <text:p>1017.84347826087</text:p>
          </table:table-cell>
          <table:table-cell office:value-type="float" office:value="137.692010869565" calcext:value-type="float">
            <text:p>137.692010869565</text:p>
          </table:table-cell>
          <table:table-cell office:value-type="float" office:value="27.3832065217391" calcext:value-type="float">
            <text:p>27.3832065217391</text:p>
          </table:table-cell>
          <table:table-cell office:value-type="float" office:value="67.5125683060109" calcext:value-type="float">
            <text:p>67.5125683060109</text:p>
          </table:table-cell>
          <table:table-cell office:value-type="float" office:value="166.10765060241" calcext:value-type="float">
            <text:p>166.10765060241</text:p>
          </table:table-cell>
          <table:table-cell office:value-type="float" office:value="0.788072289156626" calcext:value-type="float">
            <text:p>0.788072289156626</text:p>
          </table:table-cell>
          <table:table-cell office:value-type="float" office:value="11.1598947368421" calcext:value-type="float">
            <text:p>11.1598947368421</text:p>
          </table:table-cell>
          <table:table-cell office:value-type="float" office:value="43.4541666666667" calcext:value-type="float">
            <text:p>43.4541666666667</text:p>
          </table:table-cell>
          <table:table-cell office:value-type="float" office:value="0.200833333333333" calcext:value-type="float">
            <text:p>0.200833333333333</text:p>
          </table:table-cell>
          <table:table-cell office:value-type="float" office:value="2.475" calcext:value-type="float">
            <text:p>2.475</text:p>
          </table:table-cell>
          <table:table-cell office:value-type="float" office:value="2.27402777777778" calcext:value-type="float">
            <text:p>2.27402777777778</text:p>
          </table:table-cell>
          <table:table-cell office:value-type="float" office:value="0.400694444444445" calcext:value-type="float">
            <text:p>0.400694444444445</text:p>
          </table:table-cell>
          <table:table-cell office:value-type="float" office:value="25.513125" calcext:value-type="float">
            <text:p>25.513125</text:p>
          </table:table-cell>
          <table:table-cell office:value-type="float" office:value="68.9704166666667" calcext:value-type="float">
            <text:p>68.9704166666667</text:p>
          </table:table-cell>
          <table:table-cell office:value-type="float" office:value="24.9623214285714" calcext:value-type="float">
            <text:p>24.9623214285714</text:p>
          </table:table-cell>
          <table:table-cell office:value-type="float" office:value="53.40625" calcext:value-type="float">
            <text:p>53.40625</text:p>
          </table:table-cell>
          <table:table-cell office:value-type="float" office:value="45.4583333333333" calcext:value-type="float">
            <text:p>45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8" calcext:value-type="float">
            <text:p>-58</text:p>
          </table:table-cell>
          <table:table-cell office:value-type="float" office:value="-13" calcext:value-type="float">
            <text:p>-13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string" calcext:value-type="string">
            <text:p>Confirmado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table:formula="of:=[.C109]+[.E108]" office:value-type="float" office:value="74942" calcext:value-type="float">
            <text:p>74942</text:p>
          </table:table-cell>
          <table:table-cell office:value-type="float" office:value="43582" calcext:value-type="float">
            <text:p>43582</text:p>
          </table:table-cell>
          <table:table-cell table:formula="of:=[.G108]+[.H109]" office:value-type="float" office:value="9654" calcext:value-type="float">
            <text:p>9654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220" calcext:value-type="float">
            <text:p>122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09]-[.F109]-[.G109]" office:value-type="float" office:value="21706" calcext:value-type="float">
            <text:p>21706</text:p>
          </table:table-cell>
          <table:table-cell table:formula="of:=MAX([.S109]-[.K109];0)" office:value-type="float" office:value="21154" calcext:value-type="float">
            <text:p>21154</text:p>
          </table:table-cell>
          <table:table-cell table:formula="of:=[.K109]/[.S95]" office:value-type="float" office:value="0.0186121788387619" calcext:value-type="float">
            <text:p>0.018612178838762</text:p>
          </table:table-cell>
          <table:table-cell table:formula="of:=[.G109]/[.E95]" office:value-type="float" office:value="0.138525778077514" calcext:value-type="float">
            <text:p>0.138525778077514</text:p>
          </table:table-cell>
          <table:table-cell table:formula="of:=6718903-[.Y109]-[.F109]-[.G109]" office:value-type="float" office:value="6646490.23036592" calcext:value-type="float">
            <text:p>6646490.23036592</text:p>
          </table:table-cell>
          <table:table-cell table:formula="of:=NORMINV(RAND();MAX([.T116];1);MAX(0.25*[.T116];1))" office:value-type="float" office:value="18624.7696340766" calcext:value-type="float">
            <text:p>18624.7696340766</text:p>
          </table:table-cell>
          <table:table-cell table:formula="of:=[.X109]+[.K109]" office:value-type="float" office:value="19176.7696340766" calcext:value-type="float">
            <text:p>19176.7696340766</text:p>
          </table:table-cell>
          <table:table-cell table:formula="of:=[.X109]-[.X108]" office:value-type="float" office:value="-3148.61388045864" calcext:value-type="float">
            <text:p>-3148.61388045864</text:p>
          </table:table-cell>
          <table:table-cell table:formula="of:=[.S109]-[.S108]" office:value-type="float" office:value="-192" calcext:value-type="float">
            <text:p>-192</text:p>
          </table:table-cell>
          <table:table-cell table:formula="of:=[.K109]-[.K108]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1017.83530726257" calcext:value-type="float">
            <text:p>1017.83530726257</text:p>
          </table:table-cell>
          <table:table-cell office:value-type="float" office:value="126.433184357542" calcext:value-type="float">
            <text:p>126.433184357542</text:p>
          </table:table-cell>
          <table:table-cell office:value-type="float" office:value="27.0283977900552" calcext:value-type="float">
            <text:p>27.0283977900552</text:p>
          </table:table-cell>
          <table:table-cell office:value-type="float" office:value="57.8684444444444" calcext:value-type="float">
            <text:p>57.8684444444444</text:p>
          </table:table-cell>
          <table:table-cell office:value-type="float" office:value="168.829085365854" calcext:value-type="float">
            <text:p>168.829085365854</text:p>
          </table:table-cell>
          <table:table-cell office:value-type="float" office:value="0.847378048780488" calcext:value-type="float">
            <text:p>0.847378048780488</text:p>
          </table:table-cell>
          <table:table-cell office:value-type="float" office:value="10.4029473684211" calcext:value-type="float">
            <text:p>10.4029473684211</text:p>
          </table:table-cell>
          <table:table-cell office:value-type="float" office:value="50.8681818181818" calcext:value-type="float">
            <text:p>50.8681818181818</text:p>
          </table:table-cell>
          <table:table-cell office:value-type="float" office:value="0.150428571428571" calcext:value-type="float">
            <text:p>0.150428571428571</text:p>
          </table:table-cell>
          <table:table-cell office:value-type="float" office:value="2.36414285714286" calcext:value-type="float">
            <text:p>2.36414285714286</text:p>
          </table:table-cell>
          <table:table-cell office:value-type="float" office:value="2.21385714285714" calcext:value-type="float">
            <text:p>2.21385714285714</text:p>
          </table:table-cell>
          <table:table-cell office:value-type="float" office:value="0.288194444444444" calcext:value-type="float">
            <text:p>0.288194444444444</text:p>
          </table:table-cell>
          <table:table-cell office:value-type="float" office:value="39.5797727272727" calcext:value-type="float">
            <text:p>39.5797727272727</text:p>
          </table:table-cell>
          <table:table-cell office:value-type="float" office:value="90.4395454545454" calcext:value-type="float">
            <text:p>90.4395454545454</text:p>
          </table:table-cell>
          <table:table-cell office:value-type="float" office:value="31.8588700564972" calcext:value-type="float">
            <text:p>31.8588700564972</text:p>
          </table:table-cell>
          <table:table-cell office:value-type="float" office:value="51.7225806451613" calcext:value-type="float">
            <text:p>51.7225806451613</text:p>
          </table:table-cell>
          <table:table-cell office:value-type="float" office:value="31.7083333333333" calcext:value-type="float">
            <text:p>3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9" calcext:value-type="float">
            <text:p>-49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string" calcext:value-type="string">
            <text:p>Confirmado</text:p>
          </table:table-cell>
          <table:table-cell office:value-type="float" office:value="306" calcext:value-type="float">
            <text:p>306</text:p>
          </table:table-cell>
          <table:table-cell office:value-type="float" office:value="1038" calcext:value-type="float">
            <text:p>1038</text:p>
          </table:table-cell>
          <table:table-cell table:formula="of:=[.C110]+[.E109]" office:value-type="float" office:value="75248" calcext:value-type="float">
            <text:p>75248</text:p>
          </table:table-cell>
          <table:table-cell office:value-type="float" office:value="44620" calcext:value-type="float">
            <text:p>44620</text:p>
          </table:table-cell>
          <table:table-cell table:formula="of:=[.G109]+[.H110]" office:value-type="float" office:value="9679" calcext:value-type="float">
            <text:p>9679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207" calcext:value-type="float">
            <text:p>1207</text:p>
          </table:table-cell>
          <table:table-cell office:value-type="float" office:value="553" calcext:value-type="float">
            <text:p>55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584" calcext:value-type="float">
            <text:p>158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0]-[.F110]-[.G110]" office:value-type="float" office:value="20949" calcext:value-type="float">
            <text:p>20949</text:p>
          </table:table-cell>
          <table:table-cell table:formula="of:=MAX([.S110]-[.K110];0)" office:value-type="float" office:value="20396" calcext:value-type="float">
            <text:p>20396</text:p>
          </table:table-cell>
          <table:table-cell table:formula="of:=[.K110]/[.S96]" office:value-type="float" office:value="0.0190814671681446" calcext:value-type="float">
            <text:p>0.019081467168145</text:p>
          </table:table-cell>
          <table:table-cell table:formula="of:=[.G110]/[.E96]" office:value-type="float" office:value="0.138125410280561" calcext:value-type="float">
            <text:p>0.138125410280561</text:p>
          </table:table-cell>
          <table:table-cell table:formula="of:=6718903-[.Y110]-[.F110]-[.G110]" office:value-type="float" office:value="6652922.65270066" calcext:value-type="float">
            <text:p>6652922.65270066</text:p>
          </table:table-cell>
          <table:table-cell table:formula="of:=NORMINV(RAND();MAX([.T117];1);MAX(0.25*[.T117];1))" office:value-type="float" office:value="11128.347299339" calcext:value-type="float">
            <text:p>11128.347299339</text:p>
          </table:table-cell>
          <table:table-cell table:formula="of:=[.X110]+[.K110]" office:value-type="float" office:value="11681.347299339" calcext:value-type="float">
            <text:p>11681.347299339</text:p>
          </table:table-cell>
          <table:table-cell table:formula="of:=[.X110]-[.X109]" office:value-type="float" office:value="-7496.42233473757" calcext:value-type="float">
            <text:p>-7496.42233473757</text:p>
          </table:table-cell>
          <table:table-cell table:formula="of:=[.S110]-[.S109]" office:value-type="float" office:value="-757" calcext:value-type="float">
            <text:p>-757</text:p>
          </table:table-cell>
          <table:table-cell table:formula="of:=[.K110]-[.K10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.78" calcext:value-type="float">
            <text:p>1016.78</text:p>
          </table:table-cell>
          <table:table-cell office:value-type="float" office:value="114.113645833333" calcext:value-type="float">
            <text:p>114.113645833333</text:p>
          </table:table-cell>
          <table:table-cell office:value-type="float" office:value="25.0056770833334" calcext:value-type="float">
            <text:p>25.0056770833334</text:p>
          </table:table-cell>
          <table:table-cell office:value-type="float" office:value="62.9051851851852" calcext:value-type="float">
            <text:p>62.9051851851852</text:p>
          </table:table-cell>
          <table:table-cell office:value-type="float" office:value="147.215238095238" calcext:value-type="float">
            <text:p>147.215238095238</text:p>
          </table:table-cell>
          <table:table-cell office:value-type="float" office:value="0.800059523809524" calcext:value-type="float">
            <text:p>0.800059523809524</text:p>
          </table:table-cell>
          <table:table-cell office:value-type="float" office:value="8.83688888888889" calcext:value-type="float">
            <text:p>8.83688888888889</text:p>
          </table:table-cell>
          <table:table-cell office:value-type="float" office:value="60.4379166666667" calcext:value-type="float">
            <text:p>60.4379166666667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2.63608695652174" calcext:value-type="float">
            <text:p>2.63608695652174</text:p>
          </table:table-cell>
          <table:table-cell office:value-type="float" office:value="2.45086956521739" calcext:value-type="float">
            <text:p>2.45086956521739</text:p>
          </table:table-cell>
          <table:table-cell office:value-type="float" office:value="0.344861111111111" calcext:value-type="float">
            <text:p>0.344861111111111</text:p>
          </table:table-cell>
          <table:table-cell office:value-type="float" office:value="29.7514583333333" calcext:value-type="float">
            <text:p>29.7514583333333</text:p>
          </table:table-cell>
          <table:table-cell office:value-type="float" office:value="90.191875" calcext:value-type="float">
            <text:p>90.191875</text:p>
          </table:table-cell>
          <table:table-cell office:value-type="float" office:value="23.2773298429319" calcext:value-type="float">
            <text:p>23.2773298429319</text:p>
          </table:table-cell>
          <table:table-cell office:value-type="float" office:value="61.9821428571429" calcext:value-type="float">
            <text:p>61.9821428571429</text:p>
          </table:table-cell>
          <table:table-cell office:value-type="float" office:value="27.2631578947368" calcext:value-type="float">
            <text:p>27.2631578947368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14" calcext:value-type="float">
            <text:p>-14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string" calcext:value-type="string">
            <text:p>Confirmado</text:p>
          </table:table-cell>
          <table:table-cell office:value-type="float" office:value="353" calcext:value-type="float">
            <text:p>353</text:p>
          </table:table-cell>
          <table:table-cell office:value-type="float" office:value="912" calcext:value-type="float">
            <text:p>912</text:p>
          </table:table-cell>
          <table:table-cell table:formula="of:=[.C111]+[.E110]" office:value-type="float" office:value="75601" calcext:value-type="float">
            <text:p>75601</text:p>
          </table:table-cell>
          <table:table-cell office:value-type="float" office:value="45532" calcext:value-type="float">
            <text:p>45532</text:p>
          </table:table-cell>
          <table:table-cell table:formula="of:=[.G110]+[.H111]" office:value-type="float" office:value="9707" calcext:value-type="float">
            <text:p>9707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11]-[.F111]-[.G111]" office:value-type="float" office:value="20362" calcext:value-type="float">
            <text:p>20362</text:p>
          </table:table-cell>
          <table:table-cell table:formula="of:=MAX([.S111]-[.K111];0)" office:value-type="float" office:value="19809" calcext:value-type="float">
            <text:p>19809</text:p>
          </table:table-cell>
          <table:table-cell table:formula="of:=[.K111]/[.S97]" office:value-type="float" office:value="0.0191356102287276" calcext:value-type="float">
            <text:p>0.019135610228728</text:p>
          </table:table-cell>
          <table:table-cell table:formula="of:=[.G111]/[.E97]" office:value-type="float" office:value="0.136758759633131" calcext:value-type="float">
            <text:p>0.136758759633131</text:p>
          </table:table-cell>
          <table:table-cell table:formula="of:=6718903-[.Y111]-[.F111]-[.G111]" office:value-type="float" office:value="6644673.60608736" calcext:value-type="float">
            <text:p>6644673.60608736</text:p>
          </table:table-cell>
          <table:table-cell table:formula="of:=NORMINV(RAND();MAX([.T118];1);MAX(0.25*[.T118];1))" office:value-type="float" office:value="18437.3939126422" calcext:value-type="float">
            <text:p>18437.3939126422</text:p>
          </table:table-cell>
          <table:table-cell table:formula="of:=[.X111]+[.K111]" office:value-type="float" office:value="18990.3939126422" calcext:value-type="float">
            <text:p>18990.3939126422</text:p>
          </table:table-cell>
          <table:table-cell table:formula="of:=[.X111]-[.X110]" office:value-type="float" office:value="7309.0466133032" calcext:value-type="float">
            <text:p>7309.0466133032</text:p>
          </table:table-cell>
          <table:table-cell table:formula="of:=[.S111]-[.S110]" office:value-type="float" office:value="-587" calcext:value-type="float">
            <text:p>-587</text:p>
          </table:table-cell>
          <table:table-cell table:formula="of:=[.K111]-[.K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63916666667" calcext:value-type="float">
            <text:p>1015.63916666667</text:p>
          </table:table-cell>
          <table:table-cell office:value-type="float" office:value="129.836770833333" calcext:value-type="float">
            <text:p>129.836770833333</text:p>
          </table:table-cell>
          <table:table-cell office:value-type="float" office:value="23.9393617021277" calcext:value-type="float">
            <text:p>23.9393617021277</text:p>
          </table:table-cell>
          <table:table-cell office:value-type="float" office:value="54.7724468085106" calcext:value-type="float">
            <text:p>54.7724468085106</text:p>
          </table:table-cell>
          <table:table-cell office:value-type="float" office:value="160.430792682927" calcext:value-type="float">
            <text:p>160.430792682927</text:p>
          </table:table-cell>
          <table:table-cell office:value-type="float" office:value="0.872378048780488" calcext:value-type="float">
            <text:p>0.872378048780488</text:p>
          </table:table-cell>
          <table:table-cell office:value-type="float" office:value="9.92031578947369" calcext:value-type="float">
            <text:p>9.92031578947369</text:p>
          </table:table-cell>
          <table:table-cell office:value-type="float" office:value="56.373829787234" calcext:value-type="float">
            <text:p>56.373829787234</text:p>
          </table:table-cell>
          <table:table-cell office:value-type="float" office:value="0.131527777777778" calcext:value-type="float">
            <text:p>0.131527777777778</text:p>
          </table:table-cell>
          <table:table-cell office:value-type="float" office:value="2.53402777777778" calcext:value-type="float">
            <text:p>2.53402777777778</text:p>
          </table:table-cell>
          <table:table-cell office:value-type="float" office:value="2.40125" calcext:value-type="float">
            <text:p>2.40125</text:p>
          </table:table-cell>
          <table:table-cell office:value-type="float" office:value="0.279444444444445" calcext:value-type="float">
            <text:p>0.279444444444445</text:p>
          </table:table-cell>
          <table:table-cell office:value-type="float" office:value="23.3665957446808" calcext:value-type="float">
            <text:p>23.3665957446808</text:p>
          </table:table-cell>
          <table:table-cell office:value-type="float" office:value="79.7382978723404" calcext:value-type="float">
            <text:p>79.7382978723404</text:p>
          </table:table-cell>
          <table:table-cell office:value-type="float" office:value="31.6102150537634" calcext:value-type="float">
            <text:p>31.6102150537634</text:p>
          </table:table-cell>
          <table:table-cell office:value-type="float" office:value="51.4916201117318" calcext:value-type="float">
            <text:p>51.4916201117318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string" calcext:value-type="string">
            <text:p>Confirmado</text:p>
          </table:table-cell>
          <table:table-cell office:value-type="float" office:value="298" calcext:value-type="float">
            <text:p>298</text:p>
          </table:table-cell>
          <table:table-cell office:value-type="float" office:value="1144" calcext:value-type="float">
            <text:p>1144</text:p>
          </table:table-cell>
          <table:table-cell table:formula="of:=[.C112]+[.E111]" office:value-type="float" office:value="75899" calcext:value-type="float">
            <text:p>75899</text:p>
          </table:table-cell>
          <table:table-cell office:value-type="float" office:value="46676" calcext:value-type="float">
            <text:p>46676</text:p>
          </table:table-cell>
          <table:table-cell table:formula="of:=[.G111]+[.H112]" office:value-type="float" office:value="9730" calcext:value-type="float">
            <text:p>9730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131" calcext:value-type="float">
            <text:p>1131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12]-[.F112]-[.G112]" office:value-type="float" office:value="19493" calcext:value-type="float">
            <text:p>19493</text:p>
          </table:table-cell>
          <table:table-cell table:formula="of:=MAX([.S112]-[.K112];0)" office:value-type="float" office:value="18944" calcext:value-type="float">
            <text:p>18944</text:p>
          </table:table-cell>
          <table:table-cell table:formula="of:=[.K112]/[.S98]" office:value-type="float" office:value="0.0194377566916867" calcext:value-type="float">
            <text:p>0.019437756691687</text:p>
          </table:table-cell>
          <table:table-cell table:formula="of:=[.G112]/[.E98]" office:value-type="float" office:value="0.136572904384931" calcext:value-type="float">
            <text:p>0.136572904384931</text:p>
          </table:table-cell>
          <table:table-cell table:formula="of:=6718903-[.Y112]-[.F112]-[.G112]" office:value-type="float" office:value="6646195.03697555" calcext:value-type="float">
            <text:p>6646195.03697555</text:p>
          </table:table-cell>
          <table:table-cell table:formula="of:=NORMINV(RAND();MAX([.T119];1);MAX(0.25*[.T119];1))" office:value-type="float" office:value="15752.9630244548" calcext:value-type="float">
            <text:p>15752.9630244548</text:p>
          </table:table-cell>
          <table:table-cell table:formula="of:=[.X112]+[.K112]" office:value-type="float" office:value="16301.9630244548" calcext:value-type="float">
            <text:p>16301.9630244548</text:p>
          </table:table-cell>
          <table:table-cell table:formula="of:=[.X112]-[.X111]" office:value-type="float" office:value="-2684.43088818738" calcext:value-type="float">
            <text:p>-2684.43088818738</text:p>
          </table:table-cell>
          <table:table-cell table:formula="of:=[.S112]-[.S111]" office:value-type="float" office:value="-869" calcext:value-type="float">
            <text:p>-869</text:p>
          </table:table-cell>
          <table:table-cell table:formula="of:=[.K112]-[.K111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14.70744791667" calcext:value-type="float">
            <text:p>1014.70744791667</text:p>
          </table:table-cell>
          <table:table-cell office:value-type="float" office:value="112.057552083333" calcext:value-type="float">
            <text:p>112.057552083333</text:p>
          </table:table-cell>
          <table:table-cell office:value-type="float" office:value="25.2497916666667" calcext:value-type="float">
            <text:p>25.2497916666667</text:p>
          </table:table-cell>
          <table:table-cell office:value-type="float" office:value="57.4344270833333" calcext:value-type="float">
            <text:p>57.4344270833333</text:p>
          </table:table-cell>
          <table:table-cell office:value-type="float" office:value="172.094727272727" calcext:value-type="float">
            <text:p>172.094727272727</text:p>
          </table:table-cell>
          <table:table-cell office:value-type="float" office:value="0.883696969696969" calcext:value-type="float">
            <text:p>0.883696969696969</text:p>
          </table:table-cell>
          <table:table-cell office:value-type="float" office:value="10.0453684210526" calcext:value-type="float">
            <text:p>10.0453684210526</text:p>
          </table:table-cell>
          <table:table-cell office:value-type="float" office:value="53.0687234042553" calcext:value-type="float">
            <text:p>53.0687234042553</text:p>
          </table:table-cell>
          <table:table-cell office:value-type="float" office:value="0.152777777777778" calcext:value-type="float">
            <text:p>0.152777777777778</text:p>
          </table:table-cell>
          <table:table-cell office:value-type="float" office:value="2.57652777777778" calcext:value-type="float">
            <text:p>2.57652777777778</text:p>
          </table:table-cell>
          <table:table-cell office:value-type="float" office:value="2.42277777777778" calcext:value-type="float">
            <text:p>2.42277777777778</text:p>
          </table:table-cell>
          <table:table-cell office:value-type="float" office:value="0.354166666666667" calcext:value-type="float">
            <text:p>0.354166666666667</text:p>
          </table:table-cell>
          <table:table-cell office:value-type="float" office:value="30.3236170212766" calcext:value-type="float">
            <text:p>30.3236170212766</text:p>
          </table:table-cell>
          <table:table-cell office:value-type="float" office:value="83.3936170212766" calcext:value-type="float">
            <text:p>83.3936170212766</text:p>
          </table:table-cell>
          <table:table-cell office:value-type="float" office:value="25.0207142857143" calcext:value-type="float">
            <text:p>25.0207142857143</text:p>
          </table:table-cell>
          <table:table-cell office:value-type="float" office:value="57.9635416666667" calcext:value-type="float">
            <text:p>57.963541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string" calcext:value-type="string">
            <text:p>Confirmado</text:p>
          </table:table-cell>
          <table:table-cell office:value-type="float" office:value="319" calcext:value-type="float">
            <text:p>319</text:p>
          </table:table-cell>
          <table:table-cell office:value-type="float" office:value="759" calcext:value-type="float">
            <text:p>759</text:p>
          </table:table-cell>
          <table:table-cell table:formula="of:=[.C113]+[.E112]" office:value-type="float" office:value="76218" calcext:value-type="float">
            <text:p>76218</text:p>
          </table:table-cell>
          <table:table-cell office:value-type="float" office:value="47435" calcext:value-type="float">
            <text:p>47435</text:p>
          </table:table-cell>
          <table:table-cell table:formula="of:=[.G112]+[.H113]" office:value-type="float" office:value="9765" calcext:value-type="float">
            <text:p>976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543" calcext:value-type="float">
            <text:p>54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13]-[.F113]-[.G113]" office:value-type="float" office:value="19018" calcext:value-type="float">
            <text:p>19018</text:p>
          </table:table-cell>
          <table:table-cell table:formula="of:=MAX([.S113]-[.K113];0)" office:value-type="float" office:value="18475" calcext:value-type="float">
            <text:p>18475</text:p>
          </table:table-cell>
          <table:table-cell table:formula="of:=[.K113]/[.S99]" office:value-type="float" office:value="0.0193431176973497" calcext:value-type="float">
            <text:p>0.01934311769735</text:p>
          </table:table-cell>
          <table:table-cell table:formula="of:=[.G113]/[.E99]" office:value-type="float" office:value="0.136415070617325" calcext:value-type="float">
            <text:p>0.136415070617325</text:p>
          </table:table-cell>
          <table:table-cell table:formula="of:=6718903-[.Y113]-[.F113]-[.G113]" office:value-type="float" office:value="6641318.00445461" calcext:value-type="float">
            <text:p>6641318.00445461</text:p>
          </table:table-cell>
          <table:table-cell table:formula="of:=NORMINV(RAND();MAX([.T120];1);MAX(0.25*[.T120];1))" office:value-type="float" office:value="19841.9955453899" calcext:value-type="float">
            <text:p>19841.9955453899</text:p>
          </table:table-cell>
          <table:table-cell table:formula="of:=[.X113]+[.K113]" office:value-type="float" office:value="20384.9955453899" calcext:value-type="float">
            <text:p>20384.9955453899</text:p>
          </table:table-cell>
          <table:table-cell table:formula="of:=[.X113]-[.X112]" office:value-type="float" office:value="4089.03252093503" calcext:value-type="float">
            <text:p>4089.03252093503</text:p>
          </table:table-cell>
          <table:table-cell table:formula="of:=[.S113]-[.S112]" office:value-type="float" office:value="-475" calcext:value-type="float">
            <text:p>-475</text:p>
          </table:table-cell>
          <table:table-cell table:formula="of:=[.K113]-[.K112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6.41743455497" calcext:value-type="float">
            <text:p>1016.41743455497</text:p>
          </table:table-cell>
          <table:table-cell office:value-type="float" office:value="112.326230366492" calcext:value-type="float">
            <text:p>112.326230366492</text:p>
          </table:table-cell>
          <table:table-cell office:value-type="float" office:value="25.3332460732984" calcext:value-type="float">
            <text:p>25.3332460732984</text:p>
          </table:table-cell>
          <table:table-cell office:value-type="float" office:value="71.7216483516484" calcext:value-type="float">
            <text:p>71.7216483516484</text:p>
          </table:table-cell>
          <table:table-cell office:value-type="float" office:value="185.199879518072" calcext:value-type="float">
            <text:p>185.199879518072</text:p>
          </table:table-cell>
          <table:table-cell office:value-type="float" office:value="1.34740963855422" calcext:value-type="float">
            <text:p>1.34740963855422</text:p>
          </table:table-cell>
          <table:table-cell office:value-type="float" office:value="3.15425531914894" calcext:value-type="float">
            <text:p>3.15425531914894</text:p>
          </table:table-cell>
          <table:table-cell office:value-type="float" office:value="29.1904347826087" calcext:value-type="float">
            <text:p>29.1904347826087</text:p>
          </table:table-cell>
          <table:table-cell office:value-type="float" office:value="0.087323943661972" calcext:value-type="float">
            <text:p>0.087323943661972</text:p>
          </table:table-cell>
          <table:table-cell office:value-type="float" office:value="2.34492957746479" calcext:value-type="float">
            <text:p>2.34492957746479</text:p>
          </table:table-cell>
          <table:table-cell office:value-type="float" office:value="2.25845070422535" calcext:value-type="float">
            <text:p>2.25845070422535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.8247826086956" calcext:value-type="float">
            <text:p>18.8247826086956</text:p>
          </table:table-cell>
          <table:table-cell office:value-type="float" office:value="48.0110869565217" calcext:value-type="float">
            <text:p>48.0110869565217</text:p>
          </table:table-cell>
          <table:table-cell office:value-type="float" office:value="42.0952" calcext:value-type="float">
            <text:p>42.0952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string" calcext:value-type="string">
            <text:p>Confirmado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table:formula="of:=[.C114]+[.E113]" office:value-type="float" office:value="76430" calcext:value-type="float">
            <text:p>76430</text:p>
          </table:table-cell>
          <table:table-cell office:value-type="float" office:value="47601" calcext:value-type="float">
            <text:p>47601</text:p>
          </table:table-cell>
          <table:table-cell table:formula="of:=[.G113]+[.H114]" office:value-type="float" office:value="9786" calcext:value-type="float">
            <text:p>9786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737" calcext:value-type="float">
            <text:p>737</text:p>
          </table:table-cell>
          <table:table-cell office:value-type="float" office:value="526" calcext:value-type="float">
            <text:p>52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14]-[.F114]-[.G114]" office:value-type="float" office:value="19043" calcext:value-type="float">
            <text:p>19043</text:p>
          </table:table-cell>
          <table:table-cell table:formula="of:=MAX([.S114]-[.K114];0)" office:value-type="float" office:value="18517" calcext:value-type="float">
            <text:p>18517</text:p>
          </table:table-cell>
          <table:table-cell table:formula="of:=[.K114]/[.S100]" office:value-type="float" office:value="0.0187475496311081" calcext:value-type="float">
            <text:p>0.018747549631108</text:p>
          </table:table-cell>
          <table:table-cell table:formula="of:=[.G114]/[.E100]" office:value-type="float" office:value="0.136071637142301" calcext:value-type="float">
            <text:p>0.136071637142301</text:p>
          </table:table-cell>
          <table:table-cell table:formula="of:=6718903-[.Y114]-[.F114]-[.G114]" office:value-type="float" office:value="6643728.15838725" calcext:value-type="float">
            <text:p>6643728.15838725</text:p>
          </table:table-cell>
          <table:table-cell table:formula="of:=NORMINV(RAND();MAX([.T121];1);MAX(0.25*[.T121];1))" office:value-type="float" office:value="17261.8416127515" calcext:value-type="float">
            <text:p>17261.8416127515</text:p>
          </table:table-cell>
          <table:table-cell table:formula="of:=[.X114]+[.K114]" office:value-type="float" office:value="17787.8416127515" calcext:value-type="float">
            <text:p>17787.8416127515</text:p>
          </table:table-cell>
          <table:table-cell table:formula="of:=[.X114]-[.X113]" office:value-type="float" office:value="-2580.15393263839" calcext:value-type="float">
            <text:p>-2580.15393263839</text:p>
          </table:table-cell>
          <table:table-cell table:formula="of:=[.S114]-[.S113]" office:value-type="float" office:value="25" calcext:value-type="float">
            <text:p>25</text:p>
          </table:table-cell>
          <table:table-cell table:formula="of:=[.K114]-[.K113]" office:value-type="float" office:value="-17" calcext:value-type="float">
            <text:p>-17</text:p>
          </table:table-cell>
          <table:table-cell office:value-type="float" office:value="0.027777777777778" calcext:value-type="float">
            <text:p>0.027777777777778</text:p>
          </table:table-cell>
          <table:table-cell office:value-type="float" office:value="1014.71816666667" calcext:value-type="float">
            <text:p>1014.71816666667</text:p>
          </table:table-cell>
          <table:table-cell office:value-type="float" office:value="101.622388888889" calcext:value-type="float">
            <text:p>101.622388888889</text:p>
          </table:table-cell>
          <table:table-cell office:value-type="float" office:value="23.6077222222222" calcext:value-type="float">
            <text:p>23.6077222222222</text:p>
          </table:table-cell>
          <table:table-cell office:value-type="float" office:value="81.2066853932584" calcext:value-type="float">
            <text:p>81.2066853932584</text:p>
          </table:table-cell>
          <table:table-cell office:value-type="float" office:value="173.030426829268" calcext:value-type="float">
            <text:p>173.030426829268</text:p>
          </table:table-cell>
          <table:table-cell office:value-type="float" office:value="1.27469512195122" calcext:value-type="float">
            <text:p>1.27469512195122</text:p>
          </table:table-cell>
          <table:table-cell office:value-type="float" office:value="6.6510989010989" calcext:value-type="float">
            <text:p>6.6510989010989</text:p>
          </table:table-cell>
          <table:table-cell office:value-type="float" office:value="24.1367441860465" calcext:value-type="float">
            <text:p>24.1367441860465</text:p>
          </table:table-cell>
          <table:table-cell office:value-type="float" office:value="0.057042253521127" calcext:value-type="float">
            <text:p>0.057042253521127</text:p>
          </table:table-cell>
          <table:table-cell office:value-type="float" office:value="2.22295774647887" calcext:value-type="float">
            <text:p>2.22295774647887</text:p>
          </table:table-cell>
          <table:table-cell office:value-type="float" office:value="2.16591549295775" calcext:value-type="float">
            <text:p>2.16591549295775</text:p>
          </table:table-cell>
          <table:table-cell office:value-type="float" office:value="0.20609756097561" calcext:value-type="float">
            <text:p>0.20609756097561</text:p>
          </table:table-cell>
          <table:table-cell office:value-type="float" office:value="6.75325581395349" calcext:value-type="float">
            <text:p>6.75325581395349</text:p>
          </table:table-cell>
          <table:table-cell office:value-type="float" office:value="30.8893023255814" calcext:value-type="float">
            <text:p>30.8893023255814</text:p>
          </table:table-cell>
          <table:table-cell office:value-type="float" office:value="42.4250289017341" calcext:value-type="float">
            <text:p>42.4250289017341</text:p>
          </table:table-cell>
          <table:table-cell office:value-type="float" office:value="34.5511363636364" calcext:value-type="float">
            <text:p>34.5511363636364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4" calcext:value-type="float">
            <text:p>-54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string" calcext:value-type="string">
            <text:p>Confirmado</text:p>
          </table:table-cell>
          <table:table-cell office:value-type="float" office:value="294" calcext:value-type="float">
            <text:p>294</text:p>
          </table:table-cell>
          <table:table-cell office:value-type="float" office:value="647" calcext:value-type="float">
            <text:p>647</text:p>
          </table:table-cell>
          <table:table-cell table:formula="of:=[.C115]+[.E114]" office:value-type="float" office:value="76724" calcext:value-type="float">
            <text:p>76724</text:p>
          </table:table-cell>
          <table:table-cell office:value-type="float" office:value="48248" calcext:value-type="float">
            <text:p>48248</text:p>
          </table:table-cell>
          <table:table-cell table:formula="of:=[.G114]+[.H115]" office:value-type="float" office:value="9805" calcext:value-type="float">
            <text:p>9805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15]-[.F115]-[.G115]" office:value-type="float" office:value="18671" calcext:value-type="float">
            <text:p>18671</text:p>
          </table:table-cell>
          <table:table-cell table:formula="of:=MAX([.S115]-[.K115];0)" office:value-type="float" office:value="18158" calcext:value-type="float">
            <text:p>18158</text:p>
          </table:table-cell>
          <table:table-cell table:formula="of:=[.K115]/[.S101]" office:value-type="float" office:value="0.0187698949910358" calcext:value-type="float">
            <text:p>0.018769894991036</text:p>
          </table:table-cell>
          <table:table-cell table:formula="of:=[.G115]/[.E101]" office:value-type="float" office:value="0.135952080531329" calcext:value-type="float">
            <text:p>0.135952080531329</text:p>
          </table:table-cell>
          <table:table-cell table:formula="of:=6718903-[.Y115]-[.F115]-[.G115]" office:value-type="float" office:value="6647091.57125852" calcext:value-type="float">
            <text:p>6647091.57125852</text:p>
          </table:table-cell>
          <table:table-cell table:formula="of:=NORMINV(RAND();MAX([.T122];1);MAX(0.25*[.T122];1))" office:value-type="float" office:value="13245.4287414799" calcext:value-type="float">
            <text:p>13245.4287414799</text:p>
          </table:table-cell>
          <table:table-cell table:formula="of:=[.X115]+[.K115]" office:value-type="float" office:value="13758.4287414799" calcext:value-type="float">
            <text:p>13758.4287414799</text:p>
          </table:table-cell>
          <table:table-cell table:formula="of:=[.X115]-[.X114]" office:value-type="float" office:value="-4016.41287127155" calcext:value-type="float">
            <text:p>-4016.41287127155</text:p>
          </table:table-cell>
          <table:table-cell table:formula="of:=[.S115]-[.S114]" office:value-type="float" office:value="-372" calcext:value-type="float">
            <text:p>-372</text:p>
          </table:table-cell>
          <table:table-cell table:formula="of:=[.K115]-[.K114]" office:value-type="float" office:value="-13" calcext:value-type="float">
            <text:p>-13</text:p>
          </table:table-cell>
          <table:table-cell office:value-type="float" office:value="0.033519553072626" calcext:value-type="float">
            <text:p>0.033519553072626</text:p>
          </table:table-cell>
          <table:table-cell office:value-type="float" office:value="1020.53793296089" calcext:value-type="float">
            <text:p>1020.53793296089</text:p>
          </table:table-cell>
          <table:table-cell office:value-type="float" office:value="76.6294413407821" calcext:value-type="float">
            <text:p>76.6294413407821</text:p>
          </table:table-cell>
          <table:table-cell office:value-type="float" office:value="21.5984916201117" calcext:value-type="float">
            <text:p>21.5984916201117</text:p>
          </table:table-cell>
          <table:table-cell office:value-type="float" office:value="82.2817045454545" calcext:value-type="float">
            <text:p>82.2817045454545</text:p>
          </table:table-cell>
          <table:table-cell office:value-type="float" office:value="200.354431137725" calcext:value-type="float">
            <text:p>200.354431137725</text:p>
          </table:table-cell>
          <table:table-cell office:value-type="float" office:value="1.02892215568862" calcext:value-type="float">
            <text:p>1.02892215568862</text:p>
          </table:table-cell>
          <table:table-cell office:value-type="float" office:value="6.29845070422535" calcext:value-type="float">
            <text:p>6.29845070422535</text:p>
          </table:table-cell>
          <table:table-cell office:value-type="float" office:value="19.0991489361702" calcext:value-type="float">
            <text:p>19.0991489361702</text:p>
          </table:table-cell>
          <table:table-cell office:value-type="float" office:value="0.055138888888889" calcext:value-type="float">
            <text:p>0.055138888888889</text:p>
          </table:table-cell>
          <table:table-cell office:value-type="float" office:value="2.25916666666667" calcext:value-type="float">
            <text:p>2.25916666666667</text:p>
          </table:table-cell>
          <table:table-cell office:value-type="float" office:value="2.20305555555556" calcext:value-type="float">
            <text:p>2.20305555555556</text:p>
          </table:table-cell>
          <table:table-cell office:value-type="float" office:value="0.176071428571429" calcext:value-type="float">
            <text:p>0.176071428571429</text:p>
          </table:table-cell>
          <table:table-cell office:value-type="float" office:value="5.29148936170213" calcext:value-type="float">
            <text:p>5.29148936170213</text:p>
          </table:table-cell>
          <table:table-cell office:value-type="float" office:value="24.3893617021277" calcext:value-type="float">
            <text:p>24.3893617021277</text:p>
          </table:table-cell>
          <table:table-cell office:value-type="float" office:value="40.9720238095238" calcext:value-type="float">
            <text:p>40.9720238095238</text:p>
          </table:table-cell>
          <table:table-cell office:value-type="float" office:value="20.2022471910112" calcext:value-type="float">
            <text:p>20.2022471910112</text:p>
          </table:table-cell>
          <table:table-cell office:value-type="float" office:value="11.7391304347826" calcext:value-type="float">
            <text:p>11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61" calcext:value-type="float">
            <text:p>-61</text:p>
          </table:table-cell>
          <table:table-cell office:value-type="float" office:value="-13" calcext:value-type="float">
            <text:p>-13</text:p>
          </table:table-cell>
          <table:table-cell office:value-type="float" office:value="-70" calcext:value-type="float">
            <text:p>-70</text:p>
          </table:table-cell>
          <table:table-cell office:value-type="float" office:value="-49" calcext:value-type="float">
            <text:p>-49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string" calcext:value-type="string">
            <text:p>Confirmado</text:p>
          </table:table-cell>
          <table:table-cell office:value-type="float" office:value="342" calcext:value-type="float">
            <text:p>342</text:p>
          </table:table-cell>
          <table:table-cell office:value-type="float" office:value="552" calcext:value-type="float">
            <text:p>552</text:p>
          </table:table-cell>
          <table:table-cell table:formula="of:=[.C116]+[.E115]" office:value-type="float" office:value="77066" calcext:value-type="float">
            <text:p>77066</text:p>
          </table:table-cell>
          <table:table-cell office:value-type="float" office:value="48800" calcext:value-type="float">
            <text:p>48800</text:p>
          </table:table-cell>
          <table:table-cell table:formula="of:=[.G115]+[.H116]" office:value-type="float" office:value="9838" calcext:value-type="float">
            <text:p>983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776" calcext:value-type="float">
            <text:p>776</text:p>
          </table:table-cell>
          <table:table-cell office:value-type="float" office:value="523" calcext:value-type="float">
            <text:p>52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6]-[.F116]-[.G116]" office:value-type="float" office:value="18428" calcext:value-type="float">
            <text:p>18428</text:p>
          </table:table-cell>
          <table:table-cell table:formula="of:=MAX([.S116]-[.K116];0)" office:value-type="float" office:value="17905" calcext:value-type="float">
            <text:p>17905</text:p>
          </table:table-cell>
          <table:table-cell table:formula="of:=[.K116]/[.S102]" office:value-type="float" office:value="0.0189815990999165" calcext:value-type="float">
            <text:p>0.018981599099917</text:p>
          </table:table-cell>
          <table:table-cell table:formula="of:=[.G116]/[.E102]" office:value-type="float" office:value="0.135233958321878" calcext:value-type="float">
            <text:p>0.135233958321878</text:p>
          </table:table-cell>
          <table:table-cell table:formula="of:=6718903-[.Y116]-[.F116]-[.G116]" office:value-type="float" office:value="6637550.7302393" calcext:value-type="float">
            <text:p>6637550.7302393</text:p>
          </table:table-cell>
          <table:table-cell table:formula="of:=NORMINV(RAND();MAX([.T123];1);MAX(0.25*[.T123];1))" office:value-type="float" office:value="22191.2697607027" calcext:value-type="float">
            <text:p>22191.2697607027</text:p>
          </table:table-cell>
          <table:table-cell table:formula="of:=[.X116]+[.K116]" office:value-type="float" office:value="22714.2697607027" calcext:value-type="float">
            <text:p>22714.2697607027</text:p>
          </table:table-cell>
          <table:table-cell table:formula="of:=[.X116]-[.X115]" office:value-type="float" office:value="8945.8410192228" calcext:value-type="float">
            <text:p>8945.8410192228</text:p>
          </table:table-cell>
          <table:table-cell table:formula="of:=[.S116]-[.S115]" office:value-type="float" office:value="-243" calcext:value-type="float">
            <text:p>-243</text:p>
          </table:table-cell>
          <table:table-cell table:formula="of:=[.K116]-[.K115]" office:value-type="float" office:value="10" calcext:value-type="float">
            <text:p>10</text:p>
          </table:table-cell>
          <table:table-cell office:value-type="float" office:value="0.197916666666667" calcext:value-type="float">
            <text:p>0.197916666666667</text:p>
          </table:table-cell>
          <table:table-cell office:value-type="float" office:value="1022.121875" calcext:value-type="float">
            <text:p>1022.121875</text:p>
          </table:table-cell>
          <table:table-cell office:value-type="float" office:value="88.6442708333334" calcext:value-type="float">
            <text:p>88.6442708333334</text:p>
          </table:table-cell>
          <table:table-cell office:value-type="float" office:value="21.42140625" calcext:value-type="float">
            <text:p>21.42140625</text:p>
          </table:table-cell>
          <table:table-cell office:value-type="float" office:value="82.3289444444444" calcext:value-type="float">
            <text:p>82.3289444444444</text:p>
          </table:table-cell>
          <table:table-cell office:value-type="float" office:value="148.900714285714" calcext:value-type="float">
            <text:p>148.900714285714</text:p>
          </table:table-cell>
          <table:table-cell office:value-type="float" office:value="1.22113095238095" calcext:value-type="float">
            <text:p>1.22113095238095</text:p>
          </table:table-cell>
          <table:table-cell office:value-type="float" office:value="4.11623529411765" calcext:value-type="float">
            <text:p>4.11623529411765</text:p>
          </table:table-cell>
          <table:table-cell office:value-type="float" office:value="20.1088636363636" calcext:value-type="float">
            <text:p>20.1088636363636</text:p>
          </table:table-cell>
          <table:table-cell office:value-type="float" office:value="0.045277777777778" calcext:value-type="float">
            <text:p>0.045277777777778</text:p>
          </table:table-cell>
          <table:table-cell office:value-type="float" office:value="2.15013888888889" calcext:value-type="float">
            <text:p>2.15013888888889</text:p>
          </table:table-cell>
          <table:table-cell office:value-type="float" office:value="2.10430555555556" calcext:value-type="float">
            <text:p>2.10430555555556</text:p>
          </table:table-cell>
          <table:table-cell office:value-type="float" office:value="0.142261904761905" calcext:value-type="float">
            <text:p>0.142261904761905</text:p>
          </table:table-cell>
          <table:table-cell office:value-type="float" office:value="5.76636363636364" calcext:value-type="float">
            <text:p>5.76636363636364</text:p>
          </table:table-cell>
          <table:table-cell office:value-type="float" office:value="25.8665909090909" calcext:value-type="float">
            <text:p>25.8665909090909</text:p>
          </table:table-cell>
          <table:table-cell office:value-type="float" office:value="38.9442857142857" calcext:value-type="float">
            <text:p>38.9442857142857</text:p>
          </table:table-cell>
          <table:table-cell office:value-type="float" office:value="17" calcext:value-type="float">
            <text:p>17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9" calcext:value-type="float">
            <text:p>-9</text:p>
          </table:table-cell>
          <table:table-cell office:value-type="float" office:value="-63" calcext:value-type="float">
            <text:p>-63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string" calcext:value-type="string">
            <text:p>Confirmado</text:p>
          </table:table-cell>
          <table:table-cell office:value-type="float" office:value="296" calcext:value-type="float">
            <text:p>296</text:p>
          </table:table-cell>
          <table:table-cell office:value-type="float" office:value="511" calcext:value-type="float">
            <text:p>511</text:p>
          </table:table-cell>
          <table:table-cell table:formula="of:=[.C117]+[.E116]" office:value-type="float" office:value="77362" calcext:value-type="float">
            <text:p>77362</text:p>
          </table:table-cell>
          <table:table-cell office:value-type="float" office:value="49311" calcext:value-type="float">
            <text:p>49311</text:p>
          </table:table-cell>
          <table:table-cell table:formula="of:=[.G116]+[.H117]" office:value-type="float" office:value="9859" calcext:value-type="float">
            <text:p>9859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524" calcext:value-type="float">
            <text:p>52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17]-[.F117]-[.G117]" office:value-type="float" office:value="18192" calcext:value-type="float">
            <text:p>18192</text:p>
          </table:table-cell>
          <table:table-cell table:formula="of:=MAX([.S117]-[.K117];0)" office:value-type="float" office:value="17668" calcext:value-type="float">
            <text:p>17668</text:p>
          </table:table-cell>
          <table:table-cell table:formula="of:=[.K117]/[.S103]" office:value-type="float" office:value="0.0199383585099502" calcext:value-type="float">
            <text:p>0.01993835850995</text:p>
          </table:table-cell>
          <table:table-cell table:formula="of:=[.G117]/[.E103]" office:value-type="float" office:value="0.134838683206368" calcext:value-type="float">
            <text:p>0.134838683206368</text:p>
          </table:table-cell>
          <table:table-cell table:formula="of:=6718903-[.Y117]-[.F117]-[.G117]" office:value-type="float" office:value="6634251.58628246" calcext:value-type="float">
            <text:p>6634251.58628246</text:p>
          </table:table-cell>
          <table:table-cell table:formula="of:=NORMINV(RAND();MAX([.T124];1);MAX(0.25*[.T124];1))" office:value-type="float" office:value="24957.4137175433" calcext:value-type="float">
            <text:p>24957.4137175433</text:p>
          </table:table-cell>
          <table:table-cell table:formula="of:=[.X117]+[.K117]" office:value-type="float" office:value="25481.4137175433" calcext:value-type="float">
            <text:p>25481.4137175433</text:p>
          </table:table-cell>
          <table:table-cell table:formula="of:=[.X117]-[.X116]" office:value-type="float" office:value="2766.14395684052" calcext:value-type="float">
            <text:p>2766.14395684052</text:p>
          </table:table-cell>
          <table:table-cell table:formula="of:=[.S117]-[.S116]" office:value-type="float" office:value="-236" calcext:value-type="float">
            <text:p>-236</text:p>
          </table:table-cell>
          <table:table-cell table:formula="of:=[.K117]-[.K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43901041667" calcext:value-type="float">
            <text:p>1014.43901041667</text:p>
          </table:table-cell>
          <table:table-cell office:value-type="float" office:value="112.006302083333" calcext:value-type="float">
            <text:p>112.006302083333</text:p>
          </table:table-cell>
          <table:table-cell office:value-type="float" office:value="23.8008854166667" calcext:value-type="float">
            <text:p>23.8008854166667</text:p>
          </table:table-cell>
          <table:table-cell office:value-type="float" office:value="69.3318181818182" calcext:value-type="float">
            <text:p>69.3318181818182</text:p>
          </table:table-cell>
          <table:table-cell office:value-type="float" office:value="135.821309523809" calcext:value-type="float">
            <text:p>135.821309523809</text:p>
          </table:table-cell>
          <table:table-cell office:value-type="float" office:value="1.0672619047619" calcext:value-type="float">
            <text:p>1.0672619047619</text:p>
          </table:table-cell>
          <table:table-cell office:value-type="float" office:value="9.32042105263158" calcext:value-type="float">
            <text:p>9.32042105263158</text:p>
          </table:table-cell>
          <table:table-cell office:value-type="float" office:value="31.7053333333333" calcext:value-type="float">
            <text:p>31.7053333333333</text:p>
          </table:table-cell>
          <table:table-cell office:value-type="float" office:value="0.087605633802817" calcext:value-type="float">
            <text:p>0.087605633802817</text:p>
          </table:table-cell>
          <table:table-cell office:value-type="float" office:value="2.31746478873239" calcext:value-type="float">
            <text:p>2.31746478873239</text:p>
          </table:table-cell>
          <table:table-cell office:value-type="float" office:value="2.22887323943662" calcext:value-type="float">
            <text:p>2.22887323943662</text:p>
          </table:table-cell>
          <table:table-cell office:value-type="float" office:value="0.23059880239521" calcext:value-type="float">
            <text:p>0.23059880239521</text:p>
          </table:table-cell>
          <table:table-cell office:value-type="float" office:value="11.228" calcext:value-type="float">
            <text:p>11.228</text:p>
          </table:table-cell>
          <table:table-cell office:value-type="float" office:value="42.9277777777778" calcext:value-type="float">
            <text:p>42.9277777777778</text:p>
          </table:table-cell>
          <table:table-cell office:value-type="float" office:value="24.4091071428571" calcext:value-type="float">
            <text:p>24.4091071428571</text:p>
          </table:table-cell>
          <table:table-cell office:value-type="float" office:value="25.15625" calcext:value-type="float">
            <text:p>25.15625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45" calcext:value-type="float">
            <text:p>-45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string" calcext:value-type="string">
            <text:p>Confirmado</text:p>
          </table:table-cell>
          <table:table-cell office:value-type="float" office:value="733" calcext:value-type="float">
            <text:p>733</text:p>
          </table:table-cell>
          <table:table-cell office:value-type="float" office:value="779" calcext:value-type="float">
            <text:p>779</text:p>
          </table:table-cell>
          <table:table-cell table:formula="of:=[.C118]+[.E117]" office:value-type="float" office:value="78095" calcext:value-type="float">
            <text:p>78095</text:p>
          </table:table-cell>
          <table:table-cell office:value-type="float" office:value="50090" calcext:value-type="float">
            <text:p>50090</text:p>
          </table:table-cell>
          <table:table-cell table:formula="of:=[.G117]+[.H118]" office:value-type="float" office:value="9897" calcext:value-type="float">
            <text:p>9897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office:value-type="float" office:value="516" calcext:value-type="float">
            <text:p>516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462" calcext:value-type="float">
            <text:p>146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18]-[.F118]-[.G118]" office:value-type="float" office:value="18108" calcext:value-type="float">
            <text:p>18108</text:p>
          </table:table-cell>
          <table:table-cell table:formula="of:=MAX([.S118]-[.K118];0)" office:value-type="float" office:value="17592" calcext:value-type="float">
            <text:p>17592</text:p>
          </table:table-cell>
          <table:table-cell table:formula="of:=[.K118]/[.S104]" office:value-type="float" office:value="0.0200958055847646" calcext:value-type="float">
            <text:p>0.020095805584765</text:p>
          </table:table-cell>
          <table:table-cell table:formula="of:=[.G118]/[.E104]" office:value-type="float" office:value="0.134827327838703" calcext:value-type="float">
            <text:p>0.134827327838703</text:p>
          </table:table-cell>
          <table:table-cell table:formula="of:=6718903-[.Y118]-[.F118]-[.G118]" office:value-type="float" office:value="6643917.03708791" calcext:value-type="float">
            <text:p>6643917.03708791</text:p>
          </table:table-cell>
          <table:table-cell table:formula="of:=NORMINV(RAND();MAX([.T125];1);MAX(0.25*[.T125];1))" office:value-type="float" office:value="14482.9629120941" calcext:value-type="float">
            <text:p>14482.9629120941</text:p>
          </table:table-cell>
          <table:table-cell table:formula="of:=[.X118]+[.K118]" office:value-type="float" office:value="14998.9629120941" calcext:value-type="float">
            <text:p>14998.9629120941</text:p>
          </table:table-cell>
          <table:table-cell table:formula="of:=[.X118]-[.X117]" office:value-type="float" office:value="-10474.4508054492" calcext:value-type="float">
            <text:p>-10474.4508054492</text:p>
          </table:table-cell>
          <table:table-cell table:formula="of:=[.S118]-[.S117]" office:value-type="float" office:value="-84" calcext:value-type="float">
            <text:p>-84</text:p>
          </table:table-cell>
          <table:table-cell table:formula="of:=[.K118]-[.K117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45" calcext:value-type="float">
            <text:p>-45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string" calcext:value-type="string">
            <text:p>Confirmado</text:p>
          </table:table-cell>
          <table:table-cell office:value-type="float" office:value="360" calcext:value-type="float">
            <text:p>360</text:p>
          </table:table-cell>
          <table:table-cell office:value-type="float" office:value="955" calcext:value-type="float">
            <text:p>955</text:p>
          </table:table-cell>
          <table:table-cell table:formula="of:=[.C119]+[.E118]" office:value-type="float" office:value="78455" calcext:value-type="float">
            <text:p>78455</text:p>
          </table:table-cell>
          <table:table-cell office:value-type="float" office:value="51045" calcext:value-type="float">
            <text:p>51045</text:p>
          </table:table-cell>
          <table:table-cell table:formula="of:=[.G118]+[.H119]" office:value-type="float" office:value="9925" calcext:value-type="float">
            <text:p>992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office:value-type="float" office:value="525" calcext:value-type="float">
            <text:p>52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466" calcext:value-type="float">
            <text:p>14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E119]-[.F119]-[.G119]" office:value-type="float" office:value="17485" calcext:value-type="float">
            <text:p>17485</text:p>
          </table:table-cell>
          <table:table-cell table:formula="of:=MAX([.S119]-[.K119];0)" office:value-type="float" office:value="16960" calcext:value-type="float">
            <text:p>16960</text:p>
          </table:table-cell>
          <table:table-cell table:formula="of:=[.K119]/[.S105]" office:value-type="float" office:value="0.0213267254336434" calcext:value-type="float">
            <text:p>0.021326725433644</text:p>
          </table:table-cell>
          <table:table-cell table:formula="of:=[.G119]/[.E105]" office:value-type="float" office:value="0.134658435655654" calcext:value-type="float">
            <text:p>0.134658435655654</text:p>
          </table:table-cell>
          <table:table-cell table:formula="of:=6718903-[.Y119]-[.F119]-[.G119]" office:value-type="float" office:value="6641031.89026046" calcext:value-type="float">
            <text:p>6641031.89026046</text:p>
          </table:table-cell>
          <table:table-cell table:formula="of:=NORMINV(RAND();MAX([.T126];1);MAX(0.25*[.T126];1))" office:value-type="float" office:value="16376.1097395439" calcext:value-type="float">
            <text:p>16376.1097395439</text:p>
          </table:table-cell>
          <table:table-cell table:formula="of:=[.X119]+[.K119]" office:value-type="float" office:value="16901.1097395439" calcext:value-type="float">
            <text:p>16901.1097395439</text:p>
          </table:table-cell>
          <table:table-cell table:formula="of:=[.X119]-[.X118]" office:value-type="float" office:value="1893.14682744977" calcext:value-type="float">
            <text:p>1893.14682744977</text:p>
          </table:table-cell>
          <table:table-cell table:formula="of:=[.S119]-[.S118]" office:value-type="float" office:value="-623" calcext:value-type="float">
            <text:p>-623</text:p>
          </table:table-cell>
          <table:table-cell table:formula="of:=[.K119]-[.K118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4" calcext:value-type="float">
            <text:p>-44</text:p>
          </table:table-cell>
          <table:table-cell office:value-type="float" office:value="2" calcext:value-type="float">
            <text:p>2</text:p>
          </table:table-cell>
          <table:table-cell office:value-type="float" office:value="-55" calcext:value-type="float">
            <text:p>-55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string" calcext:value-type="string">
            <text:p>Confirmado</text:p>
          </table:table-cell>
          <table:table-cell office:value-type="float" office:value="743" calcext:value-type="float">
            <text:p>743</text:p>
          </table:table-cell>
          <table:table-cell office:value-type="float" office:value="891" calcext:value-type="float">
            <text:p>891</text:p>
          </table:table-cell>
          <table:table-cell table:formula="of:=[.C120]+[.E119]" office:value-type="float" office:value="79198" calcext:value-type="float">
            <text:p>79198</text:p>
          </table:table-cell>
          <table:table-cell office:value-type="float" office:value="51449" calcext:value-type="float">
            <text:p>51449</text:p>
          </table:table-cell>
          <table:table-cell table:formula="of:=[.G119]+[.H120]" office:value-type="float" office:value="9959" calcext:value-type="float">
            <text:p>9959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20]-[.F120]-[.G120]" office:value-type="float" office:value="17790" calcext:value-type="float">
            <text:p>17790</text:p>
          </table:table-cell>
          <table:table-cell table:formula="of:=MAX([.S120]-[.K120];0)" office:value-type="float" office:value="17275" calcext:value-type="float">
            <text:p>17275</text:p>
          </table:table-cell>
          <table:table-cell table:formula="of:=[.K120]/[.S106]" office:value-type="float" office:value="0.0222847252271744" calcext:value-type="float">
            <text:p>0.022284725227174</text:p>
          </table:table-cell>
          <table:table-cell table:formula="of:=[.G120]/[.E106]" office:value-type="float" office:value="0.134513824168997" calcext:value-type="float">
            <text:p>0.134513824168997</text:p>
          </table:table-cell>
          <table:table-cell table:formula="of:=6718903-[.Y120]-[.F120]-[.G120]" office:value-type="float" office:value="6643810.07080667" calcext:value-type="float">
            <text:p>6643810.07080667</text:p>
          </table:table-cell>
          <table:table-cell table:formula="of:=NORMINV(RAND();MAX([.T127];1);MAX(0.25*[.T127];1))" office:value-type="float" office:value="13169.9291933345" calcext:value-type="float">
            <text:p>13169.9291933345</text:p>
          </table:table-cell>
          <table:table-cell table:formula="of:=[.X120]+[.K120]" office:value-type="float" office:value="13684.9291933345" calcext:value-type="float">
            <text:p>13684.9291933345</text:p>
          </table:table-cell>
          <table:table-cell table:formula="of:=[.X120]-[.X119]" office:value-type="float" office:value="-3206.18054620936" calcext:value-type="float">
            <text:p>-3206.18054620936</text:p>
          </table:table-cell>
          <table:table-cell table:formula="of:=[.S120]-[.S119]" office:value-type="float" office:value="305" calcext:value-type="float">
            <text:p>305</text:p>
          </table:table-cell>
          <table:table-cell table:formula="of:=[.K120]-[.K119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9" calcext:value-type="float">
            <text:p>-39</text:p>
          </table:table-cell>
          <table:table-cell office:value-type="float" office:value="7" calcext:value-type="float">
            <text:p>7</text:p>
          </table:table-cell>
          <table:table-cell office:value-type="float" office:value="-52" calcext:value-type="float">
            <text:p>-52</text:p>
          </table:table-cell>
          <table:table-cell office:value-type="float" office:value="-41" calcext:value-type="float">
            <text:p>-41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string" calcext:value-type="string">
            <text:p>Confirmado</text:p>
          </table:table-cell>
          <table:table-cell office:value-type="float" office:value="212" calcext:value-type="float">
            <text:p>212</text:p>
          </table:table-cell>
          <table:table-cell office:value-type="float" office:value="489" calcext:value-type="float">
            <text:p>489</text:p>
          </table:table-cell>
          <table:table-cell table:formula="of:=[.C121]+[.E120]" office:value-type="float" office:value="79410" calcext:value-type="float">
            <text:p>79410</text:p>
          </table:table-cell>
          <table:table-cell office:value-type="float" office:value="51938" calcext:value-type="float">
            <text:p>51938</text:p>
          </table:table-cell>
          <table:table-cell table:formula="of:=[.G120]+[.H121]" office:value-type="float" office:value="9986" calcext:value-type="float">
            <text:p>9986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678" calcext:value-type="float">
            <text:p>678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21]-[.F121]-[.G121]" office:value-type="float" office:value="17486" calcext:value-type="float">
            <text:p>17486</text:p>
          </table:table-cell>
          <table:table-cell table:formula="of:=MAX([.S121]-[.K121];0)" office:value-type="float" office:value="16971" calcext:value-type="float">
            <text:p>16971</text:p>
          </table:table-cell>
          <table:table-cell table:formula="of:=[.K121]/[.S107]" office:value-type="float" office:value="0.0230425055928412" calcext:value-type="float">
            <text:p>0.023042505592841</text:p>
          </table:table-cell>
          <table:table-cell table:formula="of:=[.G121]/[.E107]" office:value-type="float" office:value="0.134115877407397" calcext:value-type="float">
            <text:p>0.134115877407397</text:p>
          </table:table-cell>
          <table:table-cell table:formula="of:=6718903-[.Y121]-[.F121]-[.G121]" office:value-type="float" office:value="6646016.74572931" calcext:value-type="float">
            <text:p>6646016.74572931</text:p>
          </table:table-cell>
          <table:table-cell table:formula="of:=NORMINV(RAND();MAX([.T128];1);MAX(0.25*[.T128];1))" office:value-type="float" office:value="10447.2542706922" calcext:value-type="float">
            <text:p>10447.2542706922</text:p>
          </table:table-cell>
          <table:table-cell table:formula="of:=[.X121]+[.K121]" office:value-type="float" office:value="10962.2542706922" calcext:value-type="float">
            <text:p>10962.2542706922</text:p>
          </table:table-cell>
          <table:table-cell table:formula="of:=[.X121]-[.X120]" office:value-type="float" office:value="-2722.67492264236" calcext:value-type="float">
            <text:p>-2722.67492264236</text:p>
          </table:table-cell>
          <table:table-cell table:formula="of:=[.S121]-[.S120]" office:value-type="float" office:value="-304" calcext:value-type="float">
            <text:p>-304</text:p>
          </table:table-cell>
          <table:table-cell table:formula="of:=[.K121]-[.K120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 office:value-type="float" office:value="-63" calcext:value-type="float">
            <text:p>-63</text:p>
          </table:table-cell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string" calcext:value-type="string">
            <text:p>Confirmado</text:p>
          </table:table-cell>
          <table:table-cell office:value-type="float" office:value="321" calcext:value-type="float">
            <text:p>321</text:p>
          </table:table-cell>
          <table:table-cell office:value-type="float" office:value="105" calcext:value-type="float">
            <text:p>105</text:p>
          </table:table-cell>
          <table:table-cell table:formula="of:=[.C122]+[.E121]" office:value-type="float" office:value="79731" calcext:value-type="float">
            <text:p>79731</text:p>
          </table:table-cell>
          <table:table-cell office:value-type="float" office:value="52043" calcext:value-type="float">
            <text:p>52043</text:p>
          </table:table-cell>
          <table:table-cell table:formula="of:=[.G121]+[.H122]" office:value-type="float" office:value="10012" calcext:value-type="float">
            <text:p>10012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485" calcext:value-type="float">
            <text:p>485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22]-[.F122]-[.G122]" office:value-type="float" office:value="17676" calcext:value-type="float">
            <text:p>17676</text:p>
          </table:table-cell>
          <table:table-cell table:formula="of:=MAX([.S122]-[.K122];0)" office:value-type="float" office:value="17191" calcext:value-type="float">
            <text:p>17191</text:p>
          </table:table-cell>
          <table:table-cell table:formula="of:=[.K122]/[.S108]" office:value-type="float" office:value="0.0221481413827747" calcext:value-type="float">
            <text:p>0.022148141382775</text:p>
          </table:table-cell>
          <table:table-cell table:formula="of:=[.G122]/[.E108]" office:value-type="float" office:value="0.13416954785452" calcext:value-type="float">
            <text:p>0.13416954785452</text:p>
          </table:table-cell>
          <table:table-cell table:formula="of:=6718903-[.Y122]-[.F122]-[.G122]" office:value-type="float" office:value="6639172.93062824" calcext:value-type="float">
            <text:p>6639172.93062824</text:p>
          </table:table-cell>
          <table:table-cell table:formula="of:=NORMINV(RAND();MAX([.T129];1);MAX(0.25*[.T129];1))" office:value-type="float" office:value="17190.0693717602" calcext:value-type="float">
            <text:p>17190.0693717602</text:p>
          </table:table-cell>
          <table:table-cell table:formula="of:=[.X122]+[.K122]" office:value-type="float" office:value="17675.0693717602" calcext:value-type="float">
            <text:p>17675.0693717602</text:p>
          </table:table-cell>
          <table:table-cell table:formula="of:=[.X122]-[.X121]" office:value-type="float" office:value="6742.81510106807" calcext:value-type="float">
            <text:p>6742.81510106807</text:p>
          </table:table-cell>
          <table:table-cell table:formula="of:=[.S122]-[.S121]" office:value-type="float" office:value="190" calcext:value-type="float">
            <text:p>190</text:p>
          </table:table-cell>
          <table:table-cell table:formula="of:=[.K122]-[.K121]" office:value-type="float" office:value="-30" calcext:value-type="float">
            <text:p>-3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8" calcext:value-type="float">
            <text:p>-48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1" calcext:value-type="float">
            <text:p>-4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string" calcext:value-type="string">
            <text:p>Confirmado</text:p>
          </table:table-cell>
          <table:table-cell office:value-type="float" office:value="438" calcext:value-type="float">
            <text:p>438</text:p>
          </table:table-cell>
          <table:table-cell office:value-type="float" office:value="455" calcext:value-type="float">
            <text:p>455</text:p>
          </table:table-cell>
          <table:table-cell table:formula="of:=[.C123]+[.E122]" office:value-type="float" office:value="80169" calcext:value-type="float">
            <text:p>80169</text:p>
          </table:table-cell>
          <table:table-cell office:value-type="float" office:value="52498" calcext:value-type="float">
            <text:p>52498</text:p>
          </table:table-cell>
          <table:table-cell table:formula="of:=[.G122]+[.H123]" office:value-type="float" office:value="10049" calcext:value-type="float">
            <text:p>10049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606" calcext:value-type="float">
            <text:p>606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23]-[.F123]-[.G123]" office:value-type="float" office:value="17622" calcext:value-type="float">
            <text:p>17622</text:p>
          </table:table-cell>
          <table:table-cell table:formula="of:=MAX([.S123]-[.K123];0)" office:value-type="float" office:value="17107" calcext:value-type="float">
            <text:p>17107</text:p>
          </table:table-cell>
          <table:table-cell table:formula="of:=[.K123]/[.S109]" office:value-type="float" office:value="0.0237261586658067" calcext:value-type="float">
            <text:p>0.023726158665807</text:p>
          </table:table-cell>
          <table:table-cell table:formula="of:=[.G123]/[.E109]" office:value-type="float" office:value="0.134090363214219" calcext:value-type="float">
            <text:p>0.134090363214219</text:p>
          </table:table-cell>
          <table:table-cell table:formula="of:=6718903-[.Y123]-[.F123]-[.G123]" office:value-type="float" office:value="6643766.95599199" calcext:value-type="float">
            <text:p>6643766.95599199</text:p>
          </table:table-cell>
          <table:table-cell table:formula="of:=NORMINV(RAND();MAX([.T130];1);MAX(0.25*[.T130];1))" office:value-type="float" office:value="12074.0440080076" calcext:value-type="float">
            <text:p>12074.0440080076</text:p>
          </table:table-cell>
          <table:table-cell table:formula="of:=[.X123]+[.K123]" office:value-type="float" office:value="12589.0440080076" calcext:value-type="float">
            <text:p>12589.0440080076</text:p>
          </table:table-cell>
          <table:table-cell table:formula="of:=[.X123]-[.X122]" office:value-type="float" office:value="-5116.02536375264" calcext:value-type="float">
            <text:p>-5116.02536375264</text:p>
          </table:table-cell>
          <table:table-cell table:formula="of:=[.S123]-[.S122]" office:value-type="float" office:value="-54" calcext:value-type="float">
            <text:p>-54</text:p>
          </table:table-cell>
          <table:table-cell table:formula="of:=[.K123]-[.K122]" office:value-type="float" office:value="30" calcext:value-type="float">
            <text:p>3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string" calcext:value-type="string">
            <text:p>Confirmado</text:p>
          </table:table-cell>
          <table:table-cell office:value-type="float" office:value="557" calcext:value-type="float">
            <text:p>557</text:p>
          </table:table-cell>
          <table:table-cell office:value-type="float" office:value="850" calcext:value-type="float">
            <text:p>850</text:p>
          </table:table-cell>
          <table:table-cell table:formula="of:=[.C124]+[.E123]" office:value-type="float" office:value="80726" calcext:value-type="float">
            <text:p>80726</text:p>
          </table:table-cell>
          <table:table-cell office:value-type="float" office:value="53348" calcext:value-type="float">
            <text:p>53348</text:p>
          </table:table-cell>
          <table:table-cell table:formula="of:=[.G123]+[.H124]" office:value-type="float" office:value="10074" calcext:value-type="float">
            <text:p>10074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675" calcext:value-type="float">
            <text:p>675</text:p>
          </table:table-cell>
          <table:table-cell office:value-type="float" office:value="500" calcext:value-type="float">
            <text:p>50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24]-[.F124]-[.G124]" office:value-type="float" office:value="17304" calcext:value-type="float">
            <text:p>17304</text:p>
          </table:table-cell>
          <table:table-cell table:formula="of:=MAX([.S124]-[.K124];0)" office:value-type="float" office:value="16804" calcext:value-type="float">
            <text:p>16804</text:p>
          </table:table-cell>
          <table:table-cell table:formula="of:=[.K124]/[.S110]" office:value-type="float" office:value="0.0238674877082438" calcext:value-type="float">
            <text:p>0.023867487708244</text:p>
          </table:table-cell>
          <table:table-cell table:formula="of:=[.G124]/[.E110]" office:value-type="float" office:value="0.133877312353817" calcext:value-type="float">
            <text:p>0.133877312353817</text:p>
          </table:table-cell>
          <table:table-cell table:formula="of:=6718903-[.Y124]-[.F124]-[.G124]" office:value-type="float" office:value="6635220.76694162" calcext:value-type="float">
            <text:p>6635220.76694162</text:p>
          </table:table-cell>
          <table:table-cell table:formula="of:=NORMINV(RAND();MAX([.T131];1);MAX(0.25*[.T131];1))" office:value-type="float" office:value="19760.2330583821" calcext:value-type="float">
            <text:p>19760.2330583821</text:p>
          </table:table-cell>
          <table:table-cell table:formula="of:=[.X124]+[.K124]" office:value-type="float" office:value="20260.2330583821" calcext:value-type="float">
            <text:p>20260.2330583821</text:p>
          </table:table-cell>
          <table:table-cell table:formula="of:=[.X124]-[.X123]" office:value-type="float" office:value="7686.18905037453" calcext:value-type="float">
            <text:p>7686.18905037453</text:p>
          </table:table-cell>
          <table:table-cell table:formula="of:=[.S124]-[.S123]" office:value-type="float" office:value="-318" calcext:value-type="float">
            <text:p>-318</text:p>
          </table:table-cell>
          <table:table-cell table:formula="of:=[.K124]-[.K123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string" calcext:value-type="string">
            <text:p>Confirmado</text:p>
          </table:table-cell>
          <table:table-cell office:value-type="float" office:value="462" calcext:value-type="float">
            <text:p>462</text:p>
          </table:table-cell>
          <table:table-cell office:value-type="float" office:value="555" calcext:value-type="float">
            <text:p>555</text:p>
          </table:table-cell>
          <table:table-cell table:formula="of:=[.C125]+[.E124]" office:value-type="float" office:value="81188" calcext:value-type="float">
            <text:p>81188</text:p>
          </table:table-cell>
          <table:table-cell office:value-type="float" office:value="53903" calcext:value-type="float">
            <text:p>53903</text:p>
          </table:table-cell>
          <table:table-cell table:formula="of:=[.G124]+[.H125]" office:value-type="float" office:value="10107" calcext:value-type="float">
            <text:p>1010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655" calcext:value-type="float">
            <text:p>655</text:p>
          </table:table-cell>
          <table:table-cell office:value-type="float" office:value="508" calcext:value-type="float">
            <text:p>50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25]-[.F125]-[.G125]" office:value-type="float" office:value="17178" calcext:value-type="float">
            <text:p>17178</text:p>
          </table:table-cell>
          <table:table-cell table:formula="of:=MAX([.S125]-[.K125];0)" office:value-type="float" office:value="16670" calcext:value-type="float">
            <text:p>16670</text:p>
          </table:table-cell>
          <table:table-cell table:formula="of:=[.K125]/[.S111]" office:value-type="float" office:value="0.0249484333562518" calcext:value-type="float">
            <text:p>0.024948433356252</text:p>
          </table:table-cell>
          <table:table-cell table:formula="of:=[.G125]/[.E111]" office:value-type="float" office:value="0.133688707821325" calcext:value-type="float">
            <text:p>0.133688707821325</text:p>
          </table:table-cell>
          <table:table-cell table:formula="of:=6718903-[.Y125]-[.F125]-[.G125]" office:value-type="float" office:value="6637376.53077439" calcext:value-type="float">
            <text:p>6637376.53077439</text:p>
          </table:table-cell>
          <table:table-cell table:formula="of:=NORMINV(RAND();MAX([.T132];1);MAX(0.25*[.T132];1))" office:value-type="float" office:value="17008.4692256117" calcext:value-type="float">
            <text:p>17008.4692256117</text:p>
          </table:table-cell>
          <table:table-cell table:formula="of:=[.X125]+[.K125]" office:value-type="float" office:value="17516.4692256117" calcext:value-type="float">
            <text:p>17516.4692256117</text:p>
          </table:table-cell>
          <table:table-cell table:formula="of:=[.X125]-[.X124]" office:value-type="float" office:value="-2751.76383277045" calcext:value-type="float">
            <text:p>-2751.76383277045</text:p>
          </table:table-cell>
          <table:table-cell table:formula="of:=[.S125]-[.S124]" office:value-type="float" office:value="-126" calcext:value-type="float">
            <text:p>-126</text:p>
          </table:table-cell>
          <table:table-cell table:formula="of:=[.K125]-[.K124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3" calcext:value-type="float">
            <text:p>3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string" calcext:value-type="string">
            <text:p>Confirmado</text:p>
          </table:table-cell>
          <table:table-cell office:value-type="float" office:value="307" calcext:value-type="float">
            <text:p>307</text:p>
          </table:table-cell>
          <table:table-cell office:value-type="float" office:value="865" calcext:value-type="float">
            <text:p>865</text:p>
          </table:table-cell>
          <table:table-cell table:formula="of:=[.C126]+[.E125]" office:value-type="float" office:value="81495" calcext:value-type="float">
            <text:p>81495</text:p>
          </table:table-cell>
          <table:table-cell office:value-type="float" office:value="54768" calcext:value-type="float">
            <text:p>54768</text:p>
          </table:table-cell>
          <table:table-cell table:formula="of:=[.G125]+[.H126]" office:value-type="float" office:value="10134" calcext:value-type="float">
            <text:p>10134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26]-[.F126]-[.G126]" office:value-type="float" office:value="16593" calcext:value-type="float">
            <text:p>16593</text:p>
          </table:table-cell>
          <table:table-cell table:formula="of:=MAX([.S126]-[.K126];0)" office:value-type="float" office:value="16089" calcext:value-type="float">
            <text:p>16089</text:p>
          </table:table-cell>
          <table:table-cell table:formula="of:=[.K126]/[.S112]" office:value-type="float" office:value="0.0258554352844611" calcext:value-type="float">
            <text:p>0.025855435284461</text:p>
          </table:table-cell>
          <table:table-cell table:formula="of:=[.G126]/[.E112]" office:value-type="float" office:value="0.133519545712065" calcext:value-type="float">
            <text:p>0.133519545712065</text:p>
          </table:table-cell>
          <table:table-cell table:formula="of:=6718903-[.Y126]-[.F126]-[.G126]" office:value-type="float" office:value="6635867.82461961" calcext:value-type="float">
            <text:p>6635867.82461961</text:p>
          </table:table-cell>
          <table:table-cell table:formula="of:=NORMINV(RAND();MAX([.T133];1);MAX(0.25*[.T133];1))" office:value-type="float" office:value="17629.1753803899" calcext:value-type="float">
            <text:p>17629.1753803899</text:p>
          </table:table-cell>
          <table:table-cell table:formula="of:=[.X126]+[.K126]" office:value-type="float" office:value="18133.1753803899" calcext:value-type="float">
            <text:p>18133.1753803899</text:p>
          </table:table-cell>
          <table:table-cell table:formula="of:=[.X126]-[.X125]" office:value-type="float" office:value="620.70615477824" calcext:value-type="float">
            <text:p>620.70615477824</text:p>
          </table:table-cell>
          <table:table-cell table:formula="of:=[.S126]-[.S125]" office:value-type="float" office:value="-585" calcext:value-type="float">
            <text:p>-585</text:p>
          </table:table-cell>
          <table:table-cell table:formula="of:=[.K126]-[.K125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string" calcext:value-type="string">
            <text:p>Confirmado</text:p>
          </table:table-cell>
          <table:table-cell office:value-type="float" office:value="572" calcext:value-type="float">
            <text:p>572</text:p>
          </table:table-cell>
          <table:table-cell office:value-type="float" office:value="639" calcext:value-type="float">
            <text:p>639</text:p>
          </table:table-cell>
          <table:table-cell table:formula="of:=[.C127]+[.E126]" office:value-type="float" office:value="82067" calcext:value-type="float">
            <text:p>82067</text:p>
          </table:table-cell>
          <table:table-cell office:value-type="float" office:value="55407" calcext:value-type="float">
            <text:p>55407</text:p>
          </table:table-cell>
          <table:table-cell table:formula="of:=[.G126]+[.H127]" office:value-type="float" office:value="10170" calcext:value-type="float">
            <text:p>1017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654" calcext:value-type="float">
            <text:p>654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E127]-[.F127]-[.G127]" office:value-type="float" office:value="16490" calcext:value-type="float">
            <text:p>16490</text:p>
          </table:table-cell>
          <table:table-cell table:formula="of:=MAX([.S127]-[.K127];0)" office:value-type="float" office:value="15986" calcext:value-type="float">
            <text:p>15986</text:p>
          </table:table-cell>
          <table:table-cell table:formula="of:=[.K127]/[.S113]" office:value-type="float" office:value="0.0265012093805868" calcext:value-type="float">
            <text:p>0.026501209380587</text:p>
          </table:table-cell>
          <table:table-cell table:formula="of:=[.G127]/[.E113]" office:value-type="float" office:value="0.133433047311659" calcext:value-type="float">
            <text:p>0.133433047311659</text:p>
          </table:table-cell>
          <table:table-cell table:formula="of:=6718903-[.Y127]-[.F127]-[.G127]" office:value-type="float" office:value="6634437.30974002" calcext:value-type="float">
            <text:p>6634437.30974002</text:p>
          </table:table-cell>
          <table:table-cell table:formula="of:=NORMINV(RAND();MAX([.T134];1);MAX(0.25*[.T134];1))" office:value-type="float" office:value="18384.6902599835" calcext:value-type="float">
            <text:p>18384.6902599835</text:p>
          </table:table-cell>
          <table:table-cell table:formula="of:=[.X127]+[.K127]" office:value-type="float" office:value="18888.6902599835" calcext:value-type="float">
            <text:p>18888.6902599835</text:p>
          </table:table-cell>
          <table:table-cell table:formula="of:=[.X127]-[.X126]" office:value-type="float" office:value="755.514879593607" calcext:value-type="float">
            <text:p>755.514879593607</text:p>
          </table:table-cell>
          <table:table-cell table:formula="of:=[.S127]-[.S126]" office:value-type="float" office:value="-103" calcext:value-type="float">
            <text:p>-103</text:p>
          </table:table-cell>
          <table:table-cell table:formula="of:=[.K127]-[.K126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office:value-type="float" office:value="-45" calcext:value-type="float">
            <text:p>-45</text:p>
          </table:table-cell>
          <table:table-cell office:value-type="float" office:value="-38" calcext:value-type="float">
            <text:p>-38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string" calcext:value-type="string">
            <text:p>Confirmado</text:p>
          </table:table-cell>
          <table:table-cell office:value-type="float" office:value="538" calcext:value-type="float">
            <text:p>538</text:p>
          </table:table-cell>
          <table:table-cell office:value-type="float" office:value="112" calcext:value-type="float">
            <text:p>112</text:p>
          </table:table-cell>
          <table:table-cell table:formula="of:=[.C128]+[.E127]" office:value-type="float" office:value="82605" calcext:value-type="float">
            <text:p>82605</text:p>
          </table:table-cell>
          <table:table-cell office:value-type="float" office:value="55519" calcext:value-type="float">
            <text:p>55519</text:p>
          </table:table-cell>
          <table:table-cell table:formula="of:=[.G127]+[.H128]" office:value-type="float" office:value="10188" calcext:value-type="float">
            <text:p>10188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81" calcext:value-type="float">
            <text:p>581</text:p>
          </table:table-cell>
          <table:table-cell office:value-type="float" office:value="481" calcext:value-type="float">
            <text:p>48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28]-[.F128]-[.G128]" office:value-type="float" office:value="16898" calcext:value-type="float">
            <text:p>16898</text:p>
          </table:table-cell>
          <table:table-cell table:formula="of:=MAX([.S128]-[.K128];0)" office:value-type="float" office:value="16417" calcext:value-type="float">
            <text:p>16417</text:p>
          </table:table-cell>
          <table:table-cell table:formula="of:=[.K128]/[.S114]" office:value-type="float" office:value="0.025258625216615" calcext:value-type="float">
            <text:p>0.025258625216615</text:p>
          </table:table-cell>
          <table:table-cell table:formula="of:=[.G128]/[.E114]" office:value-type="float" office:value="0.133298443019757" calcext:value-type="float">
            <text:p>0.133298443019757</text:p>
          </table:table-cell>
          <table:table-cell table:formula="of:=6718903-[.Y128]-[.F128]-[.G128]" office:value-type="float" office:value="6629636.56972818" calcext:value-type="float">
            <text:p>6629636.56972818</text:p>
          </table:table-cell>
          <table:table-cell table:formula="of:=NORMINV(RAND();MAX([.T135];1);MAX(0.25*[.T135];1))" office:value-type="float" office:value="23078.4302718223" calcext:value-type="float">
            <text:p>23078.4302718223</text:p>
          </table:table-cell>
          <table:table-cell table:formula="of:=[.X128]+[.K128]" office:value-type="float" office:value="23559.4302718223" calcext:value-type="float">
            <text:p>23559.4302718223</text:p>
          </table:table-cell>
          <table:table-cell table:formula="of:=[.X128]-[.X127]" office:value-type="float" office:value="4693.74001183877" calcext:value-type="float">
            <text:p>4693.74001183877</text:p>
          </table:table-cell>
          <table:table-cell table:formula="of:=[.S128]-[.S127]" office:value-type="float" office:value="408" calcext:value-type="float">
            <text:p>408</text:p>
          </table:table-cell>
          <table:table-cell table:formula="of:=[.K128]-[.K127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-49" calcext:value-type="float">
            <text:p>-49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string" calcext:value-type="string">
            <text:p>Confirmado</text:p>
          </table:table-cell>
          <table:table-cell office:value-type="float" office:value="640" calcext:value-type="float">
            <text:p>640</text:p>
          </table:table-cell>
          <table:table-cell office:value-type="float" office:value="152" calcext:value-type="float">
            <text:p>152</text:p>
          </table:table-cell>
          <table:table-cell table:formula="of:=[.C129]+[.E128]" office:value-type="float" office:value="83245" calcext:value-type="float">
            <text:p>83245</text:p>
          </table:table-cell>
          <table:table-cell office:value-type="float" office:value="55671" calcext:value-type="float">
            <text:p>55671</text:p>
          </table:table-cell>
          <table:table-cell table:formula="of:=[.G128]+[.H129]" office:value-type="float" office:value="10214" calcext:value-type="float">
            <text:p>1021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554" calcext:value-type="float">
            <text:p>554</text:p>
          </table:table-cell>
          <table:table-cell office:value-type="float" office:value="494" calcext:value-type="float">
            <text:p>49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29]-[.F129]-[.G129]" office:value-type="float" office:value="17360" calcext:value-type="float">
            <text:p>17360</text:p>
          </table:table-cell>
          <table:table-cell table:formula="of:=MAX([.S129]-[.K129];0)" office:value-type="float" office:value="16866" calcext:value-type="float">
            <text:p>16866</text:p>
          </table:table-cell>
          <table:table-cell table:formula="of:=[.K129]/[.S115]" office:value-type="float" office:value="0.0264581436452252" calcext:value-type="float">
            <text:p>0.026458143645225</text:p>
          </table:table-cell>
          <table:table-cell table:formula="of:=[.G129]/[.E115]" office:value-type="float" office:value="0.133126531463427" calcext:value-type="float">
            <text:p>0.133126531463427</text:p>
          </table:table-cell>
          <table:table-cell table:formula="of:=6718903-[.Y129]-[.F129]-[.G129]" office:value-type="float" office:value="6631396.05664932" calcext:value-type="float">
            <text:p>6631396.05664932</text:p>
          </table:table-cell>
          <table:table-cell table:formula="of:=NORMINV(RAND();MAX([.T136];1);MAX(0.25*[.T136];1))" office:value-type="float" office:value="21127.943350676" calcext:value-type="float">
            <text:p>21127.943350676</text:p>
          </table:table-cell>
          <table:table-cell table:formula="of:=[.X129]+[.K129]" office:value-type="float" office:value="21621.943350676" calcext:value-type="float">
            <text:p>21621.943350676</text:p>
          </table:table-cell>
          <table:table-cell table:formula="of:=[.X129]-[.X128]" office:value-type="float" office:value="-1950.48692114625" calcext:value-type="float">
            <text:p>-1950.48692114625</text:p>
          </table:table-cell>
          <table:table-cell table:formula="of:=[.S129]-[.S128]" office:value-type="float" office:value="462" calcext:value-type="float">
            <text:p>462</text:p>
          </table:table-cell>
          <table:table-cell table:formula="of:=[.K129]-[.K128]"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string" calcext:value-type="string">
            <text:p>Confirmado</text:p>
          </table:table-cell>
          <table:table-cell office:value-type="float" office:value="393" calcext:value-type="float">
            <text:p>393</text:p>
          </table:table-cell>
          <table:table-cell office:value-type="float" office:value="468" calcext:value-type="float">
            <text:p>468</text:p>
          </table:table-cell>
          <table:table-cell table:formula="of:=[.C130]+[.E129]" office:value-type="float" office:value="83638" calcext:value-type="float">
            <text:p>83638</text:p>
          </table:table-cell>
          <table:table-cell office:value-type="float" office:value="56139" calcext:value-type="float">
            <text:p>56139</text:p>
          </table:table-cell>
          <table:table-cell table:formula="of:=[.G129]+[.H130]" office:value-type="float" office:value="10246" calcext:value-type="float">
            <text:p>10246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577" calcext:value-type="float">
            <text:p>577</text:p>
          </table:table-cell>
          <table:table-cell office:value-type="float" office:value="484" calcext:value-type="float">
            <text:p>4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30]-[.F130]-[.G130]" office:value-type="float" office:value="17253" calcext:value-type="float">
            <text:p>17253</text:p>
          </table:table-cell>
          <table:table-cell table:formula="of:=MAX([.S130]-[.K130];0)" office:value-type="float" office:value="16769" calcext:value-type="float">
            <text:p>16769</text:p>
          </table:table-cell>
          <table:table-cell table:formula="of:=[.K130]/[.S116]" office:value-type="float" office:value="0.0262643802908617" calcext:value-type="float">
            <text:p>0.026264380290862</text:p>
          </table:table-cell>
          <table:table-cell table:formula="of:=[.G130]/[.E116]" office:value-type="float" office:value="0.132950977084577" calcext:value-type="float">
            <text:p>0.132950977084577</text:p>
          </table:table-cell>
          <table:table-cell table:formula="of:=6718903-[.Y130]-[.F130]-[.G130]" office:value-type="float" office:value="6635683.961496" calcext:value-type="float">
            <text:p>6635683.961496</text:p>
          </table:table-cell>
          <table:table-cell table:formula="of:=NORMINV(RAND();MAX([.T137];1);MAX(0.25*[.T137];1))" office:value-type="float" office:value="16350.0385040046" calcext:value-type="float">
            <text:p>16350.0385040046</text:p>
          </table:table-cell>
          <table:table-cell table:formula="of:=[.X130]+[.K130]" office:value-type="float" office:value="16834.0385040046" calcext:value-type="float">
            <text:p>16834.0385040046</text:p>
          </table:table-cell>
          <table:table-cell table:formula="of:=[.X130]-[.X129]" office:value-type="float" office:value="-4777.9048466714" calcext:value-type="float">
            <text:p>-4777.9048466714</text:p>
          </table:table-cell>
          <table:table-cell table:formula="of:=[.S130]-[.S129]" office:value-type="float" office:value="-107" calcext:value-type="float">
            <text:p>-107</text:p>
          </table:table-cell>
          <table:table-cell table:formula="of:=[.K130]-[.K129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38" calcext:value-type="float">
            <text:p>-3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string" calcext:value-type="string">
            <text:p>Confirmado</text:p>
          </table:table-cell>
          <table:table-cell office:value-type="float" office:value="382" calcext:value-type="float">
            <text:p>382</text:p>
          </table:table-cell>
          <table:table-cell office:value-type="float" office:value="386" calcext:value-type="float">
            <text:p>386</text:p>
          </table:table-cell>
          <table:table-cell table:formula="of:=[.C131]+[.E130]" office:value-type="float" office:value="84020" calcext:value-type="float">
            <text:p>84020</text:p>
          </table:table-cell>
          <table:table-cell office:value-type="float" office:value="56525" calcext:value-type="float">
            <text:p>56525</text:p>
          </table:table-cell>
          <table:table-cell table:formula="of:=[.G130]+[.H131]" office:value-type="float" office:value="10269" calcext:value-type="float">
            <text:p>1026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  <table:table-cell office:value-type="float" office:value="475" calcext:value-type="float">
            <text:p>47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131]-[.F131]-[.G131]" office:value-type="float" office:value="17226" calcext:value-type="float">
            <text:p>17226</text:p>
          </table:table-cell>
          <table:table-cell table:formula="of:=MAX([.S131]-[.K131];0)" office:value-type="float" office:value="16751" calcext:value-type="float">
            <text:p>16751</text:p>
          </table:table-cell>
          <table:table-cell table:formula="of:=[.K131]/[.S117]" office:value-type="float" office:value="0.0261103781882146" calcext:value-type="float">
            <text:p>0.026110378188215</text:p>
          </table:table-cell>
          <table:table-cell table:formula="of:=[.G131]/[.E117]" office:value-type="float" office:value="0.132739587911378" calcext:value-type="float">
            <text:p>0.132739587911378</text:p>
          </table:table-cell>
          <table:table-cell table:formula="of:=6718903-[.Y131]-[.F131]-[.G131]" office:value-type="float" office:value="6638639.14665377" calcext:value-type="float">
            <text:p>6638639.14665377</text:p>
          </table:table-cell>
          <table:table-cell table:formula="of:=NORMINV(RAND();MAX([.T138];1);MAX(0.25*[.T138];1))" office:value-type="float" office:value="12994.8533462325" calcext:value-type="float">
            <text:p>12994.8533462325</text:p>
          </table:table-cell>
          <table:table-cell table:formula="of:=[.X131]+[.K131]" office:value-type="float" office:value="13469.8533462325" calcext:value-type="float">
            <text:p>13469.8533462325</text:p>
          </table:table-cell>
          <table:table-cell table:formula="of:=[.X131]-[.X130]" office:value-type="float" office:value="-3355.18515777215" calcext:value-type="float">
            <text:p>-3355.18515777215</text:p>
          </table:table-cell>
          <table:table-cell table:formula="of:=[.S131]-[.S130]" office:value-type="float" office:value="-27" calcext:value-type="float">
            <text:p>-27</text:p>
          </table:table-cell>
          <table:table-cell table:formula="of:=[.K131]-[.K130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46" calcext:value-type="float">
            <text:p>-46</text:p>
          </table:table-cell>
          <table:table-cell office:value-type="float" office:value="-14" calcext:value-type="float">
            <text:p>-14</text:p>
          </table:table-cell>
          <table:table-cell office:value-type="float" office:value="-65" calcext:value-type="float">
            <text:p>-65</text:p>
          </table:table-cell>
          <table:table-cell office:value-type="float" office:value="-46" calcext:value-type="float">
            <text:p>-46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string" calcext:value-type="string">
            <text:p>Confirmado</text:p>
          </table:table-cell>
          <table:table-cell office:value-type="float" office:value="882" calcext:value-type="float">
            <text:p>882</text:p>
          </table:table-cell>
          <table:table-cell office:value-type="float" office:value="146" calcext:value-type="float">
            <text:p>146</text:p>
          </table:table-cell>
          <table:table-cell table:formula="of:=[.C132]+[.E131]" office:value-type="float" office:value="84902" calcext:value-type="float">
            <text:p>84902</text:p>
          </table:table-cell>
          <table:table-cell office:value-type="float" office:value="56671" calcext:value-type="float">
            <text:p>56671</text:p>
          </table:table-cell>
          <table:table-cell table:formula="of:=[.G131]+[.H132]" office:value-type="float" office:value="10293" calcext:value-type="float">
            <text:p>1029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32]-[.F132]-[.G132]" office:value-type="float" office:value="17938" calcext:value-type="float">
            <text:p>17938</text:p>
          </table:table-cell>
          <table:table-cell table:formula="of:=MAX([.S132]-[.K132];0)" office:value-type="float" office:value="17482" calcext:value-type="float">
            <text:p>17482</text:p>
          </table:table-cell>
          <table:table-cell table:formula="of:=[.K132]/[.S118]" office:value-type="float" office:value="0.0251822398939695" calcext:value-type="float">
            <text:p>0.02518223989397</text:p>
          </table:table-cell>
          <table:table-cell table:formula="of:=[.G132]/[.E118]" office:value-type="float" office:value="0.13180101158845" calcext:value-type="float">
            <text:p>0.13180101158845</text:p>
          </table:table-cell>
          <table:table-cell table:formula="of:=6718903-[.Y132]-[.F132]-[.G132]" office:value-type="float" office:value="6633872.06367524" calcext:value-type="float">
            <text:p>6633872.06367524</text:p>
          </table:table-cell>
          <table:table-cell table:formula="of:=NORMINV(RAND();MAX([.T139];1);MAX(0.25*[.T139];1))" office:value-type="float" office:value="17610.9363247596" calcext:value-type="float">
            <text:p>17610.9363247596</text:p>
          </table:table-cell>
          <table:table-cell table:formula="of:=[.X132]+[.K132]" office:value-type="float" office:value="18066.9363247596" calcext:value-type="float">
            <text:p>18066.9363247596</text:p>
          </table:table-cell>
          <table:table-cell table:formula="of:=[.X132]-[.X131]" office:value-type="float" office:value="4616.08297852712" calcext:value-type="float">
            <text:p>4616.08297852712</text:p>
          </table:table-cell>
          <table:table-cell table:formula="of:=[.S132]-[.S131]" office:value-type="float" office:value="712" calcext:value-type="float">
            <text:p>712</text:p>
          </table:table-cell>
          <table:table-cell table:formula="of:=[.K132]-[.K131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string" calcext:value-type="string">
            <text:p>Confirmado</text:p>
          </table:table-cell>
          <table:table-cell office:value-type="float" office:value="439" calcext:value-type="float">
            <text:p>439</text:p>
          </table:table-cell>
          <table:table-cell office:value-type="float" office:value="335" calcext:value-type="float">
            <text:p>335</text:p>
          </table:table-cell>
          <table:table-cell table:formula="of:=[.C133]+[.E132]" office:value-type="float" office:value="85341" calcext:value-type="float">
            <text:p>85341</text:p>
          </table:table-cell>
          <table:table-cell office:value-type="float" office:value="57006" calcext:value-type="float">
            <text:p>57006</text:p>
          </table:table-cell>
          <table:table-cell table:formula="of:=[.G132]+[.H133]" office:value-type="float" office:value="10318" calcext:value-type="float">
            <text:p>1031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11" calcext:value-type="float">
            <text:p>311</text:p>
          </table:table-cell>
          <table:table-cell office:value-type="float" office:value="477" calcext:value-type="float">
            <text:p>47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33]-[.F133]-[.G133]" office:value-type="float" office:value="18017" calcext:value-type="float">
            <text:p>18017</text:p>
          </table:table-cell>
          <table:table-cell table:formula="of:=MAX([.S133]-[.K133];0)" office:value-type="float" office:value="17540" calcext:value-type="float">
            <text:p>17540</text:p>
          </table:table-cell>
          <table:table-cell table:formula="of:=[.K133]/[.S119]" office:value-type="float" office:value="0.0272805261652845" calcext:value-type="float">
            <text:p>0.027280526165285</text:p>
          </table:table-cell>
          <table:table-cell table:formula="of:=[.G133]/[.E119]" office:value-type="float" office:value="0.131514881142056" calcext:value-type="float">
            <text:p>0.131514881142056</text:p>
          </table:table-cell>
          <table:table-cell table:formula="of:=6718903-[.Y133]-[.F133]-[.G133]" office:value-type="float" office:value="6623638.00905294" calcext:value-type="float">
            <text:p>6623638.00905294</text:p>
          </table:table-cell>
          <table:table-cell table:formula="of:=NORMINV(RAND();MAX([.T140];1);MAX(0.25*[.T140];1))" office:value-type="float" office:value="27463.9909470603" calcext:value-type="float">
            <text:p>27463.9909470603</text:p>
          </table:table-cell>
          <table:table-cell table:formula="of:=[.X133]+[.K133]" office:value-type="float" office:value="27940.9909470603" calcext:value-type="float">
            <text:p>27940.9909470603</text:p>
          </table:table-cell>
          <table:table-cell table:formula="of:=[.X133]-[.X132]" office:value-type="float" office:value="9853.05462230068" calcext:value-type="float">
            <text:p>9853.05462230068</text:p>
          </table:table-cell>
          <table:table-cell table:formula="of:=[.S133]-[.S132]" office:value-type="float" office:value="79" calcext:value-type="float">
            <text:p>79</text:p>
          </table:table-cell>
          <table:table-cell table:formula="of:=[.K133]-[.K132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string" calcext:value-type="string">
            <text:p>Confirmado</text:p>
          </table:table-cell>
          <table:table-cell office:value-type="float" office:value="897" calcext:value-type="float">
            <text:p>897</text:p>
          </table:table-cell>
          <table:table-cell office:value-type="float" office:value="211" calcext:value-type="float">
            <text:p>211</text:p>
          </table:table-cell>
          <table:table-cell table:formula="of:=[.C134]+[.E133]" office:value-type="float" office:value="86238" calcext:value-type="float">
            <text:p>86238</text:p>
          </table:table-cell>
          <table:table-cell office:value-type="float" office:value="57217" calcext:value-type="float">
            <text:p>57217</text:p>
          </table:table-cell>
          <table:table-cell table:formula="of:=[.G133]+[.H134]" office:value-type="float" office:value="10342" calcext:value-type="float">
            <text:p>1034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office:value-type="float" office:value="460" calcext:value-type="float">
            <text:p>46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34]-[.F134]-[.G134]" office:value-type="float" office:value="18679" calcext:value-type="float">
            <text:p>18679</text:p>
          </table:table-cell>
          <table:table-cell table:formula="of:=MAX([.S134]-[.K134];0)" office:value-type="float" office:value="18219" calcext:value-type="float">
            <text:p>18219</text:p>
          </table:table-cell>
          <table:table-cell table:formula="of:=[.K134]/[.S120]" office:value-type="float" office:value="0.0258572231590781" calcext:value-type="float">
            <text:p>0.025857223159078</text:p>
          </table:table-cell>
          <table:table-cell table:formula="of:=[.G134]/[.E120]" office:value-type="float" office:value="0.130584105659234" calcext:value-type="float">
            <text:p>0.130584105659234</text:p>
          </table:table-cell>
          <table:table-cell table:formula="of:=6718903-[.Y134]-[.F134]-[.G134]" office:value-type="float" office:value="6627465.53720034" calcext:value-type="float">
            <text:p>6627465.53720034</text:p>
          </table:table-cell>
          <table:table-cell table:formula="of:=NORMINV(RAND();MAX([.T141];1);MAX(0.25*[.T141];1))" office:value-type="float" office:value="23418.4627996566" calcext:value-type="float">
            <text:p>23418.4627996566</text:p>
          </table:table-cell>
          <table:table-cell table:formula="of:=[.X134]+[.K134]" office:value-type="float" office:value="23878.4627996566" calcext:value-type="float">
            <text:p>23878.4627996566</text:p>
          </table:table-cell>
          <table:table-cell table:formula="of:=[.X134]-[.X133]" office:value-type="float" office:value="-4045.5281474037" calcext:value-type="float">
            <text:p>-4045.5281474037</text:p>
          </table:table-cell>
          <table:table-cell table:formula="of:=[.S134]-[.S133]" office:value-type="float" office:value="662" calcext:value-type="float">
            <text:p>662</text:p>
          </table:table-cell>
          <table:table-cell table:formula="of:=[.K134]-[.K133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string" calcext:value-type="string">
            <text:p>Confirmado</text:p>
          </table:table-cell>
          <table:table-cell office:value-type="float" office:value="386" calcext:value-type="float">
            <text:p>386</text:p>
          </table:table-cell>
          <table:table-cell office:value-type="float" office:value="822" calcext:value-type="float">
            <text:p>822</text:p>
          </table:table-cell>
          <table:table-cell table:formula="of:=[.C135]+[.E134]" office:value-type="float" office:value="86624" calcext:value-type="float">
            <text:p>86624</text:p>
          </table:table-cell>
          <table:table-cell office:value-type="float" office:value="58039" calcext:value-type="float">
            <text:p>58039</text:p>
          </table:table-cell>
          <table:table-cell table:formula="of:=[.G134]+[.H135]" office:value-type="float" office:value="10365" calcext:value-type="float">
            <text:p>1036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  <table:table-cell office:value-type="float" office:value="465" calcext:value-type="float">
            <text:p>465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35]-[.F135]-[.G135]" office:value-type="float" office:value="18220" calcext:value-type="float">
            <text:p>18220</text:p>
          </table:table-cell>
          <table:table-cell table:formula="of:=MAX([.S135]-[.K135];0)" office:value-type="float" office:value="17755" calcext:value-type="float">
            <text:p>17755</text:p>
          </table:table-cell>
          <table:table-cell table:formula="of:=[.K135]/[.S121]" office:value-type="float" office:value="0.0265927027336155" calcext:value-type="float">
            <text:p>0.026592702733616</text:p>
          </table:table-cell>
          <table:table-cell table:formula="of:=[.G135]/[.E121]" office:value-type="float" office:value="0.130525122780506" calcext:value-type="float">
            <text:p>0.130525122780506</text:p>
          </table:table-cell>
          <table:table-cell table:formula="of:=6718903-[.Y135]-[.F135]-[.G135]" office:value-type="float" office:value="6633419.15727508" calcext:value-type="float">
            <text:p>6633419.15727508</text:p>
          </table:table-cell>
          <table:table-cell table:formula="of:=NORMINV(RAND();MAX([.T142];1);MAX(0.25*[.T142];1))" office:value-type="float" office:value="16614.842724925" calcext:value-type="float">
            <text:p>16614.842724925</text:p>
          </table:table-cell>
          <table:table-cell table:formula="of:=[.X135]+[.K135]" office:value-type="float" office:value="17079.842724925" calcext:value-type="float">
            <text:p>17079.842724925</text:p>
          </table:table-cell>
          <table:table-cell table:formula="of:=[.X135]-[.X134]" office:value-type="float" office:value="-6803.6200747316" calcext:value-type="float">
            <text:p>-6803.6200747316</text:p>
          </table:table-cell>
          <table:table-cell table:formula="of:=[.S135]-[.S134]" office:value-type="float" office:value="-459" calcext:value-type="float">
            <text:p>-459</text:p>
          </table:table-cell>
          <table:table-cell table:formula="of:=[.K135]-[.K134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6" calcext:value-type="float">
            <text:p>-36</text:p>
          </table:table-cell>
          <table:table-cell office:value-type="float" office:value="3" calcext:value-type="float">
            <text:p>3</text:p>
          </table:table-cell>
          <table:table-cell office:value-type="float" office:value="-49" calcext:value-type="float">
            <text:p>-49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string" calcext:value-type="string">
            <text:p>Confirmado</text:p>
          </table:table-cell>
          <table:table-cell office:value-type="float" office:value="215" calcext:value-type="float">
            <text:p>215</text:p>
          </table:table-cell>
          <table:table-cell office:value-type="float" office:value="83" calcext:value-type="float">
            <text:p>83</text:p>
          </table:table-cell>
          <table:table-cell table:formula="of:=[.C136]+[.E135]" office:value-type="float" office:value="86839" calcext:value-type="float">
            <text:p>86839</text:p>
          </table:table-cell>
          <table:table-cell office:value-type="float" office:value="58122" calcext:value-type="float">
            <text:p>58122</text:p>
          </table:table-cell>
          <table:table-cell table:formula="of:=[.G135]+[.H136]" office:value-type="float" office:value="10389" calcext:value-type="float">
            <text:p>1038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36]-[.F136]-[.G136]" office:value-type="float" office:value="18328" calcext:value-type="float">
            <text:p>18328</text:p>
          </table:table-cell>
          <table:table-cell table:formula="of:=MAX([.S136]-[.K136];0)" office:value-type="float" office:value="17873" calcext:value-type="float">
            <text:p>17873</text:p>
          </table:table-cell>
          <table:table-cell table:formula="of:=[.K136]/[.S122]" office:value-type="float" office:value="0.0257411178999774" calcext:value-type="float">
            <text:p>0.025741117899977</text:p>
          </table:table-cell>
          <table:table-cell table:formula="of:=[.G136]/[.E122]" office:value-type="float" office:value="0.130300635888174" calcext:value-type="float">
            <text:p>0.130300635888174</text:p>
          </table:table-cell>
          <table:table-cell table:formula="of:=6718903-[.Y136]-[.F136]-[.G136]" office:value-type="float" office:value="6632429.16294522" calcext:value-type="float">
            <text:p>6632429.16294522</text:p>
          </table:table-cell>
          <table:table-cell table:formula="of:=NORMINV(RAND();MAX([.T143];1);MAX(0.25*[.T143];1))" office:value-type="float" office:value="17507.8370547748" calcext:value-type="float">
            <text:p>17507.8370547748</text:p>
          </table:table-cell>
          <table:table-cell table:formula="of:=[.X136]+[.K136]" office:value-type="float" office:value="17962.8370547748" calcext:value-type="float">
            <text:p>17962.8370547748</text:p>
          </table:table-cell>
          <table:table-cell table:formula="of:=[.X136]-[.X135]" office:value-type="float" office:value="892.994329849815" calcext:value-type="float">
            <text:p>892.994329849815</text:p>
          </table:table-cell>
          <table:table-cell table:formula="of:=[.S136]-[.S135]" office:value-type="float" office:value="108" calcext:value-type="float">
            <text:p>108</text:p>
          </table:table-cell>
          <table:table-cell table:formula="of:=[.K136]-[.K135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string" calcext:value-type="string">
            <text:p>Confirmado</text:p>
          </table:table-cell>
          <table:table-cell office:value-type="float" office:value="574" calcext:value-type="float">
            <text:p>574</text:p>
          </table:table-cell>
          <table:table-cell office:value-type="float" office:value="224" calcext:value-type="float">
            <text:p>224</text:p>
          </table:table-cell>
          <table:table-cell table:formula="of:=[.C137]+[.E136]" office:value-type="float" office:value="87413" calcext:value-type="float">
            <text:p>87413</text:p>
          </table:table-cell>
          <table:table-cell office:value-type="float" office:value="58346" calcext:value-type="float">
            <text:p>58346</text:p>
          </table:table-cell>
          <table:table-cell table:formula="of:=[.G136]+[.H137]" office:value-type="float" office:value="10429" calcext:value-type="float">
            <text:p>1042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43" calcext:value-type="float">
            <text:p>343</text:p>
          </table:table-cell>
          <table:table-cell office:value-type="float" office:value="469" calcext:value-type="float">
            <text:p>46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37]-[.F137]-[.G137]" office:value-type="float" office:value="18638" calcext:value-type="float">
            <text:p>18638</text:p>
          </table:table-cell>
          <table:table-cell table:formula="of:=MAX([.S137]-[.K137];0)" office:value-type="float" office:value="18169" calcext:value-type="float">
            <text:p>18169</text:p>
          </table:table-cell>
          <table:table-cell table:formula="of:=[.K137]/[.S123]" office:value-type="float" office:value="0.0266144591987289" calcext:value-type="float">
            <text:p>0.026614459198729</text:p>
          </table:table-cell>
          <table:table-cell table:formula="of:=[.G137]/[.E123]" office:value-type="float" office:value="0.130087689755392" calcext:value-type="float">
            <text:p>0.130087689755392</text:p>
          </table:table-cell>
          <table:table-cell table:formula="of:=6718903-[.Y137]-[.F137]-[.G137]" office:value-type="float" office:value="6631551.37164258" calcext:value-type="float">
            <text:p>6631551.37164258</text:p>
          </table:table-cell>
          <table:table-cell table:formula="of:=NORMINV(RAND();MAX([.T144];1);MAX(0.25*[.T144];1))" office:value-type="float" office:value="18107.6283574239" calcext:value-type="float">
            <text:p>18107.6283574239</text:p>
          </table:table-cell>
          <table:table-cell table:formula="of:=[.X137]+[.K137]" office:value-type="float" office:value="18576.6283574239" calcext:value-type="float">
            <text:p>18576.6283574239</text:p>
          </table:table-cell>
          <table:table-cell table:formula="of:=[.X137]-[.X136]" office:value-type="float" office:value="599.791302649061" calcext:value-type="float">
            <text:p>599.791302649061</text:p>
          </table:table-cell>
          <table:table-cell table:formula="of:=[.S137]-[.S136]" office:value-type="float" office:value="310" calcext:value-type="float">
            <text:p>310</text:p>
          </table:table-cell>
          <table:table-cell table:formula="of:=[.K137]-[.K136]" office:value-type="float" office:value="14" calcext:value-type="float">
            <text:p>14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9" calcext:value-type="float">
            <text:p>-39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string" calcext:value-type="string">
            <text:p>Confirmado</text:p>
          </table:table-cell>
          <table:table-cell office:value-type="float" office:value="593" calcext:value-type="float">
            <text:p>593</text:p>
          </table:table-cell>
          <table:table-cell office:value-type="float" office:value="158" calcext:value-type="float">
            <text:p>158</text:p>
          </table:table-cell>
          <table:table-cell table:formula="of:=[.C138]+[.E137]" office:value-type="float" office:value="88006" calcext:value-type="float">
            <text:p>88006</text:p>
          </table:table-cell>
          <table:table-cell office:value-type="float" office:value="58504" calcext:value-type="float">
            <text:p>58504</text:p>
          </table:table-cell>
          <table:table-cell table:formula="of:=[.G137]+[.H138]" office:value-type="float" office:value="10463" calcext:value-type="float">
            <text:p>1046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office:value-type="float" office:value="472" calcext:value-type="float">
            <text:p>47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38]-[.F138]-[.G138]" office:value-type="float" office:value="19039" calcext:value-type="float">
            <text:p>19039</text:p>
          </table:table-cell>
          <table:table-cell table:formula="of:=MAX([.S138]-[.K138];0)" office:value-type="float" office:value="18567" calcext:value-type="float">
            <text:p>18567</text:p>
          </table:table-cell>
          <table:table-cell table:formula="of:=[.K138]/[.S124]" office:value-type="float" office:value="0.0272769301895515" calcext:value-type="float">
            <text:p>0.027276930189552</text:p>
          </table:table-cell>
          <table:table-cell table:formula="of:=[.G138]/[.E124]" office:value-type="float" office:value="0.129611277655278" calcext:value-type="float">
            <text:p>0.129611277655278</text:p>
          </table:table-cell>
          <table:table-cell table:formula="of:=6718903-[.Y138]-[.F138]-[.G138]" office:value-type="float" office:value="6630632.0621797" calcext:value-type="float">
            <text:p>6630632.0621797</text:p>
          </table:table-cell>
          <table:table-cell table:formula="of:=NORMINV(RAND();MAX([.T145];1);MAX(0.25*[.T145];1))" office:value-type="float" office:value="18831.9378203045" calcext:value-type="float">
            <text:p>18831.9378203045</text:p>
          </table:table-cell>
          <table:table-cell table:formula="of:=[.X138]+[.K138]" office:value-type="float" office:value="19303.9378203045" calcext:value-type="float">
            <text:p>19303.9378203045</text:p>
          </table:table-cell>
          <table:table-cell table:formula="of:=[.X138]-[.X137]" office:value-type="float" office:value="724.309462880679" calcext:value-type="float">
            <text:p>724.309462880679</text:p>
          </table:table-cell>
          <table:table-cell table:formula="of:=[.S138]-[.S137]" office:value-type="float" office:value="401" calcext:value-type="float">
            <text:p>401</text:p>
          </table:table-cell>
          <table:table-cell table:formula="of:=[.K138]-[.K137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string" calcext:value-type="string">
            <text:p>Confirmado</text:p>
          </table:table-cell>
          <table:table-cell office:value-type="float" office:value="312" calcext:value-type="float">
            <text:p>312</text:p>
          </table:table-cell>
          <table:table-cell office:value-type="float" office:value="843" calcext:value-type="float">
            <text:p>843</text:p>
          </table:table-cell>
          <table:table-cell table:formula="of:=[.C139]+[.E138]" office:value-type="float" office:value="88318" calcext:value-type="float">
            <text:p>88318</text:p>
          </table:table-cell>
          <table:table-cell office:value-type="float" office:value="59347" calcext:value-type="float">
            <text:p>59347</text:p>
          </table:table-cell>
          <table:table-cell table:formula="of:=[.G138]+[.H139]" office:value-type="float" office:value="10504" calcext:value-type="float">
            <text:p>1050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06" calcext:value-type="float">
            <text:p>406</text:p>
          </table:table-cell>
          <table:table-cell office:value-type="float" office:value="478" calcext:value-type="float">
            <text:p>47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39]-[.F139]-[.G139]" office:value-type="float" office:value="18467" calcext:value-type="float">
            <text:p>18467</text:p>
          </table:table-cell>
          <table:table-cell table:formula="of:=MAX([.S139]-[.K139];0)" office:value-type="float" office:value="17989" calcext:value-type="float">
            <text:p>17989</text:p>
          </table:table-cell>
          <table:table-cell table:formula="of:=[.K139]/[.S125]" office:value-type="float" office:value="0.0278262894399814" calcext:value-type="float">
            <text:p>0.027826289439981</text:p>
          </table:table-cell>
          <table:table-cell table:formula="of:=[.G139]/[.E125]" office:value-type="float" office:value="0.129378725920087" calcext:value-type="float">
            <text:p>0.129378725920087</text:p>
          </table:table-cell>
          <table:table-cell table:formula="of:=6718903-[.Y139]-[.F139]-[.G139]" office:value-type="float" office:value="6628585.54371103" calcext:value-type="float">
            <text:p>6628585.54371103</text:p>
          </table:table-cell>
          <table:table-cell table:formula="of:=NORMINV(RAND();MAX([.T146];1);MAX(0.25*[.T146];1))" office:value-type="float" office:value="19988.4562889735" calcext:value-type="float">
            <text:p>19988.4562889735</text:p>
          </table:table-cell>
          <table:table-cell table:formula="of:=[.X139]+[.K139]" office:value-type="float" office:value="20466.4562889735" calcext:value-type="float">
            <text:p>20466.4562889735</text:p>
          </table:table-cell>
          <table:table-cell table:formula="of:=[.X139]-[.X138]" office:value-type="float" office:value="1156.51846866896" calcext:value-type="float">
            <text:p>1156.51846866896</text:p>
          </table:table-cell>
          <table:table-cell table:formula="of:=[.S139]-[.S138]" office:value-type="float" office:value="-572" calcext:value-type="float">
            <text:p>-572</text:p>
          </table:table-cell>
          <table:table-cell table:formula="of:=[.K139]-[.K138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7" calcext:value-type="float">
            <text:p>-3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string" calcext:value-type="string">
            <text:p>Confirmado</text:p>
          </table:table-cell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[.C140]+[.E139]" office:value-type="float" office:value="88933" calcext:value-type="float">
            <text:p>88933</text:p>
          </table:table-cell>
          <table:table-cell office:value-type="float" office:value="59470" calcext:value-type="float">
            <text:p>59470</text:p>
          </table:table-cell>
          <table:table-cell table:formula="of:=[.G139]+[.H140]" office:value-type="float" office:value="10533" calcext:value-type="float">
            <text:p>1053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  <table:table-cell office:value-type="float" office:value="463" calcext:value-type="float">
            <text:p>46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40]-[.F140]-[.G140]" office:value-type="float" office:value="18930" calcext:value-type="float">
            <text:p>18930</text:p>
          </table:table-cell>
          <table:table-cell table:formula="of:=MAX([.S140]-[.K140];0)" office:value-type="float" office:value="18467" calcext:value-type="float">
            <text:p>18467</text:p>
          </table:table-cell>
          <table:table-cell table:formula="of:=[.K140]/[.S126]" office:value-type="float" office:value="0.0279033327306696" calcext:value-type="float">
            <text:p>0.02790333273067</text:p>
          </table:table-cell>
          <table:table-cell table:formula="of:=[.G140]/[.E126]" office:value-type="float" office:value="0.12924719307933" calcext:value-type="float">
            <text:p>0.12924719307933</text:p>
          </table:table-cell>
          <table:table-cell table:formula="of:=6718903-[.Y140]-[.F140]-[.G140]" office:value-type="float" office:value="6627462.61834734" calcext:value-type="float">
            <text:p>6627462.61834734</text:p>
          </table:table-cell>
          <table:table-cell table:formula="of:=NORMINV(RAND();MAX([.T147];1);MAX(0.25*[.T147];1))" office:value-type="float" office:value="20974.3816526611" calcext:value-type="float">
            <text:p>20974.3816526611</text:p>
          </table:table-cell>
          <table:table-cell table:formula="of:=[.X140]+[.K140]" office:value-type="float" office:value="21437.3816526611" calcext:value-type="float">
            <text:p>21437.3816526611</text:p>
          </table:table-cell>
          <table:table-cell table:formula="of:=[.X140]-[.X139]" office:value-type="float" office:value="985.925363687617" calcext:value-type="float">
            <text:p>985.925363687617</text:p>
          </table:table-cell>
          <table:table-cell table:formula="of:=[.S140]-[.S139]" office:value-type="float" office:value="463" calcext:value-type="float">
            <text:p>463</text:p>
          </table:table-cell>
          <table:table-cell table:formula="of:=[.K140]-[.K139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string" calcext:value-type="string">
            <text:p>Confirmado</text:p>
          </table:table-cell>
          <table:table-cell office:value-type="float" office:value="359" calcext:value-type="float">
            <text:p>359</text:p>
          </table:table-cell>
          <table:table-cell office:value-type="float" office:value="654" calcext:value-type="float">
            <text:p>654</text:p>
          </table:table-cell>
          <table:table-cell table:formula="of:=[.C141]+[.E140]" office:value-type="float" office:value="89292" calcext:value-type="float">
            <text:p>89292</text:p>
          </table:table-cell>
          <table:table-cell office:value-type="float" office:value="60124" calcext:value-type="float">
            <text:p>60124</text:p>
          </table:table-cell>
          <table:table-cell table:formula="of:=[.G140]+[.H141]" office:value-type="float" office:value="10569" calcext:value-type="float">
            <text:p>1056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462" calcext:value-type="float">
            <text:p>46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1]-[.F141]-[.G141]" office:value-type="float" office:value="18599" calcext:value-type="float">
            <text:p>18599</text:p>
          </table:table-cell>
          <table:table-cell table:formula="of:=MAX([.S141]-[.K141];0)" office:value-type="float" office:value="18137" calcext:value-type="float">
            <text:p>18137</text:p>
          </table:table-cell>
          <table:table-cell table:formula="of:=[.K141]/[.S127]" office:value-type="float" office:value="0.0280169799878714" calcext:value-type="float">
            <text:p>0.028016979987872</text:p>
          </table:table-cell>
          <table:table-cell table:formula="of:=[.G141]/[.E127]" office:value-type="float" office:value="0.128785017120158" calcext:value-type="float">
            <text:p>0.128785017120158</text:p>
          </table:table-cell>
          <table:table-cell table:formula="of:=6718903-[.Y141]-[.F141]-[.G141]" office:value-type="float" office:value="6625727.55438781" calcext:value-type="float">
            <text:p>6625727.55438781</text:p>
          </table:table-cell>
          <table:table-cell table:formula="of:=NORMINV(RAND();MAX([.T148];1);MAX(0.25*[.T148];1))" office:value-type="float" office:value="22020.4456121909" calcext:value-type="float">
            <text:p>22020.4456121909</text:p>
          </table:table-cell>
          <table:table-cell table:formula="of:=[.X141]+[.K141]" office:value-type="float" office:value="22482.4456121909" calcext:value-type="float">
            <text:p>22482.4456121909</text:p>
          </table:table-cell>
          <table:table-cell table:formula="of:=[.X141]-[.X140]" office:value-type="float" office:value="1046.06395952982" calcext:value-type="float">
            <text:p>1046.06395952982</text:p>
          </table:table-cell>
          <table:table-cell table:formula="of:=[.S141]-[.S140]" office:value-type="float" office:value="-331" calcext:value-type="float">
            <text:p>-331</text:p>
          </table:table-cell>
          <table:table-cell table:formula="of:=[.K141]-[.K140]" office:value-type="float" office:value="-1" calcext:value-type="float">
            <text:p>-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string" calcext:value-type="string">
            <text:p>Confirmado</text:p>
          </table:table-cell>
          <table:table-cell office:value-type="float" office:value="535" calcext:value-type="float">
            <text:p>535</text:p>
          </table:table-cell>
          <table:table-cell office:value-type="float" office:value="239" calcext:value-type="float">
            <text:p>239</text:p>
          </table:table-cell>
          <table:table-cell table:formula="of:=[.C142]+[.E141]" office:value-type="float" office:value="89827" calcext:value-type="float">
            <text:p>89827</text:p>
          </table:table-cell>
          <table:table-cell office:value-type="float" office:value="60363" calcext:value-type="float">
            <text:p>60363</text:p>
          </table:table-cell>
          <table:table-cell table:formula="of:=[.G141]+[.H142]" office:value-type="float" office:value="10598" calcext:value-type="float">
            <text:p>1059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88" calcext:value-type="float">
            <text:p>388</text:p>
          </table:table-cell>
          <table:table-cell office:value-type="float" office:value="457" calcext:value-type="float">
            <text:p>45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42]-[.F142]-[.G142]" office:value-type="float" office:value="18866" calcext:value-type="float">
            <text:p>18866</text:p>
          </table:table-cell>
          <table:table-cell table:formula="of:=MAX([.S142]-[.K142];0)" office:value-type="float" office:value="18409" calcext:value-type="float">
            <text:p>18409</text:p>
          </table:table-cell>
          <table:table-cell table:formula="of:=[.K142]/[.S128]" office:value-type="float" office:value="0.0270446206651675" calcext:value-type="float">
            <text:p>0.027044620665168</text:p>
          </table:table-cell>
          <table:table-cell table:formula="of:=[.G142]/[.E128]" office:value-type="float" office:value="0.128297318564252" calcext:value-type="float">
            <text:p>0.128297318564252</text:p>
          </table:table-cell>
          <table:table-cell table:formula="of:=6718903-[.Y142]-[.F142]-[.G142]" office:value-type="float" office:value="6629953.20263923" calcext:value-type="float">
            <text:p>6629953.20263923</text:p>
          </table:table-cell>
          <table:table-cell table:formula="of:=NORMINV(RAND();MAX([.T149];1);MAX(0.25*[.T149];1))" office:value-type="float" office:value="17531.7973607674" calcext:value-type="float">
            <text:p>17531.7973607674</text:p>
          </table:table-cell>
          <table:table-cell table:formula="of:=[.X142]+[.K142]" office:value-type="float" office:value="17988.7973607674" calcext:value-type="float">
            <text:p>17988.7973607674</text:p>
          </table:table-cell>
          <table:table-cell table:formula="of:=[.X142]-[.X141]" office:value-type="float" office:value="-4488.64825142356" calcext:value-type="float">
            <text:p>-4488.64825142356</text:p>
          </table:table-cell>
          <table:table-cell table:formula="of:=[.S142]-[.S141]" office:value-type="float" office:value="267" calcext:value-type="float">
            <text:p>267</text:p>
          </table:table-cell>
          <table:table-cell table:formula="of:=[.K142]-[.K141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string" calcext:value-type="string">
            <text:p>Confirmado</text:p>
          </table:table-cell>
          <table:table-cell office:value-type="float" office:value="428" calcext:value-type="float">
            <text:p>428</text:p>
          </table:table-cell>
          <table:table-cell office:value-type="float" office:value="57" calcext:value-type="float">
            <text:p>57</text:p>
          </table:table-cell>
          <table:table-cell table:formula="of:=[.C143]+[.E142]" office:value-type="float" office:value="90255" calcext:value-type="float">
            <text:p>90255</text:p>
          </table:table-cell>
          <table:table-cell office:value-type="float" office:value="60420" calcext:value-type="float">
            <text:p>60420</text:p>
          </table:table-cell>
          <table:table-cell table:formula="of:=[.G142]+[.H143]" office:value-type="float" office:value="10625" calcext:value-type="float">
            <text:p>1062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43]-[.F143]-[.G143]" office:value-type="float" office:value="19210" calcext:value-type="float">
            <text:p>19210</text:p>
          </table:table-cell>
          <table:table-cell table:formula="of:=MAX([.S143]-[.K143];0)" office:value-type="float" office:value="18742" calcext:value-type="float">
            <text:p>18742</text:p>
          </table:table-cell>
          <table:table-cell table:formula="of:=[.K143]/[.S129]" office:value-type="float" office:value="0.0269585253456221" calcext:value-type="float">
            <text:p>0.026958525345622</text:p>
          </table:table-cell>
          <table:table-cell table:formula="of:=[.G143]/[.E129]" office:value-type="float" office:value="0.127635293411016" calcext:value-type="float">
            <text:p>0.127635293411016</text:p>
          </table:table-cell>
          <table:table-cell table:formula="of:=6718903-[.Y143]-[.F143]-[.G143]" office:value-type="float" office:value="6629721.09696327" calcext:value-type="float">
            <text:p>6629721.09696327</text:p>
          </table:table-cell>
          <table:table-cell table:formula="of:=NORMINV(RAND();MAX([.T150];1);MAX(0.25*[.T150];1))" office:value-type="float" office:value="17668.9030367334" calcext:value-type="float">
            <text:p>17668.9030367334</text:p>
          </table:table-cell>
          <table:table-cell table:formula="of:=[.X143]+[.K143]" office:value-type="float" office:value="18136.9030367334" calcext:value-type="float">
            <text:p>18136.9030367334</text:p>
          </table:table-cell>
          <table:table-cell table:formula="of:=[.X143]-[.X142]" office:value-type="float" office:value="137.105675966053" calcext:value-type="float">
            <text:p>137.105675966053</text:p>
          </table:table-cell>
          <table:table-cell table:formula="of:=[.S143]-[.S142]" office:value-type="float" office:value="344" calcext:value-type="float">
            <text:p>344</text:p>
          </table:table-cell>
          <table:table-cell table:formula="of:=[.K143]-[.K142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string" calcext:value-type="string">
            <text:p>Confirmado</text:p>
          </table:table-cell>
          <table:table-cell office:value-type="float" office:value="438" calcext:value-type="float">
            <text:p>438</text:p>
          </table:table-cell>
          <table:table-cell office:value-type="float" office:value="473" calcext:value-type="float">
            <text:p>473</text:p>
          </table:table-cell>
          <table:table-cell table:formula="of:=[.C144]+[.E143]" office:value-type="float" office:value="90693" calcext:value-type="float">
            <text:p>90693</text:p>
          </table:table-cell>
          <table:table-cell office:value-type="float" office:value="60893" calcext:value-type="float">
            <text:p>60893</text:p>
          </table:table-cell>
          <table:table-cell table:formula="of:=[.G143]+[.H144]" office:value-type="float" office:value="10661" calcext:value-type="float">
            <text:p>1066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76" calcext:value-type="float">
            <text:p>476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4]-[.F144]-[.G144]" office:value-type="float" office:value="19139" calcext:value-type="float">
            <text:p>19139</text:p>
          </table:table-cell>
          <table:table-cell table:formula="of:=MAX([.S144]-[.K144];0)" office:value-type="float" office:value="18689" calcext:value-type="float">
            <text:p>18689</text:p>
          </table:table-cell>
          <table:table-cell table:formula="of:=[.K144]/[.S130]" office:value-type="float" office:value="0.0260824204486176" calcext:value-type="float">
            <text:p>0.026082420448618</text:p>
          </table:table-cell>
          <table:table-cell table:formula="of:=[.G144]/[.E130]" office:value-type="float" office:value="0.127465984361176" calcext:value-type="float">
            <text:p>0.127465984361176</text:p>
          </table:table-cell>
          <table:table-cell table:formula="of:=6718903-[.Y144]-[.F144]-[.G144]" office:value-type="float" office:value="6626697.54982733" calcext:value-type="float">
            <text:p>6626697.54982733</text:p>
          </table:table-cell>
          <table:table-cell table:formula="of:=NORMINV(RAND();MAX([.T151];1);MAX(0.25*[.T151];1))" office:value-type="float" office:value="20201.4501726731" calcext:value-type="float">
            <text:p>20201.4501726731</text:p>
          </table:table-cell>
          <table:table-cell table:formula="of:=[.X144]+[.K144]" office:value-type="float" office:value="20651.4501726731" calcext:value-type="float">
            <text:p>20651.4501726731</text:p>
          </table:table-cell>
          <table:table-cell table:formula="of:=[.X144]-[.X143]" office:value-type="float" office:value="2532.54713593967" calcext:value-type="float">
            <text:p>2532.54713593967</text:p>
          </table:table-cell>
          <table:table-cell table:formula="of:=[.S144]-[.S143]" office:value-type="float" office:value="-71" calcext:value-type="float">
            <text:p>-71</text:p>
          </table:table-cell>
          <table:table-cell table:formula="of:=[.K144]-[.K143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string" calcext:value-type="string">
            <text:p>Confirmado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[.C145]+[.E144]" office:value-type="float" office:value="91298" calcext:value-type="float">
            <text:p>91298</text:p>
          </table:table-cell>
          <table:table-cell office:value-type="float" office:value="60744" calcext:value-type="float">
            <text:p>60744</text:p>
          </table:table-cell>
          <table:table-cell table:formula="of:=[.G144]+[.H145]" office:value-type="float" office:value="10690" calcext:value-type="float">
            <text:p>1069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5]-[.F145]-[.G145]" office:value-type="float" office:value="19864" calcext:value-type="float">
            <text:p>19864</text:p>
          </table:table-cell>
          <table:table-cell table:formula="of:=MAX([.S145]-[.K145];0)" office:value-type="float" office:value="19405" calcext:value-type="float">
            <text:p>19405</text:p>
          </table:table-cell>
          <table:table-cell table:formula="of:=[.K145]/[.S131]" office:value-type="float" office:value="0.0266457680250784" calcext:value-type="float">
            <text:p>0.026645768025078</text:p>
          </table:table-cell>
          <table:table-cell table:formula="of:=[.G145]/[.E131]" office:value-type="float" office:value="0.127231611521066" calcext:value-type="float">
            <text:p>0.127231611521066</text:p>
          </table:table-cell>
          <table:table-cell table:formula="of:=6718903-[.Y145]-[.F145]-[.G145]" office:value-type="float" office:value="6627549.27637996" calcext:value-type="float">
            <text:p>6627549.27637996</text:p>
          </table:table-cell>
          <table:table-cell table:formula="of:=NORMINV(RAND();MAX([.T152];1);MAX(0.25*[.T152];1))" office:value-type="float" office:value="19460.7236200381" calcext:value-type="float">
            <text:p>19460.7236200381</text:p>
          </table:table-cell>
          <table:table-cell table:formula="of:=[.X145]+[.K145]" office:value-type="float" office:value="19919.7236200381" calcext:value-type="float">
            <text:p>19919.7236200381</text:p>
          </table:table-cell>
          <table:table-cell table:formula="of:=[.X145]-[.X144]" office:value-type="float" office:value="-740.726552635038" calcext:value-type="float">
            <text:p>-740.726552635038</text:p>
          </table:table-cell>
          <table:table-cell table:formula="of:=[.S145]-[.S144]" office:value-type="float" office:value="725" calcext:value-type="float">
            <text:p>725</text:p>
          </table:table-cell>
          <table:table-cell table:formula="of:=[.K145]-[.K144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39" calcext:value-type="float">
            <text:p>-39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string" calcext:value-type="string">
            <text:p>Confirmado</text:p>
          </table:table-cell>
          <table:table-cell office:value-type="float" office:value="490" calcext:value-type="float">
            <text:p>490</text:p>
          </table:table-cell>
          <table:table-cell office:value-type="float" office:value="89" calcext:value-type="float">
            <text:p>89</text:p>
          </table:table-cell>
          <table:table-cell table:formula="of:=[.C146]+[.E145]" office:value-type="float" office:value="91788" calcext:value-type="float">
            <text:p>91788</text:p>
          </table:table-cell>
          <table:table-cell office:value-type="float" office:value="60990" calcext:value-type="float">
            <text:p>60990</text:p>
          </table:table-cell>
          <table:table-cell table:formula="of:=[.G145]+[.H146]" office:value-type="float" office:value="10712" calcext:value-type="float">
            <text:p>1071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37" calcext:value-type="float">
            <text:p>337</text:p>
          </table:table-cell>
          <table:table-cell office:value-type="float" office:value="434" calcext:value-type="float">
            <text:p>43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6]-[.F146]-[.G146]" office:value-type="float" office:value="20086" calcext:value-type="float">
            <text:p>20086</text:p>
          </table:table-cell>
          <table:table-cell table:formula="of:=MAX([.S146]-[.K146];0)" office:value-type="float" office:value="19652" calcext:value-type="float">
            <text:p>19652</text:p>
          </table:table-cell>
          <table:table-cell table:formula="of:=[.K146]/[.S132]" office:value-type="float" office:value="0.0241944475415319" calcext:value-type="float">
            <text:p>0.024194447541532</text:p>
          </table:table-cell>
          <table:table-cell table:formula="of:=[.G146]/[.E132]" office:value-type="float" office:value="0.126168994841111" calcext:value-type="float">
            <text:p>0.126168994841111</text:p>
          </table:table-cell>
          <table:table-cell table:formula="of:=6718903-[.Y146]-[.F146]-[.G146]" office:value-type="float" office:value="6623155.0233117" calcext:value-type="float">
            <text:p>6623155.0233117</text:p>
          </table:table-cell>
          <table:table-cell table:formula="of:=NORMINV(RAND();MAX([.T153];1);MAX(0.25*[.T153];1))" office:value-type="float" office:value="23611.9766883008" calcext:value-type="float">
            <text:p>23611.9766883008</text:p>
          </table:table-cell>
          <table:table-cell table:formula="of:=[.X146]+[.K146]" office:value-type="float" office:value="24045.9766883008" calcext:value-type="float">
            <text:p>24045.9766883008</text:p>
          </table:table-cell>
          <table:table-cell table:formula="of:=[.X146]-[.X145]" office:value-type="float" office:value="4151.25306826278" calcext:value-type="float">
            <text:p>4151.25306826278</text:p>
          </table:table-cell>
          <table:table-cell table:formula="of:=[.S146]-[.S145]" office:value-type="float" office:value="222" calcext:value-type="float">
            <text:p>222</text:p>
          </table:table-cell>
          <table:table-cell table:formula="of:=[.K146]-[.K145]" office:value-type="float" office:value="-25" calcext:value-type="float">
            <text:p>-2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41" calcext:value-type="float">
            <text:p>-41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string" calcext:value-type="string">
            <text:p>Confirmado</text:p>
          </table:table-cell>
          <table:table-cell office:value-type="float" office:value="499" calcext:value-type="float">
            <text:p>499</text:p>
          </table:table-cell>
          <table:table-cell office:value-type="float" office:value="21" calcext:value-type="float">
            <text:p>21</text:p>
          </table:table-cell>
          <table:table-cell table:formula="of:=[.C147]+[.E146]" office:value-type="float" office:value="92287" calcext:value-type="float">
            <text:p>92287</text:p>
          </table:table-cell>
          <table:table-cell office:value-type="float" office:value="61011" calcext:value-type="float">
            <text:p>61011</text:p>
          </table:table-cell>
          <table:table-cell table:formula="of:=[.G146]+[.H147]" office:value-type="float" office:value="10729" calcext:value-type="float">
            <text:p>10729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 office:value-type="float" office:value="455" calcext:value-type="float">
            <text:p>45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272" calcext:value-type="float">
            <text:p>12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47]-[.F147]-[.G147]" office:value-type="float" office:value="20547" calcext:value-type="float">
            <text:p>20547</text:p>
          </table:table-cell>
          <table:table-cell table:formula="of:=MAX([.S147]-[.K147];0)" office:value-type="float" office:value="20092" calcext:value-type="float">
            <text:p>20092</text:p>
          </table:table-cell>
          <table:table-cell table:formula="of:=[.K147]/[.S133]" office:value-type="float" office:value="0.0252539268468668" calcext:value-type="float">
            <text:p>0.025253926846867</text:p>
          </table:table-cell>
          <table:table-cell table:formula="of:=[.G147]/[.E133]" office:value-type="float" office:value="0.125719173667991" calcext:value-type="float">
            <text:p>0.125719173667991</text:p>
          </table:table-cell>
          <table:table-cell table:formula="of:=6718903-[.Y147]-[.F147]-[.G147]" office:value-type="float" office:value="6622920.68464482" calcext:value-type="float">
            <text:p>6622920.68464482</text:p>
          </table:table-cell>
          <table:table-cell table:formula="of:=NORMINV(RAND();MAX([.T154];1);MAX(0.25*[.T154];1))" office:value-type="float" office:value="23787.315355179" calcext:value-type="float">
            <text:p>23787.315355179</text:p>
          </table:table-cell>
          <table:table-cell table:formula="of:=[.X147]+[.K147]" office:value-type="float" office:value="24242.315355179" calcext:value-type="float">
            <text:p>24242.315355179</text:p>
          </table:table-cell>
          <table:table-cell table:formula="of:=[.X147]-[.X146]" office:value-type="float" office:value="175.338666878175" calcext:value-type="float">
            <text:p>175.338666878175</text:p>
          </table:table-cell>
          <table:table-cell table:formula="of:=[.S147]-[.S146]" office:value-type="float" office:value="461" calcext:value-type="float">
            <text:p>461</text:p>
          </table:table-cell>
          <table:table-cell table:formula="of:=[.K147]-[.K146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float" office:value="-12" calcext:value-type="float">
            <text:p>-12</text:p>
          </table:table-cell>
          <table:table-cell office:value-type="float" office:value="-66" calcext:value-type="float">
            <text:p>-66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30</text:p>
          </table:table-cell>
          <table:table-cell office:value-type="string" calcext:value-type="string">
            <text:p>Confirmado</text:p>
          </table:table-cell>
          <table:table-cell office:value-type="float" office:value="401" calcext:value-type="float">
            <text:p>401</text:p>
          </table:table-cell>
          <table:table-cell office:value-type="float" office:value="453" calcext:value-type="float">
            <text:p>453</text:p>
          </table:table-cell>
          <table:table-cell table:formula="of:=[.C148]+[.E147]" office:value-type="float" office:value="92688" calcext:value-type="float">
            <text:p>92688</text:p>
          </table:table-cell>
          <table:table-cell office:value-type="float" office:value="61464" calcext:value-type="float">
            <text:p>61464</text:p>
          </table:table-cell>
          <table:table-cell table:formula="of:=[.G147]+[.H148]" office:value-type="float" office:value="10751" calcext:value-type="float">
            <text:p>107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450" calcext:value-type="float">
            <text:p>450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48]-[.F148]-[.G148]" office:value-type="float" office:value="20473" calcext:value-type="float">
            <text:p>20473</text:p>
          </table:table-cell>
          <table:table-cell table:formula="of:=MAX([.S148]-[.K148];0)" office:value-type="float" office:value="20023" calcext:value-type="float">
            <text:p>20023</text:p>
          </table:table-cell>
          <table:table-cell table:formula="of:=[.K148]/[.S134]" office:value-type="float" office:value="0.0240912254403341" calcext:value-type="float">
            <text:p>0.024091225440334</text:p>
          </table:table-cell>
          <table:table-cell table:formula="of:=[.G148]/[.E134]" office:value-type="float" office:value="0.124666620283402" calcext:value-type="float">
            <text:p>0.124666620283402</text:p>
          </table:table-cell>
          <table:table-cell table:formula="of:=6718903-[.Y148]-[.F148]-[.G148]" office:value-type="float" office:value="6622466.98492431" calcext:value-type="float">
            <text:p>6622466.98492431</text:p>
          </table:table-cell>
          <table:table-cell table:formula="of:=NORMINV(RAND();MAX([.T155];1);MAX(0.25*[.T155];1))" office:value-type="float" office:value="23771.0150756884" calcext:value-type="float">
            <text:p>23771.0150756884</text:p>
          </table:table-cell>
          <table:table-cell table:formula="of:=[.X148]+[.K148]" office:value-type="float" office:value="24221.0150756884" calcext:value-type="float">
            <text:p>24221.0150756884</text:p>
          </table:table-cell>
          <table:table-cell table:formula="of:=[.X148]-[.X147]" office:value-type="float" office:value="-16.3002794906279" calcext:value-type="float">
            <text:p>-16.3002794906279</text:p>
          </table:table-cell>
          <table:table-cell table:formula="of:=[.S148]-[.S147]" office:value-type="float" office:value="-74" calcext:value-type="float">
            <text:p>-74</text:p>
          </table:table-cell>
          <table:table-cell table:formula="of:=[.K148]-[.K147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 office:value-type="float" office:value="-36" calcext:value-type="float">
            <text:p>-36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31</text:p>
          </table:table-cell>
          <table:table-cell office:value-type="string" calcext:value-type="string">
            <text:p>Confirmado</text:p>
          </table:table-cell>
          <table:table-cell office:value-type="float" office:value="812" calcext:value-type="float">
            <text:p>812</text:p>
          </table:table-cell>
          <table:table-cell office:value-type="float" office:value="473" calcext:value-type="float">
            <text:p>473</text:p>
          </table:table-cell>
          <table:table-cell table:formula="of:=[.C149]+[.E148]" office:value-type="float" office:value="93500" calcext:value-type="float">
            <text:p>93500</text:p>
          </table:table-cell>
          <table:table-cell office:value-type="float" office:value="61937" calcext:value-type="float">
            <text:p>61937</text:p>
          </table:table-cell>
          <table:table-cell table:formula="of:=[.G148]+[.H149]" office:value-type="float" office:value="10792" calcext:value-type="float">
            <text:p>1079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office:value-type="float" office:value="433" calcext:value-type="float">
            <text:p>43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49]-[.F149]-[.G149]" office:value-type="float" office:value="20771" calcext:value-type="float">
            <text:p>20771</text:p>
          </table:table-cell>
          <table:table-cell table:formula="of:=MAX([.S149]-[.K149];0)" office:value-type="float" office:value="20338" calcext:value-type="float">
            <text:p>20338</text:p>
          </table:table-cell>
          <table:table-cell table:formula="of:=[.K149]/[.S135]" office:value-type="float" office:value="0.0237650933040615" calcext:value-type="float">
            <text:p>0.023765093304062</text:p>
          </table:table-cell>
          <table:table-cell table:formula="of:=[.G149]/[.E135]" office:value-type="float" office:value="0.124584410786849" calcext:value-type="float">
            <text:p>0.124584410786849</text:p>
          </table:table-cell>
          <table:table-cell table:formula="of:=6718903-[.Y149]-[.F149]-[.G149]" office:value-type="float" office:value="6621789.64856314" calcext:value-type="float">
            <text:p>6621789.64856314</text:p>
          </table:table-cell>
          <table:table-cell table:formula="of:=NORMINV(RAND();MAX([.T156];1);MAX(0.25*[.T156];1))" office:value-type="float" office:value="23951.3514368595" calcext:value-type="float">
            <text:p>23951.3514368595</text:p>
          </table:table-cell>
          <table:table-cell table:formula="of:=[.X149]+[.K149]" office:value-type="float" office:value="24384.3514368595" calcext:value-type="float">
            <text:p>24384.3514368595</text:p>
          </table:table-cell>
          <table:table-cell table:formula="of:=[.X149]-[.X148]" office:value-type="float" office:value="180.336361171154" calcext:value-type="float">
            <text:p>180.336361171154</text:p>
          </table:table-cell>
          <table:table-cell table:formula="of:=[.S149]-[.S148]" office:value-type="float" office:value="298" calcext:value-type="float">
            <text:p>298</text:p>
          </table:table-cell>
          <table:table-cell table:formula="of:=[.K149]-[.K148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48" calcext:value-type="float">
            <text:p>-48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1</text:p>
          </table:table-cell>
          <table:table-cell office:value-type="string" calcext:value-type="string">
            <text:p>Confirmado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C150]+[.E149]" office:value-type="float" office:value="93753" calcext:value-type="float">
            <text:p>93753</text:p>
          </table:table-cell>
          <table:table-cell office:value-type="float" office:value="61967" calcext:value-type="float">
            <text:p>61967</text:p>
          </table:table-cell>
          <table:table-cell table:formula="of:=[.G149]+[.H150]" office:value-type="float" office:value="10826" calcext:value-type="float">
            <text:p>1082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19" calcext:value-type="float">
            <text:p>319</text:p>
          </table:table-cell>
          <table:table-cell office:value-type="float" office:value="436" calcext:value-type="float">
            <text:p>43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0]-[.F150]-[.G150]" office:value-type="float" office:value="20960" calcext:value-type="float">
            <text:p>20960</text:p>
          </table:table-cell>
          <table:table-cell table:formula="of:=MAX([.S150]-[.K150];0)" office:value-type="float" office:value="20524" calcext:value-type="float">
            <text:p>20524</text:p>
          </table:table-cell>
          <table:table-cell table:formula="of:=[.K150]/[.S136]" office:value-type="float" office:value="0.0237887385421213" calcext:value-type="float">
            <text:p>0.023788738542121</text:p>
          </table:table-cell>
          <table:table-cell table:formula="of:=[.G150]/[.E136]" office:value-type="float" office:value="0.124667488110181" calcext:value-type="float">
            <text:p>0.124667488110181</text:p>
          </table:table-cell>
          <table:table-cell table:formula="of:=6718903-[.Y150]-[.F150]-[.G150]" office:value-type="float" office:value="6626368.23828725" calcext:value-type="float">
            <text:p>6626368.23828725</text:p>
          </table:table-cell>
          <table:table-cell table:formula="of:=NORMINV(RAND();MAX([.T157];1);MAX(0.25*[.T157];1))" office:value-type="float" office:value="19305.7617127463" calcext:value-type="float">
            <text:p>19305.7617127463</text:p>
          </table:table-cell>
          <table:table-cell table:formula="of:=[.X150]+[.K150]" office:value-type="float" office:value="19741.7617127463" calcext:value-type="float">
            <text:p>19741.7617127463</text:p>
          </table:table-cell>
          <table:table-cell table:formula="of:=[.X150]-[.X149]" office:value-type="float" office:value="-4645.58972411323" calcext:value-type="float">
            <text:p>-4645.58972411323</text:p>
          </table:table-cell>
          <table:table-cell table:formula="of:=[.S150]-[.S149]" office:value-type="float" office:value="189" calcext:value-type="float">
            <text:p>189</text:p>
          </table:table-cell>
          <table:table-cell table:formula="of:=[.K150]-[.K149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8" calcext:value-type="float">
            <text:p>-38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2</text:p>
          </table:table-cell>
          <table:table-cell office:value-type="string" calcext:value-type="string">
            <text:p>Confirmado</text:p>
          </table:table-cell>
          <table:table-cell office:value-type="float" office:value="482" calcext:value-type="float">
            <text:p>482</text:p>
          </table:table-cell>
          <table:table-cell office:value-type="float" office:value="425" calcext:value-type="float">
            <text:p>425</text:p>
          </table:table-cell>
          <table:table-cell table:formula="of:=[.C151]+[.E150]" office:value-type="float" office:value="94235" calcext:value-type="float">
            <text:p>94235</text:p>
          </table:table-cell>
          <table:table-cell office:value-type="float" office:value="62392" calcext:value-type="float">
            <text:p>62392</text:p>
          </table:table-cell>
          <table:table-cell table:formula="of:=[.G150]+[.H151]" office:value-type="float" office:value="10855" calcext:value-type="float">
            <text:p>1085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44" calcext:value-type="float">
            <text:p>244</text:p>
          </table:table-cell>
          <table:table-cell office:value-type="float" office:value="414" calcext:value-type="float">
            <text:p>414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51]-[.F151]-[.G151]" office:value-type="float" office:value="20988" calcext:value-type="float">
            <text:p>20988</text:p>
          </table:table-cell>
          <table:table-cell table:formula="of:=MAX([.S151]-[.K151];0)" office:value-type="float" office:value="20574" calcext:value-type="float">
            <text:p>20574</text:p>
          </table:table-cell>
          <table:table-cell table:formula="of:=[.K151]/[.S137]" office:value-type="float" office:value="0.0222126837643524" calcext:value-type="float">
            <text:p>0.022212683764352</text:p>
          </table:table-cell>
          <table:table-cell table:formula="of:=[.G151]/[.E137]" office:value-type="float" office:value="0.124180613867503" calcext:value-type="float">
            <text:p>0.124180613867503</text:p>
          </table:table-cell>
          <table:table-cell table:formula="of:=6718903-[.Y151]-[.F151]-[.G151]" office:value-type="float" office:value="6634189.82726805" calcext:value-type="float">
            <text:p>6634189.82726805</text:p>
          </table:table-cell>
          <table:table-cell table:formula="of:=NORMINV(RAND();MAX([.T158];1);MAX(0.25*[.T158];1))" office:value-type="float" office:value="11052.1727319459" calcext:value-type="float">
            <text:p>11052.1727319459</text:p>
          </table:table-cell>
          <table:table-cell table:formula="of:=[.X151]+[.K151]" office:value-type="float" office:value="11466.1727319459" calcext:value-type="float">
            <text:p>11466.1727319459</text:p>
          </table:table-cell>
          <table:table-cell table:formula="of:=[.X151]-[.X150]" office:value-type="float" office:value="-8253.58898080039" calcext:value-type="float">
            <text:p>-8253.58898080039</text:p>
          </table:table-cell>
          <table:table-cell table:formula="of:=[.S151]-[.S150]" office:value-type="float" office:value="28" calcext:value-type="float">
            <text:p>28</text:p>
          </table:table-cell>
          <table:table-cell table:formula="of:=[.K151]-[.K150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3</text:p>
          </table:table-cell>
          <table:table-cell office:value-type="string" calcext:value-type="string">
            <text:p>Confirmado</text:p>
          </table:table-cell>
          <table:table-cell office:value-type="float" office:value="421" calcext:value-type="float">
            <text:p>421</text:p>
          </table:table-cell>
          <table:table-cell office:value-type="float" office:value="308" calcext:value-type="float">
            <text:p>308</text:p>
          </table:table-cell>
          <table:table-cell table:formula="of:=[.C152]+[.E151]" office:value-type="float" office:value="94656" calcext:value-type="float">
            <text:p>94656</text:p>
          </table:table-cell>
          <table:table-cell office:value-type="float" office:value="62700" calcext:value-type="float">
            <text:p>62700</text:p>
          </table:table-cell>
          <table:table-cell table:formula="of:=[.G151]+[.H152]" office:value-type="float" office:value="10877" calcext:value-type="float">
            <text:p>1087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434" calcext:value-type="float">
            <text:p>43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52]-[.F152]-[.G152]" office:value-type="float" office:value="21079" calcext:value-type="float">
            <text:p>21079</text:p>
          </table:table-cell>
          <table:table-cell table:formula="of:=MAX([.S152]-[.K152];0)" office:value-type="float" office:value="20645" calcext:value-type="float">
            <text:p>20645</text:p>
          </table:table-cell>
          <table:table-cell table:formula="of:=[.K152]/[.S138]" office:value-type="float" office:value="0.0227953148799832" calcext:value-type="float">
            <text:p>0.022795314879983</text:p>
          </table:table-cell>
          <table:table-cell table:formula="of:=[.G152]/[.E138]" office:value-type="float" office:value="0.123593845874145" calcext:value-type="float">
            <text:p>0.123593845874145</text:p>
          </table:table-cell>
          <table:table-cell table:formula="of:=6718903-[.Y152]-[.F152]-[.G152]" office:value-type="float" office:value="6630378.12000047" calcext:value-type="float">
            <text:p>6630378.12000047</text:p>
          </table:table-cell>
          <table:table-cell table:formula="of:=NORMINV(RAND();MAX([.T159];1);MAX(0.25*[.T159];1))" office:value-type="float" office:value="14513.8799995322" calcext:value-type="float">
            <text:p>14513.8799995322</text:p>
          </table:table-cell>
          <table:table-cell table:formula="of:=[.X152]+[.K152]" office:value-type="float" office:value="14947.8799995322" calcext:value-type="float">
            <text:p>14947.8799995322</text:p>
          </table:table-cell>
          <table:table-cell table:formula="of:=[.X152]-[.X151]" office:value-type="float" office:value="3461.70726758628" calcext:value-type="float">
            <text:p>3461.70726758628</text:p>
          </table:table-cell>
          <table:table-cell table:formula="of:=[.S152]-[.S151]" office:value-type="float" office:value="91" calcext:value-type="float">
            <text:p>91</text:p>
          </table:table-cell>
          <table:table-cell table:formula="of:=[.K152]-[.K151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-35" calcext:value-type="float">
            <text:p>-35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4</text:p>
          </table:table-cell>
          <table:table-cell office:value-type="string" calcext:value-type="string">
            <text:p>Confirmado</text:p>
          </table:table-cell>
          <table:table-cell office:value-type="float" office:value="487" calcext:value-type="float">
            <text:p>487</text:p>
          </table:table-cell>
          <table:table-cell office:value-type="float" office:value="349" calcext:value-type="float">
            <text:p>349</text:p>
          </table:table-cell>
          <table:table-cell table:formula="of:=[.C153]+[.E152]" office:value-type="float" office:value="95143" calcext:value-type="float">
            <text:p>95143</text:p>
          </table:table-cell>
          <table:table-cell office:value-type="float" office:value="63238" calcext:value-type="float">
            <text:p>63238</text:p>
          </table:table-cell>
          <table:table-cell table:formula="of:=[.G152]+[.H153]" office:value-type="float" office:value="10900" calcext:value-type="float">
            <text:p>1090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86" calcext:value-type="float">
            <text:p>386</text:p>
          </table:table-cell>
          <table:table-cell office:value-type="float" office:value="438" calcext:value-type="float">
            <text:p>43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53]-[.F153]-[.G153]" office:value-type="float" office:value="21005" calcext:value-type="float">
            <text:p>21005</text:p>
          </table:table-cell>
          <table:table-cell table:formula="of:=MAX([.S153]-[.K153];0)" office:value-type="float" office:value="20567" calcext:value-type="float">
            <text:p>20567</text:p>
          </table:table-cell>
          <table:table-cell table:formula="of:=[.K153]/[.S139]" office:value-type="float" office:value="0.023717983429902" calcext:value-type="float">
            <text:p>0.023717983429902</text:p>
          </table:table-cell>
          <table:table-cell table:formula="of:=[.G153]/[.E139]" office:value-type="float" office:value="0.123417649856201" calcext:value-type="float">
            <text:p>0.123417649856201</text:p>
          </table:table-cell>
          <table:table-cell table:formula="of:=6718903-[.Y153]-[.F153]-[.G153]" office:value-type="float" office:value="6622720.47725115" calcext:value-type="float">
            <text:p>6622720.47725115</text:p>
          </table:table-cell>
          <table:table-cell table:formula="of:=NORMINV(RAND();MAX([.T160];1);MAX(0.25*[.T160];1))" office:value-type="float" office:value="21606.5227488507" calcext:value-type="float">
            <text:p>21606.5227488507</text:p>
          </table:table-cell>
          <table:table-cell table:formula="of:=[.X153]+[.K153]" office:value-type="float" office:value="22044.5227488507" calcext:value-type="float">
            <text:p>22044.5227488507</text:p>
          </table:table-cell>
          <table:table-cell table:formula="of:=[.X153]-[.X152]" office:value-type="float" office:value="7092.64274931846" calcext:value-type="float">
            <text:p>7092.64274931846</text:p>
          </table:table-cell>
          <table:table-cell table:formula="of:=[.S153]-[.S152]" office:value-type="float" office:value="-74" calcext:value-type="float">
            <text:p>-74</text:p>
          </table:table-cell>
          <table:table-cell table:formula="of:=[.K153]-[.K152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-37" calcext:value-type="float">
            <text:p>-37</text:p>
          </table:table-cell>
          <table:table-cell office:value-type="float" office:value="-35" calcext:value-type="float">
            <text:p>-35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5</text:p>
          </table:table-cell>
          <table:table-cell office:value-type="string" calcext:value-type="string">
            <text:p>Confirmado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[.C154]+[.E153]" office:value-type="float" office:value="95739" calcext:value-type="float">
            <text:p>95739</text:p>
          </table:table-cell>
          <table:table-cell office:value-type="float" office:value="63321" calcext:value-type="float">
            <text:p>63321</text:p>
          </table:table-cell>
          <table:table-cell table:formula="of:=[.G153]+[.H154]" office:value-type="float" office:value="10922" calcext:value-type="float">
            <text:p>1092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4]-[.F154]-[.G154]" office:value-type="float" office:value="21496" calcext:value-type="float">
            <text:p>21496</text:p>
          </table:table-cell>
          <table:table-cell table:formula="of:=MAX([.S154]-[.K154];0)" office:value-type="float" office:value="21061" calcext:value-type="float">
            <text:p>21061</text:p>
          </table:table-cell>
          <table:table-cell table:formula="of:=[.K154]/[.S140]" office:value-type="float" office:value="0.0229793977812995" calcext:value-type="float">
            <text:p>0.0229793977813</text:p>
          </table:table-cell>
          <table:table-cell table:formula="of:=[.G154]/[.E140]" office:value-type="float" office:value="0.122811554765947" calcext:value-type="float">
            <text:p>0.122811554765947</text:p>
          </table:table-cell>
          <table:table-cell table:formula="of:=6718903-[.Y154]-[.F154]-[.G154]" office:value-type="float" office:value="6629787.26601775" calcext:value-type="float">
            <text:p>6629787.26601775</text:p>
          </table:table-cell>
          <table:table-cell table:formula="of:=NORMINV(RAND();MAX([.T161];1);MAX(0.25*[.T161];1))" office:value-type="float" office:value="14437.7339822486" calcext:value-type="float">
            <text:p>14437.7339822486</text:p>
          </table:table-cell>
          <table:table-cell table:formula="of:=[.X154]+[.K154]" office:value-type="float" office:value="14872.7339822486" calcext:value-type="float">
            <text:p>14872.7339822486</text:p>
          </table:table-cell>
          <table:table-cell table:formula="of:=[.X154]-[.X153]" office:value-type="float" office:value="-7168.78876660208" calcext:value-type="float">
            <text:p>-7168.78876660208</text:p>
          </table:table-cell>
          <table:table-cell table:formula="of:=[.S154]-[.S153]" office:value-type="float" office:value="491" calcext:value-type="float">
            <text:p>491</text:p>
          </table:table-cell>
          <table:table-cell table:formula="of:=[.K154]-[.K153]" office:value-type="float" office:value="-3" calcext:value-type="float">
            <text:p>-3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6</text:p>
          </table:table-cell>
          <table:table-cell office:value-type="string" calcext:value-type="string">
            <text:p>Confirmado</text:p>
          </table:table-cell>
          <table:table-cell office:value-type="float" office:value="620" calcext:value-type="float">
            <text:p>620</text:p>
          </table:table-cell>
          <table:table-cell office:value-type="float" office:value="391" calcext:value-type="float">
            <text:p>391</text:p>
          </table:table-cell>
          <table:table-cell table:formula="of:=[.C155]+[.E154]" office:value-type="float" office:value="96359" calcext:value-type="float">
            <text:p>96359</text:p>
          </table:table-cell>
          <table:table-cell office:value-type="float" office:value="63712" calcext:value-type="float">
            <text:p>63712</text:p>
          </table:table-cell>
          <table:table-cell table:formula="of:=[.G154]+[.H155]" office:value-type="float" office:value="10949" calcext:value-type="float">
            <text:p>1094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62" calcext:value-type="float">
            <text:p>362</text:p>
          </table:table-cell>
          <table:table-cell office:value-type="float" office:value="439" calcext:value-type="float">
            <text:p>43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55]-[.F155]-[.G155]" office:value-type="float" office:value="21698" calcext:value-type="float">
            <text:p>21698</text:p>
          </table:table-cell>
          <table:table-cell table:formula="of:=MAX([.S155]-[.K155];0)" office:value-type="float" office:value="21259" calcext:value-type="float">
            <text:p>21259</text:p>
          </table:table-cell>
          <table:table-cell table:formula="of:=[.K155]/[.S141]" office:value-type="float" office:value="0.0236034195386849" calcext:value-type="float">
            <text:p>0.023603419538685</text:p>
          </table:table-cell>
          <table:table-cell table:formula="of:=[.G155]/[.E141]" office:value-type="float" office:value="0.122620167540205" calcext:value-type="float">
            <text:p>0.122620167540205</text:p>
          </table:table-cell>
          <table:table-cell table:formula="of:=6718903-[.Y155]-[.F155]-[.G155]" office:value-type="float" office:value="6622090.69279299" calcext:value-type="float">
            <text:p>6622090.69279299</text:p>
          </table:table-cell>
          <table:table-cell table:formula="of:=NORMINV(RAND();MAX([.T162];1);MAX(0.25*[.T162];1))" office:value-type="float" office:value="21712.3072070122" calcext:value-type="float">
            <text:p>21712.3072070122</text:p>
          </table:table-cell>
          <table:table-cell table:formula="of:=[.X155]+[.K155]" office:value-type="float" office:value="22151.3072070122" calcext:value-type="float">
            <text:p>22151.3072070122</text:p>
          </table:table-cell>
          <table:table-cell table:formula="of:=[.X155]-[.X154]" office:value-type="float" office:value="7274.57322476367" calcext:value-type="float">
            <text:p>7274.57322476367</text:p>
          </table:table-cell>
          <table:table-cell table:formula="of:=[.S155]-[.S154]" office:value-type="float" office:value="202" calcext:value-type="float">
            <text:p>202</text:p>
          </table:table-cell>
          <table:table-cell table:formula="of:=[.K155]-[.K154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7</text:p>
          </table:table-cell>
          <table:table-cell office:value-type="string" calcext:value-type="string">
            <text:p>Confirmado</text:p>
          </table:table-cell>
          <table:table-cell office:value-type="float" office:value="477" calcext:value-type="float">
            <text:p>477</text:p>
          </table:table-cell>
          <table:table-cell office:value-type="float" office:value="353" calcext:value-type="float">
            <text:p>353</text:p>
          </table:table-cell>
          <table:table-cell table:formula="of:=[.C156]+[.E155]" office:value-type="float" office:value="96836" calcext:value-type="float">
            <text:p>96836</text:p>
          </table:table-cell>
          <table:table-cell office:value-type="float" office:value="64065" calcext:value-type="float">
            <text:p>64065</text:p>
          </table:table-cell>
          <table:table-cell table:formula="of:=[.G155]+[.H156]" office:value-type="float" office:value="10975" calcext:value-type="float">
            <text:p>1097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6]-[.F156]-[.G156]" office:value-type="float" office:value="21796" calcext:value-type="float">
            <text:p>21796</text:p>
          </table:table-cell>
          <table:table-cell table:formula="of:=MAX([.S156]-[.K156];0)" office:value-type="float" office:value="21373" calcext:value-type="float">
            <text:p>21373</text:p>
          </table:table-cell>
          <table:table-cell table:formula="of:=[.K156]/[.S142]" office:value-type="float" office:value="0.0224212869712711" calcext:value-type="float">
            <text:p>0.022421286971271</text:p>
          </table:table-cell>
          <table:table-cell table:formula="of:=[.G156]/[.E142]" office:value-type="float" office:value="0.122179300210404" calcext:value-type="float">
            <text:p>0.122179300210404</text:p>
          </table:table-cell>
          <table:table-cell table:formula="of:=6718903-[.Y156]-[.F156]-[.G156]" office:value-type="float" office:value="6625500.72517184" calcext:value-type="float">
            <text:p>6625500.72517184</text:p>
          </table:table-cell>
          <table:table-cell table:formula="of:=NORMINV(RAND();MAX([.T163];1);MAX(0.25*[.T163];1))" office:value-type="float" office:value="17939.274828161" calcext:value-type="float">
            <text:p>17939.274828161</text:p>
          </table:table-cell>
          <table:table-cell table:formula="of:=[.X156]+[.K156]" office:value-type="float" office:value="18362.274828161" calcext:value-type="float">
            <text:p>18362.274828161</text:p>
          </table:table-cell>
          <table:table-cell table:formula="of:=[.X156]-[.X155]" office:value-type="float" office:value="-3773.03237885121" calcext:value-type="float">
            <text:p>-3773.03237885121</text:p>
          </table:table-cell>
          <table:table-cell table:formula="of:=[.S156]-[.S155]" office:value-type="float" office:value="98" calcext:value-type="float">
            <text:p>98</text:p>
          </table:table-cell>
          <table:table-cell table:formula="of:=[.K156]-[.K155]" office:value-type="float" office:value="-16" calcext:value-type="float">
            <text:p>-16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-29" calcext:value-type="float">
            <text:p>-29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8</text:p>
          </table:table-cell>
          <table:table-cell office:value-type="string" calcext:value-type="string">
            <text:p>Confirmado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[.C157]+[.E156]" office:value-type="float" office:value="97251" calcext:value-type="float">
            <text:p>97251</text:p>
          </table:table-cell>
          <table:table-cell office:value-type="float" office:value="64198" calcext:value-type="float">
            <text:p>64198</text:p>
          </table:table-cell>
          <table:table-cell table:formula="of:=[.G156]+[.H157]" office:value-type="float" office:value="11004" calcext:value-type="float">
            <text:p>1100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424" calcext:value-type="float">
            <text:p>42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57]-[.F157]-[.G157]" office:value-type="float" office:value="22049" calcext:value-type="float">
            <text:p>22049</text:p>
          </table:table-cell>
          <table:table-cell table:formula="of:=MAX([.S157]-[.K157];0)" office:value-type="float" office:value="21625" calcext:value-type="float">
            <text:p>21625</text:p>
          </table:table-cell>
          <table:table-cell table:formula="of:=[.K157]/[.S143]" office:value-type="float" office:value="0.0220718375845914" calcext:value-type="float">
            <text:p>0.022071837584591</text:p>
          </table:table-cell>
          <table:table-cell table:formula="of:=[.G157]/[.E143]" office:value-type="float" office:value="0.121921223200931" calcext:value-type="float">
            <text:p>0.121921223200931</text:p>
          </table:table-cell>
          <table:table-cell table:formula="of:=6718903-[.Y157]-[.F157]-[.G157]" office:value-type="float" office:value="6625345.36328548" calcext:value-type="float">
            <text:p>6625345.36328548</text:p>
          </table:table-cell>
          <table:table-cell table:formula="of:=NORMINV(RAND();MAX([.T164];1);MAX(0.25*[.T164];1))" office:value-type="float" office:value="17931.636714525" calcext:value-type="float">
            <text:p>17931.636714525</text:p>
          </table:table-cell>
          <table:table-cell table:formula="of:=[.X157]+[.K157]" office:value-type="float" office:value="18355.636714525" calcext:value-type="float">
            <text:p>18355.636714525</text:p>
          </table:table-cell>
          <table:table-cell table:formula="of:=[.X157]-[.X156]" office:value-type="float" office:value="-7.63811363608693" calcext:value-type="float">
            <text:p>-7.63811363608693</text:p>
          </table:table-cell>
          <table:table-cell table:formula="of:=[.S157]-[.S156]" office:value-type="float" office:value="253" calcext:value-type="float">
            <text:p>253</text:p>
          </table:table-cell>
          <table:table-cell table:formula="of:=[.K157]-[.K156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-43" calcext:value-type="float">
            <text:p>-43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9</text:p>
          </table:table-cell>
          <table:table-cell office:value-type="string" calcext:value-type="string">
            <text:p>Confirmado</text:p>
          </table:table-cell>
          <table:table-cell office:value-type="float" office:value="44" calcext:value-type="float">
            <text:p>44</text:p>
          </table:table-cell>
          <table:table-cell office:value-type="float" office:value="338" calcext:value-type="float">
            <text:p>338</text:p>
          </table:table-cell>
          <table:table-cell table:formula="of:=[.C158]+[.E157]" office:value-type="float" office:value="97295" calcext:value-type="float">
            <text:p>97295</text:p>
          </table:table-cell>
          <table:table-cell office:value-type="float" office:value="64536" calcext:value-type="float">
            <text:p>64536</text:p>
          </table:table-cell>
          <table:table-cell table:formula="of:=[.G157]+[.H158]" office:value-type="float" office:value="11004" calcext:value-type="float">
            <text:p>110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1" calcext:value-type="float">
            <text:p>371</text:p>
          </table:table-cell>
          <table:table-cell office:value-type="float" office:value="425" calcext:value-type="float">
            <text:p>42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158]-[.F158]-[.G158]" office:value-type="float" office:value="21755" calcext:value-type="float">
            <text:p>21755</text:p>
          </table:table-cell>
          <table:table-cell table:formula="of:=MAX([.S158]-[.K158];0)" office:value-type="float" office:value="21330" calcext:value-type="float">
            <text:p>21330</text:p>
          </table:table-cell>
          <table:table-cell table:formula="of:=[.K158]/[.S144]" office:value-type="float" office:value="0.0222059668739224" calcext:value-type="float">
            <text:p>0.022205966873922</text:p>
          </table:table-cell>
          <table:table-cell table:formula="of:=[.G158]/[.E144]" office:value-type="float" office:value="0.121332407131752" calcext:value-type="float">
            <text:p>0.121332407131752</text:p>
          </table:table-cell>
          <table:table-cell table:formula="of:=6718903-[.Y158]-[.F158]-[.G158]" office:value-type="float" office:value="6622109.6709097" calcext:value-type="float">
            <text:p>6622109.6709097</text:p>
          </table:table-cell>
          <table:table-cell table:formula="of:=NORMINV(RAND();MAX([.T165];1);MAX(0.25*[.T165];1))" office:value-type="float" office:value="20828.3290902982" calcext:value-type="float">
            <text:p>20828.3290902982</text:p>
          </table:table-cell>
          <table:table-cell table:formula="of:=[.X158]+[.K158]" office:value-type="float" office:value="21253.3290902982" calcext:value-type="float">
            <text:p>21253.3290902982</text:p>
          </table:table-cell>
          <table:table-cell table:formula="of:=[.X158]-[.X157]" office:value-type="float" office:value="2896.69237577324" calcext:value-type="float">
            <text:p>2896.69237577324</text:p>
          </table:table-cell>
          <table:table-cell table:formula="of:=[.S158]-[.S157]" office:value-type="float" office:value="-294" calcext:value-type="float">
            <text:p>-294</text:p>
          </table:table-cell>
          <table:table-cell table:formula="of:=[.K158]-[.K157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-33" calcext:value-type="float">
            <text:p>-33</text:p>
          </table:table-cell>
          <table:table-cell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0</text:p>
          </table:table-cell>
          <table:table-cell office:value-type="string" calcext:value-type="string">
            <text:p>Confirmado</text:p>
          </table:table-cell>
          <table:table-cell office:value-type="float" office:value="412" calcext:value-type="float">
            <text:p>412</text:p>
          </table:table-cell>
          <table:table-cell office:value-type="float" office:value="978" calcext:value-type="float">
            <text:p>978</text:p>
          </table:table-cell>
          <table:table-cell table:formula="of:=[.C159]+[.E158]" office:value-type="float" office:value="97707" calcext:value-type="float">
            <text:p>97707</text:p>
          </table:table-cell>
          <table:table-cell office:value-type="float" office:value="65514" calcext:value-type="float">
            <text:p>65514</text:p>
          </table:table-cell>
          <table:table-cell table:formula="of:=[.G158]+[.H159]" office:value-type="float" office:value="11024" calcext:value-type="float">
            <text:p>1102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office:value-type="float" office:value="433" calcext:value-type="float">
            <text:p>43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523" calcext:value-type="float">
            <text:p>15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59]-[.F159]-[.G159]" office:value-type="float" office:value="21169" calcext:value-type="float">
            <text:p>21169</text:p>
          </table:table-cell>
          <table:table-cell table:formula="of:=MAX([.S159]-[.K159];0)" office:value-type="float" office:value="20736" calcext:value-type="float">
            <text:p>20736</text:p>
          </table:table-cell>
          <table:table-cell table:formula="of:=[.K159]/[.S145]" office:value-type="float" office:value="0.0217982279500604" calcext:value-type="float">
            <text:p>0.021798227950061</text:p>
          </table:table-cell>
          <table:table-cell table:formula="of:=[.G159]/[.E145]" office:value-type="float" office:value="0.120747442441236" calcext:value-type="float">
            <text:p>0.120747442441236</text:p>
          </table:table-cell>
          <table:table-cell table:formula="of:=6718903-[.Y159]-[.F159]-[.G159]" office:value-type="float" office:value="6624501.52094745" calcext:value-type="float">
            <text:p>6624501.52094745</text:p>
          </table:table-cell>
          <table:table-cell table:formula="of:=NORMINV(RAND();MAX([.T166];1);MAX(0.25*[.T166];1))" office:value-type="float" office:value="17430.4790525506" calcext:value-type="float">
            <text:p>17430.4790525506</text:p>
          </table:table-cell>
          <table:table-cell table:formula="of:=[.X159]+[.K159]" office:value-type="float" office:value="17863.4790525506" calcext:value-type="float">
            <text:p>17863.4790525506</text:p>
          </table:table-cell>
          <table:table-cell table:formula="of:=[.X159]-[.X158]" office:value-type="float" office:value="-3397.85003774761" calcext:value-type="float">
            <text:p>-3397.85003774761</text:p>
          </table:table-cell>
          <table:table-cell table:formula="of:=[.S159]-[.S158]" office:value-type="float" office:value="-586" calcext:value-type="float">
            <text:p>-586</text:p>
          </table:table-cell>
          <table:table-cell table:formula="of:=[.K159]-[.K158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1</text:p>
          </table:table-cell>
          <table:table-cell office:value-type="string" calcext:value-type="string">
            <text:p>Confirmado</text:p>
          </table:table-cell>
          <table:table-cell office:value-type="float" office:value="376" calcext:value-type="float">
            <text:p>376</text:p>
          </table:table-cell>
          <table:table-cell office:value-type="float" office:value="913" calcext:value-type="float">
            <text:p>913</text:p>
          </table:table-cell>
          <table:table-cell table:formula="of:=[.C160]+[.E159]" office:value-type="float" office:value="98083" calcext:value-type="float">
            <text:p>98083</text:p>
          </table:table-cell>
          <table:table-cell office:value-type="float" office:value="66661" calcext:value-type="float">
            <text:p>66661</text:p>
          </table:table-cell>
          <table:table-cell table:formula="of:=[.G159]+[.H160]" office:value-type="float" office:value="11047" calcext:value-type="float">
            <text:p>1104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04" calcext:value-type="float">
            <text:p>604</text:p>
          </table:table-cell>
          <table:table-cell office:value-type="float" office:value="431" calcext:value-type="float">
            <text:p>43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60]-[.F160]-[.G160]" office:value-type="float" office:value="20375" calcext:value-type="float">
            <text:p>20375</text:p>
          </table:table-cell>
          <table:table-cell table:formula="of:=MAX([.S160]-[.K160];0)" office:value-type="float" office:value="19944" calcext:value-type="float">
            <text:p>19944</text:p>
          </table:table-cell>
          <table:table-cell table:formula="of:=[.K160]/[.S146]" office:value-type="float" office:value="0.0214577317534601" calcext:value-type="float">
            <text:p>0.02145773175346</text:p>
          </table:table-cell>
          <table:table-cell table:formula="of:=[.G160]/[.E146]" office:value-type="float" office:value="0.120353423105417" calcext:value-type="float">
            <text:p>0.120353423105417</text:p>
          </table:table-cell>
          <table:table-cell table:formula="of:=6718903-[.Y160]-[.F160]-[.G160]" office:value-type="float" office:value="6632485.97544235" calcext:value-type="float">
            <text:p>6632485.97544235</text:p>
          </table:table-cell>
          <table:table-cell table:formula="of:=NORMINV(RAND();MAX([.T167];1);MAX(0.25*[.T167];1))" office:value-type="float" office:value="8278.02455765176" calcext:value-type="float">
            <text:p>8278.02455765176</text:p>
          </table:table-cell>
          <table:table-cell table:formula="of:=[.X160]+[.K160]" office:value-type="float" office:value="8709.02455765176" calcext:value-type="float">
            <text:p>8709.02455765176</text:p>
          </table:table-cell>
          <table:table-cell table:formula="of:=[.X160]-[.X159]" office:value-type="float" office:value="-9152.45449489882" calcext:value-type="float">
            <text:p>-9152.45449489882</text:p>
          </table:table-cell>
          <table:table-cell table:formula="of:=[.S160]-[.S159]" office:value-type="float" office:value="-794" calcext:value-type="float">
            <text:p>-794</text:p>
          </table:table-cell>
          <table:table-cell table:formula="of:=[.K160]-[.K159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-36" calcext:value-type="float">
            <text:p>-36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2</text:p>
          </table:table-cell>
          <table:table-cell office:value-type="string" calcext:value-type="string">
            <text:p>Confirmado</text:p>
          </table:table-cell>
          <table:table-cell office:value-type="float" office:value="449" calcext:value-type="float">
            <text:p>449</text:p>
          </table:table-cell>
          <table:table-cell office:value-type="float" office:value="296" calcext:value-type="float">
            <text:p>296</text:p>
          </table:table-cell>
          <table:table-cell table:formula="of:=[.C161]+[.E160]" office:value-type="float" office:value="98532" calcext:value-type="float">
            <text:p>98532</text:p>
          </table:table-cell>
          <table:table-cell office:value-type="float" office:value="66957" calcext:value-type="float">
            <text:p>66957</text:p>
          </table:table-cell>
          <table:table-cell table:formula="of:=[.G160]+[.H161]" office:value-type="float" office:value="11084" calcext:value-type="float">
            <text:p>1108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712" calcext:value-type="float">
            <text:p>712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61]-[.F161]-[.G161]" office:value-type="float" office:value="20491" calcext:value-type="float">
            <text:p>20491</text:p>
          </table:table-cell>
          <table:table-cell table:formula="of:=MAX([.S161]-[.K161];0)" office:value-type="float" office:value="20030" calcext:value-type="float">
            <text:p>20030</text:p>
          </table:table-cell>
          <table:table-cell table:formula="of:=[.K161]/[.S147]" office:value-type="float" office:value="0.022436365406142" calcext:value-type="float">
            <text:p>0.022436365406142</text:p>
          </table:table-cell>
          <table:table-cell table:formula="of:=[.G161]/[.E147]" office:value-type="float" office:value="0.120103589888067" calcext:value-type="float">
            <text:p>0.120103589888067</text:p>
          </table:table-cell>
          <table:table-cell table:formula="of:=6718903-[.Y161]-[.F161]-[.G161]" office:value-type="float" office:value="6627790.14007089" calcext:value-type="float">
            <text:p>6627790.14007089</text:p>
          </table:table-cell>
          <table:table-cell table:formula="of:=NORMINV(RAND();MAX([.T168];1);MAX(0.25*[.T168];1))" office:value-type="float" office:value="12610.8599291083" calcext:value-type="float">
            <text:p>12610.8599291083</text:p>
          </table:table-cell>
          <table:table-cell table:formula="of:=[.X161]+[.K161]" office:value-type="float" office:value="13071.8599291083" calcext:value-type="float">
            <text:p>13071.8599291083</text:p>
          </table:table-cell>
          <table:table-cell table:formula="of:=[.X161]-[.X160]" office:value-type="float" office:value="4332.83537145653" calcext:value-type="float">
            <text:p>4332.83537145653</text:p>
          </table:table-cell>
          <table:table-cell table:formula="of:=[.S161]-[.S160]" office:value-type="float" office:value="116" calcext:value-type="float">
            <text:p>116</text:p>
          </table:table-cell>
          <table:table-cell table:formula="of:=[.K161]-[.K160]" office:value-type="float" office:value="30" calcext:value-type="float">
            <text:p>3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3</text:p>
          </table:table-cell>
          <table:table-cell office:value-type="string" calcext:value-type="string">
            <text:p>Confirmado</text:p>
          </table:table-cell>
          <table:table-cell office:value-type="float" office:value="473" calcext:value-type="float">
            <text:p>473</text:p>
          </table:table-cell>
          <table:table-cell office:value-type="float" office:value="1532" calcext:value-type="float">
            <text:p>1532</text:p>
          </table:table-cell>
          <table:table-cell table:formula="of:=[.C162]+[.E161]" office:value-type="float" office:value="99005" calcext:value-type="float">
            <text:p>99005</text:p>
          </table:table-cell>
          <table:table-cell office:value-type="float" office:value="68489" calcext:value-type="float">
            <text:p>68489</text:p>
          </table:table-cell>
          <table:table-cell table:formula="of:=[.G161]+[.H162]" office:value-type="float" office:value="11121" calcext:value-type="float">
            <text:p>1112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59" calcext:value-type="float">
            <text:p>859</text:p>
          </table:table-cell>
          <table:table-cell office:value-type="float" office:value="462" calcext:value-type="float">
            <text:p>46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62]-[.F162]-[.G162]" office:value-type="float" office:value="19395" calcext:value-type="float">
            <text:p>19395</text:p>
          </table:table-cell>
          <table:table-cell table:formula="of:=MAX([.S162]-[.K162];0)" office:value-type="float" office:value="18933" calcext:value-type="float">
            <text:p>18933</text:p>
          </table:table-cell>
          <table:table-cell table:formula="of:=[.K162]/[.S148]" office:value-type="float" office:value="0.0225663068431593" calcext:value-type="float">
            <text:p>0.022566306843159</text:p>
          </table:table-cell>
          <table:table-cell table:formula="of:=[.G162]/[.E148]" office:value-type="float" office:value="0.11998316934231" calcext:value-type="float">
            <text:p>0.11998316934231</text:p>
          </table:table-cell>
          <table:table-cell table:formula="of:=6718903-[.Y162]-[.F162]-[.G162]" office:value-type="float" office:value="6620018.14830096" calcext:value-type="float">
            <text:p>6620018.14830096</text:p>
          </table:table-cell>
          <table:table-cell table:formula="of:=NORMINV(RAND();MAX([.T169];1);MAX(0.25*[.T169];1))" office:value-type="float" office:value="18812.851699044" calcext:value-type="float">
            <text:p>18812.851699044</text:p>
          </table:table-cell>
          <table:table-cell table:formula="of:=[.X162]+[.K162]" office:value-type="float" office:value="19274.851699044" calcext:value-type="float">
            <text:p>19274.851699044</text:p>
          </table:table-cell>
          <table:table-cell table:formula="of:=[.X162]-[.X161]" office:value-type="float" office:value="6201.99176993572" calcext:value-type="float">
            <text:p>6201.99176993572</text:p>
          </table:table-cell>
          <table:table-cell table:formula="of:=[.S162]-[.S161]" office:value-type="float" office:value="-1096" calcext:value-type="float">
            <text:p>-1096</text:p>
          </table:table-cell>
          <table:table-cell table:formula="of:=[.K162]-[.K161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4</text:p>
          </table:table-cell>
          <table:table-cell office:value-type="string" calcext:value-type="string">
            <text:p>Confirmado</text:p>
          </table:table-cell>
          <table:table-cell office:value-type="float" office:value="420" calcext:value-type="float">
            <text:p>420</text:p>
          </table:table-cell>
          <table:table-cell office:value-type="float" office:value="872" calcext:value-type="float">
            <text:p>872</text:p>
          </table:table-cell>
          <table:table-cell table:formula="of:=[.C163]+[.E162]" office:value-type="float" office:value="99425" calcext:value-type="float">
            <text:p>99425</text:p>
          </table:table-cell>
          <table:table-cell office:value-type="float" office:value="69361" calcext:value-type="float">
            <text:p>69361</text:p>
          </table:table-cell>
          <table:table-cell table:formula="of:=[.G162]+[.H163]" office:value-type="float" office:value="11149" calcext:value-type="float">
            <text:p>1114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80" calcext:value-type="float">
            <text:p>880</text:p>
          </table:table-cell>
          <table:table-cell office:value-type="float" office:value="470" calcext:value-type="float">
            <text:p>47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63]-[.F163]-[.G163]" office:value-type="float" office:value="18915" calcext:value-type="float">
            <text:p>18915</text:p>
          </table:table-cell>
          <table:table-cell table:formula="of:=MAX([.S163]-[.K163];0)" office:value-type="float" office:value="18445" calcext:value-type="float">
            <text:p>18445</text:p>
          </table:table-cell>
          <table:table-cell table:formula="of:=[.K163]/[.S149]" office:value-type="float" office:value="0.0226277020846372" calcext:value-type="float">
            <text:p>0.022627702084637</text:p>
          </table:table-cell>
          <table:table-cell table:formula="of:=[.G163]/[.E149]" office:value-type="float" office:value="0.11924064171123" calcext:value-type="float">
            <text:p>0.11924064171123</text:p>
          </table:table-cell>
          <table:table-cell table:formula="of:=6718903-[.Y163]-[.F163]-[.G163]" office:value-type="float" office:value="6623491.05648963" calcext:value-type="float">
            <text:p>6623491.05648963</text:p>
          </table:table-cell>
          <table:table-cell table:formula="of:=NORMINV(RAND();MAX([.T170];1);MAX(0.25*[.T170];1))" office:value-type="float" office:value="14431.9435103687" calcext:value-type="float">
            <text:p>14431.9435103687</text:p>
          </table:table-cell>
          <table:table-cell table:formula="of:=[.X163]+[.K163]" office:value-type="float" office:value="14901.9435103687" calcext:value-type="float">
            <text:p>14901.9435103687</text:p>
          </table:table-cell>
          <table:table-cell table:formula="of:=[.X163]-[.X162]" office:value-type="float" office:value="-4380.90818867533" calcext:value-type="float">
            <text:p>-4380.90818867533</text:p>
          </table:table-cell>
          <table:table-cell table:formula="of:=[.S163]-[.S162]" office:value-type="float" office:value="-480" calcext:value-type="float">
            <text:p>-480</text:p>
          </table:table-cell>
          <table:table-cell table:formula="of:=[.K163]-[.K162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5</text:p>
          </table:table-cell>
          <table:table-cell office:value-type="string" calcext:value-type="string">
            <text:p>Confirmado</text:p>
          </table:table-cell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table:formula="of:=[.C164]+[.E163]" office:value-type="float" office:value="99735" calcext:value-type="float">
            <text:p>99735</text:p>
          </table:table-cell>
          <table:table-cell office:value-type="float" office:value="70409" calcext:value-type="float">
            <text:p>70409</text:p>
          </table:table-cell>
          <table:table-cell table:formula="of:=[.G163]+[.H164]" office:value-type="float" office:value="11181" calcext:value-type="float">
            <text:p>1118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06" calcext:value-type="float">
            <text:p>906</text:p>
          </table:table-cell>
          <table:table-cell office:value-type="float" office:value="470" calcext:value-type="float">
            <text:p>470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64]-[.F164]-[.G164]" office:value-type="float" office:value="18145" calcext:value-type="float">
            <text:p>18145</text:p>
          </table:table-cell>
          <table:table-cell table:formula="of:=MAX([.S164]-[.K164];0)" office:value-type="float" office:value="17675" calcext:value-type="float">
            <text:p>17675</text:p>
          </table:table-cell>
          <table:table-cell table:formula="of:=[.K164]/[.S150]" office:value-type="float" office:value="0.0224236641221374" calcext:value-type="float">
            <text:p>0.022423664122137</text:p>
          </table:table-cell>
          <table:table-cell table:formula="of:=[.G164]/[.E150]" office:value-type="float" office:value="0.119260183674122" calcext:value-type="float">
            <text:p>0.119260183674122</text:p>
          </table:table-cell>
          <table:table-cell table:formula="of:=6718903-[.Y164]-[.F164]-[.G164]" office:value-type="float" office:value="6623980.23144281" calcext:value-type="float">
            <text:p>6623980.23144281</text:p>
          </table:table-cell>
          <table:table-cell table:formula="of:=NORMINV(RAND();MAX([.T171];1);MAX(0.25*[.T171];1))" office:value-type="float" office:value="12862.7685571862" calcext:value-type="float">
            <text:p>12862.7685571862</text:p>
          </table:table-cell>
          <table:table-cell table:formula="of:=[.X164]+[.K164]" office:value-type="float" office:value="13332.7685571862" calcext:value-type="float">
            <text:p>13332.7685571862</text:p>
          </table:table-cell>
          <table:table-cell table:formula="of:=[.X164]-[.X163]" office:value-type="float" office:value="-1569.17495318252" calcext:value-type="float">
            <text:p>-1569.17495318252</text:p>
          </table:table-cell>
          <table:table-cell table:formula="of:=[.S164]-[.S163]" office:value-type="float" office:value="-770" calcext:value-type="float">
            <text:p>-770</text:p>
          </table:table-cell>
          <table:table-cell table:formula="of:=[.K164]-[.K163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1" calcext:value-type="float">
            <text:p>-41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6</text:p>
          </table:table-cell>
          <table:table-cell office:value-type="string" calcext:value-type="string">
            <text:p>Confirmado</text:p>
          </table:table-cell>
          <table:table-cell office:value-type="float" office:value="525" calcext:value-type="float">
            <text:p>525</text:p>
          </table:table-cell>
          <table:table-cell office:value-type="float" office:value="317" calcext:value-type="float">
            <text:p>317</text:p>
          </table:table-cell>
          <table:table-cell table:formula="of:=[.C165]+[.E164]" office:value-type="float" office:value="100260" calcext:value-type="float">
            <text:p>100260</text:p>
          </table:table-cell>
          <table:table-cell office:value-type="float" office:value="70726" calcext:value-type="float">
            <text:p>70726</text:p>
          </table:table-cell>
          <table:table-cell table:formula="of:=[.G164]+[.H165]" office:value-type="float" office:value="11214" calcext:value-type="float">
            <text:p>112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889" calcext:value-type="float">
            <text:p>889</text:p>
          </table:table-cell>
          <table:table-cell office:value-type="float" office:value="479" calcext:value-type="float">
            <text:p>47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65]-[.F165]-[.G165]" office:value-type="float" office:value="18320" calcext:value-type="float">
            <text:p>18320</text:p>
          </table:table-cell>
          <table:table-cell table:formula="of:=MAX([.S165]-[.K165];0)" office:value-type="float" office:value="17841" calcext:value-type="float">
            <text:p>17841</text:p>
          </table:table-cell>
          <table:table-cell table:formula="of:=[.K165]/[.S151]" office:value-type="float" office:value="0.0228225652753955" calcext:value-type="float">
            <text:p>0.022822565275396</text:p>
          </table:table-cell>
          <table:table-cell table:formula="of:=[.G165]/[.E151]" office:value-type="float" office:value="0.119000371411896" calcext:value-type="float">
            <text:p>0.119000371411896</text:p>
          </table:table-cell>
          <table:table-cell table:formula="of:=6718903-[.Y165]-[.F165]-[.G165]" office:value-type="float" office:value="6620140.18718943" calcext:value-type="float">
            <text:p>6620140.18718943</text:p>
          </table:table-cell>
          <table:table-cell table:formula="of:=NORMINV(RAND();MAX([.T172];1);MAX(0.25*[.T172];1))" office:value-type="float" office:value="16343.8128105718" calcext:value-type="float">
            <text:p>16343.8128105718</text:p>
          </table:table-cell>
          <table:table-cell table:formula="of:=[.X165]+[.K165]" office:value-type="float" office:value="16822.8128105718" calcext:value-type="float">
            <text:p>16822.8128105718</text:p>
          </table:table-cell>
          <table:table-cell table:formula="of:=[.X165]-[.X164]" office:value-type="float" office:value="3481.04425338561" calcext:value-type="float">
            <text:p>3481.04425338561</text:p>
          </table:table-cell>
          <table:table-cell table:formula="of:=[.S165]-[.S164]" office:value-type="float" office:value="175" calcext:value-type="float">
            <text:p>175</text:p>
          </table:table-cell>
          <table:table-cell table:formula="of:=[.K165]-[.K164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43" calcext:value-type="float">
            <text:p>-43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7</text:p>
          </table:table-cell>
          <table:table-cell office:value-type="string" calcext:value-type="string">
            <text:p>Confirmado</text:p>
          </table:table-cell>
          <table:table-cell office:value-type="float" office:value="513" calcext:value-type="float">
            <text:p>513</text:p>
          </table:table-cell>
          <table:table-cell office:value-type="float" office:value="959" calcext:value-type="float">
            <text:p>959</text:p>
          </table:table-cell>
          <table:table-cell table:formula="of:=[.C166]+[.E165]" office:value-type="float" office:value="100773" calcext:value-type="float">
            <text:p>100773</text:p>
          </table:table-cell>
          <table:table-cell office:value-type="float" office:value="71685" calcext:value-type="float">
            <text:p>71685</text:p>
          </table:table-cell>
          <table:table-cell table:formula="of:=[.G165]+[.H166]" office:value-type="float" office:value="11246" calcext:value-type="float">
            <text:p>1124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869" calcext:value-type="float">
            <text:p>869</text:p>
          </table:table-cell>
          <table:table-cell office:value-type="float" office:value="473" calcext:value-type="float">
            <text:p>47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745" calcext:value-type="float">
            <text:p>17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66]-[.F166]-[.G166]" office:value-type="float" office:value="17842" calcext:value-type="float">
            <text:p>17842</text:p>
          </table:table-cell>
          <table:table-cell table:formula="of:=MAX([.S166]-[.K166];0)" office:value-type="float" office:value="17369" calcext:value-type="float">
            <text:p>17369</text:p>
          </table:table-cell>
          <table:table-cell table:formula="of:=[.K166]/[.S152]" office:value-type="float" office:value="0.0224393946581906" calcext:value-type="float">
            <text:p>0.022439394658191</text:p>
          </table:table-cell>
          <table:table-cell table:formula="of:=[.G166]/[.E152]" office:value-type="float" office:value="0.118809161595673" calcext:value-type="float">
            <text:p>0.118809161595673</text:p>
          </table:table-cell>
          <table:table-cell table:formula="of:=6718903-[.Y166]-[.F166]-[.G166]" office:value-type="float" office:value="6621686.16197984" calcext:value-type="float">
            <text:p>6621686.16197984</text:p>
          </table:table-cell>
          <table:table-cell table:formula="of:=NORMINV(RAND();MAX([.T173];1);MAX(0.25*[.T173];1))" office:value-type="float" office:value="13812.8380201636" calcext:value-type="float">
            <text:p>13812.8380201636</text:p>
          </table:table-cell>
          <table:table-cell table:formula="of:=[.X166]+[.K166]" office:value-type="float" office:value="14285.8380201636" calcext:value-type="float">
            <text:p>14285.8380201636</text:p>
          </table:table-cell>
          <table:table-cell table:formula="of:=[.X166]-[.X165]" office:value-type="float" office:value="-2530.97479040819" calcext:value-type="float">
            <text:p>-2530.97479040819</text:p>
          </table:table-cell>
          <table:table-cell table:formula="of:=[.S166]-[.S165]" office:value-type="float" office:value="-478" calcext:value-type="float">
            <text:p>-478</text:p>
          </table:table-cell>
          <table:table-cell table:formula="of:=[.K166]-[.K165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8</text:p>
          </table:table-cell>
          <table:table-cell office:value-type="string" calcext:value-type="string">
            <text:p>Confirmado</text:p>
          </table:table-cell>
          <table:table-cell office:value-type="float" office:value="395" calcext:value-type="float">
            <text:p>395</text:p>
          </table:table-cell>
          <table:table-cell office:value-type="float" office:value="1412" calcext:value-type="float">
            <text:p>1412</text:p>
          </table:table-cell>
          <table:table-cell table:formula="of:=[.C167]+[.E166]" office:value-type="float" office:value="101168" calcext:value-type="float">
            <text:p>101168</text:p>
          </table:table-cell>
          <table:table-cell office:value-type="float" office:value="73325" calcext:value-type="float">
            <text:p>73325</text:p>
          </table:table-cell>
          <table:table-cell table:formula="of:=[.G166]+[.H167]" office:value-type="float" office:value="11274" calcext:value-type="float">
            <text:p>1127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73" calcext:value-type="float">
            <text:p>873</text:p>
          </table:table-cell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67]-[.F167]-[.G167]" office:value-type="float" office:value="16569" calcext:value-type="float">
            <text:p>16569</text:p>
          </table:table-cell>
          <table:table-cell table:formula="of:=MAX([.S167]-[.K167];0)" office:value-type="float" office:value="16098" calcext:value-type="float">
            <text:p>16098</text:p>
          </table:table-cell>
          <table:table-cell table:formula="of:=[.K167]/[.S153]" office:value-type="float" office:value="0.0224232325636753" calcext:value-type="float">
            <text:p>0.022423232563675</text:p>
          </table:table-cell>
          <table:table-cell table:formula="of:=[.G167]/[.E153]" office:value-type="float" office:value="0.118495317574598" calcext:value-type="float">
            <text:p>0.118495317574598</text:p>
          </table:table-cell>
          <table:table-cell table:formula="of:=6718903-[.Y167]-[.F167]-[.G167]" office:value-type="float" office:value="6616378.29141901" calcext:value-type="float">
            <text:p>6616378.29141901</text:p>
          </table:table-cell>
          <table:table-cell table:formula="of:=NORMINV(RAND();MAX([.T174];1);MAX(0.25*[.T174];1))" office:value-type="float" office:value="17454.7085809928" calcext:value-type="float">
            <text:p>17454.7085809928</text:p>
          </table:table-cell>
          <table:table-cell table:formula="of:=[.X167]+[.K167]" office:value-type="float" office:value="17925.7085809928" calcext:value-type="float">
            <text:p>17925.7085809928</text:p>
          </table:table-cell>
          <table:table-cell table:formula="of:=[.X167]-[.X166]" office:value-type="float" office:value="3641.87056082917" calcext:value-type="float">
            <text:p>3641.87056082917</text:p>
          </table:table-cell>
          <table:table-cell table:formula="of:=[.S167]-[.S166]" office:value-type="float" office:value="-1273" calcext:value-type="float">
            <text:p>-1273</text:p>
          </table:table-cell>
          <table:table-cell table:formula="of:=[.K167]-[.K166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9</text:p>
          </table:table-cell>
          <table:table-cell office:value-type="string" calcext:value-type="string">
            <text:p>Confirmado</text:p>
          </table:table-cell>
          <table:table-cell office:value-type="float" office:value="555" calcext:value-type="float">
            <text:p>555</text:p>
          </table:table-cell>
          <table:table-cell office:value-type="float" office:value="581" calcext:value-type="float">
            <text:p>581</text:p>
          </table:table-cell>
          <table:table-cell table:formula="of:=[.C168]+[.E167]" office:value-type="float" office:value="101723" calcext:value-type="float">
            <text:p>101723</text:p>
          </table:table-cell>
          <table:table-cell office:value-type="float" office:value="73906" calcext:value-type="float">
            <text:p>73906</text:p>
          </table:table-cell>
          <table:table-cell table:formula="of:=[.G167]+[.H168]" office:value-type="float" office:value="11309" calcext:value-type="float">
            <text:p>1130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office:value-type="float" office:value="475" calcext:value-type="float">
            <text:p>47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68]-[.F168]-[.G168]" office:value-type="float" office:value="16508" calcext:value-type="float">
            <text:p>16508</text:p>
          </table:table-cell>
          <table:table-cell table:formula="of:=MAX([.S168]-[.K168];0)" office:value-type="float" office:value="16033" calcext:value-type="float">
            <text:p>16033</text:p>
          </table:table-cell>
          <table:table-cell table:formula="of:=[.K168]/[.S154]" office:value-type="float" office:value="0.0220971343505769" calcext:value-type="float">
            <text:p>0.022097134350577</text:p>
          </table:table-cell>
          <table:table-cell table:formula="of:=[.G168]/[.E154]" office:value-type="float" office:value="0.118123230867254" calcext:value-type="float">
            <text:p>0.118123230867254</text:p>
          </table:table-cell>
          <table:table-cell table:formula="of:=6718903-[.Y168]-[.F168]-[.G168]" office:value-type="float" office:value="6620792.27548557" calcext:value-type="float">
            <text:p>6620792.27548557</text:p>
          </table:table-cell>
          <table:table-cell table:formula="of:=NORMINV(RAND();MAX([.T175];1);MAX(0.25*[.T175];1))" office:value-type="float" office:value="12420.7245144309" calcext:value-type="float">
            <text:p>12420.7245144309</text:p>
          </table:table-cell>
          <table:table-cell table:formula="of:=[.X168]+[.K168]" office:value-type="float" office:value="12895.7245144309" calcext:value-type="float">
            <text:p>12895.7245144309</text:p>
          </table:table-cell>
          <table:table-cell table:formula="of:=[.X168]-[.X167]" office:value-type="float" office:value="-5033.98406656181" calcext:value-type="float">
            <text:p>-5033.98406656181</text:p>
          </table:table-cell>
          <table:table-cell table:formula="of:=[.S168]-[.S167]" office:value-type="float" office:value="-61" calcext:value-type="float">
            <text:p>-61</text:p>
          </table:table-cell>
          <table:table-cell table:formula="of:=[.K168]-[.K167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8" calcext:value-type="float">
            <text:p>-38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8" calcext:value-type="float">
            <text:p>-38</text:p>
          </table:table-cell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0</text:p>
          </table:table-cell>
          <table:table-cell office:value-type="string" calcext:value-type="string">
            <text:p>Confirmado</text:p>
          </table:table-cell>
          <table:table-cell office:value-type="float" office:value="432" calcext:value-type="float">
            <text:p>432</text:p>
          </table:table-cell>
          <table:table-cell office:value-type="float" office:value="865" calcext:value-type="float">
            <text:p>865</text:p>
          </table:table-cell>
          <table:table-cell table:formula="of:=[.C169]+[.E168]" office:value-type="float" office:value="102155" calcext:value-type="float">
            <text:p>102155</text:p>
          </table:table-cell>
          <table:table-cell office:value-type="float" office:value="74771" calcext:value-type="float">
            <text:p>74771</text:p>
          </table:table-cell>
          <table:table-cell table:formula="of:=[.G168]+[.H169]" office:value-type="float" office:value="11333" calcext:value-type="float">
            <text:p>1133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03" calcext:value-type="float">
            <text:p>803</text:p>
          </table:table-cell>
          <table:table-cell office:value-type="float" office:value="468" calcext:value-type="float">
            <text:p>46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69]-[.F169]-[.G169]" office:value-type="float" office:value="16051" calcext:value-type="float">
            <text:p>16051</text:p>
          </table:table-cell>
          <table:table-cell table:formula="of:=MAX([.S169]-[.K169];0)" office:value-type="float" office:value="15583" calcext:value-type="float">
            <text:p>15583</text:p>
          </table:table-cell>
          <table:table-cell table:formula="of:=[.K169]/[.S155]" office:value-type="float" office:value="0.0215688081850862" calcext:value-type="float">
            <text:p>0.021568808185086</text:p>
          </table:table-cell>
          <table:table-cell table:formula="of:=[.G169]/[.E155]" office:value-type="float" office:value="0.11761226247678" calcext:value-type="float">
            <text:p>0.11761226247678</text:p>
          </table:table-cell>
          <table:table-cell table:formula="of:=6718903-[.Y169]-[.F169]-[.G169]" office:value-type="float" office:value="6615578.5848983" calcext:value-type="float">
            <text:p>6615578.5848983</text:p>
          </table:table-cell>
          <table:table-cell table:formula="of:=NORMINV(RAND();MAX([.T176];1);MAX(0.25*[.T176];1))" office:value-type="float" office:value="16752.4151016997" calcext:value-type="float">
            <text:p>16752.4151016997</text:p>
          </table:table-cell>
          <table:table-cell table:formula="of:=[.X169]+[.K169]" office:value-type="float" office:value="17220.4151016997" calcext:value-type="float">
            <text:p>17220.4151016997</text:p>
          </table:table-cell>
          <table:table-cell table:formula="of:=[.X169]-[.X168]" office:value-type="float" office:value="4331.69058726871" calcext:value-type="float">
            <text:p>4331.69058726871</text:p>
          </table:table-cell>
          <table:table-cell table:formula="of:=[.S169]-[.S168]" office:value-type="float" office:value="-457" calcext:value-type="float">
            <text:p>-457</text:p>
          </table:table-cell>
          <table:table-cell table:formula="of:=[.K169]-[.K168]" office:value-type="float" office:value="-7" calcext:value-type="float">
            <text:p>-7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9" calcext:value-type="float">
            <text:p>-39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1</text:p>
          </table:table-cell>
          <table:table-cell office:value-type="string" calcext:value-type="string">
            <text:p>Confirmado</text:p>
          </table:table-cell>
          <table:table-cell office:value-type="float" office:value="312" calcext:value-type="float">
            <text:p>312</text:p>
          </table:table-cell>
          <table:table-cell office:value-type="float" office:value="560" calcext:value-type="float">
            <text:p>560</text:p>
          </table:table-cell>
          <table:table-cell table:formula="of:=[.C170]+[.E169]" office:value-type="float" office:value="102467" calcext:value-type="float">
            <text:p>102467</text:p>
          </table:table-cell>
          <table:table-cell office:value-type="float" office:value="75331" calcext:value-type="float">
            <text:p>75331</text:p>
          </table:table-cell>
          <table:table-cell table:formula="of:=[.G169]+[.H170]" office:value-type="float" office:value="11366" calcext:value-type="float">
            <text:p>1136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36" calcext:value-type="float">
            <text:p>836</text:p>
          </table:table-cell>
          <table:table-cell office:value-type="float" office:value="468" calcext:value-type="float">
            <text:p>46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0]-[.F170]-[.G170]" office:value-type="float" office:value="15770" calcext:value-type="float">
            <text:p>15770</text:p>
          </table:table-cell>
          <table:table-cell table:formula="of:=MAX([.S170]-[.K170];0)" office:value-type="float" office:value="15302" calcext:value-type="float">
            <text:p>15302</text:p>
          </table:table-cell>
          <table:table-cell table:formula="of:=[.K170]/[.S156]" office:value-type="float" office:value="0.0214718296935217" calcext:value-type="float">
            <text:p>0.021471829693522</text:p>
          </table:table-cell>
          <table:table-cell table:formula="of:=[.G170]/[.E156]" office:value-type="float" office:value="0.117373703994382" calcext:value-type="float">
            <text:p>0.117373703994382</text:p>
          </table:table-cell>
          <table:table-cell table:formula="of:=6718903-[.Y170]-[.F170]-[.G170]" office:value-type="float" office:value="6611517.92750126" calcext:value-type="float">
            <text:p>6611517.92750126</text:p>
          </table:table-cell>
          <table:table-cell table:formula="of:=NORMINV(RAND();MAX([.T177];1);MAX(0.25*[.T177];1))" office:value-type="float" office:value="20220.0724987443" calcext:value-type="float">
            <text:p>20220.0724987443</text:p>
          </table:table-cell>
          <table:table-cell table:formula="of:=[.X170]+[.K170]" office:value-type="float" office:value="20688.0724987443" calcext:value-type="float">
            <text:p>20688.0724987443</text:p>
          </table:table-cell>
          <table:table-cell table:formula="of:=[.X170]-[.X169]" office:value-type="float" office:value="3467.65739704462" calcext:value-type="float">
            <text:p>3467.65739704462</text:p>
          </table:table-cell>
          <table:table-cell table:formula="of:=[.S170]-[.S169]" office:value-type="float" office:value="-281" calcext:value-type="float">
            <text:p>-281</text:p>
          </table:table-cell>
          <table:table-cell table:formula="of:=[.K170]-[.K169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2</text:p>
          </table:table-cell>
          <table:table-cell office:value-type="string" calcext:value-type="string">
            <text:p>Confirmado</text:p>
          </table:table-cell>
          <table:table-cell office:value-type="float" office:value="343" calcext:value-type="float">
            <text:p>343</text:p>
          </table:table-cell>
          <table:table-cell office:value-type="float" office:value="259" calcext:value-type="float">
            <text:p>259</text:p>
          </table:table-cell>
          <table:table-cell table:formula="of:=[.C171]+[.E170]" office:value-type="float" office:value="102810" calcext:value-type="float">
            <text:p>102810</text:p>
          </table:table-cell>
          <table:table-cell office:value-type="float" office:value="75882" calcext:value-type="float">
            <text:p>75882</text:p>
          </table:table-cell>
          <table:table-cell table:formula="of:=[.G170]+[.H171]" office:value-type="float" office:value="11395" calcext:value-type="float">
            <text:p>11395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858" calcext:value-type="float">
            <text:p>858</text:p>
          </table:table-cell>
          <table:table-cell office:value-type="float" office:value="477" calcext:value-type="float">
            <text:p>47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1]-[.F171]-[.G171]" office:value-type="float" office:value="15533" calcext:value-type="float">
            <text:p>15533</text:p>
          </table:table-cell>
          <table:table-cell table:formula="of:=MAX([.S171]-[.K171];0)" office:value-type="float" office:value="15056" calcext:value-type="float">
            <text:p>15056</text:p>
          </table:table-cell>
          <table:table-cell table:formula="of:=[.K171]/[.S157]" office:value-type="float" office:value="0.0216336341784208" calcext:value-type="float">
            <text:p>0.021633634178421</text:p>
          </table:table-cell>
          <table:table-cell table:formula="of:=[.G171]/[.E157]" office:value-type="float" office:value="0.117171031660343" calcext:value-type="float">
            <text:p>0.117171031660343</text:p>
          </table:table-cell>
          <table:table-cell table:formula="of:=6718903-[.Y171]-[.F171]-[.G171]" office:value-type="float" office:value="6614420.45762652" calcext:value-type="float">
            <text:p>6614420.45762652</text:p>
          </table:table-cell>
          <table:table-cell table:formula="of:=NORMINV(RAND();MAX([.T178];1);MAX(0.25*[.T178];1))" office:value-type="float" office:value="16728.5423734804" calcext:value-type="float">
            <text:p>16728.5423734804</text:p>
          </table:table-cell>
          <table:table-cell table:formula="of:=[.X171]+[.K171]" office:value-type="float" office:value="17205.5423734804" calcext:value-type="float">
            <text:p>17205.5423734804</text:p>
          </table:table-cell>
          <table:table-cell table:formula="of:=[.X171]-[.X170]" office:value-type="float" office:value="-3491.53012526391" calcext:value-type="float">
            <text:p>-3491.53012526391</text:p>
          </table:table-cell>
          <table:table-cell table:formula="of:=[.S171]-[.S170]" office:value-type="float" office:value="-237" calcext:value-type="float">
            <text:p>-237</text:p>
          </table:table-cell>
          <table:table-cell table:formula="of:=[.K171]-[.K170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3</text:p>
          </table:table-cell>
          <table:table-cell office:value-type="string" calcext:value-type="string">
            <text:p>Confirmado</text:p>
          </table:table-cell>
          <table:table-cell office:value-type="float" office:value="519" calcext:value-type="float">
            <text:p>519</text:p>
          </table:table-cell>
          <table:table-cell office:value-type="float" office:value="468" calcext:value-type="float">
            <text:p>468</text:p>
          </table:table-cell>
          <table:table-cell table:formula="of:=[.C172]+[.E171]" office:value-type="float" office:value="103329" calcext:value-type="float">
            <text:p>103329</text:p>
          </table:table-cell>
          <table:table-cell office:value-type="float" office:value="76608" calcext:value-type="float">
            <text:p>76608</text:p>
          </table:table-cell>
          <table:table-cell table:formula="of:=[.G171]+[.H172]" office:value-type="float" office:value="11438" calcext:value-type="float">
            <text:p>11438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895" calcext:value-type="float">
            <text:p>895</text:p>
          </table:table-cell>
          <table:table-cell office:value-type="float" office:value="473" calcext:value-type="float">
            <text:p>47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2]-[.F172]-[.G172]" office:value-type="float" office:value="15283" calcext:value-type="float">
            <text:p>15283</text:p>
          </table:table-cell>
          <table:table-cell table:formula="of:=MAX([.S172]-[.K172];0)" office:value-type="float" office:value="14810" calcext:value-type="float">
            <text:p>14810</text:p>
          </table:table-cell>
          <table:table-cell table:formula="of:=[.K172]/[.S158]" office:value-type="float" office:value="0.0217421282463801" calcext:value-type="float">
            <text:p>0.02174212824638</text:p>
          </table:table-cell>
          <table:table-cell table:formula="of:=[.G172]/[.E158]" office:value-type="float" office:value="0.117559997944396" calcext:value-type="float">
            <text:p>0.117559997944396</text:p>
          </table:table-cell>
          <table:table-cell table:formula="of:=6718903-[.Y172]-[.F172]-[.G172]" office:value-type="float" office:value="6611382.61537509" calcext:value-type="float">
            <text:p>6611382.61537509</text:p>
          </table:table-cell>
          <table:table-cell table:formula="of:=NORMINV(RAND();MAX([.T179];1);MAX(0.25*[.T179];1))" office:value-type="float" office:value="19001.3846249078" calcext:value-type="float">
            <text:p>19001.3846249078</text:p>
          </table:table-cell>
          <table:table-cell table:formula="of:=[.X172]+[.K172]" office:value-type="float" office:value="19474.3846249078" calcext:value-type="float">
            <text:p>19474.3846249078</text:p>
          </table:table-cell>
          <table:table-cell table:formula="of:=[.X172]-[.X171]" office:value-type="float" office:value="2272.84225142747" calcext:value-type="float">
            <text:p>2272.84225142747</text:p>
          </table:table-cell>
          <table:table-cell table:formula="of:=[.S172]-[.S171]" office:value-type="float" office:value="-250" calcext:value-type="float">
            <text:p>-250</text:p>
          </table:table-cell>
          <table:table-cell table:formula="of:=[.K172]-[.K171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-35" calcext:value-type="float">
            <text:p>-35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4</text:p>
          </table:table-cell>
          <table:table-cell office:value-type="string" calcext:value-type="string">
            <text:p>Confirmado</text:p>
          </table:table-cell>
          <table:table-cell office:value-type="float" office:value="547" calcext:value-type="float">
            <text:p>547</text:p>
          </table:table-cell>
          <table:table-cell office:value-type="float" office:value="392" calcext:value-type="float">
            <text:p>392</text:p>
          </table:table-cell>
          <table:table-cell table:formula="of:=[.C173]+[.E172]" office:value-type="float" office:value="103876" calcext:value-type="float">
            <text:p>103876</text:p>
          </table:table-cell>
          <table:table-cell office:value-type="float" office:value="77000" calcext:value-type="float">
            <text:p>77000</text:p>
          </table:table-cell>
          <table:table-cell table:formula="of:=[.G172]+[.H173]" office:value-type="float" office:value="11475" calcext:value-type="float">
            <text:p>11475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794" calcext:value-type="float">
            <text:p>794</text:p>
          </table:table-cell>
          <table:table-cell office:value-type="float" office:value="491" calcext:value-type="float">
            <text:p>491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3]-[.F173]-[.G173]" office:value-type="float" office:value="15401" calcext:value-type="float">
            <text:p>15401</text:p>
          </table:table-cell>
          <table:table-cell table:formula="of:=MAX([.S173]-[.K173];0)" office:value-type="float" office:value="14910" calcext:value-type="float">
            <text:p>14910</text:p>
          </table:table-cell>
          <table:table-cell table:formula="of:=[.K173]/[.S159]" office:value-type="float" office:value="0.0231942935424441" calcext:value-type="float">
            <text:p>0.023194293542444</text:p>
          </table:table-cell>
          <table:table-cell table:formula="of:=[.G173]/[.E159]" office:value-type="float" office:value="0.117442967238785" calcext:value-type="float">
            <text:p>0.117442967238785</text:p>
          </table:table-cell>
          <table:table-cell table:formula="of:=6718903-[.Y173]-[.F173]-[.G173]" office:value-type="float" office:value="6616945.73735153" calcext:value-type="float">
            <text:p>6616945.73735153</text:p>
          </table:table-cell>
          <table:table-cell table:formula="of:=NORMINV(RAND();MAX([.T180];1);MAX(0.25*[.T180];1))" office:value-type="float" office:value="12991.2626484658" calcext:value-type="float">
            <text:p>12991.2626484658</text:p>
          </table:table-cell>
          <table:table-cell table:formula="of:=[.X173]+[.K173]" office:value-type="float" office:value="13482.2626484658" calcext:value-type="float">
            <text:p>13482.2626484658</text:p>
          </table:table-cell>
          <table:table-cell table:formula="of:=[.X173]-[.X172]" office:value-type="float" office:value="-6010.12197644206" calcext:value-type="float">
            <text:p>-6010.12197644206</text:p>
          </table:table-cell>
          <table:table-cell table:formula="of:=[.S173]-[.S172]" office:value-type="float" office:value="118" calcext:value-type="float">
            <text:p>118</text:p>
          </table:table-cell>
          <table:table-cell table:formula="of:=[.K173]-[.K172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36" calcext:value-type="float">
            <text:p>-3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5</text:p>
          </table:table-cell>
          <table:table-cell office:value-type="string" calcext:value-type="string">
            <text:p>Confirmado</text:p>
          </table:table-cell>
          <table:table-cell office:value-type="float" office:value="517" calcext:value-type="float">
            <text:p>517</text:p>
          </table:table-cell>
          <table:table-cell office:value-type="float" office:value="680" calcext:value-type="float">
            <text:p>680</text:p>
          </table:table-cell>
          <table:table-cell table:formula="of:=[.C174]+[.E173]" office:value-type="float" office:value="104393" calcext:value-type="float">
            <text:p>104393</text:p>
          </table:table-cell>
          <table:table-cell office:value-type="float" office:value="77680" calcext:value-type="float">
            <text:p>77680</text:p>
          </table:table-cell>
          <table:table-cell table:formula="of:=[.G173]+[.H174]" office:value-type="float" office:value="11518" calcext:value-type="float">
            <text:p>1151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709" calcext:value-type="float">
            <text:p>709</text:p>
          </table:table-cell>
          <table:table-cell office:value-type="float" office:value="479" calcext:value-type="float">
            <text:p>47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528" calcext:value-type="float">
            <text:p>15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74]-[.F174]-[.G174]" office:value-type="float" office:value="15195" calcext:value-type="float">
            <text:p>15195</text:p>
          </table:table-cell>
          <table:table-cell table:formula="of:=MAX([.S174]-[.K174];0)" office:value-type="float" office:value="14716" calcext:value-type="float">
            <text:p>14716</text:p>
          </table:table-cell>
          <table:table-cell table:formula="of:=[.K174]/[.S160]" office:value-type="float" office:value="0.0235092024539877" calcext:value-type="float">
            <text:p>0.023509202453988</text:p>
          </table:table-cell>
          <table:table-cell table:formula="of:=[.G174]/[.E160]" office:value-type="float" office:value="0.117431155246067" calcext:value-type="float">
            <text:p>0.117431155246067</text:p>
          </table:table-cell>
          <table:table-cell table:formula="of:=6718903-[.Y174]-[.F174]-[.G174]" office:value-type="float" office:value="6620089.40023172" calcext:value-type="float">
            <text:p>6620089.40023172</text:p>
          </table:table-cell>
          <table:table-cell table:formula="of:=NORMINV(RAND();MAX([.T181];1);MAX(0.25*[.T181];1))" office:value-type="float" office:value="9136.59976828135" calcext:value-type="float">
            <text:p>9136.59976828135</text:p>
          </table:table-cell>
          <table:table-cell table:formula="of:=[.X174]+[.K174]" office:value-type="float" office:value="9615.59976828135" calcext:value-type="float">
            <text:p>9615.59976828135</text:p>
          </table:table-cell>
          <table:table-cell table:formula="of:=[.X174]-[.X173]" office:value-type="float" office:value="-3854.66288018443" calcext:value-type="float">
            <text:p>-3854.66288018443</text:p>
          </table:table-cell>
          <table:table-cell table:formula="of:=[.S174]-[.S173]" office:value-type="float" office:value="-206" calcext:value-type="float">
            <text:p>-206</text:p>
          </table:table-cell>
          <table:table-cell table:formula="of:=[.K174]-[.K173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44" calcext:value-type="float">
            <text:p>-44</text:p>
          </table:table-cell>
          <table:table-cell office:value-type="float" office:value="-36" calcext:value-type="float">
            <text:p>-36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6</text:p>
          </table:table-cell>
          <table:table-cell office:value-type="string" calcext:value-type="string">
            <text:p>Confirmado</text:p>
          </table:table-cell>
          <table:table-cell office:value-type="float" office:value="441" calcext:value-type="float">
            <text:p>441</text:p>
          </table:table-cell>
          <table:table-cell office:value-type="float" office:value="319" calcext:value-type="float">
            <text:p>319</text:p>
          </table:table-cell>
          <table:table-cell table:formula="of:=[.C175]+[.E174]" office:value-type="float" office:value="104834" calcext:value-type="float">
            <text:p>104834</text:p>
          </table:table-cell>
          <table:table-cell office:value-type="float" office:value="78164" calcext:value-type="float">
            <text:p>78164</text:p>
          </table:table-cell>
          <table:table-cell table:formula="of:=[.G174]+[.H175]" office:value-type="float" office:value="11557" calcext:value-type="float">
            <text:p>1155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707" calcext:value-type="float">
            <text:p>707</text:p>
          </table:table-cell>
          <table:table-cell office:value-type="float" office:value="519" calcext:value-type="float">
            <text:p>51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25" calcext:value-type="float">
            <text:p>16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5]-[.F175]-[.G175]" office:value-type="float" office:value="15113" calcext:value-type="float">
            <text:p>15113</text:p>
          </table:table-cell>
          <table:table-cell table:formula="of:=MAX([.S175]-[.K175];0)" office:value-type="float" office:value="14594" calcext:value-type="float">
            <text:p>14594</text:p>
          </table:table-cell>
          <table:table-cell table:formula="of:=[.K175]/[.S161]" office:value-type="float" office:value="0.0253281928651603" calcext:value-type="float">
            <text:p>0.02532819286516</text:p>
          </table:table-cell>
          <table:table-cell table:formula="of:=[.G175]/[.E161]" office:value-type="float" office:value="0.117291844273941" calcext:value-type="float">
            <text:p>0.117291844273941</text:p>
          </table:table-cell>
          <table:table-cell table:formula="of:=6718903-[.Y175]-[.F175]-[.G175]" office:value-type="float" office:value="6618523.73657383" calcext:value-type="float">
            <text:p>6618523.73657383</text:p>
          </table:table-cell>
          <table:table-cell table:formula="of:=NORMINV(RAND();MAX([.T182];1);MAX(0.25*[.T182];1))" office:value-type="float" office:value="10139.2634261714" calcext:value-type="float">
            <text:p>10139.2634261714</text:p>
          </table:table-cell>
          <table:table-cell table:formula="of:=[.X175]+[.K175]" office:value-type="float" office:value="10658.2634261714" calcext:value-type="float">
            <text:p>10658.2634261714</text:p>
          </table:table-cell>
          <table:table-cell table:formula="of:=[.X175]-[.X174]" office:value-type="float" office:value="1002.66365789005" calcext:value-type="float">
            <text:p>1002.66365789005</text:p>
          </table:table-cell>
          <table:table-cell table:formula="of:=[.S175]-[.S174]" office:value-type="float" office:value="-82" calcext:value-type="float">
            <text:p>-82</text:p>
          </table:table-cell>
          <table:table-cell table:formula="of:=[.K175]-[.K174]" office:value-type="float" office:value="40" calcext:value-type="float">
            <text:p>4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7</text:p>
          </table:table-cell>
          <table:table-cell office:value-type="string" calcext:value-type="string">
            <text:p>Confirmado</text:p>
          </table:table-cell>
          <table:table-cell office:value-type="float" office:value="499" calcext:value-type="float">
            <text:p>499</text:p>
          </table:table-cell>
          <table:table-cell office:value-type="float" office:value="593" calcext:value-type="float">
            <text:p>593</text:p>
          </table:table-cell>
          <table:table-cell table:formula="of:=[.C176]+[.E175]" office:value-type="float" office:value="105333" calcext:value-type="float">
            <text:p>105333</text:p>
          </table:table-cell>
          <table:table-cell office:value-type="float" office:value="78757" calcext:value-type="float">
            <text:p>78757</text:p>
          </table:table-cell>
          <table:table-cell table:formula="of:=[.G175]+[.H176]" office:value-type="float" office:value="11588" calcext:value-type="float">
            <text:p>1158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663" calcext:value-type="float">
            <text:p>663</text:p>
          </table:table-cell>
          <table:table-cell office:value-type="float" office:value="528" calcext:value-type="float">
            <text:p>528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6]-[.F176]-[.G176]" office:value-type="float" office:value="14988" calcext:value-type="float">
            <text:p>14988</text:p>
          </table:table-cell>
          <table:table-cell table:formula="of:=MAX([.S176]-[.K176];0)" office:value-type="float" office:value="14460" calcext:value-type="float">
            <text:p>14460</text:p>
          </table:table-cell>
          <table:table-cell table:formula="of:=[.K176]/[.S162]" office:value-type="float" office:value="0.0272235112142305" calcext:value-type="float">
            <text:p>0.027223511214231</text:p>
          </table:table-cell>
          <table:table-cell table:formula="of:=[.G176]/[.E162]" office:value-type="float" office:value="0.117044593707389" calcext:value-type="float">
            <text:p>0.117044593707389</text:p>
          </table:table-cell>
          <table:table-cell table:formula="of:=6718903-[.Y176]-[.F176]-[.G176]" office:value-type="float" office:value="6612014.4220266" calcext:value-type="float">
            <text:p>6612014.4220266</text:p>
          </table:table-cell>
          <table:table-cell table:formula="of:=NORMINV(RAND();MAX([.T183];1);MAX(0.25*[.T183];1))" office:value-type="float" office:value="16015.5779734005" calcext:value-type="float">
            <text:p>16015.5779734005</text:p>
          </table:table-cell>
          <table:table-cell table:formula="of:=[.X176]+[.K176]" office:value-type="float" office:value="16543.5779734005" calcext:value-type="float">
            <text:p>16543.5779734005</text:p>
          </table:table-cell>
          <table:table-cell table:formula="of:=[.X176]-[.X175]" office:value-type="float" office:value="5876.31454722912" calcext:value-type="float">
            <text:p>5876.31454722912</text:p>
          </table:table-cell>
          <table:table-cell table:formula="of:=[.S176]-[.S175]" office:value-type="float" office:value="-125" calcext:value-type="float">
            <text:p>-125</text:p>
          </table:table-cell>
          <table:table-cell table:formula="of:=[.K176]-[.K175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  <table:table-cell office:value-type="float" office:value="-29" calcext:value-type="float">
            <text:p>-29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8</text:p>
          </table:table-cell>
          <table:table-cell office:value-type="string" calcext:value-type="string">
            <text:p>Confirmado</text:p>
          </table:table-cell>
          <table:table-cell office:value-type="float" office:value="344" calcext:value-type="float">
            <text:p>344</text:p>
          </table:table-cell>
          <table:table-cell office:value-type="float" office:value="98" calcext:value-type="float">
            <text:p>98</text:p>
          </table:table-cell>
          <table:table-cell table:formula="of:=[.C177]+[.E176]" office:value-type="float" office:value="105677" calcext:value-type="float">
            <text:p>105677</text:p>
          </table:table-cell>
          <table:table-cell office:value-type="float" office:value="78855" calcext:value-type="float">
            <text:p>78855</text:p>
          </table:table-cell>
          <table:table-cell table:formula="of:=[.G176]+[.H177]" office:value-type="float" office:value="11625" calcext:value-type="float">
            <text:p>1162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549" calcext:value-type="float">
            <text:p>549</text:p>
          </table:table-cell>
          <table:table-cell office:value-type="float" office:value="513" calcext:value-type="float">
            <text:p>513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7]-[.F177]-[.G177]" office:value-type="float" office:value="15197" calcext:value-type="float">
            <text:p>15197</text:p>
          </table:table-cell>
          <table:table-cell table:formula="of:=MAX([.S177]-[.K177];0)" office:value-type="float" office:value="14684" calcext:value-type="float">
            <text:p>14684</text:p>
          </table:table-cell>
          <table:table-cell table:formula="of:=[.K177]/[.S163]" office:value-type="float" office:value="0.0271213322759715" calcext:value-type="float">
            <text:p>0.027121332275972</text:p>
          </table:table-cell>
          <table:table-cell table:formula="of:=[.G177]/[.E163]" office:value-type="float" office:value="0.116922303243651" calcext:value-type="float">
            <text:p>0.116922303243651</text:p>
          </table:table-cell>
          <table:table-cell table:formula="of:=6718903-[.Y177]-[.F177]-[.G177]" office:value-type="float" office:value="6610098.66252162" calcext:value-type="float">
            <text:p>6610098.66252162</text:p>
          </table:table-cell>
          <table:table-cell table:formula="of:=NORMINV(RAND();MAX([.T184];1);MAX(0.25*[.T184];1))" office:value-type="float" office:value="17811.3374783808" calcext:value-type="float">
            <text:p>17811.3374783808</text:p>
          </table:table-cell>
          <table:table-cell table:formula="of:=[.X177]+[.K177]" office:value-type="float" office:value="18324.3374783808" calcext:value-type="float">
            <text:p>18324.3374783808</text:p>
          </table:table-cell>
          <table:table-cell table:formula="of:=[.X177]-[.X176]" office:value-type="float" office:value="1795.75950498032" calcext:value-type="float">
            <text:p>1795.75950498032</text:p>
          </table:table-cell>
          <table:table-cell table:formula="of:=[.S177]-[.S176]" office:value-type="float" office:value="209" calcext:value-type="float">
            <text:p>209</text:p>
          </table:table-cell>
          <table:table-cell table:formula="of:=[.K177]-[.K176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9</text:p>
          </table:table-cell>
          <table:table-cell office:value-type="string" calcext:value-type="string">
            <text:p>Confirmado</text:p>
          </table:table-cell>
          <table:table-cell office:value-type="float" office:value="382" calcext:value-type="float">
            <text:p>382</text:p>
          </table:table-cell>
          <table:table-cell office:value-type="float" office:value="212" calcext:value-type="float">
            <text:p>212</text:p>
          </table:table-cell>
          <table:table-cell table:formula="of:=[.C178]+[.E177]" office:value-type="float" office:value="106059" calcext:value-type="float">
            <text:p>106059</text:p>
          </table:table-cell>
          <table:table-cell office:value-type="float" office:value="79067" calcext:value-type="float">
            <text:p>79067</text:p>
          </table:table-cell>
          <table:table-cell table:formula="of:=[.G177]+[.H178]" office:value-type="float" office:value="11654" calcext:value-type="float">
            <text:p>11654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1" calcext:value-type="float">
            <text:p>511</text:p>
          </table:table-cell>
          <table:table-cell office:value-type="float" office:value="524" calcext:value-type="float">
            <text:p>52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78]-[.F178]-[.G178]" office:value-type="float" office:value="15338" calcext:value-type="float">
            <text:p>15338</text:p>
          </table:table-cell>
          <table:table-cell table:formula="of:=MAX([.S178]-[.K178];0)" office:value-type="float" office:value="14814" calcext:value-type="float">
            <text:p>14814</text:p>
          </table:table-cell>
          <table:table-cell table:formula="of:=[.K178]/[.S164]" office:value-type="float" office:value="0.0288784789198126" calcext:value-type="float">
            <text:p>0.028878478919813</text:p>
          </table:table-cell>
          <table:table-cell table:formula="of:=[.G178]/[.E164]" office:value-type="float" office:value="0.116849651576678" calcext:value-type="float">
            <text:p>0.116849651576678</text:p>
          </table:table-cell>
          <table:table-cell table:formula="of:=6718903-[.Y178]-[.F178]-[.G178]" office:value-type="float" office:value="6612808.72011741" calcext:value-type="float">
            <text:p>6612808.72011741</text:p>
          </table:table-cell>
          <table:table-cell table:formula="of:=NORMINV(RAND();MAX([.T185];1);MAX(0.25*[.T185];1))" office:value-type="float" office:value="14849.2798825866" calcext:value-type="float">
            <text:p>14849.2798825866</text:p>
          </table:table-cell>
          <table:table-cell table:formula="of:=[.X178]+[.K178]" office:value-type="float" office:value="15373.2798825866" calcext:value-type="float">
            <text:p>15373.2798825866</text:p>
          </table:table-cell>
          <table:table-cell table:formula="of:=[.X178]-[.X177]" office:value-type="float" office:value="-2962.05759579425" calcext:value-type="float">
            <text:p>-2962.05759579425</text:p>
          </table:table-cell>
          <table:table-cell table:formula="of:=[.S178]-[.S177]" office:value-type="float" office:value="141" calcext:value-type="float">
            <text:p>141</text:p>
          </table:table-cell>
          <table:table-cell table:formula="of:=[.K178]-[.K177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30</text:p>
          </table:table-cell>
          <table:table-cell office:value-type="string" calcext:value-type="string">
            <text:p>Confirmado</text:p>
          </table:table-cell>
          <table:table-cell office:value-type="float" office:value="579" calcext:value-type="float">
            <text:p>579</text:p>
          </table:table-cell>
          <table:table-cell office:value-type="float" office:value="379" calcext:value-type="float">
            <text:p>379</text:p>
          </table:table-cell>
          <table:table-cell table:formula="of:=[.C179]+[.E178]" office:value-type="float" office:value="106638" calcext:value-type="float">
            <text:p>106638</text:p>
          </table:table-cell>
          <table:table-cell office:value-type="float" office:value="79446" calcext:value-type="float">
            <text:p>79446</text:p>
          </table:table-cell>
          <table:table-cell table:formula="of:=[.G178]+[.H179]" office:value-type="float" office:value="11690" calcext:value-type="float">
            <text:p>1169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536" calcext:value-type="float">
            <text:p>536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79]-[.F179]-[.G179]" office:value-type="float" office:value="15502" calcext:value-type="float">
            <text:p>15502</text:p>
          </table:table-cell>
          <table:table-cell table:formula="of:=MAX([.S179]-[.K179];0)" office:value-type="float" office:value="14966" calcext:value-type="float">
            <text:p>14966</text:p>
          </table:table-cell>
          <table:table-cell table:formula="of:=[.K179]/[.S165]" office:value-type="float" office:value="0.0292576419213974" calcext:value-type="float">
            <text:p>0.029257641921397</text:p>
          </table:table-cell>
          <table:table-cell table:formula="of:=[.G179]/[.E165]" office:value-type="float" office:value="0.116596848194694" calcext:value-type="float">
            <text:p>0.116596848194694</text:p>
          </table:table-cell>
          <table:table-cell table:formula="of:=6718903-[.Y179]-[.F179]-[.G179]" office:value-type="float" office:value="6614965.29895889" calcext:value-type="float">
            <text:p>6614965.29895889</text:p>
          </table:table-cell>
          <table:table-cell table:formula="of:=NORMINV(RAND();MAX([.T186];1);MAX(0.25*[.T186];1))" office:value-type="float" office:value="12265.7010411075" calcext:value-type="float">
            <text:p>12265.7010411075</text:p>
          </table:table-cell>
          <table:table-cell table:formula="of:=[.X179]+[.K179]" office:value-type="float" office:value="12801.7010411075" calcext:value-type="float">
            <text:p>12801.7010411075</text:p>
          </table:table-cell>
          <table:table-cell table:formula="of:=[.X179]-[.X178]" office:value-type="float" office:value="-2583.5788414791" calcext:value-type="float">
            <text:p>-2583.5788414791</text:p>
          </table:table-cell>
          <table:table-cell table:formula="of:=[.S179]-[.S178]" office:value-type="float" office:value="164" calcext:value-type="float">
            <text:p>164</text:p>
          </table:table-cell>
          <table:table-cell table:formula="of:=[.K179]-[.K178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31</text:p>
          </table:table-cell>
          <table:table-cell office:value-type="string" calcext:value-type="string">
            <text:p>Confirmado</text:p>
          </table:table-cell>
          <table:table-cell office:value-type="float" office:value="957" calcext:value-type="float">
            <text:p>957</text:p>
          </table:table-cell>
          <table:table-cell office:value-type="float" office:value="729" calcext:value-type="float">
            <text:p>729</text:p>
          </table:table-cell>
          <table:table-cell table:formula="of:=[.C180]+[.E179]" office:value-type="float" office:value="107595" calcext:value-type="float">
            <text:p>107595</text:p>
          </table:table-cell>
          <table:table-cell office:value-type="float" office:value="80175" calcext:value-type="float">
            <text:p>80175</text:p>
          </table:table-cell>
          <table:table-cell table:formula="of:=[.G179]+[.H180]" office:value-type="float" office:value="11746" calcext:value-type="float">
            <text:p>1174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63" calcext:value-type="float">
            <text:p>563</text:p>
          </table:table-cell>
          <table:table-cell office:value-type="float" office:value="532" calcext:value-type="float">
            <text:p>532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80]-[.F180]-[.G180]" office:value-type="float" office:value="15674" calcext:value-type="float">
            <text:p>15674</text:p>
          </table:table-cell>
          <table:table-cell table:formula="of:=MAX([.S180]-[.K180];0)" office:value-type="float" office:value="15142" calcext:value-type="float">
            <text:p>15142</text:p>
          </table:table-cell>
          <table:table-cell table:formula="of:=[.K180]/[.S166]" office:value-type="float" office:value="0.0298172850577289" calcext:value-type="float">
            <text:p>0.029817285057729</text:p>
          </table:table-cell>
          <table:table-cell table:formula="of:=[.G180]/[.E166]" office:value-type="float" office:value="0.116558998938208" calcext:value-type="float">
            <text:p>0.116558998938208</text:p>
          </table:table-cell>
          <table:table-cell table:formula="of:=6718903-[.Y180]-[.F180]-[.G180]" office:value-type="float" office:value="6607226.19269931" calcext:value-type="float">
            <text:p>6607226.19269931</text:p>
          </table:table-cell>
          <table:table-cell table:formula="of:=NORMINV(RAND();MAX([.T187];1);MAX(0.25*[.T187];1))" office:value-type="float" office:value="19223.8073006881" calcext:value-type="float">
            <text:p>19223.8073006881</text:p>
          </table:table-cell>
          <table:table-cell table:formula="of:=[.X180]+[.K180]" office:value-type="float" office:value="19755.8073006881" calcext:value-type="float">
            <text:p>19755.8073006881</text:p>
          </table:table-cell>
          <table:table-cell table:formula="of:=[.X180]-[.X179]" office:value-type="float" office:value="6958.10625958063" calcext:value-type="float">
            <text:p>6958.10625958063</text:p>
          </table:table-cell>
          <table:table-cell table:formula="of:=[.S180]-[.S179]" office:value-type="float" office:value="172" calcext:value-type="float">
            <text:p>172</text:p>
          </table:table-cell>
          <table:table-cell table:formula="of:=[.K180]-[.K179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1</text:p>
          </table:table-cell>
          <table:table-cell office:value-type="string" calcext:value-type="string">
            <text:p>Confirmado</text:p>
          </table:table-cell>
          <table:table-cell office:value-type="float" office:value="683" calcext:value-type="float">
            <text:p>683</text:p>
          </table:table-cell>
          <table:table-cell office:value-type="float" office:value="267" calcext:value-type="float">
            <text:p>267</text:p>
          </table:table-cell>
          <table:table-cell table:formula="of:=[.C181]+[.E180]" office:value-type="float" office:value="108278" calcext:value-type="float">
            <text:p>108278</text:p>
          </table:table-cell>
          <table:table-cell office:value-type="float" office:value="80442" calcext:value-type="float">
            <text:p>80442</text:p>
          </table:table-cell>
          <table:table-cell table:formula="of:=[.G180]+[.H181]" office:value-type="float" office:value="11788" calcext:value-type="float">
            <text:p>1178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529" calcext:value-type="float">
            <text:p>529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81]-[.F181]-[.G181]" office:value-type="float" office:value="16048" calcext:value-type="float">
            <text:p>16048</text:p>
          </table:table-cell>
          <table:table-cell table:formula="of:=MAX([.S181]-[.K181];0)" office:value-type="float" office:value="15519" calcext:value-type="float">
            <text:p>15519</text:p>
          </table:table-cell>
          <table:table-cell table:formula="of:=[.K181]/[.S167]" office:value-type="float" office:value="0.0319270927635947" calcext:value-type="float">
            <text:p>0.031927092763595</text:p>
          </table:table-cell>
          <table:table-cell table:formula="of:=[.G181]/[.E167]" office:value-type="float" office:value="0.116519057409458" calcext:value-type="float">
            <text:p>0.116519057409458</text:p>
          </table:table-cell>
          <table:table-cell table:formula="of:=6718903-[.Y181]-[.F181]-[.G181]" office:value-type="float" office:value="6602310.91528571" calcext:value-type="float">
            <text:p>6602310.91528571</text:p>
          </table:table-cell>
          <table:table-cell table:formula="of:=NORMINV(RAND();MAX([.T188];1);MAX(0.25*[.T188];1))" office:value-type="float" office:value="23833.0847142915" calcext:value-type="float">
            <text:p>23833.0847142915</text:p>
          </table:table-cell>
          <table:table-cell table:formula="of:=[.X181]+[.K181]" office:value-type="float" office:value="24362.0847142915" calcext:value-type="float">
            <text:p>24362.0847142915</text:p>
          </table:table-cell>
          <table:table-cell table:formula="of:=[.X181]-[.X180]" office:value-type="float" office:value="4609.27741360338" calcext:value-type="float">
            <text:p>4609.27741360338</text:p>
          </table:table-cell>
          <table:table-cell table:formula="of:=[.S181]-[.S180]" office:value-type="float" office:value="374" calcext:value-type="float">
            <text:p>374</text:p>
          </table:table-cell>
          <table:table-cell table:formula="of:=[.K181]-[.K180]" office:value-type="float" office:value="-3" calcext:value-type="float">
            <text:p>-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2</text:p>
          </table:table-cell>
          <table:table-cell office:value-type="string" calcext:value-type="string">
            <text:p>Confirmado</text:p>
          </table:table-cell>
          <table:table-cell office:value-type="float" office:value="567" calcext:value-type="float">
            <text:p>567</text:p>
          </table:table-cell>
          <table:table-cell office:value-type="float" office:value="299" calcext:value-type="float">
            <text:p>299</text:p>
          </table:table-cell>
          <table:table-cell table:formula="of:=[.C182]+[.E181]" office:value-type="float" office:value="108845" calcext:value-type="float">
            <text:p>108845</text:p>
          </table:table-cell>
          <table:table-cell office:value-type="float" office:value="80741" calcext:value-type="float">
            <text:p>80741</text:p>
          </table:table-cell>
          <table:table-cell table:formula="of:=[.G181]+[.H182]" office:value-type="float" office:value="11830" calcext:value-type="float">
            <text:p>118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9" calcext:value-type="float">
            <text:p>419</text:p>
          </table:table-cell>
          <table:table-cell office:value-type="float" office:value="547" calcext:value-type="float">
            <text:p>54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82]-[.F182]-[.G182]" office:value-type="float" office:value="16274" calcext:value-type="float">
            <text:p>16274</text:p>
          </table:table-cell>
          <table:table-cell table:formula="of:=MAX([.S182]-[.K182];0)" office:value-type="float" office:value="15727" calcext:value-type="float">
            <text:p>15727</text:p>
          </table:table-cell>
          <table:table-cell table:formula="of:=[.K182]/[.S168]" office:value-type="float" office:value="0.0331354494790405" calcext:value-type="float">
            <text:p>0.033135449479041</text:p>
          </table:table-cell>
          <table:table-cell table:formula="of:=[.G182]/[.E168]" office:value-type="float" office:value="0.116296216194961" calcext:value-type="float">
            <text:p>0.116296216194961</text:p>
          </table:table-cell>
          <table:table-cell table:formula="of:=6718903-[.Y182]-[.F182]-[.G182]" office:value-type="float" office:value="6605499.74613864" calcext:value-type="float">
            <text:p>6605499.74613864</text:p>
          </table:table-cell>
          <table:table-cell table:formula="of:=NORMINV(RAND();MAX([.T189];1);MAX(0.25*[.T189];1))" office:value-type="float" office:value="20285.2538613625" calcext:value-type="float">
            <text:p>20285.2538613625</text:p>
          </table:table-cell>
          <table:table-cell table:formula="of:=[.X182]+[.K182]" office:value-type="float" office:value="20832.2538613625" calcext:value-type="float">
            <text:p>20832.2538613625</text:p>
          </table:table-cell>
          <table:table-cell table:formula="of:=[.X182]-[.X181]" office:value-type="float" office:value="-3547.83085292894" calcext:value-type="float">
            <text:p>-3547.83085292894</text:p>
          </table:table-cell>
          <table:table-cell table:formula="of:=[.S182]-[.S181]" office:value-type="float" office:value="226" calcext:value-type="float">
            <text:p>226</text:p>
          </table:table-cell>
          <table:table-cell table:formula="of:=[.K182]-[.K181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-31" calcext:value-type="float">
            <text:p>-31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3</text:p>
          </table:table-cell>
          <table:table-cell office:value-type="string" calcext:value-type="string">
            <text:p>Confirmado</text:p>
          </table:table-cell>
          <table:table-cell office:value-type="float" office:value="464" calcext:value-type="float">
            <text:p>464</text:p>
          </table:table-cell>
          <table:table-cell office:value-type="float" office:value="654" calcext:value-type="float">
            <text:p>654</text:p>
          </table:table-cell>
          <table:table-cell table:formula="of:=[.C183]+[.E182]" office:value-type="float" office:value="109309" calcext:value-type="float">
            <text:p>109309</text:p>
          </table:table-cell>
          <table:table-cell office:value-type="float" office:value="81395" calcext:value-type="float">
            <text:p>81395</text:p>
          </table:table-cell>
          <table:table-cell table:formula="of:=[.G182]+[.H183]" office:value-type="float" office:value="11876" calcext:value-type="float">
            <text:p>1187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12" calcext:value-type="float">
            <text:p>412</text:p>
          </table:table-cell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83]-[.F183]-[.G183]" office:value-type="float" office:value="16038" calcext:value-type="float">
            <text:p>16038</text:p>
          </table:table-cell>
          <table:table-cell table:formula="of:=MAX([.S183]-[.K183];0)" office:value-type="float" office:value="15560" calcext:value-type="float">
            <text:p>15560</text:p>
          </table:table-cell>
          <table:table-cell table:formula="of:=[.K183]/[.S169]" office:value-type="float" office:value="0.0297800760077254" calcext:value-type="float">
            <text:p>0.029780076007725</text:p>
          </table:table-cell>
          <table:table-cell table:formula="of:=[.G183]/[.E169]" office:value-type="float" office:value="0.116254710978415" calcext:value-type="float">
            <text:p>0.116254710978415</text:p>
          </table:table-cell>
          <table:table-cell table:formula="of:=6718903-[.Y183]-[.F183]-[.G183]" office:value-type="float" office:value="6603769.37381196" calcext:value-type="float">
            <text:p>6603769.37381196</text:p>
          </table:table-cell>
          <table:table-cell table:formula="of:=NORMINV(RAND();MAX([.T190];1);MAX(0.25*[.T190];1))" office:value-type="float" office:value="21384.6261880416" calcext:value-type="float">
            <text:p>21384.6261880416</text:p>
          </table:table-cell>
          <table:table-cell table:formula="of:=[.X183]+[.K183]" office:value-type="float" office:value="21862.6261880416" calcext:value-type="float">
            <text:p>21862.6261880416</text:p>
          </table:table-cell>
          <table:table-cell table:formula="of:=[.X183]-[.X182]" office:value-type="float" office:value="1099.37232667909" calcext:value-type="float">
            <text:p>1099.37232667909</text:p>
          </table:table-cell>
          <table:table-cell table:formula="of:=[.S183]-[.S182]" office:value-type="float" office:value="-236" calcext:value-type="float">
            <text:p>-236</text:p>
          </table:table-cell>
          <table:table-cell table:formula="of:=[.K183]-[.K182]" office:value-type="float" office:value="-69" calcext:value-type="float">
            <text:p>-6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4</text:p>
          </table:table-cell>
          <table:table-cell office:value-type="string" calcext:value-type="string">
            <text:p>Confirmado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[.C184]+[.E183]" office:value-type="float" office:value="109835" calcext:value-type="float">
            <text:p>109835</text:p>
          </table:table-cell>
          <table:table-cell office:value-type="float" office:value="81374" calcext:value-type="float">
            <text:p>81374</text:p>
          </table:table-cell>
          <table:table-cell table:formula="of:=[.G183]+[.H184]" office:value-type="float" office:value="11917" calcext:value-type="float">
            <text:p>1191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  <table:table-cell office:value-type="float" office:value="473" calcext:value-type="float">
            <text:p>47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84]-[.F184]-[.G184]" office:value-type="float" office:value="16544" calcext:value-type="float">
            <text:p>16544</text:p>
          </table:table-cell>
          <table:table-cell table:formula="of:=MAX([.S184]-[.K184];0)" office:value-type="float" office:value="16071" calcext:value-type="float">
            <text:p>16071</text:p>
          </table:table-cell>
          <table:table-cell table:formula="of:=[.K184]/[.S170]" office:value-type="float" office:value="0.02999365884591" calcext:value-type="float">
            <text:p>0.02999365884591</text:p>
          </table:table-cell>
          <table:table-cell table:formula="of:=[.G184]/[.E170]" office:value-type="float" office:value="0.116300857837157" calcext:value-type="float">
            <text:p>0.116300857837157</text:p>
          </table:table-cell>
          <table:table-cell table:formula="of:=6718903-[.Y184]-[.F184]-[.G184]" office:value-type="float" office:value="6609178.72679258" calcext:value-type="float">
            <text:p>6609178.72679258</text:p>
          </table:table-cell>
          <table:table-cell table:formula="of:=NORMINV(RAND();MAX([.T191];1);MAX(0.25*[.T191];1))" office:value-type="float" office:value="15960.2732074169" calcext:value-type="float">
            <text:p>15960.2732074169</text:p>
          </table:table-cell>
          <table:table-cell table:formula="of:=[.X184]+[.K184]" office:value-type="float" office:value="16433.2732074169" calcext:value-type="float">
            <text:p>16433.2732074169</text:p>
          </table:table-cell>
          <table:table-cell table:formula="of:=[.X184]-[.X183]" office:value-type="float" office:value="-5424.35298062473" calcext:value-type="float">
            <text:p>-5424.35298062473</text:p>
          </table:table-cell>
          <table:table-cell table:formula="of:=[.S184]-[.S183]" office:value-type="float" office:value="506" calcext:value-type="float">
            <text:p>506</text:p>
          </table:table-cell>
          <table:table-cell table:formula="of:=[.K184]-[.K183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-25" calcext:value-type="float">
            <text:p>-25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5</text:p>
          </table:table-cell>
          <table:table-cell office:value-type="string" calcext:value-type="string">
            <text:p>Confirmado</text:p>
          </table:table-cell>
          <table:table-cell office:value-type="float" office:value="297" calcext:value-type="float">
            <text:p>297</text:p>
          </table:table-cell>
          <table:table-cell office:value-type="float" office:value="96" calcext:value-type="float">
            <text:p>96</text:p>
          </table:table-cell>
          <table:table-cell table:formula="of:=[.C185]+[.E184]" office:value-type="float" office:value="110132" calcext:value-type="float">
            <text:p>110132</text:p>
          </table:table-cell>
          <table:table-cell office:value-type="float" office:value="81470" calcext:value-type="float">
            <text:p>81470</text:p>
          </table:table-cell>
          <table:table-cell table:formula="of:=[.G184]+[.H185]" office:value-type="float" office:value="11954" calcext:value-type="float">
            <text:p>1195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8" calcext:value-type="float">
            <text:p>448</text:p>
          </table:table-cell>
          <table:table-cell office:value-type="float" office:value="475" calcext:value-type="float">
            <text:p>47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85]-[.F185]-[.G185]" office:value-type="float" office:value="16708" calcext:value-type="float">
            <text:p>16708</text:p>
          </table:table-cell>
          <table:table-cell table:formula="of:=MAX([.S185]-[.K185];0)" office:value-type="float" office:value="16233" calcext:value-type="float">
            <text:p>16233</text:p>
          </table:table-cell>
          <table:table-cell table:formula="of:=[.K185]/[.S171]" office:value-type="float" office:value="0.030580055365995" calcext:value-type="float">
            <text:p>0.030580055365995</text:p>
          </table:table-cell>
          <table:table-cell table:formula="of:=[.G185]/[.E171]" office:value-type="float" office:value="0.116272736115164" calcext:value-type="float">
            <text:p>0.116272736115164</text:p>
          </table:table-cell>
          <table:table-cell table:formula="of:=6718903-[.Y185]-[.F185]-[.G185]" office:value-type="float" office:value="6608368.75486198" calcext:value-type="float">
            <text:p>6608368.75486198</text:p>
          </table:table-cell>
          <table:table-cell table:formula="of:=NORMINV(RAND();MAX([.T192];1);MAX(0.25*[.T192];1))" office:value-type="float" office:value="16635.245138019" calcext:value-type="float">
            <text:p>16635.245138019</text:p>
          </table:table-cell>
          <table:table-cell table:formula="of:=[.X185]+[.K185]" office:value-type="float" office:value="17110.245138019" calcext:value-type="float">
            <text:p>17110.245138019</text:p>
          </table:table-cell>
          <table:table-cell table:formula="of:=[.X185]-[.X184]" office:value-type="float" office:value="674.971930602043" calcext:value-type="float">
            <text:p>674.971930602043</text:p>
          </table:table-cell>
          <table:table-cell table:formula="of:=[.S185]-[.S184]" office:value-type="float" office:value="164" calcext:value-type="float">
            <text:p>164</text:p>
          </table:table-cell>
          <table:table-cell table:formula="of:=[.K185]-[.K184]"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6</text:p>
          </table:table-cell>
          <table:table-cell office:value-type="string" calcext:value-type="string">
            <text:p>Confirmado</text:p>
          </table:table-cell>
          <table:table-cell office:value-type="float" office:value="530" calcext:value-type="float">
            <text:p>530</text:p>
          </table:table-cell>
          <table:table-cell office:value-type="float" office:value="475" calcext:value-type="float">
            <text:p>475</text:p>
          </table:table-cell>
          <table:table-cell table:formula="of:=[.C186]+[.E185]" office:value-type="float" office:value="110662" calcext:value-type="float">
            <text:p>110662</text:p>
          </table:table-cell>
          <table:table-cell office:value-type="float" office:value="81945" calcext:value-type="float">
            <text:p>81945</text:p>
          </table:table-cell>
          <table:table-cell table:formula="of:=[.G185]+[.H186]" office:value-type="float" office:value="11991" calcext:value-type="float">
            <text:p>1199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5" calcext:value-type="float">
            <text:p>455</text:p>
          </table:table-cell>
          <table:table-cell office:value-type="float" office:value="481" calcext:value-type="float">
            <text:p>48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86]-[.F186]-[.G186]" office:value-type="float" office:value="16726" calcext:value-type="float">
            <text:p>16726</text:p>
          </table:table-cell>
          <table:table-cell table:formula="of:=MAX([.S186]-[.K186];0)" office:value-type="float" office:value="16245" calcext:value-type="float">
            <text:p>16245</text:p>
          </table:table-cell>
          <table:table-cell table:formula="of:=[.K186]/[.S172]" office:value-type="float" office:value="0.0314728783615782" calcext:value-type="float">
            <text:p>0.031472878361578</text:p>
          </table:table-cell>
          <table:table-cell table:formula="of:=[.G186]/[.E172]" office:value-type="float" office:value="0.116046801962663" calcext:value-type="float">
            <text:p>0.116046801962663</text:p>
          </table:table-cell>
          <table:table-cell table:formula="of:=6718903-[.Y186]-[.F186]-[.G186]" office:value-type="float" office:value="6608934.58823471" calcext:value-type="float">
            <text:p>6608934.58823471</text:p>
          </table:table-cell>
          <table:table-cell table:formula="of:=NORMINV(RAND();MAX([.T193];1);MAX(0.25*[.T193];1))" office:value-type="float" office:value="15551.411765287" calcext:value-type="float">
            <text:p>15551.411765287</text:p>
          </table:table-cell>
          <table:table-cell table:formula="of:=[.X186]+[.K186]" office:value-type="float" office:value="16032.411765287" calcext:value-type="float">
            <text:p>16032.411765287</text:p>
          </table:table-cell>
          <table:table-cell table:formula="of:=[.X186]-[.X185]" office:value-type="float" office:value="-1083.83337273196" calcext:value-type="float">
            <text:p>-1083.83337273196</text:p>
          </table:table-cell>
          <table:table-cell table:formula="of:=[.S186]-[.S185]" office:value-type="float" office:value="18" calcext:value-type="float">
            <text:p>18</text:p>
          </table:table-cell>
          <table:table-cell table:formula="of:=[.K186]-[.K185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-57" calcext:value-type="float">
            <text:p>-57</text:p>
          </table:table-cell>
          <table:table-cell office:value-type="float" office:value="-64" calcext:value-type="float">
            <text:p>-64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7</text:p>
          </table:table-cell>
          <table:table-cell office:value-type="string" calcext:value-type="string">
            <text:p>Confirmado</text:p>
          </table:table-cell>
          <table:table-cell office:value-type="float" office:value="643" calcext:value-type="float">
            <text:p>643</text:p>
          </table:table-cell>
          <table:table-cell office:value-type="float" office:value="181" calcext:value-type="float">
            <text:p>181</text:p>
          </table:table-cell>
          <table:table-cell table:formula="of:=[.C187]+[.E186]" office:value-type="float" office:value="111305" calcext:value-type="float">
            <text:p>111305</text:p>
          </table:table-cell>
          <table:table-cell office:value-type="float" office:value="82126" calcext:value-type="float">
            <text:p>82126</text:p>
          </table:table-cell>
          <table:table-cell table:formula="of:=[.G186]+[.H187]" office:value-type="float" office:value="12028" calcext:value-type="float">
            <text:p>1202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493" calcext:value-type="float">
            <text:p>49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87]-[.F187]-[.G187]" office:value-type="float" office:value="17151" calcext:value-type="float">
            <text:p>17151</text:p>
          </table:table-cell>
          <table:table-cell table:formula="of:=MAX([.S187]-[.K187];0)" office:value-type="float" office:value="16658" calcext:value-type="float">
            <text:p>16658</text:p>
          </table:table-cell>
          <table:table-cell table:formula="of:=[.K187]/[.S173]" office:value-type="float" office:value="0.0320109083825726" calcext:value-type="float">
            <text:p>0.032010908382573</text:p>
          </table:table-cell>
          <table:table-cell table:formula="of:=[.G187]/[.E173]" office:value-type="float" office:value="0.115791905733759" calcext:value-type="float">
            <text:p>0.115791905733759</text:p>
          </table:table-cell>
          <table:table-cell table:formula="of:=6718903-[.Y187]-[.F187]-[.G187]" office:value-type="float" office:value="6604742.02030158" calcext:value-type="float">
            <text:p>6604742.02030158</text:p>
          </table:table-cell>
          <table:table-cell table:formula="of:=NORMINV(RAND();MAX([.T194];1);MAX(0.25*[.T194];1))" office:value-type="float" office:value="19513.9796984174" calcext:value-type="float">
            <text:p>19513.9796984174</text:p>
          </table:table-cell>
          <table:table-cell table:formula="of:=[.X187]+[.K187]" office:value-type="float" office:value="20006.9796984174" calcext:value-type="float">
            <text:p>20006.9796984174</text:p>
          </table:table-cell>
          <table:table-cell table:formula="of:=[.X187]-[.X186]" office:value-type="float" office:value="3962.56793313044" calcext:value-type="float">
            <text:p>3962.56793313044</text:p>
          </table:table-cell>
          <table:table-cell table:formula="of:=[.S187]-[.S186]" office:value-type="float" office:value="425" calcext:value-type="float">
            <text:p>425</text:p>
          </table:table-cell>
          <table:table-cell table:formula="of:=[.K187]-[.K186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-28" calcext:value-type="float">
            <text:p>-28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8</text:p>
          </table:table-cell>
          <table:table-cell office:value-type="string" calcext:value-type="string">
            <text:p>Confirmado</text:p>
          </table:table-cell>
          <table:table-cell office:value-type="float" office:value="668" calcext:value-type="float">
            <text:p>668</text:p>
          </table:table-cell>
          <table:table-cell office:value-type="float" office:value="347" calcext:value-type="float">
            <text:p>347</text:p>
          </table:table-cell>
          <table:table-cell table:formula="of:=[.C188]+[.E187]" office:value-type="float" office:value="111973" calcext:value-type="float">
            <text:p>111973</text:p>
          </table:table-cell>
          <table:table-cell office:value-type="float" office:value="82473" calcext:value-type="float">
            <text:p>82473</text:p>
          </table:table-cell>
          <table:table-cell table:formula="of:=[.G187]+[.H188]" office:value-type="float" office:value="12063" calcext:value-type="float">
            <text:p>1206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2" calcext:value-type="float">
            <text:p>332</text:p>
          </table:table-cell>
          <table:table-cell office:value-type="float" office:value="488" calcext:value-type="float">
            <text:p>488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88]-[.F188]-[.G188]" office:value-type="float" office:value="17437" calcext:value-type="float">
            <text:p>17437</text:p>
          </table:table-cell>
          <table:table-cell table:formula="of:=MAX([.S188]-[.K188];0)" office:value-type="float" office:value="16949" calcext:value-type="float">
            <text:p>16949</text:p>
          </table:table-cell>
          <table:table-cell table:formula="of:=[.K188]/[.S174]" office:value-type="float" office:value="0.0321158275748602" calcext:value-type="float">
            <text:p>0.03211582757486</text:p>
          </table:table-cell>
          <table:table-cell table:formula="of:=[.G188]/[.E174]" office:value-type="float" office:value="0.11555372486661" calcext:value-type="float">
            <text:p>0.11555372486661</text:p>
          </table:table-cell>
          <table:table-cell table:formula="of:=6718903-[.Y188]-[.F188]-[.G188]" office:value-type="float" office:value="6603375.85220649" calcext:value-type="float">
            <text:p>6603375.85220649</text:p>
          </table:table-cell>
          <table:table-cell table:formula="of:=NORMINV(RAND();MAX([.T195];1);MAX(0.25*[.T195];1))" office:value-type="float" office:value="20503.1477935148" calcext:value-type="float">
            <text:p>20503.1477935148</text:p>
          </table:table-cell>
          <table:table-cell table:formula="of:=[.X188]+[.K188]" office:value-type="float" office:value="20991.1477935148" calcext:value-type="float">
            <text:p>20991.1477935148</text:p>
          </table:table-cell>
          <table:table-cell table:formula="of:=[.X188]-[.X187]" office:value-type="float" office:value="989.168095097313" calcext:value-type="float">
            <text:p>989.168095097313</text:p>
          </table:table-cell>
          <table:table-cell table:formula="of:=[.S188]-[.S187]" office:value-type="float" office:value="286" calcext:value-type="float">
            <text:p>286</text:p>
          </table:table-cell>
          <table:table-cell table:formula="of:=[.K188]-[.K187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9</text:p>
          </table:table-cell>
          <table:table-cell office:value-type="string" calcext:value-type="string">
            <text:p>Confirmado</text:p>
          </table:table-cell>
          <table:table-cell office:value-type="float" office:value="716" calcext:value-type="float">
            <text:p>716</text:p>
          </table:table-cell>
          <table:table-cell office:value-type="float" office:value="510" calcext:value-type="float">
            <text:p>510</text:p>
          </table:table-cell>
          <table:table-cell table:formula="of:=[.C189]+[.E188]" office:value-type="float" office:value="112689" calcext:value-type="float">
            <text:p>112689</text:p>
          </table:table-cell>
          <table:table-cell office:value-type="float" office:value="82983" calcext:value-type="float">
            <text:p>82983</text:p>
          </table:table-cell>
          <table:table-cell table:formula="of:=[.G188]+[.H189]" office:value-type="float" office:value="12109" calcext:value-type="float">
            <text:p>1210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61" calcext:value-type="float">
            <text:p>361</text:p>
          </table:table-cell>
          <table:table-cell office:value-type="float" office:value="521" calcext:value-type="float">
            <text:p>52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89]-[.F189]-[.G189]" office:value-type="float" office:value="17597" calcext:value-type="float">
            <text:p>17597</text:p>
          </table:table-cell>
          <table:table-cell table:formula="of:=MAX([.S189]-[.K189];0)" office:value-type="float" office:value="17076" calcext:value-type="float">
            <text:p>17076</text:p>
          </table:table-cell>
          <table:table-cell table:formula="of:=[.K189]/[.S175]" office:value-type="float" office:value="0.034473631972474" calcext:value-type="float">
            <text:p>0.034473631972474</text:p>
          </table:table-cell>
          <table:table-cell table:formula="of:=[.G189]/[.E175]" office:value-type="float" office:value="0.115506419673007" calcext:value-type="float">
            <text:p>0.115506419673007</text:p>
          </table:table-cell>
          <table:table-cell table:formula="of:=6718903-[.Y189]-[.F189]-[.G189]" office:value-type="float" office:value="6598605.79653965" calcext:value-type="float">
            <text:p>6598605.79653965</text:p>
          </table:table-cell>
          <table:table-cell table:formula="of:=NORMINV(RAND();MAX([.T196];1);MAX(0.25*[.T196];1))" office:value-type="float" office:value="24684.2034603516" calcext:value-type="float">
            <text:p>24684.2034603516</text:p>
          </table:table-cell>
          <table:table-cell table:formula="of:=[.X189]+[.K189]" office:value-type="float" office:value="25205.2034603516" calcext:value-type="float">
            <text:p>25205.2034603516</text:p>
          </table:table-cell>
          <table:table-cell table:formula="of:=[.X189]-[.X188]" office:value-type="float" office:value="4181.05566683687" calcext:value-type="float">
            <text:p>4181.05566683687</text:p>
          </table:table-cell>
          <table:table-cell table:formula="of:=[.S189]-[.S188]" office:value-type="float" office:value="160" calcext:value-type="float">
            <text:p>160</text:p>
          </table:table-cell>
          <table:table-cell table:formula="of:=[.K189]-[.K188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0</text:p>
          </table:table-cell>
          <table:table-cell office:value-type="string" calcext:value-type="string">
            <text:p>Confirmado</text:p>
          </table:table-cell>
          <table:table-cell office:value-type="float" office:value="494" calcext:value-type="float">
            <text:p>494</text:p>
          </table:table-cell>
          <table:table-cell office:value-type="float" office:value="70" calcext:value-type="float">
            <text:p>70</text:p>
          </table:table-cell>
          <table:table-cell table:formula="of:=[.C190]+[.E189]" office:value-type="float" office:value="113183" calcext:value-type="float">
            <text:p>113183</text:p>
          </table:table-cell>
          <table:table-cell office:value-type="float" office:value="83053" calcext:value-type="float">
            <text:p>83053</text:p>
          </table:table-cell>
          <table:table-cell table:formula="of:=[.G189]+[.H190]" office:value-type="float" office:value="12144" calcext:value-type="float">
            <text:p>1214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5" calcext:value-type="float">
            <text:p>285</text:p>
          </table:table-cell>
          <table:table-cell office:value-type="float" office:value="504" calcext:value-type="float">
            <text:p>504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90]-[.F190]-[.G190]" office:value-type="float" office:value="17986" calcext:value-type="float">
            <text:p>17986</text:p>
          </table:table-cell>
          <table:table-cell table:formula="of:=MAX([.S190]-[.K190];0)" office:value-type="float" office:value="17482" calcext:value-type="float">
            <text:p>17482</text:p>
          </table:table-cell>
          <table:table-cell table:formula="of:=[.K190]/[.S176]" office:value-type="float" office:value="0.033626901521217" calcext:value-type="float">
            <text:p>0.033626901521217</text:p>
          </table:table-cell>
          <table:table-cell table:formula="of:=[.G190]/[.E176]" office:value-type="float" office:value="0.115291504087038" calcext:value-type="float">
            <text:p>0.115291504087038</text:p>
          </table:table-cell>
          <table:table-cell table:formula="of:=6718903-[.Y190]-[.F190]-[.G190]" office:value-type="float" office:value="6610150.23501388" calcext:value-type="float">
            <text:p>6610150.23501388</text:p>
          </table:table-cell>
          <table:table-cell table:formula="of:=NORMINV(RAND();MAX([.T197];1);MAX(0.25*[.T197];1))" office:value-type="float" office:value="13051.7649861194" calcext:value-type="float">
            <text:p>13051.7649861194</text:p>
          </table:table-cell>
          <table:table-cell table:formula="of:=[.X190]+[.K190]" office:value-type="float" office:value="13555.7649861194" calcext:value-type="float">
            <text:p>13555.7649861194</text:p>
          </table:table-cell>
          <table:table-cell table:formula="of:=[.X190]-[.X189]" office:value-type="float" office:value="-11632.4384742322" calcext:value-type="float">
            <text:p>-11632.4384742322</text:p>
          </table:table-cell>
          <table:table-cell table:formula="of:=[.S190]-[.S189]" office:value-type="float" office:value="389" calcext:value-type="float">
            <text:p>389</text:p>
          </table:table-cell>
          <table:table-cell table:formula="of:=[.K190]-[.K189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1</text:p>
          </table:table-cell>
          <table:table-cell office:value-type="string" calcext:value-type="string">
            <text:p>Confirmado</text:p>
          </table:table-cell>
          <table:table-cell office:value-type="float" office:value="366" calcext:value-type="float">
            <text:p>366</text:p>
          </table:table-cell>
          <table:table-cell office:value-type="float" office:value="-151" calcext:value-type="float">
            <text:p>-151</text:p>
          </table:table-cell>
          <table:table-cell table:formula="of:=[.C191]+[.E190]" office:value-type="float" office:value="113549" calcext:value-type="float">
            <text:p>113549</text:p>
          </table:table-cell>
          <table:table-cell office:value-type="float" office:value="82902" calcext:value-type="float">
            <text:p>82902</text:p>
          </table:table-cell>
          <table:table-cell table:formula="of:=[.G190]+[.H191]" office:value-type="float" office:value="12162" calcext:value-type="float">
            <text:p>1216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79" calcext:value-type="float">
            <text:p>279</text:p>
          </table:table-cell>
          <table:table-cell office:value-type="float" office:value="511" calcext:value-type="float">
            <text:p>511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91]-[.F191]-[.G191]" office:value-type="float" office:value="18485" calcext:value-type="float">
            <text:p>18485</text:p>
          </table:table-cell>
          <table:table-cell table:formula="of:=MAX([.S191]-[.K191];0)" office:value-type="float" office:value="17974" calcext:value-type="float">
            <text:p>17974</text:p>
          </table:table-cell>
          <table:table-cell table:formula="of:=[.K191]/[.S177]" office:value-type="float" office:value="0.0336250575771534" calcext:value-type="float">
            <text:p>0.033625057577153</text:p>
          </table:table-cell>
          <table:table-cell table:formula="of:=[.G191]/[.E177]" office:value-type="float" office:value="0.115086537278689" calcext:value-type="float">
            <text:p>0.115086537278689</text:p>
          </table:table-cell>
          <table:table-cell table:formula="of:=6718903-[.Y191]-[.F191]-[.G191]" office:value-type="float" office:value="6604578.69763144" calcext:value-type="float">
            <text:p>6604578.69763144</text:p>
          </table:table-cell>
          <table:table-cell table:formula="of:=NORMINV(RAND();MAX([.T198];1);MAX(0.25*[.T198];1))" office:value-type="float" office:value="18749.3023685586" calcext:value-type="float">
            <text:p>18749.3023685586</text:p>
          </table:table-cell>
          <table:table-cell table:formula="of:=[.X191]+[.K191]" office:value-type="float" office:value="19260.3023685586" calcext:value-type="float">
            <text:p>19260.3023685586</text:p>
          </table:table-cell>
          <table:table-cell table:formula="of:=[.X191]-[.X190]" office:value-type="float" office:value="5697.53738243923" calcext:value-type="float">
            <text:p>5697.53738243923</text:p>
          </table:table-cell>
          <table:table-cell table:formula="of:=[.S191]-[.S190]" office:value-type="float" office:value="499" calcext:value-type="float">
            <text:p>499</text:p>
          </table:table-cell>
          <table:table-cell table:formula="of:=[.K191]-[.K19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2</text:p>
          </table:table-cell>
          <table:table-cell office:value-type="string" calcext:value-type="string">
            <text:p>Confirmado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table:formula="of:=[.C192]+[.E191]" office:value-type="float" office:value="113867" calcext:value-type="float">
            <text:p>113867</text:p>
          </table:table-cell>
          <table:table-cell office:value-type="float" office:value="83107" calcext:value-type="float">
            <text:p>83107</text:p>
          </table:table-cell>
          <table:table-cell table:formula="of:=[.G191]+[.H192]" office:value-type="float" office:value="12191" calcext:value-type="float">
            <text:p>1219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492" calcext:value-type="float">
            <text:p>492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92]-[.F192]-[.G192]" office:value-type="float" office:value="18569" calcext:value-type="float">
            <text:p>18569</text:p>
          </table:table-cell>
          <table:table-cell table:formula="of:=MAX([.S192]-[.K192];0)" office:value-type="float" office:value="18077" calcext:value-type="float">
            <text:p>18077</text:p>
          </table:table-cell>
          <table:table-cell table:formula="of:=[.K192]/[.S178]" office:value-type="float" office:value="0.0320771938975095" calcext:value-type="float">
            <text:p>0.03207719389751</text:p>
          </table:table-cell>
          <table:table-cell table:formula="of:=[.G192]/[.E178]" office:value-type="float" office:value="0.114945454888317" calcext:value-type="float">
            <text:p>0.114945454888317</text:p>
          </table:table-cell>
          <table:table-cell table:formula="of:=6718903-[.Y192]-[.F192]-[.G192]" office:value-type="float" office:value="6603369.0797281" calcext:value-type="float">
            <text:p>6603369.0797281</text:p>
          </table:table-cell>
          <table:table-cell table:formula="of:=NORMINV(RAND();MAX([.T199];1);MAX(0.25*[.T199];1))" office:value-type="float" office:value="19743.9202719033" calcext:value-type="float">
            <text:p>19743.9202719033</text:p>
          </table:table-cell>
          <table:table-cell table:formula="of:=[.X192]+[.K192]" office:value-type="float" office:value="20235.9202719033" calcext:value-type="float">
            <text:p>20235.9202719033</text:p>
          </table:table-cell>
          <table:table-cell table:formula="of:=[.X192]-[.X191]" office:value-type="float" office:value="994.617903344708" calcext:value-type="float">
            <text:p>994.617903344708</text:p>
          </table:table-cell>
          <table:table-cell table:formula="of:=[.S192]-[.S191]" office:value-type="float" office:value="84" calcext:value-type="float">
            <text:p>84</text:p>
          </table:table-cell>
          <table:table-cell table:formula="of:=[.K192]-[.K191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3</text:p>
          </table:table-cell>
          <table:table-cell office:value-type="string" calcext:value-type="string">
            <text:p>Confirmado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table:formula="of:=[.C193]+[.E192]" office:value-type="float" office:value="114436" calcext:value-type="float">
            <text:p>114436</text:p>
          </table:table-cell>
          <table:table-cell office:value-type="float" office:value="83677" calcext:value-type="float">
            <text:p>83677</text:p>
          </table:table-cell>
          <table:table-cell table:formula="of:=[.G192]+[.H193]" office:value-type="float" office:value="12225" calcext:value-type="float">
            <text:p>122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497" calcext:value-type="float">
            <text:p>497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93]-[.F193]-[.G193]" office:value-type="float" office:value="18534" calcext:value-type="float">
            <text:p>18534</text:p>
          </table:table-cell>
          <table:table-cell table:formula="of:=MAX([.S193]-[.K193];0)" office:value-type="float" office:value="18037" calcext:value-type="float">
            <text:p>18037</text:p>
          </table:table-cell>
          <table:table-cell table:formula="of:=[.K193]/[.S179]" office:value-type="float" office:value="0.032060379305896" calcext:value-type="float">
            <text:p>0.032060379305896</text:p>
          </table:table-cell>
          <table:table-cell table:formula="of:=[.G193]/[.E179]" office:value-type="float" office:value="0.114640184549598" calcext:value-type="float">
            <text:p>0.114640184549598</text:p>
          </table:table-cell>
          <table:table-cell table:formula="of:=6718903-[.Y193]-[.F193]-[.G193]" office:value-type="float" office:value="6601367.14999152" calcext:value-type="float">
            <text:p>6601367.14999152</text:p>
          </table:table-cell>
          <table:table-cell table:formula="of:=NORMINV(RAND();MAX([.T200];1);MAX(0.25*[.T200];1))" office:value-type="float" office:value="21136.8500084839" calcext:value-type="float">
            <text:p>21136.8500084839</text:p>
          </table:table-cell>
          <table:table-cell table:formula="of:=[.X193]+[.K193]" office:value-type="float" office:value="21633.8500084839" calcext:value-type="float">
            <text:p>21633.8500084839</text:p>
          </table:table-cell>
          <table:table-cell table:formula="of:=[.X193]-[.X192]" office:value-type="float" office:value="1392.92973658062" calcext:value-type="float">
            <text:p>1392.92973658062</text:p>
          </table:table-cell>
          <table:table-cell table:formula="of:=[.S193]-[.S192]" office:value-type="float" office:value="-35" calcext:value-type="float">
            <text:p>-35</text:p>
          </table:table-cell>
          <table:table-cell table:formula="of:=[.K193]-[.K192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-29" calcext:value-type="float">
            <text:p>-29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4</text:p>
          </table:table-cell>
          <table:table-cell office:value-type="string" calcext:value-type="string">
            <text:p>Confirmado</text:p>
          </table:table-cell>
          <table:table-cell office:value-type="float" office:value="622" calcext:value-type="float">
            <text:p>622</text:p>
          </table:table-cell>
          <table:table-cell office:value-type="float" office:value="413" calcext:value-type="float">
            <text:p>413</text:p>
          </table:table-cell>
          <table:table-cell table:formula="of:=[.C194]+[.E193]" office:value-type="float" office:value="115058" calcext:value-type="float">
            <text:p>115058</text:p>
          </table:table-cell>
          <table:table-cell office:value-type="float" office:value="84090" calcext:value-type="float">
            <text:p>84090</text:p>
          </table:table-cell>
          <table:table-cell table:formula="of:=[.G193]+[.H194]" office:value-type="float" office:value="12263" calcext:value-type="float">
            <text:p>1226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485" calcext:value-type="float">
            <text:p>485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94]-[.F194]-[.G194]" office:value-type="float" office:value="18705" calcext:value-type="float">
            <text:p>18705</text:p>
          </table:table-cell>
          <table:table-cell table:formula="of:=MAX([.S194]-[.K194];0)" office:value-type="float" office:value="18220" calcext:value-type="float">
            <text:p>18220</text:p>
          </table:table-cell>
          <table:table-cell table:formula="of:=[.K194]/[.S180]" office:value-type="float" office:value="0.0309429628684446" calcext:value-type="float">
            <text:p>0.030942962868445</text:p>
          </table:table-cell>
          <table:table-cell table:formula="of:=[.G194]/[.E180]" office:value-type="float" office:value="0.113973697662531" calcext:value-type="float">
            <text:p>0.113973697662531</text:p>
          </table:table-cell>
          <table:table-cell table:formula="of:=6718903-[.Y194]-[.F194]-[.G194]" office:value-type="float" office:value="6611378.85867341" calcext:value-type="float">
            <text:p>6611378.85867341</text:p>
          </table:table-cell>
          <table:table-cell table:formula="of:=NORMINV(RAND();MAX([.T201];1);MAX(0.25*[.T201];1))" office:value-type="float" office:value="10686.1413265877" calcext:value-type="float">
            <text:p>10686.1413265877</text:p>
          </table:table-cell>
          <table:table-cell table:formula="of:=[.X194]+[.K194]" office:value-type="float" office:value="11171.1413265877" calcext:value-type="float">
            <text:p>11171.1413265877</text:p>
          </table:table-cell>
          <table:table-cell table:formula="of:=[.X194]-[.X193]" office:value-type="float" office:value="-10450.7086818963" calcext:value-type="float">
            <text:p>-10450.7086818963</text:p>
          </table:table-cell>
          <table:table-cell table:formula="of:=[.S194]-[.S193]" office:value-type="float" office:value="171" calcext:value-type="float">
            <text:p>171</text:p>
          </table:table-cell>
          <table:table-cell table:formula="of:=[.K194]-[.K193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5</text:p>
          </table:table-cell>
          <table:table-cell office:value-type="string" calcext:value-type="string">
            <text:p>Confirmado</text:p>
          </table:table-cell>
          <table:table-cell office:value-type="float" office:value="495" calcext:value-type="float">
            <text:p>495</text:p>
          </table:table-cell>
          <table:table-cell office:value-type="float" office:value="610" calcext:value-type="float">
            <text:p>610</text:p>
          </table:table-cell>
          <table:table-cell table:formula="of:=[.C195]+[.E194]" office:value-type="float" office:value="115553" calcext:value-type="float">
            <text:p>115553</text:p>
          </table:table-cell>
          <table:table-cell office:value-type="float" office:value="84700" calcext:value-type="float">
            <text:p>84700</text:p>
          </table:table-cell>
          <table:table-cell table:formula="of:=[.G194]+[.H195]" office:value-type="float" office:value="12298" calcext:value-type="float">
            <text:p>1229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2" calcext:value-type="float">
            <text:p>372</text:p>
          </table:table-cell>
          <table:table-cell office:value-type="float" office:value="520" calcext:value-type="float">
            <text:p>520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33" calcext:value-type="float">
            <text:p>21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95]-[.F195]-[.G195]" office:value-type="float" office:value="18555" calcext:value-type="float">
            <text:p>18555</text:p>
          </table:table-cell>
          <table:table-cell table:formula="of:=MAX([.S195]-[.K195];0)" office:value-type="float" office:value="18035" calcext:value-type="float">
            <text:p>18035</text:p>
          </table:table-cell>
          <table:table-cell table:formula="of:=[.K195]/[.S181]" office:value-type="float" office:value="0.0324027916251246" calcext:value-type="float">
            <text:p>0.032402791625125</text:p>
          </table:table-cell>
          <table:table-cell table:formula="of:=[.G195]/[.E181]" office:value-type="float" office:value="0.1135780121539" calcext:value-type="float">
            <text:p>0.1135780121539</text:p>
          </table:table-cell>
          <table:table-cell table:formula="of:=6718903-[.Y195]-[.F195]-[.G195]" office:value-type="float" office:value="6592437.39346889" calcext:value-type="float">
            <text:p>6592437.39346889</text:p>
          </table:table-cell>
          <table:table-cell table:formula="of:=NORMINV(RAND();MAX([.T202];1);MAX(0.25*[.T202];1))" office:value-type="float" office:value="28947.6065311104" calcext:value-type="float">
            <text:p>28947.6065311104</text:p>
          </table:table-cell>
          <table:table-cell table:formula="of:=[.X195]+[.K195]" office:value-type="float" office:value="29467.6065311104" calcext:value-type="float">
            <text:p>29467.6065311104</text:p>
          </table:table-cell>
          <table:table-cell table:formula="of:=[.X195]-[.X194]" office:value-type="float" office:value="18261.4652045228" calcext:value-type="float">
            <text:p>18261.4652045228</text:p>
          </table:table-cell>
          <table:table-cell table:formula="of:=[.S195]-[.S194]" office:value-type="float" office:value="-150" calcext:value-type="float">
            <text:p>-150</text:p>
          </table:table-cell>
          <table:table-cell table:formula="of:=[.K195]-[.K194]" office:value-type="float" office:value="35" calcext:value-type="float">
            <text:p>3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6</text:p>
          </table:table-cell>
          <table:table-cell office:value-type="string" calcext:value-type="string">
            <text:p>Confirmado</text:p>
          </table:table-cell>
          <table:table-cell office:value-type="float" office:value="484" calcext:value-type="float">
            <text:p>484</text:p>
          </table:table-cell>
          <table:table-cell office:value-type="float" office:value="497" calcext:value-type="float">
            <text:p>497</text:p>
          </table:table-cell>
          <table:table-cell table:formula="of:=[.C196]+[.E195]" office:value-type="float" office:value="116037" calcext:value-type="float">
            <text:p>116037</text:p>
          </table:table-cell>
          <table:table-cell office:value-type="float" office:value="85197" calcext:value-type="float">
            <text:p>85197</text:p>
          </table:table-cell>
          <table:table-cell table:formula="of:=[.G195]+[.H196]" office:value-type="float" office:value="12335" calcext:value-type="float">
            <text:p>123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58" calcext:value-type="float">
            <text:p>358</text:p>
          </table:table-cell>
          <table:table-cell office:value-type="float" office:value="460" calcext:value-type="float">
            <text:p>460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96]-[.F196]-[.G196]" office:value-type="float" office:value="18505" calcext:value-type="float">
            <text:p>18505</text:p>
          </table:table-cell>
          <table:table-cell table:formula="of:=MAX([.S196]-[.K196];0)" office:value-type="float" office:value="18045" calcext:value-type="float">
            <text:p>18045</text:p>
          </table:table-cell>
          <table:table-cell table:formula="of:=[.K196]/[.S182]" office:value-type="float" office:value="0.0282659456802261" calcext:value-type="float">
            <text:p>0.028265945680226</text:p>
          </table:table-cell>
          <table:table-cell table:formula="of:=[.G196]/[.E182]" office:value-type="float" office:value="0.113326289677982" calcext:value-type="float">
            <text:p>0.113326289677982</text:p>
          </table:table-cell>
          <table:table-cell table:formula="of:=6718903-[.Y196]-[.F196]-[.G196]" office:value-type="float" office:value="6596945.67956288" calcext:value-type="float">
            <text:p>6596945.67956288</text:p>
          </table:table-cell>
          <table:table-cell table:formula="of:=NORMINV(RAND();MAX([.T203];1);MAX(0.25*[.T203];1))" office:value-type="float" office:value="23965.3204371155" calcext:value-type="float">
            <text:p>23965.3204371155</text:p>
          </table:table-cell>
          <table:table-cell table:formula="of:=[.X196]+[.K196]" office:value-type="float" office:value="24425.3204371155" calcext:value-type="float">
            <text:p>24425.3204371155</text:p>
          </table:table-cell>
          <table:table-cell table:formula="of:=[.X196]-[.X195]" office:value-type="float" office:value="-4982.28609399488" calcext:value-type="float">
            <text:p>-4982.28609399488</text:p>
          </table:table-cell>
          <table:table-cell table:formula="of:=[.S196]-[.S195]" office:value-type="float" office:value="-50" calcext:value-type="float">
            <text:p>-50</text:p>
          </table:table-cell>
          <table:table-cell table:formula="of:=[.K196]-[.K195]" office:value-type="float" office:value="-60" calcext:value-type="float">
            <text:p>-60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7</text:p>
          </table:table-cell>
          <table:table-cell office:value-type="string" calcext:value-type="string">
            <text:p>Confirmado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  <table:table-cell table:formula="of:=[.C197]+[.E196]" office:value-type="float" office:value="116567" calcext:value-type="float">
            <text:p>116567</text:p>
          </table:table-cell>
          <table:table-cell office:value-type="float" office:value="85236" calcext:value-type="float">
            <text:p>85236</text:p>
          </table:table-cell>
          <table:table-cell table:formula="of:=[.G196]+[.H197]" office:value-type="float" office:value="12368" calcext:value-type="float">
            <text:p>1236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496" calcext:value-type="float">
            <text:p>496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97]-[.F197]-[.G197]" office:value-type="float" office:value="18963" calcext:value-type="float">
            <text:p>18963</text:p>
          </table:table-cell>
          <table:table-cell table:formula="of:=MAX([.S197]-[.K197];0)" office:value-type="float" office:value="18467" calcext:value-type="float">
            <text:p>18467</text:p>
          </table:table-cell>
          <table:table-cell table:formula="of:=[.K197]/[.S183]" office:value-type="float" office:value="0.030926549445068" calcext:value-type="float">
            <text:p>0.030926549445068</text:p>
          </table:table-cell>
          <table:table-cell table:formula="of:=[.G197]/[.E183]" office:value-type="float" office:value="0.113147133355899" calcext:value-type="float">
            <text:p>0.113147133355899</text:p>
          </table:table-cell>
          <table:table-cell table:formula="of:=6718903-[.Y197]-[.F197]-[.G197]" office:value-type="float" office:value="6590674.22181901" calcext:value-type="float">
            <text:p>6590674.22181901</text:p>
          </table:table-cell>
          <table:table-cell table:formula="of:=NORMINV(RAND();MAX([.T204];1);MAX(0.25*[.T204];1))" office:value-type="float" office:value="30128.7781809883" calcext:value-type="float">
            <text:p>30128.7781809883</text:p>
          </table:table-cell>
          <table:table-cell table:formula="of:=[.X197]+[.K197]" office:value-type="float" office:value="30624.7781809883" calcext:value-type="float">
            <text:p>30624.7781809883</text:p>
          </table:table-cell>
          <table:table-cell table:formula="of:=[.X197]-[.X196]" office:value-type="float" office:value="6163.4577438728" calcext:value-type="float">
            <text:p>6163.4577438728</text:p>
          </table:table-cell>
          <table:table-cell table:formula="of:=[.S197]-[.S196]" office:value-type="float" office:value="458" calcext:value-type="float">
            <text:p>458</text:p>
          </table:table-cell>
          <table:table-cell table:formula="of:=[.K197]-[.K196]" office:value-type="float" office:value="36" calcext:value-type="float">
            <text:p>3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8</text:p>
          </table:table-cell>
          <table:table-cell office:value-type="string" calcext:value-type="string">
            <text:p>Confirmado</text:p>
          </table:table-cell>
          <table:table-cell office:value-type="float" office:value="309" calcext:value-type="float">
            <text:p>309</text:p>
          </table:table-cell>
          <table:table-cell office:value-type="float" office:value="-15" calcext:value-type="float">
            <text:p>-15</text:p>
          </table:table-cell>
          <table:table-cell table:formula="of:=[.C198]+[.E197]" office:value-type="float" office:value="116876" calcext:value-type="float">
            <text:p>116876</text:p>
          </table:table-cell>
          <table:table-cell office:value-type="float" office:value="85221" calcext:value-type="float">
            <text:p>85221</text:p>
          </table:table-cell>
          <table:table-cell table:formula="of:=[.G197]+[.H198]" office:value-type="float" office:value="12401" calcext:value-type="float">
            <text:p>1240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76" calcext:value-type="float">
            <text:p>376</text:p>
          </table:table-cell>
          <table:table-cell office:value-type="float" office:value="474" calcext:value-type="float">
            <text:p>474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98]-[.F198]-[.G198]" office:value-type="float" office:value="19254" calcext:value-type="float">
            <text:p>19254</text:p>
          </table:table-cell>
          <table:table-cell table:formula="of:=MAX([.S198]-[.K198];0)" office:value-type="float" office:value="18780" calcext:value-type="float">
            <text:p>18780</text:p>
          </table:table-cell>
          <table:table-cell table:formula="of:=[.K198]/[.S184]" office:value-type="float" office:value="0.0286508704061896" calcext:value-type="float">
            <text:p>0.02865087040619</text:p>
          </table:table-cell>
          <table:table-cell table:formula="of:=[.G198]/[.E184]" office:value-type="float" office:value="0.112905722219693" calcext:value-type="float">
            <text:p>0.112905722219693</text:p>
          </table:table-cell>
          <table:table-cell table:formula="of:=6718903-[.Y198]-[.F198]-[.G198]" office:value-type="float" office:value="6598149.44007111" calcext:value-type="float">
            <text:p>6598149.44007111</text:p>
          </table:table-cell>
          <table:table-cell table:formula="of:=NORMINV(RAND();MAX([.T205];1);MAX(0.25*[.T205];1))" office:value-type="float" office:value="22657.5599288877" calcext:value-type="float">
            <text:p>22657.5599288877</text:p>
          </table:table-cell>
          <table:table-cell table:formula="of:=[.X198]+[.K198]" office:value-type="float" office:value="23131.5599288877" calcext:value-type="float">
            <text:p>23131.5599288877</text:p>
          </table:table-cell>
          <table:table-cell table:formula="of:=[.X198]-[.X197]" office:value-type="float" office:value="-7471.21825210067" calcext:value-type="float">
            <text:p>-7471.21825210067</text:p>
          </table:table-cell>
          <table:table-cell table:formula="of:=[.S198]-[.S197]" office:value-type="float" office:value="291" calcext:value-type="float">
            <text:p>291</text:p>
          </table:table-cell>
          <table:table-cell table:formula="of:=[.K198]-[.K197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-23" calcext:value-type="float">
            <text:p>-2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9</text:p>
          </table:table-cell>
          <table:table-cell office:value-type="string" calcext:value-type="string">
            <text:p>Confirmado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formula="of:=[.C199]+[.E198]" office:value-type="float" office:value="117249" calcext:value-type="float">
            <text:p>117249</text:p>
          </table:table-cell>
          <table:table-cell office:value-type="float" office:value="85595" calcext:value-type="float">
            <text:p>85595</text:p>
          </table:table-cell>
          <table:table-cell table:formula="of:=[.G198]+[.H199]" office:value-type="float" office:value="12453" calcext:value-type="float">
            <text:p>124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04" calcext:value-type="float">
            <text:p>404</text:p>
          </table:table-cell>
          <table:table-cell office:value-type="float" office:value="481" calcext:value-type="float">
            <text:p>48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99]-[.F199]-[.G199]" office:value-type="float" office:value="19201" calcext:value-type="float">
            <text:p>19201</text:p>
          </table:table-cell>
          <table:table-cell table:formula="of:=MAX([.S199]-[.K199];0)" office:value-type="float" office:value="18720" calcext:value-type="float">
            <text:p>18720</text:p>
          </table:table-cell>
          <table:table-cell table:formula="of:=[.K199]/[.S185]" office:value-type="float" office:value="0.0287886042614316" calcext:value-type="float">
            <text:p>0.028788604261432</text:p>
          </table:table-cell>
          <table:table-cell table:formula="of:=[.G199]/[.E185]" office:value-type="float" office:value="0.1130734028257" calcext:value-type="float">
            <text:p>0.1130734028257</text:p>
          </table:table-cell>
          <table:table-cell table:formula="of:=6718903-[.Y199]-[.F199]-[.G199]" office:value-type="float" office:value="6598502.65597714" calcext:value-type="float">
            <text:p>6598502.65597714</text:p>
          </table:table-cell>
          <table:table-cell table:formula="of:=NORMINV(RAND();MAX([.T206];1);MAX(0.25*[.T206];1))" office:value-type="float" office:value="21871.3440228629" calcext:value-type="float">
            <text:p>21871.3440228629</text:p>
          </table:table-cell>
          <table:table-cell table:formula="of:=[.X199]+[.K199]" office:value-type="float" office:value="22352.3440228629" calcext:value-type="float">
            <text:p>22352.3440228629</text:p>
          </table:table-cell>
          <table:table-cell table:formula="of:=[.X199]-[.X198]" office:value-type="float" office:value="-786.215906024761" calcext:value-type="float">
            <text:p>-786.215906024761</text:p>
          </table:table-cell>
          <table:table-cell table:formula="of:=[.S199]-[.S198]" office:value-type="float" office:value="-53" calcext:value-type="float">
            <text:p>-53</text:p>
          </table:table-cell>
          <table:table-cell table:formula="of:=[.K199]-[.K198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5" calcext:value-type="float">
            <text:p>-45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0</text:p>
          </table:table-cell>
          <table:table-cell office:value-type="string" calcext:value-type="string">
            <text:p>Confirmado</text:p>
          </table:table-cell>
          <table:table-cell office:value-type="float" office:value="488" calcext:value-type="float">
            <text:p>488</text:p>
          </table:table-cell>
          <table:table-cell office:value-type="float" office:value="213" calcext:value-type="float">
            <text:p>213</text:p>
          </table:table-cell>
          <table:table-cell table:formula="of:=[.C200]+[.E199]" office:value-type="float" office:value="117737" calcext:value-type="float">
            <text:p>117737</text:p>
          </table:table-cell>
          <table:table-cell office:value-type="float" office:value="85808" calcext:value-type="float">
            <text:p>85808</text:p>
          </table:table-cell>
          <table:table-cell table:formula="of:=[.G199]+[.H200]" office:value-type="float" office:value="12481" calcext:value-type="float">
            <text:p>1248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43" calcext:value-type="float">
            <text:p>443</text:p>
          </table:table-cell>
          <table:table-cell office:value-type="float" office:value="476" calcext:value-type="float">
            <text:p>47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00]-[.F200]-[.G200]" office:value-type="float" office:value="19448" calcext:value-type="float">
            <text:p>19448</text:p>
          </table:table-cell>
          <table:table-cell table:formula="of:=MAX([.S200]-[.K200];0)" office:value-type="float" office:value="18972" calcext:value-type="float">
            <text:p>18972</text:p>
          </table:table-cell>
          <table:table-cell table:formula="of:=[.K200]/[.S186]" office:value-type="float" office:value="0.0284586870740165" calcext:value-type="float">
            <text:p>0.028458687074017</text:p>
          </table:table-cell>
          <table:table-cell table:formula="of:=[.G200]/[.E186]" office:value-type="float" office:value="0.112784876470695" calcext:value-type="float">
            <text:p>0.112784876470695</text:p>
          </table:table-cell>
          <table:table-cell table:formula="of:=6718903-[.Y200]-[.F200]-[.G200]" office:value-type="float" office:value="6596287.92816104" calcext:value-type="float">
            <text:p>6596287.92816104</text:p>
          </table:table-cell>
          <table:table-cell table:formula="of:=NORMINV(RAND();MAX([.T207];1);MAX(0.25*[.T207];1))" office:value-type="float" office:value="23850.0718389628" calcext:value-type="float">
            <text:p>23850.0718389628</text:p>
          </table:table-cell>
          <table:table-cell table:formula="of:=[.X200]+[.K200]" office:value-type="float" office:value="24326.0718389628" calcext:value-type="float">
            <text:p>24326.0718389628</text:p>
          </table:table-cell>
          <table:table-cell table:formula="of:=[.X200]-[.X199]" office:value-type="float" office:value="1978.72781609992" calcext:value-type="float">
            <text:p>1978.72781609992</text:p>
          </table:table-cell>
          <table:table-cell table:formula="of:=[.S200]-[.S199]" office:value-type="float" office:value="247" calcext:value-type="float">
            <text:p>247</text:p>
          </table:table-cell>
          <table:table-cell table:formula="of:=[.K200]-[.K199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1</text:p>
          </table:table-cell>
          <table:table-cell office:value-type="string" calcext:value-type="string">
            <text:p>Confirmado</text:p>
          </table:table-cell>
          <table:table-cell office:value-type="float" office:value="484" calcext:value-type="float">
            <text:p>484</text:p>
          </table:table-cell>
          <table:table-cell office:value-type="float" office:value="283" calcext:value-type="float">
            <text:p>283</text:p>
          </table:table-cell>
          <table:table-cell table:formula="of:=[.C201]+[.E200]" office:value-type="float" office:value="118221" calcext:value-type="float">
            <text:p>118221</text:p>
          </table:table-cell>
          <table:table-cell office:value-type="float" office:value="86091" calcext:value-type="float">
            <text:p>86091</text:p>
          </table:table-cell>
          <table:table-cell table:formula="of:=[.G200]+[.H201]" office:value-type="float" office:value="12516" calcext:value-type="float">
            <text:p>1251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6" calcext:value-type="float">
            <text:p>356</text:p>
          </table:table-cell>
          <table:table-cell office:value-type="float" office:value="487" calcext:value-type="float">
            <text:p>487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783" calcext:value-type="float">
            <text:p>178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01]-[.F201]-[.G201]" office:value-type="float" office:value="19614" calcext:value-type="float">
            <text:p>19614</text:p>
          </table:table-cell>
          <table:table-cell table:formula="of:=MAX([.S201]-[.K201];0)" office:value-type="float" office:value="19127" calcext:value-type="float">
            <text:p>19127</text:p>
          </table:table-cell>
          <table:table-cell table:formula="of:=[.K201]/[.S187]" office:value-type="float" office:value="0.0283948457815871" calcext:value-type="float">
            <text:p>0.028394845781587</text:p>
          </table:table-cell>
          <table:table-cell table:formula="of:=[.G201]/[.E187]" office:value-type="float" office:value="0.112447778626297" calcext:value-type="float">
            <text:p>0.112447778626297</text:p>
          </table:table-cell>
          <table:table-cell table:formula="of:=6718903-[.Y201]-[.F201]-[.G201]" office:value-type="float" office:value="6601718.08449018" calcext:value-type="float">
            <text:p>6601718.08449018</text:p>
          </table:table-cell>
          <table:table-cell table:formula="of:=NORMINV(RAND();MAX([.T208];1);MAX(0.25*[.T208];1))" office:value-type="float" office:value="18090.9155098163" calcext:value-type="float">
            <text:p>18090.9155098163</text:p>
          </table:table-cell>
          <table:table-cell table:formula="of:=[.X201]+[.K201]" office:value-type="float" office:value="18577.9155098163" calcext:value-type="float">
            <text:p>18577.9155098163</text:p>
          </table:table-cell>
          <table:table-cell table:formula="of:=[.X201]-[.X200]" office:value-type="float" office:value="-5759.15632914656" calcext:value-type="float">
            <text:p>-5759.15632914656</text:p>
          </table:table-cell>
          <table:table-cell table:formula="of:=[.S201]-[.S200]" office:value-type="float" office:value="166" calcext:value-type="float">
            <text:p>166</text:p>
          </table:table-cell>
          <table:table-cell table:formula="of:=[.K201]-[.K200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69" calcext:value-type="float">
            <text:p>-69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2</text:p>
          </table:table-cell>
          <table:table-cell office:value-type="string" calcext:value-type="string">
            <text:p>Confirmado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[.C202]+[.E201]" office:value-type="float" office:value="118621" calcext:value-type="float">
            <text:p>118621</text:p>
          </table:table-cell>
          <table:table-cell office:value-type="float" office:value="83077" calcext:value-type="float">
            <text:p>83077</text:p>
          </table:table-cell>
          <table:table-cell table:formula="of:=[.G201]+[.H202]" office:value-type="float" office:value="12551" calcext:value-type="float">
            <text:p>1255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4" calcext:value-type="float">
            <text:p>434</text:p>
          </table:table-cell>
          <table:table-cell office:value-type="float" office:value="476" calcext:value-type="float">
            <text:p>476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02]-[.F202]-[.G202]" office:value-type="float" office:value="22993" calcext:value-type="float">
            <text:p>22993</text:p>
          </table:table-cell>
          <table:table-cell table:formula="of:=MAX([.S202]-[.K202];0)" office:value-type="float" office:value="22517" calcext:value-type="float">
            <text:p>22517</text:p>
          </table:table-cell>
          <table:table-cell table:formula="of:=[.K202]/[.S188]" office:value-type="float" office:value="0.0272982737856283" calcext:value-type="float">
            <text:p>0.027298273785628</text:p>
          </table:table-cell>
          <table:table-cell table:formula="of:=[.G202]/[.E188]" office:value-type="float" office:value="0.112089521581095" calcext:value-type="float">
            <text:p>0.112089521581095</text:p>
          </table:table-cell>
          <table:table-cell table:formula="of:=6718903-[.Y202]-[.F202]-[.G202]" office:value-type="float" office:value="6594125.10303297" calcext:value-type="float">
            <text:p>6594125.10303297</text:p>
          </table:table-cell>
          <table:table-cell table:formula="of:=NORMINV(RAND();MAX([.T209];1);MAX(0.25*[.T209];1))" office:value-type="float" office:value="28673.8969670319" calcext:value-type="float">
            <text:p>28673.8969670319</text:p>
          </table:table-cell>
          <table:table-cell table:formula="of:=[.X202]+[.K202]" office:value-type="float" office:value="29149.8969670319" calcext:value-type="float">
            <text:p>29149.8969670319</text:p>
          </table:table-cell>
          <table:table-cell table:formula="of:=[.X202]-[.X201]" office:value-type="float" office:value="10582.9814572157" calcext:value-type="float">
            <text:p>10582.9814572157</text:p>
          </table:table-cell>
          <table:table-cell table:formula="of:=[.S202]-[.S201]" office:value-type="float" office:value="3379" calcext:value-type="float">
            <text:p>3379</text:p>
          </table:table-cell>
          <table:table-cell table:formula="of:=[.K202]-[.K201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office:value-type="float" office:value="-51" calcext:value-type="float">
            <text:p>-51</text:p>
          </table:table-cell>
          <table:table-cell office:value-type="float" office:value="-36" calcext:value-type="float">
            <text:p>-36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3</text:p>
          </table:table-cell>
          <table:table-cell office:value-type="string" calcext:value-type="string">
            <text:p>Confirmado</text:p>
          </table:table-cell>
          <table:table-cell office:value-type="float" office:value="471" calcext:value-type="float">
            <text:p>471</text:p>
          </table:table-cell>
          <table:table-cell office:value-type="float" office:value="3585" calcext:value-type="float">
            <text:p>3585</text:p>
          </table:table-cell>
          <table:table-cell table:formula="of:=[.C203]+[.E202]" office:value-type="float" office:value="119092" calcext:value-type="float">
            <text:p>119092</text:p>
          </table:table-cell>
          <table:table-cell office:value-type="float" office:value="87309" calcext:value-type="float">
            <text:p>87309</text:p>
          </table:table-cell>
          <table:table-cell table:formula="of:=[.G202]+[.H203]" office:value-type="float" office:value="12590" calcext:value-type="float">
            <text:p>1259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6" calcext:value-type="float">
            <text:p>396</text:p>
          </table:table-cell>
          <table:table-cell office:value-type="float" office:value="499" calcext:value-type="float">
            <text:p>49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03]-[.F203]-[.G203]" office:value-type="float" office:value="19193" calcext:value-type="float">
            <text:p>19193</text:p>
          </table:table-cell>
          <table:table-cell table:formula="of:=MAX([.S203]-[.K203];0)" office:value-type="float" office:value="18694" calcext:value-type="float">
            <text:p>18694</text:p>
          </table:table-cell>
          <table:table-cell table:formula="of:=[.K203]/[.S189]" office:value-type="float" office:value="0.0283571063249417" calcext:value-type="float">
            <text:p>0.028357106324942</text:p>
          </table:table-cell>
          <table:table-cell table:formula="of:=[.G203]/[.E189]" office:value-type="float" office:value="0.111723415772613" calcext:value-type="float">
            <text:p>0.111723415772613</text:p>
          </table:table-cell>
          <table:table-cell table:formula="of:=6718903-[.Y203]-[.F203]-[.G203]" office:value-type="float" office:value="6598504.13047685" calcext:value-type="float">
            <text:p>6598504.13047685</text:p>
          </table:table-cell>
          <table:table-cell table:formula="of:=NORMINV(RAND();MAX([.T210];1);MAX(0.25*[.T210];1))" office:value-type="float" office:value="20000.8695231516" calcext:value-type="float">
            <text:p>20000.8695231516</text:p>
          </table:table-cell>
          <table:table-cell table:formula="of:=[.X203]+[.K203]" office:value-type="float" office:value="20499.8695231516" calcext:value-type="float">
            <text:p>20499.8695231516</text:p>
          </table:table-cell>
          <table:table-cell table:formula="of:=[.X203]-[.X202]" office:value-type="float" office:value="-8673.02744388033" calcext:value-type="float">
            <text:p>-8673.02744388033</text:p>
          </table:table-cell>
          <table:table-cell table:formula="of:=[.S203]-[.S202]" office:value-type="float" office:value="-3800" calcext:value-type="float">
            <text:p>-3800</text:p>
          </table:table-cell>
          <table:table-cell table:formula="of:=[.K203]-[.K202]" office:value-type="float" office:value="23" calcext:value-type="float">
            <text:p>2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4</text:p>
          </table:table-cell>
          <table:table-cell office:value-type="string" calcext:value-type="string">
            <text:p>Confirmado</text:p>
          </table:table-cell>
          <table:table-cell office:value-type="float" office:value="505" calcext:value-type="float">
            <text:p>505</text:p>
          </table:table-cell>
          <table:table-cell office:value-type="float" office:value="-2767" calcext:value-type="float">
            <text:p>-2767</text:p>
          </table:table-cell>
          <table:table-cell table:formula="of:=[.C204]+[.E203]" office:value-type="float" office:value="119597" calcext:value-type="float">
            <text:p>119597</text:p>
          </table:table-cell>
          <table:table-cell office:value-type="float" office:value="84542" calcext:value-type="float">
            <text:p>84542</text:p>
          </table:table-cell>
          <table:table-cell table:formula="of:=[.G203]+[.H204]" office:value-type="float" office:value="12620" calcext:value-type="float">
            <text:p>126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88" calcext:value-type="float">
            <text:p>388</text:p>
          </table:table-cell>
          <table:table-cell office:value-type="float" office:value="482" calcext:value-type="float">
            <text:p>48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04]-[.F204]-[.G204]" office:value-type="float" office:value="22435" calcext:value-type="float">
            <text:p>22435</text:p>
          </table:table-cell>
          <table:table-cell table:formula="of:=MAX([.S204]-[.K204];0)" office:value-type="float" office:value="21953" calcext:value-type="float">
            <text:p>21953</text:p>
          </table:table-cell>
          <table:table-cell table:formula="of:=[.K204]/[.S190]" office:value-type="float" office:value="0.0267986211497832" calcext:value-type="float">
            <text:p>0.026798621149783</text:p>
          </table:table-cell>
          <table:table-cell table:formula="of:=[.G204]/[.E190]" office:value-type="float" office:value="0.11150084376629" calcext:value-type="float">
            <text:p>0.11150084376629</text:p>
          </table:table-cell>
          <table:table-cell table:formula="of:=6718903-[.Y204]-[.F204]-[.G204]" office:value-type="float" office:value="6607274.47779229" calcext:value-type="float">
            <text:p>6607274.47779229</text:p>
          </table:table-cell>
          <table:table-cell table:formula="of:=NORMINV(RAND();MAX([.T211];1);MAX(0.25*[.T211];1))" office:value-type="float" office:value="13984.5222077136" calcext:value-type="float">
            <text:p>13984.5222077136</text:p>
          </table:table-cell>
          <table:table-cell table:formula="of:=[.X204]+[.K204]" office:value-type="float" office:value="14466.5222077136" calcext:value-type="float">
            <text:p>14466.5222077136</text:p>
          </table:table-cell>
          <table:table-cell table:formula="of:=[.X204]-[.X203]" office:value-type="float" office:value="-6016.34731543798" calcext:value-type="float">
            <text:p>-6016.34731543798</text:p>
          </table:table-cell>
          <table:table-cell table:formula="of:=[.S204]-[.S203]" office:value-type="float" office:value="3242" calcext:value-type="float">
            <text:p>3242</text:p>
          </table:table-cell>
          <table:table-cell table:formula="of:=[.K204]-[.K203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5</text:p>
          </table:table-cell>
          <table:table-cell office:value-type="string" calcext:value-type="string">
            <text:p>Confirmado</text:p>
          </table:table-cell>
          <table:table-cell office:value-type="float" office:value="309" calcext:value-type="float">
            <text:p>309</text:p>
          </table:table-cell>
          <table:table-cell office:value-type="float" office:value="2956" calcext:value-type="float">
            <text:p>2956</text:p>
          </table:table-cell>
          <table:table-cell table:formula="of:=[.C205]+[.E204]" office:value-type="float" office:value="119906" calcext:value-type="float">
            <text:p>119906</text:p>
          </table:table-cell>
          <table:table-cell office:value-type="float" office:value="87943" calcext:value-type="float">
            <text:p>87943</text:p>
          </table:table-cell>
          <table:table-cell table:formula="of:=[.G204]+[.H205]" office:value-type="float" office:value="12645" calcext:value-type="float">
            <text:p>1264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71" calcext:value-type="float">
            <text:p>371</text:p>
          </table:table-cell>
          <table:table-cell office:value-type="float" office:value="464" calcext:value-type="float">
            <text:p>46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05]-[.F205]-[.G205]" office:value-type="float" office:value="19318" calcext:value-type="float">
            <text:p>19318</text:p>
          </table:table-cell>
          <table:table-cell table:formula="of:=MAX([.S205]-[.K205];0)" office:value-type="float" office:value="18854" calcext:value-type="float">
            <text:p>18854</text:p>
          </table:table-cell>
          <table:table-cell table:formula="of:=[.K205]/[.S191]" office:value-type="float" office:value="0.0251014335948066" calcext:value-type="float">
            <text:p>0.025101433594807</text:p>
          </table:table-cell>
          <table:table-cell table:formula="of:=[.G205]/[.E191]" office:value-type="float" office:value="0.111361614809466" calcext:value-type="float">
            <text:p>0.111361614809466</text:p>
          </table:table-cell>
          <table:table-cell table:formula="of:=6718903-[.Y205]-[.F205]-[.G205]" office:value-type="float" office:value="6599847.57203246" calcext:value-type="float">
            <text:p>6599847.57203246</text:p>
          </table:table-cell>
          <table:table-cell table:formula="of:=NORMINV(RAND();MAX([.T212];1);MAX(0.25*[.T212];1))" office:value-type="float" office:value="18003.427967545" calcext:value-type="float">
            <text:p>18003.427967545</text:p>
          </table:table-cell>
          <table:table-cell table:formula="of:=[.X205]+[.K205]" office:value-type="float" office:value="18467.427967545" calcext:value-type="float">
            <text:p>18467.427967545</text:p>
          </table:table-cell>
          <table:table-cell table:formula="of:=[.X205]-[.X204]" office:value-type="float" office:value="4018.90575983137" calcext:value-type="float">
            <text:p>4018.90575983137</text:p>
          </table:table-cell>
          <table:table-cell table:formula="of:=[.S205]-[.S204]" office:value-type="float" office:value="-3117" calcext:value-type="float">
            <text:p>-3117</text:p>
          </table:table-cell>
          <table:table-cell table:formula="of:=[.K205]-[.K204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  <table:table-cell office:value-type="float" office:value="-22" calcext:value-type="float">
            <text:p>-2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6</text:p>
          </table:table-cell>
          <table:table-cell office:value-type="string" calcext:value-type="string">
            <text:p>Confirmado</text:p>
          </table:table-cell>
          <table:table-cell office:value-type="float" office:value="234" calcext:value-type="float">
            <text:p>234</text:p>
          </table:table-cell>
          <table:table-cell office:value-type="float" office:value="1230" calcext:value-type="float">
            <text:p>1230</text:p>
          </table:table-cell>
          <table:table-cell table:formula="of:=[.C206]+[.E205]" office:value-type="float" office:value="120140" calcext:value-type="float">
            <text:p>120140</text:p>
          </table:table-cell>
          <table:table-cell office:value-type="float" office:value="89173" calcext:value-type="float">
            <text:p>89173</text:p>
          </table:table-cell>
          <table:table-cell table:formula="of:=[.G205]+[.H206]" office:value-type="float" office:value="12669" calcext:value-type="float">
            <text:p>12669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24" calcext:value-type="float">
            <text:p>624</text:p>
          </table:table-cell>
          <table:table-cell office:value-type="float" office:value="459" calcext:value-type="float">
            <text:p>459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06]-[.F206]-[.G206]" office:value-type="float" office:value="18298" calcext:value-type="float">
            <text:p>18298</text:p>
          </table:table-cell>
          <table:table-cell table:formula="of:=MAX([.S206]-[.K206];0)" office:value-type="float" office:value="17839" calcext:value-type="float">
            <text:p>17839</text:p>
          </table:table-cell>
          <table:table-cell table:formula="of:=[.K206]/[.S192]" office:value-type="float" office:value="0.0247186170499219" calcext:value-type="float">
            <text:p>0.024718617049922</text:p>
          </table:table-cell>
          <table:table-cell table:formula="of:=[.G206]/[.E192]" office:value-type="float" office:value="0.111261383895246" calcext:value-type="float">
            <text:p>0.111261383895246</text:p>
          </table:table-cell>
          <table:table-cell table:formula="of:=6718903-[.Y206]-[.F206]-[.G206]" office:value-type="float" office:value="6596965.78898994" calcext:value-type="float">
            <text:p>6596965.78898994</text:p>
          </table:table-cell>
          <table:table-cell table:formula="of:=NORMINV(RAND();MAX([.T213];1);MAX(0.25*[.T213];1))" office:value-type="float" office:value="19636.2110100624" calcext:value-type="float">
            <text:p>19636.2110100624</text:p>
          </table:table-cell>
          <table:table-cell table:formula="of:=[.X206]+[.K206]" office:value-type="float" office:value="20095.2110100624" calcext:value-type="float">
            <text:p>20095.2110100624</text:p>
          </table:table-cell>
          <table:table-cell table:formula="of:=[.X206]-[.X205]" office:value-type="float" office:value="1632.78304251739" calcext:value-type="float">
            <text:p>1632.78304251739</text:p>
          </table:table-cell>
          <table:table-cell table:formula="of:=[.S206]-[.S205]" office:value-type="float" office:value="-1020" calcext:value-type="float">
            <text:p>-1020</text:p>
          </table:table-cell>
          <table:table-cell table:formula="of:=[.K206]-[.K205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7</text:p>
          </table:table-cell>
          <table:table-cell office:value-type="string" calcext:value-type="string">
            <text:p>Confirmado</text:p>
          </table:table-cell>
          <table:table-cell office:value-type="float" office:value="485" calcext:value-type="float">
            <text:p>485</text:p>
          </table:table-cell>
          <table:table-cell office:value-type="float" office:value="249" calcext:value-type="float">
            <text:p>249</text:p>
          </table:table-cell>
          <table:table-cell table:formula="of:=[.C207]+[.E206]" office:value-type="float" office:value="120625" calcext:value-type="float">
            <text:p>120625</text:p>
          </table:table-cell>
          <table:table-cell office:value-type="float" office:value="89422" calcext:value-type="float">
            <text:p>89422</text:p>
          </table:table-cell>
          <table:table-cell table:formula="of:=[.G206]+[.H207]" office:value-type="float" office:value="12691" calcext:value-type="float">
            <text:p>1269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475" calcext:value-type="float">
            <text:p>47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07]-[.F207]-[.G207]" office:value-type="float" office:value="18512" calcext:value-type="float">
            <text:p>18512</text:p>
          </table:table-cell>
          <table:table-cell table:formula="of:=MAX([.S207]-[.K207];0)" office:value-type="float" office:value="18037" calcext:value-type="float">
            <text:p>18037</text:p>
          </table:table-cell>
          <table:table-cell table:formula="of:=[.K207]/[.S193]" office:value-type="float" office:value="0.0256285745117082" calcext:value-type="float">
            <text:p>0.025628574511708</text:p>
          </table:table-cell>
          <table:table-cell table:formula="of:=[.G207]/[.E193]" office:value-type="float" office:value="0.110900415953022" calcext:value-type="float">
            <text:p>0.110900415953022</text:p>
          </table:table-cell>
          <table:table-cell table:formula="of:=6718903-[.Y207]-[.F207]-[.G207]" office:value-type="float" office:value="6598555.48813526" calcext:value-type="float">
            <text:p>6598555.48813526</text:p>
          </table:table-cell>
          <table:table-cell table:formula="of:=NORMINV(RAND();MAX([.T214];1);MAX(0.25*[.T214];1))" office:value-type="float" office:value="17759.5118647403" calcext:value-type="float">
            <text:p>17759.5118647403</text:p>
          </table:table-cell>
          <table:table-cell table:formula="of:=[.X207]+[.K207]" office:value-type="float" office:value="18234.5118647403" calcext:value-type="float">
            <text:p>18234.5118647403</text:p>
          </table:table-cell>
          <table:table-cell table:formula="of:=[.X207]-[.X206]" office:value-type="float" office:value="-1876.6991453221" calcext:value-type="float">
            <text:p>-1876.6991453221</text:p>
          </table:table-cell>
          <table:table-cell table:formula="of:=[.S207]-[.S206]" office:value-type="float" office:value="214" calcext:value-type="float">
            <text:p>214</text:p>
          </table:table-cell>
          <table:table-cell table:formula="of:=[.K207]-[.K206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8</text:p>
          </table:table-cell>
          <table:table-cell office:value-type="string" calcext:value-type="string">
            <text:p>Confirmado</text:p>
          </table:table-cell>
          <table:table-cell office:value-type="float" office:value="536" calcext:value-type="float">
            <text:p>536</text:p>
          </table:table-cell>
          <table:table-cell office:value-type="float" office:value="357" calcext:value-type="float">
            <text:p>357</text:p>
          </table:table-cell>
          <table:table-cell table:formula="of:=[.C208]+[.E207]" office:value-type="float" office:value="121161" calcext:value-type="float">
            <text:p>121161</text:p>
          </table:table-cell>
          <table:table-cell office:value-type="float" office:value="89779" calcext:value-type="float">
            <text:p>89779</text:p>
          </table:table-cell>
          <table:table-cell table:formula="of:=[.G207]+[.H208]" office:value-type="float" office:value="12720" calcext:value-type="float">
            <text:p>1272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484" calcext:value-type="float">
            <text:p>484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08]-[.F208]-[.G208]" office:value-type="float" office:value="18662" calcext:value-type="float">
            <text:p>18662</text:p>
          </table:table-cell>
          <table:table-cell table:formula="of:=MAX([.S208]-[.K208];0)" office:value-type="float" office:value="18178" calcext:value-type="float">
            <text:p>18178</text:p>
          </table:table-cell>
          <table:table-cell table:formula="of:=[.K208]/[.S194]" office:value-type="float" office:value="0.0258754343758353" calcext:value-type="float">
            <text:p>0.025875434375835</text:p>
          </table:table-cell>
          <table:table-cell table:formula="of:=[.G208]/[.E194]" office:value-type="float" office:value="0.110552938517965" calcext:value-type="float">
            <text:p>0.110552938517965</text:p>
          </table:table-cell>
          <table:table-cell table:formula="of:=6718903-[.Y208]-[.F208]-[.G208]" office:value-type="float" office:value="6602219.52911691" calcext:value-type="float">
            <text:p>6602219.52911691</text:p>
          </table:table-cell>
          <table:table-cell table:formula="of:=NORMINV(RAND();MAX([.T215];1);MAX(0.25*[.T215];1))" office:value-type="float" office:value="13700.4708830957" calcext:value-type="float">
            <text:p>13700.4708830957</text:p>
          </table:table-cell>
          <table:table-cell table:formula="of:=[.X208]+[.K208]" office:value-type="float" office:value="14184.4708830957" calcext:value-type="float">
            <text:p>14184.4708830957</text:p>
          </table:table-cell>
          <table:table-cell table:formula="of:=[.X208]-[.X207]" office:value-type="float" office:value="-4059.04098164456" calcext:value-type="float">
            <text:p>-4059.04098164456</text:p>
          </table:table-cell>
          <table:table-cell table:formula="of:=[.S208]-[.S207]" office:value-type="float" office:value="150" calcext:value-type="float">
            <text:p>150</text:p>
          </table:table-cell>
          <table:table-cell table:formula="of:=[.K208]-[.K207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3" calcext:value-type="float">
            <text:p>3</text:p>
          </table:table-cell>
          <table:table-cell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9</text:p>
          </table:table-cell>
          <table:table-cell office:value-type="string" calcext:value-type="string">
            <text:p>Confirmado</text:p>
          </table:table-cell>
          <table:table-cell office:value-type="float" office:value="436" calcext:value-type="float">
            <text:p>436</text:p>
          </table:table-cell>
          <table:table-cell office:value-type="float" office:value="450" calcext:value-type="float">
            <text:p>450</text:p>
          </table:table-cell>
          <table:table-cell table:formula="of:=[.C209]+[.E208]" office:value-type="float" office:value="121597" calcext:value-type="float">
            <text:p>121597</text:p>
          </table:table-cell>
          <table:table-cell office:value-type="float" office:value="90229" calcext:value-type="float">
            <text:p>90229</text:p>
          </table:table-cell>
          <table:table-cell table:formula="of:=[.G208]+[.H209]" office:value-type="float" office:value="12757" calcext:value-type="float">
            <text:p>1275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 office:value-type="float" office:value="473" calcext:value-type="float">
            <text:p>473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867" calcext:value-type="float">
            <text:p>1867</text:p>
          </table:table-cell>
          <table:table-cell table:number-columns-repeated="3"/>
          <table:table-cell table:formula="of:=[.E209]-[.F209]-[.G209]" office:value-type="float" office:value="18611" calcext:value-type="float">
            <text:p>18611</text:p>
          </table:table-cell>
          <table:table-cell table:formula="of:=MAX([.S209]-[.K209];0)" office:value-type="float" office:value="18138" calcext:value-type="float">
            <text:p>18138</text:p>
          </table:table-cell>
          <table:table-cell table:formula="of:=[.K209]/[.S195]" office:value-type="float" office:value="0.0254917811910536" calcext:value-type="float">
            <text:p>0.025491781191054</text:p>
          </table:table-cell>
          <table:table-cell table:formula="of:=[.G209]/[.E195]" office:value-type="float" office:value="0.110399556913278" calcext:value-type="float">
            <text:p>0.110399556913278</text:p>
          </table:table-cell>
          <table:table-cell table:formula="of:=6718903-[.Y209]-[.F209]-[.G209]" office:value-type="float" office:value="6602490.01643795" calcext:value-type="float">
            <text:p>6602490.01643795</text:p>
          </table:table-cell>
          <table:table-cell table:formula="of:=NORMINV(RAND();MAX([.T216];1);MAX(0.25*[.T216];1))" office:value-type="float" office:value="12953.9835620523" calcext:value-type="float">
            <text:p>12953.9835620523</text:p>
          </table:table-cell>
          <table:table-cell table:formula="of:=[.X209]+[.K209]" office:value-type="float" office:value="13426.9835620523" calcext:value-type="float">
            <text:p>13426.9835620523</text:p>
          </table:table-cell>
          <table:table-cell table:formula="of:=[.X209]-[.X208]" office:value-type="float" office:value="-746.487321043422" calcext:value-type="float">
            <text:p>-746.487321043422</text:p>
          </table:table-cell>
          <table:table-cell table:formula="of:=[.S209]-[.S208]" office:value-type="float" office:value="-51" calcext:value-type="float">
            <text:p>-51</text:p>
          </table:table-cell>
          <table:table-cell table:formula="of:=[.K209]-[.K208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30</text:p>
          </table:table-cell>
          <table:table-cell office:value-type="string" calcext:value-type="string">
            <text:p>Confirmado</text:p>
          </table:table-cell>
          <table:table-cell office:value-type="float" office:value="629" calcext:value-type="float">
            <text:p>629</text:p>
          </table:table-cell>
          <table:table-cell office:value-type="float" office:value="102" calcext:value-type="float">
            <text:p>102</text:p>
          </table:table-cell>
          <table:table-cell table:formula="of:=[.C210]+[.E209]" office:value-type="float" office:value="122226" calcext:value-type="float">
            <text:p>122226</text:p>
          </table:table-cell>
          <table:table-cell office:value-type="float" office:value="90552" calcext:value-type="float">
            <text:p>90552</text:p>
          </table:table-cell>
          <table:table-cell table:formula="of:=[.G209]+[.H210]" office:value-type="float" office:value="12799" calcext:value-type="float">
            <text:p>1279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1" calcext:value-type="float">
            <text:p>431</text:p>
          </table:table-cell>
          <table:table-cell office:value-type="float" office:value="492" calcext:value-type="float">
            <text:p>492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E210]-[.F210]-[.G210]" office:value-type="float" office:value="18875" calcext:value-type="float">
            <text:p>18875</text:p>
          </table:table-cell>
          <table:table-cell table:formula="of:=MAX([.S210]-[.K210];0)" office:value-type="float" office:value="18383" calcext:value-type="float">
            <text:p>18383</text:p>
          </table:table-cell>
          <table:table-cell table:formula="of:=[.K210]/[.S196]" office:value-type="float" office:value="0.0265874088084302" calcext:value-type="float">
            <text:p>0.02658740880843</text:p>
          </table:table-cell>
          <table:table-cell table:formula="of:=[.G210]/[.E196]" office:value-type="float" office:value="0.110301024673165" calcext:value-type="float">
            <text:p>0.110301024673165</text:p>
          </table:table-cell>
          <table:table-cell table:formula="of:=6718903-[.Y210]-[.F210]-[.G210]" office:value-type="float" office:value="6601676.53121552" calcext:value-type="float">
            <text:p>6601676.53121552</text:p>
          </table:table-cell>
          <table:table-cell table:formula="of:=NORMINV(RAND();MAX([.T217];1);MAX(0.25*[.T217];1))" office:value-type="float" office:value="13383.4687844838" calcext:value-type="float">
            <text:p>13383.4687844838</text:p>
          </table:table-cell>
          <table:table-cell table:formula="of:=[.X210]+[.K210]" office:value-type="float" office:value="13875.4687844838" calcext:value-type="float">
            <text:p>13875.4687844838</text:p>
          </table:table-cell>
          <table:table-cell table:formula="of:=[.X210]-[.X209]" office:value-type="float" office:value="429.485222431476" calcext:value-type="float">
            <text:p>429.485222431476</text:p>
          </table:table-cell>
          <table:table-cell table:formula="of:=[.S210]-[.S209]" office:value-type="float" office:value="264" calcext:value-type="float">
            <text:p>264</text:p>
          </table:table-cell>
          <table:table-cell table:formula="of:=[.K210]-[.K209]" office:value-type="float" office:value="19" calcext:value-type="float">
            <text:p>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3" calcext:value-type="float">
            <text:p>-33</text:p>
          </table:table-cell>
          <table:table-cell office:value-type="float" office:value="12" calcext:value-type="float">
            <text:p>12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1</text:p>
          </table:table-cell>
          <table:table-cell office:value-type="string" calcext:value-type="string">
            <text:p>Confirmado</text:p>
          </table:table-cell>
          <table:table-cell office:value-type="float" office:value="482" calcext:value-type="float">
            <text:p>482</text:p>
          </table:table-cell>
          <table:table-cell office:value-type="float" office:value="2658" calcext:value-type="float">
            <text:p>2658</text:p>
          </table:table-cell>
          <table:table-cell table:formula="of:=[.C211]+[.E210]" office:value-type="float" office:value="122708" calcext:value-type="float">
            <text:p>122708</text:p>
          </table:table-cell>
          <table:table-cell office:value-type="float" office:value="93210" calcext:value-type="float">
            <text:p>93210</text:p>
          </table:table-cell>
          <table:table-cell table:formula="of:=[.G210]+[.H211]" office:value-type="float" office:value="12839" calcext:value-type="float">
            <text:p>128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862" calcext:value-type="float">
            <text:p>862</text:p>
          </table:table-cell>
          <table:table-cell office:value-type="float" office:value="483" calcext:value-type="float">
            <text:p>483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11]-[.F211]-[.G211]" office:value-type="float" office:value="16659" calcext:value-type="float">
            <text:p>16659</text:p>
          </table:table-cell>
          <table:table-cell table:formula="of:=MAX([.S211]-[.K211];0)" office:value-type="float" office:value="16176" calcext:value-type="float">
            <text:p>16176</text:p>
          </table:table-cell>
          <table:table-cell table:formula="of:=[.K211]/[.S197]" office:value-type="float" office:value="0.0254706533776301" calcext:value-type="float">
            <text:p>0.02547065337763</text:p>
          </table:table-cell>
          <table:table-cell table:formula="of:=[.G211]/[.E197]" office:value-type="float" office:value="0.110142664733587" calcext:value-type="float">
            <text:p>0.110142664733587</text:p>
          </table:table-cell>
          <table:table-cell table:formula="of:=6718903-[.Y211]-[.F211]-[.G211]" office:value-type="float" office:value="6593581.28273412" calcext:value-type="float">
            <text:p>6593581.28273412</text:p>
          </table:table-cell>
          <table:table-cell table:formula="of:=NORMINV(RAND();MAX([.T218];1);MAX(0.25*[.T218];1))" office:value-type="float" office:value="18789.7172658762" calcext:value-type="float">
            <text:p>18789.7172658762</text:p>
          </table:table-cell>
          <table:table-cell table:formula="of:=[.X211]+[.K211]" office:value-type="float" office:value="19272.7172658761" calcext:value-type="float">
            <text:p>19272.7172658761</text:p>
          </table:table-cell>
          <table:table-cell table:formula="of:=[.X211]-[.X210]" office:value-type="float" office:value="5406.24848139237" calcext:value-type="float">
            <text:p>5406.24848139237</text:p>
          </table:table-cell>
          <table:table-cell table:formula="of:=[.S211]-[.S210]" office:value-type="float" office:value="-2216" calcext:value-type="float">
            <text:p>-2216</text:p>
          </table:table-cell>
          <table:table-cell table:formula="of:=[.K211]-[.K210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2</text:p>
          </table:table-cell>
          <table:table-cell office:value-type="string" calcext:value-type="string">
            <text:p>Confirmado</text:p>
          </table:table-cell>
          <table:table-cell office:value-type="float" office:value="1084" calcext:value-type="float">
            <text:p>1084</text:p>
          </table:table-cell>
          <table:table-cell office:value-type="float" office:value="183" calcext:value-type="float">
            <text:p>183</text:p>
          </table:table-cell>
          <table:table-cell table:formula="of:=[.C212]+[.E211]" office:value-type="float" office:value="123792" calcext:value-type="float">
            <text:p>123792</text:p>
          </table:table-cell>
          <table:table-cell office:value-type="float" office:value="93393" calcext:value-type="float">
            <text:p>93393</text:p>
          </table:table-cell>
          <table:table-cell table:formula="of:=[.G211]+[.H212]" office:value-type="float" office:value="12912" calcext:value-type="float">
            <text:p>1291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858" calcext:value-type="float">
            <text:p>858</text:p>
          </table:table-cell>
          <table:table-cell office:value-type="float" office:value="488" calcext:value-type="float">
            <text:p>488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212]-[.F212]-[.G212]" office:value-type="float" office:value="17487" calcext:value-type="float">
            <text:p>17487</text:p>
          </table:table-cell>
          <table:table-cell table:formula="of:=MAX([.S212]-[.K212];0)" office:value-type="float" office:value="16999" calcext:value-type="float">
            <text:p>16999</text:p>
          </table:table-cell>
          <table:table-cell table:formula="of:=[.K212]/[.S198]" office:value-type="float" office:value="0.0253453827776047" calcext:value-type="float">
            <text:p>0.025345382777605</text:p>
          </table:table-cell>
          <table:table-cell table:formula="of:=[.G212]/[.E198]" office:value-type="float" office:value="0.110476060097882" calcext:value-type="float">
            <text:p>0.110476060097882</text:p>
          </table:table-cell>
          <table:table-cell table:formula="of:=6718903-[.Y212]-[.F212]-[.G212]" office:value-type="float" office:value="6596881.98417547" calcext:value-type="float">
            <text:p>6596881.98417547</text:p>
          </table:table-cell>
          <table:table-cell table:formula="of:=NORMINV(RAND();MAX([.T219];1);MAX(0.25*[.T219];1))" office:value-type="float" office:value="15228.0158245323" calcext:value-type="float">
            <text:p>15228.0158245323</text:p>
          </table:table-cell>
          <table:table-cell table:formula="of:=[.X212]+[.K212]" office:value-type="float" office:value="15716.0158245323" calcext:value-type="float">
            <text:p>15716.0158245323</text:p>
          </table:table-cell>
          <table:table-cell table:formula="of:=[.X212]-[.X211]" office:value-type="float" office:value="-3561.70144134386" calcext:value-type="float">
            <text:p>-3561.70144134386</text:p>
          </table:table-cell>
          <table:table-cell table:formula="of:=[.S212]-[.S211]" office:value-type="float" office:value="828" calcext:value-type="float">
            <text:p>828</text:p>
          </table:table-cell>
          <table:table-cell table:formula="of:=[.K212]-[.K211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3</text:p>
          </table:table-cell>
          <table:table-cell office:value-type="string" calcext:value-type="string">
            <text:p>Confirmado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table:formula="of:=[.C213]+[.E212]" office:value-type="float" office:value="124094" calcext:value-type="float">
            <text:p>124094</text:p>
          </table:table-cell>
          <table:table-cell office:value-type="float" office:value="93567" calcext:value-type="float">
            <text:p>93567</text:p>
          </table:table-cell>
          <table:table-cell table:formula="of:=[.G212]+[.H213]" office:value-type="float" office:value="12935" calcext:value-type="float">
            <text:p>1293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61" calcext:value-type="float">
            <text:p>561</text:p>
          </table:table-cell>
          <table:table-cell office:value-type="float" office:value="488" calcext:value-type="float">
            <text:p>48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3]-[.F213]-[.G213]" office:value-type="float" office:value="17592" calcext:value-type="float">
            <text:p>17592</text:p>
          </table:table-cell>
          <table:table-cell table:formula="of:=MAX([.S213]-[.K213];0)" office:value-type="float" office:value="17104" calcext:value-type="float">
            <text:p>17104</text:p>
          </table:table-cell>
          <table:table-cell table:formula="of:=[.K213]/[.S199]" office:value-type="float" office:value="0.025415342950888" calcext:value-type="float">
            <text:p>0.025415342950888</text:p>
          </table:table-cell>
          <table:table-cell table:formula="of:=[.G213]/[.E199]" office:value-type="float" office:value="0.110320770326399" calcext:value-type="float">
            <text:p>0.110320770326399</text:p>
          </table:table-cell>
          <table:table-cell table:formula="of:=6718903-[.Y213]-[.F213]-[.G213]" office:value-type="float" office:value="6600543.73703799" calcext:value-type="float">
            <text:p>6600543.73703799</text:p>
          </table:table-cell>
          <table:table-cell table:formula="of:=NORMINV(RAND();MAX([.T220];1);MAX(0.25*[.T220];1))" office:value-type="float" office:value="11369.2629620115" calcext:value-type="float">
            <text:p>11369.2629620115</text:p>
          </table:table-cell>
          <table:table-cell table:formula="of:=[.X213]+[.K213]" office:value-type="float" office:value="11857.2629620115" calcext:value-type="float">
            <text:p>11857.2629620115</text:p>
          </table:table-cell>
          <table:table-cell table:formula="of:=[.X213]-[.X212]" office:value-type="float" office:value="-3858.75286252076" calcext:value-type="float">
            <text:p>-3858.75286252076</text:p>
          </table:table-cell>
          <table:table-cell table:formula="of:=[.S213]-[.S212]" office:value-type="float" office:value="105" calcext:value-type="float">
            <text:p>105</text:p>
          </table:table-cell>
          <table:table-cell table:formula="of:=[.K213]-[.K212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4</text:p>
          </table:table-cell>
          <table:table-cell office:value-type="string" calcext:value-type="string">
            <text:p>Confirmado</text:p>
          </table:table-cell>
          <table:table-cell office:value-type="float" office:value="505" calcext:value-type="float">
            <text:p>505</text:p>
          </table:table-cell>
          <table:table-cell office:value-type="float" office:value="1312" calcext:value-type="float">
            <text:p>1312</text:p>
          </table:table-cell>
          <table:table-cell table:formula="of:=[.C214]+[.E213]" office:value-type="float" office:value="124599" calcext:value-type="float">
            <text:p>124599</text:p>
          </table:table-cell>
          <table:table-cell office:value-type="float" office:value="94879" calcext:value-type="float">
            <text:p>94879</text:p>
          </table:table-cell>
          <table:table-cell table:formula="of:=[.G213]+[.H214]" office:value-type="float" office:value="12971" calcext:value-type="float">
            <text:p>1297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60" calcext:value-type="float">
            <text:p>760</text:p>
          </table:table-cell>
          <table:table-cell office:value-type="float" office:value="483" calcext:value-type="float">
            <text:p>483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2267" calcext:value-type="float">
            <text:p>22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4]-[.F214]-[.G214]" office:value-type="float" office:value="16749" calcext:value-type="float">
            <text:p>16749</text:p>
          </table:table-cell>
          <table:table-cell table:formula="of:=MAX([.S214]-[.K214];0)" office:value-type="float" office:value="16266" calcext:value-type="float">
            <text:p>16266</text:p>
          </table:table-cell>
          <table:table-cell table:formula="of:=[.K214]/[.S200]" office:value-type="float" office:value="0.0248354586589881" calcext:value-type="float">
            <text:p>0.024835458658988</text:p>
          </table:table-cell>
          <table:table-cell table:formula="of:=[.G214]/[.E200]" office:value-type="float" office:value="0.110169275588812" calcext:value-type="float">
            <text:p>0.110169275588812</text:p>
          </table:table-cell>
          <table:table-cell table:formula="of:=6718903-[.Y214]-[.F214]-[.G214]" office:value-type="float" office:value="6594167.16633653" calcext:value-type="float">
            <text:p>6594167.16633653</text:p>
          </table:table-cell>
          <table:table-cell table:formula="of:=NORMINV(RAND();MAX([.T221];1);MAX(0.25*[.T221];1))" office:value-type="float" office:value="16402.8336634665" calcext:value-type="float">
            <text:p>16402.8336634665</text:p>
          </table:table-cell>
          <table:table-cell table:formula="of:=[.X214]+[.K214]" office:value-type="float" office:value="16885.8336634665" calcext:value-type="float">
            <text:p>16885.8336634665</text:p>
          </table:table-cell>
          <table:table-cell table:formula="of:=[.X214]-[.X213]" office:value-type="float" office:value="5033.57070145496" calcext:value-type="float">
            <text:p>5033.57070145496</text:p>
          </table:table-cell>
          <table:table-cell table:formula="of:=[.S214]-[.S213]" office:value-type="float" office:value="-843" calcext:value-type="float">
            <text:p>-843</text:p>
          </table:table-cell>
          <table:table-cell table:formula="of:=[.K214]-[.K213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5</text:p>
          </table:table-cell>
          <table:table-cell office:value-type="string" calcext:value-type="string">
            <text:p>Confirmado</text:p>
          </table:table-cell>
          <table:table-cell office:value-type="float" office:value="440" calcext:value-type="float">
            <text:p>440</text:p>
          </table:table-cell>
          <table:table-cell office:value-type="float" office:value="995" calcext:value-type="float">
            <text:p>995</text:p>
          </table:table-cell>
          <table:table-cell table:formula="of:=[.C215]+[.E214]" office:value-type="float" office:value="125039" calcext:value-type="float">
            <text:p>125039</text:p>
          </table:table-cell>
          <table:table-cell office:value-type="float" office:value="95874" calcext:value-type="float">
            <text:p>95874</text:p>
          </table:table-cell>
          <table:table-cell table:formula="of:=[.G214]+[.H215]" office:value-type="float" office:value="13003" calcext:value-type="float">
            <text:p>1300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885" calcext:value-type="float">
            <text:p>885</text:p>
          </table:table-cell>
          <table:table-cell office:value-type="float" office:value="464" calcext:value-type="float">
            <text:p>46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699" calcext:value-type="float">
            <text:p>169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5]-[.F215]-[.G215]" office:value-type="float" office:value="16162" calcext:value-type="float">
            <text:p>16162</text:p>
          </table:table-cell>
          <table:table-cell table:formula="of:=MAX([.S215]-[.K215];0)" office:value-type="float" office:value="15698" calcext:value-type="float">
            <text:p>15698</text:p>
          </table:table-cell>
          <table:table-cell table:formula="of:=[.K215]/[.S201]" office:value-type="float" office:value="0.0236565718364434" calcext:value-type="float">
            <text:p>0.023656571836443</text:p>
          </table:table-cell>
          <table:table-cell table:formula="of:=[.G215]/[.E201]" office:value-type="float" office:value="0.109988919058374" calcext:value-type="float">
            <text:p>0.109988919058374</text:p>
          </table:table-cell>
          <table:table-cell table:formula="of:=6718903-[.Y215]-[.F215]-[.G215]" office:value-type="float" office:value="6601084.91006458" calcext:value-type="float">
            <text:p>6601084.91006458</text:p>
          </table:table-cell>
          <table:table-cell table:formula="of:=NORMINV(RAND();MAX([.T222];1);MAX(0.25*[.T222];1))" office:value-type="float" office:value="8477.08993542031" calcext:value-type="float">
            <text:p>8477.08993542031</text:p>
          </table:table-cell>
          <table:table-cell table:formula="of:=[.X215]+[.K215]" office:value-type="float" office:value="8941.08993542031" calcext:value-type="float">
            <text:p>8941.08993542031</text:p>
          </table:table-cell>
          <table:table-cell table:formula="of:=[.X215]-[.X214]" office:value-type="float" office:value="-7925.74372804617" calcext:value-type="float">
            <text:p>-7925.74372804617</text:p>
          </table:table-cell>
          <table:table-cell table:formula="of:=[.S215]-[.S214]" office:value-type="float" office:value="-587" calcext:value-type="float">
            <text:p>-587</text:p>
          </table:table-cell>
          <table:table-cell table:formula="of:=[.K215]-[.K214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6</text:p>
          </table:table-cell>
          <table:table-cell office:value-type="string" calcext:value-type="string">
            <text:p>Confirmado</text:p>
          </table:table-cell>
          <table:table-cell office:value-type="float" office:value="369" calcext:value-type="float">
            <text:p>369</text:p>
          </table:table-cell>
          <table:table-cell office:value-type="float" office:value="745" calcext:value-type="float">
            <text:p>745</text:p>
          </table:table-cell>
          <table:table-cell table:formula="of:=[.C216]+[.E215]" office:value-type="float" office:value="125408" calcext:value-type="float">
            <text:p>125408</text:p>
          </table:table-cell>
          <table:table-cell office:value-type="float" office:value="96619" calcext:value-type="float">
            <text:p>96619</text:p>
          </table:table-cell>
          <table:table-cell table:formula="of:=[.G215]+[.H216]" office:value-type="float" office:value="13039" calcext:value-type="float">
            <text:p>130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976" calcext:value-type="float">
            <text:p>976</text:p>
          </table:table-cell>
          <table:table-cell office:value-type="float" office:value="452" calcext:value-type="float">
            <text:p>45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16]-[.F216]-[.G216]" office:value-type="float" office:value="15750" calcext:value-type="float">
            <text:p>15750</text:p>
          </table:table-cell>
          <table:table-cell table:formula="of:=MAX([.S216]-[.K216];0)" office:value-type="float" office:value="15298" calcext:value-type="float">
            <text:p>15298</text:p>
          </table:table-cell>
          <table:table-cell table:formula="of:=[.K216]/[.S202]" office:value-type="float" office:value="0.0196581568303397" calcext:value-type="float">
            <text:p>0.01965815683034</text:p>
          </table:table-cell>
          <table:table-cell table:formula="of:=[.G216]/[.E202]" office:value-type="float" office:value="0.109921514740223" calcext:value-type="float">
            <text:p>0.109921514740223</text:p>
          </table:table-cell>
          <table:table-cell table:formula="of:=6718903-[.Y216]-[.F216]-[.G216]" office:value-type="float" office:value="6589416.39623865" calcext:value-type="float">
            <text:p>6589416.39623865</text:p>
          </table:table-cell>
          <table:table-cell table:formula="of:=NORMINV(RAND();MAX([.T223];1);MAX(0.25*[.T223];1))" office:value-type="float" office:value="19376.6037613494" calcext:value-type="float">
            <text:p>19376.6037613494</text:p>
          </table:table-cell>
          <table:table-cell table:formula="of:=[.X216]+[.K216]" office:value-type="float" office:value="19828.6037613494" calcext:value-type="float">
            <text:p>19828.6037613494</text:p>
          </table:table-cell>
          <table:table-cell table:formula="of:=[.X216]-[.X215]" office:value-type="float" office:value="10899.513825929" calcext:value-type="float">
            <text:p>10899.513825929</text:p>
          </table:table-cell>
          <table:table-cell table:formula="of:=[.S216]-[.S215]" office:value-type="float" office:value="-412" calcext:value-type="float">
            <text:p>-412</text:p>
          </table:table-cell>
          <table:table-cell table:formula="of:=[.K216]-[.K215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-24" calcext:value-type="float">
            <text:p>-24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7</text:p>
          </table:table-cell>
          <table:table-cell office:value-type="string" calcext:value-type="string">
            <text:p>Confirmado</text:p>
          </table:table-cell>
          <table:table-cell office:value-type="float" office:value="413" calcext:value-type="float">
            <text:p>413</text:p>
          </table:table-cell>
          <table:table-cell office:value-type="float" office:value="619" calcext:value-type="float">
            <text:p>619</text:p>
          </table:table-cell>
          <table:table-cell table:formula="of:=[.C217]+[.E216]" office:value-type="float" office:value="125821" calcext:value-type="float">
            <text:p>125821</text:p>
          </table:table-cell>
          <table:table-cell office:value-type="float" office:value="97238" calcext:value-type="float">
            <text:p>97238</text:p>
          </table:table-cell>
          <table:table-cell table:formula="of:=[.G216]+[.H217]" office:value-type="float" office:value="13077" calcext:value-type="float">
            <text:p>1307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43" calcext:value-type="float">
            <text:p>1043</text:p>
          </table:table-cell>
          <table:table-cell office:value-type="float" office:value="483" calcext:value-type="float">
            <text:p>483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17]-[.F217]-[.G217]" office:value-type="float" office:value="15506" calcext:value-type="float">
            <text:p>15506</text:p>
          </table:table-cell>
          <table:table-cell table:formula="of:=MAX([.S217]-[.K217];0)" office:value-type="float" office:value="15023" calcext:value-type="float">
            <text:p>15023</text:p>
          </table:table-cell>
          <table:table-cell table:formula="of:=[.K217]/[.S203]" office:value-type="float" office:value="0.0251654248944928" calcext:value-type="float">
            <text:p>0.025165424894493</text:p>
          </table:table-cell>
          <table:table-cell table:formula="of:=[.G217]/[.E203]" office:value-type="float" office:value="0.109805864373761" calcext:value-type="float">
            <text:p>0.109805864373761</text:p>
          </table:table-cell>
          <table:table-cell table:formula="of:=6718903-[.Y217]-[.F217]-[.G217]" office:value-type="float" office:value="6588585.92244072" calcext:value-type="float">
            <text:p>6588585.92244072</text:p>
          </table:table-cell>
          <table:table-cell table:formula="of:=NORMINV(RAND();MAX([.T224];1);MAX(0.25*[.T224];1))" office:value-type="float" office:value="19519.0775592813" calcext:value-type="float">
            <text:p>19519.0775592813</text:p>
          </table:table-cell>
          <table:table-cell table:formula="of:=[.X217]+[.K217]" office:value-type="float" office:value="20002.0775592813" calcext:value-type="float">
            <text:p>20002.0775592813</text:p>
          </table:table-cell>
          <table:table-cell table:formula="of:=[.X217]-[.X216]" office:value-type="float" office:value="142.473797931987" calcext:value-type="float">
            <text:p>142.473797931987</text:p>
          </table:table-cell>
          <table:table-cell table:formula="of:=[.S217]-[.S216]" office:value-type="float" office:value="-244" calcext:value-type="float">
            <text:p>-244</text:p>
          </table:table-cell>
          <table:table-cell table:formula="of:=[.K217]-[.K216]" office:value-type="float" office:value="31" calcext:value-type="float">
            <text:p>3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 office:value-type="float" office:value="-43" calcext:value-type="float">
            <text:p>-43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8</text:p>
          </table:table-cell>
          <table:table-cell office:value-type="string" calcext:value-type="string">
            <text:p>Confirmado</text:p>
          </table:table-cell>
          <table:table-cell office:value-type="float" office:value="396" calcext:value-type="float">
            <text:p>396</text:p>
          </table:table-cell>
          <table:table-cell office:value-type="float" office:value="529" calcext:value-type="float">
            <text:p>529</text:p>
          </table:table-cell>
          <table:table-cell table:formula="of:=[.C218]+[.E217]" office:value-type="float" office:value="126217" calcext:value-type="float">
            <text:p>126217</text:p>
          </table:table-cell>
          <table:table-cell office:value-type="float" office:value="97767" calcext:value-type="float">
            <text:p>97767</text:p>
          </table:table-cell>
          <table:table-cell table:formula="of:=[.G217]+[.H218]" office:value-type="float" office:value="13098" calcext:value-type="float">
            <text:p>1309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704" calcext:value-type="float">
            <text:p>704</text:p>
          </table:table-cell>
          <table:table-cell office:value-type="float" office:value="481" calcext:value-type="float">
            <text:p>481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54" calcext:value-type="float">
            <text:p>17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18]-[.F218]-[.G218]" office:value-type="float" office:value="15352" calcext:value-type="float">
            <text:p>15352</text:p>
          </table:table-cell>
          <table:table-cell table:formula="of:=MAX([.S218]-[.K218];0)" office:value-type="float" office:value="14871" calcext:value-type="float">
            <text:p>14871</text:p>
          </table:table-cell>
          <table:table-cell table:formula="of:=[.K218]/[.S204]" office:value-type="float" office:value="0.0214397147314464" calcext:value-type="float">
            <text:p>0.021439714731446</text:p>
          </table:table-cell>
          <table:table-cell table:formula="of:=[.G218]/[.E204]" office:value-type="float" office:value="0.109517797269162" calcext:value-type="float">
            <text:p>0.109517797269162</text:p>
          </table:table-cell>
          <table:table-cell table:formula="of:=6718903-[.Y218]-[.F218]-[.G218]" office:value-type="float" office:value="6596667.77995313" calcext:value-type="float">
            <text:p>6596667.77995313</text:p>
          </table:table-cell>
          <table:table-cell table:formula="of:=NORMINV(RAND();MAX([.T225];1);MAX(0.25*[.T225];1))" office:value-type="float" office:value="10889.2200468731" calcext:value-type="float">
            <text:p>10889.2200468731</text:p>
          </table:table-cell>
          <table:table-cell table:formula="of:=[.X218]+[.K218]" office:value-type="float" office:value="11370.2200468731" calcext:value-type="float">
            <text:p>11370.2200468731</text:p>
          </table:table-cell>
          <table:table-cell table:formula="of:=[.X218]-[.X217]" office:value-type="float" office:value="-8629.85751240821" calcext:value-type="float">
            <text:p>-8629.85751240821</text:p>
          </table:table-cell>
          <table:table-cell table:formula="of:=[.S218]-[.S217]" office:value-type="float" office:value="-154" calcext:value-type="float">
            <text:p>-154</text:p>
          </table:table-cell>
          <table:table-cell table:formula="of:=[.K218]-[.K217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5" calcext:value-type="float">
            <text:p>-25</text:p>
          </table:table-cell>
          <table:table-cell office:value-type="float" office:value="16" calcext:value-type="float">
            <text:p>16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9</text:p>
          </table:table-cell>
          <table:table-cell office:value-type="string" calcext:value-type="string">
            <text:p>Confirmado</text:p>
          </table:table-cell>
          <table:table-cell office:value-type="float" office:value="478" calcext:value-type="float">
            <text:p>478</text:p>
          </table:table-cell>
          <table:table-cell office:value-type="float" office:value="160" calcext:value-type="float">
            <text:p>160</text:p>
          </table:table-cell>
          <table:table-cell table:formula="of:=[.C219]+[.E218]" office:value-type="float" office:value="126695" calcext:value-type="float">
            <text:p>126695</text:p>
          </table:table-cell>
          <table:table-cell office:value-type="float" office:value="98238" calcext:value-type="float">
            <text:p>98238</text:p>
          </table:table-cell>
          <table:table-cell table:formula="of:=[.G218]+[.H219]" office:value-type="float" office:value="13140" calcext:value-type="float">
            <text:p>131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26" calcext:value-type="float">
            <text:p>726</text:p>
          </table:table-cell>
          <table:table-cell office:value-type="float" office:value="490" calcext:value-type="float">
            <text:p>49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19]-[.F219]-[.G219]" office:value-type="float" office:value="15317" calcext:value-type="float">
            <text:p>15317</text:p>
          </table:table-cell>
          <table:table-cell table:formula="of:=MAX([.S219]-[.K219];0)" office:value-type="float" office:value="14827" calcext:value-type="float">
            <text:p>14827</text:p>
          </table:table-cell>
          <table:table-cell table:formula="of:=[.K219]/[.S205]" office:value-type="float" office:value="0.0253649446112434" calcext:value-type="float">
            <text:p>0.025364944611243</text:p>
          </table:table-cell>
          <table:table-cell table:formula="of:=[.G219]/[.E205]" office:value-type="float" office:value="0.10958584224309" calcext:value-type="float">
            <text:p>0.10958584224309</text:p>
          </table:table-cell>
          <table:table-cell table:formula="of:=6718903-[.Y219]-[.F219]-[.G219]" office:value-type="float" office:value="6589138.64555303" calcext:value-type="float">
            <text:p>6589138.64555303</text:p>
          </table:table-cell>
          <table:table-cell table:formula="of:=NORMINV(RAND();MAX([.T226];1);MAX(0.25*[.T226];1))" office:value-type="float" office:value="17896.3544469663" calcext:value-type="float">
            <text:p>17896.3544469663</text:p>
          </table:table-cell>
          <table:table-cell table:formula="of:=[.X219]+[.K219]" office:value-type="float" office:value="18386.3544469663" calcext:value-type="float">
            <text:p>18386.3544469663</text:p>
          </table:table-cell>
          <table:table-cell table:formula="of:=[.X219]-[.X218]" office:value-type="float" office:value="7007.13440009315" calcext:value-type="float">
            <text:p>7007.13440009315</text:p>
          </table:table-cell>
          <table:table-cell table:formula="of:=[.S219]-[.S218]" office:value-type="float" office:value="-35" calcext:value-type="float">
            <text:p>-35</text:p>
          </table:table-cell>
          <table:table-cell table:formula="of:=[.K219]-[.K218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3" calcext:value-type="float">
            <text:p>-23</text:p>
          </table:table-cell>
          <table:table-cell office:value-type="float" office:value="18" calcext:value-type="float">
            <text:p>18</text:p>
          </table:table-cell>
          <table:table-cell office:value-type="float" office:value="-45" calcext:value-type="float">
            <text:p>-4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0</text:p>
          </table:table-cell>
          <table:table-cell office:value-type="string" calcext:value-type="string">
            <text:p>Confirmado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table:formula="of:=[.C220]+[.E219]" office:value-type="float" office:value="126961" calcext:value-type="float">
            <text:p>126961</text:p>
          </table:table-cell>
          <table:table-cell office:value-type="float" office:value="98427" calcext:value-type="float">
            <text:p>98427</text:p>
          </table:table-cell>
          <table:table-cell table:formula="of:=[.G219]+[.H220]" office:value-type="float" office:value="13165" calcext:value-type="float">
            <text:p>1316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26" calcext:value-type="float">
            <text:p>726</text:p>
          </table:table-cell>
          <table:table-cell office:value-type="float" office:value="479" calcext:value-type="float">
            <text:p>47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20]-[.F220]-[.G220]" office:value-type="float" office:value="15369" calcext:value-type="float">
            <text:p>15369</text:p>
          </table:table-cell>
          <table:table-cell table:formula="of:=MAX([.S220]-[.K220];0)" office:value-type="float" office:value="14890" calcext:value-type="float">
            <text:p>14890</text:p>
          </table:table-cell>
          <table:table-cell table:formula="of:=[.K220]/[.S206]" office:value-type="float" office:value="0.0261777243414581" calcext:value-type="float">
            <text:p>0.026177724341458</text:p>
          </table:table-cell>
          <table:table-cell table:formula="of:=[.G220]/[.E206]" office:value-type="float" office:value="0.109580489429" calcext:value-type="float">
            <text:p>0.109580489429</text:p>
          </table:table-cell>
          <table:table-cell table:formula="of:=6718903-[.Y220]-[.F220]-[.G220]" office:value-type="float" office:value="6591041.29804194" calcext:value-type="float">
            <text:p>6591041.29804194</text:p>
          </table:table-cell>
          <table:table-cell table:formula="of:=NORMINV(RAND();MAX([.T227];1);MAX(0.25*[.T227];1))" office:value-type="float" office:value="15790.7019580647" calcext:value-type="float">
            <text:p>15790.7019580647</text:p>
          </table:table-cell>
          <table:table-cell table:formula="of:=[.X220]+[.K220]" office:value-type="float" office:value="16269.7019580647" calcext:value-type="float">
            <text:p>16269.7019580647</text:p>
          </table:table-cell>
          <table:table-cell table:formula="of:=[.X220]-[.X219]" office:value-type="float" office:value="-2105.65248890153" calcext:value-type="float">
            <text:p>-2105.65248890153</text:p>
          </table:table-cell>
          <table:table-cell table:formula="of:=[.S220]-[.S219]" office:value-type="float" office:value="52" calcext:value-type="float">
            <text:p>52</text:p>
          </table:table-cell>
          <table:table-cell table:formula="of:=[.K220]-[.K219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  <table:table-cell office:value-type="float" office:value="-29" calcext:value-type="float">
            <text:p>-29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1</text:p>
          </table:table-cell>
          <table:table-cell office:value-type="string" calcext:value-type="string">
            <text:p>Confirmado</text:p>
          </table:table-cell>
          <table:table-cell office:value-type="float" office:value="306" calcext:value-type="float">
            <text:p>306</text:p>
          </table:table-cell>
          <table:table-cell office:value-type="float" office:value="104" calcext:value-type="float">
            <text:p>104</text:p>
          </table:table-cell>
          <table:table-cell table:formula="of:=[.C221]+[.E220]" office:value-type="float" office:value="127267" calcext:value-type="float">
            <text:p>127267</text:p>
          </table:table-cell>
          <table:table-cell office:value-type="float" office:value="98531" calcext:value-type="float">
            <text:p>98531</text:p>
          </table:table-cell>
          <table:table-cell table:formula="of:=[.G220]+[.H221]" office:value-type="float" office:value="13199" calcext:value-type="float">
            <text:p>1319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435" calcext:value-type="float">
            <text:p>43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21]-[.F221]-[.G221]" office:value-type="float" office:value="15537" calcext:value-type="float">
            <text:p>15537</text:p>
          </table:table-cell>
          <table:table-cell table:formula="of:=MAX([.S221]-[.K221];0)" office:value-type="float" office:value="15102" calcext:value-type="float">
            <text:p>15102</text:p>
          </table:table-cell>
          <table:table-cell table:formula="of:=[.K221]/[.S207]" office:value-type="float" office:value="0.0234982713915298" calcext:value-type="float">
            <text:p>0.02349827139153</text:p>
          </table:table-cell>
          <table:table-cell table:formula="of:=[.G221]/[.E207]" office:value-type="float" office:value="0.109421761658031" calcext:value-type="float">
            <text:p>0.109421761658031</text:p>
          </table:table-cell>
          <table:table-cell table:formula="of:=6718903-[.Y221]-[.F221]-[.G221]" office:value-type="float" office:value="6588386.66537356" calcext:value-type="float">
            <text:p>6588386.66537356</text:p>
          </table:table-cell>
          <table:table-cell table:formula="of:=NORMINV(RAND();MAX([.T228];1);MAX(0.25*[.T228];1))" office:value-type="float" office:value="18351.3346264406" calcext:value-type="float">
            <text:p>18351.3346264406</text:p>
          </table:table-cell>
          <table:table-cell table:formula="of:=[.X221]+[.K221]" office:value-type="float" office:value="18786.3346264407" calcext:value-type="float">
            <text:p>18786.3346264407</text:p>
          </table:table-cell>
          <table:table-cell table:formula="of:=[.X221]-[.X220]" office:value-type="float" office:value="2560.6326683759" calcext:value-type="float">
            <text:p>2560.6326683759</text:p>
          </table:table-cell>
          <table:table-cell table:formula="of:=[.S221]-[.S220]" office:value-type="float" office:value="168" calcext:value-type="float">
            <text:p>168</text:p>
          </table:table-cell>
          <table:table-cell table:formula="of:=[.K221]-[.K220]" office:value-type="float" office:value="-44" calcext:value-type="float">
            <text:p>-44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17" calcext:value-type="float">
            <text:p>17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2</text:p>
          </table:table-cell>
          <table:table-cell office:value-type="string" calcext:value-type="string">
            <text:p>Confirmado</text:p>
          </table:table-cell>
          <table:table-cell office:value-type="float" office:value="419" calcext:value-type="float">
            <text:p>419</text:p>
          </table:table-cell>
          <table:table-cell office:value-type="float" office:value="563" calcext:value-type="float">
            <text:p>563</text:p>
          </table:table-cell>
          <table:table-cell table:formula="of:=[.C222]+[.E221]" office:value-type="float" office:value="127686" calcext:value-type="float">
            <text:p>127686</text:p>
          </table:table-cell>
          <table:table-cell office:value-type="float" office:value="99094" calcext:value-type="float">
            <text:p>99094</text:p>
          </table:table-cell>
          <table:table-cell table:formula="of:=[.G221]+[.H222]" office:value-type="float" office:value="13220" calcext:value-type="float">
            <text:p>132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8" calcext:value-type="float">
            <text:p>368</text:p>
          </table:table-cell>
          <table:table-cell office:value-type="float" office:value="443" calcext:value-type="float">
            <text:p>44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22]-[.F222]-[.G222]" office:value-type="float" office:value="15372" calcext:value-type="float">
            <text:p>15372</text:p>
          </table:table-cell>
          <table:table-cell table:formula="of:=MAX([.S222]-[.K222];0)" office:value-type="float" office:value="14929" calcext:value-type="float">
            <text:p>14929</text:p>
          </table:table-cell>
          <table:table-cell table:formula="of:=[.K222]/[.S208]" office:value-type="float" office:value="0.023738077376487" calcext:value-type="float">
            <text:p>0.023738077376487</text:p>
          </table:table-cell>
          <table:table-cell table:formula="of:=[.G222]/[.E208]" office:value-type="float" office:value="0.109111017571661" calcext:value-type="float">
            <text:p>0.109111017571661</text:p>
          </table:table-cell>
          <table:table-cell table:formula="of:=6718903-[.Y222]-[.F222]-[.G222]" office:value-type="float" office:value="6595625.88635587" calcext:value-type="float">
            <text:p>6595625.88635587</text:p>
          </table:table-cell>
          <table:table-cell table:formula="of:=NORMINV(RAND();MAX([.T229];1);MAX(0.25*[.T229];1))" office:value-type="float" office:value="10520.1136441338" calcext:value-type="float">
            <text:p>10520.1136441338</text:p>
          </table:table-cell>
          <table:table-cell table:formula="of:=[.X222]+[.K222]" office:value-type="float" office:value="10963.1136441338" calcext:value-type="float">
            <text:p>10963.1136441338</text:p>
          </table:table-cell>
          <table:table-cell table:formula="of:=[.X222]-[.X221]" office:value-type="float" office:value="-7831.22098230686" calcext:value-type="float">
            <text:p>-7831.22098230686</text:p>
          </table:table-cell>
          <table:table-cell table:formula="of:=[.S222]-[.S221]" office:value-type="float" office:value="-165" calcext:value-type="float">
            <text:p>-165</text:p>
          </table:table-cell>
          <table:table-cell table:formula="of:=[.K222]-[.K221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3</text:p>
          </table:table-cell>
          <table:table-cell office:value-type="string" calcext:value-type="string">
            <text:p>Confirmado</text:p>
          </table:table-cell>
          <table:table-cell office:value-type="float" office:value="427" calcext:value-type="float">
            <text:p>427</text:p>
          </table:table-cell>
          <table:table-cell office:value-type="float" office:value="181" calcext:value-type="float">
            <text:p>181</text:p>
          </table:table-cell>
          <table:table-cell table:formula="of:=[.C223]+[.E222]" office:value-type="float" office:value="128113" calcext:value-type="float">
            <text:p>128113</text:p>
          </table:table-cell>
          <table:table-cell office:value-type="float" office:value="99115" calcext:value-type="float">
            <text:p>99115</text:p>
          </table:table-cell>
          <table:table-cell table:formula="of:=[.G222]+[.H223]" office:value-type="float" office:value="13250" calcext:value-type="float">
            <text:p>132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62" calcext:value-type="float">
            <text:p>262</text:p>
          </table:table-cell>
          <table:table-cell office:value-type="float" office:value="452" calcext:value-type="float">
            <text:p>452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23]-[.F223]-[.G223]" office:value-type="float" office:value="15748" calcext:value-type="float">
            <text:p>15748</text:p>
          </table:table-cell>
          <table:table-cell table:formula="of:=MAX([.S223]-[.K223];0)" office:value-type="float" office:value="15296" calcext:value-type="float">
            <text:p>15296</text:p>
          </table:table-cell>
          <table:table-cell table:formula="of:=[.K223]/[.S209]" office:value-type="float" office:value="0.0242867121594756" calcext:value-type="float">
            <text:p>0.024286712159476</text:p>
          </table:table-cell>
          <table:table-cell table:formula="of:=[.G223]/[.E209]" office:value-type="float" office:value="0.108966504107832" calcext:value-type="float">
            <text:p>0.108966504107832</text:p>
          </table:table-cell>
          <table:table-cell table:formula="of:=6718903-[.Y223]-[.F223]-[.G223]" office:value-type="float" office:value="6584800.71551324" calcext:value-type="float">
            <text:p>6584800.71551324</text:p>
          </table:table-cell>
          <table:table-cell table:formula="of:=NORMINV(RAND();MAX([.T230];1);MAX(0.25*[.T230];1))" office:value-type="float" office:value="21285.2844867615" calcext:value-type="float">
            <text:p>21285.2844867615</text:p>
          </table:table-cell>
          <table:table-cell table:formula="of:=[.X223]+[.K223]" office:value-type="float" office:value="21737.2844867615" calcext:value-type="float">
            <text:p>21737.2844867615</text:p>
          </table:table-cell>
          <table:table-cell table:formula="of:=[.X223]-[.X222]" office:value-type="float" office:value="10765.1708426277" calcext:value-type="float">
            <text:p>10765.1708426277</text:p>
          </table:table-cell>
          <table:table-cell table:formula="of:=[.S223]-[.S222]" office:value-type="float" office:value="376" calcext:value-type="float">
            <text:p>376</text:p>
          </table:table-cell>
          <table:table-cell table:formula="of:=[.K223]-[.K222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4</text:p>
          </table:table-cell>
          <table:table-cell office:value-type="string" calcext:value-type="string">
            <text:p>Confirmado</text:p>
          </table:table-cell>
          <table:table-cell office:value-type="float" office:value="505" calcext:value-type="float">
            <text:p>505</text:p>
          </table:table-cell>
          <table:table-cell office:value-type="float" office:value="390" calcext:value-type="float">
            <text:p>390</text:p>
          </table:table-cell>
          <table:table-cell table:formula="of:=[.C224]+[.E223]" office:value-type="float" office:value="128618" calcext:value-type="float">
            <text:p>128618</text:p>
          </table:table-cell>
          <table:table-cell office:value-type="float" office:value="99505" calcext:value-type="float">
            <text:p>99505</text:p>
          </table:table-cell>
          <table:table-cell table:formula="of:=[.G223]+[.H224]" office:value-type="float" office:value="13286" calcext:value-type="float">
            <text:p>13286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office:value-type="float" office:value="436" calcext:value-type="float">
            <text:p>43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224]-[.F224]-[.G224]" office:value-type="float" office:value="15827" calcext:value-type="float">
            <text:p>15827</text:p>
          </table:table-cell>
          <table:table-cell table:formula="of:=MAX([.S224]-[.K224];0)" office:value-type="float" office:value="15391" calcext:value-type="float">
            <text:p>15391</text:p>
          </table:table-cell>
          <table:table-cell table:formula="of:=[.K224]/[.S210]" office:value-type="float" office:value="0.0230993377483444" calcext:value-type="float">
            <text:p>0.023099337748344</text:p>
          </table:table-cell>
          <table:table-cell table:formula="of:=[.G224]/[.E210]" office:value-type="float" office:value="0.108700276536907" calcext:value-type="float">
            <text:p>0.108700276536907</text:p>
          </table:table-cell>
          <table:table-cell table:formula="of:=6718903-[.Y224]-[.F224]-[.G224]" office:value-type="float" office:value="6584339.01286827" calcext:value-type="float">
            <text:p>6584339.01286827</text:p>
          </table:table-cell>
          <table:table-cell table:formula="of:=NORMINV(RAND();MAX([.T231];1);MAX(0.25*[.T231];1))" office:value-type="float" office:value="21336.9871317346" calcext:value-type="float">
            <text:p>21336.9871317346</text:p>
          </table:table-cell>
          <table:table-cell table:formula="of:=[.X224]+[.K224]" office:value-type="float" office:value="21772.9871317346" calcext:value-type="float">
            <text:p>21772.9871317346</text:p>
          </table:table-cell>
          <table:table-cell table:formula="of:=[.X224]-[.X223]" office:value-type="float" office:value="51.7026449731857" calcext:value-type="float">
            <text:p>51.7026449731857</text:p>
          </table:table-cell>
          <table:table-cell table:formula="of:=[.S224]-[.S223]" office:value-type="float" office:value="79" calcext:value-type="float">
            <text:p>79</text:p>
          </table:table-cell>
          <table:table-cell table:formula="of:=[.K224]-[.K223]" office:value-type="float" office:value="-16" calcext:value-type="float">
            <text:p>-16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5</text:p>
          </table:table-cell>
          <table:table-cell office:value-type="string" calcext:value-type="string">
            <text:p>Confirmado</text:p>
          </table:table-cell>
          <table:table-cell office:value-type="float" office:value="459" calcext:value-type="float">
            <text:p>459</text:p>
          </table:table-cell>
          <table:table-cell office:value-type="float" office:value="1413" calcext:value-type="float">
            <text:p>1413</text:p>
          </table:table-cell>
          <table:table-cell table:formula="of:=[.C225]+[.E224]" office:value-type="float" office:value="129077" calcext:value-type="float">
            <text:p>129077</text:p>
          </table:table-cell>
          <table:table-cell office:value-type="float" office:value="100918" calcext:value-type="float">
            <text:p>100918</text:p>
          </table:table-cell>
          <table:table-cell table:formula="of:=[.G224]+[.H225]" office:value-type="float" office:value="13321" calcext:value-type="float">
            <text:p>1332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58" calcext:value-type="float">
            <text:p>358</text:p>
          </table:table-cell>
          <table:table-cell office:value-type="float" office:value="436" calcext:value-type="float">
            <text:p>436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25]-[.F225]-[.G225]" office:value-type="float" office:value="14838" calcext:value-type="float">
            <text:p>14838</text:p>
          </table:table-cell>
          <table:table-cell table:formula="of:=MAX([.S225]-[.K225];0)" office:value-type="float" office:value="14402" calcext:value-type="float">
            <text:p>14402</text:p>
          </table:table-cell>
          <table:table-cell table:formula="of:=[.K225]/[.S211]" office:value-type="float" office:value="0.0261720391380035" calcext:value-type="float">
            <text:p>0.026172039138004</text:p>
          </table:table-cell>
          <table:table-cell table:formula="of:=[.G225]/[.E211]" office:value-type="float" office:value="0.108558529191251" calcext:value-type="float">
            <text:p>0.108558529191251</text:p>
          </table:table-cell>
          <table:table-cell table:formula="of:=6718903-[.Y225]-[.F225]-[.G225]" office:value-type="float" office:value="6578922.20629194" calcext:value-type="float">
            <text:p>6578922.20629194</text:p>
          </table:table-cell>
          <table:table-cell table:formula="of:=NORMINV(RAND();MAX([.T232];1);MAX(0.25*[.T232];1))" office:value-type="float" office:value="25305.7937080591" calcext:value-type="float">
            <text:p>25305.7937080591</text:p>
          </table:table-cell>
          <table:table-cell table:formula="of:=[.X225]+[.K225]" office:value-type="float" office:value="25741.7937080591" calcext:value-type="float">
            <text:p>25741.7937080591</text:p>
          </table:table-cell>
          <table:table-cell table:formula="of:=[.X225]-[.X224]" office:value-type="float" office:value="3968.80657632448" calcext:value-type="float">
            <text:p>3968.80657632448</text:p>
          </table:table-cell>
          <table:table-cell table:formula="of:=[.S225]-[.S224]" office:value-type="float" office:value="-989" calcext:value-type="float">
            <text:p>-989</text:p>
          </table:table-cell>
          <table:table-cell table:formula="of:=[.K225]-[.K224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6</text:p>
          </table:table-cell>
          <table:table-cell office:value-type="string" calcext:value-type="string">
            <text:p>Confirmado</text:p>
          </table:table-cell>
          <table:table-cell office:value-type="float" office:value="406" calcext:value-type="float">
            <text:p>406</text:p>
          </table:table-cell>
          <table:table-cell office:value-type="float" office:value="153" calcext:value-type="float">
            <text:p>153</text:p>
          </table:table-cell>
          <table:table-cell table:formula="of:=[.C226]+[.E225]" office:value-type="float" office:value="129483" calcext:value-type="float">
            <text:p>129483</text:p>
          </table:table-cell>
          <table:table-cell office:value-type="float" office:value="100962" calcext:value-type="float">
            <text:p>100962</text:p>
          </table:table-cell>
          <table:table-cell table:formula="of:=[.G225]+[.H226]" office:value-type="float" office:value="13339" calcext:value-type="float">
            <text:p>1333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1" calcext:value-type="float">
            <text:p>341</text:p>
          </table:table-cell>
          <table:table-cell office:value-type="float" office:value="416" calcext:value-type="float">
            <text:p>41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26]-[.F226]-[.G226]" office:value-type="float" office:value="15182" calcext:value-type="float">
            <text:p>15182</text:p>
          </table:table-cell>
          <table:table-cell table:formula="of:=MAX([.S226]-[.K226];0)" office:value-type="float" office:value="14766" calcext:value-type="float">
            <text:p>14766</text:p>
          </table:table-cell>
          <table:table-cell table:formula="of:=[.K226]/[.S212]" office:value-type="float" office:value="0.0237891004746383" calcext:value-type="float">
            <text:p>0.023789100474638</text:p>
          </table:table-cell>
          <table:table-cell table:formula="of:=[.G226]/[.E212]" office:value-type="float" office:value="0.107753328163371" calcext:value-type="float">
            <text:p>0.107753328163371</text:p>
          </table:table-cell>
          <table:table-cell table:formula="of:=6718903-[.Y226]-[.F226]-[.G226]" office:value-type="float" office:value="6591042.1653102" calcext:value-type="float">
            <text:p>6591042.1653102</text:p>
          </table:table-cell>
          <table:table-cell table:formula="of:=NORMINV(RAND();MAX([.T233];1);MAX(0.25*[.T233];1))" office:value-type="float" office:value="13143.8346897959" calcext:value-type="float">
            <text:p>13143.8346897959</text:p>
          </table:table-cell>
          <table:table-cell table:formula="of:=[.X226]+[.K226]" office:value-type="float" office:value="13559.8346897959" calcext:value-type="float">
            <text:p>13559.8346897959</text:p>
          </table:table-cell>
          <table:table-cell table:formula="of:=[.X226]-[.X225]" office:value-type="float" office:value="-12161.9590182632" calcext:value-type="float">
            <text:p>-12161.9590182632</text:p>
          </table:table-cell>
          <table:table-cell table:formula="of:=[.S226]-[.S225]" office:value-type="float" office:value="344" calcext:value-type="float">
            <text:p>344</text:p>
          </table:table-cell>
          <table:table-cell table:formula="of:=[.K226]-[.K225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7</text:p>
          </table:table-cell>
          <table:table-cell office:value-type="string" calcext:value-type="string">
            <text:p>Confirmado</text:p>
          </table:table-cell>
          <table:table-cell office:value-type="float" office:value="320" calcext:value-type="float">
            <text:p>320</text:p>
          </table:table-cell>
          <table:table-cell office:value-type="float" office:value="-244" calcext:value-type="float">
            <text:p>-244</text:p>
          </table:table-cell>
          <table:table-cell table:formula="of:=[.C227]+[.E226]" office:value-type="float" office:value="129803" calcext:value-type="float">
            <text:p>129803</text:p>
          </table:table-cell>
          <table:table-cell office:value-type="float" office:value="100718" calcext:value-type="float">
            <text:p>100718</text:p>
          </table:table-cell>
          <table:table-cell table:formula="of:=[.G226]+[.H227]" office:value-type="float" office:value="13360" calcext:value-type="float">
            <text:p>1336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9" calcext:value-type="float">
            <text:p>349</text:p>
          </table:table-cell>
          <table:table-cell office:value-type="float" office:value="417" calcext:value-type="float">
            <text:p>41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27]-[.F227]-[.G227]" office:value-type="float" office:value="15725" calcext:value-type="float">
            <text:p>15725</text:p>
          </table:table-cell>
          <table:table-cell table:formula="of:=MAX([.S227]-[.K227];0)" office:value-type="float" office:value="15308" calcext:value-type="float">
            <text:p>15308</text:p>
          </table:table-cell>
          <table:table-cell table:formula="of:=[.K227]/[.S213]" office:value-type="float" office:value="0.0237039563437926" calcext:value-type="float">
            <text:p>0.023703956343793</text:p>
          </table:table-cell>
          <table:table-cell table:formula="of:=[.G227]/[.E213]" office:value-type="float" office:value="0.107660322013957" calcext:value-type="float">
            <text:p>0.107660322013957</text:p>
          </table:table-cell>
          <table:table-cell table:formula="of:=6718903-[.Y227]-[.F227]-[.G227]" office:value-type="float" office:value="6585425.13091835" calcext:value-type="float">
            <text:p>6585425.13091835</text:p>
          </table:table-cell>
          <table:table-cell table:formula="of:=NORMINV(RAND();MAX([.T234];1);MAX(0.25*[.T234];1))" office:value-type="float" office:value="18982.8690816515" calcext:value-type="float">
            <text:p>18982.8690816515</text:p>
          </table:table-cell>
          <table:table-cell table:formula="of:=[.X227]+[.K227]" office:value-type="float" office:value="19399.8690816515" calcext:value-type="float">
            <text:p>19399.8690816515</text:p>
          </table:table-cell>
          <table:table-cell table:formula="of:=[.X227]-[.X226]" office:value-type="float" office:value="5839.03439185556" calcext:value-type="float">
            <text:p>5839.03439185556</text:p>
          </table:table-cell>
          <table:table-cell table:formula="of:=[.S227]-[.S226]" office:value-type="float" office:value="543" calcext:value-type="float">
            <text:p>543</text:p>
          </table:table-cell>
          <table:table-cell table:formula="of:=[.K227]-[.K226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8</text:p>
          </table:table-cell>
          <table:table-cell office:value-type="string" calcext:value-type="string">
            <text:p>Confirmado</text:p>
          </table:table-cell>
          <table:table-cell office:value-type="float" office:value="510" calcext:value-type="float">
            <text:p>510</text:p>
          </table:table-cell>
          <table:table-cell office:value-type="float" office:value="395" calcext:value-type="float">
            <text:p>395</text:p>
          </table:table-cell>
          <table:table-cell table:formula="of:=[.C228]+[.E227]" office:value-type="float" office:value="130313" calcext:value-type="float">
            <text:p>130313</text:p>
          </table:table-cell>
          <table:table-cell office:value-type="float" office:value="100847" calcext:value-type="float">
            <text:p>100847</text:p>
          </table:table-cell>
          <table:table-cell table:formula="of:=[.G227]+[.H228]" office:value-type="float" office:value="13384" calcext:value-type="float">
            <text:p>1338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28]-[.F228]-[.G228]" office:value-type="float" office:value="16082" calcext:value-type="float">
            <text:p>16082</text:p>
          </table:table-cell>
          <table:table-cell table:formula="of:=MAX([.S228]-[.K228];0)" office:value-type="float" office:value="15684" calcext:value-type="float">
            <text:p>15684</text:p>
          </table:table-cell>
          <table:table-cell table:formula="of:=[.K228]/[.S214]" office:value-type="float" office:value="0.0237626126932951" calcext:value-type="float">
            <text:p>0.023762612693295</text:p>
          </table:table-cell>
          <table:table-cell table:formula="of:=[.G228]/[.E214]" office:value-type="float" office:value="0.107416592428511" calcext:value-type="float">
            <text:p>0.107416592428511</text:p>
          </table:table-cell>
          <table:table-cell table:formula="of:=6718903-[.Y228]-[.F228]-[.G228]" office:value-type="float" office:value="6594291.0073465" calcext:value-type="float">
            <text:p>6594291.0073465</text:p>
          </table:table-cell>
          <table:table-cell table:formula="of:=NORMINV(RAND();MAX([.T235];1);MAX(0.25*[.T235];1))" office:value-type="float" office:value="9982.99265349554" calcext:value-type="float">
            <text:p>9982.99265349554</text:p>
          </table:table-cell>
          <table:table-cell table:formula="of:=[.X228]+[.K228]" office:value-type="float" office:value="10380.9926534955" calcext:value-type="float">
            <text:p>10380.9926534955</text:p>
          </table:table-cell>
          <table:table-cell table:formula="of:=[.X228]-[.X227]" office:value-type="float" office:value="-8999.87642815593" calcext:value-type="float">
            <text:p>-8999.87642815593</text:p>
          </table:table-cell>
          <table:table-cell table:formula="of:=[.S228]-[.S227]" office:value-type="float" office:value="357" calcext:value-type="float">
            <text:p>357</text:p>
          </table:table-cell>
          <table:table-cell table:formula="of:=[.K228]-[.K227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51" calcext:value-type="float">
            <text:p>-51</text:p>
          </table:table-cell>
          <table:table-cell office:value-type="float" office:value="-42" calcext:value-type="float">
            <text:p>-42</text:p>
          </table:table-cell>
          <table:table-cell office:value-type="float" office:value="-18" calcext:value-type="float">
            <text:p>-18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9</text:p>
          </table:table-cell>
          <table:table-cell office:value-type="string" calcext:value-type="string">
            <text:p>Confirmado</text:p>
          </table:table-cell>
          <table:table-cell office:value-type="float" office:value="684" calcext:value-type="float">
            <text:p>684</text:p>
          </table:table-cell>
          <table:table-cell office:value-type="float" office:value="398" calcext:value-type="float">
            <text:p>398</text:p>
          </table:table-cell>
          <table:table-cell table:formula="of:=[.C229]+[.E228]" office:value-type="float" office:value="130997" calcext:value-type="float">
            <text:p>130997</text:p>
          </table:table-cell>
          <table:table-cell office:value-type="float" office:value="101245" calcext:value-type="float">
            <text:p>101245</text:p>
          </table:table-cell>
          <table:table-cell table:formula="of:=[.G228]+[.H229]" office:value-type="float" office:value="13428" calcext:value-type="float">
            <text:p>1342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29]-[.F229]-[.G229]" office:value-type="float" office:value="16324" calcext:value-type="float">
            <text:p>16324</text:p>
          </table:table-cell>
          <table:table-cell table:formula="of:=MAX([.S229]-[.K229];0)" office:value-type="float" office:value="15931" calcext:value-type="float">
            <text:p>15931</text:p>
          </table:table-cell>
          <table:table-cell table:formula="of:=[.K229]/[.S215]" office:value-type="float" office:value="0.0243162974879347" calcext:value-type="float">
            <text:p>0.024316297487935</text:p>
          </table:table-cell>
          <table:table-cell table:formula="of:=[.G229]/[.E215]" office:value-type="float" office:value="0.10739049416582" calcext:value-type="float">
            <text:p>0.10739049416582</text:p>
          </table:table-cell>
          <table:table-cell table:formula="of:=6718903-[.Y229]-[.F229]-[.G229]" office:value-type="float" office:value="6595842.48153473" calcext:value-type="float">
            <text:p>6595842.48153473</text:p>
          </table:table-cell>
          <table:table-cell table:formula="of:=NORMINV(RAND();MAX([.T236];1);MAX(0.25*[.T236];1))" office:value-type="float" office:value="7994.51846527376" calcext:value-type="float">
            <text:p>7994.51846527376</text:p>
          </table:table-cell>
          <table:table-cell table:formula="of:=[.X229]+[.K229]" office:value-type="float" office:value="8387.51846527376" calcext:value-type="float">
            <text:p>8387.51846527376</text:p>
          </table:table-cell>
          <table:table-cell table:formula="of:=[.X229]-[.X228]" office:value-type="float" office:value="-1988.47418822178" calcext:value-type="float">
            <text:p>-1988.47418822178</text:p>
          </table:table-cell>
          <table:table-cell table:formula="of:=[.S229]-[.S228]" office:value-type="float" office:value="242" calcext:value-type="float">
            <text:p>242</text:p>
          </table:table-cell>
          <table:table-cell table:formula="of:=[.K229]-[.K228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0</text:p>
          </table:table-cell>
          <table:table-cell office:value-type="string" calcext:value-type="string">
            <text:p>Confirmado</text:p>
          </table:table-cell>
          <table:table-cell office:value-type="float" office:value="457" calcext:value-type="float">
            <text:p>457</text:p>
          </table:table-cell>
          <table:table-cell office:value-type="float" office:value="341" calcext:value-type="float">
            <text:p>341</text:p>
          </table:table-cell>
          <table:table-cell table:formula="of:=[.C230]+[.E229]" office:value-type="float" office:value="131454" calcext:value-type="float">
            <text:p>131454</text:p>
          </table:table-cell>
          <table:table-cell office:value-type="float" office:value="101586" calcext:value-type="float">
            <text:p>101586</text:p>
          </table:table-cell>
          <table:table-cell table:formula="of:=[.G229]+[.H230]" office:value-type="float" office:value="13454" calcext:value-type="float">
            <text:p>1345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office:value-type="float" office:value="400" calcext:value-type="float">
            <text:p>4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0]-[.F230]-[.G230]" office:value-type="float" office:value="16414" calcext:value-type="float">
            <text:p>16414</text:p>
          </table:table-cell>
          <table:table-cell table:formula="of:=MAX([.S230]-[.K230];0)" office:value-type="float" office:value="16014" calcext:value-type="float">
            <text:p>16014</text:p>
          </table:table-cell>
          <table:table-cell table:formula="of:=[.K230]/[.S216]" office:value-type="float" office:value="0.0253968253968254" calcext:value-type="float">
            <text:p>0.025396825396825</text:p>
          </table:table-cell>
          <table:table-cell table:formula="of:=[.G230]/[.E216]" office:value-type="float" office:value="0.107281832100026" calcext:value-type="float">
            <text:p>0.107281832100026</text:p>
          </table:table-cell>
          <table:table-cell table:formula="of:=6718903-[.Y230]-[.F230]-[.G230]" office:value-type="float" office:value="6591905.35666835" calcext:value-type="float">
            <text:p>6591905.35666835</text:p>
          </table:table-cell>
          <table:table-cell table:formula="of:=NORMINV(RAND();MAX([.T237];1);MAX(0.25*[.T237];1))" office:value-type="float" office:value="11557.6433316485" calcext:value-type="float">
            <text:p>11557.6433316485</text:p>
          </table:table-cell>
          <table:table-cell table:formula="of:=[.X230]+[.K230]" office:value-type="float" office:value="11957.6433316485" calcext:value-type="float">
            <text:p>11957.6433316485</text:p>
          </table:table-cell>
          <table:table-cell table:formula="of:=[.X230]-[.X229]" office:value-type="float" office:value="3563.12486637472" calcext:value-type="float">
            <text:p>3563.12486637472</text:p>
          </table:table-cell>
          <table:table-cell table:formula="of:=[.S230]-[.S229]" office:value-type="float" office:value="90" calcext:value-type="float">
            <text:p>90</text:p>
          </table:table-cell>
          <table:table-cell table:formula="of:=[.K230]-[.K229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9" calcext:value-type="float">
            <text:p>-29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1</text:p>
          </table:table-cell>
          <table:table-cell office:value-type="string" calcext:value-type="string">
            <text:p>Confirmado</text:p>
          </table:table-cell>
          <table:table-cell office:value-type="float" office:value="446" calcext:value-type="float">
            <text:p>446</text:p>
          </table:table-cell>
          <table:table-cell office:value-type="float" office:value="398" calcext:value-type="float">
            <text:p>398</text:p>
          </table:table-cell>
          <table:table-cell table:formula="of:=[.C231]+[.E230]" office:value-type="float" office:value="131900" calcext:value-type="float">
            <text:p>131900</text:p>
          </table:table-cell>
          <table:table-cell office:value-type="float" office:value="101984" calcext:value-type="float">
            <text:p>101984</text:p>
          </table:table-cell>
          <table:table-cell table:formula="of:=[.G230]+[.H231]" office:value-type="float" office:value="13484" calcext:value-type="float">
            <text:p>1348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35" calcext:value-type="float">
            <text:p>535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31]-[.F231]-[.G231]" office:value-type="float" office:value="16432" calcext:value-type="float">
            <text:p>16432</text:p>
          </table:table-cell>
          <table:table-cell table:formula="of:=MAX([.S231]-[.K231];0)" office:value-type="float" office:value="16025" calcext:value-type="float">
            <text:p>16025</text:p>
          </table:table-cell>
          <table:table-cell table:formula="of:=[.K231]/[.S217]" office:value-type="float" office:value="0.0262479040371469" calcext:value-type="float">
            <text:p>0.026247904037147</text:p>
          </table:table-cell>
          <table:table-cell table:formula="of:=[.G231]/[.E217]" office:value-type="float" office:value="0.107168119789224" calcext:value-type="float">
            <text:p>0.107168119789224</text:p>
          </table:table-cell>
          <table:table-cell table:formula="of:=6718903-[.Y231]-[.F231]-[.G231]" office:value-type="float" office:value="6589686.5215247" calcext:value-type="float">
            <text:p>6589686.5215247</text:p>
          </table:table-cell>
          <table:table-cell table:formula="of:=NORMINV(RAND();MAX([.T238];1);MAX(0.25*[.T238];1))" office:value-type="float" office:value="13341.4784753014" calcext:value-type="float">
            <text:p>13341.4784753014</text:p>
          </table:table-cell>
          <table:table-cell table:formula="of:=[.X231]+[.K231]" office:value-type="float" office:value="13748.4784753014" calcext:value-type="float">
            <text:p>13748.4784753014</text:p>
          </table:table-cell>
          <table:table-cell table:formula="of:=[.X231]-[.X230]" office:value-type="float" office:value="1783.83514365292" calcext:value-type="float">
            <text:p>1783.83514365292</text:p>
          </table:table-cell>
          <table:table-cell table:formula="of:=[.S231]-[.S230]" office:value-type="float" office:value="18" calcext:value-type="float">
            <text:p>18</text:p>
          </table:table-cell>
          <table:table-cell table:formula="of:=[.K231]-[.K23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2</text:p>
          </table:table-cell>
          <table:table-cell office:value-type="string" calcext:value-type="string">
            <text:p>Confirmado</text:p>
          </table:table-cell>
          <table:table-cell office:value-type="float" office:value="503" calcext:value-type="float">
            <text:p>503</text:p>
          </table:table-cell>
          <table:table-cell office:value-type="float" office:value="300" calcext:value-type="float">
            <text:p>300</text:p>
          </table:table-cell>
          <table:table-cell table:formula="of:=[.C232]+[.E231]" office:value-type="float" office:value="132403" calcext:value-type="float">
            <text:p>132403</text:p>
          </table:table-cell>
          <table:table-cell office:value-type="float" office:value="102284" calcext:value-type="float">
            <text:p>102284</text:p>
          </table:table-cell>
          <table:table-cell table:formula="of:=[.G231]+[.H232]" office:value-type="float" office:value="13512" calcext:value-type="float">
            <text:p>135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3" calcext:value-type="float">
            <text:p>303</text:p>
          </table:table-cell>
          <table:table-cell office:value-type="float" office:value="407" calcext:value-type="float">
            <text:p>407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2]-[.F232]-[.G232]" office:value-type="float" office:value="16607" calcext:value-type="float">
            <text:p>16607</text:p>
          </table:table-cell>
          <table:table-cell table:formula="of:=MAX([.S232]-[.K232];0)" office:value-type="float" office:value="16200" calcext:value-type="float">
            <text:p>16200</text:p>
          </table:table-cell>
          <table:table-cell table:formula="of:=[.K232]/[.S218]" office:value-type="float" office:value="0.0265112037519541" calcext:value-type="float">
            <text:p>0.026511203751954</text:p>
          </table:table-cell>
          <table:table-cell table:formula="of:=[.G232]/[.E218]" office:value-type="float" office:value="0.107053724934042" calcext:value-type="float">
            <text:p>0.107053724934042</text:p>
          </table:table-cell>
          <table:table-cell table:formula="of:=6718903-[.Y232]-[.F232]-[.G232]" office:value-type="float" office:value="6584845.60416785" calcext:value-type="float">
            <text:p>6584845.60416785</text:p>
          </table:table-cell>
          <table:table-cell table:formula="of:=NORMINV(RAND();MAX([.T239];1);MAX(0.25*[.T239];1))" office:value-type="float" office:value="17854.3958321547" calcext:value-type="float">
            <text:p>17854.3958321547</text:p>
          </table:table-cell>
          <table:table-cell table:formula="of:=[.X232]+[.K232]" office:value-type="float" office:value="18261.3958321547" calcext:value-type="float">
            <text:p>18261.3958321547</text:p>
          </table:table-cell>
          <table:table-cell table:formula="of:=[.X232]-[.X231]" office:value-type="float" office:value="4512.91735685332" calcext:value-type="float">
            <text:p>4512.91735685332</text:p>
          </table:table-cell>
          <table:table-cell table:formula="of:=[.S232]-[.S231]" office:value-type="float" office:value="175" calcext:value-type="float">
            <text:p>175</text:p>
          </table:table-cell>
          <table:table-cell table:formula="of:=[.K232]-[.K231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3</text:p>
          </table:table-cell>
          <table:table-cell office:value-type="string" calcext:value-type="string">
            <text:p>Confirmado</text:p>
          </table:table-cell>
          <table:table-cell office:value-type="float" office:value="355" calcext:value-type="float">
            <text:p>355</text:p>
          </table:table-cell>
          <table:table-cell office:value-type="float" office:value="554" calcext:value-type="float">
            <text:p>554</text:p>
          </table:table-cell>
          <table:table-cell table:formula="of:=[.C233]+[.E232]" office:value-type="float" office:value="132758" calcext:value-type="float">
            <text:p>132758</text:p>
          </table:table-cell>
          <table:table-cell office:value-type="float" office:value="102637" calcext:value-type="float">
            <text:p>102637</text:p>
          </table:table-cell>
          <table:table-cell table:formula="of:=[.G232]+[.H233]" office:value-type="float" office:value="13536" calcext:value-type="float">
            <text:p>1353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02" calcext:value-type="float">
            <text:p>4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233]-[.F233]-[.G233]" office:value-type="float" office:value="16585" calcext:value-type="float">
            <text:p>16585</text:p>
          </table:table-cell>
          <table:table-cell table:formula="of:=MAX([.S233]-[.K233];0)" office:value-type="float" office:value="16183" calcext:value-type="float">
            <text:p>16183</text:p>
          </table:table-cell>
          <table:table-cell table:formula="of:=[.K233]/[.S219]" office:value-type="float" office:value="0.026245348305804" calcext:value-type="float">
            <text:p>0.026245348305804</text:p>
          </table:table-cell>
          <table:table-cell table:formula="of:=[.G233]/[.E219]" office:value-type="float" office:value="0.106839259639291" calcext:value-type="float">
            <text:p>0.106839259639291</text:p>
          </table:table-cell>
          <table:table-cell table:formula="of:=6718903-[.Y233]-[.F233]-[.G233]" office:value-type="float" office:value="6587296.32555202" calcext:value-type="float">
            <text:p>6587296.32555202</text:p>
          </table:table-cell>
          <table:table-cell table:formula="of:=NORMINV(RAND();MAX([.T240];1);MAX(0.25*[.T240];1))" office:value-type="float" office:value="15031.6744479851" calcext:value-type="float">
            <text:p>15031.6744479851</text:p>
          </table:table-cell>
          <table:table-cell table:formula="of:=[.X233]+[.K233]" office:value-type="float" office:value="15433.6744479851" calcext:value-type="float">
            <text:p>15433.6744479851</text:p>
          </table:table-cell>
          <table:table-cell table:formula="of:=[.X233]-[.X232]" office:value-type="float" office:value="-2822.72138416964" calcext:value-type="float">
            <text:p>-2822.72138416964</text:p>
          </table:table-cell>
          <table:table-cell table:formula="of:=[.S233]-[.S232]" office:value-type="float" office:value="-22" calcext:value-type="float">
            <text:p>-22</text:p>
          </table:table-cell>
          <table:table-cell table:formula="of:=[.K233]-[.K232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4</text:p>
          </table:table-cell>
          <table:table-cell office:value-type="string" calcext:value-type="string">
            <text:p>Confirmado</text:p>
          </table:table-cell>
          <table:table-cell office:value-type="float" office:value="431" calcext:value-type="float">
            <text:p>431</text:p>
          </table:table-cell>
          <table:table-cell office:value-type="float" office:value="214" calcext:value-type="float">
            <text:p>214</text:p>
          </table:table-cell>
          <table:table-cell table:formula="of:=[.C234]+[.E233]" office:value-type="float" office:value="133189" calcext:value-type="float">
            <text:p>133189</text:p>
          </table:table-cell>
          <table:table-cell office:value-type="float" office:value="102851" calcext:value-type="float">
            <text:p>102851</text:p>
          </table:table-cell>
          <table:table-cell table:formula="of:=[.G233]+[.H234]" office:value-type="float" office:value="13570" calcext:value-type="float">
            <text:p>1357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4]-[.F234]-[.G234]" office:value-type="float" office:value="16768" calcext:value-type="float">
            <text:p>16768</text:p>
          </table:table-cell>
          <table:table-cell table:formula="of:=MAX([.S234]-[.K234];0)" office:value-type="float" office:value="16365" calcext:value-type="float">
            <text:p>16365</text:p>
          </table:table-cell>
          <table:table-cell table:formula="of:=[.K234]/[.S220]" office:value-type="float" office:value="0.0262216149391632" calcext:value-type="float">
            <text:p>0.026221614939163</text:p>
          </table:table-cell>
          <table:table-cell table:formula="of:=[.G234]/[.E220]" office:value-type="float" office:value="0.106883216105733" calcext:value-type="float">
            <text:p>0.106883216105733</text:p>
          </table:table-cell>
          <table:table-cell table:formula="of:=6718903-[.Y234]-[.F234]-[.G234]" office:value-type="float" office:value="6578371.05504084" calcext:value-type="float">
            <text:p>6578371.05504084</text:p>
          </table:table-cell>
          <table:table-cell table:formula="of:=NORMINV(RAND();MAX([.T241];1);MAX(0.25*[.T241];1))" office:value-type="float" office:value="23707.9449591635" calcext:value-type="float">
            <text:p>23707.9449591635</text:p>
          </table:table-cell>
          <table:table-cell table:formula="of:=[.X234]+[.K234]" office:value-type="float" office:value="24110.9449591635" calcext:value-type="float">
            <text:p>24110.9449591635</text:p>
          </table:table-cell>
          <table:table-cell table:formula="of:=[.X234]-[.X233]" office:value-type="float" office:value="8676.27051117844" calcext:value-type="float">
            <text:p>8676.27051117844</text:p>
          </table:table-cell>
          <table:table-cell table:formula="of:=[.S234]-[.S233]" office:value-type="float" office:value="183" calcext:value-type="float">
            <text:p>183</text:p>
          </table:table-cell>
          <table:table-cell table:formula="of:=[.K234]-[.K233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5</text:p>
          </table:table-cell>
          <table:table-cell office:value-type="string" calcext:value-type="string">
            <text:p>Confirmado</text:p>
          </table:table-cell>
          <table:table-cell office:value-type="float" office:value="544" calcext:value-type="float">
            <text:p>544</text:p>
          </table:table-cell>
          <table:table-cell office:value-type="float" office:value="350" calcext:value-type="float">
            <text:p>350</text:p>
          </table:table-cell>
          <table:table-cell table:formula="of:=[.C235]+[.E234]" office:value-type="float" office:value="133733" calcext:value-type="float">
            <text:p>133733</text:p>
          </table:table-cell>
          <table:table-cell office:value-type="float" office:value="103055" calcext:value-type="float">
            <text:p>103055</text:p>
          </table:table-cell>
          <table:table-cell table:formula="of:=[.G234]+[.H235]" office:value-type="float" office:value="13595" calcext:value-type="float">
            <text:p>1359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491" calcext:value-type="float">
            <text:p>24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5]-[.F235]-[.G235]" office:value-type="float" office:value="17083" calcext:value-type="float">
            <text:p>17083</text:p>
          </table:table-cell>
          <table:table-cell table:formula="of:=MAX([.S235]-[.K235];0)" office:value-type="float" office:value="16700" calcext:value-type="float">
            <text:p>16700</text:p>
          </table:table-cell>
          <table:table-cell table:formula="of:=[.K235]/[.S221]" office:value-type="float" office:value="0.0246508334942396" calcext:value-type="float">
            <text:p>0.02465083349424</text:p>
          </table:table-cell>
          <table:table-cell table:formula="of:=[.G235]/[.E221]" office:value-type="float" office:value="0.106822664162744" calcext:value-type="float">
            <text:p>0.106822664162744</text:p>
          </table:table-cell>
          <table:table-cell table:formula="of:=6718903-[.Y235]-[.F235]-[.G235]" office:value-type="float" office:value="6587237.83980526" calcext:value-type="float">
            <text:p>6587237.83980526</text:p>
          </table:table-cell>
          <table:table-cell table:formula="of:=NORMINV(RAND();MAX([.T242];1);MAX(0.25*[.T242];1))" office:value-type="float" office:value="14632.1601947443" calcext:value-type="float">
            <text:p>14632.1601947443</text:p>
          </table:table-cell>
          <table:table-cell table:formula="of:=[.X235]+[.K235]" office:value-type="float" office:value="15015.1601947443" calcext:value-type="float">
            <text:p>15015.1601947443</text:p>
          </table:table-cell>
          <table:table-cell table:formula="of:=[.X235]-[.X234]" office:value-type="float" office:value="-9075.78476441925" calcext:value-type="float">
            <text:p>-9075.78476441925</text:p>
          </table:table-cell>
          <table:table-cell table:formula="of:=[.S235]-[.S234]" office:value-type="float" office:value="315" calcext:value-type="float">
            <text:p>315</text:p>
          </table:table-cell>
          <table:table-cell table:formula="of:=[.K235]-[.K234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0" calcext:value-type="float">
            <text:p>-30</text:p>
          </table:table-cell>
          <table:table-cell office:value-type="float" office:value="11" calcext:value-type="float">
            <text:p>11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6</text:p>
          </table:table-cell>
          <table:table-cell office:value-type="string" calcext:value-type="string">
            <text:p>Confirmado</text:p>
          </table:table-cell>
          <table:table-cell office:value-type="float" office:value="530" calcext:value-type="float">
            <text:p>530</text:p>
          </table:table-cell>
          <table:table-cell office:value-type="float" office:value="748" calcext:value-type="float">
            <text:p>748</text:p>
          </table:table-cell>
          <table:table-cell table:formula="of:=[.C236]+[.E235]" office:value-type="float" office:value="134263" calcext:value-type="float">
            <text:p>134263</text:p>
          </table:table-cell>
          <table:table-cell office:value-type="float" office:value="103803" calcext:value-type="float">
            <text:p>103803</text:p>
          </table:table-cell>
          <table:table-cell table:formula="of:=[.G235]+[.H236]" office:value-type="float" office:value="13618" calcext:value-type="float">
            <text:p>1361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44" calcext:value-type="float">
            <text:p>444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36]-[.F236]-[.G236]" office:value-type="float" office:value="16842" calcext:value-type="float">
            <text:p>16842</text:p>
          </table:table-cell>
          <table:table-cell table:formula="of:=MAX([.S236]-[.K236];0)" office:value-type="float" office:value="16461" calcext:value-type="float">
            <text:p>16461</text:p>
          </table:table-cell>
          <table:table-cell table:formula="of:=[.K236]/[.S222]" office:value-type="float" office:value="0.0247853239656518" calcext:value-type="float">
            <text:p>0.024785323965652</text:p>
          </table:table-cell>
          <table:table-cell table:formula="of:=[.G236]/[.E222]" office:value-type="float" office:value="0.106652256316276" calcext:value-type="float">
            <text:p>0.106652256316276</text:p>
          </table:table-cell>
          <table:table-cell table:formula="of:=6718903-[.Y236]-[.F236]-[.G236]" office:value-type="float" office:value="6590852.173079" calcext:value-type="float">
            <text:p>6590852.173079</text:p>
          </table:table-cell>
          <table:table-cell table:formula="of:=NORMINV(RAND();MAX([.T243];1);MAX(0.25*[.T243];1))" office:value-type="float" office:value="10248.8269209961" calcext:value-type="float">
            <text:p>10248.8269209961</text:p>
          </table:table-cell>
          <table:table-cell table:formula="of:=[.X236]+[.K236]" office:value-type="float" office:value="10629.8269209961" calcext:value-type="float">
            <text:p>10629.8269209961</text:p>
          </table:table-cell>
          <table:table-cell table:formula="of:=[.X236]-[.X235]" office:value-type="float" office:value="-4383.33327374815" calcext:value-type="float">
            <text:p>-4383.33327374815</text:p>
          </table:table-cell>
          <table:table-cell table:formula="of:=[.S236]-[.S235]" office:value-type="float" office:value="-241" calcext:value-type="float">
            <text:p>-241</text:p>
          </table:table-cell>
          <table:table-cell table:formula="of:=[.K236]-[.K235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7</text:p>
          </table:table-cell>
          <table:table-cell office:value-type="string" calcext:value-type="string">
            <text:p>Confirmado</text:p>
          </table:table-cell>
          <table:table-cell office:value-type="float" office:value="570" calcext:value-type="float">
            <text:p>570</text:p>
          </table:table-cell>
          <table:table-cell office:value-type="float" office:value="424" calcext:value-type="float">
            <text:p>424</text:p>
          </table:table-cell>
          <table:table-cell table:formula="of:=[.C237]+[.E236]" office:value-type="float" office:value="134833" calcext:value-type="float">
            <text:p>134833</text:p>
          </table:table-cell>
          <table:table-cell office:value-type="float" office:value="104227" calcext:value-type="float">
            <text:p>104227</text:p>
          </table:table-cell>
          <table:table-cell table:formula="of:=[.G236]+[.H237]" office:value-type="float" office:value="13660" calcext:value-type="float">
            <text:p>1366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56" calcext:value-type="float">
            <text:p>456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37]-[.F237]-[.G237]" office:value-type="float" office:value="16946" calcext:value-type="float">
            <text:p>16946</text:p>
          </table:table-cell>
          <table:table-cell table:formula="of:=MAX([.S237]-[.K237];0)" office:value-type="float" office:value="16543" calcext:value-type="float">
            <text:p>16543</text:p>
          </table:table-cell>
          <table:table-cell table:formula="of:=[.K237]/[.S223]" office:value-type="float" office:value="0.0255905511811024" calcext:value-type="float">
            <text:p>0.025590551181102</text:p>
          </table:table-cell>
          <table:table-cell table:formula="of:=[.G237]/[.E223]" office:value-type="float" office:value="0.106624620452257" calcext:value-type="float">
            <text:p>0.106624620452257</text:p>
          </table:table-cell>
          <table:table-cell table:formula="of:=6718903-[.Y237]-[.F237]-[.G237]" office:value-type="float" office:value="6582686.05170236" calcext:value-type="float">
            <text:p>6582686.05170236</text:p>
          </table:table-cell>
          <table:table-cell table:formula="of:=NORMINV(RAND();MAX([.T244];1);MAX(0.25*[.T244];1))" office:value-type="float" office:value="17926.9482976433" calcext:value-type="float">
            <text:p>17926.9482976433</text:p>
          </table:table-cell>
          <table:table-cell table:formula="of:=[.X237]+[.K237]" office:value-type="float" office:value="18329.9482976433" calcext:value-type="float">
            <text:p>18329.9482976433</text:p>
          </table:table-cell>
          <table:table-cell table:formula="of:=[.X237]-[.X236]" office:value-type="float" office:value="7678.12137664722" calcext:value-type="float">
            <text:p>7678.12137664722</text:p>
          </table:table-cell>
          <table:table-cell table:formula="of:=[.S237]-[.S236]" office:value-type="float" office:value="104" calcext:value-type="float">
            <text:p>104</text:p>
          </table:table-cell>
          <table:table-cell table:formula="of:=[.K237]-[.K236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8</text:p>
          </table:table-cell>
          <table:table-cell office:value-type="string" calcext:value-type="string">
            <text:p>Confirmado</text:p>
          </table:table-cell>
          <table:table-cell office:value-type="float" office:value="561" calcext:value-type="float">
            <text:p>561</text:p>
          </table:table-cell>
          <table:table-cell office:value-type="float" office:value="419" calcext:value-type="float">
            <text:p>419</text:p>
          </table:table-cell>
          <table:table-cell table:formula="of:=[.C238]+[.E237]" office:value-type="float" office:value="135394" calcext:value-type="float">
            <text:p>135394</text:p>
          </table:table-cell>
          <table:table-cell office:value-type="float" office:value="104646" calcext:value-type="float">
            <text:p>104646</text:p>
          </table:table-cell>
          <table:table-cell table:formula="of:=[.G237]+[.H238]" office:value-type="float" office:value="13697" calcext:value-type="float">
            <text:p>1369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38]-[.F238]-[.G238]" office:value-type="float" office:value="17051" calcext:value-type="float">
            <text:p>17051</text:p>
          </table:table-cell>
          <table:table-cell table:formula="of:=MAX([.S238]-[.K238];0)" office:value-type="float" office:value="16626" calcext:value-type="float">
            <text:p>16626</text:p>
          </table:table-cell>
          <table:table-cell table:formula="of:=[.K238]/[.S224]" office:value-type="float" office:value="0.0268528464017186" calcext:value-type="float">
            <text:p>0.026852846401719</text:p>
          </table:table-cell>
          <table:table-cell table:formula="of:=[.G238]/[.E224]" office:value-type="float" office:value="0.106493647856443" calcext:value-type="float">
            <text:p>0.106493647856443</text:p>
          </table:table-cell>
          <table:table-cell table:formula="of:=6718903-[.Y238]-[.F238]-[.G238]" office:value-type="float" office:value="6589149.02713327" calcext:value-type="float">
            <text:p>6589149.02713327</text:p>
          </table:table-cell>
          <table:table-cell table:formula="of:=NORMINV(RAND();MAX([.T245];1);MAX(0.25*[.T245];1))" office:value-type="float" office:value="10985.9728667347" calcext:value-type="float">
            <text:p>10985.9728667347</text:p>
          </table:table-cell>
          <table:table-cell table:formula="of:=[.X238]+[.K238]" office:value-type="float" office:value="11410.9728667347" calcext:value-type="float">
            <text:p>11410.9728667347</text:p>
          </table:table-cell>
          <table:table-cell table:formula="of:=[.X238]-[.X237]" office:value-type="float" office:value="-6940.97543090861" calcext:value-type="float">
            <text:p>-6940.97543090861</text:p>
          </table:table-cell>
          <table:table-cell table:formula="of:=[.S238]-[.S237]" office:value-type="float" office:value="105" calcext:value-type="float">
            <text:p>105</text:p>
          </table:table-cell>
          <table:table-cell table:formula="of:=[.K238]-[.K237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9</text:p>
          </table:table-cell>
          <table:table-cell office:value-type="string" calcext:value-type="string">
            <text:p>Confirmado</text:p>
          </table:table-cell>
          <table:table-cell office:value-type="float" office:value="577" calcext:value-type="float">
            <text:p>577</text:p>
          </table:table-cell>
          <table:table-cell office:value-type="float" office:value="189" calcext:value-type="float">
            <text:p>189</text:p>
          </table:table-cell>
          <table:table-cell table:formula="of:=[.C239]+[.E238]" office:value-type="float" office:value="135971" calcext:value-type="float">
            <text:p>135971</text:p>
          </table:table-cell>
          <table:table-cell office:value-type="float" office:value="104835" calcext:value-type="float">
            <text:p>104835</text:p>
          </table:table-cell>
          <table:table-cell table:formula="of:=[.G238]+[.H239]" office:value-type="float" office:value="13733" calcext:value-type="float">
            <text:p>137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9" calcext:value-type="float">
            <text:p>429</text:p>
          </table:table-cell>
          <table:table-cell office:value-type="float" office:value="417" calcext:value-type="float">
            <text:p>41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39]-[.F239]-[.G239]" office:value-type="float" office:value="17403" calcext:value-type="float">
            <text:p>17403</text:p>
          </table:table-cell>
          <table:table-cell table:formula="of:=MAX([.S239]-[.K239];0)" office:value-type="float" office:value="16986" calcext:value-type="float">
            <text:p>16986</text:p>
          </table:table-cell>
          <table:table-cell table:formula="of:=[.K239]/[.S225]" office:value-type="float" office:value="0.0281035179943389" calcext:value-type="float">
            <text:p>0.028103517994339</text:p>
          </table:table-cell>
          <table:table-cell table:formula="of:=[.G239]/[.E225]" office:value-type="float" office:value="0.106393857929763" calcext:value-type="float">
            <text:p>0.106393857929763</text:p>
          </table:table-cell>
          <table:table-cell table:formula="of:=6718903-[.Y239]-[.F239]-[.G239]" office:value-type="float" office:value="6577172.57824163" calcext:value-type="float">
            <text:p>6577172.57824163</text:p>
          </table:table-cell>
          <table:table-cell table:formula="of:=NORMINV(RAND();MAX([.T246];1);MAX(0.25*[.T246];1))" office:value-type="float" office:value="22745.4217583718" calcext:value-type="float">
            <text:p>22745.4217583718</text:p>
          </table:table-cell>
          <table:table-cell table:formula="of:=[.X239]+[.K239]" office:value-type="float" office:value="23162.4217583719" calcext:value-type="float">
            <text:p>23162.4217583719</text:p>
          </table:table-cell>
          <table:table-cell table:formula="of:=[.X239]-[.X238]" office:value-type="float" office:value="11759.4488916371" calcext:value-type="float">
            <text:p>11759.4488916371</text:p>
          </table:table-cell>
          <table:table-cell table:formula="of:=[.S239]-[.S238]" office:value-type="float" office:value="352" calcext:value-type="float">
            <text:p>352</text:p>
          </table:table-cell>
          <table:table-cell table:formula="of:=[.K239]-[.K238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30</text:p>
          </table:table-cell>
          <table:table-cell office:value-type="string" calcext:value-type="string">
            <text:p>Confirmado</text:p>
          </table:table-cell>
          <table:table-cell office:value-type="float" office:value="465" calcext:value-type="float">
            <text:p>465</text:p>
          </table:table-cell>
          <table:table-cell office:value-type="float" office:value="624" calcext:value-type="float">
            <text:p>624</text:p>
          </table:table-cell>
          <table:table-cell table:formula="of:=[.C240]+[.E239]" office:value-type="float" office:value="136436" calcext:value-type="float">
            <text:p>136436</text:p>
          </table:table-cell>
          <table:table-cell office:value-type="float" office:value="105167" calcext:value-type="float">
            <text:p>105167</text:p>
          </table:table-cell>
          <table:table-cell table:formula="of:=[.G239]+[.H240]" office:value-type="float" office:value="13767" calcext:value-type="float">
            <text:p>1376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9" calcext:value-type="float">
            <text:p>429</text:p>
          </table:table-cell>
          <table:table-cell office:value-type="float" office:value="423" calcext:value-type="float">
            <text:p>42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40]-[.F240]-[.G240]" office:value-type="float" office:value="17502" calcext:value-type="float">
            <text:p>17502</text:p>
          </table:table-cell>
          <table:table-cell table:formula="of:=MAX([.S240]-[.K240];0)" office:value-type="float" office:value="17079" calcext:value-type="float">
            <text:p>17079</text:p>
          </table:table-cell>
          <table:table-cell table:formula="of:=[.K240]/[.S226]" office:value-type="float" office:value="0.0278619417731524" calcext:value-type="float">
            <text:p>0.027861941773153</text:p>
          </table:table-cell>
          <table:table-cell table:formula="of:=[.G240]/[.E226]" office:value-type="float" office:value="0.10632283774704" calcext:value-type="float">
            <text:p>0.10632283774704</text:p>
          </table:table-cell>
          <table:table-cell table:formula="of:=6718903-[.Y240]-[.F240]-[.G240]" office:value-type="float" office:value="6579576.36992648" calcext:value-type="float">
            <text:p>6579576.36992648</text:p>
          </table:table-cell>
          <table:table-cell table:formula="of:=NORMINV(RAND();MAX([.T247];1);MAX(0.25*[.T247];1))" office:value-type="float" office:value="19969.6300735178" calcext:value-type="float">
            <text:p>19969.6300735178</text:p>
          </table:table-cell>
          <table:table-cell table:formula="of:=[.X240]+[.K240]" office:value-type="float" office:value="20392.6300735178" calcext:value-type="float">
            <text:p>20392.6300735178</text:p>
          </table:table-cell>
          <table:table-cell table:formula="of:=[.X240]-[.X239]" office:value-type="float" office:value="-2775.79168485403" calcext:value-type="float">
            <text:p>-2775.79168485403</text:p>
          </table:table-cell>
          <table:table-cell table:formula="of:=[.S240]-[.S239]" office:value-type="float" office:value="99" calcext:value-type="float">
            <text:p>99</text:p>
          </table:table-cell>
          <table:table-cell table:formula="of:=[.K240]-[.K239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office:value-type="float" office:value="-59" calcext:value-type="float">
            <text:p>-59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31</text:p>
          </table:table-cell>
          <table:table-cell office:value-type="string" calcext:value-type="string">
            <text:p>Confirmado</text:p>
          </table:table-cell>
          <table:table-cell office:value-type="float" office:value="717" calcext:value-type="float">
            <text:p>717</text:p>
          </table:table-cell>
          <table:table-cell office:value-type="float" office:value="553" calcext:value-type="float">
            <text:p>553</text:p>
          </table:table-cell>
          <table:table-cell table:formula="of:=[.C241]+[.E240]" office:value-type="float" office:value="137153" calcext:value-type="float">
            <text:p>137153</text:p>
          </table:table-cell>
          <table:table-cell office:value-type="float" office:value="105720" calcext:value-type="float">
            <text:p>105720</text:p>
          </table:table-cell>
          <table:table-cell table:formula="of:=[.G240]+[.H241]" office:value-type="float" office:value="13821" calcext:value-type="float">
            <text:p>1382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41]-[.F241]-[.G241]" office:value-type="float" office:value="17612" calcext:value-type="float">
            <text:p>17612</text:p>
          </table:table-cell>
          <table:table-cell table:formula="of:=MAX([.S241]-[.K241];0)" office:value-type="float" office:value="17182" calcext:value-type="float">
            <text:p>17182</text:p>
          </table:table-cell>
          <table:table-cell table:formula="of:=[.K241]/[.S227]" office:value-type="float" office:value="0.0273449920508744" calcext:value-type="float">
            <text:p>0.027344992050874</text:p>
          </table:table-cell>
          <table:table-cell table:formula="of:=[.G241]/[.E227]" office:value-type="float" office:value="0.106476737825782" calcext:value-type="float">
            <text:p>0.106476737825782</text:p>
          </table:table-cell>
          <table:table-cell table:formula="of:=6718903-[.Y241]-[.F241]-[.G241]" office:value-type="float" office:value="6582327.21014007" calcext:value-type="float">
            <text:p>6582327.21014007</text:p>
          </table:table-cell>
          <table:table-cell table:formula="of:=NORMINV(RAND();MAX([.T248];1);MAX(0.25*[.T248];1))" office:value-type="float" office:value="16604.789859929" calcext:value-type="float">
            <text:p>16604.789859929</text:p>
          </table:table-cell>
          <table:table-cell table:formula="of:=[.X241]+[.K241]" office:value-type="float" office:value="17034.789859929" calcext:value-type="float">
            <text:p>17034.789859929</text:p>
          </table:table-cell>
          <table:table-cell table:formula="of:=[.X241]-[.X240]" office:value-type="float" office:value="-3364.84021358881" calcext:value-type="float">
            <text:p>-3364.84021358881</text:p>
          </table:table-cell>
          <table:table-cell table:formula="of:=[.S241]-[.S240]" office:value-type="float" office:value="110" calcext:value-type="float">
            <text:p>110</text:p>
          </table:table-cell>
          <table:table-cell table:formula="of:=[.K241]-[.K24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6" calcext:value-type="float">
            <text:p>-36</text:p>
          </table:table-cell>
          <table:table-cell office:value-type="float" office:value="10" calcext:value-type="float">
            <text:p>10</text:p>
          </table:table-cell>
          <table:table-cell office:value-type="float" office:value="-57" calcext:value-type="float">
            <text:p>-57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1</text:p>
          </table:table-cell>
          <table:table-cell office:value-type="string" calcext:value-type="string">
            <text:p>Confirmado</text:p>
          </table:table-cell>
          <table:table-cell office:value-type="float" office:value="571" calcext:value-type="float">
            <text:p>571</text:p>
          </table:table-cell>
          <table:table-cell office:value-type="float" office:value="286" calcext:value-type="float">
            <text:p>286</text:p>
          </table:table-cell>
          <table:table-cell table:formula="of:=[.C242]+[.E241]" office:value-type="float" office:value="137724" calcext:value-type="float">
            <text:p>137724</text:p>
          </table:table-cell>
          <table:table-cell office:value-type="float" office:value="105742" calcext:value-type="float">
            <text:p>105742</text:p>
          </table:table-cell>
          <table:table-cell table:formula="of:=[.G241]+[.H242]" office:value-type="float" office:value="13867" calcext:value-type="float">
            <text:p>13867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29" calcext:value-type="float">
            <text:p>429</text:p>
          </table:table-cell>
          <table:table-cell office:value-type="float" office:value="412" calcext:value-type="float">
            <text:p>41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2]-[.F242]-[.G242]" office:value-type="float" office:value="18115" calcext:value-type="float">
            <text:p>18115</text:p>
          </table:table-cell>
          <table:table-cell table:formula="of:=MAX([.S242]-[.K242];0)" office:value-type="float" office:value="17703" calcext:value-type="float">
            <text:p>17703</text:p>
          </table:table-cell>
          <table:table-cell table:formula="of:=[.K242]/[.S228]" office:value-type="float" office:value="0.025618704141276" calcext:value-type="float">
            <text:p>0.025618704141276</text:p>
          </table:table-cell>
          <table:table-cell table:formula="of:=[.G242]/[.E228]" office:value-type="float" office:value="0.106413020957234" calcext:value-type="float">
            <text:p>0.106413020957234</text:p>
          </table:table-cell>
          <table:table-cell table:formula="of:=6718903-[.Y242]-[.F242]-[.G242]" office:value-type="float" office:value="6584219.02159719" calcext:value-type="float">
            <text:p>6584219.02159719</text:p>
          </table:table-cell>
          <table:table-cell table:formula="of:=NORMINV(RAND();MAX([.T249];1);MAX(0.25*[.T249];1))" office:value-type="float" office:value="14662.978402809" calcext:value-type="float">
            <text:p>14662.978402809</text:p>
          </table:table-cell>
          <table:table-cell table:formula="of:=[.X242]+[.K242]" office:value-type="float" office:value="15074.978402809" calcext:value-type="float">
            <text:p>15074.978402809</text:p>
          </table:table-cell>
          <table:table-cell table:formula="of:=[.X242]-[.X241]" office:value-type="float" office:value="-1941.81145711998" calcext:value-type="float">
            <text:p>-1941.81145711998</text:p>
          </table:table-cell>
          <table:table-cell table:formula="of:=[.S242]-[.S241]" office:value-type="float" office:value="503" calcext:value-type="float">
            <text:p>503</text:p>
          </table:table-cell>
          <table:table-cell table:formula="of:=[.K242]-[.K241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47" calcext:value-type="float">
            <text:p>-47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2</text:p>
          </table:table-cell>
          <table:table-cell office:value-type="string" calcext:value-type="string">
            <text:p>Confirmado</text:p>
          </table:table-cell>
          <table:table-cell office:value-type="float" office:value="631" calcext:value-type="float">
            <text:p>631</text:p>
          </table:table-cell>
          <table:table-cell office:value-type="float" office:value="691" calcext:value-type="float">
            <text:p>691</text:p>
          </table:table-cell>
          <table:table-cell table:formula="of:=[.C243]+[.E242]" office:value-type="float" office:value="138355" calcext:value-type="float">
            <text:p>138355</text:p>
          </table:table-cell>
          <table:table-cell office:value-type="float" office:value="106433" calcext:value-type="float">
            <text:p>106433</text:p>
          </table:table-cell>
          <table:table-cell table:formula="of:=[.G242]+[.H243]" office:value-type="float" office:value="13898" calcext:value-type="float">
            <text:p>1389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3]-[.F243]-[.G243]" office:value-type="float" office:value="18024" calcext:value-type="float">
            <text:p>18024</text:p>
          </table:table-cell>
          <table:table-cell table:formula="of:=MAX([.S243]-[.K243];0)" office:value-type="float" office:value="17578" calcext:value-type="float">
            <text:p>17578</text:p>
          </table:table-cell>
          <table:table-cell table:formula="of:=[.K243]/[.S229]" office:value-type="float" office:value="0.0273217348689047" calcext:value-type="float">
            <text:p>0.027321734868905</text:p>
          </table:table-cell>
          <table:table-cell table:formula="of:=[.G243]/[.E229]" office:value-type="float" office:value="0.106094032687771" calcext:value-type="float">
            <text:p>0.106094032687771</text:p>
          </table:table-cell>
          <table:table-cell table:formula="of:=6718903-[.Y243]-[.F243]-[.G243]" office:value-type="float" office:value="6586304.96956451" calcext:value-type="float">
            <text:p>6586304.96956451</text:p>
          </table:table-cell>
          <table:table-cell table:formula="of:=NORMINV(RAND();MAX([.T250];1);MAX(0.25*[.T250];1))" office:value-type="float" office:value="11821.0304354859" calcext:value-type="float">
            <text:p>11821.0304354859</text:p>
          </table:table-cell>
          <table:table-cell table:formula="of:=[.X243]+[.K243]" office:value-type="float" office:value="12267.0304354859" calcext:value-type="float">
            <text:p>12267.0304354859</text:p>
          </table:table-cell>
          <table:table-cell table:formula="of:=[.X243]-[.X242]" office:value-type="float" office:value="-2841.94796732311" calcext:value-type="float">
            <text:p>-2841.94796732311</text:p>
          </table:table-cell>
          <table:table-cell table:formula="of:=[.S243]-[.S242]" office:value-type="float" office:value="-91" calcext:value-type="float">
            <text:p>-91</text:p>
          </table:table-cell>
          <table:table-cell table:formula="of:=[.K243]-[.K242]" office:value-type="float" office:value="34" calcext:value-type="float">
            <text:p>3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3</text:p>
          </table:table-cell>
          <table:table-cell office:value-type="string" calcext:value-type="string">
            <text:p>Confirmado</text:p>
          </table:table-cell>
          <table:table-cell office:value-type="float" office:value="644" calcext:value-type="float">
            <text:p>644</text:p>
          </table:table-cell>
          <table:table-cell office:value-type="float" office:value="486" calcext:value-type="float">
            <text:p>486</text:p>
          </table:table-cell>
          <table:table-cell table:formula="of:=[.C244]+[.E243]" office:value-type="float" office:value="138999" calcext:value-type="float">
            <text:p>138999</text:p>
          </table:table-cell>
          <table:table-cell office:value-type="float" office:value="106919" calcext:value-type="float">
            <text:p>106919</text:p>
          </table:table-cell>
          <table:table-cell table:formula="of:=[.G243]+[.H244]" office:value-type="float" office:value="13932" calcext:value-type="float">
            <text:p>1393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4" calcext:value-type="float">
            <text:p>354</text:p>
          </table:table-cell>
          <table:table-cell office:value-type="float" office:value="490" calcext:value-type="float">
            <text:p>49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44]-[.F244]-[.G244]" office:value-type="float" office:value="18148" calcext:value-type="float">
            <text:p>18148</text:p>
          </table:table-cell>
          <table:table-cell table:formula="of:=MAX([.S244]-[.K244];0)" office:value-type="float" office:value="17658" calcext:value-type="float">
            <text:p>17658</text:p>
          </table:table-cell>
          <table:table-cell table:formula="of:=[.K244]/[.S230]" office:value-type="float" office:value="0.0298525648836359" calcext:value-type="float">
            <text:p>0.029852564883636</text:p>
          </table:table-cell>
          <table:table-cell table:formula="of:=[.G244]/[.E230]" office:value-type="float" office:value="0.105983842256607" calcext:value-type="float">
            <text:p>0.105983842256607</text:p>
          </table:table-cell>
          <table:table-cell table:formula="of:=6718903-[.Y244]-[.F244]-[.G244]" office:value-type="float" office:value="6587796.65421831" calcext:value-type="float">
            <text:p>6587796.65421831</text:p>
          </table:table-cell>
          <table:table-cell table:formula="of:=NORMINV(RAND();MAX([.T251];1);MAX(0.25*[.T251];1))" office:value-type="float" office:value="9765.34578168551" calcext:value-type="float">
            <text:p>9765.34578168551</text:p>
          </table:table-cell>
          <table:table-cell table:formula="of:=[.X244]+[.K244]" office:value-type="float" office:value="10255.3457816855" calcext:value-type="float">
            <text:p>10255.3457816855</text:p>
          </table:table-cell>
          <table:table-cell table:formula="of:=[.X244]-[.X243]" office:value-type="float" office:value="-2055.68465380041" calcext:value-type="float">
            <text:p>-2055.68465380041</text:p>
          </table:table-cell>
          <table:table-cell table:formula="of:=[.S244]-[.S243]" office:value-type="float" office:value="124" calcext:value-type="float">
            <text:p>124</text:p>
          </table:table-cell>
          <table:table-cell table:formula="of:=[.K244]-[.K243]" office:value-type="float" office:value="44" calcext:value-type="float">
            <text:p>4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  <table:table-cell office:value-type="float" office:value="-40" calcext:value-type="float">
            <text:p>-40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4</text:p>
          </table:table-cell>
          <table:table-cell office:value-type="string" calcext:value-type="string">
            <text:p>Confirmado</text:p>
          </table:table-cell>
          <table:table-cell office:value-type="float" office:value="743" calcext:value-type="float">
            <text:p>743</text:p>
          </table:table-cell>
          <table:table-cell office:value-type="float" office:value="343" calcext:value-type="float">
            <text:p>343</text:p>
          </table:table-cell>
          <table:table-cell table:formula="of:=[.C245]+[.E244]" office:value-type="float" office:value="139742" calcext:value-type="float">
            <text:p>139742</text:p>
          </table:table-cell>
          <table:table-cell office:value-type="float" office:value="107262" calcext:value-type="float">
            <text:p>107262</text:p>
          </table:table-cell>
          <table:table-cell table:formula="of:=[.G244]+[.H245]" office:value-type="float" office:value="13980" calcext:value-type="float">
            <text:p>1398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38" calcext:value-type="float">
            <text:p>338</text:p>
          </table:table-cell>
          <table:table-cell office:value-type="float" office:value="491" calcext:value-type="float">
            <text:p>49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514" calcext:value-type="float">
            <text:p>25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5]-[.F245]-[.G245]" office:value-type="float" office:value="18500" calcext:value-type="float">
            <text:p>18500</text:p>
          </table:table-cell>
          <table:table-cell table:formula="of:=MAX([.S245]-[.K245];0)" office:value-type="float" office:value="18009" calcext:value-type="float">
            <text:p>18009</text:p>
          </table:table-cell>
          <table:table-cell table:formula="of:=[.K245]/[.S231]" office:value-type="float" office:value="0.0298807205452775" calcext:value-type="float">
            <text:p>0.029880720545278</text:p>
          </table:table-cell>
          <table:table-cell table:formula="of:=[.G245]/[.E231]" office:value-type="float" office:value="0.105989385898408" calcext:value-type="float">
            <text:p>0.105989385898408</text:p>
          </table:table-cell>
          <table:table-cell table:formula="of:=6718903-[.Y245]-[.F245]-[.G245]" office:value-type="float" office:value="6573374.18668627" calcext:value-type="float">
            <text:p>6573374.18668627</text:p>
          </table:table-cell>
          <table:table-cell table:formula="of:=NORMINV(RAND();MAX([.T252];1);MAX(0.25*[.T252];1))" office:value-type="float" office:value="23795.8133137299" calcext:value-type="float">
            <text:p>23795.8133137299</text:p>
          </table:table-cell>
          <table:table-cell table:formula="of:=[.X245]+[.K245]" office:value-type="float" office:value="24286.8133137299" calcext:value-type="float">
            <text:p>24286.8133137299</text:p>
          </table:table-cell>
          <table:table-cell table:formula="of:=[.X245]-[.X244]" office:value-type="float" office:value="14030.4675320444" calcext:value-type="float">
            <text:p>14030.4675320444</text:p>
          </table:table-cell>
          <table:table-cell table:formula="of:=[.S245]-[.S244]" office:value-type="float" office:value="352" calcext:value-type="float">
            <text:p>352</text:p>
          </table:table-cell>
          <table:table-cell table:formula="of:=[.K245]-[.K244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  <table:table-cell office:value-type="float" office:value="-25" calcext:value-type="float">
            <text:p>-25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5</text:p>
          </table:table-cell>
          <table:table-cell office:value-type="string" calcext:value-type="string">
            <text:p>Confirmado</text:p>
          </table:table-cell>
          <table:table-cell office:value-type="float" office:value="771" calcext:value-type="float">
            <text:p>771</text:p>
          </table:table-cell>
          <table:table-cell office:value-type="float" office:value="589" calcext:value-type="float">
            <text:p>589</text:p>
          </table:table-cell>
          <table:table-cell table:formula="of:=[.C246]+[.E245]" office:value-type="float" office:value="140513" calcext:value-type="float">
            <text:p>140513</text:p>
          </table:table-cell>
          <table:table-cell office:value-type="float" office:value="107622" calcext:value-type="float">
            <text:p>107622</text:p>
          </table:table-cell>
          <table:table-cell table:formula="of:=[.G245]+[.H246]" office:value-type="float" office:value="14034" calcext:value-type="float">
            <text:p>14034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438" calcext:value-type="float">
            <text:p>438</text:p>
          </table:table-cell>
          <table:table-cell office:value-type="float" office:value="458" calcext:value-type="float">
            <text:p>45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6]-[.F246]-[.G246]" office:value-type="float" office:value="18857" calcext:value-type="float">
            <text:p>18857</text:p>
          </table:table-cell>
          <table:table-cell table:formula="of:=MAX([.S246]-[.K246];0)" office:value-type="float" office:value="18399" calcext:value-type="float">
            <text:p>18399</text:p>
          </table:table-cell>
          <table:table-cell table:formula="of:=[.K246]/[.S232]" office:value-type="float" office:value="0.027578731860059" calcext:value-type="float">
            <text:p>0.027578731860059</text:p>
          </table:table-cell>
          <table:table-cell table:formula="of:=[.G246]/[.E232]" office:value-type="float" office:value="0.105994577162149" calcext:value-type="float">
            <text:p>0.105994577162149</text:p>
          </table:table-cell>
          <table:table-cell table:formula="of:=6718903-[.Y246]-[.F246]-[.G246]" office:value-type="float" office:value="6575802.72534021" calcext:value-type="float">
            <text:p>6575802.72534021</text:p>
          </table:table-cell>
          <table:table-cell table:formula="of:=NORMINV(RAND();MAX([.T253];1);MAX(0.25*[.T253];1))" office:value-type="float" office:value="20986.2746597914" calcext:value-type="float">
            <text:p>20986.2746597914</text:p>
          </table:table-cell>
          <table:table-cell table:formula="of:=[.X246]+[.K246]" office:value-type="float" office:value="21444.2746597914" calcext:value-type="float">
            <text:p>21444.2746597914</text:p>
          </table:table-cell>
          <table:table-cell table:formula="of:=[.X246]-[.X245]" office:value-type="float" office:value="-2809.53865393844" calcext:value-type="float">
            <text:p>-2809.53865393844</text:p>
          </table:table-cell>
          <table:table-cell table:formula="of:=[.S246]-[.S245]" office:value-type="float" office:value="357" calcext:value-type="float">
            <text:p>357</text:p>
          </table:table-cell>
          <table:table-cell table:formula="of:=[.K246]-[.K245]" office:value-type="float" office:value="-33" calcext:value-type="float">
            <text:p>-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6</text:p>
          </table:table-cell>
          <table:table-cell office:value-type="string" calcext:value-type="string">
            <text:p>Confirmado</text:p>
          </table:table-cell>
          <table:table-cell office:value-type="float" office:value="653" calcext:value-type="float">
            <text:p>653</text:p>
          </table:table-cell>
          <table:table-cell office:value-type="float" office:value="578" calcext:value-type="float">
            <text:p>578</text:p>
          </table:table-cell>
          <table:table-cell table:formula="of:=[.C247]+[.E246]" office:value-type="float" office:value="141166" calcext:value-type="float">
            <text:p>141166</text:p>
          </table:table-cell>
          <table:table-cell office:value-type="float" office:value="108045" calcext:value-type="float">
            <text:p>108045</text:p>
          </table:table-cell>
          <table:table-cell table:formula="of:=[.G246]+[.H247]" office:value-type="float" office:value="14077" calcext:value-type="float">
            <text:p>1407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22" calcext:value-type="float">
            <text:p>422</text:p>
          </table:table-cell>
          <table:table-cell office:value-type="float" office:value="462" calcext:value-type="float">
            <text:p>462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7]-[.F247]-[.G247]" office:value-type="float" office:value="19044" calcext:value-type="float">
            <text:p>19044</text:p>
          </table:table-cell>
          <table:table-cell table:formula="of:=MAX([.S247]-[.K247];0)" office:value-type="float" office:value="18582" calcext:value-type="float">
            <text:p>18582</text:p>
          </table:table-cell>
          <table:table-cell table:formula="of:=[.K247]/[.S233]" office:value-type="float" office:value="0.027856496834489" calcext:value-type="float">
            <text:p>0.027856496834489</text:p>
          </table:table-cell>
          <table:table-cell table:formula="of:=[.G247]/[.E233]" office:value-type="float" office:value="0.10603504120279" calcext:value-type="float">
            <text:p>0.10603504120279</text:p>
          </table:table-cell>
          <table:table-cell table:formula="of:=6718903-[.Y247]-[.F247]-[.G247]" office:value-type="float" office:value="6578080.60687968" calcext:value-type="float">
            <text:p>6578080.60687968</text:p>
          </table:table-cell>
          <table:table-cell table:formula="of:=NORMINV(RAND();MAX([.T254];1);MAX(0.25*[.T254];1))" office:value-type="float" office:value="18238.3931203165" calcext:value-type="float">
            <text:p>18238.3931203165</text:p>
          </table:table-cell>
          <table:table-cell table:formula="of:=[.X247]+[.K247]" office:value-type="float" office:value="18700.3931203165" calcext:value-type="float">
            <text:p>18700.3931203165</text:p>
          </table:table-cell>
          <table:table-cell table:formula="of:=[.X247]-[.X246]" office:value-type="float" office:value="-2747.88153947497" calcext:value-type="float">
            <text:p>-2747.88153947497</text:p>
          </table:table-cell>
          <table:table-cell table:formula="of:=[.S247]-[.S246]" office:value-type="float" office:value="187" calcext:value-type="float">
            <text:p>187</text:p>
          </table:table-cell>
          <table:table-cell table:formula="of:=[.K247]-[.K246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7</text:p>
          </table:table-cell>
          <table:table-cell office:value-type="string" calcext:value-type="string">
            <text:p>Confirmado</text:p>
          </table:table-cell>
          <table:table-cell office:value-type="float" office:value="646" calcext:value-type="float">
            <text:p>646</text:p>
          </table:table-cell>
          <table:table-cell office:value-type="float" office:value="349" calcext:value-type="float">
            <text:p>349</text:p>
          </table:table-cell>
          <table:table-cell table:formula="of:=[.C248]+[.E247]" office:value-type="float" office:value="141812" calcext:value-type="float">
            <text:p>141812</text:p>
          </table:table-cell>
          <table:table-cell office:value-type="float" office:value="108394" calcext:value-type="float">
            <text:p>108394</text:p>
          </table:table-cell>
          <table:table-cell table:formula="of:=[.G247]+[.H248]" office:value-type="float" office:value="14122" calcext:value-type="float">
            <text:p>141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99" calcext:value-type="float">
            <text:p>399</text:p>
          </table:table-cell>
          <table:table-cell office:value-type="float" office:value="447" calcext:value-type="float">
            <text:p>447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48]-[.F248]-[.G248]" office:value-type="float" office:value="19296" calcext:value-type="float">
            <text:p>19296</text:p>
          </table:table-cell>
          <table:table-cell table:formula="of:=MAX([.S248]-[.K248];0)" office:value-type="float" office:value="18849" calcext:value-type="float">
            <text:p>18849</text:p>
          </table:table-cell>
          <table:table-cell table:formula="of:=[.K248]/[.S234]" office:value-type="float" office:value="0.0266579198473282" calcext:value-type="float">
            <text:p>0.026657919847328</text:p>
          </table:table-cell>
          <table:table-cell table:formula="of:=[.G248]/[.E234]" office:value-type="float" office:value="0.106029777233856" calcext:value-type="float">
            <text:p>0.106029777233856</text:p>
          </table:table-cell>
          <table:table-cell table:formula="of:=6718903-[.Y248]-[.F248]-[.G248]" office:value-type="float" office:value="6573402.61132628" calcext:value-type="float">
            <text:p>6573402.61132628</text:p>
          </table:table-cell>
          <table:table-cell table:formula="of:=NORMINV(RAND();MAX([.T255];1);MAX(0.25*[.T255];1))" office:value-type="float" office:value="22537.3886737178" calcext:value-type="float">
            <text:p>22537.3886737178</text:p>
          </table:table-cell>
          <table:table-cell table:formula="of:=[.X248]+[.K248]" office:value-type="float" office:value="22984.3886737178" calcext:value-type="float">
            <text:p>22984.3886737178</text:p>
          </table:table-cell>
          <table:table-cell table:formula="of:=[.X248]-[.X247]" office:value-type="float" office:value="4298.99555340135" calcext:value-type="float">
            <text:p>4298.99555340135</text:p>
          </table:table-cell>
          <table:table-cell table:formula="of:=[.S248]-[.S247]" office:value-type="float" office:value="252" calcext:value-type="float">
            <text:p>252</text:p>
          </table:table-cell>
          <table:table-cell table:formula="of:=[.K248]-[.K247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8</text:p>
          </table:table-cell>
          <table:table-cell office:value-type="string" calcext:value-type="string">
            <text:p>Confirmado</text:p>
          </table:table-cell>
          <table:table-cell office:value-type="float" office:value="877" calcext:value-type="float">
            <text:p>877</text:p>
          </table:table-cell>
          <table:table-cell office:value-type="float" office:value="351" calcext:value-type="float">
            <text:p>351</text:p>
          </table:table-cell>
          <table:table-cell table:formula="of:=[.C249]+[.E248]" office:value-type="float" office:value="142689" calcext:value-type="float">
            <text:p>142689</text:p>
          </table:table-cell>
          <table:table-cell office:value-type="float" office:value="108490" calcext:value-type="float">
            <text:p>108490</text:p>
          </table:table-cell>
          <table:table-cell table:formula="of:=[.G248]+[.H249]" office:value-type="float" office:value="14177" calcext:value-type="float">
            <text:p>1417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19" calcext:value-type="float">
            <text:p>419</text:p>
          </table:table-cell>
          <table:table-cell office:value-type="float" office:value="469" calcext:value-type="float">
            <text:p>469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9]-[.F249]-[.G249]" office:value-type="float" office:value="20022" calcext:value-type="float">
            <text:p>20022</text:p>
          </table:table-cell>
          <table:table-cell table:formula="of:=MAX([.S249]-[.K249];0)" office:value-type="float" office:value="19553" calcext:value-type="float">
            <text:p>19553</text:p>
          </table:table-cell>
          <table:table-cell table:formula="of:=[.K249]/[.S235]" office:value-type="float" office:value="0.0274541942281801" calcext:value-type="float">
            <text:p>0.02745419422818</text:p>
          </table:table-cell>
          <table:table-cell table:formula="of:=[.G249]/[.E235]" office:value-type="float" office:value="0.106009735816889" calcext:value-type="float">
            <text:p>0.106009735816889</text:p>
          </table:table-cell>
          <table:table-cell table:formula="of:=6718903-[.Y249]-[.F249]-[.G249]" office:value-type="float" office:value="6573070.9856329" calcext:value-type="float">
            <text:p>6573070.9856329</text:p>
          </table:table-cell>
          <table:table-cell table:formula="of:=NORMINV(RAND();MAX([.T256];1);MAX(0.25*[.T256];1))" office:value-type="float" office:value="22696.0143671038" calcext:value-type="float">
            <text:p>22696.0143671038</text:p>
          </table:table-cell>
          <table:table-cell table:formula="of:=[.X249]+[.K249]" office:value-type="float" office:value="23165.0143671038" calcext:value-type="float">
            <text:p>23165.0143671038</text:p>
          </table:table-cell>
          <table:table-cell table:formula="of:=[.X249]-[.X248]" office:value-type="float" office:value="158.625693385937" calcext:value-type="float">
            <text:p>158.625693385937</text:p>
          </table:table-cell>
          <table:table-cell table:formula="of:=[.S249]-[.S248]" office:value-type="float" office:value="726" calcext:value-type="float">
            <text:p>726</text:p>
          </table:table-cell>
          <table:table-cell table:formula="of:=[.K249]-[.K248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9</text:p>
          </table:table-cell>
          <table:table-cell office:value-type="string" calcext:value-type="string">
            <text:p>Confirmado</text:p>
          </table:table-cell>
          <table:table-cell office:value-type="float" office:value="977" calcext:value-type="float">
            <text:p>977</text:p>
          </table:table-cell>
          <table:table-cell office:value-type="float" office:value="906" calcext:value-type="float">
            <text:p>906</text:p>
          </table:table-cell>
          <table:table-cell table:formula="of:=[.C250]+[.E249]" office:value-type="float" office:value="143666" calcext:value-type="float">
            <text:p>143666</text:p>
          </table:table-cell>
          <table:table-cell office:value-type="float" office:value="109396" calcext:value-type="float">
            <text:p>109396</text:p>
          </table:table-cell>
          <table:table-cell table:formula="of:=[.G249]+[.H250]" office:value-type="float" office:value="14238" calcext:value-type="float">
            <text:p>14238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94" calcext:value-type="float">
            <text:p>494</text:p>
          </table:table-cell>
          <table:table-cell office:value-type="float" office:value="441" calcext:value-type="float">
            <text:p>441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878" calcext:value-type="float">
            <text:p>287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250]-[.F250]-[.G250]" office:value-type="float" office:value="20032" calcext:value-type="float">
            <text:p>20032</text:p>
          </table:table-cell>
          <table:table-cell table:formula="of:=MAX([.S250]-[.K250];0)" office:value-type="float" office:value="19591" calcext:value-type="float">
            <text:p>19591</text:p>
          </table:table-cell>
          <table:table-cell table:formula="of:=[.K250]/[.S236]" office:value-type="float" office:value="0.0261845386533666" calcext:value-type="float">
            <text:p>0.026184538653367</text:p>
          </table:table-cell>
          <table:table-cell table:formula="of:=[.G250]/[.E236]" office:value-type="float" office:value="0.106045597074399" calcext:value-type="float">
            <text:p>0.106045597074399</text:p>
          </table:table-cell>
          <table:table-cell table:formula="of:=6718903-[.Y250]-[.F250]-[.G250]" office:value-type="float" office:value="6582635.47983442" calcext:value-type="float">
            <text:p>6582635.47983442</text:p>
          </table:table-cell>
          <table:table-cell table:formula="of:=NORMINV(RAND();MAX([.T257];1);MAX(0.25*[.T257];1))" office:value-type="float" office:value="12192.5201655833" calcext:value-type="float">
            <text:p>12192.5201655833</text:p>
          </table:table-cell>
          <table:table-cell table:formula="of:=[.X250]+[.K250]" office:value-type="float" office:value="12633.5201655833" calcext:value-type="float">
            <text:p>12633.5201655833</text:p>
          </table:table-cell>
          <table:table-cell table:formula="of:=[.X250]-[.X249]" office:value-type="float" office:value="-10503.4942015204" calcext:value-type="float">
            <text:p>-10503.4942015204</text:p>
          </table:table-cell>
          <table:table-cell table:formula="of:=[.S250]-[.S249]" office:value-type="float" office:value="10" calcext:value-type="float">
            <text:p>10</text:p>
          </table:table-cell>
          <table:table-cell table:formula="of:=[.K250]-[.K249]" office:value-type="float" office:value="-28" calcext:value-type="float">
            <text:p>-2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0</text:p>
          </table:table-cell>
          <table:table-cell office:value-type="string" calcext:value-type="string">
            <text:p>Confirmado</text:p>
          </table:table-cell>
          <table:table-cell office:value-type="float" office:value="904" calcext:value-type="float">
            <text:p>904</text:p>
          </table:table-cell>
          <table:table-cell office:value-type="float" office:value="557" calcext:value-type="float">
            <text:p>557</text:p>
          </table:table-cell>
          <table:table-cell table:formula="of:=[.C251]+[.E250]" office:value-type="float" office:value="144570" calcext:value-type="float">
            <text:p>144570</text:p>
          </table:table-cell>
          <table:table-cell office:value-type="float" office:value="109953" calcext:value-type="float">
            <text:p>109953</text:p>
          </table:table-cell>
          <table:table-cell table:formula="of:=[.G250]+[.H251]" office:value-type="float" office:value="14294" calcext:value-type="float">
            <text:p>1429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468" calcext:value-type="float">
            <text:p>468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752" calcext:value-type="float">
            <text:p>27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51]-[.F251]-[.G251]" office:value-type="float" office:value="20323" calcext:value-type="float">
            <text:p>20323</text:p>
          </table:table-cell>
          <table:table-cell table:formula="of:=MAX([.S251]-[.K251];0)" office:value-type="float" office:value="19855" calcext:value-type="float">
            <text:p>19855</text:p>
          </table:table-cell>
          <table:table-cell table:formula="of:=[.K251]/[.S237]" office:value-type="float" office:value="0.0276171367874425" calcext:value-type="float">
            <text:p>0.027617136787443</text:p>
          </table:table-cell>
          <table:table-cell table:formula="of:=[.G251]/[.E237]" office:value-type="float" office:value="0.106012623022554" calcext:value-type="float">
            <text:p>0.106012623022554</text:p>
          </table:table-cell>
          <table:table-cell table:formula="of:=6718903-[.Y251]-[.F251]-[.G251]" office:value-type="float" office:value="6568338.58541814" calcext:value-type="float">
            <text:p>6568338.58541814</text:p>
          </table:table-cell>
          <table:table-cell table:formula="of:=NORMINV(RAND();MAX([.T258];1);MAX(0.25*[.T258];1))" office:value-type="float" office:value="25849.4145818567" calcext:value-type="float">
            <text:p>25849.4145818567</text:p>
          </table:table-cell>
          <table:table-cell table:formula="of:=[.X251]+[.K251]" office:value-type="float" office:value="26317.4145818567" calcext:value-type="float">
            <text:p>26317.4145818567</text:p>
          </table:table-cell>
          <table:table-cell table:formula="of:=[.X251]-[.X250]" office:value-type="float" office:value="13656.8944162734" calcext:value-type="float">
            <text:p>13656.8944162734</text:p>
          </table:table-cell>
          <table:table-cell table:formula="of:=[.S251]-[.S250]" office:value-type="float" office:value="291" calcext:value-type="float">
            <text:p>291</text:p>
          </table:table-cell>
          <table:table-cell table:formula="of:=[.K251]-[.K250]" office:value-type="float" office:value="27" calcext:value-type="float">
            <text:p>2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1</text:p>
          </table:table-cell>
          <table:table-cell office:value-type="string" calcext:value-type="string">
            <text:p>Confirmado</text:p>
          </table:table-cell>
          <table:table-cell office:value-type="float" office:value="803" calcext:value-type="float">
            <text:p>803</text:p>
          </table:table-cell>
          <table:table-cell office:value-type="float" office:value="793" calcext:value-type="float">
            <text:p>793</text:p>
          </table:table-cell>
          <table:table-cell table:formula="of:=[.C252]+[.E251]" office:value-type="float" office:value="145373" calcext:value-type="float">
            <text:p>145373</text:p>
          </table:table-cell>
          <table:table-cell office:value-type="float" office:value="110746" calcext:value-type="float">
            <text:p>110746</text:p>
          </table:table-cell>
          <table:table-cell table:formula="of:=[.G251]+[.H252]" office:value-type="float" office:value="14333" calcext:value-type="float">
            <text:p>1433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52]-[.F252]-[.G252]" office:value-type="float" office:value="20294" calcext:value-type="float">
            <text:p>20294</text:p>
          </table:table-cell>
          <table:table-cell table:formula="of:=MAX([.S252]-[.K252];0)" office:value-type="float" office:value="19840" calcext:value-type="float">
            <text:p>19840</text:p>
          </table:table-cell>
          <table:table-cell table:formula="of:=[.K252]/[.S238]" office:value-type="float" office:value="0.0266260043399214" calcext:value-type="float">
            <text:p>0.026626004339922</text:p>
          </table:table-cell>
          <table:table-cell table:formula="of:=[.G252]/[.E238]" office:value-type="float" office:value="0.105861411879404" calcext:value-type="float">
            <text:p>0.105861411879404</text:p>
          </table:table-cell>
          <table:table-cell table:formula="of:=6718903-[.Y252]-[.F252]-[.G252]" office:value-type="float" office:value="6570939.92534611" calcext:value-type="float">
            <text:p>6570939.92534611</text:p>
          </table:table-cell>
          <table:table-cell table:formula="of:=NORMINV(RAND();MAX([.T259];1);MAX(0.25*[.T259];1))" office:value-type="float" office:value="22430.0746538891" calcext:value-type="float">
            <text:p>22430.0746538891</text:p>
          </table:table-cell>
          <table:table-cell table:formula="of:=[.X252]+[.K252]" office:value-type="float" office:value="22884.0746538891" calcext:value-type="float">
            <text:p>22884.0746538891</text:p>
          </table:table-cell>
          <table:table-cell table:formula="of:=[.X252]-[.X251]" office:value-type="float" office:value="-3419.33992796763" calcext:value-type="float">
            <text:p>-3419.33992796763</text:p>
          </table:table-cell>
          <table:table-cell table:formula="of:=[.S252]-[.S251]" office:value-type="float" office:value="-29" calcext:value-type="float">
            <text:p>-29</text:p>
          </table:table-cell>
          <table:table-cell table:formula="of:=[.K252]-[.K251]" office:value-type="float" office:value="-14" calcext:value-type="float">
            <text:p>-1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-37" calcext:value-type="float">
            <text:p>-37</text:p>
          </table:table-cell>
          <table:table-cell office:value-type="float" office:value="-24" calcext:value-type="float">
            <text:p>-24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2</text:p>
          </table:table-cell>
          <table:table-cell office:value-type="string" calcext:value-type="string">
            <text:p>Confirmado</text:p>
          </table:table-cell>
          <table:table-cell office:value-type="float" office:value="901" calcext:value-type="float">
            <text:p>901</text:p>
          </table:table-cell>
          <table:table-cell office:value-type="float" office:value="478" calcext:value-type="float">
            <text:p>478</text:p>
          </table:table-cell>
          <table:table-cell table:formula="of:=[.C253]+[.E252]" office:value-type="float" office:value="146274" calcext:value-type="float">
            <text:p>146274</text:p>
          </table:table-cell>
          <table:table-cell office:value-type="float" office:value="111224" calcext:value-type="float">
            <text:p>111224</text:p>
          </table:table-cell>
          <table:table-cell table:formula="of:=[.G252]+[.H253]" office:value-type="float" office:value="14378" calcext:value-type="float">
            <text:p>1437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38" calcext:value-type="float">
            <text:p>538</text:p>
          </table:table-cell>
          <table:table-cell office:value-type="float" office:value="466" calcext:value-type="float">
            <text:p>466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2841" calcext:value-type="float">
            <text:p>28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53]-[.F253]-[.G253]" office:value-type="float" office:value="20672" calcext:value-type="float">
            <text:p>20672</text:p>
          </table:table-cell>
          <table:table-cell table:formula="of:=MAX([.S253]-[.K253];0)" office:value-type="float" office:value="20206" calcext:value-type="float">
            <text:p>20206</text:p>
          </table:table-cell>
          <table:table-cell table:formula="of:=[.K253]/[.S239]" office:value-type="float" office:value="0.0267769924725622" calcext:value-type="float">
            <text:p>0.026776992472562</text:p>
          </table:table-cell>
          <table:table-cell table:formula="of:=[.G253]/[.E239]" office:value-type="float" office:value="0.105743136404086" calcext:value-type="float">
            <text:p>0.105743136404086</text:p>
          </table:table-cell>
          <table:table-cell table:formula="of:=6718903-[.Y253]-[.F253]-[.G253]" office:value-type="float" office:value="6568265.83975016" calcext:value-type="float">
            <text:p>6568265.83975016</text:p>
          </table:table-cell>
          <table:table-cell table:formula="of:=NORMINV(RAND();MAX([.T260];1);MAX(0.25*[.T260];1))" office:value-type="float" office:value="24569.1602498412" calcext:value-type="float">
            <text:p>24569.1602498412</text:p>
          </table:table-cell>
          <table:table-cell table:formula="of:=[.X253]+[.K253]" office:value-type="float" office:value="25035.1602498412" calcext:value-type="float">
            <text:p>25035.1602498412</text:p>
          </table:table-cell>
          <table:table-cell table:formula="of:=[.X253]-[.X252]" office:value-type="float" office:value="2139.0855959521" calcext:value-type="float">
            <text:p>2139.0855959521</text:p>
          </table:table-cell>
          <table:table-cell table:formula="of:=[.S253]-[.S252]" office:value-type="float" office:value="378" calcext:value-type="float">
            <text:p>378</text:p>
          </table:table-cell>
          <table:table-cell table:formula="of:=[.K253]-[.K252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3</text:p>
          </table:table-cell>
          <table:table-cell office:value-type="string" calcext:value-type="string">
            <text:p>Confirmado</text:p>
          </table:table-cell>
          <table:table-cell office:value-type="float" office:value="783" calcext:value-type="float">
            <text:p>783</text:p>
          </table:table-cell>
          <table:table-cell office:value-type="float" office:value="545" calcext:value-type="float">
            <text:p>545</text:p>
          </table:table-cell>
          <table:table-cell table:formula="of:=[.C254]+[.E253]" office:value-type="float" office:value="147057" calcext:value-type="float">
            <text:p>147057</text:p>
          </table:table-cell>
          <table:table-cell office:value-type="float" office:value="111539" calcext:value-type="float">
            <text:p>111539</text:p>
          </table:table-cell>
          <table:table-cell table:formula="of:=[.G253]+[.H254]" office:value-type="float" office:value="14429" calcext:value-type="float">
            <text:p>1442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609" calcext:value-type="float">
            <text:p>609</text:p>
          </table:table-cell>
          <table:table-cell office:value-type="float" office:value="487" calcext:value-type="float">
            <text:p>48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54]-[.F254]-[.G254]" office:value-type="float" office:value="21089" calcext:value-type="float">
            <text:p>21089</text:p>
          </table:table-cell>
          <table:table-cell table:formula="of:=MAX([.S254]-[.K254];0)" office:value-type="float" office:value="20602" calcext:value-type="float">
            <text:p>20602</text:p>
          </table:table-cell>
          <table:table-cell table:formula="of:=[.K254]/[.S240]" office:value-type="float" office:value="0.0278253913838418" calcext:value-type="float">
            <text:p>0.027825391383842</text:p>
          </table:table-cell>
          <table:table-cell table:formula="of:=[.G254]/[.E240]" office:value-type="float" office:value="0.105756545193351" calcext:value-type="float">
            <text:p>0.105756545193351</text:p>
          </table:table-cell>
          <table:table-cell table:formula="of:=6718903-[.Y254]-[.F254]-[.G254]" office:value-type="float" office:value="6566481.31342724" calcext:value-type="float">
            <text:p>6566481.31342724</text:p>
          </table:table-cell>
          <table:table-cell table:formula="of:=NORMINV(RAND();MAX([.T261];1);MAX(0.25*[.T261];1))" office:value-type="float" office:value="25966.6865727588" calcext:value-type="float">
            <text:p>25966.6865727588</text:p>
          </table:table-cell>
          <table:table-cell table:formula="of:=[.X254]+[.K254]" office:value-type="float" office:value="26453.6865727588" calcext:value-type="float">
            <text:p>26453.6865727588</text:p>
          </table:table-cell>
          <table:table-cell table:formula="of:=[.X254]-[.X253]" office:value-type="float" office:value="1397.52632291768" calcext:value-type="float">
            <text:p>1397.52632291768</text:p>
          </table:table-cell>
          <table:table-cell table:formula="of:=[.S254]-[.S253]" office:value-type="float" office:value="417" calcext:value-type="float">
            <text:p>417</text:p>
          </table:table-cell>
          <table:table-cell table:formula="of:=[.K254]-[.K253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4</text:p>
          </table:table-cell>
          <table:table-cell office:value-type="string" calcext:value-type="string">
            <text:p>Confirmado</text:p>
          </table:table-cell>
          <table:table-cell office:value-type="float" office:value="1018" calcext:value-type="float">
            <text:p>1018</text:p>
          </table:table-cell>
          <table:table-cell office:value-type="float" office:value="826" calcext:value-type="float">
            <text:p>826</text:p>
          </table:table-cell>
          <table:table-cell table:formula="of:=[.C255]+[.E254]" office:value-type="float" office:value="148075" calcext:value-type="float">
            <text:p>148075</text:p>
          </table:table-cell>
          <table:table-cell office:value-type="float" office:value="112365" calcext:value-type="float">
            <text:p>112365</text:p>
          </table:table-cell>
          <table:table-cell table:formula="of:=[.G254]+[.H255]" office:value-type="float" office:value="14487" calcext:value-type="float">
            <text:p>1448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628" calcext:value-type="float">
            <text:p>628</text:p>
          </table:table-cell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55]-[.F255]-[.G255]" office:value-type="float" office:value="21223" calcext:value-type="float">
            <text:p>21223</text:p>
          </table:table-cell>
          <table:table-cell table:formula="of:=MAX([.S255]-[.K255];0)" office:value-type="float" office:value="20728" calcext:value-type="float">
            <text:p>20728</text:p>
          </table:table-cell>
          <table:table-cell table:formula="of:=[.K255]/[.S241]" office:value-type="float" office:value="0.0281058369293663" calcext:value-type="float">
            <text:p>0.028105836929366</text:p>
          </table:table-cell>
          <table:table-cell table:formula="of:=[.G255]/[.E241]" office:value-type="float" office:value="0.105626563035442" calcext:value-type="float">
            <text:p>0.105626563035442</text:p>
          </table:table-cell>
          <table:table-cell table:formula="of:=6718903-[.Y255]-[.F255]-[.G255]" office:value-type="float" office:value="6574964.96915489" calcext:value-type="float">
            <text:p>6574964.96915489</text:p>
          </table:table-cell>
          <table:table-cell table:formula="of:=NORMINV(RAND();MAX([.T262];1);MAX(0.25*[.T262];1))" office:value-type="float" office:value="16591.0308451061" calcext:value-type="float">
            <text:p>16591.0308451061</text:p>
          </table:table-cell>
          <table:table-cell table:formula="of:=[.X255]+[.K255]" office:value-type="float" office:value="17086.0308451061" calcext:value-type="float">
            <text:p>17086.0308451061</text:p>
          </table:table-cell>
          <table:table-cell table:formula="of:=[.X255]-[.X254]" office:value-type="float" office:value="-9375.65572765275" calcext:value-type="float">
            <text:p>-9375.65572765275</text:p>
          </table:table-cell>
          <table:table-cell table:formula="of:=[.S255]-[.S254]" office:value-type="float" office:value="134" calcext:value-type="float">
            <text:p>134</text:p>
          </table:table-cell>
          <table:table-cell table:formula="of:=[.K255]-[.K254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39" calcext:value-type="float">
            <text:p>3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5</text:p>
          </table:table-cell>
          <table:table-cell office:value-type="string" calcext:value-type="string">
            <text:p>Confirmado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table:formula="of:=[.C256]+[.E255]" office:value-type="float" office:value="149198" calcext:value-type="float">
            <text:p>149198</text:p>
          </table:table-cell>
          <table:table-cell office:value-type="float" office:value="112365" calcext:value-type="float">
            <text:p>112365</text:p>
          </table:table-cell>
          <table:table-cell table:formula="of:=[.G255]+[.H256]" office:value-type="float" office:value="14552" calcext:value-type="float">
            <text:p>1455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95" calcext:value-type="float">
            <text:p>595</text:p>
          </table:table-cell>
          <table:table-cell office:value-type="float" office:value="489" calcext:value-type="float">
            <text:p>489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835" calcext:value-type="float">
            <text:p>38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56]-[.F256]-[.G256]" office:value-type="float" office:value="22281" calcext:value-type="float">
            <text:p>22281</text:p>
          </table:table-cell>
          <table:table-cell table:formula="of:=MAX([.S256]-[.K256];0)" office:value-type="float" office:value="21792" calcext:value-type="float">
            <text:p>21792</text:p>
          </table:table-cell>
          <table:table-cell table:formula="of:=[.K256]/[.S242]" office:value-type="float" office:value="0.0269942036985923" calcext:value-type="float">
            <text:p>0.026994203698592</text:p>
          </table:table-cell>
          <table:table-cell table:formula="of:=[.G256]/[.E242]" office:value-type="float" office:value="0.10566059655543" calcext:value-type="float">
            <text:p>0.10566059655543</text:p>
          </table:table-cell>
          <table:table-cell table:formula="of:=6718903-[.Y256]-[.F256]-[.G256]" office:value-type="float" office:value="6577681.47117362" calcext:value-type="float">
            <text:p>6577681.47117362</text:p>
          </table:table-cell>
          <table:table-cell table:formula="of:=NORMINV(RAND();MAX([.T263];1);MAX(0.25*[.T263];1))" office:value-type="float" office:value="13815.5288263822" calcext:value-type="float">
            <text:p>13815.5288263822</text:p>
          </table:table-cell>
          <table:table-cell table:formula="of:=[.X256]+[.K256]" office:value-type="float" office:value="14304.5288263822" calcext:value-type="float">
            <text:p>14304.5288263822</text:p>
          </table:table-cell>
          <table:table-cell table:formula="of:=[.X256]-[.X255]" office:value-type="float" office:value="-2775.50201872389" calcext:value-type="float">
            <text:p>-2775.50201872389</text:p>
          </table:table-cell>
          <table:table-cell table:formula="of:=[.S256]-[.S255]" office:value-type="float" office:value="1058" calcext:value-type="float">
            <text:p>1058</text:p>
          </table:table-cell>
          <table:table-cell table:formula="of:=[.K256]-[.K255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6</text:p>
          </table:table-cell>
          <table:table-cell office:value-type="string" calcext:value-type="string">
            <text:p>Confirmado</text:p>
          </table:table-cell>
          <table:table-cell office:value-type="float" office:value="982" calcext:value-type="float">
            <text:p>982</text:p>
          </table:table-cell>
          <table:table-cell office:value-type="float" office:value="799" calcext:value-type="float">
            <text:p>799</text:p>
          </table:table-cell>
          <table:table-cell table:formula="of:=[.C257]+[.E256]" office:value-type="float" office:value="150180" calcext:value-type="float">
            <text:p>150180</text:p>
          </table:table-cell>
          <table:table-cell office:value-type="float" office:value="112820" calcext:value-type="float">
            <text:p>112820</text:p>
          </table:table-cell>
          <table:table-cell table:formula="of:=[.G256]+[.H257]" office:value-type="float" office:value="14599" calcext:value-type="float">
            <text:p>1459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63" calcext:value-type="float">
            <text:p>663</text:p>
          </table:table-cell>
          <table:table-cell office:value-type="float" office:value="536" calcext:value-type="float">
            <text:p>536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57]-[.F257]-[.G257]" office:value-type="float" office:value="22761" calcext:value-type="float">
            <text:p>22761</text:p>
          </table:table-cell>
          <table:table-cell table:formula="of:=MAX([.S257]-[.K257];0)" office:value-type="float" office:value="22225" calcext:value-type="float">
            <text:p>22225</text:p>
          </table:table-cell>
          <table:table-cell table:formula="of:=[.K257]/[.S243]" office:value-type="float" office:value="0.0297381269418553" calcext:value-type="float">
            <text:p>0.029738126941855</text:p>
          </table:table-cell>
          <table:table-cell table:formula="of:=[.G257]/[.E243]" office:value-type="float" office:value="0.105518412778721" calcext:value-type="float">
            <text:p>0.105518412778721</text:p>
          </table:table-cell>
          <table:table-cell table:formula="of:=6718903-[.Y257]-[.F257]-[.G257]" office:value-type="float" office:value="6571833.73633886" calcext:value-type="float">
            <text:p>6571833.73633886</text:p>
          </table:table-cell>
          <table:table-cell table:formula="of:=NORMINV(RAND();MAX([.T264];1);MAX(0.25*[.T264];1))" office:value-type="float" office:value="19114.2636611365" calcext:value-type="float">
            <text:p>19114.2636611365</text:p>
          </table:table-cell>
          <table:table-cell table:formula="of:=[.X257]+[.K257]" office:value-type="float" office:value="19650.2636611365" calcext:value-type="float">
            <text:p>19650.2636611365</text:p>
          </table:table-cell>
          <table:table-cell table:formula="of:=[.X257]-[.X256]" office:value-type="float" office:value="5298.73483475429" calcext:value-type="float">
            <text:p>5298.73483475429</text:p>
          </table:table-cell>
          <table:table-cell table:formula="of:=[.S257]-[.S256]" office:value-type="float" office:value="480" calcext:value-type="float">
            <text:p>480</text:p>
          </table:table-cell>
          <table:table-cell table:formula="of:=[.K257]-[.K256]" office:value-type="float" office:value="47" calcext:value-type="float">
            <text:p>4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7</text:p>
          </table:table-cell>
          <table:table-cell office:value-type="string" calcext:value-type="string">
            <text:p>Confirmado</text:p>
          </table:table-cell>
          <table:table-cell office:value-type="float" office:value="1061" calcext:value-type="float">
            <text:p>1061</text:p>
          </table:table-cell>
          <table:table-cell office:value-type="float" office:value="985" calcext:value-type="float">
            <text:p>985</text:p>
          </table:table-cell>
          <table:table-cell table:formula="of:=[.C258]+[.E257]" office:value-type="float" office:value="151241" calcext:value-type="float">
            <text:p>151241</text:p>
          </table:table-cell>
          <table:table-cell office:value-type="float" office:value="113805" calcext:value-type="float">
            <text:p>113805</text:p>
          </table:table-cell>
          <table:table-cell table:formula="of:=[.G257]+[.H258]" office:value-type="float" office:value="14664" calcext:value-type="float">
            <text:p>146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9" calcext:value-type="float">
            <text:p>709</text:p>
          </table:table-cell>
          <table:table-cell office:value-type="float" office:value="552" calcext:value-type="float">
            <text:p>55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58]-[.F258]-[.G258]" office:value-type="float" office:value="22772" calcext:value-type="float">
            <text:p>22772</text:p>
          </table:table-cell>
          <table:table-cell table:formula="of:=MAX([.S258]-[.K258];0)" office:value-type="float" office:value="22220" calcext:value-type="float">
            <text:p>22220</text:p>
          </table:table-cell>
          <table:table-cell table:formula="of:=[.K258]/[.S244]" office:value-type="float" office:value="0.0304165748291823" calcext:value-type="float">
            <text:p>0.030416574829182</text:p>
          </table:table-cell>
          <table:table-cell table:formula="of:=[.G258]/[.E244]" office:value-type="float" office:value="0.105497161850085" calcext:value-type="float">
            <text:p>0.105497161850085</text:p>
          </table:table-cell>
          <table:table-cell table:formula="of:=6718903-[.Y258]-[.F258]-[.G258]" office:value-type="float" office:value="6562462.17945223" calcext:value-type="float">
            <text:p>6562462.17945223</text:p>
          </table:table-cell>
          <table:table-cell table:formula="of:=NORMINV(RAND();MAX([.T265];1);MAX(0.25*[.T265];1))" office:value-type="float" office:value="27419.8205477676" calcext:value-type="float">
            <text:p>27419.8205477676</text:p>
          </table:table-cell>
          <table:table-cell table:formula="of:=[.X258]+[.K258]" office:value-type="float" office:value="27971.8205477676" calcext:value-type="float">
            <text:p>27971.8205477676</text:p>
          </table:table-cell>
          <table:table-cell table:formula="of:=[.X258]-[.X257]" office:value-type="float" office:value="8305.5568866311" calcext:value-type="float">
            <text:p>8305.5568866311</text:p>
          </table:table-cell>
          <table:table-cell table:formula="of:=[.S258]-[.S257]" office:value-type="float" office:value="11" calcext:value-type="float">
            <text:p>11</text:p>
          </table:table-cell>
          <table:table-cell table:formula="of:=[.K258]-[.K257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-53" calcext:value-type="float">
            <text:p>-53</text:p>
          </table:table-cell>
          <table:table-cell office:value-type="float" office:value="-28" calcext:value-type="float">
            <text:p>-28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8</text:p>
          </table:table-cell>
          <table:table-cell office:value-type="string" calcext:value-type="string">
            <text:p>Confirmado</text:p>
          </table:table-cell>
          <table:table-cell office:value-type="float" office:value="998" calcext:value-type="float">
            <text:p>998</text:p>
          </table:table-cell>
          <table:table-cell office:value-type="float" office:value="694" calcext:value-type="float">
            <text:p>694</text:p>
          </table:table-cell>
          <table:table-cell table:formula="of:=[.C259]+[.E258]" office:value-type="float" office:value="152239" calcext:value-type="float">
            <text:p>152239</text:p>
          </table:table-cell>
          <table:table-cell office:value-type="float" office:value="114499" calcext:value-type="float">
            <text:p>114499</text:p>
          </table:table-cell>
          <table:table-cell table:formula="of:=[.G258]+[.H259]" office:value-type="float" office:value="14727" calcext:value-type="float">
            <text:p>1472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74" calcext:value-type="float">
            <text:p>674</text:p>
          </table:table-cell>
          <table:table-cell office:value-type="float" office:value="599" calcext:value-type="float">
            <text:p>599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3952" calcext:value-type="float">
            <text:p>395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59]-[.F259]-[.G259]" office:value-type="float" office:value="23013" calcext:value-type="float">
            <text:p>23013</text:p>
          </table:table-cell>
          <table:table-cell table:formula="of:=MAX([.S259]-[.K259];0)" office:value-type="float" office:value="22414" calcext:value-type="float">
            <text:p>22414</text:p>
          </table:table-cell>
          <table:table-cell table:formula="of:=[.K259]/[.S245]" office:value-type="float" office:value="0.0323783783783784" calcext:value-type="float">
            <text:p>0.032378378378378</text:p>
          </table:table-cell>
          <table:table-cell table:formula="of:=[.G259]/[.E245]" office:value-type="float" office:value="0.105387070458416" calcext:value-type="float">
            <text:p>0.105387070458416</text:p>
          </table:table-cell>
          <table:table-cell table:formula="of:=6718903-[.Y259]-[.F259]-[.G259]" office:value-type="float" office:value="6561550.06965916" calcext:value-type="float">
            <text:p>6561550.06965916</text:p>
          </table:table-cell>
          <table:table-cell table:formula="of:=NORMINV(RAND();MAX([.T266];1);MAX(0.25*[.T266];1))" office:value-type="float" office:value="27527.9303408358" calcext:value-type="float">
            <text:p>27527.9303408358</text:p>
          </table:table-cell>
          <table:table-cell table:formula="of:=[.X259]+[.K259]" office:value-type="float" office:value="28126.9303408358" calcext:value-type="float">
            <text:p>28126.9303408358</text:p>
          </table:table-cell>
          <table:table-cell table:formula="of:=[.X259]-[.X258]" office:value-type="float" office:value="108.109793068175" calcext:value-type="float">
            <text:p>108.109793068175</text:p>
          </table:table-cell>
          <table:table-cell table:formula="of:=[.S259]-[.S258]" office:value-type="float" office:value="241" calcext:value-type="float">
            <text:p>241</text:p>
          </table:table-cell>
          <table:table-cell table:formula="of:=[.K259]-[.K258]" office:value-type="float" office:value="47" calcext:value-type="float">
            <text:p>4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9</text:p>
          </table:table-cell>
          <table:table-cell office:value-type="string" calcext:value-type="string">
            <text:p>Confirmado</text:p>
          </table:table-cell>
          <table:table-cell office:value-type="float" office:value="1288" calcext:value-type="float">
            <text:p>1288</text:p>
          </table:table-cell>
          <table:table-cell office:value-type="float" office:value="732" calcext:value-type="float">
            <text:p>732</text:p>
          </table:table-cell>
          <table:table-cell table:formula="of:=[.C260]+[.E259]" office:value-type="float" office:value="153527" calcext:value-type="float">
            <text:p>153527</text:p>
          </table:table-cell>
          <table:table-cell office:value-type="float" office:value="114822" calcext:value-type="float">
            <text:p>114822</text:p>
          </table:table-cell>
          <table:table-cell table:formula="of:=[.G259]+[.H260]" office:value-type="float" office:value="14829" calcext:value-type="float">
            <text:p>14829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739" calcext:value-type="float">
            <text:p>739</text:p>
          </table:table-cell>
          <table:table-cell office:value-type="float" office:value="530" calcext:value-type="float">
            <text:p>53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number-columns-repeated="3"/>
          <table:table-cell table:formula="of:=[.E260]-[.F260]-[.G260]" office:value-type="float" office:value="23876" calcext:value-type="float">
            <text:p>23876</text:p>
          </table:table-cell>
          <table:table-cell table:formula="of:=MAX([.S260]-[.K260];0)" office:value-type="float" office:value="23346" calcext:value-type="float">
            <text:p>23346</text:p>
          </table:table-cell>
          <table:table-cell table:formula="of:=[.K260]/[.S246]" office:value-type="float" office:value="0.0281062735323752" calcext:value-type="float">
            <text:p>0.028106273532375</text:p>
          </table:table-cell>
          <table:table-cell table:formula="of:=[.G260]/[.E246]" office:value-type="float" office:value="0.105534719207475" calcext:value-type="float">
            <text:p>0.105534719207475</text:p>
          </table:table-cell>
          <table:table-cell table:formula="of:=6718903-[.Y260]-[.F260]-[.G260]" office:value-type="float" office:value="6558798.80796161" calcext:value-type="float">
            <text:p>6558798.80796161</text:p>
          </table:table-cell>
          <table:table-cell table:formula="of:=NORMINV(RAND();MAX([.T267];1);MAX(0.25*[.T267];1))" office:value-type="float" office:value="29923.1920383941" calcext:value-type="float">
            <text:p>29923.1920383941</text:p>
          </table:table-cell>
          <table:table-cell table:formula="of:=[.X260]+[.K260]" office:value-type="float" office:value="30453.1920383941" calcext:value-type="float">
            <text:p>30453.1920383941</text:p>
          </table:table-cell>
          <table:table-cell table:formula="of:=[.X260]-[.X259]" office:value-type="float" office:value="2395.26169755833" calcext:value-type="float">
            <text:p>2395.26169755833</text:p>
          </table:table-cell>
          <table:table-cell table:formula="of:=[.S260]-[.S259]" office:value-type="float" office:value="863" calcext:value-type="float">
            <text:p>863</text:p>
          </table:table-cell>
          <table:table-cell table:formula="of:=[.K260]-[.K259]" office:value-type="float" office:value="-69" calcext:value-type="float">
            <text:p>-6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5" calcext:value-type="float">
            <text:p>-45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0</text:p>
          </table:table-cell>
          <table:table-cell office:value-type="string" calcext:value-type="string">
            <text:p>Confirmado</text:p>
          </table:table-cell>
          <table:table-cell office:value-type="float" office:value="909" calcext:value-type="float">
            <text:p>909</text:p>
          </table:table-cell>
          <table:table-cell office:value-type="float" office:value="842" calcext:value-type="float">
            <text:p>842</text:p>
          </table:table-cell>
          <table:table-cell table:formula="of:=[.C261]+[.E260]" office:value-type="float" office:value="154436" calcext:value-type="float">
            <text:p>154436</text:p>
          </table:table-cell>
          <table:table-cell office:value-type="float" office:value="115320" calcext:value-type="float">
            <text:p>115320</text:p>
          </table:table-cell>
          <table:table-cell table:formula="of:=[.G260]+[.H261]" office:value-type="float" office:value="14897" calcext:value-type="float">
            <text:p>14897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6" calcext:value-type="float">
            <text:p>646</text:p>
          </table:table-cell>
          <table:table-cell office:value-type="float" office:value="531" calcext:value-type="float">
            <text:p>531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 table:number-columns-repeated="3"/>
          <table:table-cell table:formula="of:=[.E261]-[.F261]-[.G261]" office:value-type="float" office:value="24219" calcext:value-type="float">
            <text:p>24219</text:p>
          </table:table-cell>
          <table:table-cell table:formula="of:=MAX([.S261]-[.K261];0)" office:value-type="float" office:value="23688" calcext:value-type="float">
            <text:p>23688</text:p>
          </table:table-cell>
          <table:table-cell table:formula="of:=[.K261]/[.S247]" office:value-type="float" office:value="0.027882797731569" calcext:value-type="float">
            <text:p>0.027882797731569</text:p>
          </table:table-cell>
          <table:table-cell table:formula="of:=[.G261]/[.E247]" office:value-type="float" office:value="0.105528243344715" calcext:value-type="float">
            <text:p>0.105528243344715</text:p>
          </table:table-cell>
          <table:table-cell table:formula="of:=6718903-[.Y261]-[.F261]-[.G261]" office:value-type="float" office:value="6560304.39134266" calcext:value-type="float">
            <text:p>6560304.39134266</text:p>
          </table:table-cell>
          <table:table-cell table:formula="of:=NORMINV(RAND();MAX([.T268];1);MAX(0.25*[.T268];1))" office:value-type="float" office:value="27850.6086573443" calcext:value-type="float">
            <text:p>27850.6086573443</text:p>
          </table:table-cell>
          <table:table-cell table:formula="of:=[.X261]+[.K261]" office:value-type="float" office:value="28381.6086573443" calcext:value-type="float">
            <text:p>28381.6086573443</text:p>
          </table:table-cell>
          <table:table-cell table:formula="of:=[.X261]-[.X260]" office:value-type="float" office:value="-2072.58338104984" calcext:value-type="float">
            <text:p>-2072.58338104984</text:p>
          </table:table-cell>
          <table:table-cell table:formula="of:=[.S261]-[.S260]" office:value-type="float" office:value="343" calcext:value-type="float">
            <text:p>343</text:p>
          </table:table-cell>
          <table:table-cell table:formula="of:=[.K261]-[.K260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1</text:p>
          </table:table-cell>
          <table:table-cell office:value-type="string" calcext:value-type="string">
            <text:p>Confirmado</text:p>
          </table:table-cell>
          <table:table-cell office:value-type="float" office:value="969" calcext:value-type="float">
            <text:p>969</text:p>
          </table:table-cell>
          <table:table-cell office:value-type="float" office:value="736" calcext:value-type="float">
            <text:p>736</text:p>
          </table:table-cell>
          <table:table-cell table:formula="of:=[.C262]+[.E261]" office:value-type="float" office:value="155405" calcext:value-type="float">
            <text:p>155405</text:p>
          </table:table-cell>
          <table:table-cell office:value-type="float" office:value="116056" calcext:value-type="float">
            <text:p>116056</text:p>
          </table:table-cell>
          <table:table-cell table:formula="of:=[.G261]+[.H262]" office:value-type="float" office:value="14961" calcext:value-type="float">
            <text:p>1496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50" calcext:value-type="float">
            <text:p>650</text:p>
          </table:table-cell>
          <table:table-cell office:value-type="float" office:value="533" calcext:value-type="float">
            <text:p>533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table:number-columns-repeated="3"/>
          <table:table-cell table:formula="of:=[.E262]-[.F262]-[.G262]" office:value-type="float" office:value="24388" calcext:value-type="float">
            <text:p>24388</text:p>
          </table:table-cell>
          <table:table-cell table:formula="of:=MAX([.S262]-[.K262];0)" office:value-type="float" office:value="23855" calcext:value-type="float">
            <text:p>23855</text:p>
          </table:table-cell>
          <table:table-cell table:formula="of:=[.K262]/[.S248]" office:value-type="float" office:value="0.0276223051409619" calcext:value-type="float">
            <text:p>0.027622305140962</text:p>
          </table:table-cell>
          <table:table-cell table:formula="of:=[.G262]/[.E248]" office:value-type="float" office:value="0.105498829436155" calcext:value-type="float">
            <text:p>0.105498829436155</text:p>
          </table:table-cell>
          <table:table-cell table:formula="of:=6718903-[.Y262]-[.F262]-[.G262]" office:value-type="float" office:value="6568723.62518423" calcext:value-type="float">
            <text:p>6568723.62518423</text:p>
          </table:table-cell>
          <table:table-cell table:formula="of:=NORMINV(RAND();MAX([.T269];1);MAX(0.25*[.T269];1))" office:value-type="float" office:value="18629.3748157754" calcext:value-type="float">
            <text:p>18629.3748157754</text:p>
          </table:table-cell>
          <table:table-cell table:formula="of:=[.X262]+[.K262]" office:value-type="float" office:value="19162.3748157754" calcext:value-type="float">
            <text:p>19162.3748157754</text:p>
          </table:table-cell>
          <table:table-cell table:formula="of:=[.X262]-[.X261]" office:value-type="float" office:value="-9221.23384156888" calcext:value-type="float">
            <text:p>-9221.23384156888</text:p>
          </table:table-cell>
          <table:table-cell table:formula="of:=[.S262]-[.S261]" office:value-type="float" office:value="169" calcext:value-type="float">
            <text:p>169</text:p>
          </table:table-cell>
          <table:table-cell table:formula="of:=[.K262]-[.K261]"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-42" calcext:value-type="float">
            <text:p>-42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2</text:p>
          </table:table-cell>
          <table:table-cell office:value-type="string" calcext:value-type="string">
            <text:p>Confirmado</text:p>
          </table:table-cell>
          <table:table-cell office:value-type="float" office:value="1305" calcext:value-type="float">
            <text:p>1305</text:p>
          </table:table-cell>
          <table:table-cell office:value-type="float" office:value="471" calcext:value-type="float">
            <text:p>471</text:p>
          </table:table-cell>
          <table:table-cell table:formula="of:=[.C263]+[.E262]" office:value-type="float" office:value="156710" calcext:value-type="float">
            <text:p>156710</text:p>
          </table:table-cell>
          <table:table-cell office:value-type="float" office:value="116100" calcext:value-type="float">
            <text:p>116100</text:p>
          </table:table-cell>
          <table:table-cell table:formula="of:=[.G262]+[.H263]" office:value-type="float" office:value="15037" calcext:value-type="float">
            <text:p>15037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58" calcext:value-type="float">
            <text:p>658</text:p>
          </table:table-cell>
          <table:table-cell office:value-type="float" office:value="564" calcext:value-type="float">
            <text:p>564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table:number-columns-repeated="3"/>
          <table:table-cell table:formula="of:=[.E263]-[.F263]-[.G263]" office:value-type="float" office:value="25573" calcext:value-type="float">
            <text:p>25573</text:p>
          </table:table-cell>
          <table:table-cell table:formula="of:=MAX([.S263]-[.K263];0)" office:value-type="float" office:value="25009" calcext:value-type="float">
            <text:p>25009</text:p>
          </table:table-cell>
          <table:table-cell table:formula="of:=[.K263]/[.S249]" office:value-type="float" office:value="0.028169014084507" calcext:value-type="float">
            <text:p>0.028169014084507</text:p>
          </table:table-cell>
          <table:table-cell table:formula="of:=[.G263]/[.E249]" office:value-type="float" office:value="0.105383035833176" calcext:value-type="float">
            <text:p>0.105383035833176</text:p>
          </table:table-cell>
          <table:table-cell table:formula="of:=6718903-[.Y263]-[.F263]-[.G263]" office:value-type="float" office:value="6556464.54814208" calcext:value-type="float">
            <text:p>6556464.54814208</text:p>
          </table:table-cell>
          <table:table-cell table:formula="of:=NORMINV(RAND();MAX([.T270];1);MAX(0.25*[.T270];1))" office:value-type="float" office:value="30737.4518579233" calcext:value-type="float">
            <text:p>30737.4518579233</text:p>
          </table:table-cell>
          <table:table-cell table:formula="of:=[.X263]+[.K263]" office:value-type="float" office:value="31301.4518579233" calcext:value-type="float">
            <text:p>31301.4518579233</text:p>
          </table:table-cell>
          <table:table-cell table:formula="of:=[.X263]-[.X262]" office:value-type="float" office:value="12108.0770421479" calcext:value-type="float">
            <text:p>12108.0770421479</text:p>
          </table:table-cell>
          <table:table-cell table:formula="of:=[.S263]-[.S262]" office:value-type="float" office:value="1185" calcext:value-type="float">
            <text:p>1185</text:p>
          </table:table-cell>
          <table:table-cell table:formula="of:=[.K263]-[.K262]" office:value-type="float" office:value="31" calcext:value-type="float">
            <text:p>3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8" calcext:value-type="float">
            <text:p>-28</text:p>
          </table:table-cell>
          <table:table-cell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3</text:p>
          </table:table-cell>
          <table:table-cell office:value-type="string" calcext:value-type="string">
            <text:p>Confirmado</text:p>
          </table:table-cell>
          <table:table-cell office:value-type="float" office:value="979" calcext:value-type="float">
            <text:p>979</text:p>
          </table:table-cell>
          <table:table-cell office:value-type="float" office:value="1130" calcext:value-type="float">
            <text:p>1130</text:p>
          </table:table-cell>
          <table:table-cell table:formula="of:=[.C264]+[.E263]" office:value-type="float" office:value="157689" calcext:value-type="float">
            <text:p>157689</text:p>
          </table:table-cell>
          <table:table-cell office:value-type="float" office:value="117230" calcext:value-type="float">
            <text:p>117230</text:p>
          </table:table-cell>
          <table:table-cell table:formula="of:=[.G263]+[.H264]" office:value-type="float" office:value="15103" calcext:value-type="float">
            <text:p>1510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33" calcext:value-type="float">
            <text:p>633</text:p>
          </table:table-cell>
          <table:table-cell office:value-type="float" office:value="541" calcext:value-type="float">
            <text:p>54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5948" calcext:value-type="float">
            <text:p>5948</text:p>
          </table:table-cell>
          <table:table-cell table:number-columns-repeated="3"/>
          <table:table-cell table:formula="of:=[.E264]-[.F264]-[.G264]" office:value-type="float" office:value="25356" calcext:value-type="float">
            <text:p>25356</text:p>
          </table:table-cell>
          <table:table-cell table:formula="of:=MAX([.S264]-[.K264];0)" office:value-type="float" office:value="24815" calcext:value-type="float">
            <text:p>24815</text:p>
          </table:table-cell>
          <table:table-cell table:formula="of:=[.K264]/[.S250]" office:value-type="float" office:value="0.0270067891373802" calcext:value-type="float">
            <text:p>0.02700678913738</text:p>
          </table:table-cell>
          <table:table-cell table:formula="of:=[.G264]/[.E250]" office:value-type="float" office:value="0.105125777845837" calcext:value-type="float">
            <text:p>0.105125777845837</text:p>
          </table:table-cell>
          <table:table-cell table:formula="of:=6718903-[.Y264]-[.F264]-[.G264]" office:value-type="float" office:value="6567290.16292767" calcext:value-type="float">
            <text:p>6567290.16292767</text:p>
          </table:table-cell>
          <table:table-cell table:formula="of:=NORMINV(RAND();MAX([.T271];1);MAX(0.25*[.T271];1))" office:value-type="float" office:value="18738.8370723262" calcext:value-type="float">
            <text:p>18738.8370723262</text:p>
          </table:table-cell>
          <table:table-cell table:formula="of:=[.X264]+[.K264]" office:value-type="float" office:value="19279.8370723262" calcext:value-type="float">
            <text:p>19279.8370723262</text:p>
          </table:table-cell>
          <table:table-cell table:formula="of:=[.X264]-[.X263]" office:value-type="float" office:value="-11998.6147855971" calcext:value-type="float">
            <text:p>-11998.6147855971</text:p>
          </table:table-cell>
          <table:table-cell table:formula="of:=[.S264]-[.S263]" office:value-type="float" office:value="-217" calcext:value-type="float">
            <text:p>-217</text:p>
          </table:table-cell>
          <table:table-cell table:formula="of:=[.K264]-[.K263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4</text:p>
          </table:table-cell>
          <table:table-cell office:value-type="string" calcext:value-type="string">
            <text:p>Confirmado</text:p>
          </table:table-cell>
          <table:table-cell office:value-type="float" office:value="1358" calcext:value-type="float">
            <text:p>1358</text:p>
          </table:table-cell>
          <table:table-cell office:value-type="float" office:value="1069" calcext:value-type="float">
            <text:p>1069</text:p>
          </table:table-cell>
          <table:table-cell table:formula="of:=[.C265]+[.E264]" office:value-type="float" office:value="159047" calcext:value-type="float">
            <text:p>159047</text:p>
          </table:table-cell>
          <table:table-cell office:value-type="float" office:value="118299" calcext:value-type="float">
            <text:p>118299</text:p>
          </table:table-cell>
          <table:table-cell table:formula="of:=[.G264]+[.H265]" office:value-type="float" office:value="15205" calcext:value-type="float">
            <text:p>15205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715" calcext:value-type="float">
            <text:p>715</text:p>
          </table:table-cell>
          <table:table-cell office:value-type="float" office:value="530" calcext:value-type="float">
            <text:p>530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433" calcext:value-type="float">
            <text:p>4433</text:p>
          </table:table-cell>
          <table:table-cell table:number-columns-repeated="3"/>
          <table:table-cell table:formula="of:=[.E265]-[.F265]-[.G265]" office:value-type="float" office:value="25543" calcext:value-type="float">
            <text:p>25543</text:p>
          </table:table-cell>
          <table:table-cell table:formula="of:=MAX([.S265]-[.K265];0)" office:value-type="float" office:value="25013" calcext:value-type="float">
            <text:p>25013</text:p>
          </table:table-cell>
          <table:table-cell table:formula="of:=[.K265]/[.S251]" office:value-type="float" office:value="0.0260788269448408" calcext:value-type="float">
            <text:p>0.026078826944841</text:p>
          </table:table-cell>
          <table:table-cell table:formula="of:=[.G265]/[.E251]" office:value-type="float" office:value="0.105173964169606" calcext:value-type="float">
            <text:p>0.105173964169606</text:p>
          </table:table-cell>
          <table:table-cell table:formula="of:=6718903-[.Y265]-[.F265]-[.G265]" office:value-type="float" office:value="6551562.21143532" calcext:value-type="float">
            <text:p>6551562.21143532</text:p>
          </table:table-cell>
          <table:table-cell table:formula="of:=NORMINV(RAND();MAX([.T272];1);MAX(0.25*[.T272];1))" office:value-type="float" office:value="33306.7885646763" calcext:value-type="float">
            <text:p>33306.7885646763</text:p>
          </table:table-cell>
          <table:table-cell table:formula="of:=[.X265]+[.K265]" office:value-type="float" office:value="33836.7885646763" calcext:value-type="float">
            <text:p>33836.7885646763</text:p>
          </table:table-cell>
          <table:table-cell table:formula="of:=[.X265]-[.X264]" office:value-type="float" office:value="14567.9514923501" calcext:value-type="float">
            <text:p>14567.9514923501</text:p>
          </table:table-cell>
          <table:table-cell table:formula="of:=[.S265]-[.S264]" office:value-type="float" office:value="187" calcext:value-type="float">
            <text:p>187</text:p>
          </table:table-cell>
          <table:table-cell table:formula="of:=[.K265]-[.K264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32" calcext:value-type="float">
            <text:p>-32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6</text:p>
          </table:table-cell>
          <table:table-cell office:value-type="string" calcext:value-type="string">
            <text:p>Confirmado</text:p>
          </table:table-cell>
          <table:table-cell office:value-type="float" office:value="1156" calcext:value-type="float">
            <text:p>1156</text:p>
          </table:table-cell>
          <table:table-cell office:value-type="float" office:value="701" calcext:value-type="float">
            <text:p>701</text:p>
          </table:table-cell>
          <table:table-cell table:formula="of:=[.C266]+[.E265]" office:value-type="float" office:value="160203" calcext:value-type="float">
            <text:p>160203</text:p>
          </table:table-cell>
          <table:table-cell office:value-type="float" office:value="119000" calcext:value-type="float">
            <text:p>119000</text:p>
          </table:table-cell>
          <table:table-cell table:formula="of:=[.G265]+[.H266]" office:value-type="float" office:value="15280" calcext:value-type="float">
            <text:p>1528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6521" calcext:value-type="float">
            <text:p>6521</text:p>
          </table:table-cell>
          <table:table-cell table:number-columns-repeated="3"/>
          <table:table-cell table:formula="of:=[.E266]-[.F266]-[.G266]" office:value-type="float" office:value="25923" calcext:value-type="float">
            <text:p>25923</text:p>
          </table:table-cell>
          <table:table-cell table:formula="of:=MAX([.S266]-[.K266];0)" office:value-type="float" office:value="25411" calcext:value-type="float">
            <text:p>25411</text:p>
          </table:table-cell>
          <table:table-cell table:formula="of:=[.K266]/[.S252]" office:value-type="float" office:value="0.0252291317630827" calcext:value-type="float">
            <text:p>0.025229131763083</text:p>
          </table:table-cell>
          <table:table-cell table:formula="of:=[.G266]/[.E252]" office:value-type="float" office:value="0.105108926692027" calcext:value-type="float">
            <text:p>0.105108926692027</text:p>
          </table:table-cell>
          <table:table-cell table:formula="of:=6718903-[.Y266]-[.F266]-[.G266]" office:value-type="float" office:value="6556396.85136307" calcext:value-type="float">
            <text:p>6556396.85136307</text:p>
          </table:table-cell>
          <table:table-cell table:formula="of:=NORMINV(RAND();MAX([.T273];1);MAX(0.25*[.T273];1))" office:value-type="float" office:value="27714.1486369247" calcext:value-type="float">
            <text:p>27714.1486369247</text:p>
          </table:table-cell>
          <table:table-cell table:formula="of:=[.X266]+[.K266]" office:value-type="float" office:value="28226.1486369247" calcext:value-type="float">
            <text:p>28226.1486369247</text:p>
          </table:table-cell>
          <table:table-cell table:formula="of:=[.X266]-[.X265]" office:value-type="float" office:value="-5592.63992775165" calcext:value-type="float">
            <text:p>-5592.63992775165</text:p>
          </table:table-cell>
          <table:table-cell table:formula="of:=[.S266]-[.S265]" office:value-type="float" office:value="380" calcext:value-type="float">
            <text:p>380</text:p>
          </table:table-cell>
          <table:table-cell table:formula="of:=[.K266]-[.K265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7</text:p>
          </table:table-cell>
          <table:table-cell office:value-type="string" calcext:value-type="string">
            <text:p>Confirmado</text:p>
          </table:table-cell>
          <table:table-cell office:value-type="float" office:value="1022" calcext:value-type="float">
            <text:p>1022</text:p>
          </table:table-cell>
          <table:table-cell office:value-type="float" office:value="658" calcext:value-type="float">
            <text:p>658</text:p>
          </table:table-cell>
          <table:table-cell table:formula="of:=[.C267]+[.E266]" office:value-type="float" office:value="161225" calcext:value-type="float">
            <text:p>161225</text:p>
          </table:table-cell>
          <table:table-cell office:value-type="float" office:value="119658" calcext:value-type="float">
            <text:p>119658</text:p>
          </table:table-cell>
          <table:table-cell table:formula="of:=[.G266]+[.H267]" office:value-type="float" office:value="15352" calcext:value-type="float">
            <text:p>15352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637" calcext:value-type="float">
            <text:p>637</text:p>
          </table:table-cell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790" calcext:value-type="float">
            <text:p>5790</text:p>
          </table:table-cell>
          <table:table-cell table:number-columns-repeated="3"/>
          <table:table-cell table:formula="of:=[.E267]-[.F267]-[.G267]" office:value-type="float" office:value="26215" calcext:value-type="float">
            <text:p>26215</text:p>
          </table:table-cell>
          <table:table-cell table:formula="of:=MAX([.S267]-[.K267];0)" office:value-type="float" office:value="25670" calcext:value-type="float">
            <text:p>25670</text:p>
          </table:table-cell>
          <table:table-cell table:formula="of:=[.K267]/[.S253]" office:value-type="float" office:value="0.0263641640866873" calcext:value-type="float">
            <text:p>0.026364164086687</text:p>
          </table:table-cell>
          <table:table-cell table:formula="of:=[.G267]/[.E253]" office:value-type="float" office:value="0.104953716996869" calcext:value-type="float">
            <text:p>0.104953716996869</text:p>
          </table:table-cell>
          <table:table-cell table:formula="of:=6718903-[.Y267]-[.F267]-[.G267]" office:value-type="float" office:value="6554526.15044249" calcext:value-type="float">
            <text:p>6554526.15044249</text:p>
          </table:table-cell>
          <table:table-cell table:formula="of:=NORMINV(RAND();MAX([.T274];1);MAX(0.25*[.T274];1))" office:value-type="float" office:value="28821.8495575083" calcext:value-type="float">
            <text:p>28821.8495575083</text:p>
          </table:table-cell>
          <table:table-cell table:formula="of:=[.X267]+[.K267]" office:value-type="float" office:value="29366.8495575083" calcext:value-type="float">
            <text:p>29366.8495575083</text:p>
          </table:table-cell>
          <table:table-cell table:formula="of:=[.X267]-[.X266]" office:value-type="float" office:value="1107.70092058369" calcext:value-type="float">
            <text:p>1107.70092058369</text:p>
          </table:table-cell>
          <table:table-cell table:formula="of:=[.S267]-[.S266]" office:value-type="float" office:value="292" calcext:value-type="float">
            <text:p>292</text:p>
          </table:table-cell>
          <table:table-cell table:formula="of:=[.K267]-[.K266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8</text:p>
          </table:table-cell>
          <table:table-cell office:value-type="string" calcext:value-type="string">
            <text:p>Confirmado</text:p>
          </table:table-cell>
          <table:table-cell office:value-type="float" office:value="879" calcext:value-type="float">
            <text:p>879</text:p>
          </table:table-cell>
          <table:table-cell office:value-type="float" office:value="1304" calcext:value-type="float">
            <text:p>1304</text:p>
          </table:table-cell>
          <table:table-cell table:formula="of:=[.C268]+[.E267]" office:value-type="float" office:value="162104" calcext:value-type="float">
            <text:p>162104</text:p>
          </table:table-cell>
          <table:table-cell office:value-type="float" office:value="120549" calcext:value-type="float">
            <text:p>120549</text:p>
          </table:table-cell>
          <table:table-cell table:formula="of:=[.G267]+[.H268]" office:value-type="float" office:value="15428" calcext:value-type="float">
            <text:p>15428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892" calcext:value-type="float">
            <text:p>892</text:p>
          </table:table-cell>
          <table:table-cell office:value-type="float" office:value="526" calcext:value-type="float">
            <text:p>526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table:number-columns-repeated="3"/>
          <table:table-cell table:formula="of:=[.E268]-[.F268]-[.G268]" office:value-type="float" office:value="26127" calcext:value-type="float">
            <text:p>26127</text:p>
          </table:table-cell>
          <table:table-cell table:formula="of:=MAX([.S268]-[.K268];0)" office:value-type="float" office:value="25601" calcext:value-type="float">
            <text:p>25601</text:p>
          </table:table-cell>
          <table:table-cell table:formula="of:=[.K268]/[.S254]" office:value-type="float" office:value="0.0249419128455593" calcext:value-type="float">
            <text:p>0.024941912845559</text:p>
          </table:table-cell>
          <table:table-cell table:formula="of:=[.G268]/[.E254]" office:value-type="float" office:value="0.104911700905091" calcext:value-type="float">
            <text:p>0.104911700905091</text:p>
          </table:table-cell>
          <table:table-cell table:formula="of:=6718903-[.Y268]-[.F268]-[.G268]" office:value-type="float" office:value="6568190.61739952" calcext:value-type="float">
            <text:p>6568190.61739952</text:p>
          </table:table-cell>
          <table:table-cell table:formula="of:=NORMINV(RAND();MAX([.T275];1);MAX(0.25*[.T275];1))" office:value-type="float" office:value="14209.3826004798" calcext:value-type="float">
            <text:p>14209.3826004798</text:p>
          </table:table-cell>
          <table:table-cell table:formula="of:=[.X268]+[.K268]" office:value-type="float" office:value="14735.3826004798" calcext:value-type="float">
            <text:p>14735.3826004798</text:p>
          </table:table-cell>
          <table:table-cell table:formula="of:=[.X268]-[.X267]" office:value-type="float" office:value="-14612.4669570285" calcext:value-type="float">
            <text:p>-14612.4669570285</text:p>
          </table:table-cell>
          <table:table-cell table:formula="of:=[.S268]-[.S267]" office:value-type="float" office:value="-88" calcext:value-type="float">
            <text:p>-88</text:p>
          </table:table-cell>
          <table:table-cell table:formula="of:=[.K268]-[.K267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9</text:p>
          </table:table-cell>
          <table:table-cell office:value-type="string" calcext:value-type="string">
            <text:p>Confirmado</text:p>
          </table:table-cell>
          <table:table-cell office:value-type="float" office:value="1344" calcext:value-type="float">
            <text:p>1344</text:p>
          </table:table-cell>
          <table:table-cell office:value-type="float" office:value="983" calcext:value-type="float">
            <text:p>983</text:p>
          </table:table-cell>
          <table:table-cell table:formula="of:=[.C269]+[.E268]" office:value-type="float" office:value="163448" calcext:value-type="float">
            <text:p>163448</text:p>
          </table:table-cell>
          <table:table-cell office:value-type="float" office:value="121532" calcext:value-type="float">
            <text:p>121532</text:p>
          </table:table-cell>
          <table:table-cell table:formula="of:=[.G268]+[.H269]" office:value-type="float" office:value="15506" calcext:value-type="float">
            <text:p>1550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915" calcext:value-type="float">
            <text:p>915</text:p>
          </table:table-cell>
          <table:table-cell office:value-type="float" office:value="574" calcext:value-type="float">
            <text:p>574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table:number-columns-repeated="3"/>
          <table:table-cell table:formula="of:=[.E269]-[.F269]-[.G269]" office:value-type="float" office:value="26410" calcext:value-type="float">
            <text:p>26410</text:p>
          </table:table-cell>
          <table:table-cell table:formula="of:=MAX([.S269]-[.K269];0)" office:value-type="float" office:value="25836" calcext:value-type="float">
            <text:p>25836</text:p>
          </table:table-cell>
          <table:table-cell table:formula="of:=[.K269]/[.S255]" office:value-type="float" office:value="0.0270461291994534" calcext:value-type="float">
            <text:p>0.027046129199454</text:p>
          </table:table-cell>
          <table:table-cell table:formula="of:=[.G269]/[.E255]" office:value-type="float" office:value="0.104717204119534" calcext:value-type="float">
            <text:p>0.104717204119534</text:p>
          </table:table-cell>
          <table:table-cell table:formula="of:=6718903-[.Y269]-[.F269]-[.G269]" office:value-type="float" office:value="6552850.84784166" calcext:value-type="float">
            <text:p>6552850.84784166</text:p>
          </table:table-cell>
          <table:table-cell table:formula="of:=NORMINV(RAND();MAX([.T276];1);MAX(0.25*[.T276];1))" office:value-type="float" office:value="28440.1521583393" calcext:value-type="float">
            <text:p>28440.1521583393</text:p>
          </table:table-cell>
          <table:table-cell table:formula="of:=[.X269]+[.K269]" office:value-type="float" office:value="29014.1521583393" calcext:value-type="float">
            <text:p>29014.1521583393</text:p>
          </table:table-cell>
          <table:table-cell table:formula="of:=[.X269]-[.X268]" office:value-type="float" office:value="14230.7695578595" calcext:value-type="float">
            <text:p>14230.7695578595</text:p>
          </table:table-cell>
          <table:table-cell table:formula="of:=[.S269]-[.S268]" office:value-type="float" office:value="283" calcext:value-type="float">
            <text:p>283</text:p>
          </table:table-cell>
          <table:table-cell table:formula="of:=[.K269]-[.K268]" office:value-type="float" office:value="48" calcext:value-type="float">
            <text:p>4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30</text:p>
          </table:table-cell>
          <table:table-cell office:value-type="string" calcext:value-type="string">
            <text:p>Confirmado</text:p>
          </table:table-cell>
          <table:table-cell office:value-type="float" office:value="1500" calcext:value-type="float">
            <text:p>1500</text:p>
          </table:table-cell>
          <table:table-cell office:value-type="float" office:value="612" calcext:value-type="float">
            <text:p>612</text:p>
          </table:table-cell>
          <table:table-cell table:formula="of:=[.C270]+[.E269]" office:value-type="float" office:value="164948" calcext:value-type="float">
            <text:p>164948</text:p>
          </table:table-cell>
          <table:table-cell office:value-type="float" office:value="121634" calcext:value-type="float">
            <text:p>121634</text:p>
          </table:table-cell>
          <table:table-cell table:formula="of:=[.G269]+[.H270]" office:value-type="float" office:value="15648" calcext:value-type="float">
            <text:p>15648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918" calcext:value-type="float">
            <text:p>918</text:p>
          </table:table-cell>
          <table:table-cell table:number-columns-repeated="4"/>
          <table:table-cell office:value-type="float" office:value="7597" calcext:value-type="float">
            <text:p>7597</text:p>
          </table:table-cell>
          <table:table-cell table:number-columns-repeated="3"/>
          <table:table-cell table:formula="of:=[.E270]-[.F270]-[.G270]" office:value-type="float" office:value="27666" calcext:value-type="float">
            <text:p>27666</text:p>
          </table:table-cell>
          <table:table-cell table:formula="of:=MAX([.S270]-[.K270];0)" office:value-type="float" office:value="27666" calcext:value-type="float">
            <text:p>27666</text:p>
          </table:table-cell>
          <table:table-cell table:formula="of:=[.K270]/[.S256]" office:value-type="float" office:value="0" calcext:value-type="float">
            <text:p>0</text:p>
          </table:table-cell>
          <table:table-cell table:formula="of:=[.G270]/[.E256]" office:value-type="float" office:value="0.104880762476709" calcext:value-type="float">
            <text:p>0.104880762476709</text:p>
          </table:table-cell>
          <table:table-cell table:formula="of:=6718903-[.Y270]-[.F270]-[.G270]" office:value-type="float" office:value="6546506.08282737" calcext:value-type="float">
            <text:p>6546506.08282737</text:p>
          </table:table-cell>
          <table:table-cell table:formula="of:=NORMINV(RAND();MAX([.T277];1);MAX(0.25*[.T277];1))" office:value-type="float" office:value="35114.9171726258" calcext:value-type="float">
            <text:p>35114.9171726258</text:p>
          </table:table-cell>
          <table:table-cell table:formula="of:=[.X270]+[.K270]" office:value-type="float" office:value="35114.9171726258" calcext:value-type="float">
            <text:p>35114.9171726258</text:p>
          </table:table-cell>
          <table:table-cell table:formula="of:=[.X270]-[.X269]" office:value-type="float" office:value="6674.76501428652" calcext:value-type="float">
            <text:p>6674.76501428652</text:p>
          </table:table-cell>
          <table:table-cell table:formula="of:=[.S270]-[.S269]" office:value-type="float" office:value="1256" calcext:value-type="float">
            <text:p>1256</text:p>
          </table:table-cell>
          <table:table-cell table:formula="of:=[.K270]-[.K269]" office:value-type="float" office:value="-574" calcext:value-type="float">
            <text:p>-57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1</text:p>
          </table:table-cell>
          <table:table-cell office:value-type="string" calcext:value-type="string">
            <text:p>Confirmado</text:p>
          </table:table-cell>
          <table:table-cell office:value-type="float" office:value="1179" calcext:value-type="float">
            <text:p>1179</text:p>
          </table:table-cell>
          <table:table-cell office:value-type="float" office:value="1760" calcext:value-type="float">
            <text:p>1760</text:p>
          </table:table-cell>
          <table:table-cell table:formula="of:=[.C271]+[.E270]" office:value-type="float" office:value="166127" calcext:value-type="float">
            <text:p>166127</text:p>
          </table:table-cell>
          <table:table-cell office:value-type="float" office:value="123394" calcext:value-type="float">
            <text:p>123394</text:p>
          </table:table-cell>
          <table:table-cell table:formula="of:=[.G270]+[.H271]" office:value-type="float" office:value="15745" calcext:value-type="float">
            <text:p>1574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21" calcext:value-type="float">
            <text:p>1021</text:p>
          </table:table-cell>
          <table:table-cell office:value-type="float" office:value="657" calcext:value-type="float">
            <text:p>657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/>
          <table:table-cell table:formula="of:=[.E271]-[.F271]-[.G271]" office:value-type="float" office:value="26988" calcext:value-type="float">
            <text:p>26988</text:p>
          </table:table-cell>
          <table:table-cell table:formula="of:=MAX([.S271]-[.K271];0)" office:value-type="float" office:value="26331" calcext:value-type="float">
            <text:p>26331</text:p>
          </table:table-cell>
          <table:table-cell table:formula="of:=[.K271]/[.S257]" office:value-type="float" office:value="0.0288651640964808" calcext:value-type="float">
            <text:p>0.028865164096481</text:p>
          </table:table-cell>
          <table:table-cell table:formula="of:=[.G271]/[.E257]" office:value-type="float" office:value="0.104840857637502" calcext:value-type="float">
            <text:p>0.104840857637502</text:p>
          </table:table-cell>
          <table:table-cell table:formula="of:=6718903-[.Y271]-[.F271]-[.G271]" office:value-type="float" office:value="6551051.19291844" calcext:value-type="float">
            <text:p>6551051.19291844</text:p>
          </table:table-cell>
          <table:table-cell table:formula="of:=NORMINV(RAND();MAX([.T278];1);MAX(0.25*[.T278];1))" office:value-type="float" office:value="28055.8070815615" calcext:value-type="float">
            <text:p>28055.8070815615</text:p>
          </table:table-cell>
          <table:table-cell table:formula="of:=[.X271]+[.K271]" office:value-type="float" office:value="28712.8070815615" calcext:value-type="float">
            <text:p>28712.8070815615</text:p>
          </table:table-cell>
          <table:table-cell table:formula="of:=[.X271]-[.X270]" office:value-type="float" office:value="-7059.1100910644" calcext:value-type="float">
            <text:p>-7059.1100910644</text:p>
          </table:table-cell>
          <table:table-cell table:formula="of:=[.S271]-[.S270]" office:value-type="float" office:value="-678" calcext:value-type="float">
            <text:p>-678</text:p>
          </table:table-cell>
          <table:table-cell table:formula="of:=[.K271]-[.K270]" office:value-type="float" office:value="657" calcext:value-type="float">
            <text:p>65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2</text:p>
          </table:table-cell>
          <table:table-cell office:value-type="string" calcext:value-type="string">
            <text:p>Confirmado</text:p>
          </table:table-cell>
          <table:table-cell office:value-type="float" office:value="1154" calcext:value-type="float">
            <text:p>1154</text:p>
          </table:table-cell>
          <table:table-cell office:value-type="float" office:value="1045" calcext:value-type="float">
            <text:p>1045</text:p>
          </table:table-cell>
          <table:table-cell table:formula="of:=[.C272]+[.E271]" office:value-type="float" office:value="167281" calcext:value-type="float">
            <text:p>167281</text:p>
          </table:table-cell>
          <table:table-cell office:value-type="float" office:value="124439" calcext:value-type="float">
            <text:p>124439</text:p>
          </table:table-cell>
          <table:table-cell table:formula="of:=[.G271]+[.H272]" office:value-type="float" office:value="15840" calcext:value-type="float">
            <text:p>15840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1004" calcext:value-type="float">
            <text:p>1004</text:p>
          </table:table-cell>
          <table:table-cell office:value-type="float" office:value="648" calcext:value-type="float">
            <text:p>648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72]-[.F272]-[.G272]" office:value-type="float" office:value="27002" calcext:value-type="float">
            <text:p>27002</text:p>
          </table:table-cell>
          <table:table-cell table:formula="of:=MAX([.S272]-[.K272];0)" office:value-type="float" office:value="26354" calcext:value-type="float">
            <text:p>26354</text:p>
          </table:table-cell>
          <table:table-cell table:formula="of:=[.K272]/[.S258]" office:value-type="float" office:value="0.0284559985947655" calcext:value-type="float">
            <text:p>0.028455998594766</text:p>
          </table:table-cell>
          <table:table-cell table:formula="of:=[.G272]/[.E258]" office:value-type="float" office:value="0.104733504803592" calcext:value-type="float">
            <text:p>0.104733504803592</text:p>
          </table:table-cell>
          <table:table-cell table:formula="of:=6718903-[.Y272]-[.F272]-[.G272]" office:value-type="float" office:value="6557830.85301395" calcext:value-type="float">
            <text:p>6557830.85301395</text:p>
          </table:table-cell>
          <table:table-cell table:formula="of:=NORMINV(RAND();MAX([.T279];1);MAX(0.25*[.T279];1))" office:value-type="float" office:value="20145.1469860504" calcext:value-type="float">
            <text:p>20145.1469860504</text:p>
          </table:table-cell>
          <table:table-cell table:formula="of:=[.X272]+[.K272]" office:value-type="float" office:value="20793.1469860504" calcext:value-type="float">
            <text:p>20793.1469860504</text:p>
          </table:table-cell>
          <table:table-cell table:formula="of:=[.X272]-[.X271]" office:value-type="float" office:value="-7910.66009551106" calcext:value-type="float">
            <text:p>-7910.66009551106</text:p>
          </table:table-cell>
          <table:table-cell table:formula="of:=[.S272]-[.S271]" office:value-type="float" office:value="14" calcext:value-type="float">
            <text:p>14</text:p>
          </table:table-cell>
          <table:table-cell table:formula="of:=[.K272]-[.K271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3</text:p>
          </table:table-cell>
          <table:table-cell office:value-type="string" calcext:value-type="string">
            <text:p>Confirmado</text:p>
          </table:table-cell>
          <table:table-cell office:value-type="float" office:value="1027" calcext:value-type="float">
            <text:p>1027</text:p>
          </table:table-cell>
          <table:table-cell office:value-type="float" office:value="1064" calcext:value-type="float">
            <text:p>1064</text:p>
          </table:table-cell>
          <table:table-cell table:formula="of:=[.C273]+[.E272]" office:value-type="float" office:value="168308" calcext:value-type="float">
            <text:p>168308</text:p>
          </table:table-cell>
          <table:table-cell office:value-type="float" office:value="125503" calcext:value-type="float">
            <text:p>125503</text:p>
          </table:table-cell>
          <table:table-cell table:formula="of:=[.G272]+[.H273]" office:value-type="float" office:value="15914" calcext:value-type="float">
            <text:p>15914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080" calcext:value-type="float">
            <text:p>1080</text:p>
          </table:table-cell>
          <table:table-cell office:value-type="float" office:value="684" calcext:value-type="float">
            <text:p>684</text:p>
          </table:table-cell>
          <table:table-cell office:value-type="float" office:value="286" calcext:value-type="float">
            <text:p>286</text:p>
          </table:table-cell>
          <table:table-cell table:number-columns-repeated="6"/>
          <table:table-cell table:formula="of:=[.E273]-[.F273]-[.G273]" office:value-type="float" office:value="26891" calcext:value-type="float">
            <text:p>26891</text:p>
          </table:table-cell>
          <table:table-cell table:formula="of:=MAX([.S273]-[.K273];0)" office:value-type="float" office:value="26207" calcext:value-type="float">
            <text:p>26207</text:p>
          </table:table-cell>
          <table:table-cell table:formula="of:=[.K273]/[.S259]" office:value-type="float" office:value="0.0297223308564724" calcext:value-type="float">
            <text:p>0.029722330856473</text:p>
          </table:table-cell>
          <table:table-cell table:formula="of:=[.G273]/[.E259]" office:value-type="float" office:value="0.104533004026564" calcext:value-type="float">
            <text:p>0.104533004026564</text:p>
          </table:table-cell>
          <table:table-cell table:formula="of:=6718903-[.Y273]-[.F273]-[.G273]" office:value-type="float" office:value="6544674.27061717" calcext:value-type="float">
            <text:p>6544674.27061717</text:p>
          </table:table-cell>
          <table:table-cell table:formula="of:=NORMINV(RAND();MAX([.T280];1);MAX(0.25*[.T280];1))" office:value-type="float" office:value="32127.7293828337" calcext:value-type="float">
            <text:p>32127.7293828337</text:p>
          </table:table-cell>
          <table:table-cell table:formula="of:=[.X273]+[.K273]" office:value-type="float" office:value="32811.7293828337" calcext:value-type="float">
            <text:p>32811.7293828337</text:p>
          </table:table-cell>
          <table:table-cell table:formula="of:=[.X273]-[.X272]" office:value-type="float" office:value="11982.5823967833" calcext:value-type="float">
            <text:p>11982.5823967833</text:p>
          </table:table-cell>
          <table:table-cell table:formula="of:=[.S273]-[.S272]" office:value-type="float" office:value="-111" calcext:value-type="float">
            <text:p>-111</text:p>
          </table:table-cell>
          <table:table-cell table:formula="of:=[.K273]-[.K272]" office:value-type="float" office:value="36" calcext:value-type="float">
            <text:p>3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25" calcext:value-type="float">
            <text:p>-25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4</text:p>
          </table:table-cell>
          <table:table-cell office:value-type="string" calcext:value-type="string">
            <text:p>Confirmado</text:p>
          </table:table-cell>
          <table:table-cell office:value-type="float" office:value="1103" calcext:value-type="float">
            <text:p>1103</text:p>
          </table:table-cell>
          <table:table-cell office:value-type="float" office:value="330" calcext:value-type="float">
            <text:p>330</text:p>
          </table:table-cell>
          <table:table-cell table:formula="of:=[.C274]+[.E273]" office:value-type="float" office:value="169411" calcext:value-type="float">
            <text:p>169411</text:p>
          </table:table-cell>
          <table:table-cell office:value-type="float" office:value="125833" calcext:value-type="float">
            <text:p>125833</text:p>
          </table:table-cell>
          <table:table-cell table:formula="of:=[.G273]+[.H274]" office:value-type="float" office:value="16003" calcext:value-type="float">
            <text:p>16003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157" calcext:value-type="float">
            <text:p>1157</text:p>
          </table:table-cell>
          <table:table-cell office:value-type="float" office:value="721" calcext:value-type="float">
            <text:p>721</text:p>
          </table:table-cell>
          <table:table-cell office:value-type="float" office:value="278" calcext:value-type="float">
            <text:p>278</text:p>
          </table:table-cell>
          <table:table-cell table:number-columns-repeated="6"/>
          <table:table-cell table:formula="of:=[.E274]-[.F274]-[.G274]" office:value-type="float" office:value="27575" calcext:value-type="float">
            <text:p>27575</text:p>
          </table:table-cell>
          <table:table-cell table:formula="of:=MAX([.S274]-[.K274];0)" office:value-type="float" office:value="26854" calcext:value-type="float">
            <text:p>26854</text:p>
          </table:table-cell>
          <table:table-cell table:formula="of:=[.K274]/[.S260]" office:value-type="float" office:value="0.0301976880549506" calcext:value-type="float">
            <text:p>0.030197688054951</text:p>
          </table:table-cell>
          <table:table-cell table:formula="of:=[.G274]/[.E260]" office:value-type="float" office:value="0.104235737036482" calcext:value-type="float">
            <text:p>0.104235737036482</text:p>
          </table:table-cell>
          <table:table-cell table:formula="of:=6718903-[.Y274]-[.F274]-[.G274]" office:value-type="float" office:value="6552770.85460396" calcext:value-type="float">
            <text:p>6552770.85460396</text:p>
          </table:table-cell>
          <table:table-cell table:formula="of:=NORMINV(RAND();MAX([.T281];1);MAX(0.25*[.T281];1))" office:value-type="float" office:value="23575.1453960371" calcext:value-type="float">
            <text:p>23575.1453960371</text:p>
          </table:table-cell>
          <table:table-cell table:formula="of:=[.X274]+[.K274]" office:value-type="float" office:value="24296.1453960371" calcext:value-type="float">
            <text:p>24296.1453960371</text:p>
          </table:table-cell>
          <table:table-cell table:formula="of:=[.X274]-[.X273]" office:value-type="float" office:value="-8552.58398679665" calcext:value-type="float">
            <text:p>-8552.58398679665</text:p>
          </table:table-cell>
          <table:table-cell table:formula="of:=[.S274]-[.S273]" office:value-type="float" office:value="684" calcext:value-type="float">
            <text:p>684</text:p>
          </table:table-cell>
          <table:table-cell table:formula="of:=[.K274]-[.K273]" office:value-type="float" office:value="37" calcext:value-type="float">
            <text:p>3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5</text:p>
          </table:table-cell>
          <table:table-cell office:value-type="string" calcext:value-type="string">
            <text:p>Confirmado</text:p>
          </table:table-cell>
          <table:table-cell office:value-type="float" office:value="965" calcext:value-type="float">
            <text:p>965</text:p>
          </table:table-cell>
          <table:table-cell office:value-type="float" office:value="449" calcext:value-type="float">
            <text:p>449</text:p>
          </table:table-cell>
          <table:table-cell table:formula="of:=[.C275]+[.E274]" office:value-type="float" office:value="170376" calcext:value-type="float">
            <text:p>170376</text:p>
          </table:table-cell>
          <table:table-cell office:value-type="float" office:value="127065" calcext:value-type="float">
            <text:p>127065</text:p>
          </table:table-cell>
          <table:table-cell table:formula="of:=[.G274]+[.H275]" office:value-type="float" office:value="16082" calcext:value-type="float">
            <text:p>16082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001" calcext:value-type="float">
            <text:p>1001</text:p>
          </table:table-cell>
          <table:table-cell office:value-type="float" office:value="679" calcext:value-type="float">
            <text:p>679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75]-[.F275]-[.G275]" office:value-type="float" office:value="27229" calcext:value-type="float">
            <text:p>27229</text:p>
          </table:table-cell>
          <table:table-cell table:formula="of:=MAX([.S275]-[.K275];0)" office:value-type="float" office:value="26550" calcext:value-type="float">
            <text:p>26550</text:p>
          </table:table-cell>
          <table:table-cell table:formula="of:=[.K275]/[.S261]" office:value-type="float" office:value="0.0280358396300425" calcext:value-type="float">
            <text:p>0.028035839630043</text:p>
          </table:table-cell>
          <table:table-cell table:formula="of:=[.G275]/[.E261]" office:value-type="float" office:value="0.104133751197907" calcext:value-type="float">
            <text:p>0.104133751197907</text:p>
          </table:table-cell>
          <table:table-cell table:formula="of:=6718903-[.Y275]-[.F275]-[.G275]" office:value-type="float" office:value="6552381.91484247" calcext:value-type="float">
            <text:p>6552381.91484247</text:p>
          </table:table-cell>
          <table:table-cell table:formula="of:=NORMINV(RAND();MAX([.T282];1);MAX(0.25*[.T282];1))" office:value-type="float" office:value="22695.0851575348" calcext:value-type="float">
            <text:p>22695.0851575348</text:p>
          </table:table-cell>
          <table:table-cell table:formula="of:=[.X275]+[.K275]" office:value-type="float" office:value="23374.0851575348" calcext:value-type="float">
            <text:p>23374.0851575348</text:p>
          </table:table-cell>
          <table:table-cell table:formula="of:=[.X275]-[.X274]" office:value-type="float" office:value="-880.060238502265" calcext:value-type="float">
            <text:p>-880.060238502265</text:p>
          </table:table-cell>
          <table:table-cell table:formula="of:=[.S275]-[.S274]" office:value-type="float" office:value="-346" calcext:value-type="float">
            <text:p>-346</text:p>
          </table:table-cell>
          <table:table-cell table:formula="of:=[.K275]-[.K274]" office:value-type="float" office:value="-42" calcext:value-type="float">
            <text:p>-4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-42" calcext:value-type="float">
            <text:p>-4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6</text:p>
          </table:table-cell>
          <table:table-cell office:value-type="string" calcext:value-type="string">
            <text:p>Confirmado</text:p>
          </table:table-cell>
          <table:table-cell office:value-type="float" office:value="1170" calcext:value-type="float">
            <text:p>1170</text:p>
          </table:table-cell>
          <table:table-cell office:value-type="float" office:value="987" calcext:value-type="float">
            <text:p>987</text:p>
          </table:table-cell>
          <table:table-cell table:formula="of:=[.C276]+[.E275]" office:value-type="float" office:value="171546" calcext:value-type="float">
            <text:p>171546</text:p>
          </table:table-cell>
          <table:table-cell office:value-type="float" office:value="128052" calcext:value-type="float">
            <text:p>128052</text:p>
          </table:table-cell>
          <table:table-cell table:formula="of:=[.G275]+[.H276]" office:value-type="float" office:value="16161" calcext:value-type="float">
            <text:p>16161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979" calcext:value-type="float">
            <text:p>979</text:p>
          </table:table-cell>
          <table:table-cell office:value-type="float" office:value="699" calcext:value-type="float">
            <text:p>699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formula="of:=[.E276]-[.F276]-[.G276]" office:value-type="float" office:value="27333" calcext:value-type="float">
            <text:p>27333</text:p>
          </table:table-cell>
          <table:table-cell table:formula="of:=MAX([.S276]-[.K276];0)" office:value-type="float" office:value="26634" calcext:value-type="float">
            <text:p>26634</text:p>
          </table:table-cell>
          <table:table-cell table:formula="of:=[.K276]/[.S262]" office:value-type="float" office:value="0.0286616368705921" calcext:value-type="float">
            <text:p>0.028661636870592</text:p>
          </table:table-cell>
          <table:table-cell table:formula="of:=[.G276]/[.E262]" office:value-type="float" office:value="0.103992793024677" calcext:value-type="float">
            <text:p>0.103992793024677</text:p>
          </table:table-cell>
          <table:table-cell table:formula="of:=6718903-[.Y276]-[.F276]-[.G276]" office:value-type="float" office:value="6567995.61234056" calcext:value-type="float">
            <text:p>6567995.61234056</text:p>
          </table:table-cell>
          <table:table-cell table:formula="of:=NORMINV(RAND();MAX([.T283];1);MAX(0.25*[.T283];1))" office:value-type="float" office:value="5995.38765944517" calcext:value-type="float">
            <text:p>5995.38765944517</text:p>
          </table:table-cell>
          <table:table-cell table:formula="of:=[.X276]+[.K276]" office:value-type="float" office:value="6694.38765944517" calcext:value-type="float">
            <text:p>6694.38765944517</text:p>
          </table:table-cell>
          <table:table-cell table:formula="of:=[.X276]-[.X275]" office:value-type="float" office:value="-16699.6974980896" calcext:value-type="float">
            <text:p>-16699.6974980896</text:p>
          </table:table-cell>
          <table:table-cell table:formula="of:=[.S276]-[.S275]" office:value-type="float" office:value="104" calcext:value-type="float">
            <text:p>104</text:p>
          </table:table-cell>
          <table:table-cell table:formula="of:=[.K276]-[.K275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60" calcext:value-type="float">
            <text:p>-60</text:p>
          </table:table-cell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7</text:p>
          </table:table-cell>
          <table:table-cell office:value-type="string" calcext:value-type="string">
            <text:p>Confirmado</text:p>
          </table:table-cell>
          <table:table-cell office:value-type="float" office:value="1015" calcext:value-type="float">
            <text:p>1015</text:p>
          </table:table-cell>
          <table:table-cell office:value-type="float" office:value="723" calcext:value-type="float">
            <text:p>723</text:p>
          </table:table-cell>
          <table:table-cell table:formula="of:=[.C277]+[.E276]" office:value-type="float" office:value="172561" calcext:value-type="float">
            <text:p>172561</text:p>
          </table:table-cell>
          <table:table-cell office:value-type="float" office:value="128775" calcext:value-type="float">
            <text:p>128775</text:p>
          </table:table-cell>
          <table:table-cell table:formula="of:=[.G276]+[.H277]" office:value-type="float" office:value="16240" calcext:value-type="float">
            <text:p>16240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table:formula="of:=[.E277]-[.F277]-[.G277]" office:value-type="float" office:value="27546" calcext:value-type="float">
            <text:p>27546</text:p>
          </table:table-cell>
          <table:table-cell table:formula="of:=MAX([.S277]-[.K277];0)" office:value-type="float" office:value="26839" calcext:value-type="float">
            <text:p>26839</text:p>
          </table:table-cell>
          <table:table-cell table:formula="of:=[.K277]/[.S263]" office:value-type="float" office:value="0.0276463457552888" calcext:value-type="float">
            <text:p>0.027646345755289</text:p>
          </table:table-cell>
          <table:table-cell table:formula="of:=[.G277]/[.E263]" office:value-type="float" office:value="0.103630910599196" calcext:value-type="float">
            <text:p>0.103630910599196</text:p>
          </table:table-cell>
          <table:table-cell table:formula="of:=6718903-[.Y277]-[.F277]-[.G277]" office:value-type="float" office:value="6531012.38249835" calcext:value-type="float">
            <text:p>6531012.38249835</text:p>
          </table:table-cell>
          <table:table-cell table:formula="of:=NORMINV(RAND();MAX([.T284];1);MAX(0.25*[.T284];1))" office:value-type="float" office:value="42168.617501655" calcext:value-type="float">
            <text:p>42168.617501655</text:p>
          </table:table-cell>
          <table:table-cell table:formula="of:=[.X277]+[.K277]" office:value-type="float" office:value="42875.617501655" calcext:value-type="float">
            <text:p>42875.617501655</text:p>
          </table:table-cell>
          <table:table-cell table:formula="of:=[.X277]-[.X276]" office:value-type="float" office:value="36173.2298422099" calcext:value-type="float">
            <text:p>36173.2298422099</text:p>
          </table:table-cell>
          <table:table-cell table:formula="of:=[.S277]-[.S276]" office:value-type="float" office:value="213" calcext:value-type="float">
            <text:p>213</text:p>
          </table:table-cell>
          <table:table-cell table:formula="of:=[.K277]-[.K276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8</text:p>
          </table:table-cell>
          <table:table-cell office:value-type="string" calcext:value-type="string">
            <text:p>Confirmado</text:p>
          </table:table-cell>
          <table:table-cell office:value-type="float" office:value="911" calcext:value-type="float">
            <text:p>911</text:p>
          </table:table-cell>
          <table:table-cell office:value-type="float" office:value="841" calcext:value-type="float">
            <text:p>841</text:p>
          </table:table-cell>
          <table:table-cell table:formula="of:=[.C278]+[.E277]" office:value-type="float" office:value="173472" calcext:value-type="float">
            <text:p>173472</text:p>
          </table:table-cell>
          <table:table-cell office:value-type="float" office:value="129616" calcext:value-type="float">
            <text:p>129616</text:p>
          </table:table-cell>
          <table:table-cell table:formula="of:=[.G277]+[.H278]" office:value-type="float" office:value="16314" calcext:value-type="float">
            <text:p>16314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895" calcext:value-type="float">
            <text:p>895</text:p>
          </table:table-cell>
          <table:table-cell office:value-type="float" office:value="687" calcext:value-type="float">
            <text:p>687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78]-[.F278]-[.G278]" office:value-type="float" office:value="27542" calcext:value-type="float">
            <text:p>27542</text:p>
          </table:table-cell>
          <table:table-cell table:formula="of:=MAX([.S278]-[.K278];0)" office:value-type="float" office:value="26855" calcext:value-type="float">
            <text:p>26855</text:p>
          </table:table-cell>
          <table:table-cell table:formula="of:=[.K278]/[.S264]" office:value-type="float" office:value="0.0270941788925698" calcext:value-type="float">
            <text:p>0.02709417889257</text:p>
          </table:table-cell>
          <table:table-cell table:formula="of:=[.G278]/[.E264]" office:value-type="float" office:value="0.103456804215893" calcext:value-type="float">
            <text:p>0.103456804215893</text:p>
          </table:table-cell>
          <table:table-cell table:formula="of:=6718903-[.Y278]-[.F278]-[.G278]" office:value-type="float" office:value="6531593.30948548" calcext:value-type="float">
            <text:p>6531593.30948548</text:p>
          </table:table-cell>
          <table:table-cell table:formula="of:=NORMINV(RAND();MAX([.T285];1);MAX(0.25*[.T285];1))" office:value-type="float" office:value="40692.6905145211" calcext:value-type="float">
            <text:p>40692.6905145211</text:p>
          </table:table-cell>
          <table:table-cell table:formula="of:=[.X278]+[.K278]" office:value-type="float" office:value="41379.6905145211" calcext:value-type="float">
            <text:p>41379.6905145211</text:p>
          </table:table-cell>
          <table:table-cell table:formula="of:=[.X278]-[.X277]" office:value-type="float" office:value="-1475.92698713393" calcext:value-type="float">
            <text:p>-1475.92698713393</text:p>
          </table:table-cell>
          <table:table-cell table:formula="of:=[.S278]-[.S277]" office:value-type="float" office:value="-4" calcext:value-type="float">
            <text:p>-4</text:p>
          </table:table-cell>
          <table:table-cell table:formula="of:=[.K278]-[.K277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office:value-type="float" office:value="-38" calcext:value-type="float">
            <text:p>-38</text:p>
          </table:table-cell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9</text:p>
          </table:table-cell>
          <table:table-cell office:value-type="string" calcext:value-type="string">
            <text:p>Confirmado</text:p>
          </table:table-cell>
          <table:table-cell office:value-type="float" office:value="1152" calcext:value-type="float">
            <text:p>1152</text:p>
          </table:table-cell>
          <table:table-cell office:value-type="float" office:value="647" calcext:value-type="float">
            <text:p>647</text:p>
          </table:table-cell>
          <table:table-cell table:formula="of:=[.C279]+[.E278]" office:value-type="float" office:value="174624" calcext:value-type="float">
            <text:p>174624</text:p>
          </table:table-cell>
          <table:table-cell office:value-type="float" office:value="130263" calcext:value-type="float">
            <text:p>130263</text:p>
          </table:table-cell>
          <table:table-cell table:formula="of:=[.G278]+[.H279]" office:value-type="float" office:value="16417" calcext:value-type="float">
            <text:p>16417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908" calcext:value-type="float">
            <text:p>908</text:p>
          </table:table-cell>
          <table:table-cell office:value-type="float" office:value="670" calcext:value-type="float">
            <text:p>670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formula="of:=[.E279]-[.F279]-[.G279]" office:value-type="float" office:value="27944" calcext:value-type="float">
            <text:p>27944</text:p>
          </table:table-cell>
          <table:table-cell table:formula="of:=MAX([.S279]-[.K279];0)" office:value-type="float" office:value="27274" calcext:value-type="float">
            <text:p>27274</text:p>
          </table:table-cell>
          <table:table-cell table:formula="of:=[.K279]/[.S265]" office:value-type="float" office:value="0.0262302783541479" calcext:value-type="float">
            <text:p>0.026230278354148</text:p>
          </table:table-cell>
          <table:table-cell table:formula="of:=[.G279]/[.E265]" office:value-type="float" office:value="0.103221060441253" calcext:value-type="float">
            <text:p>0.103221060441253</text:p>
          </table:table-cell>
          <table:table-cell table:formula="of:=6718903-[.Y279]-[.F279]-[.G279]" office:value-type="float" office:value="6542480.05628379" calcext:value-type="float">
            <text:p>6542480.05628379</text:p>
          </table:table-cell>
          <table:table-cell table:formula="of:=NORMINV(RAND();MAX([.T286];1);MAX(0.25*[.T286];1))" office:value-type="float" office:value="29072.9437162137" calcext:value-type="float">
            <text:p>29072.9437162137</text:p>
          </table:table-cell>
          <table:table-cell table:formula="of:=[.X279]+[.K279]" office:value-type="float" office:value="29742.9437162137" calcext:value-type="float">
            <text:p>29742.9437162137</text:p>
          </table:table-cell>
          <table:table-cell table:formula="of:=[.X279]-[.X278]" office:value-type="float" office:value="-11619.7467983074" calcext:value-type="float">
            <text:p>-11619.7467983074</text:p>
          </table:table-cell>
          <table:table-cell table:formula="of:=[.S279]-[.S278]" office:value-type="float" office:value="402" calcext:value-type="float">
            <text:p>402</text:p>
          </table:table-cell>
          <table:table-cell table:formula="of:=[.K279]-[.K278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0</text:p>
          </table:table-cell>
          <table:table-cell office:value-type="string" calcext:value-type="string">
            <text:p>Confirmado</text:p>
          </table:table-cell>
          <table:table-cell office:value-type="float" office:value="1011" calcext:value-type="float">
            <text:p>1011</text:p>
          </table:table-cell>
          <table:table-cell office:value-type="float" office:value="1873" calcext:value-type="float">
            <text:p>1873</text:p>
          </table:table-cell>
          <table:table-cell table:formula="of:=[.C280]+[.E279]" office:value-type="float" office:value="175635" calcext:value-type="float">
            <text:p>175635</text:p>
          </table:table-cell>
          <table:table-cell office:value-type="float" office:value="132136" calcext:value-type="float">
            <text:p>132136</text:p>
          </table:table-cell>
          <table:table-cell table:formula="of:=[.G279]+[.H280]" office:value-type="float" office:value="16486" calcext:value-type="float">
            <text:p>1648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922" calcext:value-type="float">
            <text:p>922</text:p>
          </table:table-cell>
          <table:table-cell office:value-type="float" office:value="690" calcext:value-type="float">
            <text:p>690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80]-[.F280]-[.G280]" office:value-type="float" office:value="27013" calcext:value-type="float">
            <text:p>27013</text:p>
          </table:table-cell>
          <table:table-cell table:formula="of:=MAX([.S280]-[.K280];0)" office:value-type="float" office:value="26323" calcext:value-type="float">
            <text:p>26323</text:p>
          </table:table-cell>
          <table:table-cell table:formula="of:=[.K280]/[.S266]" office:value-type="float" office:value="0.026617289665548" calcext:value-type="float">
            <text:p>0.026617289665548</text:p>
          </table:table-cell>
          <table:table-cell table:formula="of:=[.G280]/[.E266]" office:value-type="float" office:value="0.102906936823905" calcext:value-type="float">
            <text:p>0.102906936823905</text:p>
          </table:table-cell>
          <table:table-cell table:formula="of:=6718903-[.Y280]-[.F280]-[.G280]" office:value-type="float" office:value="6535736.97521015" calcext:value-type="float">
            <text:p>6535736.97521015</text:p>
          </table:table-cell>
          <table:table-cell table:formula="of:=NORMINV(RAND();MAX([.T287];1);MAX(0.25*[.T287];1))" office:value-type="float" office:value="33854.024789846" calcext:value-type="float">
            <text:p>33854.024789846</text:p>
          </table:table-cell>
          <table:table-cell table:formula="of:=[.X280]+[.K280]" office:value-type="float" office:value="34544.024789846" calcext:value-type="float">
            <text:p>34544.024789846</text:p>
          </table:table-cell>
          <table:table-cell table:formula="of:=[.X280]-[.X279]" office:value-type="float" office:value="4781.08107363231" calcext:value-type="float">
            <text:p>4781.08107363231</text:p>
          </table:table-cell>
          <table:table-cell table:formula="of:=[.S280]-[.S279]" office:value-type="float" office:value="-931" calcext:value-type="float">
            <text:p>-931</text:p>
          </table:table-cell>
          <table:table-cell table:formula="of:=[.K280]-[.K279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39" calcext:value-type="float">
            <text:p>-39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1</text:p>
          </table:table-cell>
          <table:table-cell office:value-type="string" calcext:value-type="string">
            <text:p>Confirmado</text:p>
          </table:table-cell>
          <table:table-cell office:value-type="float" office:value="943" calcext:value-type="float">
            <text:p>943</text:p>
          </table:table-cell>
          <table:table-cell office:value-type="float" office:value="623" calcext:value-type="float">
            <text:p>623</text:p>
          </table:table-cell>
          <table:table-cell table:formula="of:=[.C281]+[.E280]" office:value-type="float" office:value="176578" calcext:value-type="float">
            <text:p>176578</text:p>
          </table:table-cell>
          <table:table-cell office:value-type="float" office:value="132759" calcext:value-type="float">
            <text:p>132759</text:p>
          </table:table-cell>
          <table:table-cell table:formula="of:=[.G280]+[.H281]" office:value-type="float" office:value="16584" calcext:value-type="float">
            <text:p>16584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983" calcext:value-type="float">
            <text:p>983</text:p>
          </table:table-cell>
          <table:table-cell office:value-type="float" office:value="683" calcext:value-type="float">
            <text:p>683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81]-[.F281]-[.G281]" office:value-type="float" office:value="27235" calcext:value-type="float">
            <text:p>27235</text:p>
          </table:table-cell>
          <table:table-cell table:formula="of:=MAX([.S281]-[.K281];0)" office:value-type="float" office:value="26552" calcext:value-type="float">
            <text:p>26552</text:p>
          </table:table-cell>
          <table:table-cell table:formula="of:=[.K281]/[.S267]" office:value-type="float" office:value="0.0260537860003815" calcext:value-type="float">
            <text:p>0.026053786000382</text:p>
          </table:table-cell>
          <table:table-cell table:formula="of:=[.G281]/[.E267]" office:value-type="float" office:value="0.102862459296015" calcext:value-type="float">
            <text:p>0.102862459296015</text:p>
          </table:table-cell>
          <table:table-cell table:formula="of:=6718903-[.Y281]-[.F281]-[.G281]" office:value-type="float" office:value="6536225.83570171" calcext:value-type="float">
            <text:p>6536225.83570171</text:p>
          </table:table-cell>
          <table:table-cell table:formula="of:=NORMINV(RAND();MAX([.T288];1);MAX(0.25*[.T288];1))" office:value-type="float" office:value="32651.1642982904" calcext:value-type="float">
            <text:p>32651.1642982904</text:p>
          </table:table-cell>
          <table:table-cell table:formula="of:=[.X281]+[.K281]" office:value-type="float" office:value="33334.1642982904" calcext:value-type="float">
            <text:p>33334.1642982904</text:p>
          </table:table-cell>
          <table:table-cell table:formula="of:=[.X281]-[.X280]" office:value-type="float" office:value="-1202.86049155561" calcext:value-type="float">
            <text:p>-1202.86049155561</text:p>
          </table:table-cell>
          <table:table-cell table:formula="of:=[.S281]-[.S280]" office:value-type="float" office:value="222" calcext:value-type="float">
            <text:p>222</text:p>
          </table:table-cell>
          <table:table-cell table:formula="of:=[.K281]-[.K280]" office:value-type="float" office:value="-7" calcext:value-type="float">
            <text:p>-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2</text:p>
          </table:table-cell>
          <table:table-cell office:value-type="string" calcext:value-type="string">
            <text:p>Confirmado</text:p>
          </table:table-cell>
          <table:table-cell office:value-type="float" office:value="755" calcext:value-type="float">
            <text:p>755</text:p>
          </table:table-cell>
          <table:table-cell office:value-type="float" office:value="570" calcext:value-type="float">
            <text:p>570</text:p>
          </table:table-cell>
          <table:table-cell table:formula="of:=[.C282]+[.E281]" office:value-type="float" office:value="177333" calcext:value-type="float">
            <text:p>177333</text:p>
          </table:table-cell>
          <table:table-cell office:value-type="float" office:value="133911" calcext:value-type="float">
            <text:p>133911</text:p>
          </table:table-cell>
          <table:table-cell table:formula="of:=[.G281]+[.H282]" office:value-type="float" office:value="16650" calcext:value-type="float">
            <text:p>1665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2" calcext:value-type="float">
            <text:p>1002</text:p>
          </table:table-cell>
          <table:table-cell office:value-type="float" office:value="699" calcext:value-type="float">
            <text:p>699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formula="of:=[.E282]-[.F282]-[.G282]" office:value-type="float" office:value="26772" calcext:value-type="float">
            <text:p>26772</text:p>
          </table:table-cell>
          <table:table-cell table:formula="of:=MAX([.S282]-[.K282];0)" office:value-type="float" office:value="26073" calcext:value-type="float">
            <text:p>26073</text:p>
          </table:table-cell>
          <table:table-cell table:formula="of:=[.K282]/[.S268]" office:value-type="float" office:value="0.0267539327132851" calcext:value-type="float">
            <text:p>0.026753932713285</text:p>
          </table:table-cell>
          <table:table-cell table:formula="of:=[.G282]/[.E268]" office:value-type="float" office:value="0.102711839313034" calcext:value-type="float">
            <text:p>0.102711839313034</text:p>
          </table:table-cell>
          <table:table-cell table:formula="of:=6718903-[.Y282]-[.F282]-[.G282]" office:value-type="float" office:value="6529454.47562119" calcext:value-type="float">
            <text:p>6529454.47562119</text:p>
          </table:table-cell>
          <table:table-cell table:formula="of:=NORMINV(RAND();MAX([.T289];1);MAX(0.25*[.T289];1))" office:value-type="float" office:value="38188.524378808" calcext:value-type="float">
            <text:p>38188.524378808</text:p>
          </table:table-cell>
          <table:table-cell table:formula="of:=[.X282]+[.K282]" office:value-type="float" office:value="38887.524378808" calcext:value-type="float">
            <text:p>38887.524378808</text:p>
          </table:table-cell>
          <table:table-cell table:formula="of:=[.X282]-[.X281]" office:value-type="float" office:value="5537.36008051761" calcext:value-type="float">
            <text:p>5537.36008051761</text:p>
          </table:table-cell>
          <table:table-cell table:formula="of:=[.S282]-[.S281]" office:value-type="float" office:value="-463" calcext:value-type="float">
            <text:p>-463</text:p>
          </table:table-cell>
          <table:table-cell table:formula="of:=[.K282]-[.K281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3</text:p>
          </table:table-cell>
          <table:table-cell office:value-type="string" calcext:value-type="string">
            <text:p>Confirmado</text:p>
          </table:table-cell>
          <table:table-cell office:value-type="float" office:value="858" calcext:value-type="float">
            <text:p>858</text:p>
          </table:table-cell>
          <table:table-cell office:value-type="float" office:value="472" calcext:value-type="float">
            <text:p>472</text:p>
          </table:table-cell>
          <table:table-cell table:formula="of:=[.C283]+[.E282]" office:value-type="float" office:value="178191" calcext:value-type="float">
            <text:p>178191</text:p>
          </table:table-cell>
          <table:table-cell office:value-type="float" office:value="134383" calcext:value-type="float">
            <text:p>134383</text:p>
          </table:table-cell>
          <table:table-cell table:formula="of:=[.G282]+[.H283]" office:value-type="float" office:value="16726" calcext:value-type="float">
            <text:p>16726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978" calcext:value-type="float">
            <text:p>978</text:p>
          </table:table-cell>
          <table:table-cell office:value-type="float" office:value="670" calcext:value-type="float">
            <text:p>670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table:formula="of:=[.E283]-[.F283]-[.G283]" office:value-type="float" office:value="27082" calcext:value-type="float">
            <text:p>27082</text:p>
          </table:table-cell>
          <table:table-cell table:formula="of:=MAX([.S283]-[.K283];0)" office:value-type="float" office:value="26412" calcext:value-type="float">
            <text:p>26412</text:p>
          </table:table-cell>
          <table:table-cell table:formula="of:=[.K283]/[.S269]" office:value-type="float" office:value="0.0253691783415373" calcext:value-type="float">
            <text:p>0.025369178341537</text:p>
          </table:table-cell>
          <table:table-cell table:formula="of:=[.G283]/[.E269]" office:value-type="float" office:value="0.10233224022319" calcext:value-type="float">
            <text:p>0.10233224022319</text:p>
          </table:table-cell>
          <table:table-cell table:formula="of:=6718903-[.Y283]-[.F283]-[.G283]" office:value-type="float" office:value="6537861.05681025" calcext:value-type="float">
            <text:p>6537861.05681025</text:p>
          </table:table-cell>
          <table:table-cell table:formula="of:=NORMINV(RAND();MAX([.T290];1);MAX(0.25*[.T290];1))" office:value-type="float" office:value="29262.9431897492" calcext:value-type="float">
            <text:p>29262.9431897492</text:p>
          </table:table-cell>
          <table:table-cell table:formula="of:=[.X283]+[.K283]" office:value-type="float" office:value="29932.9431897492" calcext:value-type="float">
            <text:p>29932.9431897492</text:p>
          </table:table-cell>
          <table:table-cell table:formula="of:=[.X283]-[.X282]" office:value-type="float" office:value="-8925.58118905878" calcext:value-type="float">
            <text:p>-8925.58118905878</text:p>
          </table:table-cell>
          <table:table-cell table:formula="of:=[.S283]-[.S282]" office:value-type="float" office:value="310" calcext:value-type="float">
            <text:p>310</text:p>
          </table:table-cell>
          <table:table-cell table:formula="of:=[.K283]-[.K282]" office:value-type="float" office:value="-29" calcext:value-type="float">
            <text:p>-2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4</text:p>
          </table:table-cell>
          <table:table-cell office:value-type="string" calcext:value-type="string">
            <text:p>Confirmado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formula="of:=[.C284]+[.E283]" office:value-type="float" office:value="179064" calcext:value-type="float">
            <text:p>179064</text:p>
          </table:table-cell>
          <table:table-cell office:value-type="float" office:value="128675" calcext:value-type="float">
            <text:p>128675</text:p>
          </table:table-cell>
          <table:table-cell table:formula="of:=[.G283]+[.H284]" office:value-type="float" office:value="16811" calcext:value-type="float">
            <text:p>16811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984" calcext:value-type="float">
            <text:p>984</text:p>
          </table:table-cell>
          <table:table-cell office:value-type="float" office:value="708" calcext:value-type="float">
            <text:p>708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table:formula="of:=[.E284]-[.F284]-[.G284]" office:value-type="float" office:value="33578" calcext:value-type="float">
            <text:p>33578</text:p>
          </table:table-cell>
          <table:table-cell table:formula="of:=MAX([.S284]-[.K284];0)" office:value-type="float" office:value="32870" calcext:value-type="float">
            <text:p>32870</text:p>
          </table:table-cell>
          <table:table-cell table:formula="of:=[.K284]/[.S270]" office:value-type="float" office:value="0.0255909780958577" calcext:value-type="float">
            <text:p>0.025590978095858</text:p>
          </table:table-cell>
          <table:table-cell table:formula="of:=[.G284]/[.E270]" office:value-type="float" office:value="0.101916967771661" calcext:value-type="float">
            <text:p>0.101916967771661</text:p>
          </table:table-cell>
          <table:table-cell table:formula="of:=6718903-[.Y284]-[.F284]-[.G284]" office:value-type="float" office:value="6536527.84420433" calcext:value-type="float">
            <text:p>6536527.84420433</text:p>
          </table:table-cell>
          <table:table-cell table:formula="of:=NORMINV(RAND();MAX([.T291];1);MAX(0.25*[.T291];1))" office:value-type="float" office:value="36181.155795665" calcext:value-type="float">
            <text:p>36181.155795665</text:p>
          </table:table-cell>
          <table:table-cell table:formula="of:=[.X284]+[.K284]" office:value-type="float" office:value="36889.155795665" calcext:value-type="float">
            <text:p>36889.155795665</text:p>
          </table:table-cell>
          <table:table-cell table:formula="of:=[.X284]-[.X283]" office:value-type="float" office:value="6918.21260591579" calcext:value-type="float">
            <text:p>6918.21260591579</text:p>
          </table:table-cell>
          <table:table-cell table:formula="of:=[.S284]-[.S283]" office:value-type="float" office:value="6496" calcext:value-type="float">
            <text:p>6496</text:p>
          </table:table-cell>
          <table:table-cell table:formula="of:=[.K284]-[.K283]" office:value-type="float" office:value="38" calcext:value-type="float">
            <text:p>3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5</text:p>
          </table:table-cell>
          <table:table-cell office:value-type="string" calcext:value-type="string">
            <text:p>Confirmado</text:p>
          </table:table-cell>
          <table:table-cell office:value-type="float" office:value="698" calcext:value-type="float">
            <text:p>698</text:p>
          </table:table-cell>
          <table:table-cell office:value-type="float" office:value="543" calcext:value-type="float">
            <text:p>543</text:p>
          </table:table-cell>
          <table:table-cell table:formula="of:=[.C285]+[.E284]" office:value-type="float" office:value="179762" calcext:value-type="float">
            <text:p>179762</text:p>
          </table:table-cell>
          <table:table-cell office:value-type="float" office:value="129218" calcext:value-type="float">
            <text:p>129218</text:p>
          </table:table-cell>
          <table:table-cell table:formula="of:=[.G284]+[.H285]" office:value-type="float" office:value="16882" calcext:value-type="float">
            <text:p>16882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876" calcext:value-type="float">
            <text:p>876</text:p>
          </table:table-cell>
          <table:table-cell office:value-type="float" office:value="670" calcext:value-type="float">
            <text:p>670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[.E285]-[.F285]-[.G285]" office:value-type="float" office:value="33662" calcext:value-type="float">
            <text:p>33662</text:p>
          </table:table-cell>
          <table:table-cell table:formula="of:=MAX([.S285]-[.K285];0)" office:value-type="float" office:value="32992" calcext:value-type="float">
            <text:p>32992</text:p>
          </table:table-cell>
          <table:table-cell table:formula="of:=[.K285]/[.S271]" office:value-type="float" office:value="0.0248258485252705" calcext:value-type="float">
            <text:p>0.024825848525271</text:p>
          </table:table-cell>
          <table:table-cell table:formula="of:=[.G285]/[.E271]" office:value-type="float" office:value="0.101621048956521" calcext:value-type="float">
            <text:p>0.101621048956521</text:p>
          </table:table-cell>
          <table:table-cell table:formula="of:=6718903-[.Y285]-[.F285]-[.G285]" office:value-type="float" office:value="6538005.15734388" calcext:value-type="float">
            <text:p>6538005.15734388</text:p>
          </table:table-cell>
          <table:table-cell table:formula="of:=NORMINV(RAND();MAX([.T292];1);MAX(0.25*[.T292];1))" office:value-type="float" office:value="34127.8426561257" calcext:value-type="float">
            <text:p>34127.8426561257</text:p>
          </table:table-cell>
          <table:table-cell table:formula="of:=[.X285]+[.K285]" office:value-type="float" office:value="34797.8426561257" calcext:value-type="float">
            <text:p>34797.8426561257</text:p>
          </table:table-cell>
          <table:table-cell table:formula="of:=[.X285]-[.X284]" office:value-type="float" office:value="-2053.31313953931" calcext:value-type="float">
            <text:p>-2053.31313953931</text:p>
          </table:table-cell>
          <table:table-cell table:formula="of:=[.S285]-[.S284]" office:value-type="float" office:value="84" calcext:value-type="float">
            <text:p>84</text:p>
          </table:table-cell>
          <table:table-cell table:formula="of:=[.K285]-[.K284]" office:value-type="float" office:value="-38" calcext:value-type="float">
            <text:p>-3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6</text:p>
          </table:table-cell>
          <table:table-cell office:value-type="string" calcext:value-type="string">
            <text:p>Confirmado</text:p>
          </table:table-cell>
          <table:table-cell office:value-type="float" office:value="713" calcext:value-type="float">
            <text:p>713</text:p>
          </table:table-cell>
          <table:table-cell office:value-type="float" office:value="795" calcext:value-type="float">
            <text:p>795</text:p>
          </table:table-cell>
          <table:table-cell table:formula="of:=[.C286]+[.E285]" office:value-type="float" office:value="180475" calcext:value-type="float">
            <text:p>180475</text:p>
          </table:table-cell>
          <table:table-cell office:value-type="float" office:value="130013" calcext:value-type="float">
            <text:p>130013</text:p>
          </table:table-cell>
          <table:table-cell table:formula="of:=[.G285]+[.H286]" office:value-type="float" office:value="16946" calcext:value-type="float">
            <text:p>1694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830" calcext:value-type="float">
            <text:p>830</text:p>
          </table:table-cell>
          <table:table-cell office:value-type="float" office:value="688" calcext:value-type="float">
            <text:p>688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formula="of:=[.E286]-[.F286]-[.G286]" office:value-type="float" office:value="33516" calcext:value-type="float">
            <text:p>33516</text:p>
          </table:table-cell>
          <table:table-cell table:formula="of:=MAX([.S286]-[.K286];0)" office:value-type="float" office:value="32828" calcext:value-type="float">
            <text:p>32828</text:p>
          </table:table-cell>
          <table:table-cell table:formula="of:=[.K286]/[.S272]" office:value-type="float" office:value="0.0254795941041404" calcext:value-type="float">
            <text:p>0.025479594104141</text:p>
          </table:table-cell>
          <table:table-cell table:formula="of:=[.G286]/[.E272]" office:value-type="float" office:value="0.101302598621481" calcext:value-type="float">
            <text:p>0.101302598621481</text:p>
          </table:table-cell>
          <table:table-cell table:formula="of:=6718903-[.Y286]-[.F286]-[.G286]" office:value-type="float" office:value="6542803.35571692" calcext:value-type="float">
            <text:p>6542803.35571692</text:p>
          </table:table-cell>
          <table:table-cell table:formula="of:=NORMINV(RAND();MAX([.T293];1);MAX(0.25*[.T293];1))" office:value-type="float" office:value="28452.6442830766" calcext:value-type="float">
            <text:p>28452.6442830766</text:p>
          </table:table-cell>
          <table:table-cell table:formula="of:=[.X286]+[.K286]" office:value-type="float" office:value="29140.6442830766" calcext:value-type="float">
            <text:p>29140.6442830766</text:p>
          </table:table-cell>
          <table:table-cell table:formula="of:=[.X286]-[.X285]" office:value-type="float" office:value="-5675.19837304908" calcext:value-type="float">
            <text:p>-5675.19837304908</text:p>
          </table:table-cell>
          <table:table-cell table:formula="of:=[.S286]-[.S285]" office:value-type="float" office:value="-146" calcext:value-type="float">
            <text:p>-146</text:p>
          </table:table-cell>
          <table:table-cell table:formula="of:=[.K286]-[.K285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7</text:p>
          </table:table-cell>
          <table:table-cell office:value-type="string" calcext:value-type="string">
            <text:p>Confirmado</text:p>
          </table:table-cell>
          <table:table-cell office:value-type="float" office:value="743" calcext:value-type="float">
            <text:p>743</text:p>
          </table:table-cell>
          <table:table-cell office:value-type="float" office:value="995" calcext:value-type="float">
            <text:p>995</text:p>
          </table:table-cell>
          <table:table-cell table:formula="of:=[.C287]+[.E286]" office:value-type="float" office:value="181218" calcext:value-type="float">
            <text:p>181218</text:p>
          </table:table-cell>
          <table:table-cell office:value-type="float" office:value="131008" calcext:value-type="float">
            <text:p>131008</text:p>
          </table:table-cell>
          <table:table-cell table:formula="of:=[.G286]+[.H287]" office:value-type="float" office:value="17021" calcext:value-type="float">
            <text:p>17021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786" calcext:value-type="float">
            <text:p>786</text:p>
          </table:table-cell>
          <table:table-cell office:value-type="float" office:value="666" calcext:value-type="float">
            <text:p>666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table:formula="of:=[.E287]-[.F287]-[.G287]" office:value-type="float" office:value="33189" calcext:value-type="float">
            <text:p>33189</text:p>
          </table:table-cell>
          <table:table-cell table:formula="of:=MAX([.S287]-[.K287];0)" office:value-type="float" office:value="32523" calcext:value-type="float">
            <text:p>32523</text:p>
          </table:table-cell>
          <table:table-cell table:formula="of:=[.K287]/[.S273]" office:value-type="float" office:value="0.0247666505522294" calcext:value-type="float">
            <text:p>0.024766650552229</text:p>
          </table:table-cell>
          <table:table-cell table:formula="of:=[.G287]/[.E273]" office:value-type="float" office:value="0.101130071060199" calcext:value-type="float">
            <text:p>0.101130071060199</text:p>
          </table:table-cell>
          <table:table-cell table:formula="of:=6718903-[.Y287]-[.F287]-[.G287]" office:value-type="float" office:value="6533566.77375698" calcext:value-type="float">
            <text:p>6533566.77375698</text:p>
          </table:table-cell>
          <table:table-cell table:formula="of:=NORMINV(RAND();MAX([.T294];1);MAX(0.25*[.T294];1))" office:value-type="float" office:value="36641.226243025" calcext:value-type="float">
            <text:p>36641.226243025</text:p>
          </table:table-cell>
          <table:table-cell table:formula="of:=[.X287]+[.K287]" office:value-type="float" office:value="37307.226243025" calcext:value-type="float">
            <text:p>37307.226243025</text:p>
          </table:table-cell>
          <table:table-cell table:formula="of:=[.X287]-[.X286]" office:value-type="float" office:value="8188.58195994838" calcext:value-type="float">
            <text:p>8188.58195994838</text:p>
          </table:table-cell>
          <table:table-cell table:formula="of:=[.S287]-[.S286]" office:value-type="float" office:value="-327" calcext:value-type="float">
            <text:p>-327</text:p>
          </table:table-cell>
          <table:table-cell table:formula="of:=[.K287]-[.K286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26" calcext:value-type="float">
            <text:p>-26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8</text:p>
          </table:table-cell>
          <table:table-cell office:value-type="string" calcext:value-type="string">
            <text:p>Confirmado</text:p>
          </table:table-cell>
          <table:table-cell office:value-type="float" office:value="573" calcext:value-type="float">
            <text:p>573</text:p>
          </table:table-cell>
          <table:table-cell office:value-type="float" office:value="986" calcext:value-type="float">
            <text:p>986</text:p>
          </table:table-cell>
          <table:table-cell table:formula="of:=[.C288]+[.E287]" office:value-type="float" office:value="181791" calcext:value-type="float">
            <text:p>181791</text:p>
          </table:table-cell>
          <table:table-cell office:value-type="float" office:value="131994" calcext:value-type="float">
            <text:p>131994</text:p>
          </table:table-cell>
          <table:table-cell table:formula="of:=[.G287]+[.H288]" office:value-type="float" office:value="17069" calcext:value-type="float">
            <text:p>1706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692" calcext:value-type="float">
            <text:p>692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88]-[.F288]-[.G288]" office:value-type="float" office:value="32728" calcext:value-type="float">
            <text:p>32728</text:p>
          </table:table-cell>
          <table:table-cell table:formula="of:=MAX([.S288]-[.K288];0)" office:value-type="float" office:value="32036" calcext:value-type="float">
            <text:p>32036</text:p>
          </table:table-cell>
          <table:table-cell table:formula="of:=[.K288]/[.S274]" office:value-type="float" office:value="0.0250951949229374" calcext:value-type="float">
            <text:p>0.025095194922938</text:p>
          </table:table-cell>
          <table:table-cell table:formula="of:=[.G288]/[.E274]" office:value-type="float" office:value="0.100754968685623" calcext:value-type="float">
            <text:p>0.100754968685623</text:p>
          </table:table-cell>
          <table:table-cell table:formula="of:=6718903-[.Y288]-[.F288]-[.G288]" office:value-type="float" office:value="6537969.41787064" calcext:value-type="float">
            <text:p>6537969.41787064</text:p>
          </table:table-cell>
          <table:table-cell table:formula="of:=NORMINV(RAND();MAX([.T295];1);MAX(0.25*[.T295];1))" office:value-type="float" office:value="31178.5821293588" calcext:value-type="float">
            <text:p>31178.5821293588</text:p>
          </table:table-cell>
          <table:table-cell table:formula="of:=[.X288]+[.K288]" office:value-type="float" office:value="31870.5821293588" calcext:value-type="float">
            <text:p>31870.5821293588</text:p>
          </table:table-cell>
          <table:table-cell table:formula="of:=[.X288]-[.X287]" office:value-type="float" office:value="-5462.64411366623" calcext:value-type="float">
            <text:p>-5462.64411366623</text:p>
          </table:table-cell>
          <table:table-cell table:formula="of:=[.S288]-[.S287]" office:value-type="float" office:value="-461" calcext:value-type="float">
            <text:p>-461</text:p>
          </table:table-cell>
          <table:table-cell table:formula="of:=[.K288]-[.K287]" office:value-type="float" office:value="26" calcext:value-type="float">
            <text:p>2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9</text:p>
          </table:table-cell>
          <table:table-cell office:value-type="string" calcext:value-type="string">
            <text:p>Confirmado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table:formula="of:=[.C289]+[.E288]" office:value-type="float" office:value="182596" calcext:value-type="float">
            <text:p>182596</text:p>
          </table:table-cell>
          <table:table-cell office:value-type="float" office:value="132801" calcext:value-type="float">
            <text:p>132801</text:p>
          </table:table-cell>
          <table:table-cell table:formula="of:=[.G288]+[.H289]" office:value-type="float" office:value="17159" calcext:value-type="float">
            <text:p>17159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740" calcext:value-type="float">
            <text:p>740</text:p>
          </table:table-cell>
          <table:table-cell office:value-type="float" office:value="684" calcext:value-type="float">
            <text:p>684</text:p>
          </table:table-cell>
          <table:table-cell office:value-type="float" office:value="285" calcext:value-type="float">
            <text:p>285</text:p>
          </table:table-cell>
          <table:table-cell table:number-columns-repeated="6"/>
          <table:table-cell table:formula="of:=[.E289]-[.F289]-[.G289]" office:value-type="float" office:value="32636" calcext:value-type="float">
            <text:p>32636</text:p>
          </table:table-cell>
          <table:table-cell table:formula="of:=MAX([.S289]-[.K289];0)" office:value-type="float" office:value="31952" calcext:value-type="float">
            <text:p>31952</text:p>
          </table:table-cell>
          <table:table-cell table:formula="of:=[.K289]/[.S275]" office:value-type="float" office:value="0.0251202761761357" calcext:value-type="float">
            <text:p>0.025120276176136</text:p>
          </table:table-cell>
          <table:table-cell table:formula="of:=[.G289]/[.E275]" office:value-type="float" office:value="0.100712541672536" calcext:value-type="float">
            <text:p>0.100712541672536</text:p>
          </table:table-cell>
          <table:table-cell table:formula="of:=6718903-[.Y289]-[.F289]-[.G289]" office:value-type="float" office:value="6542826.75820088" calcext:value-type="float">
            <text:p>6542826.75820088</text:p>
          </table:table-cell>
          <table:table-cell table:formula="of:=NORMINV(RAND();MAX([.T296];1);MAX(0.25*[.T296];1))" office:value-type="float" office:value="25432.2417991192" calcext:value-type="float">
            <text:p>25432.2417991192</text:p>
          </table:table-cell>
          <table:table-cell table:formula="of:=[.X289]+[.K289]" office:value-type="float" office:value="26116.2417991192" calcext:value-type="float">
            <text:p>26116.2417991192</text:p>
          </table:table-cell>
          <table:table-cell table:formula="of:=[.X289]-[.X288]" office:value-type="float" office:value="-5746.34033023956" calcext:value-type="float">
            <text:p>-5746.34033023956</text:p>
          </table:table-cell>
          <table:table-cell table:formula="of:=[.S289]-[.S288]" office:value-type="float" office:value="-92" calcext:value-type="float">
            <text:p>-92</text:p>
          </table:table-cell>
          <table:table-cell table:formula="of:=[.K289]-[.K288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0</text:p>
          </table:table-cell>
          <table:table-cell office:value-type="string" calcext:value-type="string">
            <text:p>Confirmado</text:p>
          </table:table-cell>
          <table:table-cell office:value-type="float" office:value="776" calcext:value-type="float">
            <text:p>776</text:p>
          </table:table-cell>
          <table:table-cell office:value-type="float" office:value="344" calcext:value-type="float">
            <text:p>344</text:p>
          </table:table-cell>
          <table:table-cell table:formula="of:=[.C290]+[.E289]" office:value-type="float" office:value="183372" calcext:value-type="float">
            <text:p>183372</text:p>
          </table:table-cell>
          <table:table-cell office:value-type="float" office:value="133145" calcext:value-type="float">
            <text:p>133145</text:p>
          </table:table-cell>
          <table:table-cell table:formula="of:=[.G289]+[.H290]" office:value-type="float" office:value="17230" calcext:value-type="float">
            <text:p>1723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749" calcext:value-type="float">
            <text:p>749</text:p>
          </table:table-cell>
          <table:table-cell office:value-type="float" office:value="696" calcext:value-type="float">
            <text:p>696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formula="of:=[.E290]-[.F290]-[.G290]" office:value-type="float" office:value="32997" calcext:value-type="float">
            <text:p>32997</text:p>
          </table:table-cell>
          <table:table-cell table:formula="of:=MAX([.S290]-[.K290];0)" office:value-type="float" office:value="32301" calcext:value-type="float">
            <text:p>32301</text:p>
          </table:table-cell>
          <table:table-cell table:formula="of:=[.K290]/[.S276]" office:value-type="float" office:value="0.0254637251673801" calcext:value-type="float">
            <text:p>0.02546372516738</text:p>
          </table:table-cell>
          <table:table-cell table:formula="of:=[.G290]/[.E276]" office:value-type="float" office:value="0.10043953225374" calcext:value-type="float">
            <text:p>0.10043953225374</text:p>
          </table:table-cell>
          <table:table-cell table:formula="of:=6718903-[.Y290]-[.F290]-[.G290]" office:value-type="float" office:value="6535236.86914961" calcext:value-type="float">
            <text:p>6535236.86914961</text:p>
          </table:table-cell>
          <table:table-cell table:formula="of:=NORMINV(RAND();MAX([.T297];1);MAX(0.25*[.T297];1))" office:value-type="float" office:value="32595.1308503894" calcext:value-type="float">
            <text:p>32595.1308503894</text:p>
          </table:table-cell>
          <table:table-cell table:formula="of:=[.X290]+[.K290]" office:value-type="float" office:value="33291.1308503894" calcext:value-type="float">
            <text:p>33291.1308503894</text:p>
          </table:table-cell>
          <table:table-cell table:formula="of:=[.X290]-[.X289]" office:value-type="float" office:value="7162.88905127021" calcext:value-type="float">
            <text:p>7162.88905127021</text:p>
          </table:table-cell>
          <table:table-cell table:formula="of:=[.S290]-[.S289]" office:value-type="float" office:value="361" calcext:value-type="float">
            <text:p>361</text:p>
          </table:table-cell>
          <table:table-cell table:formula="of:=[.K290]-[.K289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1</text:p>
          </table:table-cell>
          <table:table-cell office:value-type="string" calcext:value-type="string">
            <text:p>Confirmado</text:p>
          </table:table-cell>
          <table:table-cell office:value-type="float" office:value="677" calcext:value-type="float">
            <text:p>677</text:p>
          </table:table-cell>
          <table:table-cell office:value-type="float" office:value="533" calcext:value-type="float">
            <text:p>533</text:p>
          </table:table-cell>
          <table:table-cell table:formula="of:=[.C291]+[.E290]" office:value-type="float" office:value="184049" calcext:value-type="float">
            <text:p>184049</text:p>
          </table:table-cell>
          <table:table-cell office:value-type="float" office:value="133678" calcext:value-type="float">
            <text:p>133678</text:p>
          </table:table-cell>
          <table:table-cell table:formula="of:=[.G290]+[.H291]" office:value-type="float" office:value="17295" calcext:value-type="float">
            <text:p>1729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55" calcext:value-type="float">
            <text:p>755</text:p>
          </table:table-cell>
          <table:table-cell office:value-type="float" office:value="673" calcext:value-type="float">
            <text:p>673</text:p>
          </table:table-cell>
          <table:table-cell office:value-type="float" office:value="286" calcext:value-type="float">
            <text:p>286</text:p>
          </table:table-cell>
          <table:table-cell table:number-columns-repeated="6"/>
          <table:table-cell table:formula="of:=[.E291]-[.F291]-[.G291]" office:value-type="float" office:value="33076" calcext:value-type="float">
            <text:p>33076</text:p>
          </table:table-cell>
          <table:table-cell table:formula="of:=MAX([.S291]-[.K291];0)" office:value-type="float" office:value="32403" calcext:value-type="float">
            <text:p>32403</text:p>
          </table:table-cell>
          <table:table-cell table:formula="of:=[.K291]/[.S277]" office:value-type="float" office:value="0.0244318594351267" calcext:value-type="float">
            <text:p>0.024431859435127</text:p>
          </table:table-cell>
          <table:table-cell table:formula="of:=[.G291]/[.E277]" office:value-type="float" office:value="0.100225427529975" calcext:value-type="float">
            <text:p>0.100225427529975</text:p>
          </table:table-cell>
          <table:table-cell table:formula="of:=6718903-[.Y291]-[.F291]-[.G291]" office:value-type="float" office:value="6537591.41841784" calcext:value-type="float">
            <text:p>6537591.41841784</text:p>
          </table:table-cell>
          <table:table-cell table:formula="of:=NORMINV(RAND();MAX([.T298];1);MAX(0.25*[.T298];1))" office:value-type="float" office:value="29665.5815821575" calcext:value-type="float">
            <text:p>29665.5815821575</text:p>
          </table:table-cell>
          <table:table-cell table:formula="of:=[.X291]+[.K291]" office:value-type="float" office:value="30338.5815821575" calcext:value-type="float">
            <text:p>30338.5815821575</text:p>
          </table:table-cell>
          <table:table-cell table:formula="of:=[.X291]-[.X290]" office:value-type="float" office:value="-2929.54926823192" calcext:value-type="float">
            <text:p>-2929.54926823192</text:p>
          </table:table-cell>
          <table:table-cell table:formula="of:=[.S291]-[.S290]" office:value-type="float" office:value="79" calcext:value-type="float">
            <text:p>79</text:p>
          </table:table-cell>
          <table:table-cell table:formula="of:=[.K291]-[.K290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2</text:p>
          </table:table-cell>
          <table:table-cell office:value-type="string" calcext:value-type="string">
            <text:p>Confirmado</text:p>
          </table:table-cell>
          <table:table-cell office:value-type="float" office:value="715" calcext:value-type="float">
            <text:p>715</text:p>
          </table:table-cell>
          <table:table-cell office:value-type="float" office:value="732" calcext:value-type="float">
            <text:p>732</text:p>
          </table:table-cell>
          <table:table-cell table:formula="of:=[.C292]+[.E291]" office:value-type="float" office:value="184764" calcext:value-type="float">
            <text:p>184764</text:p>
          </table:table-cell>
          <table:table-cell office:value-type="float" office:value="134410" calcext:value-type="float">
            <text:p>134410</text:p>
          </table:table-cell>
          <table:table-cell table:formula="of:=[.G291]+[.H292]" office:value-type="float" office:value="17334" calcext:value-type="float">
            <text:p>1733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829" calcext:value-type="float">
            <text:p>829</text:p>
          </table:table-cell>
          <table:table-cell office:value-type="float" office:value="668" calcext:value-type="float">
            <text:p>668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table:formula="of:=[.E292]-[.F292]-[.G292]" office:value-type="float" office:value="33020" calcext:value-type="float">
            <text:p>33020</text:p>
          </table:table-cell>
          <table:table-cell table:formula="of:=MAX([.S292]-[.K292];0)" office:value-type="float" office:value="32352" calcext:value-type="float">
            <text:p>32352</text:p>
          </table:table-cell>
          <table:table-cell table:formula="of:=[.K292]/[.S278]" office:value-type="float" office:value="0.0242538668215816" calcext:value-type="float">
            <text:p>0.024253866821582</text:p>
          </table:table-cell>
          <table:table-cell table:formula="of:=[.G292]/[.E278]" office:value-type="float" office:value="0.0999239070282236" calcext:value-type="float">
            <text:p>0.099923907028224</text:p>
          </table:table-cell>
          <table:table-cell table:formula="of:=6718903-[.Y292]-[.F292]-[.G292]" office:value-type="float" office:value="6545033.87710264" calcext:value-type="float">
            <text:p>6545033.87710264</text:p>
          </table:table-cell>
          <table:table-cell table:formula="of:=NORMINV(RAND();MAX([.T299];1);MAX(0.25*[.T299];1))" office:value-type="float" office:value="21457.1228973638" calcext:value-type="float">
            <text:p>21457.1228973638</text:p>
          </table:table-cell>
          <table:table-cell table:formula="of:=[.X292]+[.K292]" office:value-type="float" office:value="22125.1228973638" calcext:value-type="float">
            <text:p>22125.1228973638</text:p>
          </table:table-cell>
          <table:table-cell table:formula="of:=[.X292]-[.X291]" office:value-type="float" office:value="-8208.45868479371" calcext:value-type="float">
            <text:p>-8208.45868479371</text:p>
          </table:table-cell>
          <table:table-cell table:formula="of:=[.S292]-[.S291]" office:value-type="float" office:value="-56" calcext:value-type="float">
            <text:p>-56</text:p>
          </table:table-cell>
          <table:table-cell table:formula="of:=[.K292]-[.K291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3</text:p>
          </table:table-cell>
          <table:table-cell office:value-type="string" calcext:value-type="string">
            <text:p>Confirmado</text:p>
          </table:table-cell>
          <table:table-cell office:value-type="float" office:value="597" calcext:value-type="float">
            <text:p>597</text:p>
          </table:table-cell>
          <table:table-cell office:value-type="float" office:value="724" calcext:value-type="float">
            <text:p>724</text:p>
          </table:table-cell>
          <table:table-cell table:formula="of:=[.C293]+[.E292]" office:value-type="float" office:value="185361" calcext:value-type="float">
            <text:p>185361</text:p>
          </table:table-cell>
          <table:table-cell office:value-type="float" office:value="135134" calcext:value-type="float">
            <text:p>135134</text:p>
          </table:table-cell>
          <table:table-cell table:formula="of:=[.G292]+[.H293]" office:value-type="float" office:value="17382" calcext:value-type="float">
            <text:p>1738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779" calcext:value-type="float">
            <text:p>779</text:p>
          </table:table-cell>
          <table:table-cell office:value-type="float" office:value="649" calcext:value-type="float">
            <text:p>649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[.E293]-[.F293]-[.G293]" office:value-type="float" office:value="32845" calcext:value-type="float">
            <text:p>32845</text:p>
          </table:table-cell>
          <table:table-cell table:formula="of:=MAX([.S293]-[.K293];0)" office:value-type="float" office:value="32196" calcext:value-type="float">
            <text:p>32196</text:p>
          </table:table-cell>
          <table:table-cell table:formula="of:=[.K293]/[.S279]" office:value-type="float" office:value="0.0232250214715145" calcext:value-type="float">
            <text:p>0.023225021471515</text:p>
          </table:table-cell>
          <table:table-cell table:formula="of:=[.G293]/[.E279]" office:value-type="float" office:value="0.0995395821880154" calcext:value-type="float">
            <text:p>0.099539582188015</text:p>
          </table:table-cell>
          <table:table-cell table:formula="of:=6718903-[.Y293]-[.F293]-[.G293]" office:value-type="float" office:value="6525582.08004433" calcext:value-type="float">
            <text:p>6525582.08004433</text:p>
          </table:table-cell>
          <table:table-cell table:formula="of:=NORMINV(RAND();MAX([.T300];1);MAX(0.25*[.T300];1))" office:value-type="float" office:value="40155.9199556708" calcext:value-type="float">
            <text:p>40155.9199556708</text:p>
          </table:table-cell>
          <table:table-cell table:formula="of:=[.X293]+[.K293]" office:value-type="float" office:value="40804.9199556708" calcext:value-type="float">
            <text:p>40804.9199556708</text:p>
          </table:table-cell>
          <table:table-cell table:formula="of:=[.X293]-[.X292]" office:value-type="float" office:value="18698.797058307" calcext:value-type="float">
            <text:p>18698.797058307</text:p>
          </table:table-cell>
          <table:table-cell table:formula="of:=[.S293]-[.S292]" office:value-type="float" office:value="-175" calcext:value-type="float">
            <text:p>-175</text:p>
          </table:table-cell>
          <table:table-cell table:formula="of:=[.K293]-[.K292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4" calcext:value-type="float">
            <text:p>54</text:p>
          </table:table-cell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4</text:p>
          </table:table-cell>
          <table:table-cell office:value-type="string" calcext:value-type="string">
            <text:p>Confirmado</text:p>
          </table:table-cell>
          <table:table-cell office:value-type="float" office:value="838" calcext:value-type="float">
            <text:p>838</text:p>
          </table:table-cell>
          <table:table-cell office:value-type="float" office:value="1108" calcext:value-type="float">
            <text:p>1108</text:p>
          </table:table-cell>
          <table:table-cell table:formula="of:=[.C294]+[.E293]" office:value-type="float" office:value="186199" calcext:value-type="float">
            <text:p>186199</text:p>
          </table:table-cell>
          <table:table-cell office:value-type="float" office:value="136242" calcext:value-type="float">
            <text:p>136242</text:p>
          </table:table-cell>
          <table:table-cell table:formula="of:=[.G293]+[.H294]" office:value-type="float" office:value="17437" calcext:value-type="float">
            <text:p>1743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812" calcext:value-type="float">
            <text:p>812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formula="of:=[.E294]-[.F294]-[.G294]" office:value-type="float" office:value="32520" calcext:value-type="float">
            <text:p>32520</text:p>
          </table:table-cell>
          <table:table-cell table:formula="of:=MAX([.S294]-[.K294];0)" office:value-type="float" office:value="31893" calcext:value-type="float">
            <text:p>31893</text:p>
          </table:table-cell>
          <table:table-cell table:formula="of:=[.K294]/[.S280]" office:value-type="float" office:value="0.0232110465331507" calcext:value-type="float">
            <text:p>0.023211046533151</text:p>
          </table:table-cell>
          <table:table-cell table:formula="of:=[.G294]/[.E280]" office:value-type="float" office:value="0.0992797563128078" calcext:value-type="float">
            <text:p>0.099279756312808</text:p>
          </table:table-cell>
          <table:table-cell table:formula="of:=6718903-[.Y294]-[.F294]-[.G294]" office:value-type="float" office:value="6544571.754018" calcext:value-type="float">
            <text:p>6544571.754018</text:p>
          </table:table-cell>
          <table:table-cell table:formula="of:=NORMINV(RAND();MAX([.T301];1);MAX(0.25*[.T301];1))" office:value-type="float" office:value="20025.2459819997" calcext:value-type="float">
            <text:p>20025.2459819997</text:p>
          </table:table-cell>
          <table:table-cell table:formula="of:=[.X294]+[.K294]" office:value-type="float" office:value="20652.2459819997" calcext:value-type="float">
            <text:p>20652.2459819997</text:p>
          </table:table-cell>
          <table:table-cell table:formula="of:=[.X294]-[.X293]" office:value-type="float" office:value="-20130.6739736711" calcext:value-type="float">
            <text:p>-20130.6739736711</text:p>
          </table:table-cell>
          <table:table-cell table:formula="of:=[.S294]-[.S293]" office:value-type="float" office:value="-325" calcext:value-type="float">
            <text:p>-325</text:p>
          </table:table-cell>
          <table:table-cell table:formula="of:=[.K294]-[.K293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26" calcext:value-type="float">
            <text:p>26</text:p>
          </table:table-cell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5</text:p>
          </table:table-cell>
          <table:table-cell office:value-type="string" calcext:value-type="string">
            <text:p>Confirmado</text:p>
          </table:table-cell>
          <table:table-cell office:value-type="float" office:value="696" calcext:value-type="float">
            <text:p>696</text:p>
          </table:table-cell>
          <table:table-cell office:value-type="float" office:value="540" calcext:value-type="float">
            <text:p>540</text:p>
          </table:table-cell>
          <table:table-cell table:formula="of:=[.C295]+[.E294]" office:value-type="float" office:value="186895" calcext:value-type="float">
            <text:p>186895</text:p>
          </table:table-cell>
          <table:table-cell office:value-type="float" office:value="136782" calcext:value-type="float">
            <text:p>136782</text:p>
          </table:table-cell>
          <table:table-cell table:formula="of:=[.G294]+[.H295]" office:value-type="float" office:value="17495" calcext:value-type="float">
            <text:p>17495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95]-[.F295]-[.G295]" office:value-type="float" office:value="32618" calcext:value-type="float">
            <text:p>32618</text:p>
          </table:table-cell>
          <table:table-cell table:formula="of:=MAX([.S295]-[.K295];0)" office:value-type="float" office:value="32027" calcext:value-type="float">
            <text:p>32027</text:p>
          </table:table-cell>
          <table:table-cell table:formula="of:=[.K295]/[.S281]" office:value-type="float" office:value="0.0217000183587296" calcext:value-type="float">
            <text:p>0.02170001835873</text:p>
          </table:table-cell>
          <table:table-cell table:formula="of:=[.G295]/[.E281]" office:value-type="float" office:value="0.0990780278403878" calcext:value-type="float">
            <text:p>0.099078027840388</text:p>
          </table:table-cell>
          <table:table-cell table:formula="of:=6718903-[.Y295]-[.F295]-[.G295]" office:value-type="float" office:value="6537835.26458149" calcext:value-type="float">
            <text:p>6537835.26458149</text:p>
          </table:table-cell>
          <table:table-cell table:formula="of:=NORMINV(RAND();MAX([.T302];1);MAX(0.25*[.T302];1))" office:value-type="float" office:value="26199.7354185152" calcext:value-type="float">
            <text:p>26199.7354185152</text:p>
          </table:table-cell>
          <table:table-cell table:formula="of:=[.X295]+[.K295]" office:value-type="float" office:value="26790.7354185152" calcext:value-type="float">
            <text:p>26790.7354185152</text:p>
          </table:table-cell>
          <table:table-cell table:formula="of:=[.X295]-[.X294]" office:value-type="float" office:value="6174.48943651549" calcext:value-type="float">
            <text:p>6174.48943651549</text:p>
          </table:table-cell>
          <table:table-cell table:formula="of:=[.S295]-[.S294]" office:value-type="float" office:value="98" calcext:value-type="float">
            <text:p>98</text:p>
          </table:table-cell>
          <table:table-cell table:formula="of:=[.K295]-[.K294]" office:value-type="float" office:value="-36" calcext:value-type="float">
            <text:p>-3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6</text:p>
          </table:table-cell>
          <table:table-cell office:value-type="string" calcext:value-type="string">
            <text:p>Confirmado</text:p>
          </table:table-cell>
          <table:table-cell office:value-type="float" office:value="627" calcext:value-type="float">
            <text:p>627</text:p>
          </table:table-cell>
          <table:table-cell office:value-type="float" office:value="360" calcext:value-type="float">
            <text:p>360</text:p>
          </table:table-cell>
          <table:table-cell table:formula="of:=[.C296]+[.E295]" office:value-type="float" office:value="187522" calcext:value-type="float">
            <text:p>187522</text:p>
          </table:table-cell>
          <table:table-cell office:value-type="float" office:value="137142" calcext:value-type="float">
            <text:p>137142</text:p>
          </table:table-cell>
          <table:table-cell table:formula="of:=[.G295]+[.H296]" office:value-type="float" office:value="17549" calcext:value-type="float">
            <text:p>1754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593" calcext:value-type="float">
            <text:p>593</text:p>
          </table:table-cell>
          <table:table-cell office:value-type="float" office:value="558" calcext:value-type="float">
            <text:p>558</text:p>
          </table:table-cell>
          <table:table-cell office:value-type="float" office:value="262" calcext:value-type="float">
            <text:p>262</text:p>
          </table:table-cell>
          <table:table-cell table:number-columns-repeated="6"/>
          <table:table-cell table:formula="of:=[.E296]-[.F296]-[.G296]" office:value-type="float" office:value="32831" calcext:value-type="float">
            <text:p>32831</text:p>
          </table:table-cell>
          <table:table-cell table:formula="of:=MAX([.S296]-[.K296];0)" office:value-type="float" office:value="32273" calcext:value-type="float">
            <text:p>32273</text:p>
          </table:table-cell>
          <table:table-cell table:formula="of:=[.K296]/[.S282]" office:value-type="float" office:value="0.0208426714477813" calcext:value-type="float">
            <text:p>0.020842671447781</text:p>
          </table:table-cell>
          <table:table-cell table:formula="of:=[.G296]/[.E282]" office:value-type="float" office:value="0.098960712332166" calcext:value-type="float">
            <text:p>0.098960712332166</text:p>
          </table:table-cell>
          <table:table-cell table:formula="of:=6718903-[.Y296]-[.F296]-[.G296]" office:value-type="float" office:value="6540117.0541991" calcext:value-type="float">
            <text:p>6540117.0541991</text:p>
          </table:table-cell>
          <table:table-cell table:formula="of:=NORMINV(RAND();MAX([.T303];1);MAX(0.25*[.T303];1))" office:value-type="float" office:value="23536.9458008991" calcext:value-type="float">
            <text:p>23536.9458008991</text:p>
          </table:table-cell>
          <table:table-cell table:formula="of:=[.X296]+[.K296]" office:value-type="float" office:value="24094.9458008991" calcext:value-type="float">
            <text:p>24094.9458008991</text:p>
          </table:table-cell>
          <table:table-cell table:formula="of:=[.X296]-[.X295]" office:value-type="float" office:value="-2662.78961761602" calcext:value-type="float">
            <text:p>-2662.78961761602</text:p>
          </table:table-cell>
          <table:table-cell table:formula="of:=[.S296]-[.S295]" office:value-type="float" office:value="213" calcext:value-type="float">
            <text:p>213</text:p>
          </table:table-cell>
          <table:table-cell table:formula="of:=[.K296]-[.K295]" office:value-type="float" office:value="-33" calcext:value-type="float">
            <text:p>-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6" calcext:value-type="float">
            <text:p>-36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7</text:p>
          </table:table-cell>
          <table:table-cell office:value-type="string" calcext:value-type="string">
            <text:p>Confirmado</text:p>
          </table:table-cell>
          <table:table-cell office:value-type="float" office:value="850" calcext:value-type="float">
            <text:p>850</text:p>
          </table:table-cell>
          <table:table-cell office:value-type="float" office:value="507" calcext:value-type="float">
            <text:p>507</text:p>
          </table:table-cell>
          <table:table-cell table:formula="of:=[.C297]+[.E296]" office:value-type="float" office:value="188372" calcext:value-type="float">
            <text:p>188372</text:p>
          </table:table-cell>
          <table:table-cell office:value-type="float" office:value="137649" calcext:value-type="float">
            <text:p>137649</text:p>
          </table:table-cell>
          <table:table-cell table:formula="of:=[.G296]+[.H297]" office:value-type="float" office:value="17618" calcext:value-type="float">
            <text:p>17618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631" calcext:value-type="float">
            <text:p>631</text:p>
          </table:table-cell>
          <table:table-cell table:number-columns-repeated="8"/>
          <table:table-cell table:formula="of:=[.E297]-[.F297]-[.G297]" office:value-type="float" office:value="33105" calcext:value-type="float">
            <text:p>33105</text:p>
          </table:table-cell>
          <table:table-cell table:formula="of:=MAX([.S297]-[.K297];0)" office:value-type="float" office:value="33105" calcext:value-type="float">
            <text:p>33105</text:p>
          </table:table-cell>
          <table:table-cell table:formula="of:=[.K297]/[.S283]" office:value-type="float" office:value="0" calcext:value-type="float">
            <text:p>0</text:p>
          </table:table-cell>
          <table:table-cell table:formula="of:=[.G297]/[.E283]" office:value-type="float" office:value="0.0988714357066294" calcext:value-type="float">
            <text:p>0.098871435706629</text:p>
          </table:table-cell>
          <table:table-cell table:formula="of:=6718903-[.Y297]-[.F297]-[.G297]" office:value-type="float" office:value="6527340.65200866" calcext:value-type="float">
            <text:p>6527340.65200866</text:p>
          </table:table-cell>
          <table:table-cell table:formula="of:=NORMINV(RAND();MAX([.T304];1);MAX(0.25*[.T304];1))" office:value-type="float" office:value="36295.3479913403" calcext:value-type="float">
            <text:p>36295.3479913403</text:p>
          </table:table-cell>
          <table:table-cell table:formula="of:=[.X297]+[.K297]" office:value-type="float" office:value="36295.3479913403" calcext:value-type="float">
            <text:p>36295.3479913403</text:p>
          </table:table-cell>
          <table:table-cell table:formula="of:=[.X297]-[.X296]" office:value-type="float" office:value="12758.4021904412" calcext:value-type="float">
            <text:p>12758.4021904412</text:p>
          </table:table-cell>
          <table:table-cell table:formula="of:=[.S297]-[.S296]" office:value-type="float" office:value="274" calcext:value-type="float">
            <text:p>274</text:p>
          </table:table-cell>
          <table:table-cell table:formula="of:=[.K297]-[.K296]" office:value-type="float" office:value="-558" calcext:value-type="float">
            <text:p>-55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5" calcext:value-type="float">
            <text:p>-45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8</text:p>
          </table:table-cell>
          <table:table-cell office:value-type="string" calcext:value-type="string">
            <text:p>Confirmado</text:p>
          </table:table-cell>
          <table:table-cell office:value-type="float" office:value="587" calcext:value-type="float">
            <text:p>587</text:p>
          </table:table-cell>
          <table:table-cell office:value-type="float" office:value="338" calcext:value-type="float">
            <text:p>338</text:p>
          </table:table-cell>
          <table:table-cell table:formula="of:=[.C298]+[.E297]" office:value-type="float" office:value="188959" calcext:value-type="float">
            <text:p>188959</text:p>
          </table:table-cell>
          <table:table-cell office:value-type="float" office:value="137987" calcext:value-type="float">
            <text:p>137987</text:p>
          </table:table-cell>
          <table:table-cell table:formula="of:=[.G297]+[.H298]" office:value-type="float" office:value="17657" calcext:value-type="float">
            <text:p>1765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25" calcext:value-type="float">
            <text:p>625</text:p>
          </table:table-cell>
          <table:table-cell office:value-type="float" office:value="577" calcext:value-type="float">
            <text:p>577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table:formula="of:=[.E298]-[.F298]-[.G298]" office:value-type="float" office:value="33315" calcext:value-type="float">
            <text:p>33315</text:p>
          </table:table-cell>
          <table:table-cell table:formula="of:=MAX([.S298]-[.K298];0)" office:value-type="float" office:value="32738" calcext:value-type="float">
            <text:p>32738</text:p>
          </table:table-cell>
          <table:table-cell table:formula="of:=[.K298]/[.S284]" office:value-type="float" office:value="0.0171838703913277" calcext:value-type="float">
            <text:p>0.017183870391328</text:p>
          </table:table-cell>
          <table:table-cell table:formula="of:=[.G298]/[.E284]" office:value-type="float" office:value="0.0986072018942948" calcext:value-type="float">
            <text:p>0.098607201894295</text:p>
          </table:table-cell>
          <table:table-cell table:formula="of:=6718903-[.Y298]-[.F298]-[.G298]" office:value-type="float" office:value="6521544.50372388" calcext:value-type="float">
            <text:p>6521544.50372388</text:p>
          </table:table-cell>
          <table:table-cell table:formula="of:=NORMINV(RAND();MAX([.T305];1);MAX(0.25*[.T305];1))" office:value-type="float" office:value="41137.496276124" calcext:value-type="float">
            <text:p>41137.496276124</text:p>
          </table:table-cell>
          <table:table-cell table:formula="of:=[.X298]+[.K298]" office:value-type="float" office:value="41714.496276124" calcext:value-type="float">
            <text:p>41714.496276124</text:p>
          </table:table-cell>
          <table:table-cell table:formula="of:=[.X298]-[.X297]" office:value-type="float" office:value="4842.14828478366" calcext:value-type="float">
            <text:p>4842.14828478366</text:p>
          </table:table-cell>
          <table:table-cell table:formula="of:=[.S298]-[.S297]" office:value-type="float" office:value="210" calcext:value-type="float">
            <text:p>210</text:p>
          </table:table-cell>
          <table:table-cell table:formula="of:=[.K298]-[.K297]" office:value-type="float" office:value="577" calcext:value-type="float">
            <text:p>57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18" calcext:value-type="float">
            <text:p>18</text:p>
          </table:table-cell>
          <table:table-cell office:value-type="float" office:value="-32" calcext:value-type="float">
            <text:p>-32</text:p>
          </table:table-cell>
          <table:table-cell office:value-type="float" office:value="-27" calcext:value-type="float">
            <text:p>-27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9</text:p>
          </table:table-cell>
          <table:table-cell office:value-type="string" calcext:value-type="string">
            <text:p>Confirmado</text:p>
          </table:table-cell>
          <table:table-cell office:value-type="float" office:value="635" calcext:value-type="float">
            <text:p>635</text:p>
          </table:table-cell>
          <table:table-cell office:value-type="float" office:value="1246" calcext:value-type="float">
            <text:p>1246</text:p>
          </table:table-cell>
          <table:table-cell table:formula="of:=[.C299]+[.E298]" office:value-type="float" office:value="189594" calcext:value-type="float">
            <text:p>189594</text:p>
          </table:table-cell>
          <table:table-cell office:value-type="float" office:value="139233" calcext:value-type="float">
            <text:p>139233</text:p>
          </table:table-cell>
          <table:table-cell table:formula="of:=[.G298]+[.H299]" office:value-type="float" office:value="17705" calcext:value-type="float">
            <text:p>1770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726" calcext:value-type="float">
            <text:p>726</text:p>
          </table:table-cell>
          <table:table-cell office:value-type="float" office:value="580" calcext:value-type="float">
            <text:p>580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table:formula="of:=[.E299]-[.F299]-[.G299]" office:value-type="float" office:value="32656" calcext:value-type="float">
            <text:p>32656</text:p>
          </table:table-cell>
          <table:table-cell table:formula="of:=MAX([.S299]-[.K299];0)" office:value-type="float" office:value="32076" calcext:value-type="float">
            <text:p>32076</text:p>
          </table:table-cell>
          <table:table-cell table:formula="of:=[.K299]/[.S285]" office:value-type="float" office:value="0.0172301111045095" calcext:value-type="float">
            <text:p>0.01723011110451</text:p>
          </table:table-cell>
          <table:table-cell table:formula="of:=[.G299]/[.E285]" office:value-type="float" office:value="0.0984913385476352" calcext:value-type="float">
            <text:p>0.098491338547635</text:p>
          </table:table-cell>
          <table:table-cell table:formula="of:=6718903-[.Y299]-[.F299]-[.G299]" office:value-type="float" office:value="6530808.12756449" calcext:value-type="float">
            <text:p>6530808.12756449</text:p>
          </table:table-cell>
          <table:table-cell table:formula="of:=NORMINV(RAND();MAX([.T306];1);MAX(0.25*[.T306];1))" office:value-type="float" office:value="30576.8724355091" calcext:value-type="float">
            <text:p>30576.8724355091</text:p>
          </table:table-cell>
          <table:table-cell table:formula="of:=[.X299]+[.K299]" office:value-type="float" office:value="31156.872435509" calcext:value-type="float">
            <text:p>31156.872435509</text:p>
          </table:table-cell>
          <table:table-cell table:formula="of:=[.X299]-[.X298]" office:value-type="float" office:value="-10560.6238406149" calcext:value-type="float">
            <text:p>-10560.6238406149</text:p>
          </table:table-cell>
          <table:table-cell table:formula="of:=[.S299]-[.S298]" office:value-type="float" office:value="-659" calcext:value-type="float">
            <text:p>-659</text:p>
          </table:table-cell>
          <table:table-cell table:formula="of:=[.K299]-[.K298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30</text:p>
          </table:table-cell>
          <table:table-cell office:value-type="string" calcext:value-type="string">
            <text:p>Confirmado</text:p>
          </table:table-cell>
          <table:table-cell office:value-type="float" office:value="582" calcext:value-type="float">
            <text:p>582</text:p>
          </table:table-cell>
          <table:table-cell office:value-type="float" office:value="1368" calcext:value-type="float">
            <text:p>1368</text:p>
          </table:table-cell>
          <table:table-cell table:formula="of:=[.C300]+[.E299]" office:value-type="float" office:value="190176" calcext:value-type="float">
            <text:p>190176</text:p>
          </table:table-cell>
          <table:table-cell office:value-type="float" office:value="140601" calcext:value-type="float">
            <text:p>140601</text:p>
          </table:table-cell>
          <table:table-cell table:formula="of:=[.G299]+[.H300]" office:value-type="float" office:value="17761" calcext:value-type="float">
            <text:p>1776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900" calcext:value-type="float">
            <text:p>900</text:p>
          </table:table-cell>
          <table:table-cell office:value-type="float" office:value="545" calcext:value-type="float">
            <text:p>545</text:p>
          </table:table-cell>
          <table:table-cell office:value-type="float" office:value="236" calcext:value-type="float">
            <text:p>236</text:p>
          </table:table-cell>
          <table:table-cell table:number-columns-repeated="6"/>
          <table:table-cell table:formula="of:=[.E300]-[.F300]-[.G300]" office:value-type="float" office:value="31814" calcext:value-type="float">
            <text:p>31814</text:p>
          </table:table-cell>
          <table:table-cell table:formula="of:=MAX([.S300]-[.K300];0)" office:value-type="float" office:value="31269" calcext:value-type="float">
            <text:p>31269</text:p>
          </table:table-cell>
          <table:table-cell table:formula="of:=[.K300]/[.S286]" office:value-type="float" office:value="0.0162608903210407" calcext:value-type="float">
            <text:p>0.016260890321041</text:p>
          </table:table-cell>
          <table:table-cell table:formula="of:=[.G300]/[.E286]" office:value-type="float" office:value="0.0984125225100429" calcext:value-type="float">
            <text:p>0.098412522510043</text:p>
          </table:table-cell>
          <table:table-cell table:formula="of:=6718903-[.Y300]-[.F300]-[.G300]" office:value-type="float" office:value="6518202.78740712" calcext:value-type="float">
            <text:p>6518202.78740712</text:p>
          </table:table-cell>
          <table:table-cell table:formula="of:=NORMINV(RAND();MAX([.T307];1);MAX(0.25*[.T307];1))" office:value-type="float" office:value="41793.2125928825" calcext:value-type="float">
            <text:p>41793.2125928825</text:p>
          </table:table-cell>
          <table:table-cell table:formula="of:=[.X300]+[.K300]" office:value-type="float" office:value="42338.2125928825" calcext:value-type="float">
            <text:p>42338.2125928825</text:p>
          </table:table-cell>
          <table:table-cell table:formula="of:=[.X300]-[.X299]" office:value-type="float" office:value="11216.3401573734" calcext:value-type="float">
            <text:p>11216.3401573734</text:p>
          </table:table-cell>
          <table:table-cell table:formula="of:=[.S300]-[.S299]" office:value-type="float" office:value="-842" calcext:value-type="float">
            <text:p>-842</text:p>
          </table:table-cell>
          <table:table-cell table:formula="of:=[.K300]-[.K299]" office:value-type="float" office:value="-35" calcext:value-type="float">
            <text:p>-3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43" calcext:value-type="float">
            <text:p>43</text:p>
          </table:table-cell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31</text:p>
          </table:table-cell>
          <table:table-cell office:value-type="string" calcext:value-type="string">
            <text:p>Confirmado</text:p>
          </table:table-cell>
          <table:table-cell office:value-type="float" office:value="911" calcext:value-type="float">
            <text:p>911</text:p>
          </table:table-cell>
          <table:table-cell office:value-type="float" office:value="277" calcext:value-type="float">
            <text:p>277</text:p>
          </table:table-cell>
          <table:table-cell table:formula="of:=[.C301]+[.E300]" office:value-type="float" office:value="191087" calcext:value-type="float">
            <text:p>191087</text:p>
          </table:table-cell>
          <table:table-cell office:value-type="float" office:value="140828" calcext:value-type="float">
            <text:p>140828</text:p>
          </table:table-cell>
          <table:table-cell table:formula="of:=[.G300]+[.H301]" office:value-type="float" office:value="17843" calcext:value-type="float">
            <text:p>17843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745" calcext:value-type="float">
            <text:p>745</text:p>
          </table:table-cell>
          <table:table-cell office:value-type="float" office:value="516" calcext:value-type="float">
            <text:p>516</text:p>
          </table:table-cell>
          <table:table-cell office:value-type="float" office:value="241" calcext:value-type="float">
            <text:p>241</text:p>
          </table:table-cell>
          <table:table-cell table:number-columns-repeated="6"/>
          <table:table-cell table:formula="of:=[.E301]-[.F301]-[.G301]" office:value-type="float" office:value="32416" calcext:value-type="float">
            <text:p>32416</text:p>
          </table:table-cell>
          <table:table-cell table:formula="of:=MAX([.S301]-[.K301];0)" office:value-type="float" office:value="31900" calcext:value-type="float">
            <text:p>31900</text:p>
          </table:table-cell>
          <table:table-cell table:formula="of:=[.K301]/[.S287]" office:value-type="float" office:value="0.015547319895146" calcext:value-type="float">
            <text:p>0.015547319895146</text:p>
          </table:table-cell>
          <table:table-cell table:formula="of:=[.G301]/[.E287]" office:value-type="float" office:value="0.0984615214824134" calcext:value-type="float">
            <text:p>0.098461521482414</text:p>
          </table:table-cell>
          <table:table-cell table:formula="of:=6718903-[.Y301]-[.F301]-[.G301]" office:value-type="float" office:value="6535819.57433553" calcext:value-type="float">
            <text:p>6535819.57433553</text:p>
          </table:table-cell>
          <table:table-cell table:formula="of:=NORMINV(RAND();MAX([.T308];1);MAX(0.25*[.T308];1))" office:value-type="float" office:value="23896.4256644726" calcext:value-type="float">
            <text:p>23896.4256644726</text:p>
          </table:table-cell>
          <table:table-cell table:formula="of:=[.X301]+[.K301]" office:value-type="float" office:value="24412.4256644726" calcext:value-type="float">
            <text:p>24412.4256644726</text:p>
          </table:table-cell>
          <table:table-cell table:formula="of:=[.X301]-[.X300]" office:value-type="float" office:value="-17896.7869284099" calcext:value-type="float">
            <text:p>-17896.7869284099</text:p>
          </table:table-cell>
          <table:table-cell table:formula="of:=[.S301]-[.S300]" office:value-type="float" office:value="602" calcext:value-type="float">
            <text:p>602</text:p>
          </table:table-cell>
          <table:table-cell table:formula="of:=[.K301]-[.K300]" office:value-type="float" office:value="-29" calcext:value-type="float">
            <text:p>-2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9" calcext:value-type="float">
            <text:p>-49</text:p>
          </table:table-cell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1</text:p>
          </table:table-cell>
          <table:table-cell office:value-type="string" calcext:value-type="string">
            <text:p>Confirmado</text:p>
          </table:table-cell>
          <table:table-cell office:value-type="float" office:value="716" calcext:value-type="float">
            <text:p>716</text:p>
          </table:table-cell>
          <table:table-cell office:value-type="float" office:value="236" calcext:value-type="float">
            <text:p>236</text:p>
          </table:table-cell>
          <table:table-cell table:formula="of:=[.C302]+[.E301]" office:value-type="float" office:value="191803" calcext:value-type="float">
            <text:p>191803</text:p>
          </table:table-cell>
          <table:table-cell office:value-type="float" office:value="141064" calcext:value-type="float">
            <text:p>141064</text:p>
          </table:table-cell>
          <table:table-cell table:formula="of:=[.G301]+[.H302]" office:value-type="float" office:value="17905" calcext:value-type="float">
            <text:p>1790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84" calcext:value-type="float">
            <text:p>684</text:p>
          </table:table-cell>
          <table:table-cell table:number-columns-repeated="8"/>
          <table:table-cell table:formula="of:=[.E302]-[.F302]-[.G302]" office:value-type="float" office:value="32834" calcext:value-type="float">
            <text:p>32834</text:p>
          </table:table-cell>
          <table:table-cell table:formula="of:=MAX([.S302]-[.K302];0)" office:value-type="float" office:value="32834" calcext:value-type="float">
            <text:p>32834</text:p>
          </table:table-cell>
          <table:table-cell table:formula="of:=[.K302]/[.S288]" office:value-type="float" office:value="0" calcext:value-type="float">
            <text:p>0</text:p>
          </table:table-cell>
          <table:table-cell table:formula="of:=[.G302]/[.E288]" office:value-type="float" office:value="0.0984922245875758" calcext:value-type="float">
            <text:p>0.098492224587576</text:p>
          </table:table-cell>
          <table:table-cell table:formula="of:=6718903-[.Y302]-[.F302]-[.G302]" office:value-type="float" office:value="6530777.71097556" calcext:value-type="float">
            <text:p>6530777.71097556</text:p>
          </table:table-cell>
          <table:table-cell table:formula="of:=NORMINV(RAND();MAX([.T309];1);MAX(0.25*[.T309];1))" office:value-type="float" office:value="29156.2890244438" calcext:value-type="float">
            <text:p>29156.2890244438</text:p>
          </table:table-cell>
          <table:table-cell table:formula="of:=[.X302]+[.K302]" office:value-type="float" office:value="29156.2890244438" calcext:value-type="float">
            <text:p>29156.2890244438</text:p>
          </table:table-cell>
          <table:table-cell table:formula="of:=[.X302]-[.X301]" office:value-type="float" office:value="5259.86335997115" calcext:value-type="float">
            <text:p>5259.86335997115</text:p>
          </table:table-cell>
          <table:table-cell table:formula="of:=[.S302]-[.S301]" office:value-type="float" office:value="418" calcext:value-type="float">
            <text:p>418</text:p>
          </table:table-cell>
          <table:table-cell table:formula="of:=[.K302]-[.K301]" office:value-type="float" office:value="-516" calcext:value-type="float">
            <text:p>-5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25" calcext:value-type="float">
            <text:p>-2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2</text:p>
          </table:table-cell>
          <table:table-cell office:value-type="string" calcext:value-type="string">
            <text:p>Confirmado</text:p>
          </table:table-cell>
          <table:table-cell office:value-type="float" office:value="695" calcext:value-type="float">
            <text:p>695</text:p>
          </table:table-cell>
          <table:table-cell office:value-type="float" office:value="177" calcext:value-type="float">
            <text:p>177</text:p>
          </table:table-cell>
          <table:table-cell table:formula="of:=[.C303]+[.E302]" office:value-type="float" office:value="192498" calcext:value-type="float">
            <text:p>192498</text:p>
          </table:table-cell>
          <table:table-cell office:value-type="float" office:value="141241" calcext:value-type="float">
            <text:p>141241</text:p>
          </table:table-cell>
          <table:table-cell table:formula="of:=[.G302]+[.H303]" office:value-type="float" office:value="17971" calcext:value-type="float">
            <text:p>17971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table:number-columns-repeated="8"/>
          <table:table-cell table:formula="of:=[.E303]-[.F303]-[.G303]" office:value-type="float" office:value="33286" calcext:value-type="float">
            <text:p>33286</text:p>
          </table:table-cell>
          <table:table-cell table:formula="of:=MAX([.S303]-[.K303];0)" office:value-type="float" office:value="33286" calcext:value-type="float">
            <text:p>33286</text:p>
          </table:table-cell>
          <table:table-cell table:formula="of:=[.K303]/[.S289]" office:value-type="float" office:value="0" calcext:value-type="float">
            <text:p>0</text:p>
          </table:table-cell>
          <table:table-cell table:formula="of:=[.G303]/[.E289]" office:value-type="float" office:value="0.0984194615435168" calcext:value-type="float">
            <text:p>0.098419461543517</text:p>
          </table:table-cell>
          <table:table-cell table:formula="of:=6718903-[.Y303]-[.F303]-[.G303]" office:value-type="float" office:value="6535015.82972393" calcext:value-type="float">
            <text:p>6535015.82972393</text:p>
          </table:table-cell>
          <table:table-cell table:formula="of:=NORMINV(RAND();MAX([.T310];1);MAX(0.25*[.T310];1))" office:value-type="float" office:value="24675.1702760758" calcext:value-type="float">
            <text:p>24675.1702760758</text:p>
          </table:table-cell>
          <table:table-cell table:formula="of:=[.X303]+[.K303]" office:value-type="float" office:value="24675.1702760758" calcext:value-type="float">
            <text:p>24675.1702760758</text:p>
          </table:table-cell>
          <table:table-cell table:formula="of:=[.X303]-[.X302]" office:value-type="float" office:value="-4481.11874836793" calcext:value-type="float">
            <text:p>-4481.11874836793</text:p>
          </table:table-cell>
          <table:table-cell table:formula="of:=[.S303]-[.S302]" office:value-type="float" office:value="452" calcext:value-type="float">
            <text:p>452</text:p>
          </table:table-cell>
          <table:table-cell table:formula="of:=[.K303]-[.K302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56" calcext:value-type="float">
            <text:p>-56</text:p>
          </table:table-cell>
          <table:table-cell office:value-type="float" office:value="-22" calcext:value-type="float">
            <text:p>-22</text:p>
          </table:table-cell>
          <table:table-cell office:value-type="float" office:value="-63" calcext:value-type="float">
            <text:p>-63</text:p>
          </table:table-cell>
          <table:table-cell office:value-type="float" office:value="-44" calcext:value-type="float">
            <text:p>-44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3</text:p>
          </table:table-cell>
          <table:table-cell office:value-type="string" calcext:value-type="string">
            <text:p>Confirmado</text:p>
          </table:table-cell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formula="of:=[.C304]+[.E303]" office:value-type="float" office:value="193250" calcext:value-type="float">
            <text:p>193250</text:p>
          </table:table-cell>
          <table:table-cell office:value-type="float" office:value="141452" calcext:value-type="float">
            <text:p>141452</text:p>
          </table:table-cell>
          <table:table-cell table:formula="of:=[.G303]+[.H304]" office:value-type="float" office:value="18030" calcext:value-type="float">
            <text:p>1803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98" calcext:value-type="float">
            <text:p>598</text:p>
          </table:table-cell>
          <table:table-cell table:number-columns-repeated="8"/>
          <table:table-cell table:formula="of:=[.E304]-[.F304]-[.G304]" office:value-type="float" office:value="33768" calcext:value-type="float">
            <text:p>33768</text:p>
          </table:table-cell>
          <table:table-cell table:formula="of:=MAX([.S304]-[.K304];0)" office:value-type="float" office:value="33768" calcext:value-type="float">
            <text:p>33768</text:p>
          </table:table-cell>
          <table:table-cell table:formula="of:=[.K304]/[.S290]" office:value-type="float" office:value="0" calcext:value-type="float">
            <text:p>0</text:p>
          </table:table-cell>
          <table:table-cell table:formula="of:=[.G304]/[.E290]" office:value-type="float" office:value="0.0983247169687848" calcext:value-type="float">
            <text:p>0.098324716968785</text:p>
          </table:table-cell>
          <table:table-cell table:formula="of:=6718903-[.Y304]-[.F304]-[.G304]" office:value-type="float" office:value="6539316.84838929" calcext:value-type="float">
            <text:p>6539316.84838929</text:p>
          </table:table-cell>
          <table:table-cell table:formula="of:=NORMINV(RAND();MAX([.T311];1);MAX(0.25*[.T311];1))" office:value-type="float" office:value="20104.1516107123" calcext:value-type="float">
            <text:p>20104.1516107123</text:p>
          </table:table-cell>
          <table:table-cell table:formula="of:=[.X304]+[.K304]" office:value-type="float" office:value="20104.1516107123" calcext:value-type="float">
            <text:p>20104.1516107123</text:p>
          </table:table-cell>
          <table:table-cell table:formula="of:=[.X304]-[.X303]" office:value-type="float" office:value="-4571.01866536356" calcext:value-type="float">
            <text:p>-4571.01866536356</text:p>
          </table:table-cell>
          <table:table-cell table:formula="of:=[.S304]-[.S303]" office:value-type="float" office:value="482" calcext:value-type="float">
            <text:p>482</text:p>
          </table:table-cell>
          <table:table-cell table:formula="of:=[.K304]-[.K303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28" calcext:value-type="float">
            <text:p>-28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4</text:p>
          </table:table-cell>
          <table:table-cell office:value-type="string" calcext:value-type="string">
            <text:p>Confirmado</text:p>
          </table:table-cell>
          <table:table-cell office:value-type="float" office:value="685" calcext:value-type="float">
            <text:p>685</text:p>
          </table:table-cell>
          <table:table-cell office:value-type="float" office:value="1970" calcext:value-type="float">
            <text:p>1970</text:p>
          </table:table-cell>
          <table:table-cell table:formula="of:=[.C305]+[.E304]" office:value-type="float" office:value="193935" calcext:value-type="float">
            <text:p>193935</text:p>
          </table:table-cell>
          <table:table-cell office:value-type="float" office:value="143422" calcext:value-type="float">
            <text:p>143422</text:p>
          </table:table-cell>
          <table:table-cell table:formula="of:=[.G304]+[.H305]" office:value-type="float" office:value="18108" calcext:value-type="float">
            <text:p>18108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952" calcext:value-type="float">
            <text:p>952</text:p>
          </table:table-cell>
          <table:table-cell table:number-columns-repeated="8"/>
          <table:table-cell table:formula="of:=[.E305]-[.F305]-[.G305]" office:value-type="float" office:value="32405" calcext:value-type="float">
            <text:p>32405</text:p>
          </table:table-cell>
          <table:table-cell table:formula="of:=MAX([.S305]-[.K305];0)" office:value-type="float" office:value="32405" calcext:value-type="float">
            <text:p>32405</text:p>
          </table:table-cell>
          <table:table-cell table:formula="of:=[.K305]/[.S291]" office:value-type="float" office:value="0" calcext:value-type="float">
            <text:p>0</text:p>
          </table:table-cell>
          <table:table-cell table:formula="of:=[.G305]/[.E291]" office:value-type="float" office:value="0.0983868426342985" calcext:value-type="float">
            <text:p>0.098386842634299</text:p>
          </table:table-cell>
          <table:table-cell table:formula="of:=6718903-[.Y305]-[.F305]-[.G305]" office:value-type="float" office:value="6513503.32436104" calcext:value-type="float">
            <text:p>6513503.32436104</text:p>
          </table:table-cell>
          <table:table-cell table:formula="of:=NORMINV(RAND();MAX([.T312];1);MAX(0.25*[.T312];1))" office:value-type="float" office:value="43869.6756389618" calcext:value-type="float">
            <text:p>43869.6756389618</text:p>
          </table:table-cell>
          <table:table-cell table:formula="of:=[.X305]+[.K305]" office:value-type="float" office:value="43869.6756389618" calcext:value-type="float">
            <text:p>43869.6756389618</text:p>
          </table:table-cell>
          <table:table-cell table:formula="of:=[.X305]-[.X304]" office:value-type="float" office:value="23765.5240282495" calcext:value-type="float">
            <text:p>23765.5240282495</text:p>
          </table:table-cell>
          <table:table-cell table:formula="of:=[.S305]-[.S304]" office:value-type="float" office:value="-1363" calcext:value-type="float">
            <text:p>-1363</text:p>
          </table:table-cell>
          <table:table-cell table:formula="of:=[.K305]-[.K304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27" calcext:value-type="float">
            <text:p>-27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5</text:p>
          </table:table-cell>
          <table:table-cell office:value-type="string" calcext:value-type="string">
            <text:p>Confirmado</text:p>
          </table:table-cell>
          <table:table-cell office:value-type="float" office:value="528" calcext:value-type="float">
            <text:p>528</text:p>
          </table:table-cell>
          <table:table-cell office:value-type="float" office:value="1112" calcext:value-type="float">
            <text:p>1112</text:p>
          </table:table-cell>
          <table:table-cell table:formula="of:=[.C306]+[.E305]" office:value-type="float" office:value="194463" calcext:value-type="float">
            <text:p>194463</text:p>
          </table:table-cell>
          <table:table-cell office:value-type="float" office:value="144534" calcext:value-type="float">
            <text:p>144534</text:p>
          </table:table-cell>
          <table:table-cell table:formula="of:=[.G305]+[.H306]" office:value-type="float" office:value="18156" calcext:value-type="float">
            <text:p>18156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43" calcext:value-type="float">
            <text:p>943</text:p>
          </table:table-cell>
          <table:table-cell table:number-columns-repeated="8"/>
          <table:table-cell table:formula="of:=[.E306]-[.F306]-[.G306]" office:value-type="float" office:value="31773" calcext:value-type="float">
            <text:p>31773</text:p>
          </table:table-cell>
          <table:table-cell table:formula="of:=MAX([.S306]-[.K306];0)" office:value-type="float" office:value="31773" calcext:value-type="float">
            <text:p>31773</text:p>
          </table:table-cell>
          <table:table-cell table:formula="of:=[.K306]/[.S292]" office:value-type="float" office:value="0" calcext:value-type="float">
            <text:p>0</text:p>
          </table:table-cell>
          <table:table-cell table:formula="of:=[.G306]/[.E292]" office:value-type="float" office:value="0.0982658959537572" calcext:value-type="float">
            <text:p>0.098265895953757</text:p>
          </table:table-cell>
          <table:table-cell table:formula="of:=6718903-[.Y306]-[.F306]-[.G306]" office:value-type="float" office:value="6524096.88981994" calcext:value-type="float">
            <text:p>6524096.88981994</text:p>
          </table:table-cell>
          <table:table-cell table:formula="of:=NORMINV(RAND();MAX([.T313];1);MAX(0.25*[.T313];1))" office:value-type="float" office:value="32116.1101800555" calcext:value-type="float">
            <text:p>32116.1101800555</text:p>
          </table:table-cell>
          <table:table-cell table:formula="of:=[.X306]+[.K306]" office:value-type="float" office:value="32116.1101800555" calcext:value-type="float">
            <text:p>32116.1101800555</text:p>
          </table:table-cell>
          <table:table-cell table:formula="of:=[.X306]-[.X305]" office:value-type="float" office:value="-11753.5654589063" calcext:value-type="float">
            <text:p>-11753.5654589063</text:p>
          </table:table-cell>
          <table:table-cell table:formula="of:=[.S306]-[.S305]" office:value-type="float" office:value="-632" calcext:value-type="float">
            <text:p>-632</text:p>
          </table:table-cell>
          <table:table-cell table:formula="of:=[.K306]-[.K305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6</text:p>
          </table:table-cell>
          <table:table-cell office:value-type="string" calcext:value-type="string">
            <text:p>Confirmado</text:p>
          </table:table-cell>
          <table:table-cell office:value-type="float" office:value="555" calcext:value-type="float">
            <text:p>555</text:p>
          </table:table-cell>
          <table:table-cell office:value-type="float" office:value="943" calcext:value-type="float">
            <text:p>943</text:p>
          </table:table-cell>
          <table:table-cell table:formula="of:=[.C307]+[.E306]" office:value-type="float" office:value="195018" calcext:value-type="float">
            <text:p>195018</text:p>
          </table:table-cell>
          <table:table-cell office:value-type="float" office:value="145477" calcext:value-type="float">
            <text:p>145477</text:p>
          </table:table-cell>
          <table:table-cell table:formula="of:=[.G306]+[.H307]" office:value-type="float" office:value="18222" calcext:value-type="float">
            <text:p>18222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502" calcext:value-type="float">
            <text:p>502</text:p>
          </table:table-cell>
          <table:table-cell office:value-type="float" office:value="218" calcext:value-type="float">
            <text:p>218</text:p>
          </table:table-cell>
          <table:table-cell table:number-columns-repeated="6"/>
          <table:table-cell table:formula="of:=[.E307]-[.F307]-[.G307]" office:value-type="float" office:value="31319" calcext:value-type="float">
            <text:p>31319</text:p>
          </table:table-cell>
          <table:table-cell table:formula="of:=MAX([.S307]-[.K307];0)" office:value-type="float" office:value="30817" calcext:value-type="float">
            <text:p>30817</text:p>
          </table:table-cell>
          <table:table-cell table:formula="of:=[.K307]/[.S293]" office:value-type="float" office:value="0.0152839092708175" calcext:value-type="float">
            <text:p>0.015283909270818</text:p>
          </table:table-cell>
          <table:table-cell table:formula="of:=[.G307]/[.E293]" office:value-type="float" office:value="0.0983054687879327" calcext:value-type="float">
            <text:p>0.098305468787933</text:p>
          </table:table-cell>
          <table:table-cell table:formula="of:=6718903-[.Y307]-[.F307]-[.G307]" office:value-type="float" office:value="6524614.36738752" calcext:value-type="float">
            <text:p>6524614.36738752</text:p>
          </table:table-cell>
          <table:table-cell table:formula="of:=NORMINV(RAND();MAX([.T314];1);MAX(0.25*[.T314];1))" office:value-type="float" office:value="30087.632612482" calcext:value-type="float">
            <text:p>30087.632612482</text:p>
          </table:table-cell>
          <table:table-cell table:formula="of:=[.X307]+[.K307]" office:value-type="float" office:value="30589.632612482" calcext:value-type="float">
            <text:p>30589.632612482</text:p>
          </table:table-cell>
          <table:table-cell table:formula="of:=[.X307]-[.X306]" office:value-type="float" office:value="-2028.47756757353" calcext:value-type="float">
            <text:p>-2028.47756757353</text:p>
          </table:table-cell>
          <table:table-cell table:formula="of:=[.S307]-[.S306]" office:value-type="float" office:value="-454" calcext:value-type="float">
            <text:p>-454</text:p>
          </table:table-cell>
          <table:table-cell table:formula="of:=[.K307]-[.K306]" office:value-type="float" office:value="502" calcext:value-type="float">
            <text:p>50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7</text:p>
          </table:table-cell>
          <table:table-cell office:value-type="string" calcext:value-type="string">
            <text:p>Confirmado</text:p>
          </table:table-cell>
          <table:table-cell office:value-type="float" office:value="591" calcext:value-type="float">
            <text:p>591</text:p>
          </table:table-cell>
          <table:table-cell office:value-type="float" office:value="876" calcext:value-type="float">
            <text:p>876</text:p>
          </table:table-cell>
          <table:table-cell table:formula="of:=[.C308]+[.E307]" office:value-type="float" office:value="195609" calcext:value-type="float">
            <text:p>195609</text:p>
          </table:table-cell>
          <table:table-cell office:value-type="float" office:value="146353" calcext:value-type="float">
            <text:p>146353</text:p>
          </table:table-cell>
          <table:table-cell table:formula="of:=[.G307]+[.H308]" office:value-type="float" office:value="18277" calcext:value-type="float">
            <text:p>1827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66" calcext:value-type="float">
            <text:p>966</text:p>
          </table:table-cell>
          <table:table-cell table:number-columns-repeated="8"/>
          <table:table-cell table:formula="of:=[.E308]-[.F308]-[.G308]" office:value-type="float" office:value="30979" calcext:value-type="float">
            <text:p>30979</text:p>
          </table:table-cell>
          <table:table-cell table:formula="of:=MAX([.S308]-[.K308];0)" office:value-type="float" office:value="30979" calcext:value-type="float">
            <text:p>30979</text:p>
          </table:table-cell>
          <table:table-cell table:formula="of:=[.K308]/[.S294]" office:value-type="float" office:value="0" calcext:value-type="float">
            <text:p>0</text:p>
          </table:table-cell>
          <table:table-cell table:formula="of:=[.G308]/[.E294]" office:value-type="float" office:value="0.0981584219034474" calcext:value-type="float">
            <text:p>0.098158421903447</text:p>
          </table:table-cell>
          <table:table-cell table:formula="of:=6718903-[.Y308]-[.F308]-[.G308]" office:value-type="float" office:value="6522055.87030899" calcext:value-type="float">
            <text:p>6522055.87030899</text:p>
          </table:table-cell>
          <table:table-cell table:formula="of:=NORMINV(RAND();MAX([.T315];1);MAX(0.25*[.T315];1))" office:value-type="float" office:value="32217.129691008" calcext:value-type="float">
            <text:p>32217.129691008</text:p>
          </table:table-cell>
          <table:table-cell table:formula="of:=[.X308]+[.K308]" office:value-type="float" office:value="32217.129691008" calcext:value-type="float">
            <text:p>32217.129691008</text:p>
          </table:table-cell>
          <table:table-cell table:formula="of:=[.X308]-[.X307]" office:value-type="float" office:value="2129.49707852601" calcext:value-type="float">
            <text:p>2129.49707852601</text:p>
          </table:table-cell>
          <table:table-cell table:formula="of:=[.S308]-[.S307]" office:value-type="float" office:value="-340" calcext:value-type="float">
            <text:p>-340</text:p>
          </table:table-cell>
          <table:table-cell table:formula="of:=[.K308]-[.K307]" office:value-type="float" office:value="-502" calcext:value-type="float">
            <text:p>-50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8</text:p>
          </table:table-cell>
          <table:table-cell office:value-type="string" calcext:value-type="string">
            <text:p>Confirmado</text:p>
          </table:table-cell>
          <table:table-cell office:value-type="float" office:value="424" calcext:value-type="float">
            <text:p>424</text:p>
          </table:table-cell>
          <table:table-cell office:value-type="float" office:value="910" calcext:value-type="float">
            <text:p>910</text:p>
          </table:table-cell>
          <table:table-cell table:formula="of:=[.C309]+[.E308]" office:value-type="float" office:value="196033" calcext:value-type="float">
            <text:p>196033</text:p>
          </table:table-cell>
          <table:table-cell office:value-type="float" office:value="147263" calcext:value-type="float">
            <text:p>147263</text:p>
          </table:table-cell>
          <table:table-cell table:formula="of:=[.G308]+[.H309]" office:value-type="float" office:value="18323" calcext:value-type="float">
            <text:p>1832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120" calcext:value-type="float">
            <text:p>1120</text:p>
          </table:table-cell>
          <table:table-cell table:number-columns-repeated="8"/>
          <table:table-cell table:formula="of:=[.E309]-[.F309]-[.G309]" office:value-type="float" office:value="30447" calcext:value-type="float">
            <text:p>30447</text:p>
          </table:table-cell>
          <table:table-cell table:formula="of:=MAX([.S309]-[.K309];0)" office:value-type="float" office:value="30447" calcext:value-type="float">
            <text:p>30447</text:p>
          </table:table-cell>
          <table:table-cell table:formula="of:=[.K309]/[.S295]" office:value-type="float" office:value="0" calcext:value-type="float">
            <text:p>0</text:p>
          </table:table-cell>
          <table:table-cell table:formula="of:=[.G309]/[.E295]" office:value-type="float" office:value="0.0980390058589047" calcext:value-type="float">
            <text:p>0.098039005858905</text:p>
          </table:table-cell>
          <table:table-cell table:formula="of:=6718903-[.Y309]-[.F309]-[.G309]" office:value-type="float" office:value="6538159.61021532" calcext:value-type="float">
            <text:p>6538159.61021532</text:p>
          </table:table-cell>
          <table:table-cell table:formula="of:=NORMINV(RAND();MAX([.T316];1);MAX(0.25*[.T316];1))" office:value-type="float" office:value="15157.389784682" calcext:value-type="float">
            <text:p>15157.389784682</text:p>
          </table:table-cell>
          <table:table-cell table:formula="of:=[.X309]+[.K309]" office:value-type="float" office:value="15157.389784682" calcext:value-type="float">
            <text:p>15157.389784682</text:p>
          </table:table-cell>
          <table:table-cell table:formula="of:=[.X309]-[.X308]" office:value-type="float" office:value="-17059.739906326" calcext:value-type="float">
            <text:p>-17059.739906326</text:p>
          </table:table-cell>
          <table:table-cell table:formula="of:=[.S309]-[.S308]" office:value-type="float" office:value="-532" calcext:value-type="float">
            <text:p>-532</text:p>
          </table:table-cell>
          <table:table-cell table:formula="of:=[.K309]-[.K308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9</text:p>
          </table:table-cell>
          <table:table-cell office:value-type="string" calcext:value-type="string">
            <text:p>Confirmado</text:p>
          </table:table-cell>
          <table:table-cell office:value-type="float" office:value="608" calcext:value-type="float">
            <text:p>608</text:p>
          </table:table-cell>
          <table:table-cell office:value-type="float" office:value="518" calcext:value-type="float">
            <text:p>518</text:p>
          </table:table-cell>
          <table:table-cell table:formula="of:=[.C310]+[.E309]" office:value-type="float" office:value="196641" calcext:value-type="float">
            <text:p>196641</text:p>
          </table:table-cell>
          <table:table-cell office:value-type="float" office:value="147781" calcext:value-type="float">
            <text:p>147781</text:p>
          </table:table-cell>
          <table:table-cell table:formula="of:=[.G309]+[.H310]" office:value-type="float" office:value="18373" calcext:value-type="float">
            <text:p>18373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161" calcext:value-type="float">
            <text:p>1161</text:p>
          </table:table-cell>
          <table:table-cell table:number-columns-repeated="8"/>
          <table:table-cell table:formula="of:=[.E310]-[.F310]-[.G310]" office:value-type="float" office:value="30487" calcext:value-type="float">
            <text:p>30487</text:p>
          </table:table-cell>
          <table:table-cell table:formula="of:=MAX([.S310]-[.K310];0)" office:value-type="float" office:value="30487" calcext:value-type="float">
            <text:p>30487</text:p>
          </table:table-cell>
          <table:table-cell table:formula="of:=[.K310]/[.S296]" office:value-type="float" office:value="0" calcext:value-type="float">
            <text:p>0</text:p>
          </table:table-cell>
          <table:table-cell table:formula="of:=[.G310]/[.E296]" office:value-type="float" office:value="0.097977837267094" calcext:value-type="float">
            <text:p>0.097977837267094</text:p>
          </table:table-cell>
          <table:table-cell table:formula="of:=6718903-[.Y310]-[.F310]-[.G310]" office:value-type="float" office:value="6533496.28204287" calcext:value-type="float">
            <text:p>6533496.28204287</text:p>
          </table:table-cell>
          <table:table-cell table:formula="of:=NORMINV(RAND();MAX([.T317];1);MAX(0.25*[.T317];1))" office:value-type="float" office:value="19252.7179571329" calcext:value-type="float">
            <text:p>19252.7179571329</text:p>
          </table:table-cell>
          <table:table-cell table:formula="of:=[.X310]+[.K310]" office:value-type="float" office:value="19252.7179571329" calcext:value-type="float">
            <text:p>19252.7179571329</text:p>
          </table:table-cell>
          <table:table-cell table:formula="of:=[.X310]-[.X309]" office:value-type="float" office:value="4095.32817245094" calcext:value-type="float">
            <text:p>4095.32817245094</text:p>
          </table:table-cell>
          <table:table-cell table:formula="of:=[.S310]-[.S309]" office:value-type="float" office:value="40" calcext:value-type="float">
            <text:p>40</text:p>
          </table:table-cell>
          <table:table-cell table:formula="of:=[.K310]-[.K309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0</text:p>
          </table:table-cell>
          <table:table-cell office:value-type="string" calcext:value-type="string">
            <text:p>Confirmado</text:p>
          </table:table-cell>
          <table:table-cell office:value-type="float" office:value="531" calcext:value-type="float">
            <text:p>531</text:p>
          </table:table-cell>
          <table:table-cell office:value-type="float" office:value="712" calcext:value-type="float">
            <text:p>712</text:p>
          </table:table-cell>
          <table:table-cell table:formula="of:=[.C311]+[.E310]" office:value-type="float" office:value="197172" calcext:value-type="float">
            <text:p>197172</text:p>
          </table:table-cell>
          <table:table-cell office:value-type="float" office:value="148493" calcext:value-type="float">
            <text:p>148493</text:p>
          </table:table-cell>
          <table:table-cell table:formula="of:=[.G310]+[.H311]" office:value-type="float" office:value="18406" calcext:value-type="float">
            <text:p>1840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1281" calcext:value-type="float">
            <text:p>1281</text:p>
          </table:table-cell>
          <table:table-cell table:number-columns-repeated="8"/>
          <table:table-cell table:formula="of:=[.E311]-[.F311]-[.G311]" office:value-type="float" office:value="30273" calcext:value-type="float">
            <text:p>30273</text:p>
          </table:table-cell>
          <table:table-cell table:formula="of:=MAX([.S311]-[.K311];0)" office:value-type="float" office:value="30273" calcext:value-type="float">
            <text:p>30273</text:p>
          </table:table-cell>
          <table:table-cell table:formula="of:=[.K311]/[.S297]" office:value-type="float" office:value="0" calcext:value-type="float">
            <text:p>0</text:p>
          </table:table-cell>
          <table:table-cell table:formula="of:=[.G311]/[.E297]" office:value-type="float" office:value="0.0977109124498333" calcext:value-type="float">
            <text:p>0.097710912449833</text:p>
          </table:table-cell>
          <table:table-cell table:formula="of:=6718903-[.Y311]-[.F311]-[.G311]" office:value-type="float" office:value="6527651.47263104" calcext:value-type="float">
            <text:p>6527651.47263104</text:p>
          </table:table-cell>
          <table:table-cell table:formula="of:=NORMINV(RAND();MAX([.T318];1);MAX(0.25*[.T318];1))" office:value-type="float" office:value="24352.5273689566" calcext:value-type="float">
            <text:p>24352.5273689566</text:p>
          </table:table-cell>
          <table:table-cell table:formula="of:=[.X311]+[.K311]" office:value-type="float" office:value="24352.5273689566" calcext:value-type="float">
            <text:p>24352.5273689566</text:p>
          </table:table-cell>
          <table:table-cell table:formula="of:=[.X311]-[.X310]" office:value-type="float" office:value="5099.80941182368" calcext:value-type="float">
            <text:p>5099.80941182368</text:p>
          </table:table-cell>
          <table:table-cell table:formula="of:=[.S311]-[.S310]" office:value-type="float" office:value="-214" calcext:value-type="float">
            <text:p>-214</text:p>
          </table:table-cell>
          <table:table-cell table:formula="of:=[.K311]-[.K310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1</text:p>
          </table:table-cell>
          <table:table-cell office:value-type="string" calcext:value-type="string">
            <text:p>Confirmado</text:p>
          </table:table-cell>
          <table:table-cell office:value-type="float" office:value="503" calcext:value-type="float">
            <text:p>503</text:p>
          </table:table-cell>
          <table:table-cell office:value-type="float" office:value="475" calcext:value-type="float">
            <text:p>475</text:p>
          </table:table-cell>
          <table:table-cell table:formula="of:=[.C312]+[.E311]" office:value-type="float" office:value="197675" calcext:value-type="float">
            <text:p>197675</text:p>
          </table:table-cell>
          <table:table-cell office:value-type="float" office:value="148968" calcext:value-type="float">
            <text:p>148968</text:p>
          </table:table-cell>
          <table:table-cell table:formula="of:=[.G311]+[.H312]" office:value-type="float" office:value="18442" calcext:value-type="float">
            <text:p>18442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927" calcext:value-type="float">
            <text:p>927</text:p>
          </table:table-cell>
          <table:table-cell office:value-type="float" office:value="526" calcext:value-type="float">
            <text:p>526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2]-[.F312]-[.G312]" office:value-type="float" office:value="30265" calcext:value-type="float">
            <text:p>30265</text:p>
          </table:table-cell>
          <table:table-cell table:formula="of:=MAX([.S312]-[.K312];0)" office:value-type="float" office:value="29739" calcext:value-type="float">
            <text:p>29739</text:p>
          </table:table-cell>
          <table:table-cell table:formula="of:=[.K312]/[.S298]" office:value-type="float" office:value="0.0157886837760768" calcext:value-type="float">
            <text:p>0.015788683776077</text:p>
          </table:table-cell>
          <table:table-cell table:formula="of:=[.G312]/[.E298]" office:value-type="float" office:value="0.0975978916061156" calcext:value-type="float">
            <text:p>0.097597891606116</text:p>
          </table:table-cell>
          <table:table-cell table:formula="of:=6718903-[.Y312]-[.F312]-[.G312]" office:value-type="float" office:value="6518212.23471407" calcext:value-type="float">
            <text:p>6518212.23471407</text:p>
          </table:table-cell>
          <table:table-cell table:formula="of:=NORMINV(RAND();MAX([.T319];1);MAX(0.25*[.T319];1))" office:value-type="float" office:value="32754.7652859296" calcext:value-type="float">
            <text:p>32754.7652859296</text:p>
          </table:table-cell>
          <table:table-cell table:formula="of:=[.X312]+[.K312]" office:value-type="float" office:value="33280.7652859296" calcext:value-type="float">
            <text:p>33280.7652859296</text:p>
          </table:table-cell>
          <table:table-cell table:formula="of:=[.X312]-[.X311]" office:value-type="float" office:value="8402.237916973" calcext:value-type="float">
            <text:p>8402.237916973</text:p>
          </table:table-cell>
          <table:table-cell table:formula="of:=[.S312]-[.S311]" office:value-type="float" office:value="-8" calcext:value-type="float">
            <text:p>-8</text:p>
          </table:table-cell>
          <table:table-cell table:formula="of:=[.K312]-[.K311]" office:value-type="float" office:value="526" calcext:value-type="float">
            <text:p>52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2</text:p>
          </table:table-cell>
          <table:table-cell office:value-type="string" calcext:value-type="string">
            <text:p>Confirmado</text:p>
          </table:table-cell>
          <table:table-cell office:value-type="float" office:value="433" calcext:value-type="float">
            <text:p>433</text:p>
          </table:table-cell>
          <table:table-cell office:value-type="float" office:value="705" calcext:value-type="float">
            <text:p>705</text:p>
          </table:table-cell>
          <table:table-cell table:formula="of:=[.C313]+[.E312]" office:value-type="float" office:value="198108" calcext:value-type="float">
            <text:p>198108</text:p>
          </table:table-cell>
          <table:table-cell office:value-type="float" office:value="149673" calcext:value-type="float">
            <text:p>149673</text:p>
          </table:table-cell>
          <table:table-cell table:formula="of:=[.G312]+[.H313]" office:value-type="float" office:value="18477" calcext:value-type="float">
            <text:p>18477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869" calcext:value-type="float">
            <text:p>869</text:p>
          </table:table-cell>
          <table:table-cell office:value-type="float" office:value="520" calcext:value-type="float">
            <text:p>520</text:p>
          </table:table-cell>
          <table:table-cell office:value-type="float" office:value="214" calcext:value-type="float">
            <text:p>214</text:p>
          </table:table-cell>
          <table:table-cell table:number-columns-repeated="6"/>
          <table:table-cell table:formula="of:=[.E313]-[.F313]-[.G313]" office:value-type="float" office:value="29958" calcext:value-type="float">
            <text:p>29958</text:p>
          </table:table-cell>
          <table:table-cell table:formula="of:=MAX([.S313]-[.K313];0)" office:value-type="float" office:value="29438" calcext:value-type="float">
            <text:p>29438</text:p>
          </table:table-cell>
          <table:table-cell table:formula="of:=[.K313]/[.S299]" office:value-type="float" office:value="0.0159235668789809" calcext:value-type="float">
            <text:p>0.015923566878981</text:p>
          </table:table-cell>
          <table:table-cell table:formula="of:=[.G313]/[.E299]" office:value-type="float" office:value="0.0974556156840406" calcext:value-type="float">
            <text:p>0.097455615684041</text:p>
          </table:table-cell>
          <table:table-cell table:formula="of:=6718903-[.Y313]-[.F313]-[.G313]" office:value-type="float" office:value="6526856.45302406" calcext:value-type="float">
            <text:p>6526856.45302406</text:p>
          </table:table-cell>
          <table:table-cell table:formula="of:=NORMINV(RAND();MAX([.T320];1);MAX(0.25*[.T320];1))" office:value-type="float" office:value="23376.5469759425" calcext:value-type="float">
            <text:p>23376.5469759425</text:p>
          </table:table-cell>
          <table:table-cell table:formula="of:=[.X313]+[.K313]" office:value-type="float" office:value="23896.5469759425" calcext:value-type="float">
            <text:p>23896.5469759425</text:p>
          </table:table-cell>
          <table:table-cell table:formula="of:=[.X313]-[.X312]" office:value-type="float" office:value="-9378.21830998707" calcext:value-type="float">
            <text:p>-9378.21830998707</text:p>
          </table:table-cell>
          <table:table-cell table:formula="of:=[.S313]-[.S312]" office:value-type="float" office:value="-307" calcext:value-type="float">
            <text:p>-307</text:p>
          </table:table-cell>
          <table:table-cell table:formula="of:=[.K313]-[.K312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3</text:p>
          </table:table-cell>
          <table:table-cell office:value-type="string" calcext:value-type="string">
            <text:p>Confirmado</text:p>
          </table:table-cell>
          <table:table-cell office:value-type="float" office:value="392" calcext:value-type="float">
            <text:p>392</text:p>
          </table:table-cell>
          <table:table-cell office:value-type="float" office:value="670" calcext:value-type="float">
            <text:p>670</text:p>
          </table:table-cell>
          <table:table-cell table:formula="of:=[.C314]+[.E313]" office:value-type="float" office:value="198500" calcext:value-type="float">
            <text:p>198500</text:p>
          </table:table-cell>
          <table:table-cell office:value-type="float" office:value="150343" calcext:value-type="float">
            <text:p>150343</text:p>
          </table:table-cell>
          <table:table-cell table:formula="of:=[.G313]+[.H314]" office:value-type="float" office:value="18506" calcext:value-type="float">
            <text:p>18506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826" calcext:value-type="float">
            <text:p>826</text:p>
          </table:table-cell>
          <table:table-cell office:value-type="float" office:value="495" calcext:value-type="float">
            <text:p>495</text:p>
          </table:table-cell>
          <table:table-cell office:value-type="float" office:value="216" calcext:value-type="float">
            <text:p>216</text:p>
          </table:table-cell>
          <table:table-cell table:number-columns-repeated="6"/>
          <table:table-cell table:formula="of:=[.E314]-[.F314]-[.G314]" office:value-type="float" office:value="29651" calcext:value-type="float">
            <text:p>29651</text:p>
          </table:table-cell>
          <table:table-cell table:formula="of:=MAX([.S314]-[.K314];0)" office:value-type="float" office:value="29156" calcext:value-type="float">
            <text:p>29156</text:p>
          </table:table-cell>
          <table:table-cell table:formula="of:=[.K314]/[.S300]" office:value-type="float" office:value="0.0155591877789652" calcext:value-type="float">
            <text:p>0.015559187778965</text:p>
          </table:table-cell>
          <table:table-cell table:formula="of:=[.G314]/[.E300]" office:value-type="float" office:value="0.0973098603398957" calcext:value-type="float">
            <text:p>0.097309860339896</text:p>
          </table:table-cell>
          <table:table-cell table:formula="of:=6718903-[.Y314]-[.F314]-[.G314]" office:value-type="float" office:value="6520695.53715743" calcext:value-type="float">
            <text:p>6520695.53715743</text:p>
          </table:table-cell>
          <table:table-cell table:formula="of:=NORMINV(RAND();MAX([.T320];1);MAX(0.25*[.T320];1))" office:value-type="float" office:value="28863.4628425659" calcext:value-type="float">
            <text:p>28863.4628425659</text:p>
          </table:table-cell>
          <table:table-cell table:formula="of:=[.X314]+[.K314]" office:value-type="float" office:value="29358.4628425659" calcext:value-type="float">
            <text:p>29358.4628425659</text:p>
          </table:table-cell>
          <table:table-cell table:formula="of:=[.X314]-[.X313]" office:value-type="float" office:value="5486.91586662335" calcext:value-type="float">
            <text:p>5486.91586662335</text:p>
          </table:table-cell>
          <table:table-cell table:formula="of:=[.S314]-[.S313]" office:value-type="float" office:value="-307" calcext:value-type="float">
            <text:p>-307</text:p>
          </table:table-cell>
          <table:table-cell table:formula="of:=[.K314]-[.K313]" office:value-type="float" office:value="-25" calcext:value-type="float">
            <text:p>-2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4</text:p>
          </table:table-cell>
          <table:table-cell office:value-type="string" calcext:value-type="string">
            <text:p>Confirmado</text:p>
          </table:table-cell>
          <table:table-cell office:value-type="float" office:value="489" calcext:value-type="float">
            <text:p>489</text:p>
          </table:table-cell>
          <table:table-cell office:value-type="float" office:value="599" calcext:value-type="float">
            <text:p>599</text:p>
          </table:table-cell>
          <table:table-cell table:formula="of:=[.C315]+[.E314]" office:value-type="float" office:value="198989" calcext:value-type="float">
            <text:p>198989</text:p>
          </table:table-cell>
          <table:table-cell office:value-type="float" office:value="150942" calcext:value-type="float">
            <text:p>150942</text:p>
          </table:table-cell>
          <table:table-cell table:formula="of:=[.G314]+[.H315]" office:value-type="float" office:value="18540" calcext:value-type="float">
            <text:p>18540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818" calcext:value-type="float">
            <text:p>818</text:p>
          </table:table-cell>
          <table:table-cell office:value-type="float" office:value="508" calcext:value-type="float">
            <text:p>508</text:p>
          </table:table-cell>
          <table:table-cell office:value-type="float" office:value="219" calcext:value-type="float">
            <text:p>219</text:p>
          </table:table-cell>
          <table:table-cell table:number-columns-repeated="6"/>
          <table:table-cell table:formula="of:=[.E315]-[.F315]-[.G315]" office:value-type="float" office:value="29507" calcext:value-type="float">
            <text:p>29507</text:p>
          </table:table-cell>
          <table:table-cell table:formula="of:=MAX([.S315]-[.K315];0)" office:value-type="float" office:value="28999" calcext:value-type="float">
            <text:p>28999</text:p>
          </table:table-cell>
          <table:table-cell table:formula="of:=[.K315]/[.S301]" office:value-type="float" office:value="0.0156712734452122" calcext:value-type="float">
            <text:p>0.015671273445212</text:p>
          </table:table-cell>
          <table:table-cell table:formula="of:=[.G315]/[.E301]" office:value-type="float" office:value="0.0970238687090174" calcext:value-type="float">
            <text:p>0.097023868709017</text:p>
          </table:table-cell>
          <table:table-cell table:formula="of:=6718903-[.Y315]-[.F315]-[.G315]" office:value-type="float" office:value="6532295.4682285" calcext:value-type="float">
            <text:p>6532295.4682285</text:p>
          </table:table-cell>
          <table:table-cell table:formula="of:=NORMINV(RAND();MAX([.T320];1);MAX(0.25*[.T320];1))" office:value-type="float" office:value="16617.5317714989" calcext:value-type="float">
            <text:p>16617.5317714989</text:p>
          </table:table-cell>
          <table:table-cell table:formula="of:=[.X315]+[.K315]" office:value-type="float" office:value="17125.5317714989" calcext:value-type="float">
            <text:p>17125.5317714989</text:p>
          </table:table-cell>
          <table:table-cell table:formula="of:=[.X315]-[.X314]" office:value-type="float" office:value="-12245.931071067" calcext:value-type="float">
            <text:p>-12245.931071067</text:p>
          </table:table-cell>
          <table:table-cell table:formula="of:=[.S315]-[.S314]" office:value-type="float" office:value="-144" calcext:value-type="float">
            <text:p>-144</text:p>
          </table:table-cell>
          <table:table-cell table:formula="of:=[.K315]-[.K314]"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5" calcext:value-type="float">
            <text:p>-35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5</text:p>
          </table:table-cell>
          <table:table-cell office:value-type="string" calcext:value-type="string">
            <text:p>Confirmado</text:p>
          </table:table-cell>
          <table:table-cell office:value-type="float" office:value="338" calcext:value-type="float">
            <text:p>338</text:p>
          </table:table-cell>
          <table:table-cell office:value-type="float" office:value="697" calcext:value-type="float">
            <text:p>697</text:p>
          </table:table-cell>
          <table:table-cell table:formula="of:=[.C316]+[.E315]" office:value-type="float" office:value="199327" calcext:value-type="float">
            <text:p>199327</text:p>
          </table:table-cell>
          <table:table-cell office:value-type="float" office:value="151639" calcext:value-type="float">
            <text:p>151639</text:p>
          </table:table-cell>
          <table:table-cell table:formula="of:=[.G315]+[.H316]" office:value-type="float" office:value="18566" calcext:value-type="float">
            <text:p>18566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781" calcext:value-type="float">
            <text:p>781</text:p>
          </table:table-cell>
          <table:table-cell office:value-type="float" office:value="541" calcext:value-type="float">
            <text:p>541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table:formula="of:=[.E316]-[.F316]-[.G316]" office:value-type="float" office:value="29122" calcext:value-type="float">
            <text:p>29122</text:p>
          </table:table-cell>
          <table:table-cell table:formula="of:=MAX([.S316]-[.K316];0)" office:value-type="float" office:value="28581" calcext:value-type="float">
            <text:p>28581</text:p>
          </table:table-cell>
          <table:table-cell table:formula="of:=[.K316]/[.S302]" office:value-type="float" office:value="0.0164768228056283" calcext:value-type="float">
            <text:p>0.016476822805628</text:p>
          </table:table-cell>
          <table:table-cell table:formula="of:=[.G316]/[.E302]" office:value-type="float" office:value="0.0967972346626487" calcext:value-type="float">
            <text:p>0.096797234662649</text:p>
          </table:table-cell>
          <table:table-cell table:formula="of:=6718903-[.Y316]-[.F316]-[.G316]" office:value-type="float" office:value="6530270.56127212" calcext:value-type="float">
            <text:p>6530270.56127212</text:p>
          </table:table-cell>
          <table:table-cell table:formula="of:=NORMINV(RAND();MAX([.T320];1);MAX(0.25*[.T320];1))" office:value-type="float" office:value="17886.4387278814" calcext:value-type="float">
            <text:p>17886.4387278814</text:p>
          </table:table-cell>
          <table:table-cell table:formula="of:=[.X316]+[.K316]" office:value-type="float" office:value="18427.4387278814" calcext:value-type="float">
            <text:p>18427.4387278814</text:p>
          </table:table-cell>
          <table:table-cell table:formula="of:=[.X316]-[.X315]" office:value-type="float" office:value="1268.90695638246" calcext:value-type="float">
            <text:p>1268.90695638246</text:p>
          </table:table-cell>
          <table:table-cell table:formula="of:=[.S316]-[.S315]" office:value-type="float" office:value="-385" calcext:value-type="float">
            <text:p>-385</text:p>
          </table:table-cell>
          <table:table-cell table:formula="of:=[.K316]-[.K315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6</text:p>
          </table:table-cell>
          <table:table-cell office:value-type="string" calcext:value-type="string">
            <text:p>Confirmado</text:p>
          </table:table-cell>
          <table:table-cell office:value-type="float" office:value="359" calcext:value-type="float">
            <text:p>359</text:p>
          </table:table-cell>
          <table:table-cell office:value-type="float" office:value="690" calcext:value-type="float">
            <text:p>690</text:p>
          </table:table-cell>
          <table:table-cell table:formula="of:=[.C317]+[.E316]" office:value-type="float" office:value="199686" calcext:value-type="float">
            <text:p>199686</text:p>
          </table:table-cell>
          <table:table-cell office:value-type="float" office:value="152329" calcext:value-type="float">
            <text:p>152329</text:p>
          </table:table-cell>
          <table:table-cell table:formula="of:=[.G316]+[.H317]" office:value-type="float" office:value="18592" calcext:value-type="float">
            <text:p>18592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884" calcext:value-type="float">
            <text:p>884</text:p>
          </table:table-cell>
          <table:table-cell office:value-type="float" office:value="463" calcext:value-type="float">
            <text:p>463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7]-[.F317]-[.G317]" office:value-type="float" office:value="28765" calcext:value-type="float">
            <text:p>28765</text:p>
          </table:table-cell>
          <table:table-cell table:formula="of:=MAX([.S317]-[.K317];0)" office:value-type="float" office:value="28302" calcext:value-type="float">
            <text:p>28302</text:p>
          </table:table-cell>
          <table:table-cell table:formula="of:=[.K317]/[.S303]" office:value-type="float" office:value="0.0139097518476236" calcext:value-type="float">
            <text:p>0.013909751847624</text:p>
          </table:table-cell>
          <table:table-cell table:formula="of:=[.G317]/[.E303]" office:value-type="float" office:value="0.0965828216397054" calcext:value-type="float">
            <text:p>0.096582821639705</text:p>
          </table:table-cell>
          <table:table-cell table:formula="of:=6718903-[.Y317]-[.F317]-[.G317]" office:value-type="float" office:value="6530514.15352212" calcext:value-type="float">
            <text:p>6530514.15352212</text:p>
          </table:table-cell>
          <table:table-cell table:formula="of:=NORMINV(RAND();MAX([.T320];1);MAX(0.25*[.T320];1))" office:value-type="float" office:value="17004.8464778821" calcext:value-type="float">
            <text:p>17004.8464778821</text:p>
          </table:table-cell>
          <table:table-cell table:formula="of:=[.X317]+[.K317]" office:value-type="float" office:value="17467.8464778821" calcext:value-type="float">
            <text:p>17467.8464778821</text:p>
          </table:table-cell>
          <table:table-cell table:formula="of:=[.X317]-[.X316]" office:value-type="float" office:value="-881.592249999263" calcext:value-type="float">
            <text:p>-881.592249999263</text:p>
          </table:table-cell>
          <table:table-cell table:formula="of:=[.S317]-[.S316]" office:value-type="float" office:value="-357" calcext:value-type="float">
            <text:p>-357</text:p>
          </table:table-cell>
          <table:table-cell table:formula="of:=[.K317]-[.K316]" office:value-type="float" office:value="-78" calcext:value-type="float">
            <text:p>-7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7</text:p>
          </table:table-cell>
          <table:table-cell office:value-type="string" calcext:value-type="string">
            <text:p>Confirmado</text:p>
          </table:table-cell>
          <table:table-cell office:value-type="float" office:value="453" calcext:value-type="float">
            <text:p>453</text:p>
          </table:table-cell>
          <table:table-cell office:value-type="float" office:value="509" calcext:value-type="float">
            <text:p>509</text:p>
          </table:table-cell>
          <table:table-cell table:formula="of:=[.C318]+[.E317]" office:value-type="float" office:value="200139" calcext:value-type="float">
            <text:p>200139</text:p>
          </table:table-cell>
          <table:table-cell office:value-type="float" office:value="152838" calcext:value-type="float">
            <text:p>152838</text:p>
          </table:table-cell>
          <table:table-cell table:formula="of:=[.G317]+[.H318]" office:value-type="float" office:value="18630" calcext:value-type="float">
            <text:p>1863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805" calcext:value-type="float">
            <text:p>805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table:number-columns-repeated="6"/>
          <table:table-cell table:formula="of:=[.E318]-[.F318]-[.G318]" office:value-type="float" office:value="28671" calcext:value-type="float">
            <text:p>28671</text:p>
          </table:table-cell>
          <table:table-cell table:formula="of:=MAX([.S318]-[.K318];0)" office:value-type="float" office:value="28210" calcext:value-type="float">
            <text:p>28210</text:p>
          </table:table-cell>
          <table:table-cell table:formula="of:=[.K318]/[.S304]" office:value-type="float" office:value="0.013651978204217" calcext:value-type="float">
            <text:p>0.013651978204217</text:p>
          </table:table-cell>
          <table:table-cell table:formula="of:=[.G318]/[.E304]" office:value-type="float" office:value="0.0964036222509702" calcext:value-type="float">
            <text:p>0.09640362225097</text:p>
          </table:table-cell>
          <table:table-cell table:formula="of:=6718903-[.Y318]-[.F318]-[.G318]" office:value-type="float" office:value="6510518.27245729" calcext:value-type="float">
            <text:p>6510518.27245729</text:p>
          </table:table-cell>
          <table:table-cell table:formula="of:=NORMINV(RAND();MAX([.T320];1);MAX(0.25*[.T320];1))" office:value-type="float" office:value="36455.7275427117" calcext:value-type="float">
            <text:p>36455.7275427117</text:p>
          </table:table-cell>
          <table:table-cell table:formula="of:=[.X318]+[.K318]" office:value-type="float" office:value="36916.7275427117" calcext:value-type="float">
            <text:p>36916.7275427117</text:p>
          </table:table-cell>
          <table:table-cell table:formula="of:=[.X318]-[.X317]" office:value-type="float" office:value="19450.8810648296" calcext:value-type="float">
            <text:p>19450.8810648296</text:p>
          </table:table-cell>
          <table:table-cell table:formula="of:=[.S318]-[.S317]" office:value-type="float" office:value="-94" calcext:value-type="float">
            <text:p>-94</text:p>
          </table:table-cell>
          <table:table-cell table:formula="of:=[.K318]-[.K317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8</text:p>
          </table:table-cell>
          <table:table-cell office:value-type="string" calcext:value-type="string">
            <text:p>Confirmado</text:p>
          </table:table-cell>
          <table:table-cell office:value-type="float" office:value="349" calcext:value-type="float">
            <text:p>349</text:p>
          </table:table-cell>
          <table:table-cell office:value-type="float" office:value="483" calcext:value-type="float">
            <text:p>483</text:p>
          </table:table-cell>
          <table:table-cell table:formula="of:=[.C319]+[.E318]" office:value-type="float" office:value="200488" calcext:value-type="float">
            <text:p>200488</text:p>
          </table:table-cell>
          <table:table-cell office:value-type="float" office:value="153321" calcext:value-type="float">
            <text:p>153321</text:p>
          </table:table-cell>
          <table:table-cell table:formula="of:=[.G318]+[.H319]" office:value-type="float" office:value="18656" calcext:value-type="float">
            <text:p>18656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801" calcext:value-type="float">
            <text:p>801</text:p>
          </table:table-cell>
          <table:table-cell office:value-type="float" office:value="502" calcext:value-type="float">
            <text:p>502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9]-[.F319]-[.G319]" office:value-type="float" office:value="28511" calcext:value-type="float">
            <text:p>28511</text:p>
          </table:table-cell>
          <table:table-cell table:formula="of:=MAX([.S319]-[.K319];0)" office:value-type="float" office:value="28009" calcext:value-type="float">
            <text:p>28009</text:p>
          </table:table-cell>
          <table:table-cell table:formula="of:=[.K319]/[.S305]" office:value-type="float" office:value="0.0154914365067119" calcext:value-type="float">
            <text:p>0.015491436506712</text:p>
          </table:table-cell>
          <table:table-cell table:formula="of:=[.G319]/[.E305]" office:value-type="float" office:value="0.0961971794673473" calcext:value-type="float">
            <text:p>0.096197179467347</text:p>
          </table:table-cell>
          <table:table-cell table:formula="of:=6718903-[.Y319]-[.F319]-[.G319]" office:value-type="float" office:value="6523821.57545409" calcext:value-type="float">
            <text:p>6523821.57545409</text:p>
          </table:table-cell>
          <table:table-cell table:formula="of:=NORMINV(RAND();MAX([.T320];1);MAX(0.25*[.T320];1))" office:value-type="float" office:value="22602.424545915" calcext:value-type="float">
            <text:p>22602.424545915</text:p>
          </table:table-cell>
          <table:table-cell table:formula="of:=[.X319]+[.K319]" office:value-type="float" office:value="23104.424545915" calcext:value-type="float">
            <text:p>23104.424545915</text:p>
          </table:table-cell>
          <table:table-cell table:formula="of:=[.X319]-[.X318]" office:value-type="float" office:value="-13853.3029967967" calcext:value-type="float">
            <text:p>-13853.3029967967</text:p>
          </table:table-cell>
          <table:table-cell table:formula="of:=[.S319]-[.S318]" office:value-type="float" office:value="-160" calcext:value-type="float">
            <text:p>-160</text:p>
          </table:table-cell>
          <table:table-cell table:formula="of:=[.K319]-[.K318]" office:value-type="float" office:value="41" calcext:value-type="float">
            <text:p>4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/>
          <table:table-cell office:value-type="string" calcext:value-type="string">
            <text:p>Confirmado</text:p>
          </table:table-cell>
          <table:table-cell office:value-type="float" office:value="373" calcext:value-type="float">
            <text:p>373</text:p>
          </table:table-cell>
          <table:table-cell office:value-type="float" office:value="844" calcext:value-type="float">
            <text:p>844</text:p>
          </table:table-cell>
          <table:table-cell table:formula="of:=[.C320]+[.E319]" office:value-type="float" office:value="200861" calcext:value-type="float">
            <text:p>200861</text:p>
          </table:table-cell>
          <table:table-cell office:value-type="float" office:value="154165" calcext:value-type="float">
            <text:p>154165</text:p>
          </table:table-cell>
          <table:table-cell table:formula="of:=[.G319]+[.H320]" office:value-type="float" office:value="18691" calcext:value-type="float">
            <text:p>18691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790" calcext:value-type="float">
            <text:p>790</text:p>
          </table:table-cell>
          <table:table-cell office:value-type="float" office:value="577" calcext:value-type="float">
            <text:p>577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table:formula="of:=[.E320]-[.F320]-[.G320]" office:value-type="float" office:value="28005" calcext:value-type="float">
            <text:p>28005</text:p>
          </table:table-cell>
          <table:table-cell table:formula="of:=MAX([.S320]-[.K320];0)" office:value-type="float" office:value="27428" calcext:value-type="float">
            <text:p>27428</text:p>
          </table:table-cell>
          <table:table-cell table:formula="of:=[.K320]/[.S306]" office:value-type="float" office:value="0.0181600730179712" calcext:value-type="float">
            <text:p>0.018160073017971</text:p>
          </table:table-cell>
          <table:table-cell table:formula="of:=[.G320]/[.E306]" office:value-type="float" office:value="0.0961159706473725" calcext:value-type="float">
            <text:p>0.096115970647373</text:p>
          </table:table-cell>
          <table:table-cell table:formula="of:=6718903-[.Y320]-[.F320]-[.G320]" office:value-type="float" office:value="6515757.40774707" calcext:value-type="float">
            <text:p>6515757.40774707</text:p>
          </table:table-cell>
          <table:table-cell table:formula="of:=NORMINV(RAND();MAX([.T320];1);MAX(0.25*[.T320];1))" office:value-type="float" office:value="29712.5922529314" calcext:value-type="float">
            <text:p>29712.5922529314</text:p>
          </table:table-cell>
          <table:table-cell table:formula="of:=[.X320]+[.K320]" office:value-type="float" office:value="30289.5922529314" calcext:value-type="float">
            <text:p>30289.5922529314</text:p>
          </table:table-cell>
          <table:table-cell table:formula="of:=[.X320]-[.X319]" office:value-type="float" office:value="7110.16770701639" calcext:value-type="float">
            <text:p>7110.16770701639</text:p>
          </table:table-cell>
          <table:table-cell table:formula="of:=[.S320]-[.S319]" office:value-type="float" office:value="-506" calcext:value-type="float">
            <text:p>-506</text:p>
          </table:table-cell>
          <table:table-cell table:formula="of:=[.K320]-[.K319]" office:value-type="float" office:value="75" calcext:value-type="float">
            <text:p>7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2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1"/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2021-01-21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22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23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24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25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26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27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28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29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30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1-31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1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2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4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5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6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7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8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09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1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2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3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4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5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6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7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8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19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0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1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2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3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4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5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6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7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2-28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2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3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4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2021-03-09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0"/>
          <table:table-cell table:style-name="Default" table:number-columns-repeated="2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3:20:27.471042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6T10:03:26.576152230</meta:creation-date>
    <dc:date>2021-03-15T13:23:20.371959323</dc:date>
    <meta:editing-duration>PT2H11M12S</meta:editing-duration>
    <meta:editing-cycles>26</meta:editing-cycles>
    <meta:generator>LibreOffice/7.0.3.1$Linux_X86_64 LibreOffice_project/00$Build-1</meta:generator>
    <meta:document-statistic meta:table-count="1" meta:cell-count="12877" meta:object-count="0"/>
  </office:meta>
</office:document-meta>
</file>